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衛鍼</text:span><text:s/>  |  2014.12.31 23:22   |   <text:a xlink:type="simple" xlink:href="http://palinfo.habago.org/Entry?Command=Information_PrintForum&amp;iPage=346#FORUM33474"><text:span text:style-name="T2">#</text:span></text:a></text:p>
      <text:p text:style-name="P2">誰不知道台灣政治已經扭曲是非？但重點是人們從來不在意，繼續以充斥顏色及政治語言為樂。就像沒有病識感的病人自認為很正常，還認為其他人都有病一樣。</text:p>
      <text:p text:style-name="P1"><text:span text:style-name="T1">魏福全</text:span><text:s/>  |  2014.12.31 21:27   |   <text:a xlink:type="simple" xlink:href="http://palinfo.habago.org/Entry?Command=Information_PrintForum&amp;iPage=346#FORUM33473"><text:span text:style-name="T2">#</text:span></text:a></text:p>
      <text:p text:style-name="P3">河馬阿河<text:span text:style-name="T3">(</text:span>小學五年級學生的詩<text:span text:style-name="T3">)<text:line-break/><text:line-break/></text:span>河馬阿河悲傷的哭了<text:span text:style-name="T3"><text:line-break/></text:span>因為牠從貨車上摔下去兩次<text:span text:style-name="T3"><text:line-break/></text:span>牠的牙齒斷了<text:span text:style-name="T3"><text:line-break/></text:span>牠的心四分五裂<text:span text:style-name="T3"><text:line-break/></text:span>我希望虛弱的牠<text:span text:style-name="T3"><text:line-break/></text:span>可以安全的抵達天堂<text:span text:style-name="T3"><text:line-break/></text:span>而在天上保佑其他的河馬<text:span text:style-name="T3"><text:line-break/></text:span>可以生活的快快樂樂</text:p>
      <text:p text:style-name="P1"><text:span text:style-name="T1">曉冬</text:span><text:s/>  |  2014.12.31 20:27   |   <text:a xlink:type="simple" xlink:href="http://palinfo.habago.org/Entry?Command=Information_PrintForum&amp;iPage=346#FORUM33471"><text:span text:style-name="T2">#</text:span></text:a></text:p>
      <text:p text:style-name="P2">王丹的原文是：「如果襲胸的是王炳忠，我應该不會太意外。」<text:span text:style-name="T3"><text:s/></text:span>「<text:span text:style-name="T3">“</text:span>不好色<text:span text:style-name="T3">”</text:span>才是人格缺陷。」<text:span text:style-name="T3"><text:line-break/><text:line-break/></text:span>難到王丹以為襲胸是好色，不是<text:span text:style-name="T3">Sexual Harassment? <text:line-break/></text:span>難道堂堂台灣清大校長看不到台灣政治已蒙蔽扭曲了是非？<text:span text:style-name="T3"><text:line-break/><text:line-break/>-----------------------------------------------<text:line-break/></text:span>掰掰王丹？<text:span text:style-name="T3"><text:s/></text:span>清大校長：學術歸學術<text:span text:style-name="T3"><text:line-break/></text:span>【聯合晚報╱記者王彩鸝╱即時報導】<text:span text:style-name="T3"><text:line-break/>2014.12.31 01:46 pm<text:line-break/></text:span>網友在臉書成立「掰掰王丹」專頁。取自臉書。<text:span text:style-name="T3"><text:line-break/></text:span>臉書上發起「王丹掰掰」社群，訴求「我是台灣人，我想請王丹先生離開台灣」；民進黨立委許智傑上午在立法院教育文化委員會質詢時，關切清大是否會續聘王丹，教育部長吳思華和清大校長賀陳弘都回答說，「學術歸學術，政治歸政治」。<text:span text:style-name="T3"><text:line-break/></text:span>許智傑表示，吳思華上任後說要改變「重理工輕人文」現象，人文是要塑造價值，包括民主的價值，只要學術有一般水準，是否該讓具有民主價值的學者留在台灣，可以堅固及守護台灣的民主價值。<text:span text:style-name="T3"><text:line-break/></text:span>清大該不該續聘王丹？教育部長吳思華<text:span text:style-name="T3">(</text:span>左<text:span text:style-name="T3">) </text:span>和清大校長賀陳弘都說，「政治歸政治，學術歸學術」。記者王彩鸝／攝影<text:span text:style-name="T3"><text:line-break/></text:span>吳思華說，大學聘用教職都是以學術為考量，「政治歸政治，學術歸學術」；賀陳弘也說，他的立場部長立場一樣，清大非常重視學術，教師聘任主要是以學術為考量。<text:span text:style-name="T3"><text:line-break/></text:span>王丹在清大人文社會學院擔任客座助理教授，日前陳為廷涉襲胸事件，王丹在臉書上說「不好色才不正常」，引起部分網友不滿，在臉書上發起「王丹掰掰」專頁，目前有<text:span text:style-name="T3">4800 </text:span>名網友按讚。</text:p>
      <text:p text:style-name="P1"><text:span text:style-name="T1">鄭啟承</text:span><text:s/>  |  2014.12.31 12:11   |   <text:a xlink:type="simple" xlink:href="http://palinfo.habago.org/Entry?Command=Information_PrintForum&amp;iPage=346#FORUM33470"><text:span text:style-name="T2">#</text:span></text:a></text:p>
      <text:p text:style-name="P4"><text:span text:style-name="T1">流氓鳥影片在此</text:span>:<text:line-break/><text:line-break/>http://goo.gl/BNSA21</text:p>
      <text:p text:style-name="P1"><text:span text:style-name="T1">鄭啟承</text:span><text:s/>  |  2014.12.31 12:03   |   <text:a xlink:type="simple" xlink:href="http://palinfo.habago.org/Entry?Command=Information_PrintForum&amp;iPage=346#FORUM33469"><text:span text:style-name="T2">#</text:span></text:a></text:p>
      <text:p text:style-name="P2">原來我被陳叔叔給騙了，人家紅面番鴨搞不好視力很正常，只是流氓氣重了一點，看到人就想斥喝，就像一種叫作鵜鶘的鳥一樣<text:span text:style-name="T3">(</text:span>童畫故事中的送子鳥<text:span text:style-name="T3">)</text:span>，長得鳥模鳥樣，但根本是流氓，見人就想啄，耍大牌。網路上有個影片，也是動物園吧，一隻鵜鶘走在人行道上，兩手<text:span text:style-name="T3">(?)</text:span>背在背後，大搖大擺踏步前進，一面走還左瞧右瞧，像大官出巡那樣，見到人就斥喝一番，一路的大人小孩只能閃避，把路讓出來給牠走。咱的柯大帥市長別的沒有，這鵜鶘氣倒是像得十足十。<text:span text:style-name="T3"><text:line-break/><text:line-break/></text:span>我不經考證就把這知識歸給動物園其實也只是說，動物園裡提供的那些知識其實是十分淺薄的，<text:span text:style-name="T3">(</text:span>在我看<text:span text:style-name="T3">)</text:span>除了趣味性之外無啥意義，有些甚至就和自己想像或道聽途說的差不多，特別是一些我們根本理解不深的動物。有些動物知識說好聽是一種推論，說難聽一點也不過是用猜的，把一些有限的科學證據用普通常識給延伸一下，就自圓其說起來了。這或許不是動物園的錯，而是整個生物學大概就是這樣，科技進展飛快，對有些事物的理解確實是多少有進步的，你若回過頭看看五十年或一百年前人們對動物的許多描述和理解，可能會笑倒在地上爬不起來。換句話說今日正經八百的所謂動物知識或常識，過了一個世紀後可能也只是一場笑話。<text:span text:style-name="T3"><text:line-break/><text:line-break/></text:span>即便如此，教授動物知識還是很重要，我覺得。但動物園在這方面做得顯然很有限，品質也不太好，台灣的動物園更是如此，許多資訊和知識其實都沒有更新，恐怕落後一般常識二十年，大概都不看網路或不看科學新知吧。要說動物園有什麼教育功能，教教小孩可以吧<text:span text:style-name="T3"><text:s/>(</text:span>講好聽是教，講難聽是騙，騙騙小孩子<text:span text:style-name="T3">)</text:span>。但像我這樣的成年人除非是對動物無知到極點，才會期待動物園能扮演什麼教育角色。<text:span text:style-name="T3"><text:line-break/><text:line-break/></text:span>至於說動物園扮演復育甚至諾亞方舟的角色，這說詞應該不陌生，所謂諾亞方舟是說有些物種在野外已經滅絕，唯一僅存少數個體在動物園中。不論這些個體是長久之前就已在該動物園的展示動物的後代，或是該園發現該動物瀕臨絕種時出手<text:span text:style-name="T3">"</text:span>搶救<text:span text:style-name="T3">"</text:span>來的，動物園或擁護者總是說他們是這些動物在地球上唯一的庇護所了，日後也許就得靠這些僅存的個體來野放到大自然中。這說法其實是有點不老實的，因為就算動物園算不上物種滅絕的一個幫兇，它也絕對稱不上是什麼保育先鋒，動物園成立的宗旨就是靠動物賺錢。現實上或許確實有些動物僅存留在特定動物園中，但把自己化身成什麼諾亞方舟也未免太吃人互腐了。再說復育應該交由專業的復育機構來做，動物園的性質本就是取悅人們來營利，怎麼可能心無旁騖來做復育，做生意這樣做未免也太不務正業了，賺錢就該好好賺，那才叫公司。<text:span text:style-name="T3"><text:line-break/><text:line-break/></text:span>一家公司經營得不錯，有天捐款給弱勢兒童，隔天就說自己是兒福團體了，這豈不可笑<text:span text:style-name="T3">?<text:line-break/><text:line-break/></text:span>但現代動物園大多是這樣，大概是被大家罵到怕了，為了博取大眾好感，無不努力轉變企業形象，插手所謂保育復育教育事業，讓自己看起來不那麼<text:span text:style-name="T3">”</text:span>邪惡<text:span text:style-name="T3">”</text:span>，看起來也像為世上生物存續盡一份心力的大使。但插再多手也只是副業，它不可能改變它的本業。</text:p>
      <text:p text:style-name="P1"><text:span text:style-name="T1">陳真</text:span><text:s/>  |  2014.12.31 09:52   |   <text:a xlink:type="simple" xlink:href="http://palinfo.habago.org/Entry?Command=Information_PrintForum&amp;iPage=346#FORUM33468"><text:span text:style-name="T2">#</text:span></text:a></text:p>
      <text:p text:style-name="P3">啟承，<text:span text:style-name="T3"><text:line-break/><text:line-break/></text:span>紅面番鴨看人大小眼的故事是我瞎掰的。動物園當然不會提供這種瞎掰知識。在我可能還沒上小學三年級之前，我就瞎掰了這個生物學知識，四處欺騙同學，唱作俱佳做鴨走路狀，博君一笑。<text:span text:style-name="T3"><text:line-break/><text:line-break/></text:span>但我的瞎掰其實有所本，只是我不太記得，只是隱約有個印象，在一本以漫畫呈現的童話書上，講到有些動物或有些鴨<text:span text:style-name="T3">(</text:span>是否紅面或黑面番鴨我就不知道了<text:span text:style-name="T3">)</text:span>，看出去的世界是與實物尺寸大小不同的，往往會縮小。<text:span text:style-name="T3"><text:line-break/><text:line-break/></text:span>因為小時候生活環境的關係，我常接觸雞鴨牛羊豬馬猴，特別注意到有一種鴨，臉紅紅，小小隻，走起路來卻大無畏，搖搖擺擺神氣得很。<text:span text:style-name="T3"><text:line-break/><text:line-break/></text:span>有一回，看到一隻紅面番鴨也是這樣搖搖擺擺大無畏走向一個入侵其地盤的五、六歲小娃。小娃比鴨體積大得多，打起架來，鴨準輸無疑。但小娃卻嚇得屁滾尿流喊娘，而紅面番鴨卻一路搖搖擺擺逼近敵人。<text:span text:style-name="T3"><text:line-break/><text:line-break/></text:span>我那時心裏想，這紅面番鴨真不知死活，牠不知道自己根本不夠人家踢一腳嗎？別說一隻，一個打你十隻都能打。但紅面番鴨卻如此神氣大無畏，所以我就瞎掰了這個生物學知識說紅面番鴨看到的世界縮小成三分之一，所以一個<text:span text:style-name="T3">90</text:span>公分高的娃，縮得只剩<text:span text:style-name="T3">27</text:span>分之一的體積，把人家當成小雞看了，難怪如此神氣。<text:span text:style-name="T3"><text:line-break/><text:line-break/></text:span>故事原委便是如此，在此揭密大公開，是俺瞎掰，不是動物園提供的生物資訊有誤。大家下回考生物學時，可別亂作答。<text:span text:style-name="T3"><text:line-break/><text:line-break/></text:span>至於實情如何不得而知。這種鴨是不是真的一眼望去世界全縮水，盡可睥睨天下，我不清楚，當然也不在乎。我只是瞎掰一些故事來騙小孩一個笑。我的姪女侄子們都聽過我的這道生物學知識，不知道他們長大後有沒有恍然大悟原來是被叔叔騙了。<text:span text:style-name="T3"><text:line-break/><text:line-break/></text:span>至於你說，<text:span text:style-name="T3">"</text:span>動物園是諾亞方舟或扮演擦屁股角色的說詞，經常聽到<text:span text:style-name="T3">"</text:span>，我倒是很訝異，因為我從未聽聞，而且也沒法想像這樣一種遠離事實的理由，更不用說<text:span text:style-name="T3"><text:s/>"</text:span>經常聽到<text:span text:style-name="T3">"</text:span>。是我孤陋寡聞嗎？</text:p>
      <text:p text:style-name="P5"/>
      <text:p text:style-name="P1"><text:span text:style-name="T1">陳真</text:span><text:s/>  |  2014.12.31 09:24   |   <text:a xlink:type="simple" xlink:href="http://palinfo.habago.org/Entry?Command=Information_PrintForum&amp;iPage=347#FORUM33467"><text:span text:style-name="T2">#</text:span></text:a></text:p>
      <text:p text:style-name="P3">十幾年前，也是有關動保的事，我寫了一個很長系列的文字叫<text:span text:style-name="T3"><text:s/>"</text:span>進步青年與愛心媽媽<text:span text:style-name="T3">"</text:span>。因為我發現，大約總是有這樣兩種聲音，理應互不衝突，但卻往往講得好像非此即彼。<text:span text:style-name="T3"><text:line-break/><text:line-break/></text:span>愛心媽媽很喜歡講愛心談溫馨，這類東西其實只能拿來自言自語，沒法拿來當成一種議論。議論之，只是貶低之。但愛心媽媽卻老是喜歡以這樣一種唯心的愛、溫馨、美、感動等等，來指摘他人對於問題本身的種種<text:span text:style-name="T3"><text:s/>"</text:span>冷血<text:span text:style-name="T3">" </text:span>或說<text:span text:style-name="T3"><text:s/>"</text:span>冷靜<text:span text:style-name="T3">" </text:span>的理性議論。<text:span text:style-name="T3"><text:line-break/><text:line-break/></text:span>進步青年則剛好相反，談起問題非得套理論講本質談分析不可；對於愛心媽媽那樣一種<text:span text:style-name="T3"><text:s/>"</text:span>只會餵貓救狗<text:span text:style-name="T3">" </text:span>的作法十分鄙夷。<text:span text:style-name="T3"><text:line-break/><text:line-break/></text:span>可是，這兩種聲音並不衝突，而且互為表裏；沒有愛，道理何用？同樣地，愛能談嗎？談事情當然只能講道理而不是比賽交心比賽寫作文談溫馨。愛與溫馨云云，只是自言自語的題材，而非議論事物的理由與憑據。<text:span text:style-name="T3"><text:line-break/><text:line-break/></text:span>就如我從小與妓女戶的妓女們頗有一番深厚感情<text:span text:style-name="T3">(</text:span>因為家就住在台灣歷史上最大的一個紅燈區裏<text:span text:style-name="T3">)</text:span>，但是，妓女戶廢不廢，卻與我看不見、無法言喻的愛與溫馨無關，它只能自語，上不了研討會章程。當然，討論廢不廢娼的同時，也別把內在看不見的東西全掃進垃圾桶。<text:span text:style-name="T3"><text:line-break/><text:line-break/></text:span>國內外，我老喜歡往動物園跑，說去玩，但經常變成一種考察。留下最好印象的是澳洲。但這印象自然也只是一種愛心爸爸的印象。<text:span text:style-name="T3"><text:line-break/><text:line-break/></text:span>例如澳洲海豚表演。海豚很聰明，每天表演人類教牠的各種把戲來慰安一批又一批的遊客，在不斷反覆的萍水相逢之間了結一生，再與大海無緣。<text:span text:style-name="T3"><text:line-break/><text:line-break/></text:span>表演後，我注意到一些海豚被驅趕回後院一個小水池，牠就窩在角落一動也不動，等著下一場次的遊客上場。<text:span text:style-name="T3"><text:line-break/><text:line-break/></text:span>我當然不會說這裏頭一無是處，但我也不至於光是以一己之爽或唯心的私密之物所謂美啊愛的，來取代或反駁對於事物應有的理性思維。<text:span text:style-name="T3"><text:line-break/><text:line-break/></text:span>當然不是說私密感受不能提，但私密畢竟是私密，不是一種理由。把私密感受當理由，只是貶低私密之物的神聖性。<text:span text:style-name="T3"><text:line-break/><text:line-break/></text:span>同理，理性議論自然也不意味著私密的美原來如此醜陋不堪，所以愛心媽媽愛心爸爸們倒也不用緊張。<text:span text:style-name="T3"><text:line-break/><text:line-break/></text:span>就如當人們反對寵物店藉著繁殖所謂名貴狗謀利時，這時候，你跟可愛狗狗們的溫馨與美麗，其實是抬不上會議章程的。同理，反對養殖貓狗謀利，當然也不是說這些貓狗全是醜八怪，也不是說凡是購買這種貓狗的全是混蛋王八蛋，更不是說你和這些買來的貓狗之間的感情也是用金錢買來的。</text:p>
      <text:p text:style-name="P1"><text:span text:style-name="T1">隆誌</text:span><text:s/>  |  2014.12.31 08:50   |   <text:a xlink:type="simple" xlink:href="http://palinfo.habago.org/Entry?Command=Information_PrintForum&amp;iPage=347#FORUM33466"><text:span text:style-name="T2">#</text:span></text:a></text:p>
      <text:p text:style-name="P2"><text:span text:style-name="T3">to </text:span>朝聖<text:span text:style-name="T3"><text:line-break/><text:line-break/></text:span>看來我真的誤解你的意思了，因為我從另一種角度切入。實在很抱歉。</text:p>
      <text:p text:style-name="P1"><text:span text:style-name="T1">曉冬</text:span><text:s/>  |  2014.12.31 05:34   |   <text:a xlink:type="simple" xlink:href="http://palinfo.habago.org/Entry?Command=Information_PrintForum&amp;iPage=347#FORUM33465"><text:span text:style-name="T2">#</text:span></text:a></text:p>
      <text:p text:style-name="P3">我喜歡真善和<text:span text:style-name="T3">“</text:span>美<text:span text:style-name="T3">”</text:span>，像现在冬天的<text:span text:style-name="T3"><text:s/>--- </text:span>凄美，我也很喜歡。<text:span text:style-name="T3"><text:line-break/><text:line-break/></text:span>那天經過市中心，看到一群人，在路旁安静的站着，舉着反戰的標語，天氣那麼冷，好像冬天里枯黄的蘆葦<text:span text:style-name="T3">, </text:span>遇風也不倒，我覺得很<text:span text:style-name="T3">-----</text:span>凄美。<text:span text:style-name="T3"><text:line-break/><text:line-break/></text:span>絕大多数的美國人民是反戰的。<text:span text:style-name="T3"><text:line-break/><text:line-break/></text:span>好莱坞式的腐败在這里好像没有台灣離的近。王丹在台灣成了民主英雄，在美國人引以為耻的垃圾堆里，替台灣人找借口，還真有人吃這套垃圾大餐，所以他可以在台灣呼風喚雨，輕輕鬆鬆的就找到了他的生存之道。<text:span text:style-name="T3"><text:line-break/><text:line-break/>To </text:span>世主：<text:span text:style-name="T3"><text:line-break/>Wow, it’s so deep, I never knew or thought of it. Thank you for sharing. </text:span></text:p>
      <text:p text:style-name="P1"><text:span text:style-name="T1">楊世主</text:span><text:s/>  |  2014.12.31 03:44   |   <text:a xlink:type="simple" xlink:href="http://palinfo.habago.org/Entry?Command=Information_PrintForum&amp;iPage=347#FORUM33464"><text:span text:style-name="T2">#</text:span></text:a></text:p>
      <text:p text:style-name="P2">給曉冬，<text:span text:style-name="T3"><text:line-break/><text:line-break/></text:span>如果那些表演的海豚都是像瀕死的流浪狗一樣被救回來的，那我也會很感動，可惜全世界擱淺的傷病海豚救活機率幾乎是零，水族館為了生計幾乎都是抓回來的、活生生從海豚媽媽身邊搶回來的，甚至在小海豚面前把媽媽殺死<text:span text:style-name="T3">. </text:span>我一位日本的海豚訓練師朋友說，這樣抓回來的海豚不太聽話，比較叛逆，甚至會攻擊訓練師，行為怪異孤僻<text:span text:style-name="T3">. </text:span>圈養海豚還有很多悲慘的內幕，這些事想來痛苦，我已很久不去想了<text:span text:style-name="T3">. <text:line-break/><text:line-break/></text:span>因為工作，我去過很多國家的水族館，每一次水族館的人都會邀請我到前場看表演，但我都婉拒，因為我會難過得想哭<text:span text:style-name="T3">. </text:span>為什麼？因為我看過野生海豚，野生海豚在浩瀚海面狂舞跳躍的生命力非常的強大，在海上牠們就像君王一樣，威風、狂野、生氣勃勃，整群海豚齊聚綿延好幾平方公里，陣列有如天兵天將不可一世；但是在水族館，我見到的是一個君王淪為乞丐，為了食物而極力討好人類，所以那些天生不會做的動作都願意做了，像高空跳圈、頂人出水、讓人騎背、或讓人擁抱、親吻等等，我相信如果妳也見過野生的海豚，一定也會為水族館的海豚難過得想哭<text:span text:style-name="T3">.<text:line-break/><text:line-break/></text:span>而<text:span text:style-name="T3">1930</text:span>年就入住的老魚，我倒覺得牠像柯波拉電影裡的吸血鬼德古拉公爵，想死卻死不了，千百年來活生生被逼著看著冰冷單調的世界，很孤獨，也許<text:span text:style-name="T3">1930</text:span>年前的野外牠曾有個伴，有群死黨，有很多種美味活跳跳的鮮食可追，如今卻落得被抓下場，不知年日地來來回回來來回回在沒有春夏秋冬的缸裡等著飼料緩緩落下<text:span text:style-name="T3">. </text:span>我覺得這樣的日子好悲慘，有人說煤坑的礦工是埋了還沒死的人，這不也像極了那些血汗工廠裡沒日沒夜的工人？<text:span text:style-name="T3"><text:line-break/><text:line-break/></text:span>我期待將來的動物園或水族館能做到零購買零捕抓、只展示救援成功活下來的動物，並好好珍惜得來不易的珍貴生命，我想這應該也是慶輝對動物園的期許吧？</text:p>
      <text:p text:style-name="P1"><text:span text:style-name="T1">張紀庠</text:span><text:s/>  |  2014.12.31 02:00   |   <text:a xlink:type="simple" xlink:href="http://palinfo.habago.org/Entry?Command=Information_PrintForum&amp;iPage=347#FORUM33463"><text:span text:style-name="T2">#</text:span></text:a></text:p>
      <text:p text:style-name="P3"><text:span text:style-name="T3">2014</text:span>以至年底，<text:span text:style-name="T3">2015</text:span>即將到來，特別來此報一個明年值得期待的事<text:span text:style-name="T3"><text:line-break/></text:span>泰倫馬力克的新片《<text:span text:style-name="T3">Knight of Cups</text:span>》要在第<text:span text:style-name="T3">65</text:span>屆的柏林影展首映，也就是說，明年我們又可以在大螢幕看到泰倫馬利克的新作品了！！<text:span text:style-name="T3"><text:line-break/></text:span>我看了一下演出的演員，感到一則喜一則憂，這次的新片又請了許多的好萊屋影星來演，衝著這點一定會在全台上映，喜的是上映的檔期應該會比較長些，憂的是觀影品質的低下程度也是可以預想的<text:span text:style-name="T3">...</text:span>。<text:span text:style-name="T3"><text:line-break/><text:line-break/>============<text:line-break/>http://goo.gl/zXhHE8<text:line-break/></text:span>（預告片）</text:p>
      <text:p text:style-name="P1"><text:span text:style-name="T1">曉冬</text:span><text:s/>  |  2014.12.31 01:30   |   <text:a xlink:type="simple" xlink:href="http://palinfo.habago.org/Entry?Command=Information_PrintForum&amp;iPage=347#FORUM33462"><text:span text:style-name="T2">#</text:span></text:a></text:p>
      <text:p text:style-name="P2">我去芝加哥的水族館参觀，感動的想哭。有一條被照顧的好好的魚從<text:span text:style-name="T3">1930 </text:span>年就在這水族館里活到现在。看海豚表演，就简短的几个动作，大部分的時間是告诉小朋友要如何爱護动物，大標题是<text:span text:style-name="T3"><text:s/>”One World“</text:span>，還放了一長段錄影，叙述那里有一個饲养員是如何将他遇见的一個又瘦又弱的流浪狗叫<text:span text:style-name="T3">Max</text:span>，帶回家養成黑毛發亮的大狗，影片放完，<text:span text:style-name="T3">Max</text:span>出現，大家起立鼓掌，看看<text:span text:style-name="T3">Max </text:span>现在是一個多麼健康又快樂的狗。還當场示範對待海豚和對待狗是一樣的，不時的親親抱抱，好像一個人類的小孩，是要有多大的耐心和爱心啊。我看海豚表演的感觉是，他們（人和海豚）一起在水里高興的游着玩着笑着，不時炫耀的亮幾招，似乎很神氣的對爱他們的人類說：看我多棒！<text:span text:style-name="T3"><text:line-break/><text:line-break/></text:span>台灣现象，我很多都不懂，但是台灣為什麼，什麼都<text:span text:style-name="T3"><text:s/>”</text:span>悲情<text:span text:style-name="T3">“</text:span>！</text:p>
      <text:p text:style-name="P1"><text:span text:style-name="T1">鄭啟承</text:span><text:s/>  |  2014.12.31 00:55   |   <text:a xlink:type="simple" xlink:href="http://palinfo.habago.org/Entry?Command=Information_PrintForum&amp;iPage=347#FORUM33461"><text:span text:style-name="T2">#</text:span></text:a></text:p>
      <text:p text:style-name="P3">所謂動物園是諾亞方舟或扮演擦屁股角色的說詞，經常聽到，但概念上這說法不但說不通，而且是有點可惡的，假若美國這樣不斷侵略轟炸屠殺其他國家下去，有一天把全球人口都快殺光了，除了美國全世界盡剩焦土，於是大家別無選擇只能住進美國國土，這時候人們說這也沒辦法，美國這時是在扮演諾亞方舟的角色，是在替以前的自己擦屁股，別忘了它還好心收留無依無靠的人類喔，所以美國有其無可取代的價值。身為一個人類聽到這說法你作何感想<text:span text:style-name="T3">? <text:line-break/><text:line-break/></text:span>身為一個人類恐怕會很不爽這一說，但對動物我們就不那麼有同理心了，放眼望去今日世上許多動物生存的困境，當然都是我們一手造成，牠們是人類各種慾望下的犧牲品，而動物園正是這些慾望集大成後濃縮之表現，動物園三個字拆開來寫就是掌控炫耀欣賞野心比較競爭貪婪政治操弄欺瞞，另外再加上一個大寫的字<text:span text:style-name="T3">: </text:span>錢。<text:span text:style-name="T3"><text:line-break/><text:line-break/></text:span>至於什麼教育，少來了，騙騙小孩子還可以，有念過點生物學的人就知道動物園裡哪有什麼狗屁動物知識<text:span text:style-name="T3">? </text:span>那些鎖碎的<text:span text:style-name="T3">”</text:span>知識<text:span text:style-name="T3">”</text:span>比如什麼非洲象亞洲象誰耳朵比較大誰比較兇、什麼台灣黑熊脖子有一圈蓬鬆的鬃毛喔和其他黑熊不一樣喔、比如什麼白色的老虎是白子喔，是基因造成的喔、什麼黑猩猩住在非洲紅毛猩猩住在亞洲，兩個不一樣喔、什麼紅面番鴨眼睛長得很奇怪，看東西都變得很小喔所以牠都以為自己很偉大很了不起喔<text:span text:style-name="T3">…</text:span>這樣的一些零零碎碎的東西能有什麼教育意義<text:span text:style-name="T3">? </text:span>少蓋了。我知道西方的動物園當然<text:span text:style-name="T3">”</text:span>教育<text:span text:style-name="T3">”</text:span>得深入一點，但再深入那也算不上教育。動物學如果是這樣幼稚的一種東西，那我都可以當動物學家了。<text:span text:style-name="T3"><text:line-break/><text:line-break/></text:span>再說保育，所謂諾亞方舟，動物園的擁護者最喜歡這樣講了，國內外各動物園無不努力在這方面撥經費作文章，但動物園如果真的在乎保育，那其實應該把園內的動物趕快能野放的野放，不能野放的就好好照顧到終老，最後關門大吉，這才是為保育盡一份心力。實際上呢<text:span text:style-name="T3">?<text:line-break/><text:line-break/></text:span>想為動物園說話的人最好還是想清楚再說，像我就蠻想替動物園說話的，對我來說動物園就是好玩。我喜歡去動物園，但我不會因為我喜歡動物園就說它的存在有什麼偉大的教育或保育功能，那太扯了，<text:span text:style-name="T3">shopping</text:span>是一回事，我愛買什麼東西就買，但我可不會笨到去相信廣告。<text:span text:style-name="T3"><text:line-break/><text:line-break/></text:span>當然我指的都是概念上的事實，並不是說實際上動物園完全沒有它所說的教育或保育上的貢獻，我們當然可以舉出很多動物園除了供遊客遊玩之外，實際上很難否認的必要角色，比如說有些生物其實在野外早就滅絕了，僅在少數幾個動物園中留有個體存活，也只有這些動物園才有足夠的經驗和設備讓該物種存續。又如動物園的飼育員因為有大量實際第一線接觸動物的經驗，因此有些保育團體會選擇和動物園合作，進行某些研究或復育計劃。但這一切都只是一種現實上的妥協和折衝，畢竟各種不同屬性的組織雖然屬性不同，但不可能是全然的敵人或戰友，有時候需要一起合作。而且重點是若將動物本身的福祉擺在第一位時，有時候你當然要同時借重各種機構的力量才能滿足之，比如借用動物園的設備或人力或經驗等等，這時動物擺第一，敵我擺第二。<text:span text:style-name="T3"><text:line-break/><text:line-break/></text:span>但這一切都和動物園之概念無涉，動物園其實是人類的園，是咱的樂園，並不是動物的。動物園就是動物的牢籠，是展示取悅我們的場所，硬要否認這一點是很奇怪的。動物園若是蓋來教育和保育的，那何不乾脆關門不見客，招收學生，只接待師生和保育團體就好了，有這種動物園嗎<text:span text:style-name="T3">?<text:line-break/><text:line-break/></text:span>動物園無論公立私立，無非就是要賺錢。主事者除了賺錢，有時為了面子或政治因素，更是野心勃勃、處心積慮想要擴張規模或網羅更多珍禽異獸，對遊客或對園方口袋都是好事啦，對被抓來的動物可就是一場惡夢了。<text:span text:style-name="T3"> <text:line-break/><text:line-break/></text:span>認清動物園的本質並不是什麼壞事，唯有認清它我們才有辦法在極其有限的範圍內為所有的動物<text:span text:style-name="T3"><text:s/>(</text:span>包括人類<text:span text:style-name="T3">) </text:span>謀最大福祉。在這世上本就很難從根本上去行什麼善或解決什麼問題，否則包括動物在內的一切問題我們若問到最後都是如珍古德說的人口問題，若人口不是那麼多，地球會那麼累嗎<text:span text:style-name="T3">? </text:span>可是難道我們要鼓勵每個人都去結紮<text:span text:style-name="T3">? </text:span>或是鼓勵消滅過剩人口<text:span text:style-name="T3">?<text:line-break/><text:line-break/></text:span>先說這樣，不過我對動物園也沒什麼好說的了，畢竟別說做，我連所知也無幾，還是儘量少說。我想說的只是動物園就是動物園，喜歡動物園的就去喜歡，動物園大可不必遮遮掩掩，大家說到底都要賺錢，門路各有不同罷了。唯一就是我們都得遵守基本的商業道德；台灣各種動物園裡動物的痛苦和悲劇卻並不是因為動物園的存在本身，而是因為我們不在乎飼養動物的各種專業知識和程序，或者說我們根本不在乎動物本身。一個好的社會把各種形式的生命的悲歡當一回事，人們守各種規矩的初衷在此。而在台灣，我們顯然完全不把自己以外的任何生命當一回事。</text:p>
      <text:p text:style-name="P1"><text:span text:style-name="T1">陳真</text:span><text:s/>  |  2014.12.31 00:41   |   <text:a xlink:type="simple" xlink:href="http://palinfo.habago.org/Entry?Command=Information_PrintForum&amp;iPage=347#FORUM33460"><text:span text:style-name="T2">#</text:span></text:a></text:p>
      <text:p text:style-name="P2"><text:span text:style-name="T3">Kate</text:span>，<text:span text:style-name="T3"><text:line-break/><text:line-break/></text:span>任何人喜歡什麼電影是他的自由，我不喜歡當然也是我的自由。喜不喜歡是沒法勉強的。<text:span text:style-name="T3"><text:line-break/><text:line-break/></text:span>我只是不希望因為你把我扯進來，很容易讓人誤會我喜歡<text:span text:style-name="T3"><text:s/>"</text:span>少年<text:span text:style-name="T3">pi" </text:span>那樣的爛片。<text:span text:style-name="T3"><text:line-break/><text:line-break/></text:span>臥虎藏龍或色戒或綠巨人，我都喜歡，李安拍通俗片沒問題，一涉及故做藝術狀，我就沒法忍受了。<text:span text:style-name="T3"><text:line-break/><text:line-break/></text:span>我討厭好萊塢電影，當然純粹就只因為一個字：醜！簡單說就是毫無藝術價值可言，低能醜陋到爆；跟它挺不挺美國或充當美國喉舌，會有什麼關連？我怎麼可能會有那麼沒水準的想法？<text:span text:style-name="T3"><text:line-break/><text:line-break/></text:span>任何作品要挺誰或當誰的喉舌有什麼關係？只要它夠美，夠藝術，它挺撒旦我都沒意見。我沒有那麼沒水準，怎麼會用那樣一種政治標準去看待藝術。<text:span text:style-name="T3"><text:line-break/><text:line-break/></text:span>至於其它任何個人問題，我自然不會樂意接受詢問。我要不要出版什麼書，我自己想講就會講，但它不是一種討論話題。<text:span text:style-name="T3"><text:line-break/><text:line-break/></text:span>我並不想對你不客氣，但其實根本沒有人知道你是誰，而你也表明你不願曝光，所以沒有人可以對一個空洞的符號不客氣。<text:span text:style-name="T3"><text:line-break/><text:line-break/></text:span>選擇匿名是你的自由。但是，我再重申一次，不管匿名或露名，請不要針對<text:span text:style-name="T3"><text:s/>"</text:span>個人<text:span text:style-name="T3">" </text:span>進行任何批評指教或任何論定或推論或想像或指涉等等等。<text:span text:style-name="T3"><text:line-break/><text:line-break/></text:span>再有違規，我就直接刪除<text:span text:style-name="T3">,</text:span>畢竟任何人都沒有義務或甚至被迫得去為自己澄清。<text:span text:style-name="T3"><text:line-break/><text:line-break/></text:span>至於你對我的一切評價，全是極度扭曲，甚至荒唐，難道我要一一去向大眾表白與澄清，證明我根本不是那樣的人，也不曾有那樣的想法？問題是，這樣一種有關個人的事物，有可能澄清嗎？再說，別人有義務去忍受或被迫得去回應這樣一種不管是善意或惡意的曲解或談論嗎？<text:span text:style-name="T3"><text:line-break/><text:line-break/></text:span>更何況你是存心想匿名的人，更應該學習怎麼尊重人。如果有人這樣對你，如果有個匿名者把你當成公開談論對象，而且充滿極度誤解與扭曲，你做何感想？<text:span text:style-name="T3"><text:line-break/><text:line-break/></text:span>你說你看我的文章二十年，這我相信，我有無數這類<text:span text:style-name="T3">“</text:span>忠實<text:span text:style-name="T3">”</text:span>讀者，但我想，我或我們寫的東西，對你而言，其實不具任何意義，我們沒法想像一個真的喜歡我們的文字的人會有如此作為。</text:p>
      <text:p text:style-name="P1">kate chang   |  2014.12.31 00:26   |   <text:a xlink:type="simple" xlink:href="http://palinfo.habago.org/Entry?Command=Information_PrintForum&amp;iPage=347#FORUM33459"><text:span text:style-name="T2">#</text:span></text:a></text:p>
      <text:p text:style-name="P3">陳真<text:span text:style-name="T3"><text:line-break/><text:line-break/></text:span>看你說明後。。。也許你只好因為我的白目加快清理網站的速度。<text:span text:style-name="T3"><text:line-break/><text:line-break/></text:span>學姊的這篇簡介，即使今天我都能記得當時讀到那種提神醒腦的感覺。激進的或溫和的運動立場始終是個難題，但我一直推崇各種基進觀念的引介，尤其近幾年更覺得，也許觀念（唯心）就是意義的本身，實踐（唯物）則是安頓身體的方法，心物合一是造化、是詩。<text:span text:style-name="T3"><text:line-break/><text:line-break/></text:span>好萊塢作為美國喉舌很噁心，不過我個人對好萊塢電影一直沒採取激進立場（因為一邊聲討一邊買票，我說服不了自己），好看的我也看得樂呵呵。台灣把虛榮心寄託在尋找各個領域的台灣之光很噁心，但不妨礙我對李安並非基於虛榮心的喜歡，我也喜歡侯孝賢，我可以任性地說出來嗎（萬一傷害了任何人感情真抱歉），在我看來蔡明亮的作品比李安做作。。。（不渉及公眾和社會問題時）談喜好寫作文，如果不放在學術分析裡，就是青菜蘿蔔任君挑！<text:span text:style-name="T3"><text:line-break/><text:line-break/></text:span>前面那留言倒不是要推薦電影，雖然看似導致這個效果。白話文「詩意最多」，往上二句句子裏「對我來說」，所以，是我的詩。只是語言出口、文字脫手往往就不是自己的了。<text:span text:style-name="T3"><text:line-break/><text:line-break/></text:span>看你留言版文章多年，過去之所以從沒留言，實在是你的文字經常火氣大、嗯，我是說你的文字很有氣勢（又借用你沒申請專利的句型）！也許天賦也許維根斯坦了解得太透徹，你的眼光很鋭利，本來留言只想四平八穩寫完收手，避免被抓包，也避免大家好好的討論被我岔題，因為害羞生平最怕被抓包，只能做以上不知道合適與否的說明。<text:span text:style-name="T3"><text:line-break/><text:line-break/></text:span>既然被抓到，我能提一問：《維根斯坦與隱喻》的出版可能性？謝謝。</text:p>
      <text:p text:style-name="P1"><text:span text:style-name="T1">陳真</text:span><text:s/>  |  2014.12.31 00:20   |   <text:a xlink:type="simple" xlink:href="http://palinfo.habago.org/Entry?Command=Information_PrintForum&amp;iPage=347#FORUM33458"><text:span text:style-name="T2">#</text:span></text:a></text:p>
      <text:p text:style-name="P2">動物園裏動物的痛苦，絕不是什麼十年前的往事，而是現在進行式。我能做的，就是盡量想辦法不要去想到牠們，盡量遺忘，就當做沒這回事，當做一場惡夢，夢醒了就好了。<text:span text:style-name="T3"><text:line-break/><text:line-break/></text:span>我的手機沒法拍照或錄影，但上個月在壽山動物園那天，學姊應該有錄到一隻我忘了是老虎或豹，形神憔悴，在一條來回僅數公尺長的小石板路上，不斷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來來回回<text:span text:style-name="T3">....<text:line-break/><text:line-break/></text:span>非常可悲。我們要讓牠這樣來來回回來來回回來來回回到牠生命的結束那一刻才得以解脫嗎？</text:p>
      <text:p text:style-name="P1"><text:span text:style-name="T1">陳真</text:span><text:s/>  |  2014.12.31 00:09   |   <text:a xlink:type="simple" xlink:href="http://palinfo.habago.org/Entry?Command=Information_PrintForum&amp;iPage=347#FORUM33457"><text:span text:style-name="T2">#</text:span></text:a></text:p>
      <text:p text:style-name="P3">慶輝，<text:span text:style-name="T3"><text:line-break/><text:line-break/></text:span>你原先一直是在談動物園的，現在卻變成純粹是在談保育。動物園是動物園，保育是保育，不能混為一談吧。<text:span text:style-name="T3"><text:line-break/><text:line-break/></text:span>因為要保育，所以要大興土木到處蓋動物園、蓋挪亞方舟？<text:span text:style-name="T3"><text:line-break/><text:line-break/></text:span>高雄壽山動物園要十年擴建，大興土木，是為了要保育什麼動物？應該沒有，完全就是為了發展觀光和娛樂，為了錢，為了討好民眾。<text:span text:style-name="T3"><text:line-break/><text:line-break/></text:span>保育就保育，保育何必扯到動物園？甚至還把兩者等同，彷彿沒有動物園就不能保育。<text:span text:style-name="T3"><text:line-break/><text:line-break/></text:span>我想，你應該從未嚴肅思考過這些問題，應該也不曾有任何涉獵，所以越說越遠。<text:span text:style-name="T3"><text:line-break/><text:line-break/></text:span>反對動物園者倒也不至於天真地要立即裁撤所有動物園。他們只是希望凡事應該盡量以動物的權益為主要考量<text:span text:style-name="T3"><text:s/>"</text:span>之一<text:span text:style-name="T3">"</text:span>；事實上，反動物園者或動保人士其實是很務實的。比方說，他們認為，至少園方應該盡量避免傷害動物或虐待之，並應建立相關管理法令與罰則等等，如此而已。<text:span text:style-name="T3"><text:line-break/><text:line-break/></text:span>這些人，貢獻巨大。我僅代表野生動物及流浪動物的一份子，向他們鞠躬致謝。他們不但不是<text:span text:style-name="T3"><text:s/>"</text:span>只出一張嘴<text:span text:style-name="T3">"</text:span>，而是長年費盡辛苦努力從事，義行動人。我是由衷欽佩的。至於各地公私動物園或牧場等等，我對他們之諸多行徑，向來非常不以為然，甚至不齒。但你卻歌頌混蛋，辱罵義人，這話自然說不通。</text:p>
      <text:p text:style-name="P5"/>
      <text:p text:style-name="P1"><text:span text:style-name="T1">慶輝</text:span><text:s/>  |  2014.12.30 23:45   |   <text:a xlink:type="simple" xlink:href="http://palinfo.habago.org/Entry?Command=Information_PrintForum&amp;iPage=348#FORUM33456"><text:span text:style-name="T2">#</text:span></text:a></text:p>
      <text:p text:style-name="P3">陳真先生：<text:span text:style-name="T3"><text:line-break/><text:line-break/></text:span>我想表達的不是復育就要蓋動物園而找其他動物陪葬，<text:span text:style-name="T3"><text:line-break/></text:span>也不是說動物園一開始成立目的經緯是因為野生環境破壞不得已安置牠們。<text:span text:style-name="T3"><text:line-break/><text:line-break/></text:span>這不是我要表達的，我不知道為什麼我說的話看起來會讓您有這樣的認知。這些東西當然離事實甚遠。<text:span text:style-name="T3"><text:line-break/><text:line-break/></text:span>我要說的是，就算動物園有這樣的歷史背景所以有您說的對動物造成痛苦的本質，<text:span text:style-name="T3"><text:line-break/></text:span>但時至今日，動物園已經養了一堆不可能貿然放回大自然的動物們。<text:span text:style-name="T3"><text:line-break/><text:line-break/></text:span>這種時候動物園園方能做就是需要最基本的改善動物的生活並幫助復育。<text:span text:style-name="T3"><text:line-break/></text:span>或許我錯誤形容到一個離譜的程度，<text:span text:style-name="T3"><text:line-break/></text:span>但是就算您說的動物園本質不會改變，<text:span text:style-name="T3"><text:line-break/></text:span>您認為有什麼更好的方式嗎？<text:span text:style-name="T3"><text:line-break/><text:line-break/></text:span>另外一個可能是您說的技術問題，<text:span text:style-name="T3"><text:line-break/></text:span>復育當然沒有學術機構的主導是不行的，<text:span text:style-name="T3"><text:line-break/></text:span>但我認為動物園園方的確有責任，<text:span text:style-name="T3"><text:line-break/></text:span>任何學術機構沒有辦法圈養動物，<text:span text:style-name="T3"><text:line-break/></text:span>沒有實際飼養過這方面的經驗是不夠的，<text:span text:style-name="T3"><text:line-break/></text:span>我不知道為什麼說沒有動物園提供種源以及飼養經驗就沒有辦法執行保育這樣的說詞會被解讀成是所有責任都是動物園擔起，<text:span text:style-name="T3"><text:line-break/></text:span>這當然不是事實且不是我的本意。</text:p>
      <text:p text:style-name="P1"><text:span text:style-name="T1">陳真</text:span><text:s/>  |  2014.12.30 23:24   |   <text:a xlink:type="simple" xlink:href="http://palinfo.habago.org/Entry?Command=Information_PrintForum&amp;iPage=348#FORUM33455"><text:span text:style-name="T2">#</text:span></text:a></text:p>
      <text:p text:style-name="P2">我當然不是說動物園不能做保育工作，而是說，人們所指摘的當然是指那些以觀光、觀賞乃至以營利為目的動物園；人們當然不是在譴責那些純粹以保育為主要目的的單位。<text:span text:style-name="T3"><text:line-break/><text:line-break/></text:span>前者縱然有一些保育行為，那也只是它的一個微不足道的附帶項目而非主要業務。<text:span text:style-name="T3"><text:line-break/><text:line-break/></text:span>把動物園的成立動機及恐怖現況，講成現代挪亞方舟、拯救萬物那般偉大，當然不是事實。<text:span text:style-name="T3"><text:line-break/><text:line-break/></text:span>因為怕動物在野外被壞人獵殺，所以抓一隻來關在園子裏收費供大家欣賞？這樣說得通嗎？<text:span text:style-name="T3"><text:line-break/><text:line-break/></text:span>我看街上一大堆正妹，拋頭露面挺危險，於心不忍，所以抓一兩個回來關在家裏進行<text:span text:style-name="T3"><text:s/>"</text:span>保育<text:span text:style-name="T3">"</text:span>，這樣說得通嗎？動物園是因為基於這樣的菩薩心腸所設立的嗎？<text:span text:style-name="T3"><text:line-break/><text:line-break/></text:span>同理，反對動物園的一方，當然也不會把動物園完全說得一無是處。它當然還是有一些好處。<text:span text:style-name="T3"><text:line-break/><text:line-break/></text:span>就如馬戲團雖已日漸沒落；但逢年過節，英國有時還是會有馬戲團表演。我去看過幾次。已經沒有老虎大象，連猴子也沒有了，馬兒還有，其它全是人員演出。<text:span text:style-name="T3"><text:line-break/><text:line-break/></text:span>過去馬戲團飽受攻擊，主要是因為它訓練動物來取悅觀眾，訓練過程極不人道。因為社會大眾批評得很猛烈，把馬戲團給妖魔化，我記得很久很久以前，我還因此陸續寫了幾篇文章，<text:span text:style-name="T3">"</text:span>聲援<text:span text:style-name="T3">" </text:span>那些被妖魔化的馬戲團及其團主。<text:span text:style-name="T3"><text:line-break/><text:line-break/></text:span>它們曾經盛極一時，老人小孩都愛看，大家看得笑呵呵，樂不可支。可是，時代思維變了，人們再也難以忍受對於動物永無止盡的虐待與利用，於是馬戲團開始被妖魔化。<text:span text:style-name="T3"><text:line-break/><text:line-break/></text:span>記得我寫文章<text:span text:style-name="T3"><text:s/>"</text:span>聲援<text:span text:style-name="T3">" </text:span>的是歷史上一個阿婆團主，她都那麼老了，眾人看到她卻毫不客氣地企圖對她施暴，並言語羞辱之。<text:span text:style-name="T3"><text:line-break/><text:line-break/></text:span>講馬戲團這事是要說，我當然也不是要妖魔化動物園。同理，莫名其妙把它講成諾亞方舟，講成拯救萬物，卻把動保人士給說成<text:span text:style-name="T3"><text:s/>"</text:span>只出一張嘴<text:span text:style-name="T3">"</text:span>，這也未免太離譜。<text:span text:style-name="T3"><text:line-break/><text:line-break/></text:span>我要說的只是這樣。</text:p>
      <text:p text:style-name="P1"><text:span text:style-name="T1">慶輝</text:span><text:s/>  |  2014.12.30 23:06   |   <text:a xlink:type="simple" xlink:href="http://palinfo.habago.org/Entry?Command=Information_PrintForum&amp;iPage=348#FORUM33454"><text:span text:style-name="T2">#</text:span></text:a></text:p>
      <text:p text:style-name="P3">好吧，我理解您所說的動物園的本質，<text:span text:style-name="T3"><text:line-break/></text:span>也絕無把您當熱血沸騰傻蛋之意<text:span text:style-name="T3"><text:line-break/></text:span>我當然理解最好的方式是讓動物回歸到本來的地方。<text:span text:style-name="T3"><text:line-break/><text:line-break/></text:span>但我仍然不十分理解所謂離譜，<text:span text:style-name="T3"><text:line-break/></text:span>是我不應該使用諾亞方舟或是正面例如拯救等形容詞，<text:span text:style-name="T3"><text:line-break/></text:span>去形容一個本質並不正面的動物園本身嗎？<text:span text:style-name="T3"><text:line-break/></text:span>如果是這樣我就沒有異議了。<text:span text:style-name="T3"><text:line-break/><text:line-break/></text:span>但我的確認為，現在環境破壞如此，<text:span text:style-name="T3"><text:line-break/></text:span>尤其是大型動物確實快要無處可去，<text:span text:style-name="T3"><text:line-break/></text:span>雖說飼養一頭犀牛經費可以在保育地保育<text:span text:style-name="T3">16</text:span>頭，<text:span text:style-name="T3"><text:line-break/></text:span>但我想這樣經費不包含防止牠們被盜獵者獵殺取角，<text:span text:style-name="T3"><text:line-break/></text:span>原生地的國家也大多沒有餘力管理，<text:span text:style-name="T3"><text:line-break/></text:span>不將其中一些安置在動物園，我真的認為難保滅絕命運。<text:span text:style-name="T3"><text:line-break/><text:line-break/></text:span>動物園本質是剝奪動物自由沒有錯，<text:span text:style-name="T3"><text:line-break/></text:span>但我想不到有什麼逐漸改善圈養動物環境之外更好的方法了。</text:p>
      <text:p text:style-name="P1"><text:span text:style-name="T1">陳真</text:span><text:s/>  |  2014.12.30 22:59   |   <text:a xlink:type="simple" xlink:href="http://palinfo.habago.org/Entry?Command=Information_PrintForum&amp;iPage=348#FORUM33453"><text:span text:style-name="T2">#</text:span></text:a></text:p>
      <text:p text:style-name="P2">慶輝，<text:span text:style-name="T3"><text:line-break/><text:line-break/></text:span>任何人要對任何議題採取任何立場，在這版面上一點問題都沒有。別人或我並不是反駁你的立場，而是反駁你的這一切說法完全背離基本事實。<text:span text:style-name="T3"><text:line-break/><text:line-break/></text:span>例如，要復育應該是找大學找相關專業機構，動物園哪來能力擔負起什麼物種復育，它不要搞得人家絕種就偷笑了。動物園並不是一種專業單位，復什麼育？為了復育某種動物，就要蓋個動物園把其它所有動物全抓進來陪葬？<text:span text:style-name="T3"><text:line-break/><text:line-break/></text:span>動物園的發展歷史，當然也不是因為什麼過去人類污染環境所以必須拯救動物防止滅絕而產生動物園。<text:span text:style-name="T3"><text:line-break/><text:line-break/></text:span>諸如這一切全都不是事實，甚至遠離常識。</text:p>
      <text:p text:style-name="P1"><text:span text:style-name="T1">陳真</text:span><text:s/>  |  2014.12.30 22:31   |   <text:a xlink:type="simple" xlink:href="http://palinfo.habago.org/Entry?Command=Information_PrintForum&amp;iPage=348#FORUM33452"><text:span text:style-name="T2">#</text:span></text:a></text:p>
      <text:p text:style-name="P3">慶輝<text:span text:style-name="T3"><text:line-break/><text:line-break/></text:span>你覺得我看起來像個蠢血沸騰、信口開河、啥也不懂卻有一堆結論和立場及主張的蠢蛋嗎？你覺得我是那種只會在網路搜尋、光看到一點點新聞資料就以為自己明白了一切的那種沒大腦的混蛋嗎？<text:span text:style-name="T3"><text:line-break/><text:line-break/></text:span>我之所以貼英國<text:span text:style-name="T3">RSPCA</text:span>指控高雄壽山動物園虐待動物的十年前舊聞，主要是說，我上個月所觀察到的壽山動物園慘狀，並非始自今日<text:span text:style-name="T3">(</text:span>我上一封留言就有表明<text:span text:style-name="T3">)</text:span>，而是由來已久，至少長達十幾二十年。<text:span text:style-name="T3"><text:line-break/><text:line-break/></text:span>這意味著，動物的痛苦處境<text:span text:style-name="T3">(</text:span>至少在動物園這部份<text:span text:style-name="T3">)</text:span>，不但沒有改善，而且在台灣絕大多數地方卻反而猛開倒車。高雄壽山動物園就是典型的一個例子。公立機構尚且如此，更不用說一些私人牧場之恐怖，簡直就是動物墳場，動物悲慘孤獨寂寞生命的終點站。<text:span text:style-name="T3"><text:line-break/><text:line-break/></text:span>如果有人不相信，就請你隨時搭個車去高雄，出了火車站問一下服務台，人家就會告訴你壽山動物園搭幾路公車可以到達。不信的人，不妨自己親眼看看那些可悲的熊、豹、猩猩等等，究竟是活在一個什麼樣的環境中。<text:span text:style-name="T3"><text:line-break/><text:line-break/></text:span>十幾年來，牠們就日日夜夜在那僅僅三、五公尺長寬的走道上或陰暗髒亂惡臭的斗室黑洞中不停地來來回回來來回回來來回回來來回回<text:span text:style-name="T3">....</text:span>。你要把我來來回回這幾個字反覆打一百遍我都覺得很痛苦，更何況動物們就在那樣一種痛苦環境中不停地來來回回來來回回來來回回來來回回<text:span text:style-name="T3">...</text:span>千萬次，直到生命的終了。<text:span text:style-name="T3"><text:line-break/><text:line-break/></text:span>至於台北動物園，相關預算是高雄的好幾倍甚至超過十倍，而且北部鎂光聚集，動見觀瞻，環境自然會比較好。但是，即便有一丁點技術上的所謂改善，亦無關大局。住小牢房挺難受，牢房面積改大一點，伙食改善一些，牢房本質並不會改變。這不是一種同意或不同意、滿意或不滿意的問題，這只是一種基本認知。<text:span text:style-name="T3"><text:line-break/><text:line-break/></text:span>有些為動物園辯護者會舉一些諸如教育或保育的理由，企圖以一種所謂功效主義<text:span text:style-name="T3">(Utilitarianism)</text:span>的觀點來合理化動物園的必然負面效應。但我現在並不是要談這些說法合不合理，我只是要說，即便是動物園的擁護者也不至於以技術問題來回應本質問題，至少我從未聽聞。<text:span text:style-name="T3"><text:line-break/><text:line-break/></text:span>更不可思議的是，把動物園說成動物福利的捍衛者，就已經夠誇張，現在你卻把它進一步說成<text:span text:style-name="T3"><text:s/>"</text:span>現代諾亞方舟<text:span text:style-name="T3">"</text:span>，說它的存在是為了拯救動物免於<text:span text:style-name="T3"><text:s/>"</text:span>死路一條<text:span text:style-name="T3">"</text:span>，免於讓動物留在什麼<text:span text:style-name="T3"><text:s/>"</text:span>已被污染的原生地<text:span text:style-name="T3">" </text:span>等死，我想，這樣講真的太離譜了，離譜到我都不知道該怎麼搭腔了。<text:span text:style-name="T3"><text:line-break/><text:line-break/></text:span>我並無譴責之意，在此更沒有任何所謂道歉的問題；你並沒有做錯什麼，何歉之有？這只是一種關於<text:span text:style-name="T3"><text:s/>"</text:span>事實<text:span text:style-name="T3">" </text:span>及基本問題的澄清與議論。<text:span text:style-name="T3"><text:line-break/><text:line-break/></text:span>底下是我在<text:span text:style-name="T3">2004</text:span>年恰恰是十年前的一篇舊文，沒什麼特別內容。對於動保運動，我沒做過任何有益之事，說起這些，所言自然無足輕重，不過一點心裏話。這樣一些話，十年或一百年都不會過期。<text:span text:style-name="T3"><text:line-break/><text:line-break/></text:span>我們花了幾千年才終於體認到精神病人也是人，而不是妖魔鬼怪，也不是娛樂工具；也許我們需要再花個幾千年，然後或許才有可能把動物的痛苦也放在我們的心上，善待他們理應跟我們沒有兩樣的無數悲歡。<text:span text:style-name="T3"><text:line-break/><text:line-break/>Rush Rhees </text:span>是維根斯坦的學生，同時也是他的好朋友，更是維根斯坦死後一大堆哲學筆記的法定管理人之一；我對其思維與為人知之甚詳，是一位溫柔良善的左傾哲學家。思想很硬，話語剛烈，但心地柔軟。維根斯坦死後所出版的大部份著作，例如<text:span text:style-name="T3"><text:s/>Remarks on the Foundations of Mathematics(</text:span>數學基礎的評論<text:span text:style-name="T3">)</text:span>以及最重要的那本<text:span text:style-name="T3">Philosophical Investigations (</text:span>哲學研究<text:span text:style-name="T3">)</text:span>等等，全都得歸功於<text:span text:style-name="T3">Rhees</text:span>。<text:span text:style-name="T3"><text:line-break/><text:line-break/></text:span>底下是<text:span text:style-name="T3">Rhees</text:span>寫的一段話：<text:span text:style-name="T3"><text:line-break/><text:line-break/></text:span>「當我試著專注於數學上的哲理時，我突然發現，無論我如何讀、如何寫，沒有他，我是無法有任何進展的，我想著從前他曾陪伴著我的一舉一動（也許他只是在角落睡覺或在我眼前）。而如果他將完全屬於過去，那我要如何向前走？我現在在這裡到底要做什麼呢？」<text:span text:style-name="T3"><text:line-break/><text:line-break/>"</text:span>他<text:span text:style-name="T3">" </text:span>是誰呢？<text:span text:style-name="T3">Rhees</text:span>養的一條狗。人們也許很難想像，像<text:span text:style-name="T3">Rhees </text:span>這樣一個言語清冷、具有高度抽象思維的哲學家，竟然會<text:span text:style-name="T3"><text:s/>"</text:span>敗<text:span text:style-name="T3">" </text:span>在一隻老狗上，讓他幾乎不知何所去從。但我對此倒是一點都不覺得訝異。一個人如果都可以愛文字，愛音符，愛影像，愛思想，愛那樣一些虛無之物，甚至為之以命相許，有什麼理由卻反而能輕忽生命血肉的無數離合悲歡？<text:span text:style-name="T3"><text:line-break/><text:line-break/></text:span>做為一個哲學家，我滿腦子抽象冰冷之事，可我這顆心仍然還有著一點溫度。<text:span text:style-name="T3"><text:line-break/><text:line-break/></text:span>陳真<text:span text:style-name="T3"><text:line-break/>===========<text:line-break/></text:span>讓動物回家吧<text:span text:style-name="T3"><text:line-break/><text:line-break/></text:span>陳真<text:span text:style-name="T3"><text:line-break/></text:span>蘋果日報<text:span text:style-name="T3"><text:s/>2004</text:span>年<text:span text:style-name="T3">06</text:span>月<text:span text:style-name="T3">18</text:span>日<text:span text:style-name="T3"><text:line-break/><text:line-break/></text:span>民進黨立委沈富雄（右）等人，日前召開記者會，呼籲研擬《動物園法》。<text:span text:style-name="T3">(</text:span>圖略<text:span text:style-name="T3">)<text:line-break/><text:line-break/><text:line-break/></text:span>我愛動物，愛屋及烏，自然喜歡動物園。後來，受西方動物權影響，我才發現，動物園的存在，似乎不是一件好事。如果動物園非存在不可，就應接受規範與管理。規範的原則，自然應以動物本身利益為優先考量。<text:span text:style-name="T3"> <text:line-break/><text:line-break/></text:span>動物社會研究會指陳各種弊端與動物不良處境，呼籲制定動物園法。這項立法，在某些西方國家，早已行之有年，而台灣至今卻仍無法可管。西方動保人士大多主張廢除動物園，但他們也承認，這個理想畢竟不是短時間內可達成。在這之前，仍然有許多有待努力的空間，足以減少動物的痛苦。<text:span text:style-name="T3"> <text:line-break/><text:line-break/></text:span>圈養動物死亡率高<text:span text:style-name="T3"><text:line-break/><text:line-break/></text:span>動物園，說穿了，就是把動物抓來，強制監禁在一種狹隘、單調甚至有害的人工環境，供人娛樂觀賞。整個捕捉、運送和養殖過程中，動物飽受痛苦，但參觀者往往看不到背後陰暗的事實。<text:span text:style-name="T3"> <text:line-break/><text:line-break/></text:span>比方說，紐西蘭最大的動保團體<text:span text:style-name="T3"><text:s/></text:span>ＳＡＦＥ（<text:span text:style-name="T3">Save Animal From Experiments</text:span>）指出，從野生環境中捕捉動物給動物園的過程中，百分之八十的野生動物在六個月內死亡。許多研究更指出，動物園的動物不但死亡率特高，而且經常出現異常行為，謂之「動物園精神病」（<text:span text:style-name="T3">zoocosis</text:span>），包括自我毀傷肢體與攻擊、暴飲暴食、吃自己的排泄物、咬欄杆、過度睡眠或躁動以及更為常見的種種「刻板行為」（<text:span text:style-name="T3">stereotype behavior</text:span>）等。這些精神病症，在那些「環境刺激」需求較強的動物身上，更常發生。令人喟嘆的是，這樣一些異常行為，並不會發生在自然環境下。<text:span text:style-name="T3"> <text:line-break/><text:line-break/></text:span>被迫適應改變習性<text:span text:style-name="T3"><text:line-break/><text:line-break/></text:span>木柵動物園回應動保團體的指責說，那隻整天倒在地上、讓人誤以為生病的非洲象只是喜歡「賴床」，「牠就是喜歡躺在地上」。這樣的回應，其實只是暴露園方對動物身心與權益之無知。在正常環境下，哪隻大象會整天倒臥不動？<text:span text:style-name="T3"> <text:line-break/><text:line-break/></text:span>大象跟長頸鹿一樣，都是一種社會性的動物，喜歡成群結隊，四處漫遊。但在動物園，牠們卻侷促一隅，而且缺乏同伴與環境刺激。<text:span text:style-name="T3"><text:line-break/><text:line-break/></text:span>另一方面，喜歡獨居的長臂猿（<text:span text:style-name="T3">orang-utans</text:span>），卻反因園內空間狹隘而被迫群居。至於氣候之不適應或覓食習慣之改變等，更是一大問題。<text:span text:style-name="T3"> <text:line-break/><text:line-break/></text:span>《柵欄背後：動物園的兩難》（<text:span text:style-name="T3">Behind the Bars: the Zoo Dilemma</text:span>）一書之共同作者之一<text:span text:style-name="T3">Mary Midgely </text:span>說得很對，「野外環境沒有替代品」。不管你花多少錢建構飼養環境，它都與真正的野外相去甚遠。經營動物園畢竟很花錢，為了壓低成本，動物處境於是更為不堪。在這樣一種環境下，動物容易早夭，異常行為更是普遍。<text:span text:style-name="T3"> <text:line-break/><text:line-break/></text:span>商業娛樂剝削生命<text:span text:style-name="T3"><text:line-break/><text:line-break/></text:span>支持者常以所謂「教育」理由來辯護，但是，動物園之基本心態，其實就是反教育。它並沒有教導我們認識動物真正的生活和天性，更沒有教導我們尊重生命，反而讓我們對生命變得更加漠然無知，甚至得到許多錯誤印象，誤把動物異常行為視為常態。<text:span text:style-name="T3"><text:line-break/><text:line-break/></text:span>有份研究報告指出，很少人是為了「教育」來參觀動物園；大部份參觀者在參觀後對動物通常有著這樣一些描述和觀感：「長得很好笑」、「好髒」、「很古怪」等等。<text:span text:style-name="T3"> <text:line-break/><text:line-break/></text:span>動物園是一種商業和娛樂，是一種人類對於弱勢生命的剝削和欺壓，所謂「教育」云云，只是一種說詞。這種剝削心態，就和兩百年前英國精神病院也是人們假日休閒去處一樣。只要花錢買票，就可進精神病醫院參觀，甚至可以「餵食」或拿酒給病人喝，刺激他們做出更多「古怪有趣」的言行以取樂。<text:span text:style-name="T3"> <text:line-break/><text:line-break/></text:span>也許有一天，我們也會覺得動物園之存在是不對的，它傷害了我們對動物的愛。我們應當認清一點：動物園是人類的樂園，而不是動物的樂園。但是，人類的娛樂也許不應該建立在動物的痛苦上。<text:span text:style-name="T3"><text:line-break/><text:line-break/></text:span>參觀動物園，頂多一天半天，沒有人一整年都待在動物園裏參觀。但我們可曾想過，動物卻在這樣一種單調乏味、吵鬧、孤單甚至有害的環境中，度過無數個寒暑。這就是我們愛動物的方式嗎？<text:span text:style-name="T3"> <text:line-break/><text:line-break/></text:span>須適合天性的環境<text:span text:style-name="T3"><text:line-break/><text:line-break/></text:span>生命總該有它應有的位置，愛牠就不要把牠捉離家園。動物跟我們一樣，都會感到痛苦，有著極其類似的喜怒和恐懼，而且都需要在一種適合天性的環境中，才有辦法健康成長。<text:span text:style-name="T3"><text:line-break/><text:line-break/></text:span>我仍然愛動物，但愛屋不再及烏，因為這個屋是人為的、壓迫性的，動物並不喜歡，牠們有牠們自己的家。英文有句俗語說：<text:span text:style-name="T3">There's no place like home.</text:span>（世上沒有一個地方比得上家）。讓動物回家吧。</text:p>
      <text:p text:style-name="P1"><text:span text:style-name="T1">慶輝</text:span><text:s/>  |  2014.12.30 21:03   |   <text:a xlink:type="simple" xlink:href="http://palinfo.habago.org/Entry?Command=Information_PrintForum&amp;iPage=348#FORUM33451"><text:span text:style-name="T2">#</text:span></text:a></text:p>
      <text:p text:style-name="P2">補充一下，<text:span text:style-name="T3"><text:line-break/></text:span>修亮姊您所提到的梅花鹿復育在<text:span text:style-name="T3">1984</text:span>年開始，<text:span text:style-name="T3"><text:line-break/></text:span>然後在<text:span text:style-name="T3">1986</text:span>年時由台北市立動物園提供<text:span text:style-name="T3">26</text:span>隻梅花鹿作為種源開始復育的。沒有動物園保存這些個體下來，就沒有辦法開始這樣的復育。且在飼養的過程中的資料也將是復育野放過程中重要的參考。</text:p>
      <text:p text:style-name="P1"><text:span text:style-name="T1">慶輝</text:span><text:s/>  |  2014.12.30 20:54   |   <text:a xlink:type="simple" xlink:href="http://palinfo.habago.org/Entry?Command=Information_PrintForum&amp;iPage=348#FORUM33450"><text:span text:style-name="T2">#</text:span></text:a></text:p>
      <text:p text:style-name="P3">修亮姊：<text:span text:style-name="T3">(</text:span>這樣稱呼您可以嗎？<text:span text:style-name="T3">)<text:line-break/><text:line-break/></text:span>我必須說有些東西不是您想的那樣的。<text:span text:style-name="T3"><text:line-break/></text:span>很久以前許多動物園的作法可能是您說的這樣，<text:span text:style-name="T3"><text:line-break/></text:span>現在世界上許多動物園已經改變這樣的做法。<text:span text:style-name="T3"><text:line-break/><text:line-break/></text:span>現在比較進步的動物園都主要以互相交換贈送園內動物的方式，野外獵捕已經非常少見了。<text:span text:style-name="T3"><text:line-break/></text:span>而且有許多是在動物園內繁殖了後代。<text:span text:style-name="T3"><text:line-break/></text:span>我再次重申，現在動物園主要做的是一種擦屁股的工作，<text:span text:style-name="T3"><text:line-break/></text:span>是擦從以前到現在動物園自己，甚至全人類的對生態環境破壞動物滅絕的屁股，<text:span text:style-name="T3"><text:line-break/></text:span>我絕對不是說動物園一開始就是為了動物福利建立的。<text:span text:style-name="T3"><text:line-break/></text:span>甚至如果您注意到，動物園其實也會收留一些飼主拋棄的動物。<text:span text:style-name="T3"><text:line-break/><text:line-break/></text:span>動物園的存在意義如果是完全是商業取向那就必須改變，實際上我認為也有逐漸改變，<text:span text:style-name="T3"><text:line-break/></text:span>如您所說因為這些動物不可能隨便放回野外，就算放回野外也需要有一大堆程序，且不一定會如想像中的順利。<text:span text:style-name="T3"><text:line-break/><text:line-break/></text:span>做不好當然可以批評需要監督，但照顧活著的東西不如想像中的容易啊。現實就是園內的動物短時間內沒辦法離開動物園，且需要更好的照顧。<text:span text:style-name="T3"><text:line-break/><text:line-break/></text:span>我不否認，還是有像是壽山動物園這樣有許多問題的動物園，<text:span text:style-name="T3"><text:line-break/></text:span>很抱歉我今天一開始做不足功課就胡亂發言，<text:span text:style-name="T3"><text:line-break/></text:span>我對於這議題所站的立場可能也不太讓板上的人認同，<text:span text:style-name="T3"><text:line-break/></text:span>但我必須說要完全讓動物從圈養回歸野外環境是一個非常漫長的過程，在那個很遠很遠的目標達到以前，我們還是需要動物園。<text:span text:style-name="T3"><text:line-break/><text:line-break/></text:span>最後您提到梅花鹿，我也再次重申，<text:span text:style-name="T3"><text:line-break/></text:span>其實台北市立動物園每年都花了許多人力物力執行人工環境養殖動物的復育工作，如果完全是商業導向，是不可能這樣做的。<text:span text:style-name="T3"><text:line-break/></text:span>國家公園如果可以繼續擴大很好，<text:span text:style-name="T3"><text:line-break/></text:span>但您知道我知道，以現在台灣的環境非常難，<text:span text:style-name="T3"><text:line-break/></text:span>或許目前只能有一些您看起來並不滿意的方法，但我認為事已至此，這樣執行的大方向並不能算錯。</text:p>
      <text:p text:style-name="P1"><text:span text:style-name="T1">王修亮</text:span><text:s/>  |  2014.12.30 19:46   |   <text:a xlink:type="simple" xlink:href="http://palinfo.habago.org/Entry?Command=Information_PrintForum&amp;iPage=348#FORUM33449"><text:span text:style-name="T2">#</text:span></text:a></text:p>
      <text:p text:style-name="P2">如果一棟建築的建造與管理，起始目的就是監牢，那就不可能具有學校的功能。<text:span text:style-name="T3"><text:line-break/></text:span>如果一個動物園起始的目的，就是商業行為，那就絕對做不到諾亞方舟的任務。<text:span text:style-name="T3"><text:line-break/><text:line-break/></text:span>動物的生命很敏感，已經惡劣化的環境裡，不會留存有動物園想收買的健康動物。動物園裡的動物，除了各處交換，都是從還算良善的原始環境中抓捕販賣來的。動物園在收買動物的影響中，造成的是滅絕，而不是復育。<text:span text:style-name="T3"><text:line-break/><text:line-break/></text:span>關久了之後，想野放，不是沒有環境，但需要很多工作步驟，才能讓動物慢慢習慣重新在野外生活，動物園的功能也做不到這一點。屏東成功復育和野放的梅花鹿，依賴的是國家公園，不是動物園。<text:span text:style-name="T3"><text:line-break/></text:span>我們需要的是遍及所有台灣自然環境的國家公園，甚至整個台灣本來應該是一個國家公園，而不是動物園。<text:span text:style-name="T3"><text:line-break/><text:line-break/></text:span>這是屏東野放梅花鹿的簡單說明。<text:span text:style-name="T3"><text:line-break/></text:span>商業行為的動物園無法住麼做。<text:span text:style-name="T3"><text:line-break/>http://www.ktnp.gov.tw/cht/notes01.aspx?ecologyNoteID=8</text:span></text:p>
      <text:p text:style-name="P1"><text:span text:style-name="T1">衛鍼</text:span><text:s/>  |  2014.12.30 17:24   |   <text:a xlink:type="simple" xlink:href="http://palinfo.habago.org/Entry?Command=Information_PrintForum&amp;iPage=348#FORUM33448"><text:span text:style-name="T2">#</text:span></text:a></text:p>
      <text:p text:style-name="P3">李安的片，除了臥虎藏龍之外，我覺得他改編驚奇漫畫的巨人浩克（第一版）還算可以，不過評價兩極，畢竟會看這種片的觀眾不是很喜歡這部看起來像是標準好萊塢爽片演繹出主角一堆內心戲。<text:span text:style-name="T3"><text:line-break/><text:line-break/></text:span>其實這終究還是手法的差別。同樣強調內心戲的通俗片，馴龍高手就顯得好太多。觀眾能將自身代入主角的與龍的互動，看到他的逐漸成長，但沒有一堆假掰的台詞煩擾觀眾視聽。即使真的沒有共鳴，也不會覺得這部片不好看，畢竟角色設定跟互動確實還蠻可愛的。<text:span text:style-name="T3"><text:line-break/><text:line-break/></text:span>台灣電影從不缺好製作人，像是楊德昌、侯孝賢、蔡明亮這三個台灣電影新浪潮的代表。卻不知道為甚麼永遠是那些沒有涵量的半桶水受到關注，還被讚做甚麼台灣之光，充滿本土味等等奇怪讚詞。就不點名是誰了。<text:span text:style-name="T3"><text:line-break/><text:line-break/></text:span>另外在動物園方面，不才對動保所知甚少，但兩個半月前曾去南澳州之袋鼠島<text:span text:style-name="T3"><text:s/>(Kangaroo Island) </text:span>遊玩，有一點小感想。顧名思義，這島上確實野生袋鼠滿地跑，甚至我有在所宿之旅社附近的林子裡面找到一隻。另外島上也有所謂動物保育園的存在，不過各位也知道所謂保育也不過是擺好聽的標語，我不認為將那些美麗的澳洲本土鳥類關進籠子有甚麼保育意義可言。唯一沒有關籠子的鳥是不擅飛行的孔雀。<text:span text:style-name="T3"><text:line-break/><text:line-break/></text:span>但至少裡面的袋鼠跟考拉<text:span text:style-name="T3">(Koala)</text:span>四處活蹦亂跳，看起來蠻愜意的，我非常喜歡。<text:span text:style-name="T3"><text:line-break/><text:line-break/>https://www.flickr.com/photos/vector_tf/15534928695/<text:line-break/><text:line-break/></text:span>重點來了，工作人員這時抱著一隻<text:span text:style-name="T3">14</text:span>個月大的幼<text:span text:style-name="T3">Koala</text:span>過來，有遊客問能不能也給他抱一下，他稱現在園區已經不提供遊客抱<text:span text:style-name="T3">Koala</text:span>，因為會被咬傷。<text:span text:style-name="T3"><text:line-break/><text:line-break/></text:span>事實上如果不熟悉動物的習性，隨意接觸它們對兩方真的都是有害無益。打個比方，誰會喜歡四腳朝天地被抱起來？連人類的小<text:span text:style-name="T3">baby</text:span>都不見得喜歡。如果大多數踏上袋鼠島的遊客都不在意這問題，那更別說其他人了。<text:span text:style-name="T3"><text:line-break/><text:line-break/></text:span>而動物園虐待動物的事，難道不是緣由於遊客自己喜歡窩在一個地方像看馬戲團似的觀賞動物，又對於隨便接觸、餵食甚至傷害動物等諸多現象，絲毫不以為忤的結果？除了增強大眾的自覺心，不然這樣的齷齪事情永遠不會止息。就如壽山動物園官方報告的，既然這麼做遊客買單，有甚麼不可以呢？除非就是，人們對此感到自覺，從此拒絕再踏進這種明擺著視動物權益為無物的動物園或其他機構一步。</text:p>
      <text:p text:style-name="P1"><text:span text:style-name="T1">慶輝</text:span><text:s/>  |  2014.12.30 17:11   |   <text:a xlink:type="simple" xlink:href="http://palinfo.habago.org/Entry?Command=Information_PrintForum&amp;iPage=348#FORUM33447"><text:span text:style-name="T2">#</text:span></text:a></text:p>
      <text:p text:style-name="P2">陳真先生，<text:span text:style-name="T3"><text:line-break/><text:line-break/></text:span>首先要對我對動物保育社會運動之不瞭解道歉，仔細一想，我將一些環保團體與動物保育團體的形象重疊了，<text:span text:style-name="T3"><text:line-break/></text:span>我不應該這樣的沒弄清楚胡亂指稱，也絕非指稱台灣動物社會研究會本身，很抱歉。<text:span text:style-name="T3"><text:line-break/><text:line-break/></text:span>不過我想說清楚的是，動物園的存在或許對動物本身是一種傷害，但其實這問題是有持續在改善的，您貼的新聞，<text:span text:style-name="T3">2005</text:span>年離現在將近十年，以黑熊為例，圈養黑熊的環境在木柵動物園已經發生了改善，也做出了許多措施試圖改善您所說的行為單調化來回踱步，雖然我知道您仍很不滿意。<text:span text:style-name="T3"><text:line-break/><text:line-break/></text:span>且這些飼養動物的經驗同時也能夠幫助到對野外族群的保育，如下列網址所述之保育工作坊。<text:span text:style-name="T3"><text:line-break/>http://goo.gl/qF4GEF<text:line-break/><text:line-break/></text:span>另外，我對於壽山動物園擴張工程是為了改善動物飼養環境也是有所本的，雖然是自由時報的文章：<text:span text:style-name="T3"><text:line-break/>http://goo.gl/eLYPY1<text:line-break/><text:line-break/></text:span>文中有提到，「壽山動物園將把水禽、草食性動物如羊駝、梅花鹿等遷移到內門，但肉食性動物如紅毛猩猩、白老虎等仍留在壽山。」，這應與您貼的新聞所提之「獅盯羚羊<text:span text:style-name="T3"><text:s/></text:span>鱷嚇駱馬<text:span text:style-name="T3"><text:s/></text:span>恐怖相鄰」之問題改善有關。我查了資料，<text:span text:style-name="T3">09</text:span>年壽山動物園進行整修，難道這次的整修完全沒有絲毫改善動物的環境？<text:span text:style-name="T3"><text:line-break/><text:line-break/></text:span>或許您不同意，但我認為動物園是一種現代諾亞方舟，如果環境適合動物生存，當然讓牠們自由自在是最好的，但現在世界上大多數環境已不是如此，把動物留在動物園當然不是最好，但是是逼不得已，因留在惡劣化的外面環境很可能是死路一條。<text:span text:style-name="T3"><text:line-break/></text:span>如果環境適合，動物園和動保中心也正嘗試著讓人工飼養的動物逐漸回歸野外。<text:span text:style-name="T3"><text:line-break/><text:line-break/></text:span>說這些並非扭轉動物園角色成為大功臣，我說的這些前提是大家都已經知道動物園是個抓動物回都市給人看的地方，動物園園方當然都是在知道這個前提下做一些補救之事。但我認為如果取消所有動物園把動物放回已經被污染破壞的原生地造成的只有死亡。</text:p>
      <text:p text:style-name="P1"><text:span text:style-name="T1">陳真</text:span><text:s/>  |  2014.12.30 16:12   |   <text:a xlink:type="simple" xlink:href="http://palinfo.habago.org/Entry?Command=Information_PrintForum&amp;iPage=348#FORUM33446"><text:span text:style-name="T2">#</text:span></text:a></text:p>
      <text:p text:style-name="P3"><text:span text:style-name="T3">Kate<text:line-break/><text:line-break/></text:span>生命親系譜我打算複製後便消滅之。因為文章太多，我一篇一篇備份進度很慢，於是就擱著，一擱就是八年，只消滅了一半。之所以想消滅之，沒什麼特別理由，一部份當然是因為各種形式的抄襲太嚴重。所以，那網站越少人知道越好，但我也不打算整個刪除，只是想把我的文章從網路上拿掉。<text:span text:style-name="T3"><text:line-break/><text:line-break/></text:span>另外，你借用我的話，所謂<text:span text:style-name="T3"><text:s/>"</text:span>詩意最多<text:span text:style-name="T3">"</text:span>，這樣一句白話文，我不打算宣稱專利。但必須聲明的是，我很不喜歡你說的這部什麼少年<text:span text:style-name="T3">pi</text:span>的，純就藝術眼光而言，我覺得是很噁心的好萊塢大爛片，毫無詩意可言卻裝模作樣故做藝術狀，最難忍受。我倒不排斥擺明通俗的爛片。<text:span text:style-name="T3"><text:line-break/><text:line-break/></text:span>儘管這部什麼<text:span text:style-name="T3">pi </text:span>的，據說它的什麼攝影技術有多好，對我沒有任何意義，一個醜八怪穿再漂亮的衣服還是醜八怪。<text:span text:style-name="T3"><text:line-break/><text:line-break/></text:span>李安的片，我只喜歡臥虎藏龍，但也只能算平庸。其它的全都不喜歡，少年<text:span text:style-name="T3">pi</text:span>則是看了超難受超彆扭，挺噁心，看得全身起雞皮疙答。<text:span text:style-name="T3"><text:line-break/><text:line-break/></text:span>當然，這只是我的看法。別人喜歡看，我也沒意見，總不可能強迫大家都跟我一樣。有些事跟感情一樣，是沒法勉強的。</text:p>
      <text:p text:style-name="P5"/>
      <text:p text:style-name="P1"><text:span text:style-name="T1">陳真</text:span><text:s/>  |  2014.12.30 15:57   |   <text:a xlink:type="simple" xlink:href="http://palinfo.habago.org/Entry?Command=Information_PrintForum&amp;iPage=349#FORUM33445"><text:span text:style-name="T2">#</text:span></text:a></text:p>
      <text:p text:style-name="P3">慶輝，<text:span text:style-name="T3"><text:line-break/><text:line-break/></text:span>我對動物福利、動物權及有關動物園的各種知識與經驗如果是<text:span text:style-name="T3">1000</text:span>，我約莫只講出<text:span text:style-name="T3">1</text:span>而已。就如同我常說我略知戰爭一二，事實上我所知當然不只一二，而是千百倍於我所講的。<text:span text:style-name="T3"><text:line-break/><text:line-break/></text:span>但我發現，你應該對動物議題很外行。你應該只是一個遊客，所言與事實相去甚遠。對於動物處境及相關問題所知無幾，即便對於動物園本身顯然也不了解。<text:span text:style-name="T3"><text:line-break/><text:line-break/></text:span>動物園的動物哪來什麼上下班這樣一種空間設計？以高雄壽山動物園為例，場地就那麼一小塊，一目瞭然，哪來後院？每種動物的生活環境面積，甚至小到的也許比一些有錢人家的院子還小，哪來什麼寬敞的後花園讓動物晚上<text:span text:style-name="T3"><text:s/>"</text:span>下班<text:span text:style-name="T3">" </text:span>之後休息。你之所言，當然不是事實。少數動物或有不同空間設置，但普遍而言，動物空間往往極其狹隘且飽受干擾。<text:span text:style-name="T3"><text:line-break/><text:line-break/></text:span>高雄壽山公園大概是我在國內外所見過最可怕最可恨的動物園之一。最近去這一趟，看到許多大型動物如熊、豹等，在不過三、五公尺長寬的步道上與斗室中不斷來回走動。了解動物行為學的人一定知道，牠不是在健身，而是精神上極度痛苦而產生的一種儀式化行為。<text:span text:style-name="T3"><text:line-break/><text:line-break/></text:span>我唸高醫，在高雄待了六年，去過高雄壽山動物園許多次，但我最近一次去是上個月。看到那些脫毛、憔悴的動物瘋狂地來回走動，感覺很難過，因為這樣一些現象已存在多年，甚至變本加厲；動物園成立多久，它就存在多久。<text:span text:style-name="T3"><text:line-break/><text:line-break/></text:span>你能不能想像自己，每天無時無刻在一個僅容迴旋的小空間或小步道上，不斷來來回回來來回回一直走來走去走來走去，或一直不斷搖頭晃腦不斷撞牆咬籠，十幾年來千百萬次不斷重覆這樣的動作？<text:span text:style-name="T3"><text:line-break/><text:line-break/></text:span>這些事並非始自今日，而是存在許多年，並曾有國外動保團體前來調查，做出種種虐待動物的指控，但園方不理不睬，畢竟空間就這麼一點大。<text:span text:style-name="T3"><text:line-break/><text:line-break/></text:span>至於擴建，目的當然不是為了要改善動物的生存空間，而是要擴大營業，抓更多動物來虐待，為的是什麼？增加觀光收入。這不是我的毀謗，這是高雄市政府的公開市政計畫，說可以帶來多少龐大的觀光收入云云。<text:span text:style-name="T3"><text:line-break/><text:line-break/></text:span>一個小空間都弄不好了，卻還要擴大營業？幾隻動物都能養成全體發狂，掉毛的掉毛，潰爛的潰爛，死的死，傷的傷，卻還要擴大營業？甚至今年還發生熊吃熊的慘劇。園方依然不理不睬。<text:span text:style-name="T3"><text:line-break/><text:line-break/></text:span>我前面提供的動物社會研究會玉敏的談話那段影片中，有隻河馬媽媽遭受園方虐待，最後害得她臨盆產下的小河馬溺死在水裏，河馬媽媽駐足在一出生即夭折的小河馬寶寶屍體旁，不肯離去。這隻可憐的河馬媽媽和她早夭的小孩就是在高雄壽山公園。<text:span text:style-name="T3"><text:line-break/><text:line-break/></text:span>講這些心酸事及其相關概念與問題，真是三天三夜講不完。我盡量避免不去談論諸如這樣一些問題，或是故意講得輕描淡寫，一來是免得火氣大，二來我知道：我若講的比做的多，或甚至我知道的比我做的還多得多，其實是很不光采的一件事。因此，許多時候，我不但盡量避免去接觸或知道動物議題，而且避免去談論。光談而不做畢竟是可恥的。<text:span text:style-name="T3"><text:line-break/><text:line-break/></text:span>至於你說什麼<text:span text:style-name="T3"><text:s/>"</text:span>台北市立動物園對於動物福利和動物保育下的功夫，比一些只有一張嘴巴的動保團體多得太多了<text:span text:style-name="T3">"</text:span>，這話更非事實。<text:span text:style-name="T3"><text:line-break/><text:line-break/></text:span>你不妨說說看，不要說台北動物園，就算澳洲或動保觀念最發達先進的英國任何一個動物園，究竟能<text:span text:style-name="T3"><text:s/>"</text:span>為動物福利和動物保育<text:span text:style-name="T3">" </text:span>下什麼功夫？那根本就不是動物園成立的目標與宗旨。<text:span text:style-name="T3"><text:line-break/><text:line-break/>"</text:span>動物園<text:span text:style-name="T3">" </text:span>的存在，是對於動物福利與保育的一種傷害，也就是說，它是一種有待為自己辯護的<text:span text:style-name="T3"><text:s/>"</text:span>被告<text:span text:style-name="T3">"</text:span>，怎麼被告竟然變成動保大功臣？<text:span text:style-name="T3"><text:line-break/><text:line-break/></text:span>在動物園的議題上，我並不激進，也不基進，我並不主張徹底禁止，我甚至還蠻喜歡去國外的動物園玩。但我即便立場上並不基<text:span text:style-name="T3">(</text:span>激<text:span text:style-name="T3">)</text:span>進，甚至有點保守，但我也沒法想像怎麼一個動物園竟然會變成動保大功臣，而動保團體卻變成<text:span text:style-name="T3"><text:s/>“</text:span>只出一張嘴<text:span text:style-name="T3">”</text:span>。<text:span text:style-name="T3"><text:line-break/><text:line-break/></text:span>我對台灣各種社運普遍給予極低評價，甚至大多唾棄，但動保運動卻是個例外，特別是悟泓和玉敏的台灣動物社會研究會，更讓我由衷佩服，真正是一種社運典範。<text:span text:style-name="T3"><text:line-break/><text:line-break/>1997</text:span>年<text:span text:style-name="T3">8</text:span>月，剛到英國念書的隔月，我參加倫敦一個數千人的反狩獵遊行。有個歐洲人不知道是義大利或西班牙，看我是黃皮膚，運動中很罕見，於是跑過來問我從哪來。我說台灣。他說：那你認不認識一個和尚<text:span text:style-name="T3">(</text:span>指還俗前的悟泓<text:span text:style-name="T3">)</text:span>？我說認識啊。對方比起大姆指，稱讚悟泓了不起！<text:span text:style-name="T3"><text:line-break/><text:line-break/></text:span>我對台灣社運了解極為深入與透徹，若說什麼動保團體只會出一張嘴，那真是很離譜的一種言論。我想不出來更委婉的批評，無意冒犯，只是實話實說；或許言語難聽，卻是由衷之言。如果他們長年之所為叫做<text:span text:style-name="T3"><text:s/>"</text:span>只出一張嘴<text:span text:style-name="T3">"</text:span>，全世界將無社運可言。<text:span text:style-name="T3"><text:line-break/><text:line-break/></text:span>陳真<text:span text:style-name="T3"><text:line-break/>=============<text:line-break/>http://goo.gl/vI5bEJ<text:line-break/><text:line-break/></text:span>高雄壽山動物園，曾發生園內已經懷孕的河馬，仍被放在展示池中繼續展示，直到母河馬在展示池中分娩生產，園方仍毫不知情。<text:span text:style-name="T3"><text:line-break/><text:line-break/></text:span>當我們看到有小河馬死在水池裡，通知工作人員前來處理時，工作人員的反應竟是：那隻河馬生了喔？<text:span text:style-name="T3"><text:line-break/><text:line-break/></text:span>天馬牧場也好，公市立動物園也好，這些都不是個案，阿河的不幸遭遇凸顯台灣現行法規對於圈養展示動物機構「動物園、生態農場、牧場、遊樂園區業者」管理的大漏洞，但是除了法規制度的管理，每一個民眾能做什麼，阻止這些不當對待動物的情事發生呢？<text:span text:style-name="T3"><text:line-break/><text:line-break/>========<text:line-break/>http://goo.gl/ULxsfQ<text:line-break/><text:line-break/></text:span>壽山動物園「瘋得嚴重」<text:span text:style-name="T3"><text:line-break/><text:line-break/></text:span>獅盯羚羊<text:span text:style-name="T3"><text:s/></text:span>鱷嚇駱馬<text:span text:style-name="T3"><text:s/></text:span>恐怖相鄰<text:span text:style-name="T3"><text:line-break/><text:line-break/></text:span>蘋果日報<text:span text:style-name="T3">2005</text:span>年<text:span text:style-name="T3">11</text:span>月<text:span text:style-name="T3">28</text:span>日<text:span text:style-name="T3"> <text:line-break/><text:line-break/></text:span>【周昭平、林聰勝、楊適群╱高雄報導】台北木柵動物園日前才遭台灣動物社會研究會抨擊「把熊養到瘋」，該會和英國動物保育人士前天南下高雄壽山動物園觀察後，發現園內棕熊和黑豹也「瘋得很嚴重」，他們還痛批園方讓有食物鏈關係的動物比鄰而居，對動物是「嚴重精神折磨！」<text:span text:style-name="T3"> <text:line-break/><text:line-break/></text:span>絕種棕熊變癩痢狗<text:span text:style-name="T3"><text:line-break/><text:line-break/></text:span>台灣動物社會研究會理事長朱增宏、英國防止虐待動物協會東亞事務總監李博（<text:span text:style-name="T3">Paul Little Fair</text:span>）及高雄市教師會生態教育中心主任李根政，前天一抵達壽山動物園，就先到被列為「瀕臨絕種保育類野生動物」的阿拉斯加棕熊區觀察，結果發現兩隻棕熊的毛幾乎掉光，還出現重複繞圈、搖頭晃腦等刻板行為，李根政痛心說：「簡直變成癩痢狗了！」<text:span text:style-name="T3"> <text:line-break/><text:line-break/></text:span>而黑豹則在剛改建完成、不到三十平方公尺的房舍裡，沿著牆壁來回重複繞圈，朱增宏說：「這隻是真的瘋了！」<text:span text:style-name="T3"> <text:line-break/><text:line-break/></text:span>長期在中國、韓國及台灣視察動物園的李博，觀察後對園方竟讓有食物鏈關係的獅子、老虎、羚羊及駱馬、尼羅鱷等動物比鄰而居，大感不可思議，他認為動物長期處在「看得到卻吃不到」或「等著被吃」的壓力下，就算彼此看不到，但隨著特殊氣味傳遞，也是一種嚴重的精神折磨，像駱馬的耳朵總是動來動去，就是處在警戒狀態的表徵。<text:span text:style-name="T3"> <text:line-break/><text:line-break/></text:span>遊客黃瀚緯見狀，則以為「園方故意要呈現自然界裡弱肉強食的感覺！」<text:span text:style-name="T3"> <text:line-break/><text:line-break/></text:span>園方：找學者檢討<text:span text:style-name="T3"><text:line-break/><text:line-break/></text:span>高雄市風景區管理所所長呂德育坦承，當初「遊客安全」才是園方規劃首要考量，但「動物不至於瘋了」，至於有食物鏈關係的動物比鄰而居，是否會造成精神折磨，要找學者再討論。他並強調，黑豹原本就是受虐動物，加上剛換環境，才有「自閉」現象。<text:span text:style-name="T3"> <text:line-break/><text:line-break/></text:span>報你知<text:span text:style-name="T3"><text:line-break/></text:span>行為刻板發瘋徵兆<text:span text:style-name="T3"><text:line-break/></text:span>台灣動物社會研究會理事長朱增宏表示，動物會因空間受限、展場乏味、違反自然餵食、無法避開干擾及違反自然的社群組合等因素，長期處於低度刺激、行為受制或不能脫離恐懼或挫折等情境，因而出現類似精神病患般、好幾個小時重複繞圈、晃腦、踱步、一動也不動、眼神呆滯無助等無特殊目的刻板行為。<text:span text:style-name="T3"> <text:line-break/><text:line-break/></text:span>壽山動物園小檔案<text:span text:style-name="T3"><text:line-break/></text:span>成立時間：<text:span text:style-name="T3">1978</text:span>年在西子灣成立；<text:span text:style-name="T3">1986</text:span>年因中山大學建校遷至壽山現址。<text:span text:style-name="T3"> <text:line-break/></text:span>規模：佔地<text:span text:style-name="T3">12</text:span>公頃、員工<text:span text:style-name="T3">40</text:span>人、年度預算<text:span text:style-name="T3">3700</text:span>萬，不到台北市立動物園的<text:span text:style-name="T3">1/10</text:span>。<text:span text:style-name="T3"> <text:line-break/></text:span>特色動物：全世界第一隻在動物園內由熊媽媽繁殖、撫育的小台灣黑熊「波比」。<text:span text:style-name="T3"> <text:line-break/></text:span>動物種類：<text:span text:style-name="T3">86</text:span>種、<text:span text:style-name="T3">640</text:span>隻。<text:span text:style-name="T3"> <text:line-break/></text:span>資料來源：壽山動物園<text:span text:style-name="T3"><text:line-break/><text:line-break/></text:span>動物保育專家的看法<text:span text:style-name="T3"><text:line-break/><text:line-break/></text:span>第三度到壽山動物園觀察的外國專家李博表示，動物園應多從動物角度思考「動物喜歡什麼」，而餵食方式也值得檢討，不應將牠們當成貓、狗餵食，不妨考慮國外許多動物園將食物藏起來，讓動物真「覓食」。<text:span text:style-name="T3"><text:line-break/><text:line-break/></text:span>高雄市教師會生態教育中心主任李根政則認為，黑豹、獅子和老虎等需大範圍活動的野生動物，根本不適合養在動物園，例如黑豹的解說牌上標明「（野外）活動範圍為八至六十三平方公里」，但是牠在動物園的空間卻不到三十平方公尺，根本「沒有教育效果」。<text:span text:style-name="T3"><text:line-break/><text:line-break/></text:span>由於園方又花了六百九十萬元購買長頸鹿，下個月就要引進，李根政建議「不要再引進新物種，現有動物也不應再繁殖，養到老死就好，應把資源集中在改善動物福利上」。<text:span text:style-name="T3"><text:line-break/><text:line-break/></text:span>台灣動物社會研究會理事長朱增宏則呼籲，政府應訂立《動物園法》，明確規範動物園設置程序、經營管理的監督查核，以保障最基本的動物福利。<text:span text:style-name="T3"><text:line-break/><text:line-break/></text:span>至於動物是否<text:span text:style-name="T3">"</text:span>瘋了<text:span text:style-name="T3">"</text:span>，試問一個人被關久會不會變得有問題，就可以知道動物會不會有問題，而最好的方式就是關閉全世界的動物園。<text:span text:style-name="T3"><text:line-break/><text:line-break/></text:span>我認識在壽山工作的人，他們說，就算要改變，他們以少少的人力和低於木柵十數倍的經費，也就只能做到這樣。政府和立委議員也只是會譁眾取寵，而不是真的有想要解決問題的誠意和行為。<text:span text:style-name="T3"><text:line-break/><text:line-break/></text:span>這是恐怖的政經問題，先撇開這不談，光是園方的專業與對待動物的態度，我想應該要再教育，畢竟裡面的人員良莠不齊，試問，這怎能為動物帶來好的照顧？</text:p>
      <text:p text:style-name="P1">kate chang   |  2014.12.30 15:12   |   <text:a xlink:type="simple" xlink:href="http://palinfo.habago.org/Entry?Command=Information_PrintForum&amp;iPage=349#FORUM33443"><text:span text:style-name="T2">#</text:span></text:a></text:p>
      <text:p text:style-name="P2">在印度，信步閒散的牛和盤踞城市的猴子，和同樣不遵守交通規則的印度人一起「製造」街道的混亂，雖然畫面經常呈現與現代文明相反的貧窮落後，可是印度人和自然萬物共生的生命觀及態度，使得印度始終高居我心中的偉大國家排行榜前三名。<text:span text:style-name="T3"><text:line-break/><text:line-break/>Life of Pi </text:span>裡頭，當老虎和<text:span text:style-name="T3">Pi</text:span>上岸時，老虎頭也不回地離開了還在留戀當下的<text:span text:style-name="T3">Pi</text:span>，這個鏡頭對我來說是這部電影的結束，結束在這，（用陳真的話來說）詩意最多。這部電影（用李安的話來說），老虎好好地給大家上了一課。<text:span text:style-name="T3"><text:line-break/><text:line-break/></text:span>印度人如何看待動物（與一切）完全基於信仰，阿河的一生其實也映照出今天台灣（不只是宗教意義上的）信仰的缺失吧。<text:span text:style-name="T3"><text:line-break/><text:line-break/></text:span>向新同學推薦「生命親系譜」，多年後鑑慧學姊的簡介，到今天依然需要<text:span text:style-name="T3"><text:line-break/><text:line-break/>http://goo.gl/NMPTxF<text:line-break/><text:line-break/>-----<text:line-break/></text:span>因為我現在生活在鐵幕裏，這幾天<text:span text:style-name="T3">VPN</text:span>也無法解救水深火熱的網路，無法使用<text:span text:style-name="T3">url shortener</text:span>，可能製造了混亂，若需要煩請代為重編，謝謝。<text:span text:style-name="T3"><text:line-break/><text:line-break/></text:span>（就這麼有一就有二地開始留言，害羞不藥而癒，哈，自我解嘲下）</text:p>
      <text:p text:style-name="P1"><text:span text:style-name="T1">慶輝</text:span><text:s/>  |  2014.12.30 13:33   |   <text:a xlink:type="simple" xlink:href="http://palinfo.habago.org/Entry?Command=Information_PrintForum&amp;iPage=349#FORUM33442"><text:span text:style-name="T2">#</text:span></text:a></text:p>
      <text:p text:style-name="P3">雖然我對壽山動物園沒有什麼去過的印象，<text:span text:style-name="T3"><text:line-break/></text:span>一般來看，展示的空間通常比較狹小，<text:span text:style-name="T3"><text:line-break/></text:span>但其實動物籠後面會有一個較為寬敞的「後台」，<text:span text:style-name="T3"><text:line-break/></text:span>這個「後台」從外面是看不到的。<text:span text:style-name="T3"><text:line-break/><text:line-break/></text:span>展示時間完其實這些動物會「下班」回到後台，<text:span text:style-name="T3"><text:line-break/></text:span>環境應該是較外面展示籠良好的。<text:span text:style-name="T3"><text:line-break/><text:line-break/></text:span>另外動物園拓建，基本上我是持支持的意見，<text:span text:style-name="T3"><text:line-break/></text:span>因為這直接關係到動物活動的空間增加，<text:span text:style-name="T3"><text:line-break/></text:span>通常並不會把這些拓建的空間直接全部塞新的物種進來，<text:span text:style-name="T3"><text:line-break/></text:span>而多是讓老住戶「搬家」。<text:span text:style-name="T3"><text:line-break/><text:line-break/></text:span>我因為生活在台北的關係，<text:span text:style-name="T3"><text:line-break/></text:span>從小到大也都常去木柵動物園，<text:span text:style-name="T3"><text:line-break/></text:span>也很明顯的感受到多年來木柵動物園給動物的空間持續增大，遊客和動物的距離越來越遠以減少影響牠們。<text:span text:style-name="T3"><text:line-break/></text:span>當然有未臻完善的地方，但整體來說應該一直是在進步的。<text:span text:style-name="T3"><text:line-break/><text:line-break/></text:span>另一方面，其實光以台北市立動物園來說，<text:span text:style-name="T3"><text:line-break/></text:span>他們對於動物福利和動物保育下的功夫，<text:span text:style-name="T3"><text:line-break/></text:span>比一些只有一張嘴巴的動保團體多得太多了。</text:p>
      <text:p text:style-name="P1"><text:span text:style-name="T1">陳真</text:span><text:s/>  |  2014.12.30 11:09   |   <text:a xlink:type="simple" xlink:href="http://palinfo.habago.org/Entry?Command=Information_PrintForum&amp;iPage=349#FORUM33441"><text:span text:style-name="T2">#</text:span></text:a></text:p>
      <text:p text:style-name="P2">台灣這些所謂牧場，環境往往十分惡劣；甚或以所謂教育之名，行虐待動物與謀利之實。例如不當的收費餵食，理應是牧場應負起的餵食責任，卻變成一種謀利工具，故意讓動物不當挨餓，供遊客亂餵一通，從中取樂。<text:span text:style-name="T3"><text:line-break/><text:line-break/></text:span>有一回，跟一些小朋友去台南某個牧場<text:span text:style-name="T3">(</text:span>名字忘了，若記得，我會把它寫出來<text:span text:style-name="T3">)</text:span>，感覺就跟參觀動物刑場或動物監獄差不多，髒亂污濁痛苦悲慘，每隻動物弄得憔悴狼狽瘦弱不堪，甚至滿身傷病血痂，不忍卒睹。而且一輩子就困在一個狹隘骯髒不見天日的恐怖空間，供人類<text:span text:style-name="T3">"</text:span>參觀<text:span text:style-name="T3">"</text:span>。<text:span text:style-name="T3"><text:line-break/><text:line-break/></text:span>這間牧場，參觀完之後來到出口處，有塊小空地，感覺像個戶外廚房，擺著一個烤窯，上頭還散落一些烤肉用的鐵絲網片，不知做何用途；究竟是自己宰來吃，或供遊客購買，當場享用，不得而知。<text:span text:style-name="T3"><text:line-break/><text:line-break/></text:span>上個月，我們還特地跑到屬於官方的高雄市壽山動物園視察，也是非常非常恐怖，如同動物煉獄。特別是一些猩猩，與終生囚禁沒兩樣。<text:span text:style-name="T3"><text:line-break/><text:line-break/></text:span>我並不反對動物園，那得看你裏頭要養些什麼，養貓狗雞鴨牛羊馬或各種爬蟲類等等，我並不反對。而且，環境要足夠寬敞乾淨且合乎動物天性，而不是把牠一生捆綁或終生關禁閉，只為了讓人來觀賞。<text:span text:style-name="T3"><text:line-break/><text:line-break/></text:span>私立牧場只為營利，自然弊端百出，但一個官方的動物園卻也一樣搞得恐怖不堪，難道天理能容？<text:span text:style-name="T3"><text:line-break/><text:line-break/></text:span>那天去<text:span text:style-name="T3"><text:s/>"</text:span>參觀<text:span text:style-name="T3">"</text:span>，發現高雄壽山動物園正在大興土木，似乎要擴大規模，對此我不確定。但如果把動物園搞成這樣一種動物煉獄，根本就不應該繼續擴大殘害更多動物。<text:span text:style-name="T3"><text:line-break/><text:line-break/></text:span>澳洲和英國也有許多動物園，也許仍然有它內在外在的問題，例如有些人從根本上就反對動物園的存在。但至少那樣一種動物園不會讓人參觀完之後，感到心情沉重。<text:span text:style-name="T3"><text:line-break/><text:line-break/></text:span>具有救國救民大眼光大視野大理論的進步份子，往往看不起這類貓狗小事。但在我看來，這些事如同人類之事一般巨大。如同甘地所說：一個國家或民族偉大的程度，可以從他們對待動物的方式來衡量。康德也曾如此說道，我們應慈悲對待動物，因為對動物殘忍者，對人也會一樣殘忍。<text:span text:style-name="T3"><text:line-break/><text:line-break/></text:span>陳真<text:span text:style-name="T3"><text:line-break/>==============<text:line-break/></text:span>北市動物園、農委會見死不救<text:span text:style-name="T3"><text:line-break/><text:line-break/>2014</text:span>年<text:span text:style-name="T3">12</text:span>月<text:span text:style-name="T3">30</text:span>日<text:span text:style-name="T3"><text:line-break/><text:line-break/></text:span>中國時報【陳瑄喻、林佩怡、張立勳╱台北報導】<text:span text:style-name="T3"><text:line-break/><text:line-break/></text:span>河馬「阿河」傷重不治，消息一出，全台譁然，各社群網站上紛紛悼念「阿河」，學者及動保團體痛批，主管機關農委會及擁有最多資源的台北市立動物園，都沒有在「阿河」受傷的黃金治療時間伸出援手，根本就是見死不救。<text:span text:style-name="T3"><text:line-break/><text:line-break/></text:span>東海大學生命科學系教授林良恭沉痛地表示，當他看見「阿河」重重摔在地上時，就知道大事不妙，即便「阿河」屬於天馬牧場的個人資產，農委會也應「主動積極介入」要求業者要向台北市立動物園請求獸醫支援。<text:span text:style-name="T3"><text:line-break/><text:line-break/></text:span>未援助<text:span text:style-name="T3"><text:s/></text:span>死才願解剖<text:span text:style-name="T3"><text:line-break/><text:line-break/></text:span>屏東科技大學野生動物保育研究所教授裴家騏指出，「阿河」的悲劇凸顯國內公私立動物園對於野生動物展演空間、生活環境等的不友善，許多民間展演單位對外打著環境教育、動物保育的口號，吸引民眾前來參觀，卻不給予合理的醫療計畫、生存空間等，「讓不會說人話的動物，只能含淚等待脫離牢籠的一天。」<text:span text:style-name="T3"><text:line-break/><text:line-break/></text:span>「建立動物保育認證機制是當務之急。」裴家騏說，無論何種動物都應享有動物權，尤其以野生動物為賣點的營利機構，更應接受政府的督導及檢核，「別讓無心的民眾成為業者的幫兇。」<text:span text:style-name="T3"><text:line-break/><text:line-break/></text:span>台灣動物社會研究會執行長朱增宏抨擊，河馬因皮膚需要散熱，必須長時間待在水裡，但「阿河」出事後<text:span text:style-name="T3">24</text:span>小時才泡在水池中，且「阿河」運送過程再到受傷後，天馬牧場都違反規定，但北市動物園只躲在幕後，不願提供專業協助，難道是擔心「公親變事主」嗎？等到「阿河」死後，才願解剖，根本就是見死不救。<text:span text:style-name="T3"><text:line-break/><text:line-break/></text:span>農委會畜牧處副處長朱慶誠則表示，農委會在第一時間要求地方政府給河馬最有效的照護，因為認為唯有北市動物園有專業能力可處理，也曾和園長金仕謙通話，當時金說，只要業者提出請求，就會盡力協助。<text:span text:style-name="T3"><text:line-break/><text:line-break/></text:span>農委會未強制介入<text:span text:style-name="T3"><text:line-break/><text:line-break/></text:span>台灣動物社會研究會主任陳玉敏也說，「阿河」出事當天，她立即和林務局聯絡，林務局說已請北市動物園待命，但直到「阿河」死前，動物園都沒人出面。<text:span text:style-name="T3"><text:line-break/><text:line-break/></text:span>面對動保團體見死不救的質疑，台北市立動物園發言人曹先紹表示，「阿河」<text:span text:style-name="T3">26</text:span>日意外摔出貨櫃以來，動物園即與林務局野生動物收容救傷體系專家保持密切聯繫與討論，同時備齊醫療器材，隨時可支援，動物園方也分享過去大型草食動物非洲象水療經驗，絕無見死不救。<text:span text:style-name="T3"><text:line-break/><text:line-break/></text:span>建立動保認證機制<text:span text:style-name="T3"><text:line-break/><text:line-break/></text:span>網友則痛批，「阿河」的死凸顯農委會管理私人動物園的漫不經心，如果能在第一時間就強制介入「阿河」的照護，「阿河」或許不會痛苦這麼多天，另外，擁有全台最多資源的台北市立動物園則應「主動」伸出援手，自行派遣相關獸醫下去治療，「難道阿河的眼淚，也融化不了官員的鐵石心腸嗎？」</text:p>
      <text:p text:style-name="P1"><text:span text:style-name="T1">陳真</text:span><text:s/>  |  2014.12.30 10:23   |   <text:a xlink:type="simple" xlink:href="http://palinfo.habago.org/Entry?Command=Information_PrintForum&amp;iPage=349#FORUM33440"><text:span text:style-name="T2">#</text:span></text:a></text:p>
      <text:p text:style-name="P3">阿河死<text:span text:style-name="T3"><text:s/></text:span>動保團體疑過程涉虐<text:span text:style-name="T3"><text:line-break/><text:line-break/></text:span>中央社<text:span text:style-name="T3"><text:s/>– 2014</text:span>年<text:span text:style-name="T3">12</text:span>月<text:span text:style-name="T3">29</text:span>日<text:span text:style-name="T3"><text:line-break/><text:line-break/></text:span>（中央社記者楊淑閔台北<text:span text:style-name="T3">29</text:span>日電）天馬牧場河馬阿河因運輸重傷致死，農委會林務局認為不涉虐待，不適用野保法，非其主管。動保團體表示，疑已違反動保法運輸要求，恐涉虐待；未調查前林務局不宜自行排除責任。<text:span text:style-name="T3"><text:line-break/><text:line-break/></text:span>運輸過程重傷的阿河今天早上死亡；農委會主委陳保基今天在立法院表示，地方政府可依動物保護法祭罰，處<text:span text:style-name="T3">1</text:span>年以下有期徒刑。動保法主管機關農委會畜牧處說明，違反第<text:span text:style-name="T3">5</text:span>條相關照護規定，可依第<text:span text:style-name="T3">30</text:span>條懲處，台中市府可移送法辦。<text:span text:style-name="T3"><text:line-break/><text:line-break/></text:span>由於阿河是保育類二級動物，輿論質疑觸犯野生動物保育法，野保法主管機關農委會林務局說，此案的運輸過程不涉及獵捕、宰殺、虐待及騷擾致死等，所以非此法所管。<text:span text:style-name="T3"><text:line-break/><text:line-break/></text:span>台灣動物社會研究會執行長朱增宏說，此案是否被准許展示，必須調查；若沒有准許，又一直知道業者展示阿河，主管機關顯然一直「沒有作為」。<text:span text:style-name="T3"><text:line-break/><text:line-break/></text:span>他說，動保法第<text:span text:style-name="T3">9</text:span>條規定，「運送動物應注意其食物、飲水、排泄、環境及安全，並避免動物遭受驚嚇、痛苦或傷害。經中央主管機關公告之動物種類，其運送人員應經運送職前講習結業，取得證書，始得執行運送業務」。<text:span text:style-name="T3"><text:line-break/><text:line-break/></text:span>動保法第<text:span text:style-name="T3">9</text:span>條也規定，「前項運送人員經運送職前講習結業並執行業務後，每二年應接受一次在職講習；其運送人員講習、動物運送工具、方式及其他應遵行事項之辦法，由中央主管機關定之」。<text:span text:style-name="T3"><text:line-break/><text:line-break/></text:span>朱增宏進一步指出，阿河運送過程只用貨櫃，設備粗糙、簡陋，沒有獸醫隨行，明顯與動保法第<text:span text:style-name="T3">9</text:span>條要求內容不同，阿河確實受到驚嚇，若經判定已違反的話，就會涉及虐待。<text:span text:style-name="T3"><text:line-break/><text:line-break/></text:span>他強調，全案還沒調查完成，林務局不應自行先認定不涉虐待，所以不適用林務局主管的野生動物保育法，應與野保法一體適用；且動保法目前對動物運輸雖有規範，但是並沒有罰則，是不周全的。</text:p>
      <text:p text:style-name="P1"><text:span text:style-name="T1">陳真</text:span><text:s/>  |  2014.12.30 09:57   |   <text:a xlink:type="simple" xlink:href="http://palinfo.habago.org/Entry?Command=Information_PrintForum&amp;iPage=349#FORUM33439"><text:span text:style-name="T2">#</text:span></text:a></text:p>
      <text:p text:style-name="P2">動物煉獄！<text:span text:style-name="T3">10</text:span>大惡劣展演場<text:span text:style-name="T3"><text:s/></text:span>天馬牧場居首<text:span text:style-name="T3"><text:line-break/><text:line-break/>2014</text:span>年<text:span text:style-name="T3">12</text:span>月<text:span text:style-name="T3">30</text:span>日<text:span text:style-name="T3"><text:line-break/><text:line-break/></text:span>中國時報【林佩怡、莊明勳、鐘武達、沈揮勝、林和生、林宏聰╱綜合報導】<text:span text:style-name="T3"><text:line-break/><text:line-break/></text:span>「阿河」重摔死亡，天馬牧場早被動保團體點名為<text:span text:style-name="T3">10</text:span>大惡劣動物展演場所之首，除了放任遊客騎在陸龜上被撻伐，還多次被投訴虐待動物，天竺鼠撞頭、草泥馬淋雨溼成落湯馬、強剃駱馬毛等，引起網民憤怒。<text:span text:style-name="T3"><text:line-break/><text:line-break/></text:span>鱷魚拔河<text:span text:style-name="T3"><text:s/></text:span>引起爭議<text:span text:style-name="T3"><text:line-break/><text:line-break/></text:span>動保團體眼中的前<text:span text:style-name="T3">10</text:span>名黑名單，還包括台南頑皮世界野生動物園、宜蘭葛瑪蘭七賢休閒農場、花蓮新光兆豐休閒農場、高雄淨園休閒農場、彰化克林姆莊園、花蓮猴子軍團、台南乳牛的家、台南世界蛇王教育農場和台南麻豆鱷魚王等。<text:span text:style-name="T3"><text:line-break/><text:line-break/></text:span>今年<text:span text:style-name="T3">12</text:span>月<text:span text:style-name="T3">19</text:span>日台灣防止虐待動物協會（<text:span text:style-name="T3">TSPCA</text:span>）和台灣動物平權促進會公布，天馬牧場以<text:span text:style-name="T3">59</text:span>項缺失登上首位，阿河死亡讓愛護動物人士發起一人一信給林佳龍，要求重視動物保護問題。<text:span text:style-name="T3"><text:line-break/><text:line-break/></text:span>曾因舉辦鱷魚拔河被質疑虐待動物的屏東不一樣鱷魚生態農場，農場主人鄞啟東表示，農場有教育責任，有大學運動休閒系學生曾提出想體驗鱷魚高達<text:span text:style-name="T3">2500</text:span>磅咬合力的實驗，才想出在繩子綁肉，讓學生實際拉繩，繩端沒有綁魚鉤，並不會對鱷魚造成傷害，並不像外界講得有虐待情事。<text:span text:style-name="T3"><text:line-break/><text:line-break/></text:span>倒閉棄養<text:span text:style-name="T3"><text:s/></text:span>動物餓死<text:span text:style-name="T3"><text:line-break/><text:line-break/></text:span>原高雄縣大樹鄉早期有<text:span text:style-name="T3">BB</text:span>野生動物園，後改名大非洲野生動物園、圓山自然動物園，<text:span text:style-name="T3">2001</text:span>年<text:span text:style-name="T3">8</text:span>月經營不善倒閉，剩下的動物遭業者棄養，根本沒給飼料，許多動物活生生餓死。<text:span text:style-name="T3"><text:line-break/><text:line-break/></text:span>被納入黑名單的彰化員林百果克林姆莊園，飼養有草泥馬、驢子、迷你馬、羊、鴕鳥等<text:span text:style-name="T3">10</text:span>多種可愛動物，園主陳忠杰表示，園區內的動物平時只與遊客進行餵食互動，不從事勞役工作，冬天到了，也都設有避寒小屋。他強調，該園內的動物，絕對受到最貼心的照顧，動物如果健康出現狀況，園區也都會找合格的獸醫師治療、照顧，絕不馬虎。<text:span text:style-name="T3"><text:line-break/><text:line-break/></text:span>野生動物<text:span text:style-name="T3"><text:s/></text:span>一生坐牢<text:span text:style-name="T3"><text:line-break/><text:line-break/></text:span>台灣動物社會研究會主任陳玉敏表示，台灣有近<text:span text:style-name="T3">40</text:span>個動物展演場所，即使有申請牧場、觀光農場登記，飼養環境卻都很糟糕，以台南蛇王和麻豆鱷魚王為例，業者把獅子、老虎、熊等動物關在狹小籠子裡，這些野生動物一輩子都在「坐牢」，甚至還有業者讓老虎和獅子雜交，結果生出來的孩子都夭折。</text:p>
      <text:p text:style-name="P1"><text:span text:style-name="T1">朝聖</text:span><text:s/>  |  2014.12.30 01:53   |   <text:a xlink:type="simple" xlink:href="http://palinfo.habago.org/Entry?Command=Information_PrintForum&amp;iPage=349#FORUM33438"><text:span text:style-name="T2">#</text:span></text:a></text:p>
      <text:p text:style-name="P3"><text:span text:style-name="T3">to </text:span>隆誌<text:span text:style-name="T3"><text:line-break/><text:line-break/></text:span>或許我表達的不清楚而讓你誤會，我並不覺得台灣會排斥外來文化呀；上篇提到的主體性只是我的初淺想法，我想文化或文明到底像匯聚成河或發芽茁壯其實不很重要，除了地理源流養份氣候等環境因素，最最要緊的是，它需要時間。解嚴至今未滿<text:span text:style-name="T3">30</text:span>年，政黨輪替才<text:span text:style-name="T3">14</text:span>年多；法制或公民社會上的差距，個人覺得台灣落後香港近<text:span text:style-name="T3">20</text:span>年<text:span text:style-name="T3">---</text:span>我常這樣催眠自己別太著急。<text:span text:style-name="T3"><text:line-break/><text:line-break/></text:span>在利己或公德方面，不知道為什麼我突然想到沈從文的長河，裡頭那個擔心<text:span text:style-name="T3">"</text:span>新生活<text:span text:style-name="T3">"</text:span>要來的顧祠堂老頭<text:span text:style-name="T3">......</text:span>或許台灣需要來個新生活運動<text:span text:style-name="T3">2.0</text:span>！</text:p>
      <text:p text:style-name="P1"><text:span text:style-name="T1">陳真</text:span><text:s/>  |  2014.12.30 01:39   |   <text:a xlink:type="simple" xlink:href="http://palinfo.habago.org/Entry?Command=Information_PrintForum&amp;iPage=349#FORUM33437"><text:span text:style-name="T2">#</text:span></text:a></text:p>
      <text:p text:style-name="P6"><text:span text:style-name="T1">阿河的一生，一定要看：</text:span><text:line-break/><text:line-break/>http://goo.gl/aEmeav</text:p>
      <text:p text:style-name="P1"><text:span text:style-name="T1">陳真</text:span><text:s/>  |  2014.12.30 01:24   |   <text:a xlink:type="simple" xlink:href="http://palinfo.habago.org/Entry?Command=Information_PrintForum&amp;iPage=349#FORUM33436"><text:span text:style-name="T2">#</text:span></text:a></text:p>
      <text:p text:style-name="P3">這裏有玉敏的影音談話以及阿河生前模樣，還有另一隻河馬媽媽和她夭折的小孩：<text:span text:style-name="T3"><text:line-break/><text:line-break/>http://goo.gl/qSzNC2</text:span></text:p>
      <text:p text:style-name="P1"><text:span text:style-name="T1">陳真</text:span><text:s/>  |  2014.12.30 01:11   |   <text:a xlink:type="simple" xlink:href="http://palinfo.habago.org/Entry?Command=Information_PrintForum&amp;iPage=349#FORUM33435"><text:span text:style-name="T2">#</text:span></text:a></text:p>
      <text:p text:style-name="P2">阿河死了，相信很多人一定很難過。許多國際媒體報導了這件事，並對整起事件感到極不可思議。<text:span text:style-name="T3"><text:line-break/><text:line-break/></text:span>人們會因此難過，意味著人類再怎麼冷血無情，終究還是有著共通的惻隱之心，不忍心看到無辜生命的痛苦。只是這份惻隱之心經常因為種種利害衝突與對立而掩蓋，但它只是掩蓋，卻不會從人性中消失。<text:span text:style-name="T3"><text:line-break/><text:line-break/></text:span>學界應該都知道<text:span text:style-name="T3">Richard Rorty </text:span>這個人。有一回，他來劍橋演講，我晚了一點才到現場，整個大講堂都已坐滿，我很不幸被迫只好坐到第一排跟他大眼瞪小眼。<text:span text:style-name="T3"><text:line-break/><text:line-break/></text:span>他那天講些什麼我不太記得了，但記得他講到<text:span text:style-name="T3">Peter Singer</text:span>的<text:span text:style-name="T3"><text:s/>"</text:span>動物解放<text:span text:style-name="T3">" </text:span>一書，<text:span text:style-name="T3">"</text:span>面露不屑<text:span text:style-name="T3">" </text:span>地說<text:span text:style-name="T3">(</text:span>我坐第一排，所以他的表情我看得很清楚<text:span text:style-name="T3">)</text:span>，他認為<text:span text:style-name="T3">Peter Singer</text:span>做那些有關動物權或動物福利的論證並沒有什麼說服力；<text:span text:style-name="T3">Rorty</text:span>說，說服他的，並不是那些理性論證，而是<text:span text:style-name="T3">Singer</text:span>書中那些動物受苦的可悲圖片。<text:span text:style-name="T3"><text:line-break/><text:line-break/></text:span>阿河雖死，但我相信他會死得有價值，他的無辜、無害和無助，會打動人們的心。<text:span text:style-name="T3"><text:line-break/><text:line-break/></text:span>阿河與其說是死於意外，不如說是死於人類的無情。假設今天載運的不是一隻嫌其累贅的河馬，而是一部昂貴儀器或是千百萬元名畫，或甚至只是一架鋼琴或一部攝影機，我不相信牧場老闆會如此輕忽，甚至還連摔兩次。那是不可能的事。<text:span text:style-name="T3"><text:line-break/><text:line-break/></text:span>假設今天阿河不是一隻河馬，而是牧場老闆的兒子，我更不相信他會讓自己的兒子如此輕易地發生所謂<text:span text:style-name="T3"><text:s/>"</text:span>意外<text:span text:style-name="T3">"</text:span>，甚至還一連發生兩次，都已經摔成重傷了，馬上又再摔一次，而且完全不積極搶救，任他自生自滅。<text:span text:style-name="T3"><text:line-break/><text:line-break/></text:span>從一個人對待某個生命的態度，你就能明白這生命在他心目中的份量。即便只是搬一張桌子，都不至於如此輕忽。即便是一隻殼被踩破的受傷蝸牛，一隻斷翅的蜻蜓，都該刺痛一個人的心，何況一隻重傷的河馬。<text:span text:style-name="T3"><text:line-break/><text:line-break/></text:span>據說呂秀蓮正在<text:span text:style-name="T3"><text:s/>"</text:span>絕食<text:span text:style-name="T3">"(</text:span>？<text:span text:style-name="T3">)</text:span>搶救所謂<text:span text:style-name="T3"><text:s/>"</text:span>無罪的阿扁<text:span text:style-name="T3">"</text:span>，她還抱怨說，<text:span text:style-name="T3">"</text:span>現在全國民眾只關心河馬，不關心垂死邊緣的阿扁<text:span text:style-name="T3">"</text:span>。講這種話很政治，一來阿扁並沒有垂死，二來，如果一身罪孽的阿扁值得憐憫，難道一隻無辜的河馬就死了活該？<text:span text:style-name="T3"><text:line-break/><text:line-break/></text:span>我並不想比較阿扁和河馬何者值得憐憫，我只能說任何生命的痛苦都讓人心裏不痛快，特別是那些無辜的生命，例如兒童，例如動物貓狗豬牛羊雞鴨等等等。<text:span text:style-name="T3"><text:line-break/><text:line-break/></text:span>這裏有阿河的照片：<text:span text:style-name="T3"><text:line-break/><text:line-break/>http://goo.gl/9Vl9bJ<text:line-break/><text:line-break/></text:span>陳真<text:span text:style-name="T3"><text:line-break/>===============<text:line-break/></text:span>流淚河馬「阿河」死亡　網友不捨：黑色星期一<text:span text:style-name="T3"><text:line-break/><text:line-break/></text:span>▲河馬「阿河」死亡消息，讓不少網友又難過又憤怒。（圖／台灣動物社會研究會提供）<text:span text:style-name="T3"><text:line-break/><text:line-break/></text:span>地方中心／綜合報導<text:span text:style-name="T3"><text:line-break/><text:line-break/></text:span>天馬牧場的河馬「阿河」<text:span text:style-name="T3">26</text:span>日在運送中跳車受傷，甚至傷後留下疼痛的眼淚。許多網友這幾天都不斷關心最新狀況，但卻沒想到台中市農業局與業者<text:span text:style-name="T3">29</text:span>日早上指出，發現阿河無心跳呼吸，已經死亡。<text:span text:style-name="T3"><text:line-break/><text:line-break/></text:span>此消息在上班時間傳出，不少網友憤怒要求「天馬負責」，也有人不捨形容是「黑色星期一」！<text:span text:style-name="T3"><text:line-break/><text:line-break/>26</text:span>日跳出貨車導致重傷的「阿河」被送回天馬牧場舊址療傷，卻發現牧場內的醫療設備與水源嚴重不足，甚至連大型<text:span text:style-name="T3">X</text:span>光機都找不到。<text:span text:style-name="T3"><text:line-break/><text:line-break/></text:span>台灣動物社會研究會主任陳玉敏指出，「阿河受傷後至<text:span text:style-name="T3">27</text:span>日上午前都被放在貨櫃中，業者也沒有給予任何醫療處理，後來才有人澆水給牠」。<text:span text:style-name="T3"><text:line-break/><text:line-break/></text:span>▲受傷後留下眼淚的阿河。（圖／東森新聞）<text:span text:style-name="T3"><text:line-break/><text:line-break/></text:span>「阿河」在<text:span text:style-name="T3">29</text:span>日早上被台中市農業局與業者證實死亡，讓不少這幾天持續關注的網友都感到相當難過，許多人怒批天馬牧場相當「惡劣」，有網友難過表示「早點送去木柵動物園接受治療或許就不會往生了」。<text:span text:style-name="T3"><text:line-break/><text:line-break/></text:span><text:span text:style-name="T4">▼</text:span><text:span text:style-name="T3">ETtoday</text:span>東森新聞雲所有同仁也聯合悼念阿河，祝福牠「不再痛了」。（圖／視覺設計王君仁繪）<text:span text:style-name="T3"><text:line-break/><text:line-break/>=============<text:line-break/></text:span>阿河別哭！網友繪圖送阿河　發起「抵制天馬牧場」<text:span text:style-name="T3"><text:line-break/><text:line-break/></text:span>希望阿河不會白白犧牲<text:span text:style-name="T3">...<text:line-break/><text:line-break/></text:span>記者林育綾／台北報導<text:span text:style-name="T3"><text:line-break/><text:line-break/></text:span>河馬「阿河」重摔兩次哭泣引來各界關心，原以為搬到溫泉水養病後有好轉跡象，卻在<text:span text:style-name="T3">12</text:span>月<text:span text:style-name="T3">29</text:span>日清晨傳出猝死於魚塭。網友得知消息後紛紛表示難過，繪圖祝福阿河「一路好走」，也有人集結抵制天馬牧場。<text:span text:style-name="T3"><text:line-break/><text:line-break/></text:span>「阿河別哭」粉絲團創立人牛牛表示，希望政府機關能重視此案，也請大家提出各種建議，「不要讓阿河白白犧牲！」<text:span text:style-name="T3"><text:line-break/><text:line-break/></text:span>▲阿河生前因重摔而哭泣。（圖／東森新聞）<text:span text:style-name="T3"><text:line-break/><text:line-break/></text:span>「阿河的眼淚」引發各界同情，然而從重摔到死亡過程疑點重重，讓不少民眾質疑阿河的所屬業者「天馬牧場」，不論是在照養方式和醫療上都有重大疏失。<text:span text:style-name="T3"><text:line-break/><text:line-break/>Facebook</text:span>「阿河別哭」粉絲團創立人牛牛得知阿河死亡消息後非常難過，繪圖祝福牠一路好走。牛牛表示：「我很喜歡動物，想說我會畫圖，希望可以藉圖文創作的感染力，聚集喜歡動物的人在這裡為動物發聲，不只是阿河而是更多的動物。」<text:span text:style-name="T3"><text:line-break/><text:line-break/></text:span>▲「阿河別哭」粉絲團創立人牛牛繪圖，祝福阿河一路好走。（圖／阿河別哭粉絲團）<text:span text:style-name="T3"><text:line-break/><text:line-break/></text:span>也有網友成立「無限期抵制天馬牧場」粉絲團，轉發各界對阿河事件的看法。根據目前最新消息，台中市府農業局<text:span text:style-name="T3">29</text:span>日將依違反我國動物保護法第<text:span text:style-name="T3">5</text:span>條「未避免飼養動物遭受無故或悪意之騷擾、虐待或傷害」將台農天馬牧場負責人，函送台中地檢署偵辧。</text:p>
      <text:p text:style-name="P1"><text:span text:style-name="T1">陳真</text:span><text:s/>  |  2014.12.30 00:12   |   <text:a xlink:type="simple" xlink:href="http://palinfo.habago.org/Entry?Command=Information_PrintForum&amp;iPage=349#FORUM33434"><text:span text:style-name="T2">#</text:span></text:a></text:p>
      <text:p text:style-name="P3">祖珊你好，<text:span text:style-name="T3"><text:line-break/><text:line-break/></text:span>印象中，我之所以提到托克維爾，應該是引用了他的一句話：<text:span text:style-name="T3">"</text:span>決定一個政權存亡的，絕非公共政策，而是政府的精神。<text:span text:style-name="T3">" </text:span>這話是從林義雄那邊聽來的。將近二十年前，他出來競選黨內總統候選人提名時，在他的一本競選文宣前言就寫著這句話。<text:span text:style-name="T3"><text:line-break/><text:line-break/></text:span>除此之外，我對托克維爾一無所知，約略知道他講哪些方面的東西，可惜我對社會學、政治學等社會科學興趣缺缺；對於社會科學存在的可能性及其形式與本質，倒是興致盎然。<text:span text:style-name="T3"><text:line-break/><text:line-break/></text:span>托克維爾這句話，我其實不太認同，除非做點修改；應該改成<text:span text:style-name="T3">: "</text:span>決定我是否支持一個政權的原因，公共政策只是其次，道德水平才是前提。<text:span text:style-name="T3">"<text:line-break/><text:line-break/></text:span>事實上，越是對外燒殺擄掠、越是恐怖血腥無惡不作、唯利是圖的政權，例如美國和以色列及西方列強，反而存活得越好。<text:span text:style-name="T3"><text:line-break/><text:line-break/></text:span>最近在看慧如和寧遠寫的一本書叫<text:span text:style-name="T3"><text:s/>"</text:span>橄欖桂冠的召喚<text:span text:style-name="T3">"</text:span>，裏頭翻譯一篇卡謬的文章<text:span text:style-name="T3">(</text:span>寫異鄉人那個卡謬<text:span text:style-name="T3">)</text:span>。卡謬這麼說：<text:span text:style-name="T3"><text:line-break/><text:line-break/>"</text:span>西班牙<text:span text:style-name="T3">(</text:span>內戰<text:span text:style-name="T3">)</text:span>是我們心上的傷口<text:span text:style-name="T3">...</text:span>使我們意料不到地了解到，雖有正義也不會成功，雖有勇氣也會一無所得，而暴力可能戰勝精神。<text:span text:style-name="T3">...</text:span>仁者犧牲，惡人當道，這是這世界的常態。<text:span text:style-name="T3">"<text:line-break/><text:line-break/></text:span>卡謬說得對，邪惡是很可能獲勝的；現實往往便是如此。越是卑劣無恥的，越是吃香喝辣通行無阻；精神之高尚並不是一個政權存活的依據，也許力量的強大才是一個政權延續的保證。<text:span text:style-name="T3"><text:line-break/><text:line-break/></text:span>祖國大陸及伊朗和俄羅斯要不是有點實力，足以抵抗外侮，老早百分之一億被美國與西方列強侵略佔領，就如同佔領阿富汗、伊拉克、利比亞及入侵敘利亞、南斯拉夫等等等等等等無數國家一樣。眼前這些宛如人間煉獄、千萬生靈塗炭的血腥慘狀，無異就是當年中國被西方列強與日本侵略割據佔領與屠殺的歷史翻版。<text:span text:style-name="T3"><text:line-break/><text:line-break/></text:span>對外如此，對內也好不了多少。除非具有某種政經結構上的絕對優勢，否則，手段越是卑劣無恥的政黨或政客，越容易存活或取得勝利；精神高尚者，只能讓人壓著打好玩。政黨之間搶奪政權，大致如此。越是使壞，奧步盡展，就越容易獲勝。當然，有時也會有例外，六年前的馬英九就是個例外，但例外畢竟是例外，例外很難一再重現。<text:span text:style-name="T3"><text:line-break/><text:line-break/></text:span>奧步得逞之後，即便揭穿，其實人們也不在乎了。這意味著精神良莠跟政權能否維繫其實無甚關連。實力比完比奧步，越下流者勝出，這是這島上的政治常態。<text:span text:style-name="T3"><text:line-break/><text:line-break/></text:span>卡謬還說，<text:span text:style-name="T3">"</text:span>惡並沒有惡報<text:span text:style-name="T3">"</text:span>。這話我倒是不認同，不過我明白他的意思是指的現實上的勝利；而我的善惡有報指的卻是邏輯上的必然。善惡<text:span text:style-name="T3"><text:s/>"</text:span>本身<text:span text:style-name="T3">" </text:span>就是它的回報。<text:span text:style-name="T3"><text:line-break/><text:line-break/></text:span>前幾則留言，我提到一個很有名的維根斯坦學者<text:span text:style-name="T3"><text:s/>Peter Winch</text:span>，也就是談社會科學的非實證本質的那位哲學家，他曾發表過一篇文章，標題叫做<text:span text:style-name="T3"><text:s/>can a good man be harmed</text:span>？<text:span text:style-name="T3">(</text:span>好人會受傷害嗎？<text:span text:style-name="T3">)<text:line-break/><text:line-break/></text:span>關於這個問題，西方哲學上有無數討論。我想，一般來講，一個<text:span text:style-name="T3"><text:s/>"</text:span>維根斯坦式<text:span text:style-name="T3">" </text:span>的人，理應會傾向於回答說不可能，好人不可能受到傷害。<text:span text:style-name="T3"><text:line-break/><text:line-break/></text:span>你當然可以傷害一個好人的肉體，傷害他的事業，傷害他的名譽，乃至傷害他的家人和一切，但有個東西你傷不了，就是他的善。因為善這東西是內在的，取不走的，就跟愛一樣；壞人可以傷害你所愛的家人，但他傷不了你對他們的愛。<text:span text:style-name="T3"><text:line-break/><text:line-break/></text:span>在這個意義上，我們說，好人不會受傷害。原因無它，因為他是個好人。<text:span text:style-name="T3"><text:line-break/><text:line-break/></text:span>相關議論當然沒有這麼粗操簡單。這裏頭還牽涉到一個西方哲學的根本問題：事實<text:span text:style-name="T3">(fact)</text:span>與價值<text:span text:style-name="T3">(value)</text:span>。簡單說，事實本身及其一切變動，與價值無涉，分屬兩個不同範疇。我即便破壞了一個好人的相關所有事實，但他依然是一個好人。<text:span text:style-name="T3"><text:line-break/><text:line-break/></text:span>好人究竟會不會受傷害，這道問題最早的提問者，就我所知，就是蘇格拉底。他的答案也是一樣，好人不可能被傷害。<text:span text:style-name="T3"><text:line-break/><text:line-break/></text:span>你看耶穌痛苦死在十字架上，但他不但<text:span text:style-name="T3"><text:s/>"</text:span>毫髮無傷<text:span text:style-name="T3">"</text:span>，他的善卻無遠弗屆；敵人越傷害他，他的善卻越是彰顯。蘇格拉底也一樣，他被迫飲毒自盡，但他的善卻勢將流傳千萬年。你可以傷他肉體，取他性命，但你就是不可能傷害一個好人。</text:p>
      <text:p text:style-name="P5"/>
      <text:p text:style-name="P1"><text:span text:style-name="T1">平璽</text:span><text:s/>  |  2014.12.29 22:29   |   <text:a xlink:type="simple" xlink:href="http://palinfo.habago.org/Entry?Command=Information_PrintForum&amp;iPage=350#FORUM33433"><text:span text:style-name="T2">#</text:span></text:a></text:p>
      <text:p text:style-name="P3">少年聽雨歌樓上，紅燭昏羅帳；<text:span text:style-name="T3"><text:line-break/></text:span>壯年聽雨客舟中，江闊雲低，斷雁叫西風。<text:span text:style-name="T3"><text:line-break/></text:span>而今聽雨僧廬下，鬢已星星也；<text:span text:style-name="T3"><text:line-break/></text:span>悲歡離合總無情，一任階前，點滴到天明。<text:span text:style-name="T3"><text:line-break/></text:span>《虞美人．聽雨》<text:span text:style-name="T3"><text:line-break/></text:span>＝＝<text:span text:style-name="T3"><text:line-break/></text:span>高鐵正醞釀藉破產之名，要脅交通部延長特許<text:span text:style-name="T3">40</text:span>年。兩稅合一扣減減半，一年可由股票鉅富徵收<text:span text:style-name="T3">500</text:span>億<text:span text:style-name="T3">(</text:span>亦即四年選舉周期可徵得<text:span text:style-name="T3">2000</text:span>億<text:span text:style-name="T3">)</text:span>，攸關財政健全與分配正義的法案，綠委帶頭連署修改。無論傳統媒體或網路平台，這些真議題沒見什麼人關心；怕是再盛的熊熊烈焰，也要被寒天驟雨消磨了。</text:p>
      <text:p text:style-name="P1"><text:span text:style-name="T1">祖珊</text:span><text:s/>  |  2014.12.29 21:43   |   <text:a xlink:type="simple" xlink:href="http://palinfo.habago.org/Entry?Command=Information_PrintForum&amp;iPage=350#FORUM33432"><text:span text:style-name="T2">#</text:span></text:a></text:p>
      <text:p text:style-name="P2">一開始確實為藍綠而來。在一次衝動的留言後開啟了探究哲學的學習之路。看陳醫生對綠色生物的評論很是痛快，看陳醫生對哲學思想的引言也很有収穫。<text:span text:style-name="T3">318</text:span>之後好像也是在留言版上看到陳醫生提到托克維爾，才去找那本「民主在美國」。本來不覺得自己很無知，認真看了巴勒網一陣子才發現自己是「半個文盲」。不論是政治、哲學或是國際現實，我就像<text:span text:style-name="T3">99.9%</text:span>的命題人，總喜歡在主流文化裏找一點感動。<text:span text:style-name="T3"><text:line-break/><text:line-break/></text:span>看到各位在版上的留言，不由得揑了一把冷汗。版上先進很多，自稱膽小的我卻三番二次留言，也很感謝陳醫師不厭其煩的教導。以前對台灣政治現實總是氣沖沖，現在反而對陳老師的洞窟微光比較有興趣。綠會變，藍會變，紅也會變。與其把什麼公平正義的希望放在顏色上，不如先關注自己還有沒有機會成為一個有血有肉，可以進入圖像領域的「人」。<text:span text:style-name="T3"><text:line-break/><text:line-break/></text:span>隱約感覺陳醫師真的是對社會或是人生抱有烈焰般的熱情。如果您不喜歡，這只是我的想法，希望陳醫師莫見怪。</text:p>
      <text:p text:style-name="P1">benson   |  2014.12.29 19:13   |   <text:a xlink:type="simple" xlink:href="http://palinfo.habago.org/Entry?Command=Information_PrintForum&amp;iPage=350#FORUM33430"><text:span text:style-name="T2">#</text:span></text:a></text:p>
      <text:p text:style-name="P3"><text:span text:style-name="T3">to</text:span>鬼島太郎<text:span text:style-name="T3"> <text:line-break/><text:line-break/></text:span>本人剛好對於能源方面有點研究，如果從台灣這邊收購石油是要從遠方運過來的，所以當大家看到石油每桶<text:span text:style-name="T3">60</text:span>美金就在怪罪中油為什麼不調降，這讓中油非常的為難，因為船運過來是個把月後的事情，決對不是走什麼星際傳送門過來，所以油價會是買的時候的油價，當然還包含長期的合約<text:span text:style-name="T3">(</text:span>避險<text:span text:style-name="T3">)</text:span>價格無法輕易變動。<text:span text:style-name="T3"><text:line-break/><text:line-break/></text:span>而我們國內的零售油價呢，也不可能國際原油價格砍一半然後我們國內油價就砍一半，因為你的汽車吃的不是石油而是汽油，所以原油買進來以後還要經過海運<text:span text:style-name="T3">(</text:span>成本越來越高<text:span text:style-name="T3">)</text:span>，然後送到台灣以後還要經過石油裂解、後製、運送、人員行政成本，最後中油賣到各個加油站才變成我們平常使用的汽油<text:span text:style-name="T3">(</text:span>過程中的成本佔了大部分<text:span text:style-name="T3">)</text:span>，打個比方吧假如石油每桶價格從<text:span text:style-name="T3">120</text:span>美元掉到剩下<text:span text:style-name="T3">60</text:span>美元。<text:span text:style-name="T3"><text:line-break/><text:line-break/></text:span>假設：<text:span text:style-name="T3"><text:line-break/>O=</text:span>石油價格<text:span text:style-name="T3">=120</text:span>、<text:span text:style-name="T3">M=</text:span>製作成本<text:span text:style-name="T3">=100</text:span>、<text:span text:style-name="T3">S=</text:span>零售成本<text:span text:style-name="T3"><text:line-break/></text:span>那麼原油價格<text:span text:style-name="T3">120</text:span>時他的零售成本是<text:span text:style-name="T3">220</text:span>，但是原油價格剩下一半那你的零售價格是<text:span text:style-name="T3">160</text:span>，所以根本不可能原油價格剩一半零售價格掉一半的的事。<text:span text:style-name="T3"><text:line-break/><text:line-break/></text:span>給您參考一個數字，以後有人問起就可以很輕鬆的回答。<text:span text:style-name="T3"><text:line-break/><text:line-break/></text:span>台灣液化石油每公升：<text:span text:style-name="T3">28.46</text:span>元<text:span text:style-name="T3"><text:line-break/></text:span>韓國液化石油每公升：<text:span text:style-name="T3">36.9</text:span>元<text:span text:style-name="T3"><text:line-break/></text:span>日本液化石油每公升：<text:span text:style-name="T3">38.44</text:span>元<text:span text:style-name="T3"><text:line-break/></text:span>香港液化石油每公升：<text:span text:style-name="T3">51.17</text:span>元<text:span text:style-name="T3"><text:line-break/>(</text:span>資料來源<text:span text:style-name="T3">http://new.cpc.com.tw/division/lpgb/gas-list2.aspx)<text:line-break/></text:span>台灣的中油因為背負著物價漲服的重擔，前陣子因為國際原物料上漲但是因應民意動漲，使得多家國營企業造成鉅額虧損。</text:p>
      <text:p text:style-name="P1"><text:span text:style-name="T1">鬼島太郎</text:span><text:s/>  |  2014.12.29 17:42   |   <text:a xlink:type="simple" xlink:href="http://palinfo.habago.org/Entry?Command=Information_PrintForum&amp;iPage=350#FORUM33429"><text:span text:style-name="T2">#</text:span></text:a></text:p>
      <text:p text:style-name="P2">這陣子原油價格暴跌，社會上有幾種聲音，百貨公司大清倉，為什麼不去多買一點，囤積<text:span text:style-name="T3"><text:line-break/></text:span>起來，所謂的電視名嘴更痛罵油電價格為什麼降這麼少。<text:span text:style-name="T3"><text:line-break/><text:line-break/></text:span>這些說法乍聽之下好像粉有道理，根據個人的了解，因為原油供應對國內經濟面影響極大<text:span text:style-name="T3"><text:line-break/></text:span>，中油公司基本上都跟一些產油國訂定了長期購油合約，以求油源以及油價的穩定，目前<text:span text:style-name="T3"><text:line-break/></text:span>暴跌的是現貨市場價格，當然用現在的眼光看，用長期合約買油買貴了，可是反過來萬一<text:span text:style-name="T3"><text:line-break/></text:span>發生油價暴漲的情形那又賺到了，問題是這些都是事後諸葛，沒有人能看得這麼準。<text:span text:style-name="T3"><text:line-break/><text:line-break/></text:span>再說，大量購油，首先要找油輪運，就算運回來擺那裡，有這麼多油池放嗎？油池又不能<text:span text:style-name="T3"><text:line-break/></text:span>離煉油廠太遠，再退一步說，就算有地方放，原油放久了輕質部分揮發，油質就會結膠、<text:span text:style-name="T3"><text:line-break/></text:span>劣化，就算把這些囤來的原油都煉出來，煉出來的成品也無處消化。<text:span text:style-name="T3"><text:line-break/><text:line-break/></text:span>多蓋油池，會面臨地方的勒索以及環保團體的杯葛，積壓大量成本，一時半刻也蓋不好，<text:span text:style-name="T3"><text:line-break/></text:span>大量進口原油需要錢，影響中油公司營運，牽一髮動全身，不是表面上看起來那麼簡單。</text:p>
      <text:p text:style-name="P1"><text:span text:style-name="T1">陳真</text:span><text:s/>  |  2014.12.29 16:43   |   <text:a xlink:type="simple" xlink:href="http://palinfo.habago.org/Entry?Command=Information_PrintForum&amp;iPage=350#FORUM33428"><text:span text:style-name="T2">#</text:span></text:a></text:p>
      <text:p text:style-name="P3">修亮姊，<text:span text:style-name="T3"><text:line-break/><text:line-break/></text:span>我或許能約略明白妳所說。<text:span text:style-name="T3"><text:line-break/><text:line-break/></text:span>至於有些人應該是出於藍綠而來。因為，綠地四處，藍天卻無處遁逃，於是就把這裡當挪亞方舟避難來了。綠的若要追趕上來自然也十分歡迎，只是我至今還不曾在這島上見過一個綠油油的人但他的腦袋和人品卻是讓人可以恭維的。他們至少總是缺了一項，大多是兩項同時不合格。<text:span text:style-name="T3"><text:line-break/><text:line-break/></text:span>我也不想說什麼超越藍綠。兩種顏色讓我挑，我至今毫無疑問一定是挑藍唾綠。我（們）沒有打算超越藍綠也不知道怎麼個超越法；應該說<text:span text:style-name="T3"><text:s/>“</text:span>不只<text:span text:style-name="T3">” </text:span>藍綠，若有紅的能挑，我就挑紅的。重點不是顏色，而是顏色的可能性；就如重點不是哪一句話，而是語言之所以存在的可能性。</text:p>
      <text:p text:style-name="P1"><text:span text:style-name="T1">王修亮</text:span><text:s/>  |  2014.12.29 16:16   |   <text:a xlink:type="simple" xlink:href="http://palinfo.habago.org/Entry?Command=Information_PrintForum&amp;iPage=350#FORUM33427"><text:span text:style-name="T2">#</text:span></text:a></text:p>
      <text:p text:style-name="P2">如果只為了藍綠而來巴勒網，那我實在太狹隘、太看不起自己和此處了！<text:span text:style-name="T3"><text:line-break/><text:line-break/></text:span>我努力維持自己的本然，自覺維持得還好，但來此必然會發現自我在歲月中被塗抹的某些虛假－－巴勒網當然有設限，巴勒網只允許真實。<text:span text:style-name="T3"><text:line-break/></text:span>虛假使我窒息，真實使我保有另一種呼吸。<text:span text:style-name="T3"><text:line-break/><text:line-break/></text:span>不行！我越說越糊塗，就這樣子吧！</text:p>
      <text:p text:style-name="P1"><text:span text:style-name="T1">王修亮</text:span><text:s/>  |  2014.12.29 16:05   |   <text:a xlink:type="simple" xlink:href="http://palinfo.habago.org/Entry?Command=Information_PrintForum&amp;iPage=350#FORUM33426"><text:span text:style-name="T2">#</text:span></text:a></text:p>
      <text:p text:style-name="P3">陳老師<text:span text:style-name="T3"><text:line-break/></text:span>應該是我表達得不好吧！<text:span text:style-name="T3"><text:line-break/></text:span>我一直能在塵世裡呼吸，是因為還有些美麗的事物足以讓我逃避。<text:span text:style-name="T3"><text:line-break/></text:span>然而只要翻開巴勒網這一頁，只能結結實實的面對！<text:span text:style-name="T3"><text:line-break/></text:span>無關藍綠，沒有阻擋。<text:span text:style-name="T3"><text:line-break/></text:span>窒息與通暢是同時發生的，哀傷與喜悅是同時發生的，激動與平靜是同時發生的。<text:span text:style-name="T3"><text:line-break/><text:line-break/></text:span>我還是很難明說自己的想法，常常感到：文字在當下脫手時，已經形成另一個獨立完成的意念，不再是原來的我所能註解分析。<text:span text:style-name="T3"><text:line-break/></text:span>大概是形而上的吧！</text:p>
      <text:p text:style-name="P1"><text:span text:style-name="T1">陳真</text:span><text:s/>  |  2014.12.29 12:44   |   <text:a xlink:type="simple" xlink:href="http://palinfo.habago.org/Entry?Command=Information_PrintForum&amp;iPage=350#FORUM33425"><text:span text:style-name="T2">#</text:span></text:a></text:p>
      <text:p text:style-name="P2">修亮姐，<text:span text:style-name="T3"><text:line-break/><text:line-break/></text:span>不知道您是做一種形而上的空泛比喻，還是形而下特定的指涉？願聞其詳。<text:span text:style-name="T3"><text:line-break/><text:line-break/></text:span>巴勒網不會<text:span text:style-name="T3"><text:s/>"</text:span>只允許某種物質通過<text:span text:style-name="T3">"</text:span>；所有一切可以討論可以呈現可以分享可以言說可以詩之歌之的東西，巴勒網都不會阻檔。<text:span text:style-name="T3"><text:line-break/><text:line-break/></text:span>巴勒網只刪兩種留言：<text:span text:style-name="T3"><text:line-break/><text:line-break/></text:span>一，造謠抹黑。<text:span text:style-name="T3"><text:line-break/><text:line-break/></text:span>二，針對任何非公眾人物的<text:span text:style-name="T3"><text:s/>"</text:span>人<text:span text:style-name="T3">" </text:span>本身進行任何善意或惡意的批評指教。<text:span text:style-name="T3"><text:line-break/><text:line-break/></text:span>選舉已結束，這兩類留言基本上已很少出現。<text:span text:style-name="T3"><text:line-break/><text:line-break/></text:span>這地方綠的聲音少，因為他們大概也不會想來這裏講話。再說，我好像也不曾看過哪個綠的會去做什麼討論；他們有興趣做的事或講的話，恰恰是任何一個留言板都應該徹底禁止的<text:span text:style-name="T3">--</text:span>如果我們還懂得尊重<text:span text:style-name="T3"><text:s/>"</text:span>人<text:span text:style-name="T3">" </text:span>、還想要言論自由的話。</text:p>
      <text:p text:style-name="P1"><text:span text:style-name="T1">陳真</text:span><text:s/>  |  2014.12.29 12:20   |   <text:a xlink:type="simple" xlink:href="http://palinfo.habago.org/Entry?Command=Information_PrintForum&amp;iPage=350#FORUM33424"><text:span text:style-name="T2">#</text:span></text:a></text:p>
      <text:p text:style-name="P3">平璽，<text:span text:style-name="T3"><text:line-break/><text:line-break/></text:span>台灣媒體並不是<text:span text:style-name="T3"><text:s/>"</text:span>不敢<text:span text:style-name="T3">" </text:span>談某些事，而是它根本就不在乎那樣一些事，因為這些事不夠有趣，不夠好笑，不夠聳動與八卦，套句台灣人的愛用語，不夠<text:span text:style-name="T3"><text:s/>"</text:span>夯<text:span text:style-name="T3">"</text:span>，不夠<text:span text:style-name="T3"><text:s/>"</text:span>勁爆<text:span text:style-name="T3">"</text:span>。於是大事化小甚至化無，小事卻無限擴大。<text:span text:style-name="T3"><text:line-break/><text:line-break/></text:span>例如講起油價，談論的焦點就是何時趕快去加油搶便宜哦這一類，彷彿石油不是石油，而只是百貨公司周年慶的某個降價商品。<text:span text:style-name="T3"><text:line-break/><text:line-break/></text:span>李家同常感嘆台灣人缺乏國際觀。特別是年輕一代，依我看，他們對於線上遊戲世界的認識遠遠超過對於真實世界。李家同曾經給學生出了一些解釋名詞的題目，例如<text:span text:style-name="T3">: </text:span>什麼是阿拉法特？很多人答是一艘潛艇，因為台灣不是有個拉法葉艦採購血案嗎。還有，誰是翁山蘇姬？很多人答是日本<text:span text:style-name="T3">AV</text:span>女優。<text:span text:style-name="T3"><text:line-break/><text:line-break/></text:span>這還只是名詞解釋，如果出個申論題，恐怕沒幾個人會寫。例如：試論<text:span text:style-name="T3"><text:s/>"</text:span>一帶一路<text:span text:style-name="T3">" </text:span>的經濟與戰略意義；試論油價暴跌對於台灣經濟的中長期影響；試論日本集體自衛權解禁的戰略意涵；請問你對最近在秘魯召開的聯合國氣候改變高峰會所達成草案共識的看法<text:span text:style-name="T3">...</text:span>諸如這樣一些問題，恐怕大多數<text:span text:style-name="T3">(</text:span>年輕<text:span text:style-name="T3">)</text:span>人都得繳白卷，完全一無所知。<text:span text:style-name="T3"><text:line-break/><text:line-break/></text:span>但你若問他圓仔花、柯大帥、連公子或幾把刀或哪個明星藝人名嘴等等，他肯定就很有話說了，而且相關大小八卦細節都超有興趣。</text:p>
      <text:p text:style-name="P1"><text:span text:style-name="T1">陳真</text:span><text:s/>  |  2014.12.29 11:28   |   <text:a xlink:type="simple" xlink:href="http://palinfo.habago.org/Entry?Command=Information_PrintForum&amp;iPage=350#FORUM33423"><text:span text:style-name="T2">#</text:span></text:a></text:p>
      <text:p text:style-name="P2"><text:span text:style-name="T3">Kevin <text:line-break/><text:line-break/></text:span>我不清楚這事。只知道有個什麼東西一下說要拆一下說不拆，選舉時為了要攻擊對手，就說非拆不可，不拆豈有天理。選後看了對手提供的<text:span text:style-name="T3"><text:s/>"</text:span>數據<text:span text:style-name="T3">" </text:span>就說幹嘛要拆，數據很清楚啊，怪對手幹嘛不早說，選舉時若早點提供數據就不會說要拆了。然後，最近突然又說非拆不可，要履行政見。於是就拆了。<text:span text:style-name="T3"><text:line-break/><text:line-break/></text:span>無厘頭施政大約就是這樣，隨興之所至。然後，媒體便一片歌頌，有魄力，有效率，厲害，有<text:span text:style-name="T3">Guts</text:span>，佩服，台灣有救了。<text:span text:style-name="T3"><text:line-break/><text:line-break/></text:span>不過，假設今天開的是一架飛機，你坐在上面，我不相信有人會說這樣的機長有魄力有<text:span text:style-name="T3">guts</text:span>，乘客有救了。飛機亂開，馬上就會有眼前災難，所以大家理性上便清醒些，知道專業和審慎極為重要。但一個城市興衰並不會像墜機那樣迅速發生，所以，睜眼說瞎話或無所謂的空間就大了。<text:span text:style-name="T3"><text:line-break/><text:line-break/></text:span>不過，重點是，台灣媒體及台灣人的水平，又豈止是呈現在這樣一些小事情上。小事情要怎麼說好說壞都不是重點。重點是，不管說好說壞竟然全在一些雞毛蒜皮上糾結打轉。不管站在正方或反方都一樣，都只是在一些毫無意義的事情上噴口水，似乎完全看不見那些足以影響長久生存與發展的大問題。<text:span text:style-name="T3"><text:line-break/><text:line-break/></text:span>所謂藍綠鬥爭，往往只是在一些雞毛蒜皮上起爭執，其實骨子裏的品味和價值觀極為相近；皮膚顏色或許略微有差異，骨頭卻幾乎全是綠的。講起祖國，一樣充滿無知與偏見；講起世界，就跟講起外太空差不多，完全一無所知。<text:span text:style-name="T3"><text:line-break/><text:line-break/></text:span>這樣一種<text:span text:style-name="T3"><text:s/>"</text:span>趨同<text:span text:style-name="T3">" </text:span>現象，事實上越來越顯著，方方面面都趨向高度單一化，絕對化，命題化。<text:span text:style-name="T3"><text:line-break/><text:line-break/></text:span>我所屬的<text:span text:style-name="T3">King's College</text:span>的已故院長<text:span text:style-name="T3">Bernard Williams</text:span>，一個我還蠻喜歡的哲學家，他在一篇文章中曾提到兩種現象，一種是科學的，命題的，事物不斷聚攏，逐漸趨於一致，企圖找到一種答案或共識。另一種是文化的，詩歌的，卻剛好相反，<text:span text:style-name="T3">(</text:span>理應<text:span text:style-name="T3">)</text:span>不斷發散分歧，形成意義上的多元，生命因之得以永續。<text:span text:style-name="T3"><text:line-break/><text:line-break/></text:span>台灣走的是哪一條路線，難以否認。台灣人就像某個工廠製造出來的產品，具有一模一樣的思維、作為及心態，就像這台電視跟那台電視不會有差別一樣，同一廠牌，同一規格，毫無二致，少有例外。<text:span text:style-name="T3"><text:line-break/><text:line-break/></text:span>這樣一種趨同現象，不但不令人意外，而且是許多年前便可預料之事。你想，大家從小到大每天吃一模一樣的飼料，所有話題及題材興趣，完全是由撲天蓋地的低級低能媒體所制定，幾個人能逃脫這樣一種天羅地網？<text:span text:style-name="T3"><text:line-break/><text:line-break/></text:span>就好像一個人如果從小就是吃好萊塢垃圾電影長大，他完全不知道電影長什麼模樣，你想，他難道會有能力辨別電影藝術高下？這樣的一群人，談起電影，還沒開口你就知道他們要說些什麼了，幾個人有資質和能力及造化可以逃出這種無孔不入的文化謀殺？<text:span text:style-name="T3"><text:line-break/><text:line-break/></text:span>這樣一些人，聽我這樣講自然會很不爽。但不爽也沒辦法，這畢竟是事實。我自然也不是抱著高高在上睥睨眾人的心情，畢竟活在這樣一種社會、跟這樣一種<text:span text:style-name="T3"><text:s/>"</text:span>同胞<text:span text:style-name="T3">" </text:span>相處是很痛苦的。人並不是光靠吃喝來活命，人還得應該靠一些肉眼看不見的東西來存活，但這島卻徹底封閉，藍綠皆然。<text:span text:style-name="T3"><text:line-break/><text:line-break/></text:span>我絕不是說大家應該多多出國。這跟你出國幾次或出國多久一點關係都沒有。一顆芭樂，送去哪一國都還是芭樂，不會變成一條香蕉。有些東西一旦成形便永遠定形，很難改變，唯一能變的是那些尚未成形的新生命。<text:span text:style-name="T3"><text:line-break/><text:line-break/></text:span>低能無聊聲明：我講的新生命並不是指生物意義上的新生兒或胎兒，而是指那些還在尋尋覓覓、充滿困惑、願意從零開始的人。<text:span text:style-name="T3"><text:line-break/><text:line-break/></text:span>不爽的人會說，那你又是多厲害多超脫？我厲不厲害超不超脫，自然一點意義也沒有。如是我聞，我把話轉述了，信不信由你。<text:span text:style-name="T3"><text:line-break/><text:line-break/></text:span>柏拉圖有個洞穴的隱喻。一群人關在山洞裏，面對牆壁，透過背後洞口一點微弱光線映照事物影像在牆上。眾人以為這就是世界的模樣。有一天，有個人<text:span text:style-name="T3">(</text:span>哲學家<text:span text:style-name="T3">)</text:span>，循著光的來源跑出洞口，看到洞外的世界，回來告訴大家說牆上光影並非事物血肉本質。<text:span text:style-name="T3"><text:line-break/><text:line-break/></text:span>這時候，你要罵他說你以為你很厲害很超脫嗎？這樣罵是沒有意義的。因為他只是一個目擊者，不是那光，他根本無足輕重，他厲害不厲害一點意義都沒有。重點是他講的話，你信或不信。</text:p>
      <text:p text:style-name="P1"><text:span text:style-name="T1">王修亮</text:span><text:s/>  |  2014.12.29 11:18   |   <text:a xlink:type="simple" xlink:href="http://palinfo.habago.org/Entry?Command=Information_PrintForum&amp;iPage=350#FORUM33422"><text:span text:style-name="T2">#</text:span></text:a></text:p>
      <text:p text:style-name="P3">對我來說，巴勒網像一個沉重的石磨，將生活的精粹與粗糙緩慢的、細細的琢磨成微塵，無形的漂浮在眼耳口鼻間，只允許某種物質流過。我不知道自己是在逐漸窒息，還是逐漸暢通。<text:span text:style-name="T3"><text:line-break/><text:line-break/></text:span>不論是哪一種，帶來的都是沁骨哀傷的平靜。<text:span text:style-name="T3"><text:line-break/></text:span>平靜是因為知道自己並不孤獨，哀傷呢<text:span text:style-name="T3">?</text:span>沒辦法消除的，越是去回顧眼前的世界，哀傷越是靜悄悄的膨脹。<text:span text:style-name="T3"><text:line-break/></text:span>我又不能選擇死亡。<text:span text:style-name="T3"><text:line-break/><text:line-break/></text:span>想了想，還是介紹給各位。這些我能存活下去的另類逃避，或許不是甚麼了不起的藝術電影，但是我常常做這種夢。<text:span text:style-name="T3"><text:line-break/><text:line-break/></text:span>附註<text:span text:style-name="T3">:</text:span>影視視窗右下角向左數來第四個小按鈕，可以「關掉銀幕上彈出的觀眾評語」。我是平日早上<text:span text:style-name="T3">9</text:span>點多下載，<text:span text:style-name="T3">10</text:span>幾分鐘就下載完畢可以看了，晚上可能要幾個小時。<text:span text:style-name="T3"><text:line-break/><text:line-break/>http://goo.gl/54eKJ8</text:span></text:p>
      <text:p text:style-name="P5"/>
      <text:p text:style-name="P1"><text:span text:style-name="T1">平璽</text:span><text:s/>  |  2014.12.29 10:30   |   <text:a xlink:type="simple" xlink:href="http://palinfo.habago.org/Entry?Command=Information_PrintForum&amp;iPage=351#FORUM33421"><text:span text:style-name="T2">#</text:span></text:a></text:p>
      <text:p text:style-name="P3">一圖勝千文，一片勝千圖，對美帝還抱持自由民主人權普世蝦米碗糕價值幻想的人，看一下這短片：<text:span text:style-name="T3"><text:line-break/><text:line-break/>http://goo.gl/3uKCiY<text:line-break/><text:line-break/></text:span>左岸視油價狂貶，為推動人民幣成為國際貨幣的契機；明<text:span text:style-name="T3">(2015)</text:span>年分別要發行以人民幣為計價基準的原油期貨，國際貨幣基金<text:span text:style-name="T3">IMF</text:span>亦可能在五年一度的檢討會中，將人民幣納入<text:span text:style-name="T3">SDR(</text:span>特別提款權<text:span text:style-name="T3">)</text:span>。這些足以改變帝國勢力版圖的世紀大事，此間主流媒體不敢冒大不諱「為匪宣傳」的。<text:span text:style-name="T3"><text:line-break/><text:line-break/>http://goo.gl/riea4q</text:span></text:p>
      <text:p text:style-name="P1">Kevin Yu   |  2014.12.29 09:44   |   <text:a xlink:type="simple" xlink:href="http://palinfo.habago.org/Entry?Command=Information_PrintForum&amp;iPage=351#FORUM33420"><text:span text:style-name="T2">#</text:span></text:a></text:p>
      <text:p text:style-name="P2">陳真醫師<text:span text:style-name="T3">:<text:line-break/><text:line-break/></text:span>我實在很納悶<text:span text:style-name="T3">,</text:span>拆個專用道有那麼偉大嗎<text:span text:style-name="T3">?</text:span>好像拆了以後台北就超越紐約上海了<text:span text:style-name="T3">?</text:span>真的有那麼神嗎<text:span text:style-name="T3">?<text:line-break/><text:line-break/></text:span>造神有必要造到如此<text:span text:style-name="T3">?</text:span></text:p>
      <text:p text:style-name="P1"><text:span text:style-name="T1">陳真</text:span><text:s/>  |  2014.12.28 14:30   |   <text:a xlink:type="simple" xlink:href="http://palinfo.habago.org/Entry?Command=Information_PrintForum&amp;iPage=351#FORUM33419"><text:span text:style-name="T2">#</text:span></text:a></text:p>
      <text:p text:style-name="P3"><text:span text:style-name="T3">(</text:span>再續<text:span text:style-name="T3">)<text:line-break/><text:line-break/></text:span>反命題如同反科學，反的不是科學本身，而是反對科學兮兮，套句術語叫<text:span text:style-name="T3"><text:s/>scientism (</text:span>科學主義<text:span text:style-name="T3">)</text:span>；看到影子，就生個兒子，凡事看行為講因果談推論，彷彿有個公式似的。反命題反科學反的是這樣一種其介如石，而不是反科學。<text:span text:style-name="T3"><text:line-break/><text:line-break/></text:span>撒旦的歸撒旦，上帝的歸上帝，一碼歸一碼。在應該科學的地方，就要科學到底；科學以外的天地，科學魔爪就別亂伸，兩種語言不一樣。<text:span text:style-name="T3"><text:line-break/><text:line-break/></text:span>但這島上的現實卻剛好相反。應該務實以對的，卻空話滿天，虛字連篇，假動作一堆；應該<text:span text:style-name="T3"><text:s/>"</text:span>詩意般地活著<text:span text:style-name="T3">" </text:span>的，卻好像腦筋灌了鋼筋水泥似地孔古力，凡是圈圈便是叉叉，腦子硬如鋼，堅如石，難以與言。</text:p>
      <text:p text:style-name="P1"><text:span text:style-name="T1">陳真</text:span><text:s/>  |  2014.12.28 13:44   |   <text:a xlink:type="simple" xlink:href="http://palinfo.habago.org/Entry?Command=Information_PrintForum&amp;iPage=351#FORUM33418"><text:span text:style-name="T2">#</text:span></text:a></text:p>
      <text:p text:style-name="P2"><text:span text:style-name="T3">(</text:span>續<text:span text:style-name="T3">)<text:line-break/><text:line-break/></text:span>凡是圈圈，便是叉叉。命題這事，如同黨綱黨章標語口號，一句了結，再無其它。但一幅畫，一張圖，一個影像，一段音符，卻非如此，意義難以窮盡，勝過天上繁星。同樣一幅畫，無以名狀，說不盡道不完；你之見與我所見必然不同，此刻所見又不同於下一刻。套句<text:span text:style-name="T3"><text:s/>Martin Heidegger</text:span>和<text:span text:style-name="T3"><text:s/>S. Kierkegaard</text:span>的見解，語言就是人類的家園，生命乃詩意般地活著。<text:span text:style-name="T3"><text:line-break/><text:line-break/></text:span>阿莫多瓦談起<text:span text:style-name="T3"><text:s/>"</text:span>悄悄對她說<text:span text:style-name="T3">"(</text:span>英譯<text:span text:style-name="T3">:Talk to HER)</text:span>，表示這片有關語言，重點在<text:span text:style-name="T3"><text:s/>"</text:span>說<text:span text:style-name="T3">" </text:span>而不在<text:span text:style-name="T3"><text:s/>"</text:span>她<text:span text:style-name="T3">"</text:span>；語言是偏男性的，是對抗瘋狂與孤獨的武器。這些話，多少是我的闡釋，不過阿莫多瓦原意確實如此。<text:span text:style-name="T3"><text:line-break/><text:line-break/></text:span>有關語言，我還能講更多，只是序言若都過不了，更不用說進入本文了。詩意失落已千年，有口不能言，非常痛苦。<text:span text:style-name="T3"><text:line-break/><text:line-break/></text:span>十年前寫了篇文章，不過把話再說一遍。如下：<text:span text:style-name="T3"><text:line-break/><text:line-break/></text:span>詞語破碎處<text:span text:style-name="T3"><text:line-break/><text:line-break/></text:span>陳真<text:span text:style-name="T3"><text:s/>2004. 8. 7.<text:line-break/><text:line-break/></text:span>原載<text:span text:style-name="T3"><text:s/></text:span>中時晚報《<text:span text:style-name="T3">Global View</text:span>》專欄<text:span text:style-name="T3"><text:line-break/><text:line-break/></text:span>海德格（<text:span text:style-name="T3">Martin Heidegger</text:span>）感嘆意義消亡，人類失去精神家園，無家可歸。這個「家」，就是語言。他賦予語言一種神聖性，神聖本質來自它先驗的詩性。他說：「語言是『存在』的家」。詩，才是人類的共同母語，一個失落千年的家園。不是人在說話，而是「語言自己在說話」。<text:span text:style-name="T3"><text:line-break/><text:line-break/></text:span>詩是無聲之音，無用之學。但詩之無用，方成其為詩，而人就棲居其中，以一種詩意活著。離棄人為虛幻，回應事物本然，真實面對生命處境。<text:span text:style-name="T3"><text:line-break/><text:line-break/></text:span>維根斯坦說，「哲學只能以詩寫成。」「當哲學把人喚醒，科學卻使人沉沉睡去。」人們不在乎詩，就遺忘了存在。當意在弦上，弦外無音，意義就失落了。家園變成禁錮牢房，心靈失所，找不到回家的路。<text:span text:style-name="T3"><text:line-break/><text:line-break/></text:span>哲人相信，詩能救世界，因為詩喚醒了記憶，帶領人們重返精神家園，尋回那千年舊夢。無用之用，反倒揭露真實，免於虛無。<text:span text:style-name="T3"><text:line-break/><text:line-break/></text:span>可是，這年頭，當詩人和政客越來越多，當詩技和政見越趨玄妙，詩意卻越淡薄。遺忘的恐怕不只「存在」，消亡的也不僅僅是詩。語言之屋傾頹，不但弦外無音，弦上也無意，純粹噪音和口號；更不用說什麼人類的永恆居所或精神家園了。<text:span text:style-name="T3"><text:line-break/><text:line-break/></text:span>海德格曾說：「世上最危險之物，就是語言。」人因語言而虛無。他喜歡德國詩人<text:span text:style-name="T3">Stephan George </text:span>的詩句：「詞語破碎處，無一物存在。」唯有當詞語獲得生命，真實復甦，一物才成為一物。<text:span text:style-name="T3"><text:line-break/><text:line-break/></text:span>達摩東來，說要找一個「不受人惑的人」。維根斯坦認為，「世上最難之事，莫過於不自欺。」詞語破碎處，眾聲喧嘩。不管自欺或欺人，在這喧鬧年代，還有人把語言當一回事嗎？</text:p>
      <text:p text:style-name="P1"><text:span text:style-name="T1">隆誌</text:span><text:s/>  |  2014.12.28 13:19   |   <text:a xlink:type="simple" xlink:href="http://palinfo.habago.org/Entry?Command=Information_PrintForum&amp;iPage=351#FORUM33417"><text:span text:style-name="T2">#</text:span></text:a></text:p>
      <text:p text:style-name="P3"><text:span text:style-name="T3">to </text:span>陳真<text:span text:style-name="T3"><text:line-break/></text:span>發問真的很難，尤其是一些社會現象。這個有關於台灣學習外國文化的問題，是我自己觀察的現象。不少台灣人哈日，喜歡日本，可是卻總學不會日本人對事情的嚴守分際，只有記得酒店等次文化。對於美國社會的學習，學會了美式的浪費和嘻哈，卻學不會美國人的尊重法治。<text:span text:style-name="T3"><text:line-break/><text:line-break/>to </text:span>朝聖<text:span text:style-name="T3"><text:line-break/></text:span>文化的主體性，未必會排斥外來文化。反而我的理解認為，文化的生成猶如小河匯聚成大河一般。是否會因為島嶼文化所產生，造成性格上只有利己的習慣？對於新事物，只在乎對己是否有利，不願考量與他人之間的共有。</text:p>
      <text:p text:style-name="P1"><text:span text:style-name="T1">隆誌</text:span><text:s/>  |  2014.12.28 12:47   |   <text:a xlink:type="simple" xlink:href="http://palinfo.habago.org/Entry?Command=Information_PrintForum&amp;iPage=351#FORUM33415"><text:span text:style-name="T2">#</text:span></text:a></text:p>
      <text:p text:style-name="P2">以前野百合運動時，年輕人比成年人還要前衛，還更進步。可是這年代，卻是年輕人比成年人還守舊，更加保守。對於現在的一切，我只當作在看戲，看一場有實驗組和對照組的戲。對照組已經演完，換實驗組上場。我們來看看對照組是正對照，還是實驗組失敗。<text:span text:style-name="T3"><text:line-break/><text:line-break/></text:span>這幾天看到一堆人在表演，拿一些雞毛蒜皮的小事情，當政治表演。突然覺得時光回到<text:span text:style-name="T3">1994</text:span>年，台北市長換人，那時候也是天天雞毛蒜皮的政治表演。表演四年後，台北市沒有什麼改變，反而被他批判的前任，留下一大堆到現在民眾還在享用的建設。突然看到一大堆陳水扁的複製人，正在各個縣市上演。<text:span text:style-name="T3"><text:line-break/><text:line-break/></text:span>我懶得批評這些人，因為這些也就是靠著這樣的表演模式，贏得人氣。只是媒體可不可以再進步一點，那些雞毛蒜皮的小事情就別報了。還有一堆關係民生的大事情，例如崩盤的油價。這背後可不是價格大跌這簡單，牽扯到國際能源操控，影響全球經濟。況且，美國的因素很值得深思，因為這次的崩跌跟供需完全無關，反而美國和歐盟刻意搞俄羅斯。若是未來油價再度上漲，那時候的物價將會比現在更可怕。</text:p>
      <text:p text:style-name="P1"><text:span text:style-name="T1">陳真</text:span><text:s/>  |  2014.12.28 12:18   |   <text:a xlink:type="simple" xlink:href="http://palinfo.habago.org/Entry?Command=Information_PrintForum&amp;iPage=351#FORUM33414"><text:span text:style-name="T2">#</text:span></text:a></text:p>
      <text:p text:style-name="P3">我發現，人除了男性、女性，還有無數分類法，其中之一似乎就是命題<text:span text:style-name="T3">(propositional)</text:span>與圖像<text:span text:style-name="T3">(pictorial)</text:span>。<text:span text:style-name="T3"><text:line-break/><text:line-break/></text:span>我要是戲院老闆，後者肯定是要收全票，甚至得加倍票價才行；至於前者，半票就行，甚至嚴重一點的，免費入場也沒關係，因為反正他也不知道自己在看什麼電影。<text:span text:style-name="T3"><text:line-break/><text:line-break/></text:span>思想上或知識上，幾十年寒窗，我這一生的一切努力，不過就是一個字：<text:span text:style-name="T3">metaphor(</text:span>隱喻<text:span text:style-name="T3">)</text:span>。我在寫一本書，書名就叫做<text:span text:style-name="T3">Wittgenstein and Metaphor(</text:span>維根斯坦與隱喻<text:span text:style-name="T3">)</text:span>。隱喻無它，反<text:span text:style-name="T3"><text:s/>"</text:span>命題<text:span text:style-name="T3">" </text:span>而已。把圖像還原成圖像，把音樂還原成音樂。<text:span text:style-name="T3"><text:line-break/><text:line-break/></text:span>要了解<text:span text:style-name="T3"><text:s/>"</text:span>圖像人<text:span text:style-name="T3">" </text:span>怎麼看世界，也許很難，但要了解<text:span text:style-name="T3"><text:s/>"</text:span>命題人<text:span text:style-name="T3">" </text:span>怎麼看世界卻很容易，光看牆上標語，看黨綱黨章，看主義口號，看各種論壇，便思過半矣。<text:span text:style-name="T3"><text:line-break/><text:line-break/></text:span>我常舉個例，如果你讀到詩人寫到<text:span text:style-name="T3"><text:s/>"</text:span>甘媽店<text:span text:style-name="T3">" (</text:span>雜貨店<text:span text:style-name="T3">)</text:span>幾個字，可別以為人家是在談有關零售商的事；看到北島有詩云，有著長長的腳的蚊子，攻打一座城市，可別以為他是在談登革熱。<text:span text:style-name="T3"><text:line-break/><text:line-break/></text:span>同理<text:span text:style-name="T3">...</text:span>接下來，接下來真的還要我繼續講得更白更命題才聽得懂嗎？接下來難道還不夠清楚？一個人的理解力有可能會退化到這種地步嗎？<text:span text:style-name="T3"><text:line-break/><text:line-break/></text:span>小時候，老師看我寫東西古靈精怪，要我幫她改全班同學的作文，由我來打分數。但我改了一段時間就跟老師請辭，因為我發現，改久了，會受到同學的作文之<text:span text:style-name="T3"><text:s/>"</text:span>潛移默化<text:span text:style-name="T3">"</text:span>，我的作文能力會因此退步。<text:span text:style-name="T3"><text:line-break/><text:line-break/></text:span>我有時覺得，討論或教學也一樣，教學不會相長，反倒只會越教反而讓自己越笨越命題；無須多說的，卻逼得得講一堆；越講越白，越講越粗，只差沒喊上幾句口號，或是乾脆寫出一道公式：<text:span text:style-name="T3">"</text:span>凡是叉叉者，便是圈圈。<text:span text:style-name="T3">"</text:span>民進黨及其同路人最擅長這一套命題攻勢了不是嗎；他們不但看命題，甚至還能直接看顏色，藉以判定敵我，方便是很方便，可卻很低能。<text:span text:style-name="T3"><text:line-break/><text:line-break/></text:span>俺建議，應該立法規定，這種人，應發給一本綠油油證照，憑證看電影免費，因為反正他們也看不懂，進場充人頭也不錯；而且加送一瓶可樂，喊口號肯定很渴。<text:span text:style-name="T3"><text:line-break/><text:line-break/></text:span>時間和空間是一種概念，沒有人看得見時空的確切模樣與進展。當然，命題人士不會同意。在他們的腦子裏，時間就是一種度量衡，分秒皆可計算<text:span text:style-name="T3">(</text:span>杜斯妥也夫斯基的<text:span text:style-name="T3"><text:s/>"</text:span>附魔者<text:span text:style-name="T3">" </text:span>裏就有一些類似這樣的人，頭腦其介如石，硬如花崗岩<text:span text:style-name="T3">)</text:span>。至於空間，在命題人士看來更直接，就是一坪等於<text:span text:style-name="T3">3.305785</text:span>平方公尺嘛。<text:span text:style-name="T3"><text:line-break/><text:line-break/></text:span>圖像人士的時空卻不是這樣，它有點所謂<text:span text:style-name="T3"><text:s/>"</text:span>異化<text:span text:style-name="T3">" (alienated)</text:span>，一秒不是一秒，也許千年之久；千萬年亦非千萬，也許不過一眨眼之間；空間可大可小，可長可短；萬法皆空，凡事都有可能，連地心引力也不算一回事。<text:span text:style-name="T3"><text:line-break/><text:line-break/></text:span>在圖像人士眼裏，世界相當<text:span text:style-name="T3"><text:s/>"</text:span>異化<text:span text:style-name="T3">"</text:span>，異化到連<text:span text:style-name="T3"><text:s/>"</text:span>我是誰<text:span text:style-name="T3">" "</text:span>這是不是我的手<text:span text:style-name="T3">" "</text:span>深藍為何比淡藍深<text:span text:style-name="T3">" (</text:span>維根斯坦的例子<text:span text:style-name="T3">)</text:span>等等都很困擾；命題人士倒不會有此困擾，他只要掏出身份證就可以回答<text:span text:style-name="T3"><text:s/>"</text:span>我是誰<text:span text:style-name="T3">" </text:span>的問題。<text:span text:style-name="T3"><text:line-break/><text:line-break/></text:span>藝術之為物，不過就是一種改變時空使之異化的能力；唯有如此，我們才能看得見那些肉眼看不見的東西；聽得到那些耳朵聽不見的聲音。如果你光看報紙，看論壇，應該看不到這些東西，聽不見某個波長以外的聲音。<text:span text:style-name="T3"><text:line-break/><text:line-break/></text:span>再寫下去沒完沒了。最後，我就姑且耐著性子把話講更白吧，我知道講白的代價就是犧牲微妙與美感，但為了所謂溝通或溝而不通，姑且說說。<text:span text:style-name="T3"><text:line-break/><text:line-break/></text:span>就讓我喊幾句命題口號、做點低能聲明吧：我當然不是說，凡是強姦植物人病患就是美事一樁；我也不是說如果愛上植物人病患就可以強姦她；我更不是說，強姦植物人病患是一種美麗的道德行為。我當然也沒有說，論斷強姦植物人病患一事美不美之前，要先檢查犯人內心有沒有他媽的什麼愛不愛。<text:span text:style-name="T3"><text:line-break/><text:line-break/></text:span>口號與聲明就喊到這裏。對此，我想不出來更多比這更低能的聲明了，大約就是這樣吧，希望有回答了這位<text:span text:style-name="T3"><text:s/>"</text:span>岳蟠<text:span text:style-name="T3">" </text:span>先生或小姐的<text:span text:style-name="T3"><text:s/>"</text:span>指正<text:span text:style-name="T3">"</text:span>。<text:span text:style-name="T3"><text:line-break/><text:line-break/></text:span>各位鄉親啊，比方說<text:span text:style-name="T3"><text:s/>"</text:span>悄悄跟她說<text:span text:style-name="T3">" </text:span>或大島渚的<text:span text:style-name="T3"><text:s/>"</text:span>感官世界<text:span text:style-name="T3">" </text:span>的案例如果發生在台灣的現實社會中，你應該可以想像媒體及一般人會怎麼說怎麼看。<text:span text:style-name="T3"><text:line-break/><text:line-break/></text:span>前者那位男護士後來自殺了，那當然就是<text:span text:style-name="T3"><text:s/>"</text:span>畏罪自殺<text:span text:style-name="T3">"</text:span>，至於他的人格自然就是變態色魔無疑，誰敢為他說話，誰敢為他掉一滴淚，誰就是全民公敵。然後，會有些所謂精神科專家跳出來，開始分析他的家庭與成長背景，指證歷歷，講得跟真的一樣，指出他變態的原因等等。<text:span text:style-name="T3"><text:line-break/><text:line-break/></text:span>至於感官世界，女主角是個妓女，男女主角從片頭到片尾，每天就是做愛做愛做愛，不求上進，而且做愛花樣百出，說什麼窒息感會讓高潮更爽，於是有意無意間，女主角把男主角給勒死了；女主角還把男主角的小弟弟給割下，在屍體胸前用鮮血寫下<text:span text:style-name="T3"><text:s/>"</text:span>永遠在一起<text:span text:style-name="T3">" </text:span>幾個字。<text:span text:style-name="T3"><text:line-break/><text:line-break/></text:span>這是發生在上個世紀三零年代的真人真事<text:span text:style-name="T3">(</text:span>阿部定事件<text:span text:style-name="T3">)</text:span>。大島渚說，女主角帶著男主角的小弟弟在街上遊蕩了四天，被警察逮到時，臉上卻綻放一朵燦爛的微笑。他說，讓人訝異的是，當時許多日本人對這女孩感到深深的同情。<text:span text:style-name="T3"><text:line-break/><text:line-break/></text:span>我能理解這事若發生在台灣，大概又有八卦精神科醫師要出來解盤了，至於媒體會下些什麼樣的標題呢？<text:span text:style-name="T3">"</text:span>妖女<text:span text:style-name="T3">" </text:span>一詞是一定免不了的，然後會有各種什麼<text:span text:style-name="T3">Kuso</text:span>，低能齷齪當有趣；名嘴、道德專家們及八卦精神科醫師會上電視大談<text:span text:style-name="T3">"</text:span>恐怖割鳥妓女<text:span text:style-name="T3">"</text:span>的變態心理與異常人格等等<text:span text:style-name="T3"><text:s/></text:span>。<text:span text:style-name="T3"><text:line-break/><text:line-break/></text:span>有這麼一種<text:span text:style-name="T3"><text:s/>"</text:span>命題人類<text:span text:style-name="T3">"</text:span>，幾乎佔了台灣人口的<text:span text:style-name="T3">99.99999%</text:span>，他們似乎有眼不能看，有耳不能聽，有心靈卻無從感受，生命彷彿不是生命，而只是一個個特定命題標準所定義下的產品。如今更進一步退化到只剩顏色。其實就算篩檢糖尿病也不應該這麼粗糙，何況血肉世界，何況生命滄桑，何況訴也訴不盡的人事悲歡。</text:p>
      <text:p text:style-name="P1"><text:span text:style-name="T1">岳蟠</text:span><text:s/>  |  2014.12.28 10:16   |   <text:a xlink:type="simple" xlink:href="http://palinfo.habago.org/Entry?Command=Information_PrintForum&amp;iPage=351#FORUM33412"><text:span text:style-name="T2">#</text:span></text:a></text:p>
      <text:p text:style-name="P2">我常舉阿莫多瓦的<text:span text:style-name="T3"><text:s/>"</text:span>悄悄跟她說<text:span text:style-name="T3">" </text:span>為例，那可不只是性騷擾哦，而是強姦自己所照顧的植物人，而且還讓對方懷孕。法律上，罪無可赦，但為什麼所有觀眾卻反而同情這名強暴犯？因為在美感上或道德上，它有它自己的<text:span text:style-name="T3"><text:s/>"</text:span>語言<text:span text:style-name="T3">"</text:span>，它能看見肉眼不可見的良善與美麗。<text:span text:style-name="T3"><text:line-break/>---------------<text:line-break/></text:span>陳醫師，我想補充一下阿莫多瓦的「悄悄告訴她」。<text:span text:style-name="T3"><text:line-break/><text:line-break/></text:span>電影裡男主角是先愛上女主角。她跳舞的時候他偷看她。後來女主角出車禍成爲植物人，男人因爲愛，去學了護理，之後一直照顧女孩。<text:span text:style-name="T3"><text:line-break/><text:line-break/></text:span>有這個背景，才使得他的「強姦」行為不那樣背德。如若只是照顧病人就強姦對方，無論如何不會產生美感的。至少對於女性，這種美非常恐怖。<text:span text:style-name="T3"><text:line-break/><text:line-break/></text:span></text:p>
      <text:p text:style-name="P1"><text:span text:style-name="T1">楊世主</text:span><text:s/>  |  2014.12.28 02:01   |   <text:a xlink:type="simple" xlink:href="http://palinfo.habago.org/Entry?Command=Information_PrintForum&amp;iPage=351#FORUM33411"><text:span text:style-name="T2">#</text:span></text:a></text:p>
      <text:p text:style-name="P3">這裡有一段網路影片想分享給巴勒網朋友，影片是一個不想吃肉的巴西小男孩跟媽媽的對話，每一句對話每一個眼神都讓我很感動，而感動我的地方無關素食，也無關動物保護，也許與完整和破碎的眼光有關，還有一些我說不上來的對待生命與生命之間的親密關係<text:span text:style-name="T3">. </text:span>雖然這世界充滿暴力與自私，但也確實存在著這麼美麗無暇的心靈<text:span text:style-name="T3">. <text:line-break/><text:line-break/>http://goo.gl/b0E2fy</text:span></text:p>
      <text:p text:style-name="P1"><text:span text:style-name="T1">陳真</text:span><text:s/>  |  2014.12.27 15:45   |   <text:a xlink:type="simple" xlink:href="http://palinfo.habago.org/Entry?Command=Information_PrintForum&amp;iPage=351#FORUM33408"><text:span text:style-name="T2">#</text:span></text:a></text:p>
      <text:p text:style-name="P2">如果你以為各地縣市議會也跟立法院一樣，整天藍綠惡鬥，那你就太單純了。台灣的地方政治，真正是超越藍綠，有福同享，揪感心耶。有時白天打架，晚上還能一起上酒店玩女人呢。隔天溫柔鄉一覺醒來，照樣救國救民愛台灣。<text:span text:style-name="T3"><text:line-break/><text:line-break/></text:span>其實立法院也不像外界想像的那般藍綠對立，大家私下<text:span text:style-name="T3"><text:s/>“</text:span>感情<text:span text:style-name="T3">” </text:span>還是很好的，特別是晚上開完會之後。<text:span text:style-name="T3"><text:line-break/><text:line-break/></text:span>至於選舉，有沒有賄選，我沒證據，不敢亂說。就算有證據，我也不敢說，除非活得不耐煩。不過，話說回來，就算有賄選，跟其它各式各樣扯爛污的規模相比，不過小菜一碟，一點買賣交易的手續費而已。<text:span text:style-name="T3"><text:line-break/><text:line-break/></text:span>又來了，又得發表無聊聲明了。我當然不是說每一個議員<text:span text:style-name="T3"><text:s/>“</text:span>都<text:span text:style-name="T3">” </text:span>這樣，我只是說扯爛污很普遍，普遍到幾乎就是一種常態，一種典型的台灣政治文化。<text:span text:style-name="T3"><text:line-break/><text:line-break/></text:span>有個多年老友，黨外時跟我比較熟的一個台大學生，名叫陳文治，當年就跟一般窮學生完全沒兩樣，如今也都成為咱新北市的副議長。還有一位老友也混得不錯，高雄市副市長都不知道已經當幾年了，叫陳啓昱。<text:span text:style-name="T3"><text:line-break/><text:line-break/></text:span>手邊有兩捲二十多年前綠島美麗海景的照片，就是啓昱送我的。那時，我和楊秋興、戴振耀等人，代表台權會前往當時一般人還不許進入的綠島探望一些政治犯，啓昱是民進報的隨隊採訪記者，也是大學生，清純老實。<text:span text:style-name="T3"><text:line-break/><text:line-break/>1988</text:span>年（？）<text:span text:style-name="T3">520</text:span>農民事件，啓昱被捕，我和戴振耀從高雄連夜北上，保他獲釋。上個月選舉期間，看電視上啓昱出來痛罵秋興，看了頗傷感。許多時候，我實在不知道，陳文治也好，陳啓昱也罷，或是秋興和阿耀以及菊姊等等等，所有這些昔日我所尊敬、喜歡乃至朝夕相處患難與共的好朋友，不管他們如今是藍或綠，是否還懷抱初衷？或是一切都已變調成為一種權力鬥爭？<text:span text:style-name="T3"><text:line-break/><text:line-break/></text:span>不但知識使人跌倒，權力、掌聲及鎂光燈也一樣會使人跌倒。當我們一無所有，我們珍惜周邊一切細微的美麗人事物；可當權位高昇、名利滿倉，我們卻反而更多愁苦憤懣，乃至相互為敵。<text:span text:style-name="T3"><text:line-break/><text:line-break/></text:span>我有時想，要是在當時某個一無所有甚至眾叛親離的痛苦時刻，大家全死了，然後時光就停留在這一刻，豈不很美？<text:span text:style-name="T3"><text:line-break/><text:line-break/></text:span>陳真<text:span text:style-name="T3"><text:line-break/>===========<text:line-break/></text:span>議長行情價<text:span text:style-name="T3">? </text:span>新北傳<text:span text:style-name="T3">1</text:span>票<text:span text:style-name="T3">5</text:span>千萬<text:span text:style-name="T3"> <text:line-break/><text:line-break/></text:span>華視<text:span text:style-name="T3">2014</text:span>年<text:span text:style-name="T3">12</text:span>月<text:span text:style-name="T3">27</text:span>日<text:span text:style-name="T3"><text:line-break/><text:line-break/></text:span>這次全台議長選舉，民進黨只拿下三席，不只台南跑票嚴重，其他縣市也都傳出有天價買票行情，新北市甚至聽聞，一票買五千萬，知情人士透露，買票手法除了前金後謝，給錢以外，也會從下個年度的工程預算內，去挖錢找回扣，為何每次議長選舉，買票傳聞，都甚囂塵上，主要原因是議長權力很大，掌握幾十億到幾百億的預算生殺大權，地位就跟縣市首長一樣，以下是我們的分析報導。<text:span text:style-name="T3"><text:line-break/><text:line-break/></text:span>台南議長選舉結果，讓在場監督的市長賴清德，鐵青著臉直接說，民進黨這回會失敗，就是被錢收買了，知情人士透露，議長選舉前，一票喊到千萬行情，早就佈置好了，買票行情像物價一樣，年年漲，新北市還傳出，一票買五千萬，台聯黨要求檢調徹查，傳聞給錢手法不只前金後謝，也會從下年度的工程預算內，找名目挖錢給回扣，甘願花這麼多錢要當一個議長，好處是什麼，連屏東縣議長周典論都說，就是權力有夠大，說白的是議長可以直接牽制縣市首長，手上也有數十億到數百億預算的生殺大權，這也是為何每次議長選舉，總是賄聲賄影，有人甘冒黨紀處分，也要跑票，一切都跟背後的金錢利益，有絕對關係。<text:span text:style-name="T3"> </text:span></text:p>
      <text:p text:style-name="P1"><text:span text:style-name="T1">陳真</text:span><text:s/>  |  2014.12.27 13:54   |   <text:a xlink:type="simple" xlink:href="http://palinfo.habago.org/Entry?Command=Information_PrintForum&amp;iPage=351#FORUM33407"><text:span text:style-name="T2">#</text:span></text:a></text:p>
      <text:p text:style-name="P3">希望不是踢到銅板。<text:span text:style-name="T3"><text:line-break/><text:line-break/></text:span>台灣各地議會，不分藍綠一片黑。所謂民主，十分可笑，自欺欺人。<text:span text:style-name="T3"><text:line-break/><text:line-break/></text:span>人民可以監督這些所謂民意的代表或地方公僕嗎？當然可以，只要你活得不耐煩的話。</text:p>
      <text:p text:style-name="P5"/>
      <text:p text:style-name="P1"><text:span text:style-name="T1">陳志鴻</text:span><text:s/>  |  2014.12.27 12:04   |   <text:a xlink:type="simple" xlink:href="http://palinfo.habago.org/Entry?Command=Information_PrintForum&amp;iPage=352#FORUM33406"><text:span text:style-name="T2">#</text:span></text:a></text:p>
      <text:p text:style-name="P3">還蠻不可思議的<text:span text:style-name="T3">...</text:span>民進黨在台南竟然會踢到鐵板。<text:span text:style-name="T3"><text:line-break/><text:line-break/>===<text:line-break/><text:line-break/></text:span>台南╱輸掉議長怪誰？<text:span text:style-name="T3"><text:s/></text:span>賴清德：金錢介入<text:span text:style-name="T3"><text:line-break/><text:line-break/></text:span>台南市議長選舉爆冷門，前議長賴美惠敗選，國民黨李全教讓市長賴清德「完全執政」夢碎。民進黨主席蔡英文上周在中常會語氣嚴厲地說「正副議長的事是市長的事」，要求縣市長全力輔選；但台南市長賴清德兩天來重申「金錢介入才是主因」，希望檢調詳查，撇清責任，蔡、賴對敗選責任看法不同調。</text:p>
      <text:p text:style-name="P1"><text:span text:style-name="T1">陳真</text:span><text:s/>  |  2014.12.27 11:53   |   <text:a xlink:type="simple" xlink:href="http://palinfo.habago.org/Entry?Command=Information_PrintForum&amp;iPage=352#FORUM33405"><text:span text:style-name="T2">#</text:span></text:a></text:p>
      <text:p text:style-name="P2">嚴格說來，維根斯坦沒有提出任何哲學內容，他只有<text:span text:style-name="T3"><text:s/>"</text:span>哲學觀<text:span text:style-name="T3">"</text:span>，也就是<text:span text:style-name="T3"><text:s/>"</text:span>對於哲學的看法<text:span text:style-name="T3">"</text:span>。他年少踏入哲學界第一次上台報告，題目只有一個字：<text:span text:style-name="T3">Philosophy</text:span>，談哲學到底是什麼。在我看來，直到他死掉，他一生始終都還是在談同樣的題目。<text:span text:style-name="T3"><text:line-break/><text:line-break/></text:span>他認為哲學和科學是兩條平行線，互無瓜葛；哲學與實證無關，與現實<text:span text:style-name="T3">(reality)</text:span>無關，哲學純粹只是一種描述性的工作，而無從發現任何真理或真實。<text:span text:style-name="T3"><text:line-break/><text:line-break/></text:span>為什麼<text:span text:style-name="T3"><text:s/>"</text:span>哲學不是科學<text:span text:style-name="T3">" </text:span>一事那麼重要，值得花一輩子去闡揚？為什麼他那麼堵爛科學<text:span text:style-name="T3">(</text:span>的眼光<text:span text:style-name="T3">)</text:span>？為什麼他說他不論談什麼問題，就是沒辦法不用宗教的眼光來看？這些問題的答案，其實再明顯也不過。<text:span text:style-name="T3"><text:line-break/><text:line-break/></text:span>我可以再講下去，不過算了，在這講到<text:span text:style-name="T3"><text:s/>"</text:span>第一課<text:span text:style-name="T3">" </text:span>就好。現代所謂學術就是這樣，原本美美的東西，幽幽微微意境深遠的，硬給它講白了，講具體了，講得纖毫畢露，便失去應有的美感與動人。</text:p>
      <text:p text:style-name="P1"><text:span text:style-name="T1">陳真</text:span><text:s/>  |  2014.12.27 11:28   |   <text:a xlink:type="simple" xlink:href="http://palinfo.habago.org/Entry?Command=Information_PrintForum&amp;iPage=352#FORUM33404"><text:span text:style-name="T2">#</text:span></text:a></text:p>
      <text:p text:style-name="P3">假設襲胸摸臀不犯法，我看幾乎所有人恐怕每天得忙著上下其手，手腳並用了。我們之所以不去做它，並非打心底排斥，而是因為怕犯法，怕面子掛不住。這時候，襲不襲摸不摸之間的法律後果自然完全不一樣，但道德意涵卻相差無幾。<text:span text:style-name="T3"><text:line-break/><text:line-break/></text:span>法律是一回事，道德卻又是另一回事，兩種<text:span text:style-name="T3"><text:s/>"</text:span>語言<text:span text:style-name="T3">" </text:span>不一樣，內在邏輯也不一樣。<text:span text:style-name="T3"><text:line-break/><text:line-break/></text:span>滿腦子<text:span text:style-name="T3"><text:s/>"</text:span>邪念<text:span text:style-name="T3">"</text:span>，只差沒動手或不敢動手，<text:span text:style-name="T3">morally speaking </text:span>或<text:span text:style-name="T3"><text:s/>religiously speaking</text:span>，比起動手動腳，其實也好不到哪去。<text:span text:style-name="T3"><text:line-break/><text:line-break/></text:span>我缺錢缺得緊，常想搶銀行，但至今沒搶過，不是因為我道德崇高，而是因為我打一打算盤之後覺得風險太大，有點划不來。因此，搶不搶，法律後果差很大，但道德意涵卻相差無幾。今天我要是練成念力神功，能夠跨空間移位，把別人的鈔票跨越時空神不知鬼不覺往我口袋送，我應該會毫不遲疑，反正很多人鈔票多得是。<text:span text:style-name="T3"><text:line-break/><text:line-break/></text:span>我們當然還是可以譴責各種違法亂紀，但譴責的姿態、嘴臉以及譴責的內涵很重要。<text:span text:style-name="T3"><text:line-break/><text:line-break/></text:span>我常舉阿莫多瓦的<text:span text:style-name="T3"><text:s/>"</text:span>悄悄跟她說<text:span text:style-name="T3">" </text:span>為例，那可不只是性騷擾哦，而是強姦自己所照顧的植物人，而且還讓對方懷孕。法律上，罪無可赦，但為什麼所有觀眾卻反而同情這名強暴犯？因為在美感上或道德上，它有它自己的<text:span text:style-name="T3"><text:s/>"</text:span>語言<text:span text:style-name="T3">"</text:span>，它能看見肉眼不可見的良善與美麗。<text:span text:style-name="T3"><text:line-break/><text:line-break/></text:span>這類語言微妙而細膩，甚且難以言喻，因此我們需要詩，需要音樂，需要藝術家、哲學家，幫我們用一種完全不同於任何實證的眼光，聽到、看到那樣一些肉眼看不見、耳朵聽不見的聲音和影像。<text:span text:style-name="T3"><text:line-break/><text:line-break/></text:span>越是文明的社會，這樣一種<text:span text:style-name="T3"><text:s/>"</text:span>詩的空間<text:span text:style-name="T3">" </text:span>就越寬廣。反之，越是低級恐怖的社會例如台灣，詩便縮小，文化消失，而<text:span text:style-name="T3"><text:s/>"</text:span>政治空間<text:span text:style-name="T3">" </text:span>或<text:span text:style-name="T3"><text:s/>"</text:span>實證空間<text:span text:style-name="T3">" </text:span>卻越是無限擴大，越來越囂張，彷彿生命不是生命，而只是根據某些既定的社會權位標準以及諸多教條與法條所定義的角色。<text:span text:style-name="T3"><text:line-break/><text:line-break/></text:span>勵馨基金會二十幾年前出版過一塊錄音帶，我買了上百塊來送人，全是獲救脫離火坑的小女孩所唱。裏頭有一首歌，歌詞說：在你看，我們只是一朵不起眼的百合花，在神看不一樣。<text:span text:style-name="T3"><text:line-break/><text:line-break/></text:span>神的眼光就是美的眼光，詩的眼光，善的眼光。消滅或鄙視這樣一種眼光是很不幸的，因為每個人都需要它。</text:p>
      <text:p text:style-name="P1"><text:span text:style-name="T1">陳真</text:span><text:s/>  |  2014.12.27 10:05   |   <text:a xlink:type="simple" xlink:href="http://palinfo.habago.org/Entry?Command=Information_PrintForum&amp;iPage=352#FORUM33403"><text:span text:style-name="T2">#</text:span></text:a></text:p>
      <text:p text:style-name="P2"><text:span text:style-name="T3">Peter Winch</text:span>那本書<text:span text:style-name="T3">(The idea of social science)</text:span>，議論上非常的<text:span text:style-name="T3"><text:s/>"</text:span>維根斯坦<text:span text:style-name="T3">"</text:span>，他否定社會科學自比於自然科學之實證性。他認為，兩者之間，不管在方法上或研究對象的性質上，都有著本質上的不同，就如重量與長度之間的不同，此科學非彼科學。<text:span text:style-name="T3"><text:line-break/><text:line-break/></text:span>此一不同，來自於社會<text:span text:style-name="T3">(</text:span>科<text:span text:style-name="T3">)</text:span>學的研究對象具有一種私密性而非普世性；私密者也，在於其意義的建構有其內在邏輯<text:span text:style-name="T3">(</text:span>或說規則<text:span text:style-name="T3">)</text:span>。大至不同的社會，小至不同的人與人之間，內在依循規則都不同，就如香蕉與芭樂，就算香蕉多麼熱愛或認同芭樂，它還是硬不起來，香蕉始終都是軟的。<text:span text:style-name="T3"><text:line-break/><text:line-break/></text:span>或者拿下棋來形容。跳棋有跳棋的走法，圍棋有圍棋的走法，兩者內在規則不同。雖然表面上都是下棋，但卻有各自不同的生命發展經驗。<text:span text:style-name="T3"><text:line-break/><text:line-break/></text:span>你認同一個人，大概也只能模仿他的外在髮型或穿著。就如朝聖所說，這幾乎是必然的，畢竟你不可能穿起別人的生命外衣。社會之間也一樣，橫向移植是移植不來的。祖國常以國情不同來反駁一些所謂民主的指控，在我看來十分合理。<text:span text:style-name="T3"><text:line-break/><text:line-break/></text:span>我有時看到一些學生或晚輩，直接採取我的某種評價或態度，總覺得很彆扭。因為那樣一種評價方式與態度，只適合某一種生命類型的人，你既不是那樣活，自然也不適合講出那樣的話。那話是屬於別人的生命經驗<text:span text:style-name="T3">(</text:span>一種維根斯坦式的所謂規則或所謂<text:span text:style-name="T3">language game--</text:span>語言遊戲<text:span text:style-name="T3">)</text:span>，而不是你的規則，你的經驗，你的語言，你的生命形式<text:span text:style-name="T3">(form of life)</text:span>。<text:span text:style-name="T3"><text:line-break/><text:line-break/></text:span>這裏也許有個問題，難道生命彼此之間沒有共通性？當然有。很多反動物權或動物心靈的人常喜歡引用維根斯坦的一些想法來提出攻擊，但這樣一種引用事實上只引用了一半，還有更重要的另一半沒引到。<text:span text:style-name="T3"><text:line-break/><text:line-break/></text:span>維根斯坦曾經引用李爾王的話說：<text:span text:style-name="T3">"</text:span>我的哲學就是要教你們認識：這個跟那個不一樣<text:span text:style-name="T3">"</text:span>。<text:span text:style-name="T3"><text:line-break/><text:line-break/></text:span>可是，在教導認識差異之餘，維根斯坦其實更推崇生命的種種共同基石；生命與語言也許各有不同，但在你挖掘這樣一種差異時，你終究會來到一個地方，挖不下去了，底下是堅固的磐石了，用他的話來說就是<text:span text:style-name="T3"><text:s/>"bedrock"(</text:span>河床<text:span text:style-name="T3">)</text:span>。<text:span text:style-name="T3"><text:line-break/><text:line-break/></text:span>生命像河流，大大小小，東西南北，各有流向，各有風貌，但底下的河床卻是共通的。<text:span text:style-name="T3"><text:line-break/><text:line-break/></text:span>諸如這樣一些思維，對於現實問題能有什麼樣的應用或啟發，那自然又是另一回事了。</text:p>
      <text:p text:style-name="P1"><text:span text:style-name="T1">朝聖</text:span><text:s/>  |  2014.12.27 04:57   |   <text:a xlink:type="simple" xlink:href="http://palinfo.habago.org/Entry?Command=Information_PrintForum&amp;iPage=352#FORUM33402"><text:span text:style-name="T2">#</text:span></text:a></text:p>
      <text:p text:style-name="P3"><text:span text:style-name="T3">to </text:span>隆誌<text:span text:style-name="T3"><text:line-break/><text:line-break/></text:span>我是用一種普遍性概念的角度來理解你的提問，這概念當然不精準，甚至說不清楚，但從你字裡行間我感受到某種<text:span text:style-name="T3">"</text:span>議題<text:span text:style-name="T3">"</text:span>，這議題跟我心中的一些想法有點類比、雷同上的關係，所以藉此分享自己的看法給巴勒網的朋友。<text:span text:style-name="T3"><text:line-break/><text:line-break/></text:span>當然，以下僅僅是我個人的看法。<text:span text:style-name="T3"><text:line-break/><text:line-break/></text:span>個人是認為文化或文明只能自己慢慢長出來，就算用所謂整套移植，也僅是某種次文化；我能想到的例子是琉球，它雖然幾乎已被日本完全同化，很像日本，可是跟日本四島一對比，尚存在許多細微差異。<text:span text:style-name="T3"><text:line-break/><text:line-break/></text:span>對於提問，我的理解是，只吸收或只擅於吸收<text:span text:style-name="T3">"</text:span>外來次文化<text:span text:style-name="T3">"</text:span>其實是某種必然，因為台灣的文化<text:span text:style-name="T3">/</text:span>文明主體是一直存在的。<text:span text:style-name="T3">1970</text:span>年代末被歸為政治事件的鄉土文學論戰，算是開啟台灣<text:span text:style-name="T3">"</text:span>尋鄉<text:span text:style-name="T3">"</text:span>的濫觴，爾後此風潮時起時伏，但有關原鄉、尋根甚或確立宗主的種種念頭盼望，我相信在台灣一代代的文人或文化人身上一直不曾中斷<text:span text:style-name="T3">(</text:span>恕我不用知識份子這個被濫用扭曲庸俗化的詞<text:span text:style-name="T3">)</text:span>。<text:span text:style-name="T3"><text:line-break/><text:line-break/></text:span>以我自身的經驗來說，年輕時花了很多時間浸在台灣史以及西方哲學心理學社會學裡頭，用一種囫圇吞棗的方式讀，繞了一大圈以後，才發現這島嶼的文化<text:span text:style-name="T3">/</text:span>文明主體，其實一直存在，不論是清朝、日據、光復後或現在；在全台各地舊城區的<text:span text:style-name="T3">"</text:span>祭祀圈<text:span text:style-name="T3">"</text:span>與<text:span text:style-name="T3">"</text:span>隘門<text:span text:style-name="T3">"</text:span>裡，我看見了屬於台灣的文明主體的一個切面，或許可以說是一種漢文化的分支。<text:span text:style-name="T3"><text:line-break/><text:line-break/></text:span>對我來說，好壞姑且不論，主體確實存在，而它確切的內容與範圍我當然說不清楚，這就留給文化研究學者來定義說明。某個面向，可能包含隆誌說的民族性格<text:span text:style-name="T3">---</text:span>這裡頭總是帶有一種價值導向、求快速、急功近利的移民特質。可惜，主體雖在，經過<text:span text:style-name="T3">20</text:span>多年來快速的下向沉倫，面貌已很模糊，咍<text:span text:style-name="T3">!<text:line-break/><text:line-break/></text:span>對這沉倫，我不擔心不憂慮，至多一聲嘆息，未來會怎麼樣該怎麼樣就隨它去吧<text:span text:style-name="T3">~ </text:span>我比較在乎的是堅持自己選擇的路，做好自己的工作，若能為這島留下些什麼，哪怕是一塊墊腳的石頭，也就不枉此生啦。<text:span text:style-name="T3"><text:line-break/><text:line-break/><text:line-break/>ps. </text:span>陳真醫師與各位朋友好，第一次留言就拉哩拉雜，自己心口不一<text:span text:style-name="T3">(</text:span>誤<text:span text:style-name="T3">)</text:span>的症頭還是一如往常，請海涵<text:span text:style-name="T3">!</text:span></text:p>
      <text:p text:style-name="P1"><text:span text:style-name="T1">鄭啟承</text:span><text:s/>  |  2014.12.27 02:36   |   <text:a xlink:type="simple" xlink:href="http://palinfo.habago.org/Entry?Command=Information_PrintForum&amp;iPage=352#FORUM33401"><text:span text:style-name="T2">#</text:span></text:a></text:p>
      <text:p text:style-name="P2">台灣不折不扣就是一個草莽之島，不管物質生活再如何富裕，不管島上充斥再多先進的科技，不管它的人民再有能力環遊世界留學英美日，它的人民永遠像是原始人，生活中無處不在一種幫派聚眾風氣，一種為求興奮感和安全感而向著人多勢大的趨向，一種原始部落般的道德眼光。<text:span text:style-name="T3"><text:line-break/><text:line-break/></text:span>在這樣一種文化下，於是我們的道德型態是很低落的，是和現代文明完全相反的，我們欣賞依附崇拜容忍各種強勢者，在強者面前乖得跟狗一樣，但對無力反抗的弱者，我們卻會變得很勇猛，會拿著放大鏡來檢查其言行，會拿著鞭子躲在暗處抽他。例子舉不完，生活中幾乎沒有一件事不是例子，比如我們可以容忍各種明星政客長期言行不一撩撥族群仇恨以對全民的資產<text:span text:style-name="T3">(</text:span>都是恁爸我繳的稅<text:span text:style-name="T3">)</text:span>上下其手，卻不願意放過這兩位可憐的陳同學和劉小姐。<text:span text:style-name="T3"><text:line-break/><text:line-break/></text:span>這樣一種原始草莽的性格是涵蓋性的，整體性的，是一種像天幕一樣壟罩著所有人的東西，以致於多數人不但沒有查覺它的存在和危害，反而努力在這樣一種文化底下照著它思考和對待人事物的方法來行事而不自知。或許更該說它像是一種空氣汙染，整個島全都是烏煙瘴氣的時候，你還以為只要是人類都是這樣呼吸的。前頭的車陣排出嚇人的一堆黑煙朝你飄來，你不假思索就打開鼻孔用力吸了進去，還以為香噴噴的，還以為是高貴的養份呢。<text:span text:style-name="T3"><text:line-break/><text:line-break/></text:span>前一天還當成新生代的明星捧在手上哄的，下一秒我們就可以把他當成全民的罪人，恨不得把他吊起來遊街示眾。陳同學如此，劉小姐亦如此。原因為何，只因為他們不懂得更精緻的包裝和保護自己，只因為他們也像一般人一樣，會為了各種原因犯上各種不夠高貴的小錯。<text:span text:style-name="T3"><text:line-break/><text:line-break/></text:span>這兩位，雖然對其公眾言行不以為然，但我對其人卻有的深深的同情，對於社會的這種獵巫式的韃伐，雖然並非韃伐在我身上，但我卻感到很痛苦，原因無他，人就是人，人會犯各種錯<text:span text:style-name="T3">(</text:span>如果那些明明是小數點以下不知多少位可以直接捨棄的錯也算錯的話<text:span text:style-name="T3">)</text:span>，社會鞭打一個犯錯的弱者，你難道不會痛苦嗎<text:span text:style-name="T3">? </text:span>難道我們不是弱者<text:span text:style-name="T3">? </text:span>難道我們是聖人，從不犯錯<text:span text:style-name="T3">?<text:line-break/><text:line-break/></text:span>一種隨時打開鼻孔，隨時嗅著找尋下一個罪人的社會，是不可能朝著文明的方向前進的。文明無非就是一種憐憫和包容和原諒，一個文明的社會隨時可以為了空氣品質而立刻原諒和忽視各種大小的錯，哪怕是殺人放火。袓國澳洲便是一例，幾個極端份子綁架人質，警方攻堅幹掉了，死了人，過兩天社會便像沒事了，不當一回事了，甚至還有人擔心回教徒上班途中會被人敵視而攻擊，發起與之共乘的運動，誓言保護之。<text:span text:style-name="T3"><text:line-break/><text:line-break/></text:span>新聞上講一句話忘了詳細內容，大約是澳洲人說他們絕不願因為幾個極端份子的行為而讓生活充斥在恐懼中，他們不願讓仇恨驅走了快樂。這話聽了實在讓人感動。<text:span text:style-name="T3"><text:line-break/><text:line-break/></text:span>我相信，真正的快樂便是來自這樣一種文明精神，快樂誕生於對人的善意。我去過一趟澳洲，感覺快樂普遍寫在每個人臉上，就連一隻袋鼠也比台灣人快樂。回台後，我就決定叛國，認澳洲為袓國，因為精神上我是向著這樣的快樂前進的。至於精神上放棄國籍的台灣，走得是一條剛好相反，讓人人都痛苦而無法平靜的險路。<text:span text:style-name="T3"><text:line-break/><text:line-break/></text:span>險路勿近，你走哪條路，自然就會到達什麼目的。所謂文化上是否能豐富和強盛，還是整天只能追著別人文化下的一些剩菜剩飯舔個不停，恐怕和這也脫不了干係。</text:p>
      <text:p text:style-name="P1"><text:span text:style-name="T1">陳真</text:span><text:s/>  |  2014.12.27 01:37   |   <text:a xlink:type="simple" xlink:href="http://palinfo.habago.org/Entry?Command=Information_PrintForum&amp;iPage=352#FORUM33400"><text:span text:style-name="T2">#</text:span></text:a></text:p>
      <text:p text:style-name="P3">隆誌，<text:span text:style-name="T3"><text:line-break/><text:line-break/></text:span>如果這是一道試題，那我就頭大了，無言了，因為它實際上就像一道<text:span text:style-name="T3"><text:s/>"</text:span>獨斷的<text:span text:style-name="T3">" (arbitrary)</text:span>作文題目，例如<text:span text:style-name="T3"><text:s/>"</text:span>試論為何忠勇為愛國之本<text:span text:style-name="T3">"</text:span>。所謂<text:span text:style-name="T3"><text:s/>arbitrary</text:span>，意思是說，某種宣稱乃憑空而生或純主觀，而非基於任何足以客觀認知的理性或原則。<text:span text:style-name="T3"><text:line-break/><text:line-break/></text:span>這時候，就像小時候學校上作文課那樣，很苦惱了，因為你得猜測出題老師出這樣一個獨斷的題目，究竟他心裏在想什麼？究竟他希望我們如何作題？究竟我該如何得知他的內心以便依其既定的思考架構來瞎掰，我是說依其心思來寫出一篇<text:span text:style-name="T3"><text:s/>"</text:span>作文<text:span text:style-name="T3">"</text:span>。<text:span text:style-name="T3"><text:line-break/><text:line-break/></text:span>對於獨斷的題目，我們只能寫<text:span text:style-name="T3"><text:s/>"</text:span>作文<text:span text:style-name="T3">"</text:span>，而沒法進行任何客觀論述，甚至也不可能進行任何描述性的回答，因為無從描述起，描述的對象並不存在，它只存在出題者的心中。出題者若保持沉默，事實上誰也不可能知道出題者在想什麼。<text:span text:style-name="T3"><text:line-break/><text:line-break/></text:span>在我看來，<text:span text:style-name="T3">"</text:span>發問<text:span text:style-name="T3">" </text:span>要比<text:span text:style-name="T3"><text:s/>"</text:span>作答<text:span text:style-name="T3">" </text:span>困難許多。畢竟出作文題目很容易，但是，提出一個真正的<text:span text:style-name="T3"><text:s/>"</text:span>問題<text:span text:style-name="T3">" </text:span>卻很難。問題和答案是一組共生之物，當問題純屬虛構或獨斷，答案實際上也不存在；唯一能做的就只是寫作文。但作文畢竟不是一種解答，因為問題根本不存在。<text:span text:style-name="T3"><text:line-break/><text:line-break/></text:span>當然，我可以派給自己一道作文題目，比方說：<text:span text:style-name="T3">"</text:span>試論為何哈巴狗電台董事長具有如繁星一般數不清的優點？<text:span text:style-name="T3">" </text:span>對此我可以順利作答圓滿，但別人恐怕答不上。因為這問題難以客觀認知，它只是一種獨斷宣稱。我若派這題目給學生，大家都得無言了，只能瞎掰，寫出一篇篇所謂作文。<text:span text:style-name="T3"><text:line-break/><text:line-break/></text:span>市面上，作文很多，但文章很少，意即到處充滿各種獨斷的宣稱，卻很少有足以認知的說法。<text:span text:style-name="T3"><text:line-break/><text:line-break/></text:span>當然，獨斷宣稱還是可以有它的貢獻；獨斷宣稱並不必然是一種貶詞。我在這板上寫的東西十之八九都是獨斷，簡單說就是通俗作文。它並非一無是處，事實上用處還是有一些，例如它一樣可以提供一種洞見<text:span text:style-name="T3">(insight)</text:span>或觀察或啟發，或激發一種想像。<text:span text:style-name="T3"><text:line-break/><text:line-break/></text:span>重點是，作文只能自己出題自己作答，旁人無法回答；因為你的問題並非客觀存在，它自然也不存在旁人心中。除非你把問題給說清楚了，然後別人才能明白你的問題究竟是什麼。可是，當你說清楚問題之後，你所要的答案事實上也已一併回答，旁人依然難以作答。<text:span text:style-name="T3"><text:line-break/><text:line-break/></text:span>今天，如果你的問題是一種科學問題，那就很好回答了，比方說某種氧化還原反應的原因，或是某種藥物的生化機轉究竟為何等等。<text:span text:style-name="T3"><text:line-break/><text:line-break/></text:span>可是，你的問題及其對象卻不是一種客觀存在的東西，如何獨立作答？例如所謂<text:span text:style-name="T3"><text:s/>"</text:span>台灣社會<text:span text:style-name="T3">"</text:span>，世界上根本沒有這樣的一個東西不是嗎？我的意思是說，它不是一種<text:span text:style-name="T3"><text:s/>"</text:span>自然物<text:span text:style-name="T3">"(natural kind)</text:span>。我可以看到窗外有一棵樹，但我打開窗戶四處眺望，卻看不見台灣社會在哪。<text:span text:style-name="T3"><text:line-break/><text:line-break/></text:span>這裏其實牽扯到一個<text:span text:style-name="T3">(</text:span>常在我心的<text:span text:style-name="T3">)</text:span>重大問題：到底社會科學是不是一種科學？或甚至幾年前還有人出了一本很有名、頗具爭議性的書就叫做<text:span text:style-name="T3"><text:s/>"There is No Such Thing as a Social Science</text:span>：<text:span text:style-name="T3">In Defence of Peter Winch"(</text:span>天底下沒有社會科學這種東西：為<text:span text:style-name="T3">Peter Winch</text:span>辯護<text:span text:style-name="T3">)</text:span>。<text:span text:style-name="T3"><text:line-break/><text:line-break/></text:span>作者之一叫<text:span text:style-name="T3"><text:s/>Rupert Read</text:span>，我聽過他的演講，也是一個研究維根斯坦的學者。至於<text:span text:style-name="T3">Peter Winch</text:span>是誰呢？唸哲學或社會科學的人肯定都知道；是個很有名的哲學家，主要也是研究維根斯坦。上個世紀末才過世。<text:span text:style-name="T3"><text:line-break/><text:line-break/>1958</text:span>年，<text:span text:style-name="T3">Winch </text:span>寫了一本傳世之作叫做<text:span text:style-name="T3"><text:s/>"The idea of social science and its relation to philosophy" (</text:span>社會科學的概念及其與哲學的關係<text:span text:style-name="T3">)</text:span>。他以維根斯坦的想法<text:span text:style-name="T3">(</text:span>主要是所謂<text:span text:style-name="T3"><text:s/>"rule following") </text:span>來回答有關社會科學的方法與本質的問題。基本上，<text:span text:style-name="T3">Winch</text:span>似乎是把社會科學看成一種哲學而非科學。<text:span text:style-name="T3"><text:line-break/><text:line-break/></text:span>我再講下去，各位恐怕就要轉台了。留言板這樣一種東西，其實很像某本書的序言或某個小說的第一章，寫來寫去就只能在序言裏頭打轉，不可能進到第二課，沒法更深入了。因為深入的前提是眾人必須有一些關於某些所謂<text:span text:style-name="T3"><text:s/>"</text:span>文本<text:span text:style-name="T3">" </text:span>的共同基礎。<text:span text:style-name="T3"><text:line-break/><text:line-break/></text:span>比方說一個唸文學的人，學問再好，想法再多，也沒法在留言板上談論比方說但丁神曲，除非大家都是這方面的專家，或是至少讀過這三大冊<text:span text:style-name="T3"><text:s/>"</text:span>天書<text:span text:style-name="T3">"</text:span>，否則就頂多也只能停留在<text:span text:style-name="T3"><text:s/>"</text:span>第一課<text:span text:style-name="T3">"</text:span>。<text:span text:style-name="T3"><text:line-break/><text:line-break/></text:span>網路興起，資訊氾濫而零碎化，而且輕薄短小。大家每天<text:span text:style-name="T3">email</text:span>或<text:span text:style-name="T3">Line</text:span>寫不停，網路看個不停，但其實往往一片空洞蒼白。雖然很多書籍都已上線，但台灣大多數人卻似乎反而失去讀書的習慣與興趣。<text:span text:style-name="T3"><text:line-break/><text:line-break/>"</text:span>第一課<text:span text:style-name="T3">" </text:span>或<text:span text:style-name="T3"><text:s/>"</text:span>序言<text:span text:style-name="T3">" </text:span>自然還是很有用，但它理應只是一種跳板和指引，藉以進入知識、思想與藝術的汪洋大海。很多人卻把時間花在那些毫無營養的什麼臉書或沒頭沒腦的無數政治蛆文之中，<text:span text:style-name="T3">(</text:span>在我看來<text:span text:style-name="T3">)</text:span>實在很沒意義。<text:span text:style-name="T3"><text:line-break/><text:line-break/></text:span>當然，這是個人自由。我批評的自然不是任何一個個人，而只是說，如果一整個世代、一整個社會普遍熱衷於此，普遍如此生活，那其實就像一場真正意義上的文化大革命，把文化和文明全給革掉了。<text:span text:style-name="T3"><text:line-break/><text:line-break/></text:span>小時候要找一本書看是很艱難的，難得拿到一本課外書，不翻過幾十遍不會罷休，因為書本太少、太難取得了，就像沙漠裏難得找到水喝一樣。<text:span text:style-name="T3"><text:line-break/><text:line-break/></text:span>這年頭，文化素材要什麼有什麼，俯拾皆是，但<text:span text:style-name="T3"><text:s/>"</text:span>文化<text:span text:style-name="T3">" </text:span>卻反而被束之高閣，棄如敝屣，寧不哀哉。題外話。</text:p>
      <text:p text:style-name="P1"><text:span text:style-name="T1">隆誌</text:span><text:s/>  |  2014.12.26 22:01   |   <text:a xlink:type="simple" xlink:href="http://palinfo.habago.org/Entry?Command=Information_PrintForum&amp;iPage=352#FORUM33399"><text:span text:style-name="T2">#</text:span></text:a></text:p>
      <text:p text:style-name="P2">台灣有一個現象，我心中疑問很久，請教大家。<text:span text:style-name="T3"><text:line-break/><text:line-break/></text:span>一直以來，台灣人喜歡歐美日的產品和文化，也一直試圖模仿與學習。可是到最後，台灣老是只學到別人的次文化，對於他國的主流文化和道德風氣卻完全不具備。舉例來說，不少綠營的政治人物讚賞日本社會，甚至一般人也挺喜歡，三不五時想要學習。可是卻留下日本的次文化，卻不肯學習對人和社會的文化態度。<text:span text:style-name="T3"><text:line-break/><text:line-break/></text:span>這些到底是民族性格？還是自己對他人文化認知的偏誤？</text:p>
      <text:p text:style-name="P1"><text:span text:style-name="T1">隆誌</text:span><text:s/>  |  2014.12.26 21:50   |   <text:a xlink:type="simple" xlink:href="http://palinfo.habago.org/Entry?Command=Information_PrintForum&amp;iPage=352#FORUM33398"><text:span text:style-name="T2">#</text:span></text:a></text:p>
      <text:p text:style-name="P3">回陳真和<text:span text:style-name="T3">Benson<text:line-break/></text:span>一直以來，我對所有政治人物都抱持一種他們都是常人的見解，所以對於他們的失言，我從來都不會去笑話。況且，我自己過去也有在學校兼任課程，深知在群眾前講話，會有一種莫名的興奮感，甚至忘我。所以有時不知不覺地說錯話或用錯詞，當然非常糗。<text:span text:style-name="T3"><text:line-break/></text:span>若是僅僅失言，那就當茶餘飯後消遣，兩三天就沒事。今天陳先生和前陣子的劉小姐的狀況，自己同陣營的人士捍衛自己人，這往往無可厚非。只是這些人真的很有問題，所言如所思，深切反應這些人內心真正的想法和思維。也許之前他們在網路上散佈歪曲和剪輯言論攻擊他人的方式，使他們食髓知味。所以他們很刻意地歪曲道德和價值觀，試圖以非正道的方式捍衛自己人。<text:span text:style-name="T3"><text:line-break/></text:span>對於沒有絕對二分法的事情，如服貿或核四等，這些剪輯和扭曲言論都會被接受與容忍。畢竟沒有一般人能夠知道這些事情的全貌與細節，無從判斷所有言論的正確性。可是這樣的方式，若用在二分法的事件上，立刻會被發現且挑戰社會容忍極限。<text:span text:style-name="T3"><text:line-break/></text:span>更何況，從這次選舉之後，有一種現象慢慢地浮出來。這些被造神的人們，開始被一層層地檢視。從選後的新聞就是如此，而且都是這些人自己造出來。水能載舟，亦能覆舟。選後，我就說過了，我正在看一場大戲，一場實驗組和對照組的比對。對照組已經演完了，現在換實驗組上場。到底是對照組是正對照，還是站在實驗組的人們所說的負面對照？<text:span text:style-name="T3"><text:line-break/><text:line-break/></text:span>（在這一個年輕人比成年人還守舊的年代，整體社會道德與風氣是垂直下墜或是螺旋下墜？好像都無所謂，畢竟最後都是下墜到底。）</text:p>
      <text:p text:style-name="P1"><text:span text:style-name="T1">陳真</text:span><text:s/>  |  2014.12.26 19:32   |   <text:a xlink:type="simple" xlink:href="http://palinfo.habago.org/Entry?Command=Information_PrintForum&amp;iPage=352#FORUM33397"><text:span text:style-name="T2">#</text:span></text:a></text:p>
      <text:p text:style-name="P2">每個人絕食<text:span text:style-name="T3">6</text:span>小時接力？這樣也叫絕食嗎？<text:span text:style-name="T3"><text:line-break/><text:line-break/></text:span>我因為在鄉下工作，附近沒得吃，下班後都已夜深打烊，要不就是太遠，十幾公里之遙，因此每星期總有兩天得餓肚子。那我難道可以說我每星期為世界和平絕食兩天？<text:span text:style-name="T3"><text:line-break/><text:line-break/></text:span>禁食和絕食不一樣，林義雄那個叫絕食。有期限的叫禁食。例如我曾在陳定南選完省長之後，和同學陳仁達兩人在華視前禁食整整<text:span text:style-name="T3">72</text:span>小時，呼籲黨政軍退出媒體。至於絕食，那是打定必死決心才能做。<text:span text:style-name="T3"><text:line-break/><text:line-break/></text:span>藍色的黨政軍確實是退出了，我真是一萬個沒想到綠油油的惡勢力卻長軀直入，佔領幾乎所有主流媒體，比過去惡質、卑鄙千百倍。<text:span text:style-name="T3"><text:line-break/><text:line-break/></text:span>我常跟朋友們說，當初只是看到電視報導稍微有點偏頗，我就氣炸了，受不了了，跑出來禁食三天，寒風苦雨中睡在華視門口，差點沒肺炎。<text:span text:style-name="T3"><text:line-break/><text:line-break/></text:span>若依當年的憤怒標準，何止<text:span text:style-name="T3">72</text:span>小時，恐怕我這輩子都不用吃飯了。這十幾年來媒體之親綠與卑鄙程度，真是卑鄙齷齪到你根本找不到任何形容詞來形容其卑劣無恥，造謠洗腦挑撥族群仇恨。但丁若還在，恐怕會給這些人多造第十級地獄才行。<text:span text:style-name="T3"><text:line-break/><text:line-break/></text:span>陳真<text:span text:style-name="T3"><text:line-break/><text:line-break/>==========<text:line-break/></text:span>呂秀蓮：<text:span text:style-name="T3">27</text:span>日前不放陳水扁<text:span text:style-name="T3">28</text:span>日絕食<text:span text:style-name="T3"><text:line-break/><text:line-break/></text:span>中央社<text:span text:style-name="T3"><text:s/>– 2014</text:span>年<text:span text:style-name="T3">12</text:span>月<text:span text:style-name="T3">26</text:span>日<text:span text:style-name="T3"><text:line-break/><text:line-break/></text:span>（中央社記者程啟峰高雄<text:span text:style-name="T3">26</text:span>日電）前副總統呂秀蓮今天表示，若前總統陳水扁在<text:span text:style-name="T3">27</text:span>日晚前未被放出來，她<text:span text:style-name="T3">28</text:span>日下午<text:span text:style-name="T3">4</text:span>時起，將在台北展開無限期絕食，直到陳水扁被放出來為止。<text:span text:style-name="T3"><text:line-break/><text:line-break/></text:span>呂秀蓮今天到高雄恭賀新任高雄市議長康裕成、副議長蔡昌達，並籲請綠營議員響應「絕食救扁」，支持讓陳水扁保外就醫。<text:span text:style-name="T3"><text:line-break/><text:line-break/></text:span>呂秀蓮並請市議會設立一個點，讓綠營議員同步響應。她希望大家不要「沾醬油」，每人至少接力排班絕食<text:span text:style-name="T3">6</text:span>小時。</text:p>
      <text:p text:style-name="P1">Benson   |  2014.12.26 19:20   |   <text:a xlink:type="simple" xlink:href="http://palinfo.habago.org/Entry?Command=Information_PrintForum&amp;iPage=352#FORUM33396"><text:span text:style-name="T2">#</text:span></text:a></text:p>
      <text:p text:style-name="P3">抱歉<text:span text:style-name="T3">...</text:span>這是我對那個時代的刻板印象。<text:span text:style-name="T3"><text:line-break/><text:line-break/></text:span>關於陳同學的問題，我同情他，但是真正害死他的是他的那群好隊友。<text:span text:style-name="T3"><text:line-break/><text:line-break/></text:span>對於近來那些顏色很明顯的女權團體平行宇宙等級的雙重標準，實在是讓在旁邊觀看的人看不下去，例如對柯文哲不尊敬女性的發言得到的是「我們誰也沒有資格對他丟石頭」、對於陳同學則是「他已經道歉了是誠實的表現，應該給予鼓勵」，但是對於立場不太一樣的郭台民則是非常嚴厲的撻伐。<text:span text:style-name="T3"><text:line-break/><text:line-break/></text:span>我再貼一些評論「他的誠實就像是華盛頓承認砍倒櫻桃樹一樣」、「國父在私德上面雖然有議，但是他還是推翻滿清創建民國，這無損他的偉大」、「他在佔領立法院阻擋服貿的時候你們在做什麼<text:span text:style-name="T3">?</text:span>你們沒有資格對他扔石頭」、「不好色才是人格缺陷」最後一句還是中國知名民運人士說的，這種終極護短實在令人嘆為觀止。<text:span text:style-name="T3"><text:line-break/><text:line-break/></text:span>原本就是一個年少時做錯事被逮，然後被人翻出來不得不承認，但是又只說一半，後來又被人翻出好幾件，趕快鼻子摸摸道歉閃人，讓這件事情一直下不了台，正是他的好隊友啊！</text:p>
      <text:p text:style-name="P5"/>
      <text:p text:style-name="P1"><text:span text:style-name="T1">陳真</text:span><text:s/>  |  2014.12.26 19:09   |   <text:a xlink:type="simple" xlink:href="http://palinfo.habago.org/Entry?Command=Information_PrintForum&amp;iPage=353#FORUM33395"><text:span text:style-name="T2">#</text:span></text:a></text:p>
      <text:p text:style-name="P3">陳文茜好像說過乳房是一種社交工具<text:span text:style-name="T3">(</text:span>我不確定是否原文<text:span text:style-name="T3">)</text:span>。民進黨那些混蛋就開始酸言酸語說很想要和陳文茜的乳房社交一下。如隆誌所說，綠油油人士肯定不會因此跳出來開記者會予以道德譴責，因為什麼？因為他們是同一國的。<text:span text:style-name="T3"><text:line-break/><text:line-break/></text:span>這種<text:span text:style-name="T3"><text:s/>"</text:span>同一國<text:span text:style-name="T3">" </text:span>的幫派文化，盛行於這島上。<text:span text:style-name="T3"><text:line-break/><text:line-break/></text:span>前幾回靜站，來自美國的前輩前來現場打氣加油。會後跟大夥聊天，對綠營略有微詞。前輩很客氣，說完跟咱大家致意說：<text:span text:style-name="T3">"</text:span>希望我沒有冒犯你們。我沒有冒犯之意，只是說說我的想法。<text:span text:style-name="T3">" <text:line-break/><text:line-break/></text:span>我聽了覺得挺有趣，本來想跟前輩說：盡量冒犯沒關係，巴勒網幾乎每個人都被我冒犯過了。<text:span text:style-name="T3"><text:line-break/><text:line-break/></text:span>我留言板寫得多，自然聲音大，但聲音大並不代表這就是唯一的聲音，更非結論。我的話，只代表一個人，那就是我自己，與巴勒網無關；其他人自然有他自己的想法。存異求同，還是能共事，不需幫派精神來維繫。<text:span text:style-name="T3"><text:line-break/><text:line-break/></text:span>幫派是有害的，妨礙認知，妨礙眼界，妨礙良善與是非。特別是哲學家，最怕幫派。維根斯坦說，哲學家就是那種沒法隸屬任何幫派的人。<text:span text:style-name="T3"><text:line-break/><text:line-break/></text:span>若用愛因斯坦的話來說，就是一匹馬各自拉著自己的一輛車。<text:span text:style-name="T3"><text:line-break/><text:line-break/></text:span>或是套用胡適的說法：做一個不受人惑的人，不要把別人的眼睛當成自己的眼睛，不要把別人的耳朵當成自己的耳朵。<text:span text:style-name="T3"><text:line-break/><text:line-break/></text:span>人總要有自己的耳目，而非訴諸任何幫派思維或任何權威觀點。自己的大樓得自己蓋，萬丈高樓總得平地起，無所謂權威這回事；別人的思想材料理應都只是自個兒蓋大樓的磚石與工具。<text:span text:style-name="T3"><text:line-break/><text:line-break/></text:span>傅科說，他寧願他的思想在被使用過之後，就像爆竹一樣化為灰燼。</text:p>
      <text:p text:style-name="P1"><text:span text:style-name="T1">陳真</text:span><text:s/>  |  2014.12.26 18:29   |   <text:a xlink:type="simple" xlink:href="http://palinfo.habago.org/Entry?Command=Information_PrintForum&amp;iPage=353#FORUM33394"><text:span text:style-name="T2">#</text:span></text:a></text:p>
      <text:p text:style-name="P2"><text:span text:style-name="T3">Benson<text:line-break/><text:line-break/></text:span>我這輩子從來不曾<text:span text:style-name="T3"><text:s/>"</text:span>偷偷<text:span text:style-name="T3">" </text:span>看什麼書啊。柏楊的書我常隨身帶著看，不會偷偷看；看不懂的，還會拿去問老師。老師嚇一跳，叫我別看這個。但我不曾在這方面有一絲恐懼。<text:span text:style-name="T3"><text:line-break/><text:line-break/></text:span>高中畢業後，我就和柏楊通起信來。一開始是因為看到他講到說發燒會燒壞腦子。我寫信給柏楊說，應該是導致發燒的那個病，例如腦膜炎，破壞了腦子，而不是很意象地因為某種<text:span text:style-name="T3"><text:s/>"</text:span>高溫<text:span text:style-name="T3">" </text:span>把腦子給<text:span text:style-name="T3"><text:s/>"</text:span>燒<text:span text:style-name="T3">" </text:span>壞。<text:span text:style-name="T3"><text:line-break/><text:line-break/></text:span>柏楊回信表示反對，說我的說法錯了。他還問我高中生物老師是誰，怎麼這樣亂教。我回信說不是老師教的，是我自己的看法。如果超過四十幾度，細胞蛋白質當然會破壞，但是，一般民間所謂發燒會燒壞腦子，所以老是急著退燒，以為只要退燒就沒事，這種觀念是錯的。<text:span text:style-name="T3"><text:line-break/><text:line-break/></text:span>對此，我和柏楊之間並沒有達成共識。他依然相信發燒會燒壞腦子。<text:span text:style-name="T3"><text:line-break/><text:line-break/></text:span>至於黨外雜誌，我自己就是編輯和作者，更不需要偷偷看了。我沒那麼沒出息，看書就看書，幹嘛要偷偷看。<text:span text:style-name="T3"><text:line-break/><text:line-break/></text:span>書店老闆偷偷賣我倒是真的。我一來，他就會拉下鐵門，賣些禁書給我。</text:p>
      <text:p text:style-name="P1">kate chang   |  2014.12.26 18:26   |   <text:a xlink:type="simple" xlink:href="http://palinfo.habago.org/Entry?Command=Information_PrintForum&amp;iPage=353#FORUM33393"><text:span text:style-name="T2">#</text:span></text:a></text:p>
      <text:p text:style-name="P3">當媽媽的人都知道，<text:span text:style-name="T3">*</text:span>公然地<text:span text:style-name="T3">*</text:span>指稱別人家小孩有病有錯，絕對是冇智識兼冇衛生的越軌行為。<text:span text:style-name="T3"><text:line-break/><text:line-break/></text:span>完全同意並連署陳真的聲明，這件事「比較接近一種病，而不是一種道德上的罪」，因此，陳同學需要的不是指責，而是幫助。可我非常懷疑，陳同學在臉書上的朋友，一再強調他已認錯，只怕是將他更往被道德批判的處境推；如果他們定性這是道德問題，陳同學有沒有可能在這些朋友之中找出一個正直的人？哪怕，正直的隻字片語？<text:span text:style-name="T3"><text:line-break/><text:line-break/></text:span>病識感之難難在這是一種示弱，而示弱恰恰與求生本能相反。我們大多時候都只會肯定認錯時的勇氣，卻忽略了，當我們示弱認輸之時之後，如果還要正直地繼續走我們未完的人生，需要更大的信心和勇氣。<text:span text:style-name="T3"><text:line-break/><text:line-break/></text:span>因為缺乏正直的典範和語言，陳同學的孤獨比起廿年前的我的孤獨更甚。<text:span text:style-name="T3"><text:line-break/><text:line-break/>-----<text:line-break/></text:span>「如果襲胸的是你<text:span text:style-name="T3">…</text:span>不意外」王丹<text:span text:style-name="T3">PO</text:span>文酸炳忠<text:span text:style-name="T3"><text:s/></text:span>挨批<text:span text:style-name="T3"><text:line-break/>http://goo.gl/z5ZxRC</text:span></text:p>
      <text:p text:style-name="P1"><text:span text:style-name="T1">隆誌</text:span><text:s/>  |  2014.12.26 17:50   |   <text:a xlink:type="simple" xlink:href="http://palinfo.habago.org/Entry?Command=Information_PrintForum&amp;iPage=353#FORUM33391"><text:span text:style-name="T2">#</text:span></text:a></text:p>
      <text:p text:style-name="P2">對於陳先生的問題，我的看法不在於他個人本身，而是他所引出來的一種盲從行為。有點像幫派成員，往往為自己人出頭的原因，不在於自己人的對或錯，而是「我們是一國」的情感。<text:span text:style-name="T3"><text:line-break/></text:span>然而這些為他出頭的人，用另一種更可笑的方式，扭曲道德的方式，掩飾犯罪和對他人的身體自主權的不尊重。尤其那些自命為女權發聲的團體，更顯露出社運服務政治的實例。之前的冰桶挑戰，郭台銘的一句有關於林志玲的話語，這些團體批評郭先生意淫林志玲。以及年初學運時期，名嘴的不當談話，這些團體群起攻之。可是主角轉換之後，卻完全轉變立場，更扭曲自己的主張和觀點，只因為他政治正確。<text:span text:style-name="T3"><text:line-break/></text:span>另外，更有些相挺的人士，提出幾位有婚外情的名人和立委，照例點名藍色陣營，對於綠色陣營的同好人士視而不見。而婚外情和性騷擾或猥褻之類，邏輯上和定義上可是天差地遠。婚外情可不是隨便在路上找一位異性，就拉進旅館，而是兩情相悅。只是這種兩情相悅，不為道德所接受。（台灣的法律也不接受，可是有些國家可是除罪化。）性騷擾或猥褻是在對方無意願或是不同意下的行動，有強迫或是趁人不備的狀況下進行。這牽扯到侵犯他人的人身自由權，是一種真實的犯罪行為。<text:span text:style-name="T3"><text:line-break/></text:span>更有人提出柯林頓或是法國的總統們的行為，試圖為他掩飾，可是這都犯了很嚴重的邏輯和定義錯誤。柯林頓或是幾位桃色新聞的法國總統們都是婚外情，可不是性騷擾。人們可以體諒婚外情，大家頂多酸一酸，當作茶餘飯後的消遣。可是性騷擾或猥褻，可是侵犯他人的意願的犯罪，和挾持或綁架差不了太多。所以當新聞報出來之後，在網路論壇上可是看到一片幹譙聲。<text:span text:style-name="T3"><text:line-break/></text:span>有些相挺人士更是詭辯，選舉是選賢與能，不是在選聖人。民主政治不就是靠著在道德、政策和治理上的競爭，淘汰那些道德瑕疵和能力低下。如果照這些相挺人士的詭辯道德邏輯，他們又憑什麼批評連勝文<text:span text:style-name="T3"><text:line-break/></text:span>權貴。連勝文只是有錢，可沒有做啥傷天害理或不顧他人意願的犯罪情事。既然選舉是選賢與能，連勝文有不有錢的問題，根本就和選舉無關。</text:p>
      <text:p text:style-name="P1">Benson   |  2014.12.26 17:44   |   <text:a xlink:type="simple" xlink:href="http://palinfo.habago.org/Entry?Command=Information_PrintForum&amp;iPage=353#FORUM33390"><text:span text:style-name="T2">#</text:span></text:a></text:p>
      <text:p text:style-name="P3">陳醫師你好，第一次在這邊發言，恕我不使用真名<text:span text:style-name="T3">(</text:span>雖然我知道你很在意<text:span text:style-name="T3">)</text:span>，主要原因是這個版曝光率太高我著實不想讓我的名字出現在某個臉書網站上面被批鬥。<text:span text:style-name="T3"><text:line-break/><text:line-break/></text:span>追蹤你的留言超過半年以上，首先炫耀一下看到你高中的時候偷偷的看柏楊的書，而我大學時卻光明正大的看完資治通鑑還有醜陋的中國人！<text:span text:style-name="T3"><text:line-break/><text:line-break/></text:span>會看這些書無他，因為在高中的年代我是鐵桿深綠的支持者，那個老師可以拿棍子抽屁股的時代<text:span text:style-name="T3">(</text:span>部分不全部，當時體罰風氣已經不盛<text:span text:style-name="T3">)</text:span>，我視咒罵國民黨為一種英勇的表現，曾經老師在課堂上面誇講王建煊在擔任財政部長的時候股票飆到一萬點，我當下馬上大聲回應「老師！可是在二十世紀末時我們的股票可是只有兩千點，也是王建煊在位呢！」，當場老師啞口無言，而我視為精神上的勝利<text:span text:style-name="T3">(</text:span>現在看回來非常無比的愚蠢，<text:span text:style-name="T3">90</text:span>年末的經濟泡沫化根本勢不可擋<text:span text:style-name="T3">)</text:span>。<text:span text:style-name="T3"><text:line-break/><text:line-break/></text:span>後來我大學唸完、出社會、就業，即將邁入而立之年，我還是非常喜歡看社會事件並且在心中提出評論，但我已經徹底改觀，我不再擁護泛綠，以前沒這麼強烈，但是在反服貿、反核四、公民<text:span text:style-name="T3">1985</text:span>到國防部抗議，這下子我真的非常討厭泛綠了，因為完全無視任何事實。<text:span text:style-name="T3"><text:line-break/><text:line-break/></text:span>舉例<text:span text:style-name="T3">1985</text:span>聯盟吧，他們所臚列的罪行幾乎是把國防部妖魔化，稍微明眼或當過兵的就應該意識到不可能，但是卻沒有任何人敢替范左憲辯護。<text:span text:style-name="T3"><text:line-break/><text:line-break/></text:span>再來服貿問題是一連串的問題，牽扯到<text:span text:style-name="T3">WTO</text:span>、<text:span text:style-name="T3">ECFA</text:span>、<text:span text:style-name="T3">FTA</text:span>，我們的<text:span text:style-name="T3">FTA</text:span>是因應<text:span text:style-name="T3">WTO</text:span>簽訂後為了避免硬著陸造成國內產業衝擊過大才簽訂，假如我們不簽訂<text:span text:style-name="T3">FTA</text:span>那就是要遵守<text:span text:style-name="T3">WTO</text:span>的規則，如果無法達到<text:span text:style-name="T3">WTO</text:span>規範就是被制裁或是踢出<text:span text:style-name="T3">WTO</text:span>，這個例子可以看中國稀土禁運日事件<text:span text:style-name="T3"><text:line-break/><text:line-break/>http://goo.gl/BduLOh<text:line-break/><text:line-break/></text:span>如果視中國為敵人那你更應該簽訂服貿而不是反服貿，否則遵照<text:span text:style-name="T3">WTO</text:span>的規範零關稅、全面開放，台灣直接被吃死。<text:span text:style-name="T3"><text:line-break/><text:line-break/></text:span>接下來說到重點了，反核議題。<text:span text:style-name="T3"><text:line-break/><text:line-break/></text:span>原本我是反核人士，但是我對於在立法院前面抗議的那群人非常不以為然，因為他們的邏輯是林義雄挺太陽花<text:span text:style-name="T3">+</text:span>林義雄反核<text:span text:style-name="T3">=</text:span>太陽花挺林義雄<text:span text:style-name="T3">+</text:span>太陽花反核，一個非常奇妙的等號，然後開始「反核救台灣」、「反核救民主憲政」、「支持台灣獨立建國、反核四」，我完全無法把這些東西跟核能牽在一起，這是不同的議題。<text:span text:style-name="T3"><text:line-break/><text:line-break/></text:span>後來我去了解核能，真的花了我很多很多的時間，我看了很多網友整理的<text:span text:style-name="T3">"</text:span>懶人包<text:span text:style-name="T3">"</text:span>看了一個多月，我決定義無反顧的挺核，因為台灣的電力需要核能，核能是乾淨無害的能源，即使是福島核災這種重大的核災事件也沒有一個人因為輻射污染而死，但是對於政治反核者而言，福島死了數萬人而且寸草不生，即使我拿著別人從福島拍回來的照片、即使我拿著車諾比核災事件後的報告、即使拿著廣島、長琦兩個被核子彈炸過的地方證明不可能寸草不生，核災的嚴重是因為日本在第二次世界大戰後過於慘烈被過度渲染的刻板印象，陸陸續續拿出<text:span text:style-name="T3">WHO</text:span>世界衛生觀察組織、<text:span text:style-name="T3">IEA</text:span>國際核能總署的資料、台電的公開資料。<text:span text:style-name="T3"><text:line-break/><text:line-break/></text:span>但是我得到的答案無非是「核能是國民黨洗錢的工具」、「政府的話不可信」、「你們這些擁核的人真是無血無淚，看看福島的慘狀」、「核能是邪惡的能源」，即使是拿多少物理鐵証來證明核電廠無法爆炸，但是他們的答案就是核電廠爆炸台灣玩蛋。<text:span text:style-name="T3"><text:line-break/><text:line-break/></text:span>最近有人參加台灣全國能源會議，因為發言過於犀利，用各種證據打破那些流言蜚語，便遭某位<text:span text:style-name="T3">"</text:span>政治<text:span text:style-name="T3">"</text:span>環保人士揚言<text:span text:style-name="T3">"</text:span>發動流血抗爭<text:span text:style-name="T3">"</text:span>，並且在會場環視擁核人士，但依據我過去的經驗如果他們說出要發動<text:span text:style-name="T3">"</text:span>革命<text:span text:style-name="T3">"</text:span>之類的話，發生機率就像是詐騙集團打電話到家裡說「你收到法院傳票了，如果不去銀行轉帳帳戶將被凍結，請快點轉到指定帳戶裡」，然後我在家裡等了十天半個月都沒事發生。<text:span text:style-name="T3"><text:line-break/><text:line-break/></text:span>對於這些人每天武力威脅、流血抗爭、不惜發動革命，每天只能苦笑以對，但是我還是得跟你炫耀，因為你那個年代當個異議人士是真的會被逮捕跟遭受人身威脅，可是我們卻不會。</text:p>
      <text:p text:style-name="P1"><text:span text:style-name="T1">陳真</text:span><text:s/>  |  2014.12.26 11:22   |   <text:a xlink:type="simple" xlink:href="http://palinfo.habago.org/Entry?Command=Information_PrintForum&amp;iPage=353#FORUM33388"><text:span text:style-name="T2">#</text:span></text:a></text:p>
      <text:p text:style-name="P2">我們應該跟那些掌握權勢名利、儼然正人君子但其實是無恥齷齪的混蛋小人為敵，而不是去傷害或訕笑任何一個當下處於巨大難堪與痛苦之中的人。<text:span text:style-name="T3"><text:line-break/><text:line-break/></text:span>更何況這位陳同學所犯的錯，比較接近一種病，而不是一種道德上的罪，且其犯行早已是陳年往事，而非當下行徑。<text:span text:style-name="T3"><text:line-break/><text:line-break/></text:span>我很不願意輕易用疾病來概念化任何行為問題，因為這很容易產生本質化或污名化的效果。在此我所謂<text:span text:style-name="T3"><text:s/>“</text:span>接近<text:span text:style-name="T3">” </text:span>一種病，意思只是說某種行為並非當事人可以完全控制，就好像我也不知道自己為何老是滿腦子哲學，老想著<text:span text:style-name="T3"><text:s/>"</text:span>一等於一<text:span text:style-name="T3">" </text:span>之類一些在人們看起來毫無意義的問題。事實上恐怕也是一種病，只是我這病對他人無害，頂多只是害了自己；常想拋棄哲學，走向現實康莊大道，卻始終辦不到，腦子不聽我的使喚。<text:span text:style-name="T3"><text:line-break/><text:line-break/></text:span>我們大可高舉道德大旗去攻擊任何敗德言行，但是，道德攻擊一種<text:span text:style-name="T3"><text:s/>"</text:span>病<text:span text:style-name="T3">"</text:span>，卻有欠思量，甚至是敗德的。即便是縱火狂或戀童症等等危害性更大的犯行，縱然違法；但是除了法律上的罪，它同時也是一種病，病的本質及其影響深淺，或多或少決定了法律及道德罪行的輕重。<text:span text:style-name="T3"><text:line-break/><text:line-break/></text:span>有些精神病一發作，極其殘暴，但法庭卻能做出無罪宣告或減刑，原因無它，因為這病有可能已經深深影響當事人的心智狀態乃至其自主性。<text:span text:style-name="T3"><text:line-break/><text:line-break/></text:span>面對像台灣這樣一種極度反智、狂熱、一窩蜂咬人的瘋狂社會，我常得一邊拍片一邊自己當影評人，老是被迫做些無聊低能的聲明。<text:span text:style-name="T3"><text:line-break/><text:line-break/></text:span>我要聲明的是，我並不是說性騷擾<text:span text:style-name="T3"><text:s/>"</text:span>必然<text:span text:style-name="T3">" </text:span>是一種病，更沒說它是一種當事人不需要負起法律或道德責任的病，我只是說，一種行為，往往屬於<text:span text:style-name="T3"><text:s/>"</text:span>疾病<text:span text:style-name="T3">"</text:span>、<text:span text:style-name="T3">"</text:span>法律<text:span text:style-name="T3">" </text:span>及<text:span text:style-name="T3"><text:s/>"</text:span>道德<text:span text:style-name="T3">" </text:span>等等幾個範疇；不同範疇有不同的範疇語言<text:span text:style-name="T3">(</text:span>這句放大一萬倍<text:span text:style-name="T3">)</text:span>，所涉思維極其複雜而微妙，若把所有範疇全混為一談，亂咬一通，彷彿獵巫，不但反智，甚且敗德。<text:span text:style-name="T3"><text:line-break/><text:line-break/></text:span>我常講起<text:span text:style-name="T3"><text:s/>Alan Turing </text:span>的悲劇。<text:span text:style-name="T3">1998</text:span>年還曾給他寫過一篇文章叫<text:span text:style-name="T3"><text:s/>"</text:span>危險的實驗<text:span text:style-name="T3">"</text:span>。他犯了一個罪，飽受折磨與污名，眾人引以為恥，後來<text:span text:style-name="T3">(1954</text:span>年<text:span text:style-name="T3">)</text:span>以一顆毒蘋果自殺身亡。他的罪名叫做<text:span text:style-name="T3"><text:s/>“</text:span>重大猥褻<text:span text:style-name="T3">”(gross indecency)</text:span>，簡單說就是同性戀。<text:span text:style-name="T3"><text:line-break/><text:line-break/></text:span>在他那個年代，同性戀不但是一種見不得人的病，同時也是一種法律上的罪。更早之前，這種人更是該遭天譴的妖魔巫怪，得綁在火柱上燒死才行。千百年過後，無數的悲劇，我們終於才慢慢學會一種對於同性戀或許比較適當的理解方式。<text:span text:style-name="T3"><text:line-break/><text:line-break/></text:span>再做一次無聊聲明：我當然不是說性騷擾的衝動<text:span text:style-name="T3"><text:s/>"</text:span>必然<text:span text:style-name="T3">" </text:span>是一種病，更不是說這個病或許有一天會被尋常化或正常化看待。我只是想說，任意高舉道德大旗去攻擊一種<text:span text:style-name="T3"><text:s/>"</text:span>並不純粹<text:span text:style-name="T3">" </text:span>是道德問題的行為乃至其當事人，不但反智弱智，理性上有欠思量，道德上更是扭曲；扭曲了道德之為物，扭曲了道德應有的內涵與本質。<text:span text:style-name="T3"><text:line-break/><text:line-break/></text:span>我們如果要用這樣一種反智及扭曲道德甚至敗德的態度去面對人事物，我們只是不斷在複製過去歷史上的無數悲劇。<text:span text:style-name="T3"><text:line-break/><text:line-break/></text:span>更重要的是，即便今天面對的是一個人渣，一個十惡不赦的混蛋，當他落難而陷於痛苦，依然需要憐憫，我不相信有誰不需要。不需要的人請站出來，讓咱瞧瞧。面對落難者，難道還要落井下石才能顯得出我們自身的高貴？難道有人會壞到絲毫不值得一絲憐憫？<text:span text:style-name="T3"><text:line-break/><text:line-break/></text:span>憐憫痛苦的人，並不意味著敵視或忽略受害者的痛苦。所有生命的痛苦理應都是一樣的，就如莎士比亞所說，哪怕只是一隻甲蟲，牠的痛苦並不亞於一個巨人。<text:span text:style-name="T3"><text:line-break/><text:line-break/></text:span>我並不是在談法律或政治。法律上，該關就關，該槍斃就槍斃，政治上，該怎麼樣就怎麼樣，我沒意見；但若論及道德與美感，道德與美學範疇的思維與語言，卻是完全另一回事。<text:span text:style-name="T3"><text:line-break/><text:line-break/></text:span>我們想自己，總是能想得很細膩很體貼很微妙，知道事物緣由，知道一己生命之無奈與可悲，但是想別人卻往往盡情刻意粗糙而殘酷，所有細膩思維全不見了。<text:span text:style-name="T3"><text:line-break/><text:line-break/></text:span>我並不光是為這位陳同學講話，同時也想說說生命悲歡與良善美醜或許是怎麼一回事。<text:span text:style-name="T3"><text:line-break/><text:line-break/></text:span>陳同學說他常感孤獨，竟引來眾人訕笑。嘲笑他人的孤獨是很奇怪的，難道有人不孤獨？別人的孤獨，難道不也就是你的孤獨？別人自承懦弱，羞於說出全貌，又是一番冷嘲熱諷，難道你就有比他更大的勇氣？<text:span text:style-name="T3"><text:line-break/><text:line-break/></text:span>我常想起梵谷從<text:span text:style-name="T3"><text:s/>"</text:span>瘋人院<text:span text:style-name="T3">" </text:span>裏寄給他弟弟的一封信，裏頭有一句話說：<text:span text:style-name="T3">"</text:span>如果我可以有所選擇，我不會選擇瘋狂。<text:span text:style-name="T3">"</text:span>我們或許並不瘋，但對於一己生命的掌握並不會比一個瘋漢更高明。沈從文由是說：<text:span text:style-name="T3">"</text:span>人生可憫<text:span text:style-name="T3">"</text:span>。憐憫他人的同時，難道不也是自身對於憐憫的渴求？世上一切禱告，難道不就是祈求憐憫？<text:span text:style-name="T3"><text:line-break/><text:line-break/></text:span>陳真<text:span text:style-name="T3"><text:line-break/>===========<text:line-break/></text:span>襲胸連環爆<text:span text:style-name="T3"><text:s/></text:span>陳為廷宣布退出立委<text:span text:style-name="T3"><text:line-break/><text:line-break/>NewTalk </text:span>新頭殼<text:span text:style-name="T3"><text:s/>2014</text:span>年<text:span text:style-name="T3">12</text:span>月<text:span text:style-name="T3">25</text:span>日<text:span text:style-name="T3"><text:line-break/><text:line-break/></text:span>今天有網友在<text:span text:style-name="T3">PTT</text:span>爆卦<text:span text:style-name="T3">PO</text:span>文指控，陳為廷在就讀建國中學時，就曾在捷運上對<text:span text:style-name="T3">1</text:span>名高中女學生襲胸，當下還被扣下學生證當證據，並出示陳為廷建中學生證證明「所言有本」。<text:span text:style-name="T3"><text:line-break/><text:line-break/></text:span>對此，陳為廷取消原本晚間<text:span text:style-name="T3">6</text:span>點的苗栗縣公館鄉的問政說明會，並在<text:span text:style-name="T3">7</text:span>點於苗栗縣原訂競選總部的地方，親自召開記者會。<text:span text:style-name="T3"><text:line-break/><text:line-break/></text:span>記者會一開始，陳為廷就先道歉，並宣布退出立委補選。「當我選擇說出我的過錯，是因為我認為要選立委，要誠實坦承我犯下的錯，但我沒有把我完整做錯的事報告，那是我的懦弱，我沒有辦法一次說出來。」<text:span text:style-name="T3"><text:line-break/><text:line-break/></text:span>陳為廷說，雖然在心理諮商之後我已有所改變，但他還是有類似紀錄，他相信這一次他已徹底失信於民、失信於整個社會、失信於他的支持者。<text:span text:style-name="T3"><text:line-break/><text:line-break/></text:span>陳為廷認為，他現在已無法用候選人的姿態，來面對大家，最後深深向大家道歉，「我自己的人生，我會自己嚴肅的面對，希望有一天，我可以變成一個更好的人。」<text:span text:style-name="T3"><text:line-break/><text:line-break/></text:span>陳為廷語畢對大眾<text:span text:style-name="T3">90</text:span>度鞠躬，說聲「對不起」後就離開，並未接受媒體提問。</text:p>
      <text:p text:style-name="P1"><text:span text:style-name="T1">陳真</text:span><text:s/>  |  2014.12.26 09:07   |   <text:a xlink:type="simple" xlink:href="http://palinfo.habago.org/Entry?Command=Information_PrintForum&amp;iPage=353#FORUM33387"><text:span text:style-name="T2">#</text:span></text:a></text:p>
      <text:p text:style-name="P3">應該說任何國家的一般人對於與己身關係不大的外國都不是很了解，就如同台灣除了比較關心美國主子之外，對世界同樣也一無所知。<text:span text:style-name="T3"><text:line-break/><text:line-break/></text:span>古美建交，場子方面，是教宗牽的線，就如同<text:span text:style-name="T3">1979</text:span>年中美建交一樣，我是樂觀其成的。建交的因素當然不會只有一種修辭性的原因<text:span text:style-name="T3">("</text:span>為了生計<text:span text:style-name="T3">")</text:span>，更何況古巴生計眼前並沒有什麼問題；建交與否，當然是考量萬千，極度複雜。<text:span text:style-name="T3"><text:line-break/><text:line-break/></text:span>至於美國，獨裁國家恰恰是他的最愛，扶植不餘力。當然，獨裁國家並不包括古巴，我不會用獨裁去形容過去的卡斯楚政權，如果獨裁是一種負面修辭的話。<text:span text:style-name="T3"><text:line-break/><text:line-break/></text:span>我寫過幾篇講曼德拉的文章，曼德拉極力推崇古巴<text:span text:style-name="T3">(</text:span>特別是卡斯楚<text:span text:style-name="T3">)</text:span>對於反法西斯、種族歧視以及帝國主義的貢獻。就連季辛吉這些年都曾公開讚揚古巴在公衛民生與醫療等等方面的成就；連古巴的敵人都無法否認這一點。季辛吉也讚揚卡斯楚之正直，說他是當年諸多革命領袖中，言行最為一致的一位。<text:span text:style-name="T3"><text:line-break/><text:line-break/></text:span>總之，我對古巴，特別是卡斯楚高度景仰，就如同我景仰金大中一般。如果古巴不值得尊敬，全世界沒有一個國家值得讓人多看一眼。我當然不是說它毫無缺點。這應該不需特別表明，當然沒有人會以全稱說法來稱讚一個國家。<text:span text:style-name="T3"><text:line-break/><text:line-break/></text:span>再說，任何敵對勢力都應該朝著化解的方向走，而不是像台灣以及法西斯綠色混蛋黨那樣，為了一己之私，竟然時光倒流兩百年，朝著文明的反方向飛奔而去，盡一切可能憑空鼓吹、挑撥乃至虛構早已莫須有的族群仇恨與對立，藉以經營個人與政黨私利。這些法西斯人渣，可惡到爆。</text:p>
      <text:p text:style-name="P1"><text:span text:style-name="T1">慶輝</text:span><text:s/>  |  2014.12.26 00:33   |   <text:a xlink:type="simple" xlink:href="http://palinfo.habago.org/Entry?Command=Information_PrintForum&amp;iPage=353#FORUM33386"><text:span text:style-name="T2">#</text:span></text:a></text:p>
      <text:p text:style-name="P2">謝謝陳真先生的解答。<text:span text:style-name="T3"><text:line-break/></text:span>所以可能與我的印象相符，<text:span text:style-name="T3"><text:line-break/></text:span>並不是那麼多的歐洲普羅大眾在乎臺灣。<text:span text:style-name="T3"><text:line-break/><text:line-break/></text:span>如果我沒有會錯意的話，即使如此被挑釁，<text:span text:style-name="T3"><text:line-break/></text:span>中東恐怖攻擊之所以不將臺灣當作對象之一的主因是不敢惹中國，<text:span text:style-name="T3"><text:line-break/></text:span>另一個就是攻擊臺灣不值得，戰略意義太小。<text:span text:style-name="T3"><text:line-break/><text:line-break/></text:span>我對於這方面的瞭解一直不多，<text:span text:style-name="T3"><text:line-break/></text:span>最近古巴與美國重新建交，<text:span text:style-name="T3"><text:line-break/></text:span>我感嘆古巴最後還是得因為生計與美國妥協，<text:span text:style-name="T3"><text:line-break/></text:span>朋友卻懷疑為什麼美國要與這獨裁國家建交。</text:p>
      <text:p text:style-name="P1"><text:span text:style-name="T1">葉小慧</text:span><text:s/>  |  2014.12.26 00:02   |   <text:a xlink:type="simple" xlink:href="http://palinfo.habago.org/Entry?Command=Information_PrintForum&amp;iPage=353#FORUM33385"><text:span text:style-name="T2">#</text:span></text:a></text:p>
      <text:p text:style-name="P3">自己真的不是教徒，但我很喜歡現在這位教宗。聽了現場直播的聖誕子夜彌撒，想哭。<text:span text:style-name="T3"><text:line-break/><text:line-break/>----<text:line-break/>http://goo.gl/fvw4Hj<text:line-break/><text:line-break/></text:span>教宗方济各圣诞子夜隆重弥撒讲道全文：<text:span text:style-name="T3"><text:line-break/><text:line-break/>“</text:span>在黑暗中行走的百姓，看见了一道皓光；那寄居于漆黑之地的人，已有光辉照射在他们身上<text:span text:style-name="T3">”</text:span>（依九<text:span text:style-name="T3">1</text:span>）。<text:span text:style-name="T3">“</text:span>有上主的一位天使，站在（牧人们）身边；上主的荣光，環照着他们<text:span text:style-name="T3">”</text:span>（路二<text:span text:style-name="T3">9</text:span>）。这圣诞夜的礼仪如此为我们介绍救主的诞生：祂有如穿透黑暗、消除阴霾的光。上主在祂子民中的临在除去挫折的重负和奴役的悲伤，营造喜乐和欢欣。<text:span text:style-name="T3"><text:line-break/><text:line-break/></text:span>在这蒙祝福的夜晚，我们也穿越笼罩大地的黑暗，来到天主的家，但我们是在照亮我们脚步的信德火焰的引领下，在寻找<text:span text:style-name="T3">“</text:span>浩光<text:span text:style-name="T3">”</text:span>的望德激励下走过这段行程。若敞开胸怀，我们也能瞻仰那自高处升起，照耀前景的婴孩<text:span text:style-name="T3">-</text:span>太阳的奇事。<text:span text:style-name="T3"><text:line-break/><text:line-break/></text:span>笼罩世界之黑暗的起源在时光的夜晚中消失。让我们重新思量人类第一次犯罪的黑暗时刻，受嫉妒蒙蔽而丧失理智的加因杀死了弟弟亚伯尔（参：创四<text:span text:style-name="T3">8</text:span>）。就这样，万世万代便满是暴力、战争、仇恨和欺压。然而，天主把自己的期待寄托于按祂的肖像和模样受造的人类，祂在等待。天主在等待。祂如此长久地等待着，似乎到了某个时候祂应放弃。然而，祂不能放弃，祂不能否认自己（参：弟后二<text:span text:style-name="T3">13</text:span>）。因此，面对人及各民族的堕落，祂还是耐心地等待。这就是天主的耐心。天主对我们的耐心，多么难以理解啊！<text:span text:style-name="T3"><text:line-break/><text:line-break/></text:span>在历史行程中，穿越黑暗的光给我们启示，天主是父亲，祂耐心的忠信比黑暗和堕落更强而有力。圣诞夜的宣报便在于此。天主不会发怒，不会急躁；祂常在那里，如同荡子比喻中的父亲，期待着从远处看到失去的儿子归来；祂每天都耐心地等待着。这就是天主的耐心。<text:span text:style-name="T3"><text:line-break/><text:line-break/></text:span>依撒意亚的预言宣告，有一道冲破黑暗的浩光升起。这光在白冷城诞生，在玛利亚亲切的双手、若瑟的钟爱、牧人的惊讶中受到接纳。天使向牧人们宣报救主诞生的消息时，说了这句话：<text:span text:style-name="T3">“</text:span>这是给你们的记号：你们将要看见一个婴儿，裹着襁褓，躺在马槽里<text:span text:style-name="T3">”</text:span>（路二<text:span text:style-name="T3">12</text:span>）。这<text:span text:style-name="T3">“</text:span>记号<text:span text:style-name="T3">”</text:span>就是天主的谦卑，天主极至的谦卑，是祂的爱。因为爱，祂在那个夜晚承担了我们的脆弱、我们的痛苦、我们的焦虑、我们的渴望和我们的局限。那众人期待的讯息，众人在心灵深处所寻找的讯息，无非就是天主的温柔：天主用充满爱的眼神注视着我们，祂接纳我们的贫困，爱上了我们的渺小。<text:span text:style-name="T3"><text:line-break/><text:line-break/></text:span>在这圣善之夜，我们在瞻仰刚刚诞生，置于马槽里的耶稣圣婴时，也受邀去反省：我们如何接纳天主的温柔？我让祂来到我面前，让祂拥抱我呢，还是阻拦祂走近我？我们或许会反驳：<text:span text:style-name="T3">“</text:span>可是，我在寻找上主啊！<text:span text:style-name="T3">”</text:span>然而，最重要的不是去寻找祂，而是让祂来找到我并亲热地抚摸我。这就是耶稣圣婴以祂的临在询问我们的问题：我是否允许天主爱我呢？<text:span text:style-name="T3"><text:line-break/><text:line-break/></text:span>更有甚者，我们是否有勇气温柔地接纳身边的人的困境和难题，还是宁愿选择纵使有效，但缺少福音温暖的客观解决途径呢？今日世界多么需要温柔啊！需要天主的耐心、天主的亲近、天主的温柔。<text:span text:style-name="T3"><text:line-break/></text:span>基督徒的答复不能有别于天主对于我们的渺小的答复。生命必须以善良，以温厚来面对。若我们意识到天主爱上了我们的渺小，祂自己成为弱小的婴孩，为能更好地与我们相遇，那么，我们就不能不向祂敞开心怀，祈求祂说：<text:span text:style-name="T3">“</text:span>上主，求祢帮助我如同祢一样，求祢赐予我在生活的艰难境遇中有温柔的恩宠，在人们的各种需要前有接近他们的恩宠，在任何冲突中有温良的恩宠。<text:span text:style-name="T3">”<text:line-break/><text:line-break/></text:span>亲爱的兄弟姐妹们，让我们在这圣善之夜一起瞻仰圣婴马槽：在那里，<text:span text:style-name="T3">“</text:span>在黑暗中行走的百姓，看见了一道皓光<text:span text:style-name="T3">”</text:span>（依九<text:span text:style-name="T3">1</text:span>）。乐意接纳天主恩典的百姓、普通的百姓看见这光。相反地，自高自大的人、骄傲的人、那些依据个人准则制定法律的人、那些抱持封闭态度的人，看不见这光。让我们注视马槽，一起祈祷，祈求童贞圣母：<text:span text:style-name="T3">“</text:span>玛利亚，求妳让我们看看耶稣！<text:span text:style-name="T3">”<text:line-break/><text:line-break/></text:span>（梵蒂冈电台译）</text:p>
      <text:p text:style-name="P1"><text:span text:style-name="T1">彭成有</text:span><text:s/>  |  2014.12.25 22:00   |   <text:a xlink:type="simple" xlink:href="http://palinfo.habago.org/Entry?Command=Information_PrintForum&amp;iPage=353#FORUM33384"><text:span text:style-name="T2">#</text:span></text:a></text:p>
      <text:p text:style-name="P2">如果大陸從釣魚台和台灣之間選一個，大陸一定選釣魚台，台灣只剩檔颱風的功能，要好的人才個別挖角就行，何必買整批爛貨呢？<text:span text:style-name="T3"><text:line-break/></text:span>最近看錢進人民幣節目，不少大陸的成功故事，來自標準化的作業流程，科學的重現精神，你不給就自己做的起頭，台灣則是信仰「秘方」「台灣技術」好像有個祖傳醬汁，能一吃五十年似的。<text:span text:style-name="T3"><text:line-break/></text:span>大陸要的是能貿易的夥伴，送上門的都處理不完，還有時間倒貼找台灣？<text:span text:style-name="T3"><text:line-break/></text:span>當然物極必反，台灣若堅持下去個百年很可能世界力挺獨立，那時仁愛以普世遍地，台灣以「類人民主環境保護區」獨立世界之外</text:p>
      <text:p text:style-name="P1"><text:span text:style-name="T1">陳真</text:span><text:s/>  |  2014.12.25 19:34   |   <text:a xlink:type="simple" xlink:href="http://palinfo.habago.org/Entry?Command=Information_PrintForum&amp;iPage=353#FORUM33383"><text:span text:style-name="T2">#</text:span></text:a></text:p>
      <text:p text:style-name="P3">這篇支持杜巴艾馬洛的聲明，應該是我在網路上寫的第一篇文章。我那時還不會用網路，但是<text:span text:style-name="T3">1993</text:span>年我在台中靜和醫院待了一年，認識個同事，是個學弟，電腦很厲害，後來想到他既然電腦很厲害，何不就託他幫我把這文章貼到所謂網路，我那時候還不懂什麼是網路。那個學弟就是柯大帥的發言人潘建志醫師。</text:p>
      <text:p text:style-name="P5"/>
      <text:p text:style-name="P1"><text:span text:style-name="T1">陳真</text:span><text:s/>  |  2014.12.25 19:24   |   <text:a xlink:type="simple" xlink:href="http://palinfo.habago.org/Entry?Command=Information_PrintForum&amp;iPage=354#FORUM33382"><text:span text:style-name="T2">#</text:span></text:a></text:p>
      <text:p text:style-name="P3">不是車臣，是秘魯的一個左派武裝組織叫杜巴艾馬洛（<text:span text:style-name="T3">Tupac Amaru,</text:span>簡稱<text:span text:style-name="T3">MRTA)</text:span>挾持日本駐秘魯大使館幾十名人質，後來被秘魯日裔總統藤森（一個大惡人）給全部殺死，救出所有人質。<text:span text:style-name="T3"><text:line-break/><text:line-break/></text:span>我針對這個事件寫了篇支持杜巴艾馬洛的聲明，經過核四公投促進會的同意，以該會的名義對外發出。<text:span text:style-name="T3"><text:line-break/><text:line-break/></text:span>我是<text:span text:style-name="T3">1997</text:span>的<text:span text:style-name="T3">7</text:span>月<text:span text:style-name="T3">1</text:span>號出國。我以為這些應該是更早之前的事了。</text:p>
      <text:p text:style-name="P1"><text:span text:style-name="T1">良哲</text:span><text:s/>  |  2014.12.25 19:02   |   <text:a xlink:type="simple" xlink:href="http://palinfo.habago.org/Entry?Command=Information_PrintForum&amp;iPage=354#FORUM33381"><text:span text:style-name="T2">#</text:span></text:a></text:p>
      <text:p text:style-name="P2">我參加讀書會是<text:span text:style-name="T3">1997</text:span>年<text:span text:style-name="T3">6</text:span>月的事，那時讀《小心國家族》，會參加是因為前一個月北上遊行的緣故。記得在那之前，就在靜宜大學的某處公佈欄看到用核四公投中區志工小組所發表的聲明，<text:span text:style-name="T3">A4</text:span>一張，忘了是針對什麼事，好像是車臣還是什麼的，只記得那時挺受震動<text:span text:style-name="T3">...</text:span></text:p>
      <text:p text:style-name="P1"><text:span text:style-name="T1">許世勤</text:span><text:s/>  |  2014.12.25 17:37   |   <text:a xlink:type="simple" xlink:href="http://palinfo.habago.org/Entry?Command=Information_PrintForum&amp;iPage=354#FORUM33380"><text:span text:style-name="T2">#</text:span></text:a></text:p>
      <text:p text:style-name="P3">時代的狂潮中，還有多少人沒被淹沒？<text:span text:style-name="T3"><text:line-break/></text:span>從以前開始，我就不喜歡喊什麼偉大的「愛台灣」口號。因為這句話，總讓我感覺到帶有極其強烈的國家主義及種族意識。這裡面有極強的排他性，甚且反對一切立於人的立場本身的反智特性。我一向都跟朋友說，何不講「愛人」？因為只有一切都回歸到關注人本身是作為目的而非手段的時候，才可能讓整個社會變得更好。在任何時代能保持理智追求真理的人，始終是少數，而且始終是被打擊的。<text:span text:style-name="T3"><text:line-break/></text:span>假如持續以「打怪練等」的想法來看待對岸，而不去正視「這個生在、長在大陸的王小明跟我一樣，都是個人」的想法時，台灣就只會愈來愈狂亂而且暴力，而且會持續亂下去！「仁者，以天下萬物為一體，莫非己也<text:span text:style-name="T3">!</text:span>」</text:p>
      <text:p text:style-name="P1"><text:span text:style-name="T1">陳真</text:span><text:s/>  |  2014.12.25 11:33   |   <text:a xlink:type="simple" xlink:href="http://palinfo.habago.org/Entry?Command=Information_PrintForum&amp;iPage=354#FORUM33378"><text:span text:style-name="T2">#</text:span></text:a></text:p>
      <text:p text:style-name="P2">慶輝，會問你從哪來，以及問台灣為何自甘當哈巴狗的英國人，當然都是社運場合中所遇到，而且也不一定是英國人，還有很多其他歐洲人。<text:span text:style-name="T3"><text:line-break/><text:line-break/></text:span>歐洲各國當然也大多親美，只是程度不一。發問者自然能理解自身的國家為何親美，但他們對於台灣的狀況畢竟不了解，所以難免想打聽一下。<text:span text:style-name="T3"><text:line-break/><text:line-break/></text:span>再說，民進黨執政的那八年，剛好是美國侵略阿富汗和伊拉克的時期，大開殺戒，舉世反戰之餘，台灣卻大剌剌地、唯恐天下不知地充當美國的馬前卒，並為此很得意，表示咱<text:span text:style-name="T3"><text:s/>"</text:span>參與了國際事務<text:span text:style-name="T3">"</text:span>，<text:span text:style-name="T3">"</text:span>全世界都在看<text:span text:style-name="T3">" </text:span>云云。<text:span text:style-name="T3"><text:line-break/><text:line-break/></text:span>你知道全世界誰是第一個下最後通牒、<text:span text:style-name="T3"><text:s/>"</text:span>下令<text:span text:style-name="T3">" </text:span>叫海珊滾離伊拉克，否則就要怎樣的人嗎？就是台灣的阿扁總統。你知道全世界最熱情踴躍捐款給美軍侵略伊拉克阿富汗的國家是誰嗎？就是台灣。捐得很榮耀，因為咱<text:span text:style-name="T3"><text:s/>"</text:span>參與了國際事務<text:span text:style-name="T3">"</text:span>，<text:span text:style-name="T3">"</text:span>全世界都在看<text:span text:style-name="T3">"</text:span>。<text:span text:style-name="T3"><text:line-break/><text:line-break/></text:span>民進黨之所以如此，一部份原因當然不是因為外交，而是因為政治內銷，刻意突顯咱們的<text:span text:style-name="T3"><text:s/>"</text:span>國際性<text:span text:style-name="T3">" </text:span>以及親美立場，以表示和中共對抗。<text:span text:style-name="T3"><text:line-break/><text:line-break/></text:span>西方進步人士對台灣的印象通常就是兩個字：親美；或是七個字：很不要臉地親美。所以，他們常會想了解究竟台灣社會是如何看待這樣一種長期甘為美國走狗的親美傾向。<text:span text:style-name="T3">Chomsky</text:span>三四年前吧，來到台灣演講，劈頭就說台灣是以美國為首的恐怖主義國家的一份子，長期以來都是如此。</text:p>
      <text:p text:style-name="P1"><text:span text:style-name="T1">陳真</text:span><text:s/>  |  2014.12.25 11:19   |   <text:a xlink:type="simple" xlink:href="http://palinfo.habago.org/Entry?Command=Information_PrintForum&amp;iPage=354#FORUM33377"><text:span text:style-name="T2">#</text:span></text:a></text:p>
      <text:p text:style-name="P3">這是今天的早餐會報。我一般早餐大約就是十分鐘，隨機看新聞，不一定看哪一台，但轉台之際，通常不小心還是都會瞄到台式爆奶爆紅爆夯三爆<text:span text:style-name="T3"><text:s/>"</text:span>新聞<text:span text:style-name="T3">"</text:span>。<text:span text:style-name="T3"><text:line-break/><text:line-break/></text:span>今天是看俄羅斯的<text:span text:style-name="T3">RT(Russia Today)</text:span>，看到幾則新聞。<text:span text:style-name="T3"><text:line-break/><text:line-break/>1. </text:span>印度某一省份發生屠村慘劇，六十幾人慘遭屠殺，其中大多為婦女小孩。屠殺者是該省份一群要求獨立建國的少數民族所組成的武裝組織。印度政府已派兵前往。<text:span text:style-name="T3"><text:line-break/><text:line-break/>2. </text:span>敘利亞內戰，導致大量古蹟包括神廟遭到戰火摧殘。聯合國表示情況危急，應儘速維護，前提是戰火平息，古蹟專家才有可能進行緊急修復。<text:span text:style-name="T3"><text:line-break/><text:line-break/>3. </text:span>義大利原本是歐洲知識程度最高的國家之一，如今卻是歐盟之中大學畢業生比例最少的國家。而且，三分之一以上的大學生被迫失業，其中找到工作者亦往往學非所用，擁有專業證照的畢業生一般只能從事一些低技能工作。<text:span text:style-name="T3"><text:line-break/><text:line-break/></text:span>至於咱們正港的台灣郎新聞，轉台之際瞄到兩則，尖銳高亢的鬼叫聲，實在聽了很難受。一則是本地焦點新聞，一則是重要國際新聞。<text:span text:style-name="T3"><text:line-break/><text:line-break/>1. </text:span>不知道是哪個高中，有個學生選擇題答<text:span text:style-name="T3">C</text:span>，但<text:span text:style-name="T3">C</text:span>字寫得不是很工整，歪歪扭扭，ㄟ？老師卻給倫家打叉叉，不給分，因為寫得不工整。帶你來看看。這是<text:span text:style-name="T3">C</text:span>嗎？沒錯啊，只是寫得怎麼有點<text:span text:style-name="T3">...</text:span>老師就不給分了呢？怎麼可以這樣？抗議抗議！<text:span text:style-name="T3"><text:line-break/><text:line-break/>2. </text:span>看到影片中這位俄羅斯金絲貓正妹嗎？玲瓏的曲線，窈窕的身材，人家可是號稱全世界最柔軟的人哦。帶你來看看。<text:span text:style-name="T3"><text:line-break/><text:line-break/></text:span>趙剛在上述那篇文章中，以一個詞<text:span text:style-name="T3">(</text:span>我連寫出來都覺得很難受<text:span text:style-name="T3">)</text:span>什麼碗糕<text:span text:style-name="T3"><text:s/>"</text:span>小確幸<text:span text:style-name="T3">" </text:span>來說明台灣某個綠油油的勢力之<text:span text:style-name="T3"><text:s/>"</text:span>世界觀<text:span text:style-name="T3">"</text:span>。他說，這詞是一種政治隱喻。當然，要這樣講也行，但說它是政治隱喻的這話本身也是一種政治隱喻。<text:span text:style-name="T3"><text:line-break/><text:line-break/></text:span>若用一種一般人直觀式的眼光來看，我大約只會說，台灣人每天浸泡在一種徹底空洞且低能化的新聞或資訊福馬林中，腦袋能不壞掉嗎？一個腦袋壞掉的人，往往從眾性格很強，人云亦云，拿香跟人拜，跟隨各種流行，但卻不自知。<text:span text:style-name="T3"><text:line-break/><text:line-break/></text:span>套句台灣人很愛用但我連寫出來都覺得很難受的詞，就是<text:span text:style-name="T3"><text:s/>"</text:span>夯<text:span text:style-name="T3">" </text:span>字。凡事一窩蜂，一下夯這個，一下夯那個，心靈很空洞，所以得不斷尋找輕薄短小的各種小刺激、小爽快、小言語或<text:span text:style-name="T3">X</text:span>它<text:span text:style-name="T3">X</text:span>的什麼小確幸來笑一下，爽一下，刺激一下，然後又繼續尋找新的小爽快標的，以滿足空洞的大腦與心靈。<text:span text:style-name="T3"><text:line-break/><text:line-break/></text:span>這時候，兩種反駁肯定會冒出來。<text:span text:style-name="T3"><text:line-break/><text:line-break/></text:span>第一，文化相對論。<text:span text:style-name="T3"><text:line-break/><text:line-break/></text:span>第二，個人意志。<text:span text:style-name="T3"><text:line-break/><text:line-break/></text:span>文化相對論會說，我們只是跟你不一樣，而不是比你低或比你小。我們並不膚淺，我們只是跟你不一樣。<text:span text:style-name="T3"><text:line-break/><text:line-break/></text:span>這種鬼話，我實在很懶得反駁。這就好像你放個屁，音調具有某種抑揚頓挫，然後說這是一種音樂，說我們不輸古典音樂，我們只是跟你不一樣，我們並不膚淺。<text:span text:style-name="T3"><text:line-break/><text:line-break/></text:span>第二種倒彈說法是，膚淺又如何？！這可是<text:span text:style-name="T3"><text:s/>"</text:span>我的<text:span text:style-name="T3">" </text:span>生活方式，<text:span text:style-name="T3">"</text:span>我的<text:span text:style-name="T3">" </text:span>自由，<text:span text:style-name="T3">"</text:span>我的<text:span text:style-name="T3">" </text:span>選擇。<text:span text:style-name="T3"><text:line-break/><text:line-break/></text:span>重點是，這不是<text:span text:style-name="T3"><text:s/>"</text:span>你的<text:span text:style-name="T3">"</text:span>，更不是你的<text:span text:style-name="T3"><text:s/>"</text:span>自由選擇<text:span text:style-name="T3">"</text:span>。應該說是<text:span text:style-name="T3"><text:s/>"</text:span>你們的<text:span text:style-name="T3">"</text:span>，是一種集體現象，集體文化屠殺，而不是單一命案。<text:span text:style-name="T3"><text:line-break/><text:line-break/></text:span>至於所謂自由選擇，更是笑話一則。一隻青蛙，住在一個完全密不通風的井裏頭，每天抬頭仰天長嘯顧盼自雄之際，只看到一小塊天空，然後說，這是<text:span text:style-name="T3"><text:s/>"</text:span>我的<text:span text:style-name="T3">" </text:span>天空，我的<text:span text:style-name="T3"><text:s/>"</text:span>自由選擇<text:span text:style-name="T3">"</text:span>，我的靈魂所在。套句過去很<text:span text:style-name="T3"><text:s/>"</text:span>夯<text:span text:style-name="T3">" </text:span>的台式台語慣用語：搭你馬好啊。<text:span text:style-name="T3"><text:line-break/><text:line-break/></text:span>我講這些並非抱著高高在上的嘲弄心情，而是日夜痛苦不堪的一種心靈折磨、恐懼與無可救藥的孤獨。你想，你活在一個如此狹隘的小井小池塘裏，空氣之中全是福馬林的腐屍味道，周圍人群一開口就是這類爆夯新聞或<text:span text:style-name="T3">X</text:span>它媽的小確幸資訊，你是不是會得到社交恐懼症，很害怕跟人接觸。<text:span text:style-name="T3"><text:line-break/><text:line-break/></text:span>因為，一接觸就得開始痛苦接招，總是只能在一種既定的台式<text:span text:style-name="T3"><text:s/>"</text:span>政治洗腦<text:span text:style-name="T3">" </text:span>架構下，想辦法回應那些不曾一秒鐘出現在你心中的三爆世界及小確幸八卦題材。<text:span text:style-name="T3"><text:line-break/><text:line-break/></text:span>精神科治療本身並不難，難是難在缺乏病識感，因為它往往是一切治療的前提及成功與否的關鍵。當事人通常不知道自己有病。你要他吃藥，他說俺威武勇猛，吃啥藥？你想害我嗎？你說他腦子有病，他說醫生你腦子才有病，你敢毀謗我，我跟你拼了。<text:span text:style-name="T3"><text:line-break/><text:line-break/></text:span>在這樣一種密不通風的島上，一個人除非他有很強大的個性與心理素質，加上相當程度的天賦資質，然後還得要有某種造化或機緣，才有可能意識到自己所受到的政治洗腦與文化大屠殺；要不然，他可能一輩子在三爆牌福馬林世界中，小確幸個不停。</text:p>
      <text:p text:style-name="P1"><text:span text:style-name="T1">慶輝</text:span><text:s/>  |  2014.12.25 11:02   |   <text:a xlink:type="simple" xlink:href="http://palinfo.habago.org/Entry?Command=Information_PrintForum&amp;iPage=354#FORUM33376"><text:span text:style-name="T2">#</text:span></text:a></text:p>
      <text:p text:style-name="P2">首先祝板上的大家聖誕快樂。<text:span text:style-name="T3"><text:line-break/><text:line-break/></text:span>陳真先生說的英國人的想法我倒是很好奇，<text:span text:style-name="T3"><text:line-break/></text:span>近年來英國的政策在我不太深究的感覺也是相當親美，<text:span text:style-name="T3"><text:line-break/></text:span>尤其是對於打擊中東「恐怖主義」的政策都十分配合，<text:span text:style-name="T3"><text:line-break/></text:span>在此情況下英國一般民眾仍會覺得臺灣過於親美嗎？<text:span text:style-name="T3"><text:line-break/></text:span>我個人的感覺是他們普遍並不這麼在意臺灣。</text:p>
      <text:p text:style-name="P1"><text:span text:style-name="T1">陳真</text:span><text:s/>  |  2014.12.25 00:49   |   <text:a xlink:type="simple" xlink:href="http://palinfo.habago.org/Entry?Command=Information_PrintForum&amp;iPage=354#FORUM33375"><text:span text:style-name="T2">#</text:span></text:a></text:p>
      <text:p text:style-name="P3">良哲提醒我，在一些敘述中，我所提到的核四公投中區小組讀書會跟中區勞陣的一些活動，我可能有所混淆。沒錯，我確實常搞混，不過搞混就搞混，事實上我也分不清了，因為兩者約略都是同時期的一些活動。那時我在台中沙鹿童綜合醫院，開創了精神科，當一人主任，一人領導，每天自己領導自己。<text:span text:style-name="T3"><text:line-break/><text:line-break/></text:span>那時差不多<text:span text:style-name="T3">1994</text:span>年，距今<text:span text:style-name="T3">20</text:span>年前，稱不上綠油油，但仍然一身是綠。記得選定了一本書來當讀書會教材，就是趙剛當時剛出版的<text:span text:style-name="T3"><text:s/>"</text:span>小心國家族<text:span text:style-name="T3">"</text:span>。<text:span text:style-name="T3"><text:line-break/><text:line-break/></text:span>我那時算是半個文盲，腦袋空空，除了反國民黨之外，講不出什麼像樣的想法，對於<text:span text:style-name="T3"><text:s/>"</text:span>美國因素<text:span text:style-name="T3">"</text:span>，更是一無所知，遑論戒心。<text:span text:style-name="T3"><text:line-break/><text:line-break/></text:span>趙剛那本通俗不俗的著作，事實上在我空盪盪的腦海激起一陣波濤。書還在手邊，不過已經<text:span text:style-name="T3">20</text:span>年沒再打開過。我相信書裏頭講的一些說法，如今讀起來，恐怕就像一種預言成真。<text:span text:style-name="T3"><text:line-break/><text:line-break/></text:span>長久以來，台灣社會學界，令人難以恭維的蠢蛋或混蛋實在太多太多，多到我幾乎快要喪失對於這門學科的基本敬意。直到<text:span text:style-name="T3">1994</text:span>年，趙剛文字的出現眼前，我方才相信了社會學這門學科的價值。我指的並非立場上的價值，而是知識與思想上的價值。即便我與之見解不盡然相同，依然推崇其內在知識與思想價值。<text:span text:style-name="T3"><text:line-break/><text:line-break/></text:span>至於台灣其他很多人寫的那種<text:span text:style-name="T3"><text:s/>"</text:span>社會學<text:span text:style-name="T3">"(</text:span>恕我不敢點名<text:span text:style-name="T3">)</text:span>，我看了之後心裏常常會想：<text:span text:style-name="T3">"</text:span>媽咧個逼，這樣就叫社會學？那我也會寫。<text:span text:style-name="T3">" </text:span>感覺就跟舊黨國時期盛極一時的<text:span text:style-name="T3"><text:s/>"</text:span>三民主義<text:span text:style-name="T3">" </text:span>學科差不多，直到今天似乎依然如此：立場很大，思想很小；宣稱頗多，知識很少；許多時候簡直可以直接跳看結論就是：一切攏係阿共仔的陰謀啦！<text:span text:style-name="T3"><text:line-break/><text:line-break/></text:span>這類<text:span text:style-name="T3"><text:s/>"</text:span>社會學<text:span text:style-name="T3">"</text:span>，常讓我想起以前在台北唸高中時，遇到重要國家節慶，經常全班甚至全校被派去當人頭，聆聽各種震聾碗粿的愛國演講。印象最深的人之一就是谷正綱，他頭銜很大，好像是什麼世界反共愛國大同盟之類的主席。<text:span text:style-name="T3"><text:line-break/><text:line-break/></text:span>我不知道他是哪一省的，鄉音很重，往往聽不太懂，ㄡ常念成ㄠ的音。每次演講完，他都會邀請大家起立，一同振臂高喊幾聲口號。口號內容是：<text:span text:style-name="T3"><text:line-break/><text:line-break/></text:span>揭發共匪的陰ㄇㄠ<text:span text:style-name="T3">'</text:span>！<text:span text:style-name="T3"><text:line-break/><text:line-break/></text:span>有一次在國父紀念館，除了敝校，也有其它女校學生充當人頭聽眾。我有偷偷特別觀察周遭女生們喊口號的表情，注意她們有沒有發音正確。</text:p>
      <text:p text:style-name="P1">kate chang   |  2014.12.24 23:17   |   <text:a xlink:type="simple" xlink:href="http://palinfo.habago.org/Entry?Command=Information_PrintForum&amp;iPage=354#FORUM33374"><text:span text:style-name="T2">#</text:span></text:a></text:p>
      <text:p text:style-name="P2">與板上諸位分享一篇、今天讀到的文章，趙剛談台灣小確幸<text:span text:style-name="T3"><text:line-break/><text:line-break/>http://goo.gl/t7mpEi<text:line-break/><text:line-break/>1998</text:span>年陳水扁市長連任失敗，我的好朋友剪下當時林芳玫在報上投稿給我，要我好好反省外省人虧欠阿扁的。上個世紀九零年代，反的是<text:span text:style-name="T3">WTO</text:span>不是服貿，談的是本土化不是小確幸，藍天還是包圍着綠地，那是一個和今天完全不同氣氛的時代。<text:span text:style-name="T3"><text:line-break/><text:line-break/></text:span>在我開始反省自己是不是不夠愛台灣時，我接觸到陳真醫生的文章，作為長達廿年的讀者，並不是什麼鐵粉！最初時我總一面讀一面心裡<text:span text:style-name="T3">OS</text:span>「是嗎？這樣嗎？然後呢？」但是，我還是熱切地追蹤陳真與學姊的文章，說實話在哈巴狗電台之前，這個<text:span text:style-name="T3">*</text:span>追蹤的動作做起來<text:span text:style-name="T3">*</text:span>還是挺不容易。<text:span text:style-name="T3"><text:line-break/><text:line-break/></text:span>最近突然有個想法，原來我服用陳真醫生開的精神處方長達廿年！如果有個陳真醫生救治最長時間病人比賽，我大概可以進入決賽。<text:span text:style-name="T3"><text:line-break/><text:line-break/></text:span>歲月是把殺豬刀，可我如此慶幸廿年後，我不再年輕氣盛、當初要我好好反省的好朋友到今天依然還是換帖的、陳真藥丸即使我偶有不同意但更多時候服用之後絕無副作用。<text:span text:style-name="T3"><text:line-break/><text:line-break/></text:span>這些，經過時間沈澱的，並不只是小確幸。<text:span text:style-name="T3"><text:line-break/><text:line-break/></text:span>祝大家聖誕快樂平安<text:span text:style-name="T3"><text:line-break/><text:line-break/></text:span>害羞的緣故，這是我第一次在網路上現聲，極大可能不會有下次，我必須謝謝早慧的學姊、陳真啓發了我許多，以及板上許多前輩無私的分享。</text:p>
      <text:p text:style-name="P1"><text:span text:style-name="T1">陳真</text:span><text:s/>  |  2014.12.24 22:53   |   <text:a xlink:type="simple" xlink:href="http://palinfo.habago.org/Entry?Command=Information_PrintForum&amp;iPage=354#FORUM33373"><text:span text:style-name="T2">#</text:span></text:a></text:p>
      <text:p text:style-name="P3"><text:span text:style-name="T3">(</text:span>續<text:span text:style-name="T3">)<text:line-break/><text:line-break/></text:span>在此建議美軍，為了維護世界和平，不妨特別為台灣綠色生物成立一支特種部隊，擁有諸多特異功能，恐怖份子將聞風喪膽，落荒而逃。<text:span text:style-name="T3"><text:line-break/><text:line-break/></text:span>例如口吐墨汁，十倍音速，射程五萬公里，直接噴灑在敵人臉上，除非用<text:span text:style-name="T3">Ph</text:span>值<text:span text:style-name="T3">2</text:span>以下的強力硫酸洗，要不然一輩子也洗不掉；日後便可一一擊斃或緝捕歸案。<text:span text:style-name="T3"><text:line-break/><text:line-break/></text:span>另外還有一項呼名落馬本事，這項特異功能之前曾介紹過，連公子這回就是這樣被俘的。敵人名字一喊，大帽子一扣，再厲害的敵人如孫行者也得立即落馬，收入囊中，一時三刻便化成一灘血水。<text:span text:style-name="T3"><text:line-break/><text:line-break/></text:span>這是屬於比較武的部份，其實綠色生物文武雙全。文的例如鎂光秀、變裝秀等等，展現親民愛民的一面，以柔克剛，收服敵人民心，使其不戰而降。<text:span text:style-name="T3"><text:line-break/><text:line-break/></text:span>想不到綠色生物竟能貢獻世界和平，套句吾友柏楊先生的慣用語：<text:span text:style-name="T3">"</text:span>有厚望焉<text:span text:style-name="T3">"</text:span>。<text:span text:style-name="T3"><text:line-break/><text:line-break/></text:span>綠色生物加油！</text:p>
      <text:p text:style-name="P1"><text:span text:style-name="T1">陳真</text:span><text:s/>  |  2014.12.24 22:29   |   <text:a xlink:type="simple" xlink:href="http://palinfo.habago.org/Entry?Command=Information_PrintForum&amp;iPage=354#FORUM33372"><text:span text:style-name="T2">#</text:span></text:a></text:p>
      <text:p text:style-name="P2">謝謝<text:span text:style-name="T3">Kevin</text:span>。您不說，我都還不知道今天是聖誕，難怪球場上大夥不見蹤影。<text:span text:style-name="T3"><text:line-break/><text:line-break/></text:span>我跟你的想法恰好相反，台灣這種無所不用其極抹黑造謠挑撥族群仇恨的山寨民主越盛，離祖國就越遙遠。這是很明顯的不是嗎？<text:span text:style-name="T3"><text:line-break/><text:line-break/></text:span>相反地，在一種理性思維下，不跟祖國靠近，難道要投靠美國這個大惡魔？台灣一旦成為美國的囊中物，成為美國的一個基地，剛好最適合成為恐怖攻擊的目標，將永無寧日。<text:span text:style-name="T3"><text:line-break/><text:line-break/></text:span>美國過去這半個多世紀以來，沒有一天不打仗不侵略，以後如果成為美國殖民地，剛好可以派綠色生物出門打仗，一方面也算是為民除害，同時也減少人口壓力。<text:span text:style-name="T3"><text:line-break/><text:line-break/></text:span>我倒是相信，在一種健康的理性的務實的社會環境下，不可能會有人選擇仇中避中，因為那是完全沒有道理的；大多數人肯定會選擇跟祖國保持密切聯繫<text:span text:style-name="T3">(</text:span>如果他還有點腦袋的話<text:span text:style-name="T3">)</text:span>，至於將來是統或獨或聯邦或邦聯或特別行政區或經濟特區或亞太金融中心等等等，慢慢就會有個比較自然的趨勢。<text:span text:style-name="T3"><text:line-break/><text:line-break/></text:span>台灣過去<text:span text:style-name="T3">20</text:span>年來的畸形發展，當然高度符合美國利益，特別是這樣一種舉世罕見的普遍仇中心態，使得美國每天晚上都蒙在棉被裏偷笑。這麼聽話的狗上哪找？不咬壞人卻咬自家兄弟，而且就像李敖講的，這狗竟然還自掏腰包自己買骨頭吃。<text:span text:style-name="T3"><text:line-break/><text:line-break/></text:span>英國社運場合罕見黃皮膚。每次有西方人好奇，問我從哪來，我就很想唱齊豫的橄欖樹給他聽：<text:span text:style-name="T3">"</text:span>不要問我從哪裏來，我的故鄉在遠方<text:span text:style-name="T3">...".</text:span>萬一逼急了，得說出個答案來，我就說我來自<text:span text:style-name="T3">Sarajevo (Emir</text:span>的故鄉<text:span text:style-name="T3">)</text:span>。<text:span text:style-name="T3"><text:line-break/><text:line-break/></text:span>不幸若有人知道我從台灣來。接下來要問些什麼，我差不多也都能預知了。西方人會支支吾吾結結巴巴很怕冒犯地問你說：台台台<text:span text:style-name="T3">...</text:span>台灣，為為為<text:span text:style-name="T3">...</text:span>為什什什<text:span text:style-name="T3">..</text:span>麼要當當當<text:span text:style-name="T3">...</text:span>美美美<text:span text:style-name="T3">...</text:span>美國的的的<text:span text:style-name="T3">.....</text:span>的的的<text:span text:style-name="T3">...</text:span>的什麼？的半天，不好意思問。的哈巴狗啦。<text:span text:style-name="T3"><text:line-break/><text:line-break/></text:span>當然，有人也許會說除了當美國人的狗以及回歸祖國之外，我們可以有第三選擇，亦即成為什麼東方的瑞士，保持永久中立。這我不反對，重點是現實上可不可行。而且，在保持中立之前，你總得應該先消除那些極為病態荒唐一點都不中立的反中仇中舔美媚日的法西斯狗奴才思維吧。</text:p>
      <text:p text:style-name="P1">Kevin Yu   |  2014.12.24 18:24   |   <text:a xlink:type="simple" xlink:href="http://palinfo.habago.org/Entry?Command=Information_PrintForum&amp;iPage=354#FORUM33371"><text:span text:style-name="T2">#</text:span></text:a></text:p>
      <text:p text:style-name="P3">陳真醫師<text:span text:style-name="T3">:<text:line-break/><text:line-break/></text:span>您好<text:span text:style-name="T3">!</text:span>我曾經相信台灣的民主是捍衛台灣對抗中共威脅的利器<text:span text:style-name="T3">,</text:span>現在我必須痛苦地承認<text:span text:style-name="T3">:</text:span>這種惡質下流毀滅人民未來的低級台灣式民主<text:span text:style-name="T3">,</text:span>會把台灣帶向滅亡的道路<text:span text:style-name="T3">!<text:line-break/><text:line-break/></text:span>我相信<text:span text:style-name="T3">,</text:span>台灣升上五星旗的日子不遠了<text:span text:style-name="T3">!</text:span>我不希望這一天的到來<text:span text:style-name="T3">,</text:span>卻也無力阻止<text:span text:style-name="T3">!</text:span>只能看這些民粹份子怎麼滅亡台灣<text:span text:style-name="T3">!<text:line-break/><text:line-break/></text:span>祝醫師您聖誕快樂<text:span text:style-name="T3">!</text:span></text:p>
      <text:p text:style-name="P5"/>
      <text:p text:style-name="P1"><text:span text:style-name="T1">祖珊</text:span><text:s/>  |  2014.12.24 14:46   |   <text:a xlink:type="simple" xlink:href="http://palinfo.habago.org/Entry?Command=Information_PrintForum&amp;iPage=355#FORUM33370"><text:span text:style-name="T2">#</text:span></text:a></text:p>
      <text:p text:style-name="P3">「我常想，學校如何可能教導下一代什麼溫暖體貼他人的道理？他平常只要一出門，只要一打開電視，一翻開報紙，所見所聞所經歷，全是跟學校教的相反，全是自私、詐欺、傷害與掠奪，全是憑拳頭，憑關係，憑權勢，憑造謠，憑人多勢眾，他如何可能會相信什麼善待他人的道理？甚至他要是真的秉持這一套價值生活，保證他將寸步難行、傷痕累累。」<text:span text:style-name="T3"><text:line-break/><text:line-break/></text:span>事實也是如此。但是我還是只能期望學校老師能鼔起勇氣，把人類光明美好的一面傳承下去。社會的那一套，就等進了社會再説吧。<text:span text:style-name="T3"><text:line-break/><text:line-break/></text:span>有時對一些人事感到憤慨，但往往會在稍微聽到有關那人成長的背景時會忽然覺得可以體諒。嘗在思考死刑存廢時，簡單的應報觀念也會被幾種「萬不得已」的情況推翻。生命裏的豐富幽微，使得人性變得非常複雜。每個人都同時扮演著各種角色，可能同時是好爸爸壞丈夫，好員工壞父母<text:span text:style-name="T3">..</text:span>，誠然各種角色沒有應然的樣貌，但我總覺得有一個最低限度的要求。太僵硬的教條不能呼吸需要彈性，但是太任性的人生實在也是害人害己。<text:span text:style-name="T3"><text:line-break/><text:line-break/></text:span>有時家人從其他頻道轉到新聞時事評論，我看了<text:span text:style-name="T3">10</text:span>分鐘左右一定要轉走或是離開現場。台灣的政治像可怕的傳染病，會污染所有靠近的人。曾經因為喜歡歷史而對所謂經世濟民的政治懷有些些夢想，慢慢發覺自己的單純平凡不經世事。再經過幾次民進黨式的「民主教育」，對台式民主漸漸死心。本來過於激動的情緒，在找到陳醫師留言版和其他有些關於陰謀論的粉絲團後平復了不少。其實每天生活沒有什麼大目標，只是鎖事煩雜，很需要心平氣和面對。有時難免動氣，看留言版就成為每日習慣。</text:p>
      <text:p text:style-name="P1"><text:span text:style-name="T1">魏福全</text:span><text:s/>  |  2014.12.24 11:29   |   <text:a xlink:type="simple" xlink:href="http://palinfo.habago.org/Entry?Command=Information_PrintForum&amp;iPage=355#FORUM33368"><text:span text:style-name="T2">#</text:span></text:a></text:p>
      <text:p text:style-name="P6">The Hand, Belinda, Darkness Shades Me,<text:line-break/>On Thy Bosom Let Me Rest;<text:line-break/>More I Would But Death Invades Me;<text:line-break/>Death Is Now A Welcome Guest.<text:line-break/>Belinda!<text:span text:style-name="T1">死神之手籠罩著我</text:span><text:line-break/><text:span text:style-name="T1">讓我在妳懷裡安息吧</text:span>!<text:line-break/><text:span text:style-name="T1">我心猶熾然而死亡已經逼近</text:span><text:line-break/><text:span text:style-name="T1">我將靜靜等候祂的到來</text:span></text:p>
      <text:p text:style-name="P1"><text:span text:style-name="T1">陳真</text:span><text:s/>  |  2014.12.24 11:06   |   <text:a xlink:type="simple" xlink:href="http://palinfo.habago.org/Entry?Command=Information_PrintForum&amp;iPage=355#FORUM33367"><text:span text:style-name="T2">#</text:span></text:a></text:p>
      <text:p text:style-name="P3"><text:span text:style-name="T3">(</text:span>再繼續<text:span text:style-name="T3">)<text:line-break/><text:line-break/></text:span>有人傳底下這連結給我。我看了，並不訝異。<text:span text:style-name="T3"><text:line-break/><text:line-break/>http://goo.gl/CbfMQm<text:line-break/><text:line-break/></text:span>長期以來，綠營檯面上那些乍看清新斯文、滿口理念、滿口<text:span text:style-name="T3"><text:s/>"</text:span>咱偉大的台灣人民<text:span text:style-name="T3">" </text:span>的政客們，品性之差，差到爆，完全不是一般人所能想像。當然，我不是說每一個都這樣，而是說很普遍。他們原先其實都不壞，但政治和權勢地位讓他們越來越邪門。<text:span text:style-name="T3"><text:line-break/><text:line-break/></text:span>我常說，政治污染了阿扁，有人不同意，說是阿扁污染了政治。但我依然相信是政治污染了阿扁。當然，究竟誰污染誰，各說各話，沒個準兒。<text:span text:style-name="T3"><text:line-break/><text:line-break/></text:span>但我總認為，在台灣這樣一個由鎂光燈操控、極度在乎現實權勢地位、缺乏內在文化價值的躁動社會，面對權勢、前途與名利掌聲，幾個人的個性或資質能強大到足以抵抗這一切靈魂的陷阱？<text:span text:style-name="T3"><text:line-break/><text:line-break/></text:span>我常提起一個故事，那是幾年前去奧地利，在美泉宮所聽到的一段錄音。我不懂歷史，只知道錄音裏頭提到一個歐洲歷史上很有名的皇后，面臨戰敗，敵人入侵，她得把女兒嫁出去，做為一種政治婚約。<text:span text:style-name="T3"><text:line-break/><text:line-break/></text:span>錄音中，她對女兒說，我並不期待妳能幸福快樂，甚至也不敢奢求妳能健康，但我只希望，妳能照顧好妳自己的靈魂。從皇宮現場所提供的耳機裏頭聽到這些話時，我心裏之感動，難以言喻。<text:span text:style-name="T3"><text:line-break/><text:line-break/></text:span>聽說貝多芬臨終之前，曾跟友人提起這樣一段話，但我不確定這傳說是真是假。貝多芬說，如果你真的希望你的下一代一生快樂，唯一可靠的方法就是把他教育成一個正直的人。<text:span text:style-name="T3"><text:line-break/><text:line-break/></text:span>對此我頗能認同。任何權勢財富和地位其實終究都不可能保護你，生老病死天災人禍遲早還是會找上你。唯一能保護你的是你的善良。有了它，你也許依然悲苦孤獨，或許更加如此，但在你內心最深處，你會是平安的、平靜的、甜美的，天大的疼痛你將都能捱得過，這份良善的愛能使你不再感到外在的任何疼痛與傷害。<text:span text:style-name="T3"><text:line-break/><text:line-break/></text:span>這話說起來很玄，信不信由你。我是相信的。<text:span text:style-name="T3"><text:line-break/><text:line-break/></text:span>記憶中，應該是托爾斯泰吧，臨終時，在病榻之中飽受病痛折磨，但他對照顧他的人勉強用最後一口氣說，你們去照顧別人吧，我沒事，你們去照顧那些更需要得到照顧的人吧。都已經快要來到生命的終點了，他卻還掛念著鄰床的陌生人。<text:span text:style-name="T3"><text:line-break/><text:line-break/></text:span>如果你有個像托爾斯泰這樣的親友，你還會為他的肉體病痛煩惱嗎？當然不會。因為一切疼痛已經沒法傷害他，他會是永遠都平安平靜快樂的。</text:p>
      <text:p text:style-name="P1"><text:span text:style-name="T1">陳真</text:span><text:s/>  |  2014.12.24 09:59   |   <text:a xlink:type="simple" xlink:href="http://palinfo.habago.org/Entry?Command=Information_PrintForum&amp;iPage=355#FORUM33366"><text:span text:style-name="T2">#</text:span></text:a></text:p>
      <text:p text:style-name="P2"><text:span text:style-name="T3">(</text:span>繼續<text:span text:style-name="T3">)<text:line-break/><text:line-break/></text:span>今天如果這事發生在藍營或任何支持藍營的人身上，你可以想像綠色生物將會如何惡毒萬分地傷害對方乃至對方的家屬，特別是那些名嘴、名師、以及所謂<text:span text:style-name="T3"><text:s/>"</text:span>社運<text:span text:style-name="T3">" </text:span>人士們，恐怕不知道要高舉多少正義凜然的道德血滴子來傷害人。<text:span text:style-name="T3"><text:line-break/><text:line-break/></text:span>他們對於<text:span text:style-name="T3"><text:s/>"</text:span>自己人<text:span text:style-name="T3">" </text:span>倒也不是真的出於寬容與溫暖，而是一切都是現實考量、政治考量。就如同我贊成釋放阿扁，盡最大的可能善待他，但我的想法跟綠色生物們自然完全不一樣，雖然表面上答案一樣。<text:span text:style-name="T3"><text:line-break/><text:line-break/></text:span>綠色生物們至今口口聲聲阿扁無罪，阿扁坐黑牢，或說什麼關阿扁就是<text:span text:style-name="T3"><text:s/>"</text:span>中國人欺負咱台灣人<text:span text:style-name="T3">"</text:span>，特別是南部，綠色政治人物與綠色媒體撲天蓋地就是散播這樣一些論調，考量的全是政治，全是選票利益，而不是真心善待人。<text:span text:style-name="T3"><text:line-break/><text:line-break/></text:span>這些綠色混蛋真的是很可惡。不過，負負並不會得正，把錯誤一方的作為給倒過來並不會得到正確的答案。人心都是肉做的，沒有人不需要善待。<text:span text:style-name="T3"><text:line-break/><text:line-break/></text:span>對於一群囂張橫行的混蛋，我們當然應該給予痛擊，但是任何一個人，當他落難陷入窘境，即便是個歹徒，難道你真忍心看到他人處於痛苦、恐懼與無助之中？<text:span text:style-name="T3"><text:line-break/><text:line-break/></text:span>維根斯坦言語清冷，很少有一絲略帶情緒的語言。但他曾經說，<text:span text:style-name="T3">"</text:span>善待他人<text:span text:style-name="T3">" </text:span>這事始終貼近我的心，所有生命都需要它。<text:span text:style-name="T3"><text:line-break/><text:line-break/></text:span>你是希望活在一個溫暖寬容纖細體貼的社會，還是活在一個遇強則弱、遇弱則強、充滿現實算計與自私考量的無情苛薄社會？<text:span text:style-name="T3"><text:line-break/><text:line-break/></text:span>住在台南，每天出門不到三分鐘，我就很想殺人，整個社會充滿一股強烈的自私暴戾之氣。交通上，開起車來橫衝直撞，完全不顧他人死活，只求自己方便；生活中大大小小的生活面向，全是出於一己之私，例如垃圾隨處丟，馬路及走廊能佔就佔，我們肢體無礙者尚且都無處行走，何況身障人士？<text:span text:style-name="T3"><text:line-break/><text:line-break/></text:span>在台南，人們只要自己能多賺得一分，多佔一分便宜，哪怕傷害所有人的權益和健康及生命也絲毫無所謂；<text:span text:style-name="T3">"</text:span>黑心<text:span text:style-name="T3">" </text:span>幾乎就是各行各業的一個共同招牌；一己之私總是要無限擴大化，只要自己拳頭夠硬或權勢夠大，便可為所欲為。<text:span text:style-name="T3"><text:line-break/><text:line-break/></text:span>我長期住過全台灣<text:span text:style-name="T3">13</text:span>個縣市。二十年前，宜蘭和我的老家台南，都是我的首選之一，如今的台南，真的不是人住的地方。<text:span text:style-name="T3"><text:line-break/><text:line-break/></text:span>我並不是說台南人本質上特別低劣，而是說台灣人其實差不多就是這樣，台南只是因為長期施政的腐敗、墮落與荒蕪，而使得這樣一種<text:span text:style-name="T3"><text:s/>"</text:span>只要恁爸高興，有什麼不可以<text:span text:style-name="T3">" </text:span>的本土民族性受到巨大鼓舞而更加發揚光大。<text:span text:style-name="T3"><text:line-break/><text:line-break/></text:span>我常想，學校如何可能教導下一代什麼溫暖體貼他人的道理？他平常只要一出門，只要一打開電視，一翻開報紙，所見所聞所經歷，全是跟學校教的相反，全是自私、詐欺、傷害與掠奪，全是憑拳頭，憑關係，憑權勢，憑造謠，憑人多勢眾，他如何可能會相信什麼善待他人的道理？甚至他要是真的秉持這一套價值生活，保證他將寸步難行、傷痕累累。<text:span text:style-name="T3"><text:line-break/><text:line-break/></text:span>在這島上，長遠的集體利益，全被犧牲在眼前的個人利益之下，凡事都是政治考量，現實考量，自私考量，而從來都不是從做為一個<text:span text:style-name="T3"><text:s/>"</text:span>人<text:span text:style-name="T3">" </text:span>的共同角度來想事情，彷彿別人不是人，而只是一種藉以從事特定自私考量的工具。<text:span text:style-name="T3"><text:line-break/><text:line-break/></text:span>康德相信：<text:span text:style-name="T3"><text:s/>"</text:span>人本身就是目的，而不是任何事物的工具<text:span text:style-name="T3">"</text:span>。其思想乍看艱難，其實內在基本道理極為淺顯，只是這樣一些道理在這島上失傳已久。我反倒在西方世界各個<text:span text:style-name="T3"><text:s/>"</text:span>蠻夷之邦<text:span text:style-name="T3">"</text:span>，多少還能感受到這樣一種溫暖。<text:span text:style-name="T3"><text:line-break/><text:line-break/>2007</text:span>年剛回台灣時，我在報上寫的第一篇文章，標題就叫做<text:span text:style-name="T3">: "</text:span>把人當人看<text:span text:style-name="T3">"</text:span>，後來還有一篇叫<text:span text:style-name="T3"><text:s/>"</text:span>家鄉如異鄉<text:span text:style-name="T3">"</text:span>，只不過才離開<text:span text:style-name="T3">10</text:span>年，回到島上，感覺卻十分陌生，社會充斥強烈的敵意與爭戰，好像每天一出門就是要上戰場跟敵人拼個你死我活那種感覺。<text:span text:style-name="T3"><text:line-break/><text:line-break/></text:span>特別是在施政一片腐爛荒蕪、毫無公共意識的台南，更是如此；連想安心地走個幾步路都難如登天，宛如戰場，完全就是一片人吃人、講力不講理的叢林社會。<text:span text:style-name="T3"><text:line-break/><text:line-break/></text:span>台南其實不過就是整個台灣的縮影。對於陌生人尚且無情，對於異己，更是用盡一切力氣使壞，甚至造謠抹黑乃至騷擾或暴力攻擊，非置對方於死地不可。<text:span text:style-name="T3"><text:line-break/><text:line-break/></text:span>我不相信這種社會有誰會是真正的受益者，就如維根斯坦難得出現的一句略帶情緒的用詞：<text:span text:style-name="T3">" "</text:span>善待他人<text:span text:style-name="T3">" </text:span>這事，始終貼近我心，因為所有人都需要它<text:span text:style-name="T3">"</text:span>。<text:span text:style-name="T3"><text:line-break/><text:line-break/></text:span>陳真<text:span text:style-name="T3"><text:line-break/>=================<text:line-break/></text:span>陳為廷爆襲胸<text:span text:style-name="T3"><text:s/></text:span>徐志榮：不會選舉操作<text:span text:style-name="T3"><text:line-break/><text:line-break/>2014</text:span>年<text:span text:style-name="T3">12</text:span>月<text:span text:style-name="T3">24</text:span>日<text:span text:style-name="T3"><text:line-break/><text:line-break/></text:span>（中央社記者管瑞平苗栗縣<text:span text:style-name="T3">23</text:span>日電）<text:span text:style-name="T3"><text:line-break/><text:line-break/></text:span>苗栗縣前公館鄉長徐志榮可能代表國民黨角逐苗栗山線立委補選，對於陳為廷曾涉性騷擾，他說，人非聖賢，「不會以此做為選舉武器」。<text:span text:style-name="T3"><text:line-break/><text:line-break/></text:span>對於未來選戰對手陳為廷爆出襲胸案，徐志榮說「人非聖賢，孰能無過？只要知錯能改就好」。徐志榮表示，陳為廷的年紀比自己孩子還小，他是以一個長輩愛護晚輩的心情看待此事，「不會以此做為選舉攻擊、操作的武器」；至於選舉歸選舉，還是交由選民自行評斷。</text:p>
      <text:p text:style-name="P1"><text:span text:style-name="T1">周舟</text:span><text:s/>  |  2014.12.24 09:01   |   <text:a xlink:type="simple" xlink:href="http://palinfo.habago.org/Entry?Command=Information_PrintForum&amp;iPage=355#FORUM33365"><text:span text:style-name="T2">#</text:span></text:a></text:p>
      <text:p text:style-name="P3">老實說<text:span text:style-name="T3">,</text:span>陳同學的過往我不感興趣<text:span text:style-name="T3">.</text:span>既然已經被裁罰過就算了<text:span text:style-name="T3">.</text:span>我對他個人沒有太多好惡<text:span text:style-name="T3">.</text:span>但最讓我生氣的是那些婦女團體和女作家房慧真的力挺與感性的護航文<text:span text:style-name="T3">,</text:span>彷彿陳是個需要呵護要被包容的<text:span text:style-name="T3">,</text:span>生命和精神都有過創傷的小弟弟<text:span text:style-name="T3">,</text:span>有意忽視他的累犯<text:span text:style-name="T3">,</text:span>也不見他們用同樣的包容來看待同樣也受過懲罰的彭華幹李宗瑞之流<text:span text:style-name="T3">,</text:span>同時回過頭來批評那些批評者說<text:span text:style-name="T3">,</text:span>沒人有資格對他丟石頭<text:span text:style-name="T3">,</text:span>看來又是政治正確的潛意識作祟<text:span text:style-name="T3">,</text:span>身為女性的尊嚴和權益難道就該因為<text:span text:style-name="T3">"</text:span>民主<text:span text:style-name="T3">"</text:span>而讓道嗎<text:span text:style-name="T3">?</text:span>難道任何犯錯的人只要做出悔過的模樣<text:span text:style-name="T3">,</text:span>就可以再三的犯錯並尋求原諒嗎<text:span text:style-name="T3">?<text:line-break/><text:line-break/></text:span>看到台灣近來這些新聞<text:span text:style-name="T3">,</text:span>真會感到人性價值的錯亂<text:span text:style-name="T3">,</text:span>很難靜得下心來<text:span text:style-name="T3">,</text:span>當我們想用最基本的道德和價值觀教育孩子時<text:span text:style-name="T3">,</text:span>媒體和這些公眾人物卻一再的拆毀底線<text:span text:style-name="T3">,</text:span>甚且為了合理化自己的觀點<text:span text:style-name="T3">,</text:span>用漂亮的學術理論和感性語言包裝硬拗<text:span text:style-name="T3">,</text:span>在這樣環境下成長的孩子<text:span text:style-name="T3">,</text:span>會不會以為聲音大<text:span text:style-name="T3">,</text:span>貌似理性的意見才是正確的<text:span text:style-name="T3">?</text:span>眼見許多知識份子為了捍衛自己的政治盟友<text:span text:style-name="T3">,</text:span>不惜歪曲公平正義和人權這些概念時<text:span text:style-name="T3">,</text:span>我以為這才是最大的時代悲劇<text:span text:style-name="T3">.</text:span></text:p>
      <text:p text:style-name="P1"><text:span text:style-name="T1">陳真</text:span><text:s/>  |  2014.12.24 01:48   |   <text:a xlink:type="simple" xlink:href="http://palinfo.habago.org/Entry?Command=Information_PrintForum&amp;iPage=355#FORUM33364"><text:span text:style-name="T2">#</text:span></text:a></text:p>
      <text:p text:style-name="P2"><text:span text:style-name="T3">(</text:span>又續<text:span text:style-name="T3">)<text:line-break/><text:line-break/>Dido and Aeneas </text:span>是<text:span text:style-name="T3">17</text:span>世紀英國著名詩人<text:span text:style-name="T3">Nahum Tate</text:span>的作品，但它實際上改編自兩千多年前古羅馬詩人<text:span text:style-name="T3">Virgil</text:span>的<text:span text:style-name="T3"><text:s/>Aeneid</text:span>。<text:span text:style-name="T3"><text:s/>Virgil</text:span>是誰呢？就是但丁的偶像。<text:span text:style-name="T3"><text:line-break/><text:line-break/></text:span>但丁在他的<text:span text:style-name="T3"><text:s/>"</text:span>神曲<text:span text:style-name="T3">" </text:span>中，不是在黑森林裏迷路嗎？有三隻野獸擋住去路，天神派個人來救他，就是但丁的偶像<text:span text:style-name="T3"><text:s/>Virgil</text:span>，而且還當導遊，帶但丁共渡冥河，參觀地獄。<text:span text:style-name="T3"><text:line-break/><text:line-break/></text:span>但丁把世上那些敵人和混蛋全下了地獄，依罪孽輕重，發派地獄各層，最後自己倒是和他暗戀<text:span text:style-name="T3">(</text:span>？<text:span text:style-name="T3">)</text:span>卻早逝的愛人共赴天堂。<text:span text:style-name="T3"><text:line-break/><text:line-break/></text:span>我是高中畢業那年的暑假才第一次看但丁神曲，之後就沒再看。最近才又買來複習。主要是因為我覺得黃國彬翻譯得還蠻好的。黃國彬是香港中文大學的一位老師，也是一位詩人，文字優美簡潔。</text:p>
      <text:p text:style-name="P1"><text:span text:style-name="T1">陳真</text:span><text:s/>  |  2014.12.24 01:19   |   <text:a xlink:type="simple" xlink:href="http://palinfo.habago.org/Entry?Command=Information_PrintForum&amp;iPage=355#FORUM33363"><text:span text:style-name="T2">#</text:span></text:a></text:p>
      <text:p text:style-name="P4">(<text:span text:style-name="T1">再續</text:span>)<text:line-break/><text:line-break/><text:span text:style-name="T1">之前不久，在這版面上提過</text:span><text:s/>Downfall <text:span text:style-name="T1">這電影。當納粹大勢已去，批評納粹很容易，但這電影卻對納粹懷著很深的同情。不管是電影本身或音樂，都很感人。我經常每天聽這些音樂。如下：</text:span><text:line-break/><text:line-break/>http://goo.gl/GbTnxY<text:line-break/><text:line-break/><text:span text:style-name="T1">請特別聽第五分鐘到第八分鐘那一首，也就是第四首</text:span><text:s/>"In Hof der Reichskanzlei"<text:span text:style-name="T1">。</text:span><text:line-break/><text:line-break/><text:span text:style-name="T1">還有，之前也講過，這電影幾次用到</text:span>Purcell<text:span text:style-name="T1">的歌劇音樂</text:span><text:s/>When I am laid in earth<text:span text:style-name="T1">，藉以暗示希特勒和他的愛人之間的悲劇猶如</text:span><text:s/>Dido <text:span text:style-name="T1">和</text:span><text:s/>Aeneas<text:span text:style-name="T1">。</text:span><text:line-break/><text:line-break/>http://goo.gl/yfHBqo<text:line-break/><text:line-break/><text:span text:style-name="T1">這些事，我只能說其一，若你想了解一百，只能請你自己去看這電影以及聽它的歌還有</text:span>Dido<text:span text:style-name="T1">的悲歌</text:span><text:s/>"When I am laid in earth"<text:span text:style-name="T1">。畢竟肉眼看不見的東西，像我這樣一個左腦過度發達的人是寫不出來的。</text:span><text:line-break/><text:line-break/><text:span text:style-name="T1">但我雖寫不出，卻能體會，心嚮往矣。美麗之物，竟如此動人。</text:span><text:line-break/><text:line-break/>Dido<text:span text:style-name="T1">臨死前，還這麼唱著：</text:span><text:line-break/><text:line-break/>The Hand, Belinda, Darkness Shades Me,<text:line-break/>On Thy Bosom Let Me Rest;<text:line-break/>More I Would But Death Invades Me;<text:line-break/>Death Is Now A Welcome Guest.<text:line-break/><text:line-break/><text:span text:style-name="T1">我不會翻譯，可能得拜託擅於翻譯的福全老兄出面才行。我對最後一句頗有感觸：</text:span>Death Is Now A Welcome Guest<text:span text:style-name="T1">。愛情已死，如今死亡已不再可怕。</text:span><text:line-break/><text:line-break/><text:span text:style-name="T1">美麗的</text:span>Dido<text:span text:style-name="T1">在她的僕人</text:span>Belinda<text:span text:style-name="T1">懷中死去後，音樂還在，如此唱著：</text:span><text:line-break/><text:line-break/>With Drooping Wings<text:line-break/>Cupids Come,<text:line-break/>Scatter Roses,On Her Tomb<text:line-break/>Soft &amp; Gentle As Her Heart<text:line-break/>Keep Her Your Watch, Never Part.<text:line-break/><text:line-break/><text:span text:style-name="T1">意思是說：愛神丘比特垂翼降臨，來到</text:span>Dido<text:span text:style-name="T1">墳前灑下玫瑰；溫柔而溫暖，一如</text:span><text:s/>Dido<text:span text:style-name="T1">的心；懇求天神守護著她，永遠不再離去。</text:span></text:p>
      <text:p text:style-name="P1"><text:span text:style-name="T1">陳真</text:span><text:s/>  |  2014.12.24 00:33   |   <text:a xlink:type="simple" xlink:href="http://palinfo.habago.org/Entry?Command=Information_PrintForum&amp;iPage=355#FORUM33362"><text:span text:style-name="T2">#</text:span></text:a></text:p>
      <text:p text:style-name="P2"><text:span text:style-name="T3">(</text:span>續<text:span text:style-name="T3">)<text:line-break/><text:line-break/></text:span>記得在我很小的時候，當我國字都還不認識幾個時，因為家裏開電影院，看了一部香港爛片<text:span text:style-name="T3"><text:s/>(</text:span>我家屬於香港嘉禾院線<text:span text:style-name="T3">)</text:span>，片名忘了，只記得故事背景好像是少林寺，反正就是一座龐大寺廟，裏頭武僧個個武藝高強。<text:span text:style-name="T3"><text:line-break/><text:line-break/></text:span>寺裏有個小和尚，不會武功，調皮搗蛋。有一天，在外頭闖了禍，得罪當道，官兵派人來抓。結果，廟寺住持堅持不交人。官兵將領說，不交出小和尚就全寺殲滅，用大炮夷為平地。<text:span text:style-name="T3"><text:line-break/><text:line-break/></text:span>一些資深的老和尚勸住持萬萬不可因為一個小和尚而毀掉廟寺千年基業，但住持堅持不交人，寧可全數毀滅，因為他認為小和尚是無辜的，他並沒有犯錯；不應該為了保全大眾而犧牲弱小無辜，此非佛陀之道。<text:span text:style-name="T3"><text:line-break/><text:line-break/></text:span>結尾如何我忘了，應該是廟寺全毀，人員皆亡，悲劇作結。<text:span text:style-name="T3"><text:line-break/><text:line-break/></text:span>這故事始終盤桓我心，從小到大。它確實深深感動我。如果用比較乏味的學術語言來講，這裏頭有兩種道德態度，一種是整天打算盤的，算一算怎麼做對大多數人最有利，例如<text:span text:style-name="T3">Jeremy Bentham</text:span>。<text:span text:style-name="T3"><text:line-break/><text:line-break/></text:span>另一種是康德式的，不打算盤，而比較在乎事物的內在道德意涵本身；依其內涵行事，不管後果如何。<text:span text:style-name="T3"><text:line-break/><text:line-break/></text:span>雖然我小時候頗有珠算天份，很會打算盤，但基本上我好像比較傾向康德這一邊，特別是在<text:span text:style-name="T3"><text:s/>"</text:span>美<text:span text:style-name="T3">" </text:span>這個字面前，我會奮不顧身。如果毀滅是美麗的，那就毀了吧，毫無猶豫。<text:span text:style-name="T3"><text:line-break/><text:line-break/></text:span>這樣一種人，其實很不適合擔任公職，因為會連累大家。但我也常想，其所信奉的價值與美感，也許才是人類文明的基本核心。<text:span text:style-name="T3"><text:line-break/><text:line-break/></text:span>意思其實很簡單，別太機關算盡，不要那麼會打算盤；凡事盡量看其內在價值與美感，而不是以外在現象凌駕於內在之上，不要以可見取代不可見，因為就像小王子說的，<text:span text:style-name="T3">"</text:span>真正重要的東西是那些肉眼看不見的<text:span text:style-name="T3">"</text:span>。</text:p>
      <text:p text:style-name="P1"><text:span text:style-name="T1">曉冬</text:span><text:s/>  |  2014.12.24 00:13   |   <text:a xlink:type="simple" xlink:href="http://palinfo.habago.org/Entry?Command=Information_PrintForum&amp;iPage=355#FORUM33361"><text:span text:style-name="T2">#</text:span></text:a></text:p>
      <text:p text:style-name="P3">謝謝您！我正不知如何是好，要和您說抱歉<text:span text:style-name="T3">I messed up your format </text:span>時，回頭再看，已修理好了。謝謝！</text:p>
      <text:p text:style-name="P1"><text:span text:style-name="T1">陳真</text:span><text:s/>  |  2014.12.23 23:52   |   <text:a xlink:type="simple" xlink:href="http://palinfo.habago.org/Entry?Command=Information_PrintForum&amp;iPage=355#FORUM33360"><text:span text:style-name="T2">#</text:span></text:a></text:p>
      <text:p text:style-name="P2">曉冬，<text:span text:style-name="T3"><text:line-break/><text:line-break/></text:span>你提供的網址很長，所以我把它縮小了，但一樣還是可以連上。<text:span text:style-name="T3"><text:line-break/><text:line-break/></text:span>太長的網址會使整個螢幕也跟著拉長而難以閱讀。這裏有個縮小網址的網址：<text:span text:style-name="T3"><text:line-break/><text:line-break/>http://goo.gl/<text:line-break/><text:line-break/></text:span>歡迎大家多多使用。<text:span text:style-name="T3"><text:line-break/><text:line-break/></text:span>公眾人物就是那些掌握麥克風，隨時可以為自己澄清的人，但一般人並無麥克風，他無從澄清。因此，議論後者是不公平的，因為當事人只有挨打的份。<text:span text:style-name="T3"><text:line-break/><text:line-break/></text:span>這位打算參選的陳同學既然已經是個公眾人物，自然就應該接受相關的道德檢驗。<text:span text:style-name="T3"><text:line-break/><text:line-break/></text:span>法國政界似乎不太在乎政治人物的私事，但這不意味著你在公眾領域也可以如法炮製，任意作為。私人情慾和性侵或性騷擾畢竟是兩回事。私人事務旁人無法置喙，因為它無法客觀認知。但性侵或性騷擾卻是公眾可置評，特別是當它已逾越法律界線時，對錯分明。<text:span text:style-name="T3"><text:line-break/><text:line-break/></text:span>今天，這位陳同學如果是藍的，那他就死定了，從此一生污名；綠色生物們一定會盡一切最惡毒的語言和手法去攻擊、羞辱他乃至他的家人。但今天當事人只要是綠的，綠色生物的道德標準就完全不一樣了。<text:span text:style-name="T3"><text:line-break/><text:line-break/></text:span>毫無疑問，我對近來這些所謂<text:span text:style-name="T3"><text:s/>"</text:span>學運<text:span text:style-name="T3">" </text:span>極為厭惡，對其一些從事者更是十分鄙夷，但我鄙夷其公眾言行，並不鄙夷其個人，畢竟我跟他們完全不認識。<text:span text:style-name="T3"><text:line-break/><text:line-break/></text:span>但我心裏自然也會有一些對於<text:span text:style-name="T3"><text:s/>"</text:span>個人<text:span text:style-name="T3">" </text:span>難以公開表露的主觀好惡。厭惡的人，我不想說；至於不厭惡的，也許這位陳同學就是其中之一。當然，這純粹是我的個人直覺，沒啥客觀理由。<text:span text:style-name="T3"><text:line-break/><text:line-break/></text:span>我並不是要論斷個人好壞，而是說，從他談起他的這些性騷擾案件時的態度<text:span text:style-name="T3">(</text:span>剛剛湊巧在電視上看到十幾秒鐘<text:span text:style-name="T3">)</text:span>，我能感受到他的一種痛苦和勇氣。光憑這一點，就足以洗清他所犯下的錯。他曾犯法，但道德上已無任何虧欠；甚至他的自責與痛苦，也許都已遠遠超過他所犯下的這麼一點錯。<text:span text:style-name="T3"><text:line-break/><text:line-break/></text:span>也許有人會說他機關算盡，知道即將有人要爆料，乾脆自己先打預防針。但在我看來，即便是出於這樣一種被迫的盤算，我還是尊敬他。不因為別的，而是因為他言談之間不經意流露出來的一種痛苦和勇氣以及單純，我看不出什麼心機。<text:span text:style-name="T3"><text:line-break/><text:line-break/></text:span>當然，我是這樣看人的，旁人也許有不一樣的評價標準，我沒意見。我只能說，如果這樣一個人要同我做朋友，我是很樂意的，雖然我們對於政治與價值的種種想法也許南轅北轍。<text:span text:style-name="T3"><text:line-break/><text:line-break/></text:span>當然，對於個人的評價並不一定能直接轉嫁到公眾角色的身份上來。例如我始終敬佩林義雄，但他不管擔任總統也好，黨主席也罷，我都覺得很恐怖。<text:span text:style-name="T3"><text:line-break/><text:line-break/></text:span>相反地，下回選舉，我應該還是會投給朱立倫，但對他卻打了個大問號。我當然不是說他會做奸犯科或操守不好；我相信這方面應該都不會有問題，但從他一連串討好李登輝、討好綠營、進而一再明槍暗箭攻擊馬英九以討好主流群眾等等的作為看來，不管是做為一個人或做為一個公眾角色，我都很懷疑，此人心機太深。</text:p>
      <text:p text:style-name="P1"><text:span text:style-name="T1">曉冬</text:span><text:s/>  |  2014.12.23 22:17   |   <text:a xlink:type="simple" xlink:href="http://palinfo.habago.org/Entry?Command=Information_PrintForum&amp;iPage=355#FORUM33359"><text:span text:style-name="T2">#</text:span></text:a></text:p>
      <text:p text:style-name="P3">就我教書的學校（美國某公立大學）來說這<text:span text:style-name="T3"><text:s/>“</text:span>性騷擾<text:span text:style-name="T3">“</text:span>是非常非常非常嚴重的事。新生一進校門<text:span text:style-name="T3"><text:s/>(</text:span>新來的教職員也一樣<text:span text:style-name="T3">) </text:span>规定<text:span text:style-name="T3"><text:s/>(mandatory) </text:span>要接受長達三小時的講座，主講人包括社工人員和警察人員等等相關人士都到齊了，清清楚楚用例子，影片說明什麼是<text:span text:style-name="T3"><text:s/>sexual harassment, </text:span>連言辞上不當都定義為<text:span text:style-name="T3"><text:s/>sexual harassment</text:span>，何况是碰觸别人的身体，<text:span text:style-name="T3"><text:s/></text:span>違法者會受到什麼樣的嚴重的刑责，和受害者如何尋求最快幫助。。。。都是講座的主旨。<text:span text:style-name="T3"><text:line-break/><text:line-break/></text:span>另外，所有教職員，每年都要重復接受<text:span text:style-name="T3">(mandatory)Online Ethics Training for University Employees. </text:span>大事贪污，利益交易，用人不避親，滥權不說，就小事來說，用上班時間，用學校的<text:span text:style-name="T3">Email</text:span>處理私事。。。，都是違规的。這是我所在的大學，對教職員的品德操守鐵面無私的嚴格要求。<text:span text:style-name="T3"><text:line-break/><text:line-break/></text:span>王丹說：<text:span text:style-name="T3">”</text:span>美國人可以原諒克林頓，因為他們知道他們選的是公眾事務的能力者，而不是私德的示範者。這就是美國這個國家強大的原因。<text:span text:style-name="T3">“ </text:span>怎麼個邏辑呀，這是美國人一直引以為耻和遗憾的事，王丹有什麼资格代表美國人民說話<text:span text:style-name="T3">? <text:line-break/><text:line-break/></text:span>他怎没說美國民主黨總統候選人<text:span text:style-name="T3">John Edwards</text:span>的婚外情贪污醜聞事件，是如何讓他失去候選人资格的<text:span text:style-name="T3">, </text:span>各电视報纸是如何評價他的？美國强大的原因可不是由王丹口中說的！<text:span text:style-name="T3"><text:line-break/><text:line-break/></text:span>再說婚外情和性侵差别大矣！而且<text:span text:style-name="T3">”</text:span>原谅<text:span text:style-name="T3">“</text:span>和<text:span text:style-name="T3"><text:s/>“</text:span>袒護<text:span text:style-name="T3">”</text:span>可不是同一個概念。污染的天空越来越渾濁，越來越擴大，好像呼吸不到新鲜，正義的空氣，是非對錯，霸王說了算，别人都得<text:span text:style-name="T3"><text:s/>“</text:span>給我閉嘴<text:span text:style-name="T3">“</text:span>，真是無法無天！有誰能來拯救台灣？<text:span text:style-name="T3"><text:line-break/><text:line-break/>--------------------------------------------------<text:line-break/></text:span>洪崇晏：那些侮辱陳為廷的，給我閉嘴<text:span text:style-name="T3"><text:line-break/></text:span>【聯合新聞網╱綜合報導】<text:span text:style-name="T3"><text:s/>2014.12.23 06:30 pm<text:line-break/></text:span>太陽花學運領袖陳為廷在接受訪問時，自曝自己曾涉性騷擾被判緩起訴，引起批評聲浪。昔日太陽花學運戰友紛紛站出相挺。<text:span text:style-name="T3"><text:line-break/>Link to</text:span>洪崇晏<text:span text:style-name="T3">, </text:span>黄國昌，林飛帆<text:span text:style-name="T3"><text:s/></text:span>臉書捍衞陳為廷的<text:span text:style-name="T3">po </text:span>文<text:span text:style-name="T3"><text:line-break/><text:line-break/>http://goo.gl/jAoqiL<text:line-break/><text:line-break/>--------------------------------------------------<text:line-break/></text:span>王丹臉書<text:span text:style-name="T3">po</text:span>文：<text:span text:style-name="T3"><text:line-break/></text:span>如果陳為廷犯過錯就沒有資格選立委的話，那麼大家就應當要吳育昇立即辭職，否則，這不就是雙重標準的偽善嗎？<text:span text:style-name="T3"><text:line-break/></text:span>美國人可以原諒克林頓，因為他們知道他們選的是公眾事務的能力者，而不是私德的示範者。這就是美國這個國家強大的原因。<text:span text:style-name="T3"><text:line-break/></text:span>俗話說：<text:span text:style-name="T3">“</text:span>年輕人犯錯誤，上帝都會原諒的。<text:span text:style-name="T3">”</text:span>那些不肯原諒的人，你們是誰？<text:span text:style-name="T3"><text:line-break/>--------------------------------------------------<text:line-break/></text:span>曾性騷擾<text:span text:style-name="T3"><text:s/></text:span>陳為廷自曝瘡疤<text:span text:style-name="T3"> <text:line-break/></text:span>【聯合晚報╱記者張裕珍、李皇萱、王慧瑛、郭政芬／連線報導】<text:span text:style-name="T3"><text:s/>2014.12.23 03:04 pm<text:line-break/><text:line-break/></text:span>宣布參選苗栗第二選區立委補選的陳為廷昨天接受專訪，主動提及自己曾涉性騷擾被判緩起訴。他的競選團隊今天表示，陳為廷坦然面對瘡疤，團隊全力支持，既定選舉行程也不受影響。<text:span text:style-name="T3"><text:line-break/></text:span>不過是否擔心婦女票流失，甚至衝擊選情，陳為廷競選團隊的新聞聯絡人陳冠宇說，交由社會大眾評斷，團隊不做任何假設，目前現階段選舉行程一切照常。今天晚上<text:span text:style-name="T3">6</text:span>時<text:span text:style-name="T3">50</text:span>分，陳為廷將到台北市長官邸藝文沙龍舉行「尋找苗栗人」台北場活動，也將公開回應。<text:span text:style-name="T3"><text:line-break/></text:span>陳為廷日前在臉書宣布，以無黨籍身分參選苗栗立委時，上千字文章曾寫道，「選舉是殺紅眼的，我又不是道德完人，沒必要耗盡自己的政治光環」，昨天接受媒體專訪時，才坦承自己曾涉及性騷擾案。<text:span text:style-name="T3"><text:line-break/></text:span>陳為廷在專訪中指出，大三暑假在大眾運輸工具上，觸碰隔壁女乘客胸部，經女方同意，檢察官決定緩起訴；大四那年，他也曾在夜店舞池裡面，對女子有不當的肢體觸碰，坦承感情上，讓不少女生受傷。<text:span text:style-name="T3"><text:line-break/></text:span>陳為廷涉及性騷擾一事，引起不少人關注，在網路上掀起討論，有網友震驚說「傻眼，沒想到他是這樣的人」。也有人認為，候選人本就該接受高道德標準檢視，性騷擾犯也得有「更生」機會。<text:span text:style-name="T3"><text:line-break/></text:span>陳冠宇說，他昨天陪同陳接受專訪時才知道此事，「這件事在為廷心裡留下疙瘩、陰影」，但他肯定，陳為廷事後不逃避，坦然面對說出的心態。<text:span text:style-name="T3"><text:line-break/></text:span>「為廷正面面對，團隊也給予全力支持」，陳冠宇說，陳為廷未來若成為政治人物，許多事情會被以放大鏡檢視，陳為廷選擇面對過往錯誤，交由社會評斷。<text:span text:style-name="T3"><text:line-break/></text:span>當年案發時，新竹地檢署檢察官考量陳為廷還是學生，沒有前科，經被害人同意緩起訴處分，緩起訴附條件是寫悔過書、支付國庫<text:span text:style-name="T3">1</text:span>萬元及參加<text:span text:style-name="T3">6</text:span>小時法治教育。<text:span text:style-name="T3"><text:line-break/></text:span>新竹地檢署表示，當時陳為廷仍是平凡大學生，考量犯後有悔意，也向當事人道歉，被害人認為陳不尊重女性，未撤回告訴，希望給陳一個教訓，但願意給陳自新機會，同意地檢署作緩起訴處分。因為陳當時未成名，承辦檢察官對陳印象不深。<text:span text:style-name="T3"><text:line-break/>--------------------------------------------------</text:span></text:p>
      <text:p text:style-name="P5"/>
      <text:p text:style-name="P1"><text:span text:style-name="T1">陳真</text:span><text:s/>  |  2014.12.23 11:00   |   <text:a xlink:type="simple" xlink:href="http://palinfo.habago.org/Entry?Command=Information_PrintForum&amp;iPage=356#FORUM33358"><text:span text:style-name="T2">#</text:span></text:a></text:p>
      <text:p text:style-name="P3">這位許醫師真的是完全狀況外。<text:span text:style-name="T3">21</text:span>世紀的台灣，一個人竟然可以如此狀況外地當官，真是很不可思議。我並非懷著嘲笑的心態來看待，而是感到荒唐而無奈。<text:span text:style-name="T3"><text:line-break/><text:line-break/></text:span>至於那些綠油油的傳聲筒之無恥下流與徹底偏頗，已不須多說。<text:span text:style-name="T3"><text:line-break/><text:line-break/></text:span>事實上，台灣向來就是這樣扭曲事實、創造事實的，根據某種政治需要及某種台式的價值觀，創造出一批所謂領袖；領袖們，動不動就出來召開記者會救國救民。什麼都不用做，光是出一張嘴就能吃香喝辣一輩子，而且眾人景仰。<text:span text:style-name="T3"><text:line-break/><text:line-break/></text:span>有人常叫我多寫，拆穿或澄清一些純屬虛構扭曲之事，給歷史留下點材料。但我知道，講這些大家也不會信，就算信也不可能體會或了解；當一個人事物的意義被刻意選擇性地虛構出來時，它事實上就已經變成眾人眼中一個顛撲不破的<text:span text:style-name="T3"><text:s/>"</text:span>事實<text:span text:style-name="T3">"</text:span>。就像蒙面俠<text:span text:style-name="T3">Marcos</text:span>所說，一般人的所謂<text:span text:style-name="T3"><text:s/>"</text:span>世界<text:span text:style-name="T3">"</text:span>，其實就是一個大型電視；事實不存在，直到它被報導。<text:span text:style-name="T3"><text:line-break/><text:line-break/></text:span>就好像你跟大家說那些什麼野百合碗糕的，基本上是主流<text:span text:style-name="T3">(</text:span>李登輝<text:span text:style-name="T3">)</text:span>和非主流<text:span text:style-name="T3">(</text:span>林洋港和郝柏村<text:span text:style-name="T3">)</text:span>兩派人馬惡鬥的一種政治動員，甚至是由教官帶隊的一種由上而下所發動的愛國運動，應該也沒有幾個人會信，除非是長期參與的內行人。<text:span text:style-name="T3"><text:line-break/><text:line-break/></text:span>所謂什麼野百合碗糕的，就如當年中美建交，就有這樣一種官方所樂見並大加鼓勵甚至帶頭發起的所謂學運，性質是一樣的。政治屬性與動機上，它一點都不單純，更非自發，更無任何理想性可言。<text:span text:style-name="T3"><text:line-break/><text:line-break/></text:span>至於運動中，根據某種政治需要及某種極為扭曲的台式價值觀，媒體所高度選擇性刻意製造並神化的主角們，更是純屬虛構；透過無數的修辭與謊言，塑造成一種領袖，彷彿歷史就真的由這些天縱英明的碗糕領袖們運用智慧與青春血汗及偉大的理念所諦造似的。但這一切全非事實。<text:span text:style-name="T3"><text:line-break/><text:line-break/></text:span>不可思議的是，即便一個完全不存在的東西，透過媒體居然也能製造出來，變成一種彷彿顛撲不破的<text:span text:style-name="T3"><text:s/>"</text:span>事實<text:span text:style-name="T3">"</text:span>。<text:span text:style-name="T3"><text:line-break/><text:line-break/></text:span>舉一個最基本的例子。八零年代，台灣的大學一開始只有兩個所謂地下社團，一個是台大的<text:span text:style-name="T3"><text:s/>"</text:span>自由之愛<text:span text:style-name="T3">"</text:span>，一個就是高醫的<text:span text:style-name="T3"><text:s/>"</text:span>望春風<text:span text:style-name="T3">"</text:span>。在社團出現之前，當時台灣各大學校園，基本上大概百分之九十九點九九都是擁護政府、熱愛國民黨的聲音，只有極少數個人膽敢唱反調。這些人，為數極少，差不多兩個巴掌就能數完，北部就以李文忠和賴勁麟為代表，南部就是我和成大的羅正方。<text:span text:style-name="T3"><text:line-break/><text:line-break/></text:span>羅正方是誰呢？兩年前好像還爭取代表民進黨出來參選立委，同時也曾是前一陣子才上市、媒體連番大幅報導、股價漲翻天的漢翔航空工業公司的總經理，後來自創了一家公司。<text:span text:style-name="T3"><text:line-break/><text:line-break/></text:span>我認識李文忠和小賴，但不認識羅正方。但我記得，當時某家報社一直想促成一個所謂<text:span text:style-name="T3"><text:s/>"</text:span>兩大學運領袖的對談<text:span text:style-name="T3">"</text:span>，也就是找我和羅正方對談。<text:span text:style-name="T3"><text:line-break/><text:line-break/></text:span>但我拒絕，我說我沒本事談什麼救國救民的大計畫大理念，我更不是什麼學運領袖。我說，整個高醫就我一個人，我去領導誰？自己領導自己嗎？再說，全台灣就這幾個不乖的學生，小貓兩三隻，領什麼袖？我一直對這類加諸於我身上的稱號十分反感。<text:span text:style-name="T3"><text:line-break/><text:line-break/></text:span>別說領袖令人反感，即便說我從事學運，我也覺得對我是一種羞辱和貶低。我從來都不曾做過什麼學運，望春風是個反對國民黨的社團，但它不是什麼校園學運團體。<text:span text:style-name="T3"><text:line-break/><text:line-break/></text:span>它之所以捲起許多風潮，那是因為，在那年代，就跟現在一樣，只要稍微對黨國不敬，馬上就會招來許多爭議與衝突。但望春風從來志不在於什麼學運，我個人更不會窩囊至此。<text:span text:style-name="T3"><text:line-break/><text:line-break/></text:span>何以說窩囊？在反對國民黨的極少數學生之後，開始有社團組織出現時，除了望春風極力撇清與其它學生社團的相似性之外，基本上，當時的這些學生社團幾乎一面倒地強調所謂學生清純，不會扯入政治，因為政治是骯髒的，而學生是清純的有理想的。<text:span text:style-name="T3"><text:line-break/><text:line-break/></text:span>這當然是一種窩囊膽小的藉口，怕出事，於是就得不斷宣稱學生跟政治跟黨外完全扯不上關係。只要有人一質疑，這類學生社團就會極力澄清，請大家不要抹黑他們的清純。<text:span text:style-name="T3"><text:line-break/><text:line-break/></text:span>這就跟長老教會在那年代極力撇清自己的政治性一樣，若有人說他們有台獨思想，他們就會說請大家不要抹黑我們，我們不是台獨，甚至還會說自己擁護政府，追求社會安定，反對黨外暴力。<text:span text:style-name="T3"><text:line-break/><text:line-break/></text:span>當然，雖然檯面下這些學生都還是會幫忙黨外或幫忙政客們做點雜事，但他們不會公開站出來表明態度，更不可能公然去從事任何跟政治有關的事。<text:span text:style-name="T3"><text:line-break/><text:line-break/></text:span>這樣一些窩窩囊囊的學生社團，不久之後，開始在各大學出現。台灣的媒體向來以北部為焦點，特別是台大。例如台大學生稍微被記個過，媒體就極大篇幅報導，甚至英雄化、神化，不遺餘力；但我知道有一些中南部的學生，至少有三、四個，因為政治因素被退學，但媒體卻隻字不提，完全忽略，完全不感興趣，因為他們不是名校，也不是醫學生。<text:span text:style-name="T3"><text:line-break/><text:line-break/></text:span>當時，最會造勢的就是台大的羅文嘉，簡直就是阿扁不世出的傳人。在那個時期，所謂學運就是整天表明<text:span text:style-name="T3"><text:s/>"</text:span>和政治畫清界限<text:span text:style-name="T3">"</text:span>，<text:span text:style-name="T3">"</text:span>不容許清純的學生理想被政治污染<text:span text:style-name="T3">"</text:span>，其實說穿了就是怕惹禍上身。<text:span text:style-name="T3"><text:line-break/><text:line-break/></text:span>那時候，有這樣一種壓倒性的主流聲音就是，我們是具有清純理想的學生，我們<text:span text:style-name="T3"><text:s/>"</text:span>不和政治掛勾<text:span text:style-name="T3">"</text:span>，我們只關心校園內部的事，我們不談政治。<text:span text:style-name="T3"><text:line-break/><text:line-break/></text:span>這樣一種壓倒性的聲音，也就是當時琅琅上口的所謂<text:span text:style-name="T3"><text:s/>"</text:span>校園民主<text:span text:style-name="T3">"</text:span>。望春風自然是當時唯一的例外，我從不相信什麼校園民主，我不知道校園內的學生事務之所謂民主，有何意義可言。<text:span text:style-name="T3"><text:line-break/><text:line-break/></text:span>因此，我當時常在報刊雜誌上寫文章，反對這樣一種所謂校園民主的說法。我說，民主當然是屬於整個社會，而校園學生事務只是社會萬象中微不足道的一環，只有社會民主問題，沒有校園民主問題。當然，我的想法在那年代幾乎得不到任何共鳴。<text:span text:style-name="T3"><text:line-break/><text:line-break/></text:span>作法上，當然也完全不一樣。不管是我或望春風，毫不遮掩地踏上黨外群眾聚會的演講台，並且鼓吹國會全面改選、反對貪污賄選乃至於主張台獨等等等，談的、做的全是政治議題，而不是校園內部問題。<text:span text:style-name="T3"><text:line-break/><text:line-break/></text:span>望春風還曾打破禁忌，在高雄勞工公園舉辦黨外群眾演講。記得隔天報紙上有一段標題，寫著：<text:span text:style-name="T3">"</text:span>三千群眾，如癡如醉<text:span text:style-name="T3">"</text:span>。並不是我們很會演講，而是因為史無前例，第一次有學生站出來舉辦黨外群眾聚會，討伐國民黨。<text:span text:style-name="T3"><text:line-break/><text:line-break/></text:span>記得演講結束已經晚上十一點。台下冒出十幾個台北來的學生，說要找我，說是來觀摩。於是我就帶他們去我住的地方附近的一家木瓜牛奶店坐著聊。<text:span text:style-name="T3"><text:line-break/><text:line-break/></text:span>這些人是誰呢？我記不得全部，但他們臨走時每個人留下姓名電話給我，二、三十年了，這份名單都還在，主要就是羅文嘉和現在的屏東縣副縣長鍾佳濱。<text:span text:style-name="T3"><text:line-break/><text:line-break/></text:span>對於當時強調清純、強調不碰政治議題的校園民主路線，我還清楚記得一件事。那時我在黨外雜誌社工作，當記者，或自己投稿，對每一本黨外雜誌的內容與路線和方針，知之甚詳。<text:span text:style-name="T3"><text:line-break/><text:line-break/></text:span>有一天，鄭南榕的<text:span text:style-name="T3"><text:s/>"</text:span>時代<text:span text:style-name="T3">" </text:span>雜誌報導了台大學生會一些有關所謂<text:span text:style-name="T3"><text:s/>"</text:span>校園民主<text:span text:style-name="T3">" </text:span>的事，也就是學生會選舉。當事人羅文嘉竟寫信來雜誌社抗議，不准黨外雜誌報導他們的活動，否則要切斷與黨外的一切脈絡連結，往後不再提供校園的消息。<text:span text:style-name="T3"><text:line-break/><text:line-break/></text:span>鄭南榕於是在下一期的雜誌上回應了一篇文章，標題就寫說：<text:span text:style-name="T3">"</text:span>敢做，就不要當縮頭烏龜<text:span text:style-name="T3">"</text:span>，文中寫說，黨外面對國民黨的槍炮黑牢都不怕，怎麼會怕你們切斷什麼消息來源。<text:span text:style-name="T3"><text:line-break/><text:line-break/></text:span>我舉這個小小的例子只是要說，台灣這社會，誰當家，誰就竄改、捏造歷史，或是刻意高度扭曲簡化，虛構種種神話與謊言。但歷史真相從來都不是這樣。<text:span text:style-name="T3"><text:line-break/><text:line-break/></text:span>我當然不是說真相只有一種，我只是說，謊言或虛構跟基本事實往往搭不上；當你要對過往歷史提出一種見解與觀點時，你可以有不同角度不同觀點，但在無數觀點之間，仍然應該尊重基本事實樣貌，別瞎掰扭曲乃至虛構。<text:span text:style-name="T3"><text:line-break/><text:line-break/></text:span>有句話說得很對，<text:span text:style-name="T3">"</text:span>別忙著竄改歷史，我們當事人可都還活著呢<text:span text:style-name="T3">"</text:span>。<text:span text:style-name="T3"><text:line-break/><text:line-break/></text:span>陳真<text:span text:style-name="T3"><text:line-break/>==================<text:line-break/>http://goo.gl/LZEh4D<text:line-break/><text:line-break/></text:span>社運中見樹見林<text:span text:style-name="T3"><text:s/></text:span>讓經驗推動前行<text:span text:style-name="T3"><text:line-break/><text:line-break/></text:span>自由爛報<text:span text:style-name="T3"><text:s/>– 2014</text:span>年<text:span text:style-name="T3">12</text:span>月<text:span text:style-name="T3">23</text:span>日<text:span text:style-name="T3"><text:line-break/><text:line-break/></text:span>學生時期就關注核廢料、反美濃水庫等議題的許立民，當醫生後仍持續投入台南永揚掩埋場環評爭議、反美牛、苗栗苑裡反瘋車等環保運動，獨立記者朱淑娟稱他「始終站在弱勢的一邊」，談起這些抗爭經驗滋長的養分，許立民認為自己更能看見制度、結構上帶給人的壓迫，指出社會問題的產生，肇因並非個人。<text:span text:style-name="T3"><text:line-break/><text:line-break/></text:span>社會運動的歷練，讓許立民練就見樹又見林的能力，抗爭過程讓他察覺到「不是因為人讓自己變成弱勢，是社會因素讓人變成弱勢」，所以他不贊同補助式的政策，主張應從制度上做長遠的解決，他質疑每個月發兩千五百元的生育補助，「這樣真的有用嗎？」該考量的是如何讓養育嬰幼兒的制度更完善，讓資源相對薄弱的年輕父母擁有豐厚社福資源做後盾，才能真正提高生育率。<text:span text:style-name="T3"><text:line-break/><text:line-break/></text:span>而選戰期間，許立民擔任柯文哲「公民咖啡館」的統籌，協助公民團體與柯文哲辦公室建立溝通管道，導入參與式民主理念，許立民說，自己印象最深刻的是公民團體對議題的熱烈討論，提出許多令人驚豔的問題與方案，因此計畫把公民咖啡館的概念繼續在市府延伸，「這也是未來施政的動力，辦了你就要去做，正向循環」。<text:span text:style-name="T3"><text:line-break/><text:line-break/></text:span>雖投身環保運動多年，許立民一開始對斷層、地下水等環保相關知識卻一竅不通，但「為了要處理這些事情，只好逼自己懂」，他利用下班時間閱讀資料，從一本本的環評報告書咬牙讀起，慢慢從行動與論述中累積環保專業，現在許立民又將轉戰另一個「非本行」領域，相信過往累積的行動力與社會關懷，將推動他前行。（記者葉冠妤）</text:p>
      <text:p text:style-name="P1"><text:span text:style-name="T1">陳真</text:span><text:s/>  |  2014.12.23 00:43   |   <text:a xlink:type="simple" xlink:href="http://palinfo.habago.org/Entry?Command=Information_PrintForum&amp;iPage=356#FORUM33357"><text:span text:style-name="T2">#</text:span></text:a></text:p>
      <text:p text:style-name="P2"><text:span text:style-name="T3">http://goo.gl/KyCovw<text:line-break/><text:line-break/></text:span>阿根廷法院裁定<text:span text:style-name="T3"><text:s/></text:span>紅毛猩猩有人權<text:span text:style-name="T3"><text:line-break/></text:span>台灣醒報<text:span text:style-name="T3"><text:s/>– 2014</text:span>年<text:span text:style-name="T3">12</text:span>月<text:span text:style-name="T3">22</text:span>日<text:span text:style-name="T3"><text:line-break/><text:line-break/></text:span>一隻動物園內的紅毛猩猩<text:span text:style-name="T3">21</text:span>日被阿根廷法院賦予合法人權，未來將被轉送到巴西的自然保留區，並享有自由。（<text:span text:style-name="T3">photo by</text:span>維基百科）<text:span text:style-name="T3"><text:line-break/><text:line-break/></text:span>【台灣醒報記者方家敏綜合報導】紅毛猩猩也能享有基本人權！<text:span text:style-name="T3">21</text:span>日阿根廷法院賦予一隻動物園紅毛猩猩合法的人權，未來牠將被轉送到巴西的自然保留區，享有自由，也開出動物權益訴訟的先例。類似運動在<text:span text:style-name="T3">1993</text:span>年成立的「大猿計畫」，就已開始，該組織主張認定大猿（類人猿）是擁有道德地位，應享有與人類平等的生命自由。<text:span text:style-name="T3"><text:line-break/><text:line-break/></text:span>【動物可重獲自由】<text:span text:style-name="T3"><text:s/></text:span>《赫芬頓郵報》報導，這隻叫做珊卓的蘇門答臘紅毛猩猩今年<text:span text:style-name="T3">29</text:span>歲，長年居住在布宜諾斯艾利斯動物園。阿根廷的動物權益專業律師協會（<text:span text:style-name="T3">AFADA</text:span>）認為，紅毛猩猩從生理、科學的角度來說雖然不是人類，但是從哲理來看卻可稱為「非人類的人」（<text:span text:style-name="T3">non-human person</text:span>），認為牠目前被剝奪自由權的處境，是違法的。<text:span text:style-name="T3"><text:line-break/><text:line-break/></text:span>律師指出，珊卓擁有如同人類認知能力，不應被當作物體來對待。但她卻遭到動物園不適當的禁錮，已經違反基本人權，因而提出人身保護請願。這種文件通常用於檢視個人遭監禁的合法性，要求法院重啟判決。<text:span text:style-name="T3"><text:line-break/><text:line-break/></text:span>當地媒體《<text:span text:style-name="T3">La Nacion</text:span>》指出，法院的指標性裁決可望為更多類似的訴訟案件鋪路，包括被動物園、馬戲團、水上樂園與科學實驗室禁錮的動物，都有機會重獲自由。<text:span text:style-name="T3"><text:line-break/><text:line-break/></text:span>早在<text:span text:style-name="T3">1993</text:span>年普林斯頓學者辛格和義大利哲學家卡瓦里耶利就推動「大猿計畫」，由靈長類動物學家、人類學家、倫理學家與哲學家所領導，主張認定大猿（類人猿）是擁有道德地位的組織。他們認為大猿具有思考能力與豐富的感情生活，應擁有免於被虐待的權利，享有生命的自由。但並不包括人類所擁有的受教育或醫療照顧等權益。<text:span text:style-name="T3"><text:line-break/><text:line-break/></text:span>【紐西蘭首創】<text:span text:style-name="T3"><text:s/></text:span>台灣動物平權促進會指出，紐西蘭是全世界第一個在法律上認可動物權的國家。<text:span text:style-name="T3">1999</text:span>年該國國會即通過，同意大猩猩（類人猿）有基本權利，給予牠們自由棲居的權益。黑猩猩以及其他靈長類都不能再被使用於研究、測驗或教學。目前在紐西蘭、澳洲及日本，已經禁止或嚴格地限制使用大猿的實驗，其他如奧地利、荷蘭、瑞典、比利時及英國也都同步跟進。<text:span text:style-name="T3"><text:line-break/><text:line-break/></text:span>西班牙國會環境委員會<text:span text:style-name="T3">2008</text:span>年就通過決議，賦予黑猩猩、大猩猩、紅毛猩猩等猿類擁有似人類近親的部分權力，禁止醫學實驗、馬戲團或電影拍攝等用途，各地動物園的環境也將大幅改善，其地位類似人類兒童。</text:p>
      <text:p text:style-name="P1"><text:span text:style-name="T1">陳真</text:span><text:s/>  |  2014.12.23 00:25   |   <text:a xlink:type="simple" xlink:href="http://palinfo.habago.org/Entry?Command=Information_PrintForum&amp;iPage=356#FORUM33356"><text:span text:style-name="T2">#</text:span></text:a></text:p>
      <text:p text:style-name="P3">某個候選人先選出九位評審，人數佔全部評審的三分之二，然後再讓這九位評審來選出自己，接著便宣佈當選。這樣的手法當然是一種欺騙和作弊，難怪那些被利用來襯托民主的少數委員會不爽。<text:span text:style-name="T3"><text:line-break/><text:line-break/></text:span>問題是：這些作弊的事，打從一開始他們就全都知道，但卻不吭一聲，因為他們以為自己打算掩護上壘的人選將會當選；沒想到後來卻沒被主子選上。所以他們就生氣了，大罵作弊、欺騙、黑箱、假民主等等。<text:span text:style-name="T3"><text:line-break/><text:line-break/></text:span>假設今天主子挑選出他們屬意的人選，他們還會生氣嗎？當然不會。因為若要生氣，打從一開始知道有人作弊就應該要生氣了。可見，這些人在乎的並不是手段與過程的乾淨與正直與否，而是在乎我方人馬有沒有當選。只要當選，所有作弊胡搞就完全不是問題；如今落選，就以此進行道德攻擊。<text:span text:style-name="T3"><text:line-break/><text:line-break/></text:span>這麼簡單的道理，理應三歲小孩不用人家教也該懂的基本道理，而我卻得說明半天，都還不確定各位聽懂不懂。<text:span text:style-name="T3"><text:line-break/><text:line-break/></text:span>這其實也顯示了：市面上許多老是高唱漂亮口號的進步人士或親綠學者、親綠文人們，其實在他們眼裏，我方的目的是否達成才是唯一重點，至於手段的正直乾淨與否，只是一種藉以打倒敵人的鬥爭工具。<text:span text:style-name="T3"><text:line-break/><text:line-break/></text:span>不管是選哪一個單位的局處長，我看這些紛紛跳出來抗議遴選黑箱的人，咬牙切齒說他們終於看清柯先生行事作風的不當，覺得<text:span text:style-name="T3"><text:s/>"</text:span>很失望<text:span text:style-name="T3">"</text:span>。可是，柯先生在選舉期間一堆惡行，罄竹難書，如此巨大而明顯，為什麼這些人先前卻完全視而不見。不但視而不見，而且往往力挺其一切作為。<text:span text:style-name="T3"><text:line-break/><text:line-break/></text:span>例如明明柯營內部自導自演，卻一再裝得義憤填膺指控對手竊聽，是白色恐怖，是國家暴力，是水門案件翻版云云。太多太多的選舉惡行與無數的抹黑，為什麼這些窩裏反的人士們，卻遲至今日因為自己人沒選上或自己的意志未被尊重，然後彷彿方才瞬間懂得黑白是非的道理似的。<text:span text:style-name="T3"><text:line-break/><text:line-break/></text:span>宛如一大卡車的木柴那般巨大的惡行你完全看不見，不但看不見，而且還力挺，還幫忙漂白，但如今只不過一點點小鳥毛或鼻屎那樣大的小污點，你卻如此憤怒，這樣一種道德態度合理嗎？當然不合理。他們在乎的從來都不是手段的正當性，而只是我方的目的或利益的遂行與否。<text:span text:style-name="T3"><text:line-break/><text:line-break/></text:span>陳真<text:span text:style-name="T3"><text:line-break/>==============<text:line-break/></text:span>再轟文化遴選不公！<text:span text:style-name="T3"><text:s/></text:span>召集人發文批「欺騙作弊」<text:span text:style-name="T3"><text:line-break/><text:line-break/></text:span>東森新聞東森新聞<text:span text:style-name="T3"><text:s/>– 2014</text:span>年<text:span text:style-name="T3">12</text:span>月<text:span text:style-name="T3">21</text:span>日<text:span text:style-name="T3"><text:line-break/><text:line-break/></text:span>柯文哲人事爭議越演越烈，準文化局長倪重華出線尚未落幕，現在繼文化遴選委員會召委鴻鴻發難抗議後，接著召集人陳其南也發文，指柯<text:span text:style-name="T3">P</text:span>不用心，對於遴選委員會不尊重，整篇<text:span text:style-name="T3">1</text:span>千<text:span text:style-name="T3">3</text:span>百字投書，看的出來情緒激憤。<text:span text:style-name="T3"><text:line-break/><text:line-break/></text:span>遴委召集人陳其南投書暗批倪重華，說有人利用柯文哲的信任以制度先成功推薦遴委，再自己跳下來參選，是欺騙和作弊行為，柯團隊以開放政府的遊戲，再博得美名後就將遴委會晾在一邊，又回頭顛覆遴委會本意，更再提倪重華沒有站在保護柯文哲立場知難而退，可見為人，也轟柯文哲選前宣示承諾和實際作為明顯有落差，<text:span text:style-name="T3">1300</text:span>字的文章洋洋灑灑看得出難掩情緒激憤。<text:span text:style-name="T3"><text:line-break/><text:line-break/></text:span>台北市長當選人柯文哲：「可是文化局局長召集人是他他怎麼奇怪好啦，我想是這樣啦，不管怎樣我想將來能夠做出最好的成績，應該就是一個最好的回答吧，對某些人來講對他很重要，可是對其他人就是說每個人都關心他自己的事，對啦這我也再思考要怎麼處理。」<text:span text:style-name="T3"><text:line-break/><text:line-break/></text:span>陳其南的臉書諫言，柯文哲說還沒看，但倪重華人事繼鴻鴻發難後一波未平一波又起，但以「多元」為名的遴選如今已經完全變調。</text:p>
      <text:p text:style-name="P1"><text:span text:style-name="T1">曉冬</text:span><text:s/>  |  2014.12.22 22:22   |   <text:a xlink:type="simple" xlink:href="http://palinfo.habago.org/Entry?Command=Information_PrintForum&amp;iPage=356#FORUM33355"><text:span text:style-name="T2">#</text:span></text:a></text:p>
      <text:p text:style-name="P2">如果是我去回答陳其邁質詢的話，我會不卑不亢不畏不懼的說出我不認同的理由是什麼，我還要提醒自己千萬不能和對方常常情绪化的張牙舞爪，潑婦罵街式的說話或問話一般見識，但是我的目光要兇狠，言詞要坚定犀利，臉部表情要莊重<text:span text:style-name="T3">/</text:span>自重，絕不給你笑臉。<text:span text:style-name="T3"><text:line-break/><text:line-break/></text:span>當然，我絕對不會說環球時報「是不入流的媒體」，那不是自打自家各大報社的嘴巴嗎？<text:span text:style-name="T3"><text:line-break/><text:line-break/></text:span>王郁琦批環球時報：不入流的媒體<text:span text:style-name="T3"><text:line-break/></text:span>【聯合晚報╱記者程平╱即時報導】<text:span text:style-name="T3"><text:s/>2014.12.22 12:30 pm<text:line-break/><text:line-break/></text:span>大陸「環球時報」日前透過社評批評總統馬英九的格局是「地方頭頭」，陸委會主委王郁琦今天在立院內政委員會答覆民進黨立委陳其邁質詢時說，陸委會曾向大陸國台辦反映，但國台辦說他們「無法約束」。王郁琦也批評，環球時報「是不入流的媒體」，「一天到晚亂講話，美國總統都在罵。」<text:span text:style-name="T3"><text:line-break/></text:span>另一方面，針對立委認為，九合一選舉結果，是因為兩岸政策不利造成的影響。王郁琦則是反駁，陸委會在選後檢討認為「無法量化選舉結果有多少是兩岸政策造成」，但以九二共識為基礎，推動兩岸政策的方向不會改變。<text:span text:style-name="T3"><text:line-break/></text:span>王郁琦並說，歷次民調及國際間都認同現在兩岸政策的方向是對的，民眾也不希望此方向改變。但王郁琦也坦言，某些政策推動的過程可能過於急促，和公眾、立院溝通不太好，未來步調會更審慎，尊重公眾意見，並和立院密切溝通。<text:span text:style-name="T3"><text:line-break/></text:span>王郁琦也透露，包含陸客中轉、兩岸互設辦事處、貨貿協議等議題，其實雙方都在持續溝通，且對方的態度積極。<text:span text:style-name="T3"><text:line-break/></text:span>此外，針對陸方強調未來兩岸經貿將加強照顧青年、中小企業等。王郁琦則表示，這和兩岸政策沒有衝突或矛盾，陸委會正面看待、樂觀其成，希望讓兩岸青年增進互動與了解。<text:span text:style-name="T3"><text:line-break/></text:span>【<text:span text:style-name="T3">2014/12/22 </text:span>聯合晚報】</text:p>
      <text:p text:style-name="P1"><text:span text:style-name="T1">陳真</text:span><text:s/>  |  2014.12.22 03:39   |   <text:a xlink:type="simple" xlink:href="http://palinfo.habago.org/Entry?Command=Information_PrintForum&amp;iPage=356#FORUM33354"><text:span text:style-name="T2">#</text:span></text:a></text:p>
      <text:p text:style-name="P3"><text:span text:style-name="T3">(</text:span>續<text:span text:style-name="T3">) <text:line-break/><text:line-break/></text:span>維根斯坦本來就很憂鬱了，<text:span text:style-name="T3">18</text:span>歲讀了叔本華變得更絕望。其實在他從書中遇到托爾斯泰之前，差不多<text:span text:style-name="T3">21</text:span>歲時，據他姊姊說，她帶維根斯坦去看了一齣戲，戲裡有個人，命運很慘，遭受很多一般人難以想像的痛苦與折磨。但就在他臨死之際，倒顯得十分平靜。他說，這世上所有的痛苦與傷害、誤解與羞辱，將再也傷不到我了。維根斯坦的姊姊說，她發現維根斯坦似乎對這些話頗有感觸。<text:span text:style-name="T3"><text:line-break/><text:line-break/></text:span>講這些不是要鼓勵大家趕快死，而是說活著並不可怕，因為再怎麼大的悲劇都會有畫下句號的一天，踏進光年，成為過去。<text:span text:style-name="T3"><text:line-break/><text:line-break/></text:span>當戲還沒落幕，倒也不必急著下台，註定的角色合該就把它演完，總有落幕的一天，人人都能得到死亡這份禮物。</text:p>
      <text:p text:style-name="P1"><text:span text:style-name="T1">陳真</text:span><text:s/>  |  2014.12.22 02:57   |   <text:a xlink:type="simple" xlink:href="http://palinfo.habago.org/Entry?Command=Information_PrintForum&amp;iPage=356#FORUM33353"><text:span text:style-name="T2">#</text:span></text:a></text:p>
      <text:p text:style-name="P2">如果一個掌握麥克風、擁有極大程度發言權的總統府副秘書長，乃至一個總統，都會對於抹黑感到無力平反與澄清的強烈痛苦，更何況鎂光燈之外、完全不可能對整個社會發言、完全沒有任何方法維護名譽的一般人。<text:span text:style-name="T3"><text:line-break/><text:line-break/></text:span>在這樣一種社會中，少數異己或異類，就猶如俎上肉，只能任人宰割，由人糟蹋。如果公眾人物因此感受到的痛苦是<text:span text:style-name="T3">10</text:span>，那麼，一般人的痛苦就是<text:span text:style-name="T3">10</text:span>的<text:span text:style-name="T3">10</text:span>次方那般巨大。<text:span text:style-name="T3"><text:line-break/><text:line-break/></text:span>以下算是題外話了，與上述無關。不過，這題外話倒像個萬能定律似的，<text:span text:style-name="T3">a theory of everything</text:span>，凡事盡皆如此。<text:span text:style-name="T3"><text:line-break/><text:line-break/></text:span>夜深人靜，說句不騙人的老實話，我是完全不相信生前的；甚至也不再盼望死後。不管生前死後，其實一切都是絕望。所有的美麗都是過去式。就像你抬頭看那來自億萬光年外的滿天繁星，很美沒錯，但那是一種回憶，來自億萬年前的光影。<text:span text:style-name="T3"><text:line-break/><text:line-break/></text:span>也許你會說，難道我們看不到當下的星光燦爛？當然看不到。生命往前走，但它的美麗與哀愁卻只能往回看才看得見。看得見，卻摸不著，因為它已成為過去。我們常想念死者，但逝者已逝，全躺在泥土裏。<text:span text:style-name="T3"><text:line-break/><text:line-break/></text:span>活著是義務，死去卻反倒成為一種權力與仰望。我不說，你們不知道；就算知道，也不會有感覺。這留言板是我跟這地球唯一的接觸點，一塊碑，一個縫隙，透露一點微弱光芒。<text:span text:style-name="T3"><text:line-break/><text:line-break/></text:span>我從小沒有家，也不知道家是什麼感覺；孤帆一般，海上飄泊得很累，所以常盼望死後能有塊墓地停泊。但這願望恐怕已不容易達成，而且其實也沒那麼重要。這留言板對我而言，倒像個墓誌銘了，記錄所有的死者；仰望過去，而非看向未來，如同仰望星空一般。<text:span text:style-name="T3"><text:line-break/><text:line-break/></text:span>有一天，我也會踏上光年之外，成為死者之一，從此，戲已落幕，世上種種，與我再也沒有任何關連。那會是一個美麗的開始或痛苦的結束，我也不知道，總歸是一種過去式。要不是有這樣一個浪漫化的過往星塵，做為一種必然來臨的保證，所有的現在式與未來式其實都只是悲劇與痛苦的延伸。<text:span text:style-name="T3"><text:line-break/><text:line-break/></text:span>叔本華說，如果你去給每個墳墓敲門，問問死者想不想再活一次？叔本華說，三分之二的死者將會敬謝不敏說，謝謝，再連絡，俺死了就死了，生命折騰一回就夠了。<text:span text:style-name="T3"><text:line-break/><text:line-break/></text:span>維根斯坦年少時讀了叔本華，變得很悲觀，一直想自殺。後來，在書本中遇到了托爾斯泰，認識了上帝，生命才活了過來。晚年，得了癌症，他說他心無掛罣。直到有一天，醫生跟他說有治癌特效藥。維根斯坦說，他一聽，心裏大吃一驚，<text:span text:style-name="T3">"</text:span>因為我並無意繼續活在世上<text:span text:style-name="T3">"</text:span>。<text:span text:style-name="T3"><text:line-break/><text:line-break/></text:span>活著是義務，死去卻反倒成為一種權力與仰望。這一切聽起來似乎很悲觀，但在我看來，卻是一種福音。我也是這樣認識上帝的。唯有當我意識到一切的一切都是絕望，我彷彿才能窺見神的容顏。</text:p>
      <text:p text:style-name="P1"><text:span text:style-name="T1">曉冬</text:span><text:s/>  |  2014.12.22 01:25   |   <text:a xlink:type="simple" xlink:href="http://palinfo.habago.org/Entry?Command=Information_PrintForum&amp;iPage=356#FORUM33352"><text:span text:style-name="T2">#</text:span></text:a></text:p>
      <text:p text:style-name="P3">為了加强漢語，我常常在<text:span text:style-name="T3">YouTube</text:span>看<text:span text:style-name="T3"><text:s/>“</text:span>快樂漢語<text:span text:style-name="T3">”</text:span>的視頻，進而看到大陸<text:span text:style-name="T3">CCTV-4 (</text:span>新聞，電視劇，遠方的家，走遍中國<text:span text:style-name="T3">)</text:span>，鳳凰衞视<text:span text:style-name="T3"><text:s/></text:span>（鲁豫有约，名人面對面，鳳凰大視野），河北衞视（中華好詩詞），北京衞视<text:span text:style-name="T3"><text:s/>(</text:span>楊瀾訪談錄<text:span text:style-name="T3">)</text:span>，<text:span text:style-name="T3"><text:s/></text:span>湖南衞視（天天向上，我是歌手）<text:span text:style-name="T3"><text:s/></text:span>。。。等等等等各類好節目，大開眼界，才知道我是個井底之蛙，才發覺台灣落后的不僅僅是經濟，競争力，文化。。。而已。就電視主播来說，我認為這是一個很神聖很有學問的位置，就如同報社的主編一樣。除此之外，在音色，音準，語言的表達能力，說話不帶虚字，高尚的品德，端莊的儀容，温和的氣質。。。方方面面都要有非常嚴格的要求。台灣還有個奇怪又不得體的現象是一些政治人物說話最后，一定要嘶聲力竭的加上一句<text:span text:style-name="T3">“</text:span>大家說好不好，對不對<text:span text:style-name="T3">”</text:span>。前幾天在<text:span text:style-name="T3">UDN</text:span>上看到一篇挺好的報導，<text:span text:style-name="T3"><text:s/></text:span>這個新詞<text:span text:style-name="T3"><text:s/>“</text:span>語言癌<text:span text:style-name="T3"><text:s/>" </text:span>，有意思<text:span text:style-name="T3"><text:s/></text:span>，可終於把我說不出的「一個」悶，說不出的「一個」不對勁「做一個說出來的動作」「喔」。<text:span text:style-name="T3"><text:line-break/><text:line-break/></text:span>唉！台灣問題大大小小好像真不少，<text:span text:style-name="T3">“</text:span>語言癌<text:span text:style-name="T3"><text:s/>"</text:span>就從新聞記者和主播再教育做起吧！<text:span text:style-name="T3"><text:line-break/><text:line-break/>Links to</text:span>：<text:span text:style-name="T3"><text:line-break/><text:line-break/></text:span>「進行一個<text:span text:style-name="T3">XX</text:span>的動作」<text:span text:style-name="T3"><text:s/></text:span>你得語言癌了嗎？<text:span text:style-name="T3"><text:line-break/>http://udn.com/NEWS/NATIONAL/NAT5/9139246.shtml<text:line-break/><text:line-break/></text:span>語言癌擴散／<text:span text:style-name="T3">SNG</text:span>連線<text:span text:style-name="T3"><text:s/></text:span>不停重複、加字<text:span text:style-name="T3">… <text:line-break/>http://udn.com/NEWS/NATIONAL/NAT5/9139247.shtml<text:line-break/><text:line-break/></text:span>又：<text:span text:style-name="T3">To </text:span>裕勝<text:span text:style-name="T3"><text:line-break/></text:span>這些媒體人都該送去修行學做個好人（再教育），再回來積點德。在一個是非不分，價值扭曲，宣楊意識仇恨心態，隨便給人扣上帽子，動不動就被貼上標簽的社會，怎麼看的到良善呢？</text:p>
      <text:p text:style-name="P1"><text:span text:style-name="T1">裕勝</text:span><text:s/>  |  2014.12.21 22:06   |   <text:a xlink:type="simple" xlink:href="http://palinfo.habago.org/Entry?Command=Information_PrintForum&amp;iPage=356#FORUM33351"><text:span text:style-name="T2">#</text:span></text:a></text:p>
      <text:p text:style-name="P2">有些媒體人真的很可惡<text:span text:style-name="T3"><text:line-break/></text:span>沒做的事情硬要被影射成嫌疑犯<text:span text:style-name="T3"><text:line-break/></text:span>做的是好事也要被抹黑成壞事<text:span text:style-name="T3"><text:line-break/></text:span>到底台灣這個社會什麼時候才會有真正的公平與正義<text:span text:style-name="T3">?<text:line-break/></text:span>這些惡質什麼時候才會吃到苦頭<text:span text:style-name="T3">?<text:line-break/>================<text:line-break/></text:span>轉貼自羅智強的臉書<text:span text:style-name="T3">:<text:line-break/><text:line-break/></text:span>認識我的朋友都知道，過去這一年，我雖然努力堅強，卻過得很艱難。除了在<text:span text:style-name="T3">TVBS</text:span>的三個月工作有薪水外，其餘將近半年，我都處在接近收入斷絕的窘境，很長一段時間，我只剩下一個兼任的教職，然後靠一個字一塊錢、二塊錢的稿費在掙生活。<text:span text:style-name="T3"><text:line-break/><text:line-break/></text:span>還好，我還有一些積蓄，還好在<text:span text:style-name="T3">T</text:span>台那三個月的收入尚豐（並非那些名嘴說的天價，但和<text:span text:style-name="T3">T</text:span>台有保密協議，我不能說出薪水），加上刻意的撙節開支，所以雖然持續赤字，但還不至於立刻斷炊。<text:span text:style-name="T3"><text:line-break/><text:line-break/></text:span>但，我真的不知道自己的下一步路在哪裡？而且赤字若持續下去，經濟雖不會立刻斷炊，但有一天會斷炊。<text:span text:style-name="T3"><text:line-break/><text:line-break/></text:span>可是，那時候，我的「名聲」太大，九月的事得罪了王、得罪了連，在國民黨內已無立足之地（補充一點，那段時間，王和連並沒有打壓我，這一點要幫他們「澄清」。因為，他們不需要，國民黨內的其他人，招子都很亮，他們不想得罪王和連，會主動閃我閃得遠遠的）。要去企業工作也困難，因為企業也怕惹麻煩。<text:span text:style-name="T3"><text:line-break/><text:line-break/></text:span>加上各方撲天蓋地的抹黑，我再堅強，也只是血肉之軀，漸漸的，我知道自己走在憂鬱深淵的邊緣，危危欲墜。<text:span text:style-name="T3"><text:line-break/><text:line-break/></text:span>事實上，應該這麼說，有一段時間，我幾乎每天固定在傍晚左右的時間會陷入深沉的低潮，我會不由自主地握緊拳頭，一顆心好像掛上了千斤萬斤的鉛塊。我每天都要提醒自己：「我不可以倒下去，我倒下去沒關係，但我的二個女兒怎麼辦？」<text:span text:style-name="T3"><text:line-break/><text:line-break/></text:span>我每天早上打起精神去晨游，就是希望用運動來抵禦內心的憂鬱黑潮。<text:span text:style-name="T3"><text:line-break/><text:line-break/></text:span>那時候的我，不管在心情上或在現實上，都幾乎走到了山窮水盡的地步。<text:span text:style-name="T3"><text:line-break/><text:line-break/></text:span>現在，各位知道，我為什麼「生氣」了吧！有名嘴誇張的影射我收了頂新十億。如果，我在總統府副秘書長的任內，「願意」收黑錢，我豈會走到如此地步？<text:span text:style-name="T3"><text:line-break/><text:line-break/></text:span>我為什麼會被激怒？因為，我可以接受別人笑我笨、笑我傻、笑我拙，但我從未收受不義之財，卻被人抹成關說納賄的大門神！世間之謬，莫此為甚！<text:span text:style-name="T3"><text:line-break/><text:line-break/></text:span>一向比我堅強的妻，有一天看了電視，眼眶泛紅地對我說，她覺得好心痛，「這世界怎麼會變成這個樣子？我的老公不貪不取，卻被說得如此貪婪、如此不堪！如果這樣，當初你倒不如去貪去取，至少，被罵是活該，是罪有應得，你不用覺得受冤受辱！」<text:span text:style-name="T3"><text:line-break/><text:line-break/></text:span>這些心情，我一直不想說的原因，是因為，我說了，大概馬上就會有人又把矛頭指向馬總統，罵他無情無義。但一則，他也不知道我當時的處境。二則，團隊也不是沒有對我遞出關懷。<text:span text:style-name="T3"><text:line-break/><text:line-break/></text:span>我很感謝江宜樺前院長，他其實也不知道我的處境，但細心而體貼的他，曾經託人來問我，生活可以嗎？需不需要他幫忙安排工作？他說他已想到一份待遇還不錯的工作。<text:span text:style-name="T3"><text:line-break/><text:line-break/></text:span>我想了想，我很感動江院長溫暖的體恤，在人人避我如瘟疫的當時，他還來關心我。但我還是請來詢的人回覆：「我還好，暫時不用。」（江院長，對不起，希望我說了這件事，不會造成你的困擾。）<text:span text:style-name="T3"><text:line-break/><text:line-break/></text:span>因為，我知道，因為九月的事，我身上揹的火太大，任何透過公部門安排的工作，都會被打成酬庸。我自己被打也就罷了，還會拖累關心我的人，拖累我以前的長官。<text:span text:style-name="T3"><text:line-break/><text:line-break/></text:span>我不知道，江院長捎來的溫暖，有沒有馬總統的意思？因為我沒有問。但不管有沒有馬總統的意思，總之，這個團隊，也不是對我沒有關心。只是，他們自己都風雨飄搖了，我何必增加他們的負擔？<text:span text:style-name="T3"><text:line-break/><text:line-break/></text:span>婉謝江院長的好意後，妻苦笑著虧我：「你們馬團隊下來後，雖一能做的工作就是『失業』。」想想也是，大概除了失業，當過馬幕僚，大部分的工作大概都會被說成酬庸。<text:span text:style-name="T3"><text:line-break/><text:line-break/></text:span>我很感謝我的妻子，今年七八月時，我申請到去史丹佛大學當訪問學人的機會，但機票加必須自理的食宿，也是一筆支出。史丹佛給了我三個月的訪問時間，但我卻一度猶豫要不要放棄，考量的就是經濟，這筆支出省下來，可以多支應幾個月的生活費。<text:span text:style-name="T3"><text:line-break/><text:line-break/></text:span>但妻對我說：「這個機會難得，而且，你也應該出去轉換一下心境。你不用過度擔心，就算你出國，我們的積蓄省著用，還可以再支撐個一年沒有問題。」<text:span text:style-name="T3"><text:line-break/><text:line-break/></text:span>幾經討論，我決定採折衷案，雖然史丹佛大學給我的訪問期是三個月，我縮短為五個禮拜。<text:span text:style-name="T3"><text:line-break/><text:line-break/></text:span>我的情況，在我去史丹佛大學訪問後，開始一一好轉。心情得到了調整，憂鬱的情況大幅好轉，回國後，稿約和演講邀約變多，也意謂著收入增加，加上接了一些和創作、文創有關的工作，經濟收入漸漸穩定，生活工作也過得充實忙碌。<text:span text:style-name="T3"><text:line-break/><text:line-break/></text:span>我很喜歡、也很滿足這樣一個與世無爭的生活，工作閒瑕陪陪家人女兒、讀讀書、寫寫風花雪月，生活別有一種不同的風景，也漸漸遠離政治的喧囂。<text:span text:style-name="T3"><text:line-break/><text:line-break/></text:span>而這也是另外一個讓我生氣的地方，我努力的靠自己的能力，好不容易沉潛耕耘了一片小小天地，但那一股黑色力量就是不肯放過我，只因為，我曾經幫過馬總統，就要用致我於死的手法抺黑我、打擊我、非要將我趕盡殺絕不可。<text:span text:style-name="T3"><text:line-break/><text:line-break/></text:span>我沒有辦法沉默，因為他們直接打擊我的人格操守，那是我最後剩下的東西。除了舉劍回擊，我別無選擇。<text:span text:style-name="T3"><text:line-break/><text:line-break/></text:span>「好！既然江湖敵我，那我就出來與江湖敵！」一股盛怒凌於心中，既然你們不留活路給人，那要戰就戰吧！我足足站上三天火線，燒了三天版面。<text:span text:style-name="T3"><text:line-break/><text:line-break/></text:span>可是，三天過後，我發現，我並不快樂。我想學慕容復，以周玉蔻之道，還治周玉蔻之身。但，我的內心有另一個更大的聲音迴盪，我不是慕容復，我討厭變成周玉蔻。<text:span text:style-name="T3"><text:line-break/><text:line-break/></text:span>冷靜後，我漸漸清楚，那不是我要的自己。<text:span text:style-name="T3"><text:line-break/><text:line-break/></text:span>但就像我之前說過的故事：「遇到食人族的兩難」，是不理她，讓她把我啃得屍骨無存？還是反咬她，讓自己也變成食人族？<text:span text:style-name="T3"><text:line-break/><text:line-break/></text:span>過去三天，我選擇讓自己變成食人族。可是我要從此變成食人族嗎？我很清楚，那不是我，那不是我要的人生。<text:span text:style-name="T3"><text:line-break/><text:line-break/></text:span>其實，這中間還是有被食人族吃，或當食人族吃人以外的選項。只是那需要智慧，去找出這個選項。<text:span text:style-name="T3"><text:line-break/><text:line-break/></text:span>我該努力，去找出這個選項。<text:span text:style-name="T3"><text:line-break/><text:line-break/></text:span>和大家說聲抱歉，《封么榜》只出了一集就停刊，昨天預告的投票，請原諒我，我也不想辦了。但這不代表我決定退縮，這一次的事件，我也學到了一件事，我是躲不開這些是非的，不管我願不願意，我是逃不過這股黑色力量的追擊的，我知道，他們不會放過我的，就像他們不會放過馬總統一樣。<text:span text:style-name="T3"><text:line-break/><text:line-break/></text:span>只是，我會試著用另一種符合我的個性的方式去發聲。但我也要告訴那些黑色的力量，我希望用文明的方式作戰，並不代表，必要時，我不會再次變身為食人族！不。要。逼。人。太。甚！<text:span text:style-name="T3"><text:line-break/>2014.12.21 </text:span>凌晨</text:p>
      <text:p text:style-name="P1"><text:span text:style-name="T1">陳真</text:span><text:s/>  |  2014.12.21 02:14   |   <text:a xlink:type="simple" xlink:href="http://palinfo.habago.org/Entry?Command=Information_PrintForum&amp;iPage=356#FORUM33350"><text:span text:style-name="T2">#</text:span></text:a></text:p>
      <text:p text:style-name="P3">我不曾批評過生意人，因為台灣的生意人，特別是<text:span text:style-name="T3"><text:s/>"</text:span>大<text:span text:style-name="T3">" </text:span>生意人，其實所作所為基本上都差不多；但其中有個差別讓我特別難以忍受，那就是你有錢就儘管去快活，我沒意見，但可別整天故做文人狀，清高狀，老是光鮮亮麗地在鎂光燈前教忠教孝、說仁道義，講文明理想，談人類夢想，那真的很噁心。<text:span text:style-name="T3"><text:line-break/><text:line-break/></text:span>底下這位童董，便是一例。此人我原本連聽都沒聽過，這兩年卻如雷灌耳，似乎只要有鎂光閃爍之處就有他的身影；主流媒體往往吹捧得讓人光看標題就想吐；似乎社會上只要一發生什麼熱鬧事，螢光幕上便有他的戲。<text:span text:style-name="T3"><text:line-break/><text:line-break/></text:span>不幸住在這島上，我總是努力避免這類媒體噪音污染，但有些人實在音量太大，如雷灌耳，你不想聽、不想認識他都很難。<text:span text:style-name="T3"><text:line-break/><text:line-break/></text:span>一會兒是教育理念專家，一會兒又是文化藝術先進，一會兒是政治改革者，一會兒又是社會心理學家；一會兒藍，一會兒綠，一會兒民主法治不可偏廢，一會兒又歌頌無法無天的小表哥小表妹好偉大好感人，說什麼台灣應該要有更多小表哥小表妹才有救。<text:span text:style-name="T3"><text:line-break/><text:line-break/></text:span>不管怎麼講都對，永遠舉著順風旗，永遠講著主流漂亮話語；左右逢源，藍綠通吃，莫此為甚。<text:span text:style-name="T3"><text:line-break/><text:line-break/></text:span>聽說他還是什麼碗糕公視的董事。每次轉到這一台，我就趕緊轉台，總覺得看了就難受，一堆政治正確，裝模作樣超噁心。不過那是題外話。我現在不是要談公視。<text:span text:style-name="T3"><text:line-break/><text:line-break/></text:span>當然，我不是說這位童董做了什麼壞事，相反地，他也許還做了不少好事。但好事壞事對我不重要，重要的是你不管做什麼事所持的態度。<text:span text:style-name="T3"><text:line-break/><text:line-break/></text:span>台灣如果真要睹爛有錢人，不該是因為堵爛對方有錢，而是應該因為他有錢而無狀，無狀就是不像樣，不成體統。<text:span text:style-name="T3"><text:line-break/><text:line-break/></text:span>當然，也有些比較良善的大生意人，例如潤泰集團的尹先生及台積電的張董。不過，我畢竟對這些名人所為了解不深，不敢亂表揚。我敢說的，只是我所切切實實長期觀察到的一些不堪忍受的人事物。<text:span text:style-name="T3"><text:line-break/><text:line-break/></text:span>我並不仇富。事實上我每天腦子想著錢，已經想很久了。我雖不仇富不仇貧不仇任何階級與立場，但我很堵爛那些永遠舉著順風旗，不管風怎麼吹，永遠一身瀟灑的各界領袖們。<text:span text:style-name="T3"><text:line-break/><text:line-break/></text:span>這社會既然是他們的，那就儘管去爽，我沒意見，但可別老是在鎂光燈前巍巍峨峨地講些什麼夢想啊理念啊環保鄉土啊環境第一弱勢優先啊道德勇氣執著奮鬥啊忠孝仁愛信義和平啊文化之美藝術人生啊或甚至什麼俺純真儉僕得像天使一樣啊。<text:span text:style-name="T3"><text:line-break/><text:line-break/></text:span>套句電影<text:span text:style-name="T3"><text:s/>"</text:span>教父<text:span text:style-name="T3">" </text:span>的話，你儘可胡搞惡搞，我可以忍，但不要侮辱我們的智慧，不要佔了便宜又賣乖。<text:span text:style-name="T3"><text:line-break/><text:line-break/></text:span>比方說，底下報導是這麼寫的：<text:span text:style-name="T3"><text:line-break/><text:line-break/>"</text:span>和碩董事長童子賢身為上市科技公司的大老闆，但舉手投足充滿文青味，深深著迷天母的人文氣息。在天母至少買進超過<text:span text:style-name="T3">10</text:span>戶，市價逾<text:span text:style-name="T3">10</text:span>億元。<text:span text:style-name="T3">"<text:line-break/><text:line-break/></text:span>媽的，這叫<text:span text:style-name="T3"><text:s/>"</text:span>舉手投足充滿文青味<text:span text:style-name="T3">"</text:span>？他家是集中營嗎？還是家裏人口上百人？買一間不夠，竟要買十間豪宅！<text:span text:style-name="T3"><text:line-break/><text:line-break/></text:span>我不爽的不是他買幾間豪宅，就算買一百間我也不會因此對他皺個眉頭；但是，當你的生活是這樣子過的時候，那就不要再講什麼反對貧富差距啊弱勢優先啊環境第一啊文化品味啊甚或什麼儉樸清高的夢啊永恆啊之類的屁話來吃人豆腐了。<text:span text:style-name="T3"><text:line-break/><text:line-break/></text:span>據伏爾泰的說法，即便是屁話鳥話，我也得誓死擁護你有講屁話鳥話的權利。但反過來說其實也一樣，我們理應也有同樣的權利，表達咱們老是被迫得不斷忍受鎂光閃爍，不斷聽聞這些公眾名人講屁話鳥話的痛苦。<text:span text:style-name="T3"><text:line-break/><text:line-break/></text:span>金基德的<text:span text:style-name="T3"><text:s/>"</text:span>一對一<text:span text:style-name="T3">" </text:span>的基本劇情跟這有點關係，一些人看另一些人不爽，有一天，實在看不下去了，於是就揭竿起義，化身正義之士，伸張正義，結果<text:span text:style-name="T3">....<text:line-break/><text:line-break/></text:span>我想，藝術並不是一種解謎活動，一個好的作者或導演也不至於低俗到故意把某個答案藏在哪個地方等你來揭密尋寶。<text:span text:style-name="T3"><text:line-break/><text:line-break/></text:span>比方說，當我們觀看一幅畫，例如<text:span text:style-name="T3"><text:s/>"</text:span>蒙娜麗莎的微笑<text:span text:style-name="T3">" </text:span>好了，你只有喜歡或不喜歡或沒感覺三種反應，你總該不會以為達文西透過蒙娜麗莎的微笑要傳達什麼訊息吧。<text:span text:style-name="T3"><text:line-break/><text:line-break/></text:span>當然，並不是說藝術絕對不能傳達任何訊息，而是說，即便裏頭附帶某種訊息，此一訊息也絕不會是一種命題。<text:span text:style-name="T3"><text:line-break/><text:line-break/></text:span>比方說，你若看韋小寶很愛他娘，你看了很感動，但金庸當然不是要藉此告訴你<text:span text:style-name="T3"><text:s/>"</text:span>我們應該孝順父母<text:span text:style-name="T3">" </text:span>這樣一個命題。<text:span text:style-name="T3"><text:line-break/><text:line-break/></text:span>我看<text:span text:style-name="T3">Only God Forgives</text:span>很感動，特別愛看上帝一路練刀法以及每幹掉一些人之後就跑去唱卡拉<text:span text:style-name="T3">ok</text:span>的場面，難道我是被什麼命題感動？當然不是。<text:span text:style-name="T3"><text:line-break/><text:line-break/></text:span>我看上帝後來饒了一個必須撫養殘障小孩的父親不死，那一段也挺美的，特別是小孩的表情。但是，導演難道是要告訴觀眾什麼道德教訓？當然不是。藝術理應不是那樣看的。<text:span text:style-name="T3"><text:line-break/><text:line-break/></text:span>我看<text:span text:style-name="T3"><text:s/>"</text:span>小武<text:span text:style-name="T3">" </text:span>很感動，小武是個扒手，但他的生命如此動人，難道導演是要告訴我們什麼命題不成？<text:span text:style-name="T3"><text:line-break/><text:line-break/></text:span>我看<text:span text:style-name="T3"><text:s/>"</text:span>地下社會<text:span text:style-name="T3">"</text:span>，最愛看新娘飛起，前方有一群壯漢朝著新娘的臉鼓著風那一段，以及新娘後來把手中一束花擲入井中。這些畫面我看了幾百遍，非常感動，不知道得準備多少眼淚瓶。但是，你若問我感動些什麼？我也說不上來。我若能說得上來，那也不叫做藝術了。<text:span text:style-name="T3"><text:line-break/><text:line-break/></text:span>金基德的<text:span text:style-name="T3"><text:s/>"</text:span>聖觴<text:span text:style-name="T3">" </text:span>的結尾，我更是幾乎天天都得看上幾十回，看那影像，聽那歌，感動無比。但你若要問我感動些什麼？我自然也說不上來。若硬要我說，我也許可以勉強吐出一些關鍵字：無辜，憐憫，救贖，神。<text:span text:style-name="T3"><text:line-break/><text:line-break/></text:span>我看<text:span text:style-name="T3"><text:s/>"</text:span>聖殤<text:span text:style-name="T3">" </text:span>劇中人猶如看待我自己跟神之間的關係，但這並不意味著我跟男主角有任何表面上的相似性，比方說我不曾對人暴力討債。<text:span text:style-name="T3"><text:line-break/><text:line-break/></text:span>你可以從上述這樣一些關鍵字中講出更多<text:span text:style-name="T3"><text:s/>"</text:span>聯想<text:span text:style-name="T3">"</text:span>，但其實越講就離那原來的詩越遠。<text:span text:style-name="T3"><text:line-break/><text:line-break/></text:span>詩終究沒法轉述，只能請對方自己讀一遍。命題可以如實轉述，但詩不行。，因為詩是一種影像，一種圖畫，它有無窮的意涵。<text:span text:style-name="T3"><text:line-break/><text:line-break/></text:span>陳真<text:span text:style-name="T3"><text:line-break/>=============<text:line-break/></text:span>和碩<text:span text:style-name="T3">i6 </text:span>陸生產線<text:span text:style-name="T3"><text:s/></text:span>英媒怒控血汗<text:span text:style-name="T3"><text:line-break/><text:line-break/>2014</text:span>年<text:span text:style-name="T3">12</text:span>月<text:span text:style-name="T3">20</text:span>日<text:span text:style-name="T3"><text:line-break/><text:line-break/></text:span>中國時報<text:span text:style-name="T3"><text:line-break/></text:span>記者林瑞益／綜合報導<text:span text:style-name="T3"><text:line-break/><text:line-break/></text:span>英國廣播公司（<text:span text:style-name="T3">BBC</text:span>）電視第一頻道的記者佯裝成工人，到大陸和碩工廠上班，親身體驗血汗的蘋果<text:span text:style-name="T3">iPhone 6</text:span>生產線。<text:span text:style-name="T3">18</text:span>日節目播出時，指控和碩沒有妥善對待工人，工作超時，更有人連續上班<text:span text:style-name="T3">18</text:span>天，不得休假。<text:span text:style-name="T3"><text:line-break/><text:line-break/>BBC</text:span>電視第一頻道於英國時間<text:span text:style-name="T3">18</text:span>日晚間播出《廣角鏡》節目，指出位於上海郊區的和碩工廠，工人的工作時間、宿舍，以及未成年工人的標準都不合格。<text:span text:style-name="T3"><text:line-break/><text:line-break/></text:span>蘋果公司隨後對此發出聲明，強烈反對這個節目做出的結論。和碩董事長童子賢<text:span text:style-name="T3">19</text:span>日也指出，這是不實指控，和碩是一家自愛、自律、自我要求很高的公司。<text:span text:style-name="T3"><text:line-break/><text:line-break/></text:span>工作<text:span text:style-name="T3">16</text:span>小時<text:span text:style-name="T3"><text:s/></text:span>只想休息<text:span text:style-name="T3"><text:line-break/><text:line-break/></text:span>根據《廣角鏡》節目畫面，已經工作長達<text:span text:style-name="T3">12</text:span>小時的工人疲憊不堪，頻頻打瞌睡。<text:span text:style-name="T3">BBC</text:span>記者佯裝成工人，已經上班好幾天了，雖然向主管屢次提出休息一天的要求，但仍不得不連續工作<text:span text:style-name="T3">18</text:span>天。<text:span text:style-name="T3"><text:line-break/><text:line-break/>BBC</text:span>中文網去年<text:span text:style-name="T3">9</text:span>月在美國紐約的人權組織「中國勞工觀察」就曾經公布一份報告，指無錫捷普電子公司雇員的工時超過了蘋果公司向供貨商提出的每周<text:span text:style-name="T3">60</text:span>小時；且無錫捷普電子的工人每天工作<text:span text:style-name="T3">11.5</text:span>小時，每個月累積加班時間超過<text:span text:style-name="T3">100</text:span>小時，是中國法律規定限量的<text:span text:style-name="T3">3</text:span>倍。事隔<text:span text:style-name="T3">1</text:span>年，蘋果再度爆發工作超時的問題，引起各界關注。<text:span text:style-name="T3"><text:line-break/><text:line-break/>==================<text:line-break/></text:span>「和碩」再被踢爆英<text:span text:style-name="T3">BBC</text:span>臥底「血汗工廠」<text:span text:style-name="T3"><text:line-break/><text:line-break/>TVBS-2014</text:span>年<text:span text:style-name="T3">12</text:span>月<text:span text:style-name="T3">19</text:span>日<text:span text:style-name="T3"><text:s/></text:span>下午<text:span text:style-name="T3">20:48<text:line-break/><text:line-break/></text:span>台灣電子代工廠「和碩」又傳出疑似剝削勞工，英國廣播公司<text:span text:style-name="T3">BBC</text:span>，派臥底記者進入和碩當員工，發現裡頭有許多人，因為連上<text:span text:style-name="T3">12</text:span>個小時的班，累到直接趴在機台或生產線上睡覺，針對<text:span text:style-name="T3">BBC</text:span>的報導，和碩董事長剛剛已經透過錄音澄清，否認<text:span text:style-name="T3">BBC</text:span>報導內容，表示公司完全遵照法規，而且大陸廠區的勞動與生活條件，足以與新竹科學園區媲美。<text:span text:style-name="T3"><text:line-break/><text:line-break/></text:span>和碩拿下蘋果的生產代理，但卻不斷傳出剝削勞工。<text:span text:style-name="T3"><text:line-break/><text:line-break/></text:span>英國廣播公司<text:span text:style-name="T3">BBC</text:span>，派記者潛進和碩，在上海的蘋果代工廠，發現連上<text:span text:style-name="T3">12</text:span>小時的班，根本就是家常便飯，有人累到直接趴在生產線上睡覺，<text:span text:style-name="T3">BBC</text:span>臥底記者還說，連上<text:span text:style-name="T3">16</text:span>個小時班，真的會累到連吃飯都沒力。<text:span text:style-name="T3"><text:line-break/><text:line-break/></text:span>保安人員：「<text:span text:style-name="T3">(</text:span>和碩員工<text:span text:style-name="T3">)</text:span>一週平均工作，超過<text:span text:style-name="T3">65</text:span>個小時，旺季沒有權利拒絕加班，而且公司還雇用未成年勞工。」<text:span text:style-name="T3"><text:line-break/><text:line-break/></text:span>大陸規定，每週工時以<text:span text:style-name="T3">49</text:span>小時為限，但和碩員工上班時數，早就遠遠超過法定，去年和碩曾被大陸勞工人權團體，點名是血汗工廠，當時和碩發布聲明稿，會進行徹底調查，如有為違反會立刻改進。<text:span text:style-name="T3"><text:line-break/><text:line-break/></text:span>去年和碩曾被大陸勞工人權團體，點名是血汗工廠，現在又被英國媒體爆料，和碩董事長稍早透過錄音澄清，否認<text:span text:style-name="T3">BBC</text:span>不實報導，針對<text:span text:style-name="T3">3</text:span>點做說明。<text:span text:style-name="T3"><text:line-break/><text:line-break/></text:span>一是扣押員工證件，和碩董事長童子賢表示，他曾聽過有其他廠商員工證件，被當地人力仲介公司所扣押，但和碩從來沒有這種行為，也強調過去旺季，和碩員工平均加班，每週不超過<text:span text:style-name="T3">15</text:span>小時，屬於合法範圍，而員工工時超過標準，其實是相關單位計算錯誤，希望外界不要因此被誤導。<text:span text:style-name="T3"><text:line-break/><text:line-break/>============<text:line-break/></text:span>童子賢戀天母　擁逾<text:span text:style-name="T3">10</text:span>戶豪宅<text:span text:style-name="T3"><text:line-break/></text:span>蘋果日報<text:span text:style-name="T3"><text:line-break/><text:line-break/>2014</text:span>年<text:span text:style-name="T3">05</text:span>月<text:span text:style-name="T3">07</text:span>日<text:span text:style-name="T3"><text:line-break/><text:line-break/></text:span>和碩董事長童子賢身為上市科技公司的大老闆，但舉手投足充滿文青味，深深著迷天母的人文氣息。住天母<text:span text:style-name="T3">20</text:span>多年的他，在天母至少買進<text:span text:style-name="T3">4</text:span>個名宅建案，總計超過<text:span text:style-name="T3">10</text:span>戶、市價逾<text:span text:style-name="T3">10</text:span>億元。</text:p>
      <text:p text:style-name="P1"><text:span text:style-name="T1">林淑芬</text:span><text:s/>  |  2014.12.20 15:15   |   <text:a xlink:type="simple" xlink:href="http://palinfo.habago.org/Entry?Command=Information_PrintForum&amp;iPage=356#FORUM33349"><text:span text:style-name="T2">#</text:span></text:a></text:p>
      <text:p text:style-name="P2">在ㄧ日忙碌之餘，觀看巴勒網的留言，閱讀大家所寫下的觀點已成一種習慣，謝謝大家的分享，這些或長或短的文字有時在個人感到困頓之時不啻是一帖清涼劑與持續往前的力量。</text:p>
      <text:p text:style-name="P1"><text:span text:style-name="T1">王修亮</text:span><text:s/>  |  2014.12.20 14:20   |   <text:a xlink:type="simple" xlink:href="http://palinfo.habago.org/Entry?Command=Information_PrintForum&amp;iPage=356#FORUM33348"><text:span text:style-name="T2">#</text:span></text:a></text:p>
      <text:p text:style-name="P3">我女兒在小學四年級，因為教師帶頭霸凌而罹患憂鬱症，將近一年失語，將近四無法與人接觸，會自殘、躲藏、每日做惡夢、無法直視他人眼睛，我是堅信心病還須心藥醫的人，因此毅然停學，陪著他療養生活。一直過了六年，終於完全恢復正常，選擇了自己的專業，就讀美工職業學校與大學。<text:span text:style-name="T3"><text:line-break/><text:line-break/></text:span>看到紀庠的問題，我無法回答，但有一個相關的經驗，或許能帶給你聯想。<text:span text:style-name="T3"><text:line-break/><text:line-break/></text:span>這是８年前他國中時，我的生活紀錄：<text:span text:style-name="T3"><text:line-break/></text:span>女兒擅長繪畫，對萬物有敏銳的美感體悟。一直喜歡台灣黑熊「憨厚、笨笨的」、「力大無窮」、「全身漆黑，胸前有一彎半月形」。也很早就用「雙月黑熊」作筆名來畫圖。不過這次，他很深入的和我探討熊的個性與特質，並且和自己的特質對照。我拿了許多藝術家的造型標記給他看，鼓勵他畫出自己的標記，他在電腦前坐下來不久，就電繪出了「台灣黑熊」的造型。<text:span text:style-name="T3"><text:line-break/></text:span>這是幾年來第一張有著純真笑容的畫，我驚喜的誇讚這個笑容。他仍然不太喜歡直視我，看著旁邊發表自己的意見：「我不喜歡笑，也不喜歡哭。笑過之後，又是空空的！那哭呢，哭是越哭越傷心的，既然已經很傷心了，我不要再哭得更傷心，不哭，就不會再傷心。」<text:span text:style-name="T3"><text:line-break/><text:line-break/></text:span>「哭過了，才能把傷心哭掉啊！然後媽媽可以陪你說說話，心情就逐漸會好起來了。」<text:span text:style-name="T3"><text:line-break/><text:line-break/></text:span>他迅速看我一眼，又低頭看自己的手：「你也不知道我在想什麼。」<text:span text:style-name="T3"><text:line-break/><text:line-break/></text:span>「是呀！我真的不知道你在想什麼，我不能騙你。但是，我很想知道你在想什麼，也都很誠實的告訴你，我的傷心和快樂，你也告訴我好嗎？我很愛你呀！我想幫你一起傷心和快樂，你想辦法告訴我好嗎？」<text:span text:style-name="T3"><text:line-break/><text:line-break/></text:span>真的是個別差異吧！女兒會畫、會寫，卻不擅長語言表達。他似乎無法回答我的提議，但是，他接著畫了一張畫拿給我看。我一開始看不懂：「這些布娃娃畫得很好。」<text:span text:style-name="T3"><text:line-break/><text:line-break/></text:span>「他們不是布娃娃，他們是真正有生命的人和動物。」<text:span text:style-name="T3"><text:line-break/><text:line-break/></text:span>「喔！我看他們的臉上笑容硬硬的，像個面具，還以為是布娃娃。」<text:span text:style-name="T3"><text:line-break/><text:line-break/></text:span>「那是因為他們被別人戴上了面具，所以只能有這一種表情，但是他們心裡是會哭也會笑的。」<text:span text:style-name="T3"><text:line-break/><text:line-break/></text:span>說完了，他又補充一句：「我們很多人都被戴上面具。」<text:span text:style-name="T3"><text:line-break/><text:line-break/></text:span>啊！為甚麼孩子的畫與話，總是刺痛我最隱密的心！我曾經強迫他戴上過多少面具？我自己又戴著多少面具？這個面對他的我，是真正的臉孔嗎？還是帶著我自己都不自覺的面具？<text:span text:style-name="T3"><text:line-break/></text:span>或許，該治療的是我，是教育體系，是這個社會！<text:span text:style-name="T3"><text:line-break/>2006.9.17.</text:span></text:p>
      <text:p text:style-name="P5"/>
      <text:p text:style-name="P1"><text:span text:style-name="T1">陳真</text:span><text:s/>  |  2014.12.20 02:36   |   <text:a xlink:type="simple" xlink:href="http://palinfo.habago.org/Entry?Command=Information_PrintForum&amp;iPage=357#FORUM33347"><text:span text:style-name="T2">#</text:span></text:a></text:p>
      <text:p text:style-name="P3">紀庠，<text:span text:style-name="T3"><text:line-break/><text:line-break/></text:span>我常說，<text:span text:style-name="T3">"</text:span>超人為什麼會飛？<text:span text:style-name="T3">" </text:span>因為是導演叫他飛的。這沒有什麼<text:span text:style-name="T3"><text:s/>"</text:span>為什麼<text:span text:style-name="T3">"</text:span>。藝術畢竟不是科學。<text:span text:style-name="T3"><text:line-break/><text:line-break/></text:span>當然，我們還是可以在藝術裏頭發問，只是這個問與答都不是真正的問答，而只是讀者或觀眾的另一番藉題發揮，一種聯想而已。問題既不存在，答案自然也不存在。<text:span text:style-name="T3"><text:line-break/><text:line-break/></text:span>由詩中產生聯想，但聯想本身理當也是詩。因此，我常避免去談詩也好，談自己的聯想也罷，因為詩這東西，你越去談它，談得越是纖毫畢露，反而離你越遠。就像生命或感情一樣，種種相關字眼不說還好，越說越遠。<text:span text:style-name="T3"><text:line-break/><text:line-break/></text:span>我自信能體會導演心裏的某種圖像，只是沒法把它說出來。我常覺得，如果你想了解一首詩的美，那就是請你把詩再讀一遍，如果一遍不夠，就讀兩遍、三遍、四遍<text:span text:style-name="T3">....</text:span>。如果還是無法領略，我看到了第二遍就算了，不用勉強了。一見鍾情是很重要的。<text:span text:style-name="T3"><text:line-break/><text:line-break/></text:span>我光看一個鏡頭，光聽一個音符，光看人一眼，往往便能知道我所能知道的全部。我若再多看幾眼，多聽幾回，其實也只是一種複習，一種溫故，而非知新。就如同我覺得我在<text:span text:style-name="T3">1997</text:span>年<text:span text:style-name="T3">7</text:span>月的某一天，就在我初次遇到維根斯坦的第一秒鐘，彷彿就已經完全懂了維根斯坦似的。這<text:span text:style-name="T3">17</text:span>年來，我熟讀了他的每一個字以及相關著作，但我對他的理解並沒有增加，也沒有絲毫改變，一切只是複習，只是不斷重溫舊夢。<text:span text:style-name="T3"><text:line-break/><text:line-break/></text:span>不過，說到這部電影，我其實之前就已經講了很多其實<text:span text:style-name="T3"><text:s/>"</text:span>不講比講還好<text:span text:style-name="T3">" </text:span>的話，就是有關於<text:span text:style-name="T3"><text:s/>"</text:span>我是誰<text:span text:style-name="T3">"</text:span>。我可以再多講一些，但不願如此，因為這類東西一講就俗，越講就越俗不可耐了。<text:span text:style-name="T3"><text:line-break/><text:line-break/></text:span>金基德是不世之才，世上罕見的<text:span text:style-name="T3"><text:s/>"</text:span>野生動物<text:span text:style-name="T3">"(</text:span>他的自稱<text:span text:style-name="T3">)</text:span>；對於野生仿如天賜的生命，我還是應該少講為妙，畢竟粗糙的東西不足以描繪微妙精致之物，唯一能說的是，這詩這音樂這畫這美景既然如此動人，除了請你再看一遍，再聽一回，我還能再多說些什麼俗不可耐的話呢？</text:p>
      <text:p text:style-name="P1"><text:span text:style-name="T1">張紀庠</text:span><text:s/>  |  2014.12.20 02:08   |   <text:a xlink:type="simple" xlink:href="http://palinfo.habago.org/Entry?Command=Information_PrintForum&amp;iPage=357#FORUM33346"><text:span text:style-name="T2">#</text:span></text:a></text:p>
      <text:p text:style-name="P2">我想像陳真詢問一個關於金基德的《一對一》的問題<text:span text:style-name="T3"><text:line-break/></text:span>這部電影我看完之後也過了一陣子，但結尾的畫面卻在我心頭裡揮之不去，我想知道為什麼到了最後面那一位青年，倘若已經知道了他所做的事是錯的，他仍要復仇，為什麼他到最後一刻還要帶上面具，去向那位施行制裁者進行復仇呢？最後面一句話「我是誰？」更代表者什麼？</text:p>
      <text:p text:style-name="P1"><text:span text:style-name="T1">陳真</text:span><text:s/>  |  2014.12.20 02:08   |   <text:a xlink:type="simple" xlink:href="http://palinfo.habago.org/Entry?Command=Information_PrintForum&amp;iPage=357#FORUM33345"><text:span text:style-name="T2">#</text:span></text:a></text:p>
      <text:p text:style-name="P3"><text:span text:style-name="T3">(</text:span>續<text:span text:style-name="T3">)<text:line-break/><text:line-break/></text:span>在一些西方國家，比方說我比較熟悉的英國，社工的社會地位很高，在醫院裏更是一言九鼎，人們十分敬重其專業與相當程度的道德性。總歸醫療是醫療，社會工作是社會工作，兩者平起平坐，各有所司。<text:span text:style-name="T3"><text:line-break/><text:line-break/></text:span>刀該怎麼開，藥要怎麼吃，那是醫師的專業，但病人的種種權益及一切有關社會性或社會資源的事務處置與考量，卻全都必須由社工來主導。<text:span text:style-name="T3"><text:line-break/><text:line-break/></text:span>但在台灣卻完全不是這樣哦。特別是在醫院，社工就跟倒茶掃地的小妹或祕書沒兩樣。當然，社會工作方面的大小事，他們仍然得一手全包，但卻只能聽從醫師的指揮，彷彿社工不是一種專業，而只是一種僕役或祕書，只能執行，而沒有絲毫專業自主意志。<text:span text:style-name="T3"><text:line-break/><text:line-break/></text:span>在絕大多數台灣醫師的心裏或院方高層或醫療事業主的眼裏，對於社工真實的想法是：他們只是一種專門處理各種雜事、接受醫師呼來喚去的祕書或服務生的角色。特別是一些比較中小型的醫院，社工往往身兼多職，包括當總機，接電話，只差沒有派去掃廁所清馬桶。<text:span text:style-name="T3"><text:line-break/><text:line-break/></text:span>許多時候，我總感覺在台灣當醫生特別疲憊，好像永遠都沒法下班的感覺。一部份當然是因為自己能力太差，事情總是做不完；一部份是因為有些醫院社工功能不彰，我只好自己兼任<text:span text:style-name="T3"><text:s/>"</text:span>社工<text:span text:style-name="T3">"</text:span>，做許多有關社工的工作。<text:span text:style-name="T3"><text:line-break/><text:line-break/></text:span>即便是醫學中心其實也好不了多少，特別是在更早的年代，社工或社福功能異常萎縮。例如二十年前，在北部某醫學中心，有個十歲左右的小男孩，沒上學，經常一身襤褸整天在急診室遊蕩，常會跟病患家屬或護士要東西吃。<text:span text:style-name="T3"><text:line-break/><text:line-break/></text:span>那陣子，我常在急診室值班，天天看到這小男孩在附近閒晃。我發現他似乎有智能上的障礙；問他家庭狀況，他說爸爸好像是殺人被抓去坐牢，媽媽早就離家跑了，很少出現，家裏只剩下一個行動不便的阿嬤。<text:span text:style-name="T3"><text:line-break/><text:line-break/></text:span>於是我就打電話給社會局，他們愛理不理。打了幾次沒用。於是我就聯絡家扶中心，下班後就自己帶著這孩子去家扶中心，請他們接手，請他們進一步連繫家人，往後若需相關費用我來出。<text:span text:style-name="T3"><text:line-break/><text:line-break/></text:span>原本以為這下沒事了，沒想到幾天後，他又出現。於是我又再次送他去家扶中心。家扶方面說，礙於種種法令障礙與人力及設施短缺，實在愛莫能助。於是我也只好撒手不管，任他自生自滅。<text:span text:style-name="T3"><text:line-break/><text:line-break/></text:span>同樣的事，如果發生在英國，保證一整個社福團隊馬上會來接手，而且效率強大，一言九鼎。哪需要醫師自己透過各種人脈或社會資源四處找援手卻不可得。<text:span text:style-name="T3"><text:line-break/><text:line-break/></text:span>先進國家往往非常重視社福與社會安全體系這部份。事實上，一個國家，如果這部份不是重點，那我不知道還會有什麼施政面向稱得上是重點？<text:span text:style-name="T3"><text:line-break/><text:line-break/></text:span>念醫學院大一、大二時，看到台灣小學教育很腐敗，愚化學生愚化得很厲害，讓學生從小一看到書就怕，於是我一度嚴肅考慮辦理自動退學，想跑去唸師範學院，當個小學老師，結果引起家庭革命，大家都說我頭殼壞去了。<text:span text:style-name="T3"><text:line-break/><text:line-break/></text:span>同樣地，當了醫生一兩年之後，我又想，社工或社福這麼重要，那麼多人的問題明明是一種社會問題而不光是醫療問題，但在台灣，社工體系卻一片荒蕪，社工毫無專業地位可言，那我是不是應該坐而言不如起而行，改行來當社工好了。<text:span text:style-name="T3"><text:line-break/><text:line-break/></text:span>後來我自然沒有跑去唸師範學院，也沒棄醫改當社工，因為我知道，如果整個體制結構及其內涵與相關資源配置不改，如果社會主流心態不變，依舊把知識當成手段，把文憑當成目的，把社福與社工當成一種彷彿點綴性、可有可無的服務生角色，那我就算自己跑去當小學老師或當社工，又能起得了什麼作用？<text:span text:style-name="T3"><text:line-break/><text:line-break/></text:span>台灣社會真的是迷失得很厲害，人們完全迷失在顏色與虛榮裏，把一些毫無意義的作秀<text:span text:style-name="T3">(</text:span>親民秀、民主秀、變裝秀等等<text:span text:style-name="T3">)</text:span>或聲光演出，當成評價施政或評價政治人物的依據，卻完全不在乎一個社會真正重要的生存要素，例如交通安全，例如下水道設施的普及，例如食品安全，例如工安，例如犯罪率與各種公衛指標等等。<text:span text:style-name="T3"><text:line-break/><text:line-break/></text:span>例如台南的施政，除了打零分，我不知道還能打幾分，非常可怕的一種徹底荒蕪腐爛；在這城市，只要你敢，只要你拳頭夠大或權勢夠硬，你真的是完全可以為所欲為。看你要怎麼開車，怎麼霸佔馬路街道走廊，怎麼亂倒垃圾都沒關係。這些都還只是隨處可見的小<text:span text:style-name="T3">case</text:span>。還有很多我連提都不敢提的可怕問題。<text:span text:style-name="T3"><text:line-break/><text:line-break/></text:span>我在這只是要說，人民的水平，決定了政治的水平。人們如果輕重不分，好壞不分，本末倒置，乃至黑白顛倒，自然你就會得到一個如你所願的社會樣貌。<text:span text:style-name="T3"><text:line-break/><text:line-break/></text:span>常有人說我什麼充滿理想，是什麼理想家、夢想家，這全是外行話。我根本不是那種不切實際的人。<text:span text:style-name="T3"><text:line-break/><text:line-break/></text:span>概念上，乃至哲學思想的定位上，如果硬要貼個標籤，我會給自己<text:span text:style-name="T3">(</text:span>以及給維根斯坦<text:span text:style-name="T3">)</text:span>貼上一個<text:span text:style-name="T3"><text:s/>"</text:span>實用主義者<text:span text:style-name="T3">"(pragmatist)</text:span>的標籤。<text:span text:style-name="T3"><text:line-break/><text:line-break/></text:span>至於實務上，我會說自己<text:span text:style-name="T3">(</text:span>或說維根斯坦<text:span text:style-name="T3">)</text:span>是一個實踐主義者，相信<text:span text:style-name="T3"><text:s/>"</text:span>使用<text:span text:style-name="T3">"(use)</text:span>，相信<text:span text:style-name="T3"><text:s/>"</text:span>實踐<text:span text:style-name="T3">" </text:span>是世上意義的來源。我從來都不是一個空談或清談者，並且對空談清談感到十分厭惡。<text:span text:style-name="T3"><text:line-break/><text:line-break/></text:span>當我真的在乎一個問題時，哪怕只是一加一為何等於二這樣一個乍看微不足道的小問題，我就用一輩子的時間，用遠比別人更辛苦百倍的努力去回應這個問題。<text:span text:style-name="T3"><text:line-break/><text:line-break/></text:span>就如殷海光所說，<text:span text:style-name="T3">“</text:span>一個人一生的基調，大約也只能回答一個問題<text:span text:style-name="T3">“</text:span>。我們不可能凡事都參與實賤。但至少，在我自己所選定的問題上，我是用一生的歲月全力以赴的；我從來都不是那種很愛做夢、很會談玄說虛、很愛耍嘴皮的人。<text:span text:style-name="T3"><text:line-break/><text:line-break/></text:span>我要說的是，我對社會發展的看法也一樣，它應該務實，應該實踐，而不是整天講一些純粹只是騙選票、玩概念的假問題。<text:span text:style-name="T3"><text:line-break/><text:line-break/></text:span>血肉之所在，生命之所在。道若在屎溺之間<text:span text:style-name="T3">(</text:span>莊子語<text:span text:style-name="T3">)</text:span>，那麼，一個社會或一個城市的血肉其實就在於它是不是能讓人健康、快樂、無後顧之憂，如此而已。<text:span text:style-name="T3"><text:line-break/><text:line-break/></text:span>那些喜歡談玄說虛講大理念大理想的人，老是喜歡說<text:span text:style-name="T3"><text:s/>"</text:span>做大事者不拘小節<text:span text:style-name="T3">"</text:span>，但在我看來，水溝通不通，地上乾不乾淨，交通安不安全，教育是在誨人還是毀人，夜裏出門放不放心，有沒有歹徒，吃東西衛不衛生、有沒有毒，空氣好不好，水質乾不乾淨，各級醫療品質如何、普不普及，新聞是不是整天造謠抹黑專講毫無營養的事，平常能不能安靜乾淨地看場有點文化水平的電影，生了重病或出了意外或老了臥床，有無後顧之憂<text:span text:style-name="T3">...</text:span>等等等，所有這些所謂<text:span text:style-name="T3"><text:s/>"</text:span>小節<text:span text:style-name="T3">"</text:span>，才是真正的大事；而不是空洞口號滿天飛，半生不熟的愚蠢概念講不停，或甚至整天仇中反華搞文革搞黨國忠貞搞思想檢查，讓人痛苦不堪。<text:span text:style-name="T3"><text:line-break/><text:line-break/></text:span>講到社工，是因為看柯大帥似乎不把社會局長一職當一回事。我倒也不是說非得社工系畢業才能當社會局長，只是你看這位許醫師講話，實在荒腔走板，難以置信。<text:span text:style-name="T3"><text:line-break/><text:line-break/></text:span>例如什麼他參與過社運，所以知道怎麼當社會局長；社運跟社工雖然都有個社字，但是兩碼子事。我小時候常在田裏種田，採荔枝，難道我就能當農委會主委或教起農業經濟？<text:span text:style-name="T3"><text:line-break/><text:line-break/></text:span>這位許醫師，甚至還說他曾救援雛妓，可我印象中完全沒有這個人。當我們救援雛妓而飽受來自黑白兩道的痛苦與傷害時，實在沒聽過許立民這號人物。當然，我不敢說我認識每一個參與者，只是我不認為這足以做為一種擔任社會局長的理由。<text:span text:style-name="T3"><text:line-break/><text:line-break/></text:span>我此時上身只穿著一件<text:span text:style-name="T3">T-shirt</text:span>，這<text:span text:style-name="T3">T-shirt </text:span>已經穿了<text:span text:style-name="T3">25</text:span>年，有點破損，上頭印了幾個英文字：<text:span text:style-name="T3">ECPAT</text:span>。<text:span text:style-name="T3">ECPAT</text:span>就是<text:span text:style-name="T3">The International Campaign to End Child Prostitution in Asian Tourism </text:span>的縮寫，亦即<text:span text:style-name="T3"><text:s/>"</text:span>國際終止亞洲童妓運動<text:span text:style-name="T3">"</text:span>，應該是成立於<text:span text:style-name="T3">1990</text:span>年，隨即遍布全球幾十個國家的一個國際性組織。<text:span text:style-name="T3"><text:line-break/><text:line-break/></text:span>我有好多因為社運而來的<text:span text:style-name="T3">T-shirt</text:span>或夾克外套，往往穿了二、三十年還在穿。但我絕大部份都不敢再穿出門，因為這些運動幾乎都已經變成一種醜陋可恥的記號，變成一種政治鬥爭的工具，例如台權會，例如一堆台獨建國的衣服，例如反核或環保，例如反刑法一百條，例如勞陣，例如鄭南榕出殯那天穿的特製<text:span text:style-name="T3">T-shirt</text:span>等等。<text:span text:style-name="T3"><text:line-break/><text:line-break/></text:span>有時穿在裏頭當內衣，外面穿襯衫，結果出門之後天氣一熱，滿身大汗，可我還是寧可中暑或熱死也不敢把襯衫脫下，怕被外人看到內衣上面的社運標誌，覺得很可恥。<text:span text:style-name="T3"><text:line-break/><text:line-break/></text:span>不過，我倒不會對任何國際組織的參與經歷感到這樣一種污穢感。除了<text:span text:style-name="T3">ECPAT</text:span>，例如我也屬於<text:span text:style-name="T3">PHR(</text:span>國際醫師人權協會<text:span text:style-name="T3">)</text:span>、<text:span text:style-name="T3">ICBL(</text:span>國際禁止地雷組織<text:span text:style-name="T3">)</text:span>、<text:span text:style-name="T3">CAAT(</text:span>反軍火貿易組織<text:span text:style-name="T3">)</text:span>、<text:span text:style-name="T3">CADU (Campaign Against Depleted Uranium</text:span>，反貧鈾彈運動<text:span text:style-name="T3">)</text:span>、<text:span text:style-name="T3">MSF(</text:span>醫師無國界組織<text:span text:style-name="T3">)Save the Children(</text:span>拯救兒童運動<text:span text:style-name="T3">)</text:span>、<text:span text:style-name="T3">CARE (Cooperative for Assistance and Relief Everywhere)</text:span>等等。<text:span text:style-name="T3"><text:line-break/><text:line-break/></text:span>當然，我只是隸屬於這些團體或過去經常捐款給他們，除此之外倒也沒有什麼實質參與，但這樣一些國際組織，當我跟它們之間有著一種關係連結時，我不會感到可恥，也不會羞於穿上它們的衣服，因為它們正正直直地從事運動，而不是讓一些綠油油的混蛋給把持了，佔領了，進而毫不羞赧地把運動當成一種政治鬥爭工具。<text:span text:style-name="T3"><text:line-break/><text:line-break/></text:span>至於許醫師當社會局長，我倒也不是要下斷言其必然不適任，而只是說，不管在醫界或整個台灣，對於極其重要的社工或社福專業往往非常輕忽甚至輕視。<text:span text:style-name="T3"><text:line-break/><text:line-break/></text:span>當事人若以為，彷彿我只要對於某些社會議題採取了某種政治正確的立場，我便能勝任社會局長一職，那無異是一種張大帥式的笑話；張大帥看到女學生打籃球，就說每人發一顆球大家以後不用搶了那般可笑。</text:p>
      <text:p text:style-name="P1"><text:span text:style-name="T1">陳真</text:span><text:s/>  |  2014.12.19 13:01   |   <text:a xlink:type="simple" xlink:href="http://palinfo.habago.org/Entry?Command=Information_PrintForum&amp;iPage=357#FORUM33344"><text:span text:style-name="T2">#</text:span></text:a></text:p>
      <text:p text:style-name="P2">社會局長也出爐了，我真不敢相信我的眼睛。越來越荒唐了。。。。真是難以置信。<text:span text:style-name="T3"><text:line-break/><text:line-break/></text:span>這位很年輕的許醫師，選戰時搞什麼<text:span text:style-name="T3"><text:s/>"</text:span>公民咖啡館<text:span text:style-name="T3">" </text:span>有功，那應該改行去開咖啡館才對啊，怎麼當起毫不適任毫無一點概念的社會局長一職。<text:span text:style-name="T3"><text:line-break/><text:line-break/></text:span>阿扁很壞，但阿扁並不笨，能力也不差。當個市長其實也不需要多聰明，只要他的團隊能幹就行。讓人害怕的不是笨，而是笨但卻以為自己很聰明，我行我素，亂搞一通，以為只要敢，只要衝衝衝，就連開太空梭也會開似的。<text:span text:style-name="T3"><text:line-break/><text:line-break/></text:span>這些新任官員裏頭，我認識的還不少；少數一兩位比較適任的人之一是衛生局長黃世傑。我跟他共事過幾年，了解其為人與能力；只是把一個好人給拖進這樣一灘渾水，能夠有何作為，我是很懷疑。<text:span text:style-name="T3"><text:line-break/><text:line-break/></text:span>至於所謂什麼開放政府、全民參與有的沒的，或所謂自己的官員自己選，其實全是選舉語言；遴選也是選假的，早就內定，或是候選人自己挑評審，然後評審選出他，宣佈他當選。<text:span text:style-name="T3"><text:line-break/><text:line-break/></text:span>我很納悶，那些當初選柯大帥的人，不是滿腔民主熱血嗎？遇到這麼離譜的一些選舉騙術、黑箱作業以及論功行賞、分官封爵等等等，怎麼公民們卻不沸騰了？應該馬上佔領市政府大肆破壞，才像個熱愛民主的偉大公民啊。<text:span text:style-name="T3"><text:line-break/><text:line-break/></text:span>陳真<text:span text:style-name="T3"><text:line-break/>=====================<text:line-break/><text:line-break/></text:span>許立民任社會局長<text:span text:style-name="T3"><text:s/></text:span>遴選委員批踐踏專業<text:span text:style-name="T3"><text:line-break/><text:line-break/>2014</text:span>年<text:span text:style-name="T3">12</text:span>月<text:span text:style-name="T3">19</text:span>日<text:span text:style-name="T3"><text:line-break/></text:span>中國時報<text:span text:style-name="T3"><text:line-break/><text:line-break/></text:span>準台北市長柯文哲今天公布第二波小內閣人事，其中，台大創傷醫學部醫師許立民將出任社會局長，引發遴選委員不滿。今早<text:span text:style-name="T3">13</text:span>名遴選委員，除了將擔任公訓處長的曲兆祥，其餘<text:span text:style-name="T3">12</text:span>人皆具名表達抗議，包括遴選委員會召集人白秀雄也將辭去市政顧問一職。<text:span text:style-name="T3"><text:line-break/><text:line-break/></text:span>台大社工系教授林萬億痛批「參與過社會運動就可以當社會局長，難道生過病的人也能當衛生局長？」<text:span text:style-name="T3"><text:line-break/><text:line-break/></text:span>社會局長遴選委員會共<text:span text:style-name="T3">13</text:span>名委員，除將擔任公訓處長的曲兆祥，今早有<text:span text:style-name="T3">6</text:span>名委員召開記者會，包括滕西華、林萬億、胡宜庭，以及中華民國殘障聯盟秘書長王榮彰、中華民國老人福利推動聯盟秘書長吳玉琴、婦女團體全國聯合會秘書長何碧珍；另沒現身的<text:span text:style-name="T3">6</text:span>人，包括白秀雄，也都對許立民任社會局長感到錯愕，一起具名抗議聲明，並辭去市政顧問一職。<text:span text:style-name="T3"><text:line-break/><text:line-break/>=============<text:line-break/></text:span>許立民傳掌北市社會局<text:span text:style-name="T3"><text:s/></text:span>白秀雄訝異<text:span text:style-name="T3"> <text:line-break/><text:line-break/></text:span>【聯合報╱記者黃驛淵、高宛瑜、楊欣潔／台北報導】<text:span text:style-name="T3"><text:line-break/>2014.12.18<text:line-break/><text:line-break/></text:span>台北市長當選人柯文哲第二波小內閣團隊明天揭曉，一直難產的社會局長人選大致底定。據透露，柯文哲同僚、台大創傷醫學部醫師許立民，在選戰期間負責主掌「公民咖啡館」，推動參與式民主有成，加上長期參與環保運動，具民間社團人脈，出線機率最高。<text:span text:style-name="T3"><text:line-break/><text:line-break/></text:span>許立民選戰期間主導「公民咖啡館」，主張「公民台上講、柯<text:span text:style-name="T3">P</text:span>台下聽」的參與式民主精神，議題涵蓋再生能源政策、性別友善空間、同志婚姻、人口老化現象、食品安全及友善動物等多元面向。許立民的實戰經驗，被認為是可能出線原因。</text:p>
      <text:p text:style-name="P1"><text:span text:style-name="T1">隆誌</text:span><text:s/>  |  2014.12.19 12:16   |   <text:a xlink:type="simple" xlink:href="http://palinfo.habago.org/Entry?Command=Information_PrintForum&amp;iPage=357#FORUM33343"><text:span text:style-name="T2">#</text:span></text:a></text:p>
      <text:p text:style-name="P3"><text:span text:style-name="T3"><text:line-break/></text:span>無論喜不喜歡扁和馬，他們競選台北市長前後，對台北市政的來龍去脈和周邊人脈，都具備相當高程度的思考與見解。我在台北市念書工作，歷經扁、馬到郝當市長，他們對政策的論述都很不錯。甚至用人，都有相當的適任。會說出口的議題或政策，他們都一定程度的思考與推演，而不是空泛、口號且媚俗式的議題。</text:p>
      <text:p text:style-name="P1"><text:span text:style-name="T1">陳真</text:span><text:s/>  |  2014.12.19 10:55   |   <text:a xlink:type="simple" xlink:href="http://palinfo.habago.org/Entry?Command=Information_PrintForum&amp;iPage=357#FORUM33342"><text:span text:style-name="T2">#</text:span></text:a></text:p>
      <text:p text:style-name="P2">眉批有六：<text:span text:style-name="T3"><text:line-break/><text:line-break/>1. </text:span>如果鼻屎大的一點事都能上下其手，何況牽扯重大利益之事。<text:span text:style-name="T3"><text:line-break/><text:line-break/>2. </text:span>但反過來說其實也一樣，一個人要是真有點文化，怎麼會在乎誰來當什麼文化局長？說穿了，只是一種內部權力鬥爭，而無關乎什麼文化大計。<text:span text:style-name="T3"><text:line-break/><text:line-break/>3. </text:span>一個有點文化的人，會在乎什麼文化官僚誰來當嗎？更何況那幾位想當官的候選人，彼此有什麼本質上的不同？不都是一丘之貉嗎？我是說，不都是一門忠烈嗎？<text:span text:style-name="T3"><text:line-break/><text:line-break/>4. </text:span>其實若要我硬是三選一，目前這位姓倪的，無疑勝過其他兩位，特別是勝過那位所謂呼聲最高、姓張的。<text:span text:style-name="T3"><text:line-break/><text:line-break/>5. </text:span>整體而言，柯大帥所謂超越藍綠，從其公佈之官員名單及種種所謂遴選委員會成員看來，事實上仍是一片綠油油，而且不是普通的綠。<text:span text:style-name="T3"><text:line-break/><text:line-break/>6. </text:span>選前的種種保證，如今都還沒上任就已經完全不當一回事了。例如保證誰不當官，保證哪個地方一定要拆除，保證哪個政策一定要如何如何等等；甚至連環評早已完全否決的案子，他都能不經大腦馬上就說要推動此方案。<text:span text:style-name="T3"><text:line-break/><text:line-break/></text:span>一切猶如兒戲。當熱鬧看是很有趣，但是，即便就算是一個人，青春也經不起如此磋跎如此兒戲，何況一個社會，一個城市。<text:span text:style-name="T3"><text:line-break/><text:line-break/></text:span>當然，小孩開大車，新人初上任，也許諸事不順，也許便宜行事，也許不經大腦，說不定慢慢會上軌道，但不確定性很高就是。我若是個外來投資者，我會考慮這樣一種無厘頭施政的高度風險。魄力和我行我素畢竟是兩回事。果斷行事和張大帥式的即興無厘頭更是天差地遠。<text:span text:style-name="T3"><text:line-break/><text:line-break/></text:span>陳真<text:span text:style-name="T3"><text:line-break/>============<text:line-break/></text:span>文化局長爆黑箱爭議<text:span text:style-name="T3"><text:s/></text:span>鴻鴻：一路有神奇<text:span text:style-name="T3">9</text:span>票<text:span text:style-name="T3"><text:line-break/><text:line-break/>NOWnews – 2014</text:span>年<text:span text:style-name="T3">12</text:span>月<text:span text:style-name="T3">18</text:span>日<text:span text:style-name="T3"><text:line-break/><text:line-break/></text:span>記者呂炯昌／台北報導<text:span text:style-name="T3"><text:line-break/><text:line-break/></text:span>台北市文化局長遴選由資深音樂人倪重華出線，不過消息一出，立即引發多位柯文哲市政顧問與文化局長遴選委員反彈，不只<text:span text:style-name="T3">3</text:span>名市政顧問憤而辭職。文化局遴選委員鴻鴻（閻鴻亞）<text:span text:style-name="T3">18</text:span>日上午率領多位文化界人士前往柯文哲辦公室抗議。<text:span text:style-name="T3"><text:line-break/><text:line-break/></text:span>鴻鴻指出，倪重華投票當時所獲得的票數只有<text:span text:style-name="T3">9</text:span>票，根本不到<text:span text:style-name="T3">2/3</text:span>當選門檻，他批評柯辦文化局長遴選根本是「假遴選、真內定」。文化界不排除杯葛柯市府團隊。<text:span text:style-name="T3"><text:line-break/><text:line-break/></text:span>鴻鴻表示，遴選辦法中明定寫著要從<text:span text:style-name="T3">5</text:span>位面談人選中選出<text:span text:style-name="T3">1</text:span>到<text:span text:style-name="T3">2</text:span>人給柯文哲決選，但面談當天從副召集人李明璁傳來「據說是柯辦的消息」，希望遴選委員挑出<text:span text:style-name="T3">3</text:span>人；他表示，因為教育局長遴選時，最後結果並不是柯文哲屬意的人，所以柯<text:span text:style-name="T3">P</text:span>並不太信任遴選委員，因此當天就同意在超過<text:span text:style-name="T3">2/3</text:span>的票數前提下，願意提出<text:span text:style-name="T3">3</text:span>人。<text:span text:style-name="T3"><text:line-break/><text:line-break/></text:span>鴻鴻加碼爆料指出，原本遴選委員召集人為林懷民，後來換成倪重華，但是至少有<text:span text:style-name="T3">4</text:span>個人告訴他，在遴選委員會成立之前，柯辦便透過核心機要人士的安排，讓倪重華開了一份推薦名單進入遴選委員，最後有<text:span text:style-name="T3">9</text:span>人成為遴選委員，而從初選、複選到進入面談決選，倪重華一路都獲得「神奇的<text:span text:style-name="T3">9</text:span>票」。<text:span text:style-name="T3"><text:line-break/><text:line-break/></text:span>媒體追問<text:span text:style-name="T3">9</text:span>人中是否包括李明璁，鴻鴻也確認確實有李，但是否是這<text:span text:style-name="T3">9</text:span>人投票給倪重華，鴻鴻表示無法證實，因為投票採不記名方式。<text:span text:style-name="T3"><text:line-break/>============<text:line-break/></text:span>柯文哲第<text:span text:style-name="T3">2</text:span>波人事<text:span text:style-name="T3"><text:s/></text:span>姚立明妻任法務局長<text:span text:style-name="T3"><text:line-break/><text:line-break/>Yahoo</text:span>奇摩（新聞）<text:span text:style-name="T3"><text:s/>– 2014</text:span>年<text:span text:style-name="T3">12</text:span>月<text:span text:style-name="T3">19</text:span>日<text:span text:style-name="T3"> <text:line-break/><text:line-break/></text:span>台北市長當選人柯文哲今天宣布第二波市府人事。<text:span text:style-name="T3"><text:line-break/><text:line-break/></text:span>柯文哲競選總幹事姚立明的妻子、中山大學企管系退休教授楊芳玲接法務局長，台大醫院創傷醫學部醫師許立民接社會局長、文化局長倪重華。</text:p>
      <text:p text:style-name="P1"><text:span text:style-name="T1">陳真</text:span><text:s/>  |  2014.12.19 09:25   |   <text:a xlink:type="simple" xlink:href="http://palinfo.habago.org/Entry?Command=Information_PrintForum&amp;iPage=357#FORUM33341"><text:span text:style-name="T2">#</text:span></text:a></text:p>
      <text:p text:style-name="P3">過去這幾十年來世界上的幾乎所有戰亂，都跟美國脫離不了干係，其中絕大部份是他一手挑起，進而侵略、擴張勢力版圖。<text:span text:style-name="T3"><text:line-break/><text:line-break/></text:span>過去這幾十年來，所有金融風暴，同樣也幾乎全是因美國而起，其中絕大部份都是有意造成的一種對付敵人的非軍事手段，就如處心積慮要傷害俄羅斯及大陸的經濟一般。<text:span text:style-name="T3"><text:line-break/><text:line-break/></text:span>美國這個國家，就像癌細胞一樣，不斷對外擴張，而且是以一種極其惡性的侵略方式；它重返哪裏，哪裏就得倒霉，哪裏就得有戰火。<text:span text:style-name="T3"><text:line-break/><text:line-break/></text:span>幾年前，歐巴馬這個人渣提出重返台太的說法時，大概就註定了亞太地區從此將不會有太平日子。美國的作風是：它若能打，就會瞎掰個理由打，暫時打不過或不好打，就先從公衛、民生及經濟各方面的破壞來弱化他國實力。等你奄奄一息了，再一舉揮軍入侵，或是實質操控。<text:span text:style-name="T3"><text:line-break/><text:line-break/></text:span>當初侵略伊拉克的方法就是這樣。先透過非常不人道的經濟禁運，甚至極其喪盡天良地刻意污染民生用水設施，使其造成五十萬兒童死亡，然後同時在你的境內成立所謂禁飛區；你不能飛，你一飛，我就用飛彈打下；但我每天卻在禁飛區飛個不停，不但飛，而且是幾十萬架次地任意轟炸。<text:span text:style-name="T3"><text:line-break/><text:line-break/></text:span>炸了十幾年，把你炸得差不多了，然後再瞎掰個什麼大規模毀滅武器的謊言，派出地面部隊入侵至今，徹底佔領整個伊拉克，把原本公衛條件與民生發展在中東地區首屈一指的伊拉克給弄成人間煉獄，數百萬人命傷亡。<text:span text:style-name="T3"><text:line-break/><text:line-break/></text:span>類似的手法一再使用，例如利比亞與敘利亞。其中的常用關鍵字就是民主、自由與人權。現在對付俄羅斯，又多了一個關鍵詞叫<text:span text:style-name="T3"><text:s/>"</text:span>維護世界和平<text:span text:style-name="T3">"</text:span>。<text:span text:style-name="T3"><text:line-break/><text:line-break/></text:span>另外，<text:span text:style-name="T3">Emir Kusturica </text:span>因為長期大力反對美國的四處侵略，加上最近在烏克蘭問題上公開支持俄羅斯，於是，一些極右親美武裝勢力一再企圖要暗殺他，幸好都被及時阻止。但這些武裝勢力揚言不會放棄殺害他的企圖。<text:span text:style-name="T3"><text:line-break/><text:line-break/></text:span>陳真<text:span text:style-name="T3"><text:line-break/>=============<text:line-break/></text:span>普丁坦承<text:span text:style-name="T3"><text:s/></text:span>經濟危機或持續<text:span text:style-name="T3">2</text:span>年<text:span text:style-name="T3"><text:line-break/><text:line-break/></text:span>中時電子報作者：<text:span text:style-name="T3"><text:s/></text:span>記者陳筑君╱綜合報導<text:span text:style-name="T3"> <text:line-break/>2014</text:span>年<text:span text:style-name="T3">12</text:span>月<text:span text:style-name="T3">19</text:span>日<text:span text:style-name="T3"><text:line-break/><text:line-break/></text:span>旺報【記者陳筑君╱綜合報導】<text:span text:style-name="T3"><text:line-break/><text:line-break/></text:span>俄羅斯總統普丁<text:span text:style-name="T3">18</text:span>日舉行年度記者會，就盧布急貶引發外界質疑俄國陷入經濟危機的問題，普丁堅稱，俄國的外匯儲備足以維持經濟的穩定，但坦承克服當前危機需要<text:span text:style-name="T3">2</text:span>年時間。<text:span text:style-name="T3"><text:line-break/><text:line-break/></text:span>他也認為，西方國家正在與俄國之間「築一道牆」，像是在東歐部署反導系統，就是「築牆」行為，希望西方合作夥伴不要抱著冷戰思維處理問題。<text:span text:style-name="T3"><text:line-break/><text:line-break/></text:span>針對盧布匯率急速貶值，導致輿論唱衰莫斯科政權，大陸外交部發言人秦剛<text:span text:style-name="T3">18</text:span>日表示，北京密切關注盧布匯率出現波動的情況，也注意到俄國政府為穩定外匯市場所採取的各項措施，俄羅斯擁有較充裕的外匯儲備，公共債務占<text:span text:style-name="T3">GDP</text:span>比例在二十國集團（<text:span text:style-name="T3">G20</text:span>）國家中是比較低的，「我們相信，俄羅斯有能力克服目前暫時的困難」。<text:span text:style-name="T3"><text:line-break/></text:span>美有意簽署制裁法案<text:span text:style-name="T3"><text:line-break/><text:line-break/></text:span>惟白宮發言人厄尼斯特日前證實，美國總統歐巴馬「有意簽署」國會已通過對俄的制裁法案；但美國彭博通訊社指出，美國如果在此時對俄施加制裁，將導致俄國經濟進一步惡化，甚至引發「災難性」後果。<text:span text:style-name="T3"><text:line-break/><text:line-break/>=================<text:line-break/></text:span>加緊制裁俄<text:span text:style-name="T3"><text:s/></text:span>歐巴馬將簽新法案<text:span text:style-name="T3"><text:line-break/><text:line-break/></text:span>中央社<text:span text:style-name="T3"><text:s/>– 2014</text:span>年<text:span text:style-name="T3">12</text:span>月<text:span text:style-name="T3">17</text:span>日<text:span text:style-name="T3"><text:line-break/><text:line-break/></text:span>（中央社華盛頓<text:span text:style-name="T3">16</text:span>日綜合外電報導）白宮今天說，美國總統歐巴馬將簽署國會法案，針對俄羅斯入侵烏克蘭加緊制裁。官員表示，歐巴馬政府不會讓俄國財政壓力減緩，並預期新制裁將更進一步緊縮俄國經濟。</text:p>
      <text:p text:style-name="P1"><text:span text:style-name="T1">衛鍼</text:span><text:s/>  |  2014.12.19 02:52   |   <text:a xlink:type="simple" xlink:href="http://palinfo.habago.org/Entry?Command=Information_PrintForum&amp;iPage=357#FORUM33340"><text:span text:style-name="T2">#</text:span></text:a></text:p>
      <text:p text:style-name="P2"><text:span text:style-name="T3">To: </text:span>王修亮<text:span text:style-name="T3"><text:line-break/></text:span>「我難道到死都只能對家裡的貓說人話了嗎<text:span text:style-name="T3">?</text:span>」<text:span text:style-name="T3"><text:line-break/></text:span>這番童稚之語令我感到唏噓且共鳴。<text:span text:style-name="T3"><text:line-break/><text:line-break/></text:span>曾幾何時，在這鳥島上講道理也是這麼困難。不是人們聽不懂，而是他們不在乎。<text:span text:style-name="T3"><text:line-break/><text:line-break/></text:span>當然不文明的人到處都有，即使是號稱多元文化之邦的澳大利亞之中，作為最安寧的城市之一的墨爾本（基本上澳洲有啥動亂都是雪梨跟布里斯班遭殃，墨爾本從沒有份），也會有車上音樂開很響的飆車中二小屁孩指點我笑罵<text:span text:style-name="T3"><text:s/>monkey</text:span>。（尤其在我騎車出門時更甚，因為身體原因，我只能騎有輔助輪的車。搞到我後來我都將車封在儲藏室生灰塵，寧願乘火車跟電車代步）但基本上這只是極少數，而且如果我對隨便哪個人，例如我所讀的大學教授以及同學講起這回事，他們肯定憤怒罵道<text:span text:style-name="T3"><text:s/>'What a racist!'</text:span>。<text:span text:style-name="T3"><text:line-break/></text:span>（而且種族歧視在這是重罰的，假如我隨身帶著錄影鏡頭將那群<text:span text:style-name="T3"><text:s/>racists </text:span>的舉止錄下來交給仲裁庭，他們大概得等著吃官司。）<text:span text:style-name="T3"><text:line-break/><text:line-break/></text:span>但是假如我現在回到台灣，表現得像是對岸來的人哪怕任何一點（多數剛認識我的台灣人，聽到我的口音都以為我是香港僑生或上海人，但其實不是），八成會被當老鼠喊打。連我家人都會唸「我怎麼都不會講台語，到底是不是我家生的」了，我實在無法想像這鳥島的<text:span text:style-name="T3"><text:s/>racism </text:span>還能嚴重到甚麼地步。更糟的是，現在主流意識皆以這種不文明為傲，打開臉書看到台灣的網友幾乎是卯盡全力為反對而反對的姿態，實在令我氣結。<text:span text:style-name="T3"><text:line-break/><text:line-break/></text:span>離題了。我認為可以跟您的女兒說，「多讀些文學著作，有空去故宮或國史館參觀藝術展，看些電影、音樂會或舞台劇甚麼的，感受這世界上最美的一些事物，也許就不會這麼寂寞了。」<text:span text:style-name="T3"><text:line-break/><text:line-break/></text:span>「天地有大美而不言」，從另外一層的意思上說，不論外人再怎麼批鬥，美的本質終究不會變。當這份追求美的精神及鑑賞力刻在自己的骨髓裡，那會是一生的財富，誰也奪不走。</text:p>
      <text:p text:style-name="P1"><text:span text:style-name="T1">陳真</text:span><text:s/>  |  2014.12.19 00:45   |   <text:a xlink:type="simple" xlink:href="http://palinfo.habago.org/Entry?Command=Information_PrintForum&amp;iPage=357#FORUM33339"><text:span text:style-name="T2">#</text:span></text:a></text:p>
      <text:p text:style-name="P3"><text:span text:style-name="T3">TO </text:span>平璽，<text:span text:style-name="T3"><text:line-break/><text:line-break/></text:span>我敢說，你這個署名，一定是來到這留言板之後所臨時瞎掰的假名。當然，匿名是你的自由，但匿名攻擊任何一個活生生的非公眾人物卻不是一種自由，而是卑鄙齷齪的行為。<text:span text:style-name="T3"><text:line-break/><text:line-break/></text:span>如果你真的凍未條，很想對個別人事物批評指教，那請你告訴大家你的種種具體身份資料，以便別人也可以對你如法砲製，或把你繩以之以法。人總該願意為自己不正當的言論負責，否則他就根本不應該講那樣一些話。<text:span text:style-name="T3"><text:line-break/><text:line-break/></text:span>我回頭去看了你之前的一些留言，看來你是很反綠的。但我實在看不出你跟那些你所討厭的綠色生物在發言態度上或水平上有什麼不同。<text:span text:style-name="T3"><text:line-break/><text:line-break/></text:span>態度不佳我能忍受，但越過紅線去抹黑個人或對個人指指點點我沒法忍，即便受害者是我的敵人也一樣。卑鄙就是卑鄙，做在任何人身上都一樣卑鄙。</text:p>
      <text:p text:style-name="P1"><text:span text:style-name="T1">陳真</text:span><text:s/>  |  2014.12.19 00:17   |   <text:a xlink:type="simple" xlink:href="http://palinfo.habago.org/Entry?Command=Information_PrintForum&amp;iPage=357#FORUM33338"><text:span text:style-name="T2">#</text:span></text:a></text:p>
      <text:p text:style-name="P2"><text:span text:style-name="T3">TO </text:span>平璽，<text:span text:style-name="T3"><text:line-break/><text:line-break/></text:span>我刪了你所提供的兩個連結。這些連結，內容主要是針對劉小姐個人的純抹黑，一部份則是無法議論的個別人事物。<text:span text:style-name="T3"><text:line-break/><text:line-break/></text:span>抹黑的部份，例如說她什麼<text:span text:style-name="T3"><text:s/>"</text:span>愛慕虛榮<text:span text:style-name="T3">"</text:span>，說她什麼<text:span text:style-name="T3"><text:s/>"</text:span>仗著幾分姿色<text:span text:style-name="T3">" "</text:span>愛漂亮<text:span text:style-name="T3">" </text:span>云云。媽的，我若知道你是誰，我若也這樣四處公開攻擊你，你做何感想？你如何可能跟全世界證明你沒有<text:span text:style-name="T3">"</text:span>愛慕虛榮<text:span text:style-name="T3">"</text:span>、<text:span text:style-name="T3">"</text:span>你沒有仗著幾分姿色<text:span text:style-name="T3">"</text:span>？<text:span text:style-name="T3"><text:line-break/><text:line-break/></text:span>媽的，任何人要愛慕虛榮或仗著幾分姿色不行嗎？媽的，這是它媽的什麼社會，連你我有沒有愛慕虛榮也要跟社會大眾交心表態嗎？<text:span text:style-name="T3"><text:line-break/><text:line-break/></text:span>如果說你真的不懂得這樣一種針對個人的抹黑攻擊很卑劣醜陋，那請你告訴大家你叫什麼名字、在哪工作、何種身份等等，我很樂意用同樣的手法在你身上演練幾回，讓你明白這個做人的基本道理。<text:span text:style-name="T3"><text:line-break/><text:line-break/></text:span>或者，我其實更願意呼籲大家，盡量挖掘出你的各種個人資料，然後請社會大眾來評評理、針貶一番，看看你過去的生活種種有沒有曾經居心不良或道德敗壞之處，歡迎大家來討論。<text:span text:style-name="T3"><text:line-break/><text:line-break/></text:span>或是，如果有人也對你進行你所謂的<text:span text:style-name="T3"><text:s/>"</text:span>釣魚<text:span text:style-name="T3">"</text:span>，然後加以剪接，把你被誘導的不堪言行全給公諸於世，大加討伐，看看你是不是還會輕描淡寫地說這只是一種<text:span text:style-name="T3"><text:s/>"</text:span>釣魚<text:span text:style-name="T3">"</text:span>？<text:span text:style-name="T3"><text:line-break/><text:line-break/></text:span>要是你在整個被我糟踏的過程中膽敢有一絲掩飾或撒謊，大家更能進一步證明你是個滿口謊言的無恥小人。<text:span text:style-name="T3"><text:line-break/><text:line-break/></text:span>媽的，如果對別人的痛苦無動於衷其實也就算了，居然還一副道德巍峨地講漂亮話、風涼話。<text:span text:style-name="T3"><text:line-break/><text:line-break/></text:span>我只針對援交設局的事來談，至於其它有無什麼非法公益募款等等，那是另一回事。但那同樣是一種個別人事物而不該議論，除非你有確切的證據；否則，你不可能去議論一種你毫無確切資料來做為一種客觀議論基礎的個別人事物。<text:span text:style-name="T3"><text:line-break/><text:line-break/></text:span>如果她違法，檢調單位就該去追查，輪不到任何人憑空胡扯，任意信口開河，那真的很卑鄙很無恥。<text:span text:style-name="T3"><text:line-break/><text:line-break/></text:span>我很不樂意浪費時間一再講同樣的一些有關言論自由的基本道理，我就耐著性子就再說這麼一次。請發言謹慎，請自重。<text:span text:style-name="T3"><text:line-break/><text:line-break/></text:span>侯孝賢說，<text:span text:style-name="T3">"</text:span>當我們找到限制，我們就找到了自由。<text:span text:style-name="T3">" </text:span>同理，如果我們無法尊重言論應有的分寸與限制，我們就不可能有任何言論自由；剩下來的就只會是一大群沒頭沒臉的蛆，肆無忌憚地攻擊傷害，任意肆虐人群，使人噤若寒蟬；正猶如台灣網路世界之毫無言論自由一般。<text:span text:style-name="T3"><text:line-break/><text:line-break/></text:span>在這樣一種群蛆橫行無阻為所欲為的環境中，彷彿唯有也讓自己變成一隻沒頭沒臉的蛆，然後才有可能發出聲音。問題是，一隻蛆能發出什麼有意義的聲音？<text:span text:style-name="T3"><text:line-break/><text:line-break/></text:span>即便只是一句話，依然總得連結著一個活生生的<text:span text:style-name="T3"><text:s/>"</text:span>人<text:span text:style-name="T3">"</text:span>，然後這<text:span text:style-name="T3"><text:s/>"</text:span>話<text:span text:style-name="T3">" </text:span>才有可能取得意義。<text:span text:style-name="T3"><text:line-break/><text:line-break/></text:span>你若再違規，我就逕予刪除而不想再反覆多說。</text:p>
      <text:p text:style-name="P1"><text:span text:style-name="T1">王修亮</text:span><text:s/>  |  2014.12.19 00:05   |   <text:a xlink:type="simple" xlink:href="http://palinfo.habago.org/Entry?Command=Information_PrintForum&amp;iPage=357#FORUM33337"><text:span text:style-name="T2">#</text:span></text:a></text:p>
      <text:p text:style-name="P3"><text:span text:style-name="T3">to:</text:span>平璽<text:span text:style-name="T3"><text:line-break/></text:span>劉女是否誠信，是否圖名，是否淫蕩，涉及私德，但無貪贓枉法，本非公眾之事，唯家人至交可對面諍言，他人或可私心自論，評其是非，但於公眾瞻觀之處，何權置喙<text:span text:style-name="T3">?<text:line-break/><text:line-break/></text:span>而身為媒體，設局釣魚，挾巨大資本，欺凌極弱，窺人隱私以供天下笑謔，以謀自身之利。視「人」為何物<text:span text:style-name="T3">?</text:span>隨媒體而笑謔者，又視人為何物<text:span text:style-name="T3">?<text:line-break/><text:line-break/></text:span>我見識甚少，但衷心感痛。</text:p>
      <text:p text:style-name="P5"/>
      <text:p text:style-name="P1"><text:span text:style-name="T1">平璽</text:span><text:s/>  |  2014.12.18 23:30   |   <text:a xlink:type="simple" xlink:href="http://palinfo.habago.org/Entry?Command=Information_PrintForum&amp;iPage=358#FORUM33336"><text:span text:style-name="T2">#</text:span></text:a></text:p>
      <text:p text:style-name="P3">這幾天正反兩面報導概莫掃過一遍，此事被八卦雜誌設局，幾無疑義。不過這種設局，與其說是無端誣陷，不如說更近於所謂的「釣魚」辦案更貼切。與其相識的知名記者臧家宜，直批該姝抱團取暖、謊話連篇：<text:span text:style-name="T3"><text:line-break/><text:line-break/>(</text:span>陳真按：刪除連結<text:span text:style-name="T3">)<text:line-break/><text:line-break/></text:span>衡評閱聽後的綜合觀感：小報風格固不足取，但劉女本身亦有誠信問題；面對當事人提告，水果周刊反應出奇平靜，表示走入司法程序，恐未必對劉小姐有利。只能說靜待司法判決了。</text:p>
      <text:p text:style-name="P1"><text:span text:style-name="T1">王修亮</text:span><text:s/>  |  2014.12.18 22:26   |   <text:a xlink:type="simple" xlink:href="http://palinfo.habago.org/Entry?Command=Information_PrintForum&amp;iPage=358#FORUM33335"><text:span text:style-name="T2">#</text:span></text:a></text:p>
      <text:p text:style-name="P2">我昨天也和女兒在討論劉小姐的事件，母女倆非常生氣。<text:span text:style-name="T3"><text:line-break/><text:line-break/></text:span>不論個人選擇何種價值觀與生活方式，只要不是傷害他人，都是他自己的隱私與選擇。除了親人好友，外人無可置喙，更不要說設局陷害。<text:span text:style-name="T3"><text:line-break/><text:line-break/></text:span>女兒最後說<text:span text:style-name="T3">:</text:span>「我好希望告訴世界上的人，不要這樣做，不要這樣說。可是同學都漠不關心，想他們討論這一類的事，他們了不起回一句<text:span text:style-name="T3">:</text:span>『這樣喔<text:span text:style-name="T3">!</text:span>』就不理我了。將來你過世了，我在這世上還有人可以說話嗎<text:span text:style-name="T3">?</text:span>我難道到死都只能對家裡的貓說人話了嗎<text:span text:style-name="T3">?</text:span>」<text:span text:style-name="T3"><text:line-break/><text:line-break/></text:span>此言入耳，椎心刺骨<text:span text:style-name="T3">....</text:span>我將女兒教養成一個人，卻留給他如此寂寞的世界。</text:p>
      <text:p text:style-name="P1"><text:span text:style-name="T1">嘵冬</text:span><text:s/>  |  2014.12.18 14:04   |   <text:a xlink:type="simple" xlink:href="http://palinfo.habago.org/Entry?Command=Information_PrintForum&amp;iPage=358#FORUM33334"><text:span text:style-name="T2">#</text:span></text:a></text:p>
      <text:p text:style-name="P3">我因關心台灣的選舉，偶然看到别人轉貼陳真醫生的文章，才注意到這個網站，這版網頁的。我有相見恨晚，終于找到對的感覺，也很欣慰在台灣渾濁的環境里還能看到一塊净土。<text:span text:style-name="T3"><text:line-break/><text:line-break/></text:span>我去國多年，中文越来越退步，用漢語拼音打簡體字很快，但是要去找繁體字就慢了。我只想簡單說幾句。每天能到此是非分明<text:span text:style-name="T3">no bias</text:span>的網頁，閲讀各位的真知卓見，是一種幸福。<text:span text:style-name="T3"><text:line-break/><text:line-break/></text:span>讀陳真<text:span text:style-name="T3">|2014.12.16 11:23|</text:span>的文章，最后兩段，似乎解除了我的困惑<text:span text:style-name="T3"><text:s/>(at a loss)</text:span>，也豁然明白我那說不出的鬱悶和徬惶，八成是因為看到台灣種種不能用常理去解釋的怪異恐怖現象，而產生的。如今遇到了良醫，他說<text:span text:style-name="T3">: “</text:span>我有時會接到這樣一些年輕人甚至青少年的來信，我對他們的鬱悶與痛苦實在愛莫能助，畢竟我自己也是這樣咬緊牙關血淚艱辛地走過來。但我常想到尼采的一句話：<text:span text:style-name="T3">"</text:span>你該為你的痛苦感到慶幸，因為這意味著你還沒學會世故與狡滑。<text:span text:style-name="T3">" </text:span>同理，你該為你的鬱悶與徬惶感到慶幸，因為這意味著你還活著，還有點生命跡象，還沒被洗腦洗得徹底；大腦和心靈還有點功能，對生命、對是非良善美醜還有點熱情。<text:span text:style-name="T3">” <text:line-break/><text:line-break/></text:span>就這句<text:span text:style-name="T3"><text:s/>“</text:span>慶幸<text:span text:style-name="T3">” </text:span>，讓我確信自己没感染到什麼病毒，也讓我清楚知道我活的還算好。還有他說的：<text:span text:style-name="T3">”……..</text:span>台灣記者典型的尖锐狂躁聲音<text:span text:style-name="T3">……” </text:span>我頗有同感，<text:span text:style-name="T3"><text:s/></text:span>比之<text:span text:style-name="T3">CCTV4 news anchor </text:span>的專業素質和新聞内容，差矣！</text:p>
      <text:p text:style-name="P1"><text:span text:style-name="T1">陳真</text:span><text:s/>  |  2014.12.18 12:06   |   <text:a xlink:type="simple" xlink:href="http://palinfo.habago.org/Entry?Command=Information_PrintForum&amp;iPage=358#FORUM33333"><text:span text:style-name="T2">#</text:span></text:a></text:p>
      <text:p text:style-name="P2">但丁生於距今七百多年。今有藍綠，古有黑白。但丁當時的黑白兩派，就像民進黨的新潮流系和美麗島系一樣，前者喜歡講獨立，講理念，後者比較務實，奪權至上；表面上好像有差異，其實一丘之貉。<text:span text:style-name="T3"><text:line-break/><text:line-break/></text:span>跟我一樣，但丁原本屬於白的，亦即新潮流系；後來黑的那一派佔上風，開始組織暗殺隊伍迫害白的，於是但丁就被放逐了。<text:span text:style-name="T3"><text:line-break/><text:line-break/></text:span>後來，他超越了黑白，由獨變統，開始認同對岸，亦即認同神聖羅馬帝國，希望他們能一統江山。這下子，隸屬教宗的黑白兩派全把但丁視為叛徒，說他是義奸<text:span text:style-name="T3">(</text:span>義大利的義<text:span text:style-name="T3">)</text:span>，下令只要逮到他，人人得而誅之。<text:span text:style-name="T3"><text:line-break/><text:line-break/></text:span>但丁流亡在外，一生沒法再踏回故土。流亡在外的十幾年，寫下但丁神曲，一直寫到臨死前夕，還好有寫完。現實中拿那些混蛋沒轍，於是就在書裏復仇，把黑白兩派那些人渣全打入地獄受盡苦刑，除了讓幾位教宗雙腳朝天，還把一些人給丟進糞池中，永世泡在糞便中，或是火烤、冰凍、大風吹等等，地獄中很多酷刑。至於那些很愛生氣的，就讓他整天自己咬自己的肉，咬得血肉模糊。<text:span text:style-name="T3"><text:line-break/><text:line-break/></text:span>至於他一生暗戀但卻二十多歲就過世的一個少女，則和但丁一同上了天堂。<text:span text:style-name="T3"><text:line-break/><text:line-break/></text:span>人性千百年來似乎都沒什麼改變，歷史也一樣，永遠都是同樣的戲碼。你打算在這戲中演何種角色，就由你自行決定。<text:span text:style-name="T3"><text:line-break/><text:line-break/></text:span>我一直想向上提昇，想往人多的地方走比較安全，但卻始終走錯路，一再沉淪，竟來到一個人煙罕至之境。</text:p>
      <text:p text:style-name="P1"><text:span text:style-name="T1">陳真</text:span><text:s/>  |  2014.12.18 10:57   |   <text:a xlink:type="simple" xlink:href="http://palinfo.habago.org/Entry?Command=Information_PrintForum&amp;iPage=358#FORUM33332"><text:span text:style-name="T2">#</text:span></text:a></text:p>
      <text:p text:style-name="P3">記得在但丁神曲中的地獄忘了是第幾層，應該是第八或第九，反正就是很後面的層數<text:span text:style-name="T3">(</text:span>越後段班，罪孽越重<text:span text:style-name="T3">)</text:span>，有一些人被倒栽蔥，頭朝下埋入洞坑裏，兩隻腿朝天劇烈痛苦掙扎。但丁睜眼一看，我還以為這些人是誰呢，原來是歷任教皇啊。但丁說，這些人生前藉其權勢，打壓善良的人，卻高舉惡棍，如今活該頭腳倒立活受罪。<text:span text:style-name="T3"><text:line-break/><text:line-break/></text:span>但丁把地獄分成九層，入口冥河處寫著一段很動人的話：<text:span text:style-name="T3"><text:line-break/><text:line-break/>"</text:span>這裡直通悲慘之城，無盡之苦。我永存不朽，在我之前，萬象未形，只有永恆的事物存在。來者啊！快將一切希望揚棄<text:span text:style-name="T3">!"<text:line-break/><text:line-break/></text:span>主人翁但丁，一開始在一座黑森林中迷路，途中被三種猛獸攔住去路，幸好神明派他的一位偶像詩人前來帶領脫困，歷覽地獄各層亡魂之苦。後來，在他的愛人陪同下雙雙上了天堂，憑藉的不是什麼超凡入聖的世俗偉大德性，而是一種領悟，一種對於人性根本之善的回歸，一份平凡的愛。<text:span text:style-name="T3"><text:line-break/><text:line-break/></text:span>但丁說：<text:span text:style-name="T3">"</text:span>愛是所有溫柔之心都能迅速體會的東西<text:span text:style-name="T3">"</text:span>。他還說：「人類啊，你們生來就是為了飛上天的，為何遇上一點風，便墜落在地？」</text:p>
      <text:p text:style-name="P1"><text:span text:style-name="T1">隆誌</text:span><text:s/>  |  2014.12.18 10:25   |   <text:a xlink:type="simple" xlink:href="http://palinfo.habago.org/Entry?Command=Information_PrintForum&amp;iPage=358#FORUM33331"><text:span text:style-name="T2">#</text:span></text:a></text:p>
      <text:p text:style-name="P2"><text:span text:style-name="T3">to </text:span>陳真<text:span text:style-name="T3"><text:line-break/></text:span>我早已經對媒體心死，已經至少快七年不看的台灣電視台。往往許多事件，根本就是媒體刻意扭曲，而造成的爭議。舉個例子，去年有所謂台中市要禁止摩托車的傳聞。實際上，是媒體報導時，僅擷取該政策的其中一句話。該政策是指，水湳特區將成低碳示範區，禁止燃油交通工具行駛。經過媒體報導之後，變成台中市要禁行機車。一堆人相信，並且要老胡下台負責。<text:span text:style-name="T3"><text:line-break/></text:span>這一切都只有一個目的，製造新聞，獲取眼球。製造方式，除了扭曲這種被動式製造法之外，壹週刊進台灣後，就帶進主動式製造，就像這位劉小姐的事件。這種製造方式，目標都是<text:span text:style-name="T3">“</text:span>名人<text:span text:style-name="T3">”</text:span>，尤其是被新聞媒體捧出來的素人。像那種演藝界人士，對這些製造新聞的手法，都有深刻瞭解，所以媒體很難從他們身上得利。這些被新聞媒體捧出來的素人，往往沒有媒體經驗，很容易落入陷阱。這位劉小姐之前被新聞媒體（包含壹週刊）捧高高，然後現在被打落水狗。這只是製造新聞的一個循環。猶如許多商界人士所說，猶太商人的做生意法：「養、套、殺」。<text:span text:style-name="T3"><text:line-break/></text:span>然而媒體的做法只是滿足這社會的需求，反應目前社會的風氣。往往社會大眾喜歡激情和同情，只要任何能產生激情和同情的事物，都被大眾所相信與接受。若是正向事務也就罷了，偏偏這社會所需要的激情和同情，是民粹與濫情。對於追求的真相，從來就不是事實本身，而是大眾所想要對象和結果。<text:span text:style-name="T3"><text:line-break/></text:span>我正冷冷地看這個社會，何時被自已的態度和風氣所反噬。</text:p>
      <text:p text:style-name="P1"><text:span text:style-name="T1">陳真</text:span><text:s/>  |  2014.12.18 01:51   |   <text:a xlink:type="simple" xlink:href="http://palinfo.habago.org/Entry?Command=Information_PrintForum&amp;iPage=358#FORUM33330"><text:span text:style-name="T2">#</text:span></text:a></text:p>
      <text:p text:style-name="P3">考慮了一下，才把底下這聲明節錄貼出，全文請見報社原址。<text:span text:style-name="T3"><text:line-break/><text:line-break/></text:span>之所以猶豫是否貼出，是因為不希望引起任何針對當事人<text:span text:style-name="T3"><text:s/>"</text:span>個人<text:span text:style-name="T3">" </text:span>的議論。<text:span text:style-name="T3"><text:line-break/><text:line-break/>"</text:span>對個別人事物敬若神明<text:span text:style-name="T3">" </text:span>一直是這版面的一個基本天條。我自信可以在公與私以及言論責任等種種分寸之間拿捏得當，但我基本上不太相信一般人的文化水平。<text:span text:style-name="T3"><text:line-break/><text:line-break/></text:span>不過，我還是決定把劉小姐這篇公開聲明貼出，原因有幾點：<text:span text:style-name="T3"><text:line-break/><text:line-break/></text:span>一，媒體如此百般糟踏一個非公眾人物，如果這樣的事不會讓人憤怒，那我真不知道世界上還有什麼值得憤怒的事。<text:span text:style-name="T3"><text:line-break/><text:line-break/></text:span>劉小姐是個單親媽媽，她究竟犯了什麼有害公眾權益的錯？因此必須大書特書，撲天蓋地百般醜化妖魔化，使之痛不欲生？<text:span text:style-name="T3"><text:line-break/><text:line-break/></text:span>任何人心裏就算有什麼貪念，應該被迫去向社會大眾告白、認錯與懺悔嗎？媽的，我究竟是活在一個它媽的什麼樣的野蠻社會？這是在獵女巫嗎？難道現在是<text:span text:style-name="T3">18</text:span>世紀還是<text:span text:style-name="T3">15</text:span>世紀？有著屬於該世紀的特殊文化與道德？<text:span text:style-name="T3"><text:line-break/><text:line-break/></text:span>二，更可恨的是，媒體造謠說謊傷害個人隱私就已經應該抓去槍斃了，竟然還會參與製造新聞！故意出重金高價，引誘對方上當，藉由進一步引導問話，使其在重金面前出醜，並事先架設攝影機，錄下這一切不堪的對話，然後再公諸於世，賺取媒體暴利。<text:span text:style-name="T3"><text:line-break/><text:line-break/></text:span>這樣一種事，若發生在一些比較進步文明的國家，勢必會引起社會公憤，而且，毫無疑問，包括媒體編輯及相關記者，還有報社及雜誌社主管，統統肯定都得下台並吃上官司，而且勢必得賠償一筆天價鉅額賠償金給受害的當事人。<text:span text:style-name="T3"><text:line-break/><text:line-break/></text:span>但在台灣呢，好像大家完全不痛不癢似的。不但不痛不癢，而且酸言酸語看笑話，當成八卦趣聞看得樂不可支。<text:span text:style-name="T3"><text:line-break/><text:line-break/></text:span>實在很不喜歡台灣這個社會，缺乏文化，缺乏基本人性應有的分寸與良善，缺乏基本的是非善惡感，整天不是熱衷於政治上的搖旗吶喊與傷害異己，就是熱衷於各種八卦與肉體的窺伺與評價，熱衷於名利、名人和名位等等話題元素及人生目標，要不就是追逐各種無聊至極的低俗娛樂。<text:span text:style-name="T3"><text:line-break/><text:line-break/></text:span>天底下有沒有哪個媒體，竟然可以設局害人，侵犯個人隱私，並藉以製造新聞來賺取暴利？然後卻不但毫髮無損，不但不會被繩以之法，而且銷路反而竄升，財源滾滾？<text:span text:style-name="T3"><text:line-break/><text:line-break/></text:span>我知道，要把這樣的道理講出來並不難，甚至我也許很容易就能讓人認同我的說法。但是，重點並不是理智上的認同，重點是你的心到底有沒有因此受傷？重點是你會不會覺得恨？會不會因此憤怒？會不會對當事人所承受的傷害和無助感到難過和痛苦？<text:span text:style-name="T3"><text:line-break/><text:line-break/></text:span>我從來都不是個孤僻男，我的朋友一度簡直滿天下。<text:span text:style-name="T3">17</text:span>年前出國念書時，我的常用通訊錄裏頭有兩千七百多個人和團體的電話。簡直就像個交際男，雖然我完全不會交際。<text:span text:style-name="T3"><text:line-break/><text:line-break/></text:span>平常，不幸被迫必須跟人吃飯，我都覺得壓力好大，因為我只會顧著埋頭猛吃，完全不會任何社交禮儀，往往洋相百出。例如，至今我從未敬過酒，這樣的社交動作我完全做不到，那就好像要強迫一隻野生獼猴給人敬酒一樣困難。<text:span text:style-name="T3"><text:line-break/><text:line-break/></text:span>也許就像<text:span text:style-name="T3"><text:s/>"</text:span>絕美之城<text:span text:style-name="T3">" </text:span>裏那個男主角所說，<text:span text:style-name="T3">"</text:span>我的社交能力已經穩定退化三十年<text:span text:style-name="T3">"</text:span>。退化的原因，我猜一部份就跟心境和心靈好惡有關。<text:span text:style-name="T3"><text:line-break/><text:line-break/></text:span>比方說我覺得美的人事物，大家似乎都不覺得；至於那些我覺得醜到爆的，甚至是根本不值得一提的人渣或噁心無聊事情，大家卻反而很熱衷，很投入，甚至非常熱愛。<text:span text:style-name="T3"><text:line-break/><text:line-break/></text:span>同理，當我憤怒到都想毀滅世界了，但別人卻往往不痛不癢。理智上，也許你可以讓對方<text:span text:style-name="T3"><text:s/>"</text:span>了解<text:span text:style-name="T3">" </text:span>是非善惡，但重點不是理智上的了解，而是情感上的溫度與認同。<text:span text:style-name="T3"><text:line-break/><text:line-break/></text:span>任誰其實都一樣，你帶著傷的事，你不會想跟那些對之不痛不癢的人提起。因為，光是<text:span text:style-name="T3">knowing(</text:span>知道<text:span text:style-name="T3">)</text:span>是不夠的，重點是<text:span text:style-name="T3">knowing with feeling(</text:span>帶著傷的知道<text:span text:style-name="T3">)</text:span>。<text:span text:style-name="T3"><text:line-break/><text:line-break/></text:span>例如，我並不是真的很孤僻不想談比方說南京大屠殺或日本人如何殘殺虐殺四十幾萬台灣人，重點是，除了對滑鼠談，談給自己聽，或是頂多有些偶而就釋放到這個留言板上來，平常你要講給誰聽？<text:span text:style-name="T3"><text:line-break/><text:line-break/>"</text:span>聽<text:span text:style-name="T3">" </text:span>跟<text:span text:style-name="T3"><text:s/>"</text:span>講<text:span text:style-name="T3">" </text:span>當然都很容易，但重點是：<text:span text:style-name="T3"><text:s/>"</text:span>不帶傷的知道<text:span text:style-name="T3">" </text:span>只是令人更加氣餒與孤獨而已，毫無言談意義。<text:span text:style-name="T3"><text:line-break/><text:line-break/></text:span>所有我在乎的事，我喜歡的、痛恨的、痛苦的、悲傷的，幾乎找不到什麼人訴說。之所以難以訴說，一部份是因為有些東西畢竟人各有志，例如天底下幾個人懂維根斯坦懂康德懂數學哲學？平常誰會樂意跟你談你的什麼哲學重大發現，說你發現原來<text:span text:style-name="T3"><text:s/>"</text:span>一真的等於一<text:span text:style-name="T3">"</text:span>，<text:span text:style-name="T3">"</text:span>原來這真的是我的手<text:span text:style-name="T3">"</text:span>，<text:span text:style-name="T3">"</text:span>原來這真的是一隻茶杯<text:span text:style-name="T3">"</text:span>？<text:span text:style-name="T3"><text:line-break/><text:line-break/></text:span>或是，誰會樂意跟你談你所喜歡的那些極少數人才會喜歡的藝術？例如誰會想跟你談但丁神曲？談<text:span text:style-name="T3"><text:s/>R.M.Rilke</text:span>的詩，談蘇古諾夫，談高達，談歌德，談唐吉訶德，談沈從文，談杜斯妥也夫斯基，談唐喬凡尼，談托斯卡<text:span text:style-name="T3">....</text:span>？生活周遭，誰能跟你真正分享這樣一種打心底快要爆炸的熱情和感動？<text:span text:style-name="T3"><text:line-break/><text:line-break/></text:span>例如<text:span text:style-name="T3"><text:s/>J.D.Salinger </text:span>塵封多年的遺作，也許將要在往後十數年內一一出現江湖，聽到這消息，你會因此狂喜嗎？生活周遭，這樣的人應該少之又少。<text:span text:style-name="T3"><text:line-break/><text:line-break/></text:span>這類難以訴說的人事物，沒法談倒也情有可原，畢竟人各有所好，沒法強求。但是，難道連一些最基本的是非善惡美醜，乃至連人性最基本的惻隱與憐憫之心，也根本不可能與人共享？<text:span text:style-name="T3"><text:line-break/><text:line-break/></text:span>讓我帶傷的事，卻讓你笑開懷，樂翻天，巴不得多來一些像劉小姐這樣的八卦？難道我們連人性的基本模樣也長得南轅北轍？你在乎的事，我根本一點感覺也沒有；我在乎的事，你倒是不痛不癢毫無感覺。<text:span text:style-name="T3"><text:line-break/><text:line-break/></text:span>我之所以貼出劉小姐這篇聲明，還有第三點原因，大約就是我上面所說的這樣一種感覺。它的確讓我非常感動。不是憐憫，而是感動；只是我畢竟不是作家，缺乏微妙的文字能力，沒法表達這樣一種美麗與哀愁確切存在於哪些話語的字裏行間。<text:span text:style-name="T3"><text:line-break/><text:line-break/></text:span>我常想起齊克果的一些話，他常說，上帝不會出現在光鮮亮麗的教堂之上，但祂卻總是會以一種不可思議的方式，悄悄出現在那些被眾人鄙棄嘲弄的人身邊。<text:span text:style-name="T3"><text:line-break/><text:line-break/></text:span>許多時候，也許苦難折磨不一定是壞事，它反而能夠讓人的靈魂得到一種淨化與救贖，特別是當他心裏有著一種愛時。<text:span text:style-name="T3"><text:line-break/><text:line-break/></text:span>聖經上有句話我非常喜歡：<text:span text:style-name="T3">"</text:span>我什麼時候軟弱，什麼時候就剛強了。<text:span text:style-name="T3">" </text:span>我似乎能體會這句話，經常縈繞胸中。我此生最美好最剛強的一刻，也許就是在那樣一些被災難幾乎徹底擊倒、完全無力抵抗的時刻。<text:span text:style-name="T3"><text:line-break/><text:line-break/></text:span>反之，當災難遠離，當我個人能力和知識比之前略微加強了些，而且不愁衣食，生活也順遂許多時，我反倒覺得好像有什麼珍貴的東西從我心裏破滅了，消失了，遠離了。<text:span text:style-name="T3"><text:line-break/><text:line-break/></text:span>陳真<text:span text:style-name="T3"><text:line-break/>==============<text:line-break/>http://goo.gl/iz5V5F<text:line-break/><text:line-break/>5</text:span>千字自述心境　劉喬安：「封王」非我所願，我不是妓女<text:span text:style-name="T3"><text:line-break/><text:line-break/>NOWnews<text:line-break/><text:line-break/>2014</text:span>年<text:span text:style-name="T3"><text:s/>12</text:span>月<text:span text:style-name="T3"><text:s/>16</text:span>日<text:span text:style-name="T3"><text:line-break/><text:line-break/></text:span>劉喬安<text:span text:style-name="T3">10</text:span>日晚間自澳門搭機抵台，面對媒體追問援交一事，她突然哭喊：別再傷害我了。<text:span text:style-name="T3"><text:line-break/><text:line-break/></text:span>台北報導<text:span text:style-name="T3"><text:line-break/><text:line-break/></text:span>上周被周刊爆出疑似高檔援交的太陽花女王劉喬安，今<text:span text:style-name="T3">(16)</text:span>日晚間在臉書貼出<text:span text:style-name="T3">5</text:span>千多字的聲明，她說，「封王」非她所願，也解釋換褲子的始末，她也寫道「花言巧語騙一名窮單親媽媽，誘嚇我鏡頭面前脫褲子，再公開給社會，日日夜夜凌遲我的尊嚴。不太道德吧？」，「請大家幫幫喬安這不堪的女人，幫我轉發！這次我一定告到底」。<text:span text:style-name="T3"><text:line-break/><text:line-break/></text:span>以下為劉喬安臉書全文：<text:span text:style-name="T3"><text:line-break/><text:line-break/></text:span>我又闖禍了，鬧得滿城風雨。不僅傷害了家人，更令朋友蒙羞，一步行差踏錯毀滅了所有的一切。記者媒體不斷追問，我謹以此發文給社會一個解釋，自此不再為該事件發言或回應。<text:span text:style-name="T3"><text:line-break/><text:line-break/></text:span>太陽花學運，很意外因為一張照片，因為華幹哥的一番讚美，突然從平民加冕為「女王」，我相信對每一個女生來說，都是高興的。有很多人批評我很想紅，說我憑什麼。自始至終我從未以「太陽花女王」的名義發表過任何言論，也沒有參加過任何公開活動，沒有因太陽花女王一詞，獲得任何一分利益！<text:span text:style-name="T3"><text:line-break/><text:line-break/></text:span>現金台灣這個社會只要稍有些知名度，哪怕只是個坑蒙拐騙恐嚇富商被關過的無賴，也能跳出來選個什麼東西。當時身邊朋友都猜我以後會上節目當名嘴或者變通告藝人，又或者勸進我積極參與社會活動，為自己準備將來可能的舞台。但我深知自己多少斤兩，安守本份便好。服貿協議我沒有比幾位領袖懂，我也從來不敢替學運發言。我不是領袖，我只是學運的一名參與者。<text:span text:style-name="T3"><text:line-break/><text:line-break/></text:span>「與前夫婚姻」<text:span text:style-name="T3"><text:line-break/><text:line-break/></text:span>再因為捐款問題被記者起底，說我學歷造假，說我謊稱我爸爸是某某某，我媽媽是某某某。隨後又有報導我與「前夫」的婚姻過往。我相信那些報導的資訊來原，都不是來自我或我前夫，是第三方的道聽涂說。<text:span text:style-name="T3"><text:line-break/><text:line-break/></text:span>感情這種事說不清誰對誰錯，在沒有人採訪過我的情況下，報導我的過往，實在令人匪夷所思。報導中指出前夫與我正在爭奪女兒的扶養權，這是不正確的。<text:span text:style-name="T3"><text:line-break/><text:line-break/></text:span>離婚後是前夫主動放棄扶養權，不想照顧女兒，要我自己養。當時我帶著剛出生的女兒搬出父母家裡，因為實在不忍父母再為我操心。<text:span text:style-name="T3"><text:line-break/><text:line-break/></text:span>我的家境並不好，本身又沒有穩定的工作，如何可能爭得扶養權？一個沒有一技之長的單親媽媽，無依無靠養大一個女兒，中間的苦楚千言萬語三言兩語，相信只有同樣經歷的朋友，才可深深體會。<text:span text:style-name="T3"><text:line-break/><text:line-break/></text:span>為了下一代不再經歷我所受過的苦，能有我小時候的想有而沒有。我要盡一切努力要給她一切最好的。最好的玩具，讀最好的學校，接受最好的教育。為了這個女兒，就算砸鍋賣鐵挖肝賣腎我都願意。即使很多人說我不自量力，但這一點上面我絕對堅持。<text:span text:style-name="T3"><text:line-break/><text:line-break/></text:span>一個小寶寶的費用實在高得驚人。女兒剛出生那段時間，我白天幫忙寫企劃賺外快，趁著空閒時間考上品酒師牌照，因為我知道一技之長的重要性。晚上去酒店上班陪喝酒，久久難得才能接到一次飯局。實在是一段每天為錢煩惱，不堪回首的日子。當時只有一個心念，就是「我要養大這個孩子」，只要她能幸福長大，我什麼都願意。<text:span text:style-name="T3"><text:line-break/><text:line-break/></text:span>沉浸聲色場所，難免自卑。我對不同人說過很多謊，說我家是有錢人，說我高學歷。我相信當過「小姐」的人，都懂我為什麼會這麼做。在那種環境下，我不可能告訴大家我叫劉依函，我爸爸是劉某某，我母親是林某某，我家開的西藥房倒掉了，我窮死了，請任意糟蹋欺負我吧？<text:span text:style-name="T3">(</text:span>略<text:span text:style-name="T3">)<text:line-break/><text:line-break/></text:span>「謊報學歷家世」<text:span text:style-name="T3"><text:line-break/><text:line-break/></text:span>學運以後，從來沒有記者向我「本人」問過學歷與家世背景。媒體打聽到那些以前在花場裡瞎掰的故事，再怪我學歷造假。如果這件事需要道歉的話，在此我也向社會大眾道歉。<text:span text:style-name="T3">(</text:span>略<text:span text:style-name="T3">)<text:line-break/><text:line-break/></text:span>我的生活頓時陷入困難，只能靠賣酒這項不穩定的收入。<text:span text:style-name="T3"><text:line-break/></text:span>我從來沒有以玉女自居，也不是不食人間煙火的仙女。我會跑夜店，喝醉酒會暴走會打人，看到帥哥我也會喜歡，有時候也會主動搭訕。那就是我！一身缺點的平凡女人。<text:span text:style-name="T3"><text:line-break/><text:line-break/></text:span>「援交事件」<text:span text:style-name="T3"><text:line-break/><text:line-break/></text:span>我腦子不太好，但又自以為聰明。朋友警告過我很多次，對人沒戒心，太容易相信任何人。事發當天我接到莫名的<text:span text:style-name="T3">Line</text:span>簡訊，相約介紹我一位「香港大哥」要買酒。因為對方行程很趕，要我到酒店與對方碰面，接頭人「小嫻」叫我不要擔心，她會全程陪著我，叫我不要帶朋友隨行，香港大哥會不喜歡。於是我不加懷疑就相約見面。其實不管擔不擔心怕不怕我都必須去，這就是窮人的悲哀吧。<text:span text:style-name="T3"><text:line-break/><text:line-break/></text:span>到了電梯裡面「小嫻」突然說：「等一下會給妳十萬塊，都是妳的。」當下我整個傻掉，整個腦袋嗡嗡響。心想不是來要賣酒的嗎？怎麼突然變這樣。其實當時應該扭頭就走，但我不得不承認「十萬」對我的誘惑實在太大了。<text:span text:style-name="T3"><text:line-break/><text:line-break/></text:span>當時女兒馬上要放學，我本準備去接她下課，如果一開始打算去「援交」，不可能挑這種時段。我女兒讀得是一個月學費四萬多的好學校，同學都是有錢人。每個月到了學費房租的時候，對我來說都是如臨大敵。深怕晚一天繳，女兒在學校又會被人嘲笑。雖然很多朋友願意幫助我，但我實在受夠了到處求人，到處找同情的感覺。<text:span text:style-name="T3"><text:line-break/><text:line-break/></text:span>我的確被「十萬」所誘惑，一個念頭閃過「如果有了這十萬，至少兩個月不用煩惱了。」心想都到門口，乾脆看看對方長什麼樣子好了。這一點我是必須承認，是我最嚴重的錯，我的確動搖了。<text:span text:style-name="T3"><text:line-break/><text:line-break/></text:span>進入房間後「小嫻」馬上離開，留我一個人在房間。小嫻突如的舉動令我感到錯愕，那一刻起我便感覺不對勁，全身寒毛炸束，但仍強坐鎮靜。進入房間後原本要坐在窗邊，後按照「香港大哥」的指示坐在床邊（鏡頭指向的位置）。<text:span text:style-name="T3"><text:line-break/><text:line-break/></text:span>香港人劈頭便從十萬變成兩萬。一連串奇怪的舉動讓我感到很不安，心想什麼跟什麼，先說賣酒把我騙出來，再用十萬騙我進房間，現在又說兩萬塊。總而言之，所有的事情都很奇怪。<text:span text:style-name="T3"><text:line-break/><text:line-break/></text:span>於是就像影片中，我開始跟他閒聊，其主要目的是想試探他究竟在搞什麼鬼。對方從兩萬加到兩萬五，慢慢出到三萬，不斷告訴我行情應該是如何。我想委婉拒絕他，不停告訴對方我沒接過，沒有談過價錢（原版<text:span text:style-name="T3">12</text:span>分鐘影片很清楚的有播出我拒絕他的部分，但新聞沒有播這一段）僵持了好一陣子，我告訴他那是不可能的，出國<text:span text:style-name="T3">10</text:span>萬台灣<text:span text:style-name="T3">7</text:span>萬（新聞誤聽成三萬五，但我沒提過這個數字），是想讓快點抽身。<text:span text:style-name="T3"><text:line-break/><text:line-break/></text:span>我已經確定自己是被設計了。不過當時沒想到對方會是記者，當時以為碰到變態壞人想騙我上床，自己可能是會被強暴拍裸照之類的。<text:span text:style-name="T3"><text:line-break/><text:line-break/></text:span>從他一開口十萬變兩萬，我根本不覺得就算就範得話，會拿到任何錢。那個時候我已經很害怕了，我想把氣氛緩和一些，希望不至於為難我。<text:span text:style-name="T3"><text:line-break/><text:line-break/></text:span>聊過一陣子，我看對方不像會為難我，於是我提出要去接女兒下課，可以借廁所換短褲嗎。<text:span text:style-name="T3"><text:line-break/></text:span>「香港大哥」突然說：「我可以看妳換嗎？」<text:span text:style-name="T3"><text:line-break/></text:span>（完整版影片可以看到這一段）<text:span text:style-name="T3"><text:line-break/><text:line-break/></text:span>我真的嚇死了，嚇到全身血液倒流，腦中早就一片空白。我真的是害怕，怕得照做。當時他要我做什麼我可能都會照辦吧。（原版影片非常清楚，不是我主動要換褲子給他看的）最後要離開時，對方擋在我前面跟我說話，於是我坐回床上跟他聊多幾句。<text:span text:style-name="T3"><text:line-break/><text:line-break/></text:span>我說：「你人很好，但是我不是妓女（<text:span text:style-name="T3">Prostitute</text:span>），我只做愛（<text:span text:style-name="T3">Make Love</text:span>）我喜歡有氣氛，這樣我真的沒辦法。」（明明就是禮貌性的拒絕交易，但經剪接後完全變調）認識我的朋友都知道我本來就很敢講，以我的尺度來說那不算什麼。如果看過全程影片的朋友（全程影片已經流出），應該很清楚，很多內容是被誘導性的講出來的，畫面經過剪接後，似乎像是我很努力推銷自己的身體。<text:span text:style-name="T3"><text:line-break/><text:line-break/></text:span>我一直扮乖，一直打給「小嫻」她都不出現（影片中有都有拍到）。你們可以調六福客棧的錄影帶，我一出房門是嚇得跪在地板上哭，走到電梯口嚇得腿軟走不動，呆坐了最少十分鐘。這就是整件事情的始末，喬安如實交代。<text:span text:style-name="T3"><text:line-break/><text:line-break/></text:span>我錯了，我錯在沒有在電梯裡立刻走人。<text:span text:style-name="T3"><text:line-break/><text:line-break/></text:span>我錯在想看看出十萬塊的人長什麼樣子。<text:span text:style-name="T3"><text:line-break/><text:line-break/></text:span>我錯在他若真給我十萬塊，或許與之苟且。<text:span text:style-name="T3"><text:line-break/><text:line-break/></text:span>學費、保費、精神科藥費、保姆費每項都是鉅額的錢。我的確起了貪念。<text:span text:style-name="T3"><text:line-break/><text:line-break/></text:span>新聞出一來，我滿腦子想著都是女兒的臉，將來她的同學如何嘲笑她「妳媽媽是妓女」！我甚至傻得擔心那位「小嫻」會不會有事情，傳訊息警告她「香港大哥」是壞人，請她小心。（事後發現小嫻與香港大哥都是某單位的資深記者）我相信任何一個女人發生這種糗事，當下第一反應一定是想著如何閃躲。<text:span text:style-name="T3"><text:line-break/><text:line-break/></text:span>四面八方的訕笑，家人與朋友受到沉重的壓力，丟臉丟到全國，丟到對岸，丟到美國丟到義大利，丟到全世界。（經過兩天，包括對岸與外國媒體都在報導了）我慌了，我試著自圓其說，我試著避重就輕，又說了很多不是重點的東西。事件被我愈描愈黑。<text:span text:style-name="T3"><text:line-break/><text:line-break/></text:span>我很想一死了之，但只有在這一刻的人才能真正體會，活下去比死還難。想起多年前在上海工作的某一晚，寶貝打電話給我：「媽媽，我想你ㄟ，我想你想到死掉了怎麼辦？」那通榨乾我眼水的電話，至今印象深刻。我的孩子不能沒有媽媽，即使是一個全國認證的「妓女媽媽」。<text:span text:style-name="T3"><text:line-break/><text:line-break/></text:span>因為受不了壓力<text:span text:style-name="T3">80</text:span>小時不能進食，恐慌症發作。加上這次偷拍事件。我的心理醫生要將我強制住院，勸我不能一個人在家，勸我出國先找朋友照看著我。<text:span text:style-name="T3"><text:line-break/><text:line-break/></text:span>經過幾天沉澱，我覺得閃爍言詞不是解決問題的方式。真心誠意懺悔認錯，才是真正最好的解脫。<text:span text:style-name="T3"><text:line-break/><text:line-break/></text:span>以上都是事實，喬安做錯的地方，喬安真心懺悔。沒有發現錯誤的地方，也請大家告訴我，我可以道歉懺悔一千次一萬次。請不要再騷擾我的家人與朋友了。<text:span text:style-name="T3"><text:line-break/><text:line-break/></text:span>一個女人，接受十萬塊跟人上床，是道德淪喪的敗類。<text:span text:style-name="T3"><text:line-break/><text:line-break/></text:span>一個男人，接受十萬塊跟人上床，社會對他豎起大姆指！<text:span text:style-name="T3"><text:line-break/><text:line-break/></text:span>雖然道德上說不過去，但至少我知道自己在做什麼，我為了是什麼，我的目的是什麼。比起喝醉酒到處亂睡，看見外國人倒貼著睡。我相信比較起來，我是位好媽媽。如果社會願意給我一個機會，給我一份我做得來的穩定工作，喬安必定競競業業，如穫新生的好好工作賺錢。<text:span text:style-name="T3"><text:line-break/><text:line-break/></text:span>事發後家人不希望我接近女兒，有家歸不得。想見寶貝，想問問她會不會生媽媽氣。知道我多久沒看到女兒了嗎？知道校外教學不能陪她去，我有多心疼嗎？<text:span text:style-name="T3"><text:line-break/><text:line-break/></text:span>此次事件對我來說也是人生試金石，很多一直以來「以為」的好朋友，選擇在這個時間離開我，甚至棒打落水狗。很多平常少有往來的朋友，傾全力甚至與家人反目力挺我。不幫我的人我不會怪他，支持我的人喬安銘記在心。<text:span text:style-name="T3"><text:line-break/><text:line-break/></text:span>喬安感謝上蒼給我看清真朋假友的機會。不過有位假道學真小人的女藝人，明明自己才是援交界的老祖宗，竟敢在第一時間跳出來教訓我。嘴臉實在叫人嘔心。<text:span text:style-name="T3"><text:line-break/><text:line-break/></text:span>還有些素不相識的「男人」，跑上節目跑上網路，大談與我床上如何如何，罵我嘔心罵我是妓女。男子漢大丈夫高談闊論床第之事消費女人，真是「台灣真男人」當之無愧呀。既然我是妓女又那麼嘔心，為什麼又會跟我上床呢？得了「幻想症」，現代醫學已經有藥可以治療了；如果得了「超級想紅消費女人症」，請上佛光山治療。<text:span text:style-name="T3"><text:line-break/><text:line-break/></text:span>發生這樣的事情，等同於殺死了我一次。當初賜我「太陽花女王」封號的周刊，如今也是周刊將封號收回去。謝謝您賜我這個稱號，讓我有過一段美好的女王時光，我配不上這個封號，原封不動將它還給學運，還給周刊。<text:span text:style-name="T3"><text:line-break/><text:line-break/></text:span>很感謝在我闖出那麼多禍之後，仍然有那麼多網友力挺我。政治追殺、黨派追殺、對岸追殺<text:span text:style-name="T3">…</text:span>傳出種種陰謀論，為我開脫解套。我相信政府根本懶得理我，對岸也不會在乎我是誰，黨工更不會花心思在我身上。事情沒有那麼複雜，單純只是自己不夠成熟，大部份的錯是自己闖出來的。<text:span text:style-name="T3"><text:line-break/><text:line-break/></text:span>「香港大哥」與「小嫻」，你們計畫了那麼久，如此精心安排。花言巧語騙一名窮單親媽媽，誘嚇我鏡頭面前脫褲子，再公開給社會，日日夜夜凌遲我的尊嚴。不太道德吧？<text:span text:style-name="T3"><text:line-break/><text:line-break/></text:span>我對別人的事情很衝動，對自己的事情往往息事寧人。這一點華幹哥應該非常懂我。自學運以來諸多風雨，喬安從不曾正面回應或解釋。但這次我不能再這麼做，並不是要為了自己的無知補破網，而是「新聞不該這樣做」、「新聞不該被製造」<text:span text:style-name="T3"><text:line-break/><text:line-break/></text:span>對不起，大家<text:span text:style-name="T3"><text:line-break/><text:line-break/></text:span>請大家幫幫喬安這不堪的女人，幫我轉發！這次我一定告到底。</text:p>
      <text:p text:style-name="P1"><text:span text:style-name="T1">葉小慧</text:span><text:s/>  |  2014.12.17 11:17   |   <text:a xlink:type="simple" xlink:href="http://palinfo.habago.org/Entry?Command=Information_PrintForum&amp;iPage=358#FORUM33329"><text:span text:style-name="T2">#</text:span></text:a></text:p>
      <text:p text:style-name="P2">令人仰慕的教宗。<text:span text:style-name="T3"><text:line-break/><text:line-break/>----<text:line-break/></text:span>教宗接見意大利<text:span text:style-name="T3">TV2000</text:span>電視臺：傳播的中心是人，而非時尚<text:span text:style-name="T3"><text:line-break/><text:line-break/></text:span>（梵蒂岡電臺訊）教宗方濟各<text:span text:style-name="T3">12</text:span>月<text:span text:style-name="T3">15</text:span>日在保祿六世大廳接見了意大利天主教媒體<text:span text:style-name="T3">“TV2000”</text:span>電視臺和藍色廣播電臺（<text:span text:style-name="T3">Radio inBlu</text:span>）的職員。教宗表示：真正的傳播關注現實生活，不追求時尚或危言聳聽。如何才能做好傳播工作呢？教宗方濟各一如既往地按照聖依納爵的風格，歸納了三點：坦率、自由地說話；不封閉，而要開放；向人的思想和心靈說話。<text:span text:style-name="T3"><text:line-break/><text:line-break/></text:span>教宗首先談到第一點，他說：<text:span text:style-name="T3">“</text:span>傳播常常屈服於宣傳、意識形態，政治意圖或經濟與技術控制的目的<text:span text:style-name="T3">”</text:span>。爲了糾正這一錯誤，需要有勇氣<text:span text:style-name="T3">“</text:span>坦率、自由地說話<text:span text:style-name="T3">”</text:span>。教宗方濟各在以家庭爲題的世界主教會議開始時，也這樣要求與會神長們。教宗說，如果我們謀於<text:span text:style-name="T3">“</text:span>算計<text:span text:style-name="T3">”</text:span>，我們的話語將變得做作、缺乏溝通力、乏味，好似加工出來的語言<text:span text:style-name="T3">”</text:span>。<text:span text:style-name="T3"><text:line-break/><text:line-break/></text:span>教宗繼續說，傳播應該避免<text:span text:style-name="T3">“</text:span>灌輸<text:span text:style-name="T3">”</text:span>和<text:span text:style-name="T3">“</text:span>封閉<text:span text:style-name="T3">”</text:span>。當我們用過多的口號來堆砌自己的觀點時，就是在向他人灌輸。事實上，口號非但不能傳播思想，反而會抹殺思想。教宗談到<text:span text:style-name="T3">“</text:span>封閉<text:span text:style-name="T3">”</text:span>時指出，<text:span text:style-name="T3">“</text:span>當我們拋棄深入思考的長路，轉向更爲便捷的途徑，把某個人描繪得似乎可以解决一切問題，或把他當作替罪羊，將一切責任歸咎於他時<text:span text:style-name="T3">”</text:span>，我們就處在<text:span text:style-name="T3">“</text:span>封閉<text:span text:style-name="T3">”</text:span>的狀態中。<text:span text:style-name="T3">“</text:span>在愈加快速和缺乏反思的傳播工作中，沒有經歷報導現實生活複雜性的艱難而急於下結論的做法，是經常出現的錯誤。<text:span text:style-name="T3">”</text:span>教宗强調，<text:span text:style-name="T3">“</text:span>要開放，不要封閉，這是傳播者的第二項任務。越是願意讓聖神的行動來指引，傳播工作的收穫就越大，唯有聖神能締造合一與和睦<text:span text:style-name="T3">”</text:span>。<text:span text:style-name="T3"><text:line-break/><text:line-break/></text:span>最後，教宗談到向<text:span text:style-name="T3">“</text:span>人<text:span text:style-name="T3">”</text:span>傳播的重要性。正如教宗之前在其他場合中强調的，首要避免<text:span text:style-name="T3">“</text:span>媒體的三種罪行：傳播假消息、誣告和誹謗<text:span text:style-name="T3">”</text:span>。教宗提醒道：傳播假消息是媒體界<text:span text:style-name="T3">“</text:span>最嚴重<text:span text:style-name="T3">”</text:span>的罪行，因爲它只說片面之詞，使人無法對現實作出準確的判斷，導致人只相信真相的一部分。教宗說：<text:span text:style-name="T3">“</text:span>真正的傳播不考慮<text:span text:style-name="T3">‘</text:span>吸引人眼球<text:span text:style-name="T3">’</text:span>的事<text:span text:style-name="T3">”</text:span>。悲觀地危言聳聽和不負責任的安慰，<text:span text:style-name="T3">“</text:span>這兩種極端態度繼續存在於今天的傳媒界，這不是媒體能爲人提供的一項良好服務<text:span text:style-name="T3">”</text:span>。媒體應該向人的思想和心靈說話，好使他們能看到表像背後更深刻的內容。而表象很可能被人遺忘，引起恐慌。<text:span text:style-name="T3"><text:line-break/><text:line-break/>http://goo.gl/w11hjF</text:span></text:p>
      <text:p text:style-name="P1"><text:span text:style-name="T1">葉小慧</text:span><text:s/>  |  2014.12.17 10:50   |   <text:a xlink:type="simple" xlink:href="http://palinfo.habago.org/Entry?Command=Information_PrintForum&amp;iPage=358#FORUM33328"><text:span text:style-name="T2">#</text:span></text:a></text:p>
      <text:p text:style-name="P3">我非天主教徒，但同感其恩。<text:span text:style-name="T3"><text:line-break/><text:line-break/>----<text:line-break/></text:span>教宗清晨彌撒：謙遜且仰賴上主的心將得救<text:span text:style-name="T3"><text:line-break/><text:line-break/></text:span>（梵蒂岡電臺訊）教宗方濟各<text:span text:style-name="T3">12</text:span>月<text:span text:style-name="T3">16</text:span>日在聖瑪爾大之家清晨彌撒的講道中指出，天主拯救「悔悟的心」，而不仰賴天主的人將導致自己「被定罪」。<text:span text:style-name="T3"><text:line-break/><text:line-break/></text:span>在天主的眼中，謙遜使人得救，驕矜自誇使人喪亡；關鍵在於人心。謙遜的心敞開胸懷，懂得悔悟，接受指正，仰賴天主。驕矜的心則完全相反：它驕傲自大、封閉自己、不知羞愧，對天主的呼聲無動於衷。教宗從當天彌撒的讀經和福音進行反思，指出這兩段經文的共通點在於那决定得救或定罪的「審判」。<text:span text:style-name="T3"><text:line-break/><text:line-break/></text:span>謙遜：唯一的道路<text:span text:style-name="T3"><text:line-break/><text:line-break/></text:span>當天取自《索福尼亞先知書》的讀經描述一座叛逆的城市，那裡有一群人已經痛悔己罪。教宗强調，這群人是「天主的子民」，他們擁有「謙遜、貧苦和仰賴上主這三個特質」；但這座城內也有人「不接受指正、不仰賴上主」，他們將被定罪。<text:span text:style-name="T3"><text:line-break/><text:line-break/></text:span>教宗說：「這些人無法領受救恩。他們向救恩封閉自己。今天的讀經說：『我必在你中間留下謙遜和貧苦的百姓』，他們必定一生仰賴上主的名號。這至今依然如此，不是嗎？我們看到天主聖潔的子民，一群謙遜、貧苦且仰賴上主的子民，這些人得享救恩，而這就是教會的道路，不是嗎？教會必須走這條道路，而非另一條不聽從呼聲、不接受指正又不仰賴上主的道路。」<text:span text:style-name="T3"><text:line-break/><text:line-break/></text:span>誠懇而非虛假地悔悟<text:span text:style-name="T3"><text:line-break/><text:line-break/></text:span>當天福音的場景是被父親叫去葡萄園工作的兩個兒子作出的相反行爲。第一個兒子一開始拒絕父親，但後來悔悟過來而又去了；第二個兒子雖然答應父親，實則騙了父親。耶穌對人民領袖講了這則故事，明確指出他們不願聽從天主藉著若翰之口發出的呼聲，因此稅吏和娼妓要比他們先進天國，因爲稅吏和娼妓反倒相信了若翰。耶穌最後這句斷言引起公憤；教宗觀察到，這種反感也發生在許多基督徒身上，他們認爲只要參加彌撒和領聖體自己就潔淨了，但在天主眼中這還不夠。<text:span text:style-name="T3"><text:line-break/><text:line-break/></text:span>教宗說：「若你的心不是悔悟的心，若你不聽從上主、不接受指正、不仰賴祂，你就沒有悔悟的心。這些虛僞的人對於耶穌說稅吏和娼妓要比他們先進天國的話語感到憤怒，但他們隨後偷偷地去找稅吏和娼妓，或是發洩情慾，或是做生意。這都是在暗地裡做的，他們表面純潔無瑕！這些絕非上主所願。」<text:span text:style-name="T3"><text:line-break/><text:line-break/></text:span>甚至獻上己罪<text:span text:style-name="T3"><text:line-break/><text:line-break/></text:span>教宗方濟各保證，天主的審判「帶給我們希望」，只要我們有勇氣毫無保留地向天主敞開心扉，甚至把自己罪過的「清單」獻給祂。教宗以一位聖人的故事爲例，解釋說：「有個人聽從上主，總是按照上主的旨意行事，獻身於主，上主卻說：『可是你還有一樣東西沒獻給我。』這個善良的可憐人回答說：『主，我還有什麽沒獻給祢？我把我的生命給了祢、爲窮人服務、爲要理效勞，四處工作。』主說：『但你還沒把你的罪獻給我。』」<text:span text:style-name="T3"><text:line-break/><text:line-break/></text:span>教宗指出，「當我們有能力向上主說：『主，這些是我的罪，不是別人的罪，而是我的罪。求祢悅納我的眾罪，這樣我就能得救』；當我們能這麽做時，我們就成了好子民，『謙遜且貧苦的子民』，仰賴上主的名號。願上主賜給我們這份恩寵」。<text:span text:style-name="T3"><text:line-break/><text:line-break/>http://goo.gl/b2Y4q4</text:span></text:p>
      <text:p text:style-name="P1"><text:span text:style-name="T1">陳真</text:span><text:s/>  |  2014.12.17 10:22   |   <text:a xlink:type="simple" xlink:href="http://palinfo.habago.org/Entry?Command=Information_PrintForum&amp;iPage=358#FORUM33327"><text:span text:style-name="T2">#</text:span></text:a></text:p>
      <text:p text:style-name="P2">台灣只有政治語言，沒有經濟語言；政治一出，或種種冠冕堂皇的大帽子一蓋，經濟就得閉嘴，甚至斷氣。<text:span text:style-name="T3"><text:line-break/><text:line-break/></text:span>所謂討論，往往是先射箭再畫靶，因此不管怎麼射，永遠都能命中紅心。因為這個紅心是隨政治這把箭而定；箭往哪兒射，靶就往哪兒畫。<text:span text:style-name="T3"><text:line-break/><text:line-break/></text:span>這就好像抓犯人一樣，先鎖定人選，再來找理由，所有理由都能指向這位倒楣鬼。你看在台灣幾乎所有討論都是這樣，永遠都是立場宣示，接著便是貫徹始終了，中間過程並非訴諸理性語言，而是訴諸既定的政治結論，包括各種冠冕堂皇奇形怪狀的大帽子。<text:span text:style-name="T3"><text:line-break/><text:line-break/></text:span>例如前一陣子反伏冒糖漿，你看有些所謂左派或站在什麼勞工立場的團體，他們反對的理由實在匪夷所思，若非親眼目睹白紙黑字，我真不敢相信；若非純搞笑，就是完全喪失了最基本的常識，完全沒有智商、胡言亂語似的。<text:span text:style-name="T3"><text:line-break/><text:line-break/></text:span>例如說什麼站在弱勢階級立場，必須反對一切貿易協定。這種完全難以理解的怪話，其古怪程度就如說：站在弱勢階級的立場，必須反對一切醫療，反對一切商業活動，因為這只是圖利醫師，圖利商人。<text:span text:style-name="T3"><text:line-break/><text:line-break/></text:span>任何人要採取任何一種立場或見解，我都沒意見，但是，為了貫徹始終特定立場，於是無所不用其極地造勢、瞎掰造謠，以便贏得某種立場或見解的勝利，恰恰是野蠻落後社會的一個典型特徵，訴諸於力，訴諸於勢，而非訴諸於理。<text:span text:style-name="T3"><text:line-break/><text:line-break/></text:span>在這島上，完完全全是不講理的，一切都是政治或政治正確，一切都是帽子；先有結論，再來瞎掰任何理由；箭射到哪，就往哪畫靶心。<text:span text:style-name="T3"><text:line-break/><text:line-break/></text:span>經濟語言在我看來，是一切政治語言的核心。就像電影<text:span text:style-name="T3"><text:s/>"</text:span>教父<text:span text:style-name="T3">" </text:span>裏說的，<text:span text:style-name="T3">"</text:span>經濟就是槍，政治只是決定何時扣扳機！<text:span text:style-name="T3">" </text:span>但台灣卻是把政治或冠冕堂皇的口號當槍使，射出的全是空包彈。<text:span text:style-name="T3"><text:line-break/><text:line-break/></text:span>美國在這方面就超厲害，它殺人越貨不一定要發射飛彈，往往只消在市場上升個息，<text:span text:style-name="T3">Q</text:span>個<text:span text:style-name="T3">E</text:span>，或是油價上動個手腳，甚至什麼都不用做，光是聯準會放個消息，就能讓敵人重感冒，制敵於千里之外。<text:span text:style-name="T3"><text:line-break/><text:line-break/></text:span>因此，如果以為經濟純粹只是經濟，只是市場自然起伏，那當然是傻話。天底下沒有什麼自由經濟，一切經濟都是被人為所強力規畫。<text:span text:style-name="T3"><text:line-break/><text:line-break/></text:span>但若以為經濟既然與政治脫離不了干係，便一味以政治掛帥，整天講政治語言，完全犧牲經濟，那更是荒唐透頂。那只是在自掘墳墓，讓自己死得更快一點。<text:span text:style-name="T3"><text:line-break/><text:line-break/></text:span>油價大跌，盧布腰斬，日圓一路狂貶，所有這一切都不是偶然。經濟的仗就也只能從經濟上去打，而不是總是永無止盡地喊政治口號。<text:span text:style-name="T3"><text:line-break/><text:line-break/></text:span>說穿了，這其實也就是一種<text:span text:style-name="T3"><text:s/>"</text:span>呼名主義<text:span text:style-name="T3">"</text:span>。胡適說，落後社會往往很相信名份，相信標語口號，彷彿只要名字一喊，敵人就得應聲落馬，口號標語往牆上一貼，勝利便在望。<text:span text:style-name="T3"><text:line-break/><text:line-break/></text:span>這樣一種呼喊喧囂的造勢活動，對於選舉、玩政治或搞政敵也許很有用，無往不利，但若真要打起經濟血肉的戰爭，卻是笑話一場，就像拿彈弓吆喝要去打恐龍一樣可笑。<text:span text:style-name="T3"><text:line-break/><text:line-break/></text:span>你看祖國大陸這方面的拿捏就很精準，它儘管政治上與日本敵對，但不會因為政治敵對而失去經濟戰爭應有的內在高度理性；它還是照樣努力和日本維持最大程度的經貿活動，而不會賭氣。賭氣是小倆口之間的事，國際之間大家可都是理性澎湃，機關算盡。<text:span text:style-name="T3"><text:line-break/><text:line-break/></text:span>其實，台灣即便是所謂有識之士也是一樣很欠缺經濟語言，例如，講起人權，往往只是侷限於飛彈大砲的傷亡，但是，經濟傷亡卻往往更嚴重，但卻很少被討論。談起政治也一樣，批判法西斯很容易，但這樣一些批判往往是<text:span text:style-name="T3"><text:s/>"</text:span>去經濟<text:span text:style-name="T3">" </text:span>的，缺乏經濟面向。<text:span text:style-name="T3"><text:line-break/><text:line-break/></text:span>也許這一部份是因為經濟專業性太高，太複雜，一般人很難進入實質議論。這時候，我們不是期待眾人變成經濟專家，而是應該致力於這樣一種社會，在這社會中，讓經濟語言及其內外在理性起作用，而不是政治血滴子無時無刻亂射一通，帽子、口號滿天飛；彷彿誰膽敢說錢，就是階級敵人；誰膽敢說生意，就是銅臭味；誰膽敢跟誰經貿往來，便是賣國。<text:span text:style-name="T3"><text:line-break/><text:line-break/></text:span>所有這一切實在很煩，很低能，很荒唐，但人們卻很得意，很爽，說是民主的大勝利。此島之瘋狂與荒謬，難以想像。就好像房子起火了，那個提出示警、努力想救火的人，卻成為眾矢之的，說他給咱大夥潑冷水，其心可誅。</text:p>
      <text:p text:style-name="P1"><text:span text:style-name="T1">隆誌</text:span><text:s/>  |  2014.12.17 07:58   |   <text:a xlink:type="simple" xlink:href="http://palinfo.habago.org/Entry?Command=Information_PrintForum&amp;iPage=358#FORUM33326"><text:span text:style-name="T2">#</text:span></text:a></text:p>
      <text:p text:style-name="P3">（續）<text:span text:style-name="T3"><text:line-break/><text:line-break/></text:span>提供一個思考的例子！<text:span text:style-name="T3"><text:line-break/></text:span>電話詐騙集團，這幾年在台灣已經不太能夠得手，而在大陸是大成功。有很多電話詐騙內容，<text:span text:style-name="T3">“</text:span>現在<text:span text:style-name="T3">”</text:span>台灣一般人大多已經不相信，甚至覺得好笑。相同的內容，轉換成大陸當地的用詞和人物，這些年在大陸常常得手。在大陸地區進行電話詐騙的集團首腦，來到台灣對台灣的電話詐騙集團們說：「起的大早，趕個晚集。」<text:span text:style-name="T3"><text:line-break/><text:line-break/></text:span>別罵我！我只是要描述一個現象，就是當一個社會從無到有的過程，具有一種嚐鮮和好奇的心態。而當社會完全經歷從無到有之後，除非更特別或更有利益的事物，否則很難引起絕大多數的共鳴。</text:p>
      <text:p text:style-name="P5"/>
      <text:p text:style-name="P1"><text:span text:style-name="T1">隆誌</text:span><text:s/>  |  2014.12.17 07:40   |   <text:a xlink:type="simple" xlink:href="http://palinfo.habago.org/Entry?Command=Information_PrintForum&amp;iPage=359#FORUM33325"><text:span text:style-name="T2">#</text:span></text:a></text:p>
      <text:p text:style-name="P3"><text:span text:style-name="T3">To </text:span>平璽<text:span text:style-name="T3"><text:line-break/><text:line-break/></text:span>馬雲對於台灣網路公司的說法：「起得大早，趕個晚集」，是一個結果的描述。可是這當中有太多時空背景的因素，所導致的這個問題。而阿里巴巴的成功，也是在一個特殊的時空背景下所造就的成功。有興趣的話，可以分析阿里巴巴歷程時刻和大陸的整體環境的關係。有不少商業相關雜誌或是書籍，分析阿里巴巴的成就，可是嚴重忽略大陸的社會因素。這和分析蘋果智慧型電子產品的成功，僅分析蘋果本身，忽略更重要的外在因素，導致錯誤的方向。簡單地說，如果手機上網速度仍然停留在<text:span text:style-name="T3">2G</text:span>的時代，根本不會有智慧型手機大流行，更不可能造就蘋果<text:span text:style-name="T3">iphone</text:span>熱潮。<text:span text:style-name="T3"><text:line-break/><text:line-break/></text:span>不過我對馬雲的評價是相當正面，這也是現在大陸企業家的講話和思考方式，直接了當、理性務實且切中核心。一些在大陸成功的台灣企業家，也是以相同的模式思考。不是他們有狼性或霸氣，純粹切實分析問題，經過理性分析和評估之後，直接了當地擬定所有策略和手段。台灣的企業受到日本企業文化影響，過度著墨在<text:span text:style-name="T3">“</text:span>人<text:span text:style-name="T3">”</text:span>和<text:span text:style-name="T3">“</text:span>情<text:span text:style-name="T3">”</text:span>的層面問題。所以行事風格略受制約，對於市場策略更顯保守。</text:p>
      <text:p text:style-name="P1"><text:span text:style-name="T1">陳真</text:span><text:s/>  |  2014.12.17 00:54   |   <text:a xlink:type="simple" xlink:href="http://palinfo.habago.org/Entry?Command=Information_PrintForum&amp;iPage=359#FORUM33324"><text:span text:style-name="T2">#</text:span></text:a></text:p>
      <text:p text:style-name="P2"><text:span text:style-name="T3">(</text:span>續<text:span text:style-name="T3">)<text:line-break/><text:line-break/></text:span>今天，只要一個藍的，講了點往往微不足道的錯誤言論或政治不正確言論，包你馬上萬箭穿心，舉國沸騰，馬上<text:span text:style-name="T3"><text:s/>"</text:span>人權<text:span text:style-name="T3">"</text:span>、<text:span text:style-name="T3">"</text:span>公義<text:span text:style-name="T3">"</text:span>、<text:span text:style-name="T3">"</text:span>民主<text:span text:style-name="T3">"</text:span>等等的血滴子滿天飛。<text:span text:style-name="T3"><text:line-break/><text:line-break/></text:span>但是，任憑你綠的一方陣營，天天無時無刻講一些或做一些根本可以說是喪盡天良的挑撥族群的仇恨言行，你有沒有看過哪個綠油油的正義之士曾對此有過一絲絲的譴責或稍微皺個眉頭？沒有。零。一個也沒有。全是掛羊頭賣狗肉的混蛋。<text:span text:style-name="T3"><text:line-break/><text:line-break/></text:span>他們從來都不是真的在乎什麼是非公義，而是在乎顏色的輸贏，在乎個人的私利與前途，在乎某種意識形態的勝負，而非普世價值的堅持。</text:p>
      <text:p text:style-name="P1"><text:span text:style-name="T1">陳真</text:span><text:s/>  |  2014.12.17 00:37   |   <text:a xlink:type="simple" xlink:href="http://palinfo.habago.org/Entry?Command=Information_PrintForum&amp;iPage=359#FORUM33323"><text:span text:style-name="T2">#</text:span></text:a></text:p>
      <text:p text:style-name="P3">我並無意對狗不敬，只是借來打個比方。<text:span text:style-name="T3"><text:line-break/><text:line-break/></text:span>狗咬人，該打當然還是要打，李敖有篇文章就叫做<text:span text:style-name="T3"><text:s/>"</text:span>只好連狗也一起打<text:span text:style-name="T3">"</text:span>，講的就是孫悟空大戰二郎神楊戩，被對方走狗往腿上一咬，以致敗北的故事。<text:span text:style-name="T3"><text:line-break/><text:line-break/></text:span>二郎神和孫悟空功力不相上下，但二郎神這一方勢力浩大，幫手眾多，甚至還有太上老君從旁射飛鏢搞暗算。不過，孫行者不愧是孫行者，全都挺過來了，可是最後卻敗給一條狗，讓狗給咬了腿，遭敵人趁機俘了去。<text:span text:style-name="T3"><text:line-break/><text:line-break/></text:span>看過西遊記的，理當記得孫悟空被咬之時丟出的一句名言：：<text:span text:style-name="T3">“</text:span>這個亡人！你不去妨家長，卻來咬老孫！<text:span text:style-name="T3">” </text:span>你這個衰仔，不去搞你家主人，卻來咬老孫。<text:span text:style-name="T3"><text:line-break/><text:line-break/></text:span>孫悟空法力無邊，怎麼會敗給一條狗？據李敖的分析是說，二郎神那一邊的人馬，表面上好像個個正人君子，其實打起仗來全是賤招奧步。<text:span text:style-name="T3"><text:line-break/><text:line-break/></text:span>至於老孫，雖然平常調皮搗蛋愛開玩笑，但行事光明磊落頂天立地，真正是條漢子，單槍匹馬一個打幾十個。但是，老孫自尊強，他是有格調的，他才不屑跟狗打。人跟狗打，上駟對下駟，太窩囊、太委屈自己了。<text:span text:style-name="T3"><text:line-break/><text:line-break/></text:span>敵人正好利用孫悟空這個所謂<text:span text:style-name="T3"><text:s/>"</text:span>犯而不校<text:span text:style-name="T3">" </text:span>的高貴優點，派出走狗咬他；孫悟空不屑跟狗打，終於敗下陣來，栽給狗腿子。<text:span text:style-name="T3"><text:line-break/><text:line-break/></text:span>所謂犯而不校就是你冒犯我，我不跟你計較，因為我們之間根本不對等，你太下三濫、太不入流了，沒頭沒臉的一大群蛆，我怎麼可能跟沒頭沒臉的一大群蛆打架？<text:span text:style-name="T3"><text:line-break/><text:line-break/></text:span>敵人就是吃定你這樣一種格調，於是就縱容或派出一堆下三濫的走狗對你一陣猛咬；你打牠也不是，不打也不是。跟蛆打，跟狗打，豈不笑話？但若不跟蛆打跟狗打，等於是讓牠們給咬著玩。<text:span text:style-name="T3"><text:line-break/><text:line-break/></text:span>李敖說，孫悟空是光明磊落行事坦蕩的的英雄人物，他以為敵人也會跟他一樣行事磊落，殊不知，敵人心機滿腹，奧步無窮。李敖的結論是，為了打勝仗，必要時，<text:span text:style-name="T3">"</text:span>只好連狗也只好一起打<text:span text:style-name="T3">"</text:span>。<text:span text:style-name="T3"><text:line-break/><text:line-break/></text:span>但我倒不認同這結論。一來自貶尊嚴，二來，你哪來那麼多時間精力去對付一大群狗？甚至是千千萬萬條面目模糊、連哪邊是頭哪邊是尾都搞不清的蛆。<text:span text:style-name="T3"><text:line-break/><text:line-break/></text:span>一場比賽，如果一方全是奧步，全是走狗，千萬個打你一個，而你卻凡事講究光明磊落，正直不阿。這樣一場比賽，勝負其實是註定的。<text:span text:style-name="T3"><text:line-break/><text:line-break/></text:span>如果你覺得勝負很重要，那就不妨多學一點奧步，多玩一點陰，多耍一點詐，同時更要想辦法平常就要養出一大群蛆蛆。<text:span text:style-name="T3"><text:line-break/><text:line-break/></text:span>但是，如果你覺得世上勝負管它娘的，格調還是最重要，那你就是獨孤求敗，必敗無疑了。<text:span text:style-name="T3"><text:line-break/><text:line-break/></text:span>也許，有一天，<text:span text:style-name="T3">"</text:span>最後審判<text:span text:style-name="T3">" </text:span>真的來了，說不定真的會有平反的日子來臨。不過，基本上，我覺得對於神話還是當神話看比較好，不要太當真，不要妄想有一天上帝真會降臨世上主持公義。<text:span text:style-name="T3"><text:line-break/><text:line-break/></text:span>不過，在這我要說的是，狗並不可惡，牠不過就只是一條狗；可惡的是牠的主人。就跟如今世道一樣，蛆蛆千千萬萬，數都數不清，而且隻隻面目模糊，頭在哪？臉在哪？尾巴在哪，統統搞不清。牠們只是主人豢養的一種生物。該被譴責的是這些生物的主人，他們才是真正的下三濫。<text:span text:style-name="T3"><text:line-break/><text:line-break/></text:span>至於這些狗也好，蛆也罷，許多時候連生物都談不上，聞聲起舞，開關一開，它就沸騰，簡直跟機器沒兩樣。它們的存在<text:span text:style-name="T3"><text:s/>"</text:span>本身<text:span text:style-name="T3">" </text:span>是沒有道德意涵的，因為它們沒有大腦，沒有<text:span text:style-name="T3"><text:s/>"</text:span>我<text:span text:style-name="T3">"</text:span>，它們根本不知道自己在做什麼或說什麼。<text:span text:style-name="T3"><text:line-break/><text:line-break/></text:span>卑鄙可恥的不是蛆，而是蛆背後的主人，他們一手搞形象、講公義，一手玩陰使詐；滿口嚇死人的偉大公義，但他們何曾有過一秒鐘真正在乎過什麼是非善惡？所謂好話說盡，壞事做絕就是這樣。只要符合我方利益或本人利益，再怎麼卑劣無恥都是義舉；反之，若違反我方利益或本人利益，便是敵人；對於敵人，不管用什麼卑劣齷齪的手段去傷害他都是義舉；對於敵人的一切作為，即便是對的，也要硬是抹黑到底。<text:span text:style-name="T3"><text:line-break/><text:line-break/></text:span>台灣社會，以政治為中心，有這麼樣一種基本形態。<text:span text:style-name="T3"><text:line-break/><text:line-break/></text:span>光是譴責蛆，譴責狗，卻不譴責豢養、鼓勵甚至強力動員牠們的那些光鮮亮麗、滿口民主人權與公義的主人們，其實是本末倒置的。</text:p>
      <text:p text:style-name="P1"><text:span text:style-name="T1">玉睿</text:span><text:s/>  |  2014.12.16 19:57   |   <text:a xlink:type="simple" xlink:href="http://palinfo.habago.org/Entry?Command=Information_PrintForum&amp;iPage=359#FORUM33322"><text:span text:style-name="T2">#</text:span></text:a></text:p>
      <text:p text:style-name="P2">最近除了看看世界各地發生何事外，前幾天也看到大陸在舉行「國家公祭日」。<text:span text:style-name="T3"><text:line-break/><text:line-break/></text:span>結果今天上微博，說到微博，我很喜歡去看大陸人在想什麼，也許微博不定是全部面貌，但至少有七、八分。<text:span text:style-name="T3"><text:line-break/></text:span>有一則轉貼新聞吸引我的注意。<text:span text:style-name="T3"><text:line-break/><text:line-break/></text:span>原來是台灣歌手范瑋琪在自己<text:span text:style-name="T3">FB</text:span>貼了個留言「勿忘歷史」，那天就是南京大屠殺的紀念哀悼日。<text:span text:style-name="T3"><text:line-break/></text:span>結果下面一堆沒人性跟像瘋了似的綠色生物跟激進綠黨者，瘋狂謾罵，把范瑋琪罵到一個<text:span text:style-name="T3">…</text:span>我都要懷疑，范瑋琪是殺了這些人全家嗎<text:span text:style-name="T3">= =|||<text:line-break/><text:line-break/></text:span>我很難想像，就算是政治立場不同，那基於「人」的基本同理同情心總該有吧？<text:span text:style-name="T3"><text:line-break/></text:span>那些謾罵者，我都想問問，你們是哪裡來的？<text:span text:style-name="T3"><text:line-break/></text:span>祖先是哪裡人？南京大屠殺干你屁事？日本人才不會做這樣的事，是大陸人自己瞎掰的？<text:span text:style-name="T3"><text:line-break/><text:line-break/></text:span>這些人簡直到了喪心病狂的地步了<text:span text:style-name="T3">……<text:line-break/><text:line-break/></text:span>說何必關心他國事務，那真想吐一句，那你關心香港佔中幹麼？也干你屁事！<text:span text:style-name="T3"><text:line-break/><text:line-break/></text:span>說到微博，大陸人的反應大多是「跪台辦還讓利！」「台灣人真是井底之蛙」「我們讓這麻多利，台灣人還不是仇恨我們舔日本，別讓利了！」<text:span text:style-name="T3"><text:line-break/><text:line-break/></text:span>看了真的心有戚戚焉<text:span text:style-name="T3">…</text:span>台灣人真的已經到了無可救藥的地步了<text:span text:style-name="T3">…</text:span></text:p>
      <text:p text:style-name="P1"><text:span text:style-name="T1">陳真</text:span><text:s/>  |  2014.12.16 16:52   |   <text:a xlink:type="simple" xlink:href="http://palinfo.habago.org/Entry?Command=Information_PrintForum&amp;iPage=359#FORUM33321"><text:span text:style-name="T2">#</text:span></text:a></text:p>
      <text:p text:style-name="P3">今天如果挾持人質的事發生在台灣，而且如果涉案者又是台灣人平常鄙視或敵視的族群，恐怕不知道要把整個族群妖魔化到什麼地步了。<text:span text:style-name="T3"><text:line-break/><text:line-break/></text:span>祖國澳洲，雖然這幾年交到美國這個壞朋友，也學人家反恐，不過，這個社會感覺還蠻文明的。<text:span text:style-name="T3"><text:line-break/><text:line-break/></text:span>陳真<text:span text:style-name="T3"><text:line-break/>==========<text:line-break/><text:line-break/></text:span>雪梨人質案落幕<text:span text:style-name="T3"><text:s/></text:span>推友挺穆斯林<text:span text:style-name="T3"><text:line-break/><text:line-break/></text:span>中央社<text:span text:style-name="T3">2014</text:span>年<text:span text:style-name="T3">12</text:span>月<text:span text:style-name="T3">16</text:span>日<text:span text:style-name="T3"><text:line-break/><text:line-break/></text:span>（中央社雪梨<text:span text:style-name="T3">16</text:span>日綜合外電報導）雪梨咖啡廳人質事件今天在警方攻堅後落幕，不過許多澳洲民眾拒絕活在恐懼之中，並展現團結精神，透過響應社群網站活動，公開表示要與澳洲穆斯林兄弟姊妹站在同一陣線。<text:span text:style-name="T3"><text:line-break/><text:line-break/></text:span>路透社報導，推特主題標籤「我願與你共乘」（<text:span text:style-name="T3">I'll ride with you</text:span>）引發共鳴，部分通勤者今天前往雪梨上班途中聲援穆斯林，不希望他們憂心自己遭戲劇化人質事件連累。<text:span text:style-name="T3"><text:line-break/><text:line-break/></text:span>這個標籤受到來自亞洲、歐洲、非洲和北美地區的推特用戶響應，且已累積超過<text:span text:style-name="T3">30</text:span>萬則推文。在雪梨長大、前往好萊塢發展的影星羅素克洛（<text:span text:style-name="T3">Russell Crowe</text:span>）也發揮影響力。<text:span text:style-name="T3"><text:line-break/><text:line-break/></text:span>澳洲<text:span text:style-name="T3">50</text:span>萬穆斯林中，約有一半住在雪梨，其中許多人會從西部郊區到雪梨市工作。<text:span text:style-name="T3"><text:line-break/><text:line-break/>1</text:span>名搭列車到市中心商業區上班的女性，在背包上別了「我願與你共乘」的小標籤。<text:span text:style-name="T3"><text:line-break/><text:line-break/></text:span>要求匿名受訪的她說：「我想做點事，而這看來容易且值得做。」<text:span text:style-name="T3"><text:line-break/><text:line-break/></text:span>「每日鏡報」（<text:span text:style-name="T3">Mirror</text:span>）報導，有網友說：「如果有任何穆斯林姊妹明天需要交通工具去雪梨上班，我可以幫忙，我還有<text:span text:style-name="T3">1</text:span>個適合<text:span text:style-name="T3">4</text:span>、<text:span text:style-name="T3">5</text:span>歲小孩的安全座椅。」並在推文附上<text:span text:style-name="T3">#illridewithyou</text:span>標籤。<text:span text:style-name="T3"><text:line-break/><text:line-break/></text:span>另<text:span text:style-name="T3">1</text:span>人則推文說，「我住在墨爾本，我拒絕就<text:span text:style-name="T3">1</text:span>名極端分子的行為怪罪整個社群」。</text:p>
      <text:p text:style-name="P1"><text:span text:style-name="T1">陳真</text:span><text:s/>  |  2014.12.16 11:34   |   <text:a xlink:type="simple" xlink:href="http://palinfo.habago.org/Entry?Command=Information_PrintForum&amp;iPage=359#FORUM33320"><text:span text:style-name="T2">#</text:span></text:a></text:p>
      <text:p text:style-name="P2">我會背他一首詩：<text:span text:style-name="T3"><text:line-break/><text:line-break/>"</text:span>不怕死，不愛錢，丈夫決不受人憐，頂天立地男兒漢，磊落光明度餘年。<text:span text:style-name="T3">"--</text:span>張學良<text:span text:style-name="T3"><text:line-break/><text:line-break/></text:span>我仰慕張學良。</text:p>
      <text:p text:style-name="P1"><text:span text:style-name="T1">陳真</text:span><text:s/>  |  2014.12.16 11:23   |   <text:a xlink:type="simple" xlink:href="http://palinfo.habago.org/Entry?Command=Information_PrintForum&amp;iPage=359#FORUM33319"><text:span text:style-name="T2">#</text:span></text:a></text:p>
      <text:p text:style-name="P3">有一年的<text:span text:style-name="T3">228</text:span>，大約是<text:span text:style-name="T3">1987-88</text:span>年左右，有一天，有個台大好像是什麼學生會或校刊的編輯南下採訪我。那時候，<text:span text:style-name="T3">228</text:span>仍是絕對禁忌，連<text:span text:style-name="T3">228</text:span>三個字都不能提。那位編輯自認忠黨愛國，對黨外有著一種莫名的敵意。但是，因為校刊編輯上的需要，她還是得來採訪我。<text:span text:style-name="T3"><text:line-break/><text:line-break/></text:span>採訪時間訂在早上，因為我跟她說下午會有一場抗爭。那天是<text:span text:style-name="T3">228</text:span>。那時的國民黨很囂張，就跟現在的綠營一樣。它不但透過高壓強力手段，讓<text:span text:style-name="T3">228</text:span>成為一種禁忌話題，而且刻意選在<text:span text:style-name="T3">228</text:span>那一天晚上，在高雄愛河旁舉行動感雷射狂歡舞會，請來一堆明星表演，邀請各大專院校學生參加。<text:span text:style-name="T3"><text:line-break/><text:line-break/></text:span>那時候的國民黨，非常受學生及年輕人歡迎，就跟現在的綠營完全一模一樣，很會討好、迎合年輕學子。最擅長的一招，當然就是<text:span text:style-name="T3">(</text:span>往往透過救國團<text:span text:style-name="T3">)</text:span>在校園內外舉辦各種青春活力的康樂聯誼活動、動感雷射舞會以及所謂關懷社會的無腦愛心活動等等。<text:span text:style-name="T3"><text:line-break/><text:line-break/></text:span>黨外當時經常批判國民黨之愚化年輕一代，使之無腦，使之從眾投俗，使之喪失思考能力，使之娛樂取向，使之忠黨愛國，使之強烈敵視黨國異己，使之呼朋引類西瓜倚大邊，使之脫離現實，使之整天在一種<text:span text:style-name="T3"><text:s/>"</text:span>好有趣哦、好好笑哦、好可愛哦、好溫馨哦、好帥好正哦<text:span text:style-name="T3">" </text:span>的卡通式、漫畫式的<text:span text:style-name="T3"><text:s/>"</text:span>去血肉<text:span text:style-name="T3">"</text:span>、蒼白氛圍下生活，排斥嚴肅乏味事物，使之完全不知今夕何夕，使之對世界一無所知但卻自我滿意度很高。<text:span text:style-name="T3"><text:line-break/><text:line-break/></text:span>這樣一些描述，其實也完全適用於當下年輕一代的實況。差別只是在於旗子的顏色換了。<text:span text:style-name="T3"><text:line-break/><text:line-break/></text:span>那時候的黨外，非常痛恨國民黨如此傷害年輕一代的心靈與大腦，因此，這樣一種<text:span text:style-name="T3"><text:s/>"</text:span>拯救台灣人的心靈<text:span text:style-name="T3">" "</text:span>拯救被愚化被洗腦的下一代<text:span text:style-name="T3">" </text:span>的呼聲，甚囂塵上，乃是當時黨外的各種議論之中的一個主要議題。<text:span text:style-name="T3"><text:line-break/><text:line-break/></text:span>也因此，當國民黨在<text:span text:style-name="T3">228</text:span>那一天要舉辦大型街頭狂歡晚會時，我們幾個高雄的黨外人士決定去現場舉牌。因為我們人數少，記憶中大概只有十來個人，機動性很高。<text:span text:style-name="T3"><text:line-break/><text:line-break/></text:span>那天，國民黨派出鎮暴部隊，把愛河四周團團圍住，不讓我們進入，但我和幾位黨外朋友依然突破重圍，就像在打橄欖球一樣，我們舉著標語牌一路狂奔，往愛河方向衝，後有追兵，一堆鎮暴警察持棍在後面追趕、攻擊。<text:span text:style-name="T3"><text:line-break/><text:line-break/></text:span>最後，我們當然是寡不敵眾。其實，就算我們能衝進雷射舞會現場，不必鎮暴部隊動手，肯定也會被學生們打得頭破血流。<text:span text:style-name="T3"><text:line-break/><text:line-break/></text:span>事情過後，滿目瘡痍。國民黨不放心，怕我們繼續作亂，於是大面積封鎖附近街道，直到午夜。<text:span text:style-name="T3"><text:line-break/><text:line-break/></text:span>那個來採訪我的台大校刊編輯，目睹整個過程。她說，她過去所景仰的那個<text:span text:style-name="T3"><text:s/>"</text:span>黨國<text:span text:style-name="T3">"</text:span>，一夕瓦解。<text:span text:style-name="T3"><text:line-break/><text:line-break/></text:span>至於黨外所痛恨的愚化洗腦下一代，不出幾年卻青出於藍了。由阿扁帶頭，愚化洗腦得比國民黨還更加熟練與內行，一會兒扮超人，穿起超人內褲做飛行狀，一會兒扮宋七力，頭上出現神仙光環，甚至還穿起白雪公主裝，持仙女棒，年輕人或學生看了好開心，好喜歡，覺得這些政治人物真的好親切好可愛好有趣好民主。<text:span text:style-name="T3"><text:line-break/><text:line-break/></text:span>英語<text:span text:style-name="T3"><text:s/>Carnival (</text:span>嘉年華，即狂歡節<text:span text:style-name="T3">)</text:span>一詞便有此意涵，源自古希臘羅馬的一個節慶。在這一天，奴隸和主人衣服交換穿，角色互換；奴隸可以對主人吆喝、玩笑，旨在起到一種安撫奴隸的作用。<text:span text:style-name="T3"><text:line-break/><text:line-break/></text:span>古羅馬那些昏君也懂這一招，最喜歡蓋競技場，搞人獸鬥，好刺激，好有趣，大家都很喜歡看，往往巡迴演出，統治者藉此轉移人們對嚴肅事物的不滿。<text:span text:style-name="T3"><text:line-break/><text:line-break/></text:span>台灣媒體早已一片綠油油，而且極度瘋狂地徹底愚化人民。剛剛想看氣象，一打開電視，立即傳來台灣記者典型的尖銳狂噪聲音，我嚇得馬上關掉；關掉之前，瞄到畫面上好像有一群士兵，有人問說班長帥不帥，然後士兵們說帥，但卻忍俊不住爆笑之類。<text:span text:style-name="T3"><text:line-break/><text:line-break/></text:span>我經常被這種極度尖銳狂噪的聲音給嚇得馬上關機，所謂新聞，整天就是什麼<text:span text:style-name="T3"><text:s/>"</text:span>爆紅<text:span text:style-name="T3">"</text:span>、<text:span text:style-name="T3">"</text:span>最夯<text:span text:style-name="T3">"</text:span>、<text:span text:style-name="T3">"</text:span>正妹<text:span text:style-name="T3">"</text:span>、<text:span text:style-name="T3">"</text:span>爆奶<text:span text:style-name="T3">"</text:span>、<text:span text:style-name="T3">"</text:span>網友說<text:span text:style-name="T3">"</text:span>、<text:span text:style-name="T3">"</text:span>網友<text:span text:style-name="T3">KUSO" </text:span>等等，或是一些出洋相的誇張畫面，日夜反覆，一成不變。愚化洗腦的程度，遠遠超過舊國民黨時代的大概至少一億倍；若非住在這島上親眼目睹，實難想像天底下會有這樣一種社會。<text:span text:style-name="T3"><text:line-break/><text:line-break/></text:span>我不敢說我看過全世界，但如果有人能舉出世界上有這樣一種完全徹底無腦的社會與新聞媒體，陳真二字讓你倒過來唸。<text:span text:style-name="T3"><text:line-break/><text:line-break/></text:span>你想，一個人在這樣一種環境中長大，他會培養出什麼樣的心靈和人格？他還能剩下多少可用的大腦？他對世界、對島內外的種種社會與局勢，如何可能理解與關注？<text:span text:style-name="T3"><text:line-break/><text:line-break/></text:span>他的生命其實就像活在什麼卡通世界一樣，很蒼白，很空洞，很扭曲，很猥瑣。但他絕不會相信這是社會洗腦的結果，他會認為這是他個人的高度自主選擇與個人品味。<text:span text:style-name="T3"><text:line-break/><text:line-break/></text:span>你若對這樣一種極度荒唐惡劣的社會現象提出批評，他會認為你太嚴肅了，想太多了，遜掉了，或是認為你對他<text:span text:style-name="T3">(</text:span>們<text:span text:style-name="T3">)</text:span>有敵意，是在攻擊他；就如同黨外時代，你若跟大學生說你們被洗腦了，只會引來反擊與羞辱以及巨大的可怕敵意。<text:span text:style-name="T3"><text:line-break/><text:line-break/></text:span>相較起來，在箝制思想與洗腦這一點上，大陸相對要開放自由許多；或者說，他們的洗腦技巧太過於拙劣而收不到明顯效果。但台灣卻越洗越厲害，幾乎沒有幾個年輕人能逃得了這樣一種天羅地網。<text:span text:style-name="T3"><text:line-break/><text:line-break/></text:span>偶而遇到一兩個還有點腦筋的，往往驚為天人。這樣一些極其少數的例外，毫無疑問一定會活得很悶，很不痛快；面對無腦無良的同儕，有口難言，有志難伸。<text:span text:style-name="T3"><text:line-break/><text:line-break/></text:span>我有時會接到這樣一些年輕人甚至青少年的來信，我對他們的鬱悶與痛苦實在愛莫能助，畢竟我自己也是這樣咬緊牙關血淚艱辛地走過來。但我常想到尼采的一句話：<text:span text:style-name="T3">"</text:span>你該為你的痛苦感到慶幸，因為這意味著你還沒學會世故與狡滑。<text:span text:style-name="T3">"<text:line-break/><text:line-break/></text:span>同理，你該為你的鬱悶與徬惶感到慶幸，因為這意味著你還活著，還有點生命跡象，還沒被洗腦洗得徹底；大腦和心靈還有點功能，對生命、對是非良善美醜還有點熱情。</text:p>
      <text:p text:style-name="P1"><text:span text:style-name="T1">鬼島太郎</text:span><text:s/>  |  2014.12.16 10:17   |   <text:a xlink:type="simple" xlink:href="http://palinfo.habago.org/Entry?Command=Information_PrintForum&amp;iPage=359#FORUM33318"><text:span text:style-name="T2">#</text:span></text:a></text:p>
      <text:p text:style-name="P2">本來不想再炒冷灶，談這些無人感興趣的「大帥」，看到一篇介紹民初那些軍閥的往事，就聊當<text:span text:style-name="T3"><text:line-break/></text:span>是扯淡吧！<text:span text:style-name="T3"><text:line-break/><text:line-break/></text:span>這些大帥除了少帥張學良外，沒有官二代、沒有富二代，幾乎都是出身窮苦，沒受過什麼教育，<text:span text:style-name="T3"><text:line-break/></text:span>卻能從行伍出身，打下一片江山，沒有過人的本領，是做不到的，現代的王永慶、郭台銘堪與比<text:span text:style-name="T3"><text:line-break/></text:span>擬。<text:span text:style-name="T3"><text:line-break/><text:line-break/></text:span>這些人既使當上大帥，彼此征戰有輸有贏，可是卻都是光風霽月，人格高尚（包括張學良）的人<text:span text:style-name="T3"><text:line-break/></text:span>物，最有名的例子莫過於曾經「八方風雲會中洲」不可一世的吳佩孚，戰敗後落魄在北平，可是<text:span text:style-name="T3"><text:line-break/></text:span>監拒當日本人所謂的維持會會長，還把頭髮剃光，家中擺口棺材以明志，看到現在的宋楚瑜，一<text:span text:style-name="T3"><text:line-break/></text:span>個過氣政客，到處找政治舞台，居然跑去當柯屁的總顧問，真是令人感慨係之。<text:span text:style-name="T3"><text:line-break/><text:line-break/></text:span>等而下之的什麼柯大帥、賴大帥<text:span text:style-name="T3">……</text:span>，這些貨色替真正的大帥提鞋都不配。<text:span text:style-name="T3"><text:line-break/><text:line-break/></text:span>每當看到電視劇、電影丑化這些大帥，而且被大多數人定了型，心中就十分難過。<text:span text:style-name="T3"><text:line-break/><text:line-break/></text:span>有興趣的網友可以參看下面的文章：<text:span text:style-name="T3"><text:line-break/><text:line-break/>http://goo.gl/mIw8s3</text:span></text:p>
      <text:p text:style-name="P1"><text:span text:style-name="T1">陳真</text:span><text:s/>  |  2014.12.16 01:06   |   <text:a xlink:type="simple" xlink:href="http://palinfo.habago.org/Entry?Command=Information_PrintForum&amp;iPage=359#FORUM33317"><text:span text:style-name="T2">#</text:span></text:a></text:p>
      <text:p text:style-name="P3">祖珊好。<text:span text:style-name="T3"><text:line-break/><text:line-break/></text:span>你應該不是在問我問題吧。因為聽起來不像是一種問題，比較像是一種作文題目。<text:span text:style-name="T3"><text:line-break/><text:line-break/></text:span>從小最害怕上的課就是作文課，因為我常不知道老師出的題目的意思，例如<text:span text:style-name="T3"><text:s/>"</text:span>論忠勇為愛國之本<text:span text:style-name="T3">"</text:span>。最慘的是，有時夾雜特定意識形態，例如記得國中有一回作文題目是<text:span text:style-name="T3"><text:s/>"</text:span>偉大的孔子<text:span text:style-name="T3">"</text:span>。我寫不出來，就給題目動了點手腳，擅自在題目後面加個問號，變成<text:span text:style-name="T3"><text:s/>"</text:span>偉大的孔子？<text:span text:style-name="T3">"</text:span>。然後講了幾點我覺得孔子<text:span text:style-name="T3"><text:s/>"</text:span>不<text:span text:style-name="T3">" </text:span>偉大的原因，結果得了一個很離譜的低分，而且還被叫到老師辦公室約談，輔導一下我不正確的思想。<text:span text:style-name="T3"><text:line-break/><text:line-break/></text:span>其實我也不笨，我當然知道怎麼寫能得高分。高一時有篇作文就幾乎得了滿分，老師讚嘆不已，簡直就是韓愈再世，文起八代之衰。<text:span text:style-name="T3"><text:line-break/><text:line-break/></text:span>當然，那是一篇爛文，只是爛中有刺，老師沒看出來。<text:span text:style-name="T3"><text:line-break/><text:line-break/></text:span>韓愈不是主張<text:span text:style-name="T3"><text:s/>"</text:span>文以載道<text:span text:style-name="T3">" </text:span>嗎？寫東西道德腔很重，有時看了挺難受。那篇作文題目是有關遊記，我寫說我去北投某個溫泉谷玩，地上冒白煙，溫度高，雞蛋往石縫中一放，一會兒就讓溫泉蒸氣給煮熟了，白花花的蛋白還會熱得冒泡。<text:span text:style-name="T3"><text:line-break/><text:line-break/></text:span>不過，光講煮雞蛋是不會得高分的，你得裝模作樣<text:span text:style-name="T3"><text:s/>"</text:span>載<text:span text:style-name="T3">" </text:span>點<text:span text:style-name="T3"><text:s/>"</text:span>道<text:span text:style-name="T3">" </text:span>才行。我忘了當時寫了些什麼違心之論，但絕不是什麼反攻大陸解救同胞之類，而是更偉大的一些<text:span text:style-name="T3"><text:s/>"</text:span>道<text:span text:style-name="T3">"</text:span>，內容忘了，只記得是學韓愈筆法，文謅謅。<text:span text:style-name="T3"><text:line-break/><text:line-break/></text:span>末了，我還面對天地悠悠發出驚人感嘆，結尾還寫說：<text:span text:style-name="T3"><text:s/>"</text:span>特恃吾人不世之才<text:span text:style-name="T3">" ("</text:span>不世之才<text:span text:style-name="T3">" </text:span>是韓愈某文章用語<text:span text:style-name="T3">)</text:span>，給這溫泉谷命名為<text:span text:style-name="T3"><text:s/>"</text:span>靈源溫泉<text:span text:style-name="T3">"</text:span>。哈哈，實在是庸俗到爆。<text:span text:style-name="T3"><text:line-break/><text:line-break/></text:span>但老師卻很喜歡，在課堂上叫我出列，為我的<text:span text:style-name="T3"><text:s/>"</text:span>不世之才<text:span text:style-name="T3">" </text:span>接受表揚。<text:span text:style-name="T3">"</text:span>不世之才<text:span text:style-name="T3">" </text:span>就是世上罕見的奇才，理當不能用來自誇，所以明眼人一看也應知道我是在搞笑、反諷，但老師是個很老實的阿嬤，把我的搞笑文給當真了，一路在我每個句子旁畫一堆紅圈圈表嘉許。<text:span text:style-name="T3"><text:line-break/><text:line-break/></text:span>基本上，我是反道德的，更不用說什麼文以載道了。文若有道可載，何必文？那就直接講道不就好了？！<text:span text:style-name="T3"><text:line-break/><text:line-break/></text:span>我若說我反道德，各位可能不信。但這是真的。我若相信道德，我就不可能對神明有什麼特別的敬意了。也許應該說，我很不喜歡所有那些可以言喻的所謂道德，或者換個方式說，我很感冒把道德給原則化。<text:span text:style-name="T3"><text:line-break/><text:line-break/></text:span>我有好多這方面的筆記，就是在反對道德的原則化，從維根斯坦的數學哲學、特別是他那個著名的<text:span text:style-name="T3"><text:s/>"</text:span>寫數列<text:span text:style-name="T3">" </text:span>的例子說起。不過全是學術文字，很難用通俗語言來講。<text:span text:style-name="T3"><text:line-break/><text:line-break/></text:span>我既然反對道德的原則化，意味著世上沒有什麼放諸四海皆準所謂<text:span text:style-name="T3"><text:s/>"</text:span>應然<text:span text:style-name="T3">" </text:span>的這回事。</text:p>
      <text:p text:style-name="P1"><text:span text:style-name="T1">平璽</text:span><text:s/>  |  2014.12.16 00:17   |   <text:a xlink:type="simple" xlink:href="http://palinfo.habago.org/Entry?Command=Information_PrintForum&amp;iPage=359#FORUM33316"><text:span text:style-name="T2">#</text:span></text:a></text:p>
      <text:p text:style-name="P2">馬雲來台，當著張忠謀、蕭萬長、王志剛這些「小時候在書上看過的企業家前輩面前」，發表對台灣的針砭：「起得大早，趕個晚集」、「過去<text:span text:style-name="T3">15</text:span>年間，中國發生許多翻天覆地的變化，出現許多的年輕企業家，但在台灣，卻聽不見什麼新的年輕企業家」、「假如七、八十歲的人還在<text:span text:style-name="T3">(</text:span>談<text:span text:style-name="T3">)</text:span>創新，不相信年輕人比他們更會創新」。<text:span text:style-name="T3"><text:line-break/><text:line-break/>http://goo.gl/yyrbF3<text:line-break/><text:line-break/></text:span>《馬雲助台灣青年創業<text:span text:style-name="T3"><text:s/></text:span>宣佈成立基金》<text:span text:style-name="T3"><text:line-break/><text:line-break/>http://goo.gl/lHBTHn<text:line-break/></text:span>《台灣老企業家不交棒？馬雲：年輕人來中國，我來幫》<text:span text:style-name="T3"><text:line-break/><text:line-break/>http://goo.gl/p3xbny<text:line-break/></text:span>《馬雲：助台灣年輕人赴陸創業》<text:span text:style-name="T3"><text:line-break/><text:line-break/></text:span>同一天吧，某向日葵世代的深綠臉友，直白坦率的聲稱臺灣人常拿自己和日本比較「是出於尊敬的角度」，「<text:span text:style-name="T3">69</text:span>年前，日本人撤離台灣的時候，有的人覺得自己被拋棄了，這也是出於喜歡的感情」。<text:span text:style-name="T3"><text:line-break/><text:line-break/></text:span>兩相比對，不難發現馬雲口中<text:span text:style-name="T3">(</text:span>台灣<text:span text:style-name="T3">)</text:span>消失的<text:span text:style-name="T3">15</text:span>年，關鍵在哪，呼之欲出。很多台灣人，仍活在雁行理論的<text:span text:style-name="T3">80</text:span>年代，甚至是所謂的日治時期；他們不知道，經歷失落的廿年，現在的日本已非當年叱吒風雲、矢言「能買下美國」的日本，當然更不復「為了建立大東亞共榮圈」，故「進出中國」的日本帝國。<text:span text:style-name="T3"><text:line-break/><text:line-break/></text:span>自　李前總統發表「中國七塊論」後，台灣「感情用事」了<text:span text:style-name="T3">15</text:span>年，未來是否能有再一個<text:span text:style-name="T3">15</text:span>年感情用事的時間？個人對此不表樂觀。</text:p>
      <text:p text:style-name="P1"><text:span text:style-name="T1">祖珊</text:span><text:s/>  |  2014.12.15 22:26   |   <text:a xlink:type="simple" xlink:href="http://palinfo.habago.org/Entry?Command=Information_PrintForum&amp;iPage=359#FORUM33315"><text:span text:style-name="T2">#</text:span></text:a></text:p>
      <text:p text:style-name="P3">陳醫師您好：<text:span text:style-name="T3"><text:line-break/></text:span>確實，生命理當豐富幽微。雖然知道善惡本身就是一種回報，有時仍不免會在乎社會的評價。不確定自己瞭解了多少，只覺釋懷了些。<text:span text:style-name="T3"><text:line-break/><text:line-break/></text:span>忽然又想到，世上的各種角色，有沒有「應該」的樣子呢？比如「君君臣臣父父子子」？好像很八股，又好像很實際。我們似乎常常用「應該」期待別人，用「實然」放過自己。<text:span text:style-name="T3"><text:line-break/><text:line-break/></text:span>寫字容易掏心掏肺，雖然這樣有被火星人看到的危險，令膽小的我有些遲疑，終究還是繼續寫下去。</text:p>
      <text:p text:style-name="P5"/>
      <text:p text:style-name="P1"><text:span text:style-name="T1">陳真</text:span><text:s/>  |  2014.12.14 16:24   |   <text:a xlink:type="simple" xlink:href="http://palinfo.habago.org/Entry?Command=Information_PrintForum&amp;iPage=360#FORUM33314"><text:span text:style-name="T2">#</text:span></text:a></text:p>
      <text:p text:style-name="P3">兩個關鍵詞：豢養，智商。<text:span text:style-name="T3"><text:line-break/><text:line-break/></text:span>有些人不是人，他們只是政治集中營豢養的一種生物。原因何在？與其說敗德，若只能二選一，我倒比較傾向投蘇格拉底或愛因斯坦及羅素一票：智商。是智商出了問題。<text:span text:style-name="T3"><text:line-break/><text:line-break/></text:span>因為我沒法想像一個智商高的人會被人操弄愚化到根本不像個<text:span text:style-name="T3"><text:s/>"</text:span>人<text:span text:style-name="T3">" </text:span>的地步，完全沒有做為一個<text:span text:style-name="T3"><text:s/>"</text:span>人<text:span text:style-name="T3">" </text:span>應有的溫度、情感、自主抉擇與判斷能力。集中營主人餵他什麼，他就吃什麼；要他咬誰，他就咬誰；叫他如何思索，他便如何思索。一個智商高的人，有可能會讓人愚弄操弄、笨成這樣嗎？天底下找不到一個例子。<text:span text:style-name="T3"><text:line-break/><text:line-break/></text:span>當然，我講的<text:span text:style-name="T3"><text:s/>"</text:span>智商<text:span text:style-name="T3">" </text:span>得畫上個引號，它也許跟一般智商概念並非完全雷同；它不是一種單純技術面的能力，例如心算很快、空間能力很好、語文表達能力不錯或很會數牙籤等等，不是這樣一些技能性的東西，而是一種整體性的聰慧；也許很接近一種藝術鑑賞能力。<text:span text:style-name="T3"><text:line-break/><text:line-break/></text:span>其實你看一個人怎麼言語，光憑一兩句話，大概就能知道這個人的聰慧程度。<text:span text:style-name="T3"><text:line-break/><text:line-break/></text:span>一個人如果有很好的藝術<text:span text:style-name="T3">(</text:span>鑑賞<text:span text:style-name="T3">)</text:span>能力，意味著他能掌握一種微妙、細膩與情感；他能看到表面事物的細微所在，理解並感受其豐富內在；他比較不會望文生義，不會隨特定顏色起舞，不會憑口號與指令辦事，不會傻乎乎地跟隨著一些人渣搖旗吶喊，不會像個水壺似的，人家只要一加熱，他就自動沸騰。我沒法想像一個藝術能力很好、聰慧敏銳的人，卻愚蠢駑鈍若此；這是根本不可能的事。<text:span text:style-name="T3"><text:line-break/><text:line-break/></text:span>講豢養其實還算客氣，即便是綠色生物畢竟還是一種生物。其實我倒覺得比較像<text:span text:style-name="T3"><text:s/>AI (</text:span>人工智慧<text:span text:style-name="T3">)</text:span>，不是活物，而是一種純粹根據指令辦事的機器人。<text:span text:style-name="T3"><text:line-break/><text:line-break/></text:span>霍金最近說什麼他很擔心機器人有一天會比人類還更有智慧，反過頭來奴役、操控人類。這實在很好笑。我敢跟各位保證，霍金絕對沒有這麼笨，他只是<text:span text:style-name="T3">(</text:span>自以為很<text:span text:style-name="T3">)</text:span>缺錢，常常需要迎合或配合媒體，講些聳動話題，增加各種收入。<text:span text:style-name="T3"><text:line-break/><text:line-break/></text:span>機器人如果哪一天比人類還更有智慧，把插頭拔掉不就好了。當然，我還有更學術的說法，<text:span text:style-name="T3">"</text:span>人工智慧哲學<text:span text:style-name="T3">"(PHILOSOPHY OF AI)</text:span>這方面我算是個專家，姑且不表。<text:span text:style-name="T3"><text:line-break/><text:line-break/></text:span>眼前只是要說，有些人實在看不出做為一個<text:span text:style-name="T3"><text:s/>"</text:span>人<text:span text:style-name="T3">" </text:span>最起碼的生命跡象，倒像個水壺或什麼工具機似的，自動性<text:span text:style-name="T3">(Automaticity)</text:span>很強，開關一開就發動了，但毫無自主能力<text:span text:style-name="T3">(Autonomy)</text:span>，完全沒法獨立思考，沒法做出自主判斷與抉擇，進而採取行動。<text:span text:style-name="T3"><text:line-break/><text:line-break/></text:span>就算是蛆，多少還有點生物性的自主本能與反射，但人工智慧卻完全受人操控卻不自知；它沒法知道自己在幹什麼，因為它連<text:span text:style-name="T3"><text:s/>"</text:span>自己<text:span text:style-name="T3">"(SELF) </text:span>也沒有，它只是一台機器。<text:span text:style-name="T3"><text:line-break/><text:line-break/></text:span>我始終很不喜歡粉絲<text:span text:style-name="T3">--</text:span>如果粉絲意味著一種思想上的繳械的話。人們只要稍微受到我的一點點影響，我就很緊張，甚至很感冒，因為我既不想豢養沒有大腦的生物，更不想製造人工智慧。<text:span text:style-name="T3"><text:line-break/><text:line-break/></text:span>大學時，一位老師跟同學說，陳真若願意，他會有許多信徒，足以成立一門宗教。有位整天喜歡追求什麼心靈智慧的大富豪朋友，甚至對我有如此期待。<text:span text:style-name="T3"><text:line-break/><text:line-break/></text:span>老師這話對不對我不知道。我只知道擁有粉絲或信徒是一種讓人很洩氣的事。你叫大家要獨立思考，結果卻反而害大家失去思考能力、整天追著你跑。<text:span text:style-name="T3"><text:line-break/><text:line-break/></text:span>維根斯坦說得對，<text:span text:style-name="T3">"</text:span>反英雄<text:span text:style-name="T3">" </text:span>的目的並不是要把<text:span text:style-name="T3"><text:s/>"</text:span>反英雄<text:span text:style-name="T3">" </text:span>當成一種新的英雄。他後來辭去劍橋教職後超開心。我幾乎不曾看到維根斯坦一生中有如此開心的一刻。他說，教授哲學真的是一種<text:span text:style-name="T3"><text:s/>"</text:span>生不如死<text:span text:style-name="T3">"</text:span>、非常窩囊<text:span text:style-name="T3"><text:s/>"</text:span>不老實<text:span text:style-name="T3">" </text:span>的工作。<text:span text:style-name="T3"><text:line-break/><text:line-break/></text:span>讓他更挫折的是，他希望學生可以獨立思考，結果卻教出一些只會覆述他的種種哲學術語卻自以為得意的蠢蛋，甚至還引來一堆模彷他的穿著的粉絲。<text:span text:style-name="T3"><text:line-break/><text:line-break/></text:span>尼采有句話說得很對。他說：你別老是跟著我。你這樣死跟著我，你必將失去你和我；你若走你自己的路，有一天，你就會在路上遇到我。<text:span text:style-name="T3"><text:line-break/><text:line-break/></text:span>尼采和維根斯坦都夠聰慧，所以不會想幹那樣一種愚化人心的傻事和醜事。但一般人可不是這樣哦。生物也好，機器也罷，背後當然都有著一群人渣在努力操控。<text:span text:style-name="T3"><text:line-break/><text:line-break/></text:span>不管老的少的或中年的，這群人渣我認識不少，真的是一個比一個人渣，人渣到爆胎的地步，品性非常差，但社會形象卻往往非常非常非常好，透過媒體及鎂光燈不斷的炒作、吹捧和瞎掰，簡直就是青年學子的神明、偶像。<text:span text:style-name="T3"><text:line-break/><text:line-break/></text:span>這些人渣，個個又進步又開明又是民主又是人權又是公民公義什麼的，真是好話說盡，壞事做絕；其中有一些甚至以前是<text:span text:style-name="T3">(</text:span>圈內人一定知道的<text:span text:style-name="T3">)</text:span>國民黨的特務學生，但是，透過媒體刻意炒作及瞎掰造神，居然也莫名其妙搖身一變，變成什麼學運領袖。<text:span text:style-name="T3"><text:line-break/><text:line-break/></text:span>若不是不想讓生活陷入風波，實在很想指名道姓把這些人渣以及把人渣給偶像化的推手們給揪出來。<text:span text:style-name="T3"><text:line-break/><text:line-break/></text:span>這些混蛋，其實也經常在這版面流連，只是我不知道我對他們開罵，究竟是否真能讓他們從此別再幹些傷天害理的醜事，別再眛著良心豢養一大堆綠色生物，做為其謀利工具以及傷害異己的武器。<text:span text:style-name="T3"><text:line-break/><text:line-break/></text:span>這些人渣的智能當然沒問題，他們跟其所豢養的綠色生物們完全不一樣，他們並不是真的笨，而是存心使壞。他們並不是真的完全不懂是非善惡美醜，而是根本不在乎；對他們來講，只要能遂行特定目的，所謂是非善惡美醜統統都只是一種手段，一種工具，一種打擊敵人的武器。<text:span text:style-name="T3"><text:line-break/><text:line-break/></text:span>這個社會的惡劣無恥與荒謬，真的完完全全不是一般人所能了解與想像。<text:span text:style-name="T3"><text:line-break/><text:line-break/></text:span>從黨外開始，就常有人看我寫字快，叫我不妨多寫，多多少少給歷史留個足以辨明善惡美醜的資料與題材。最近有人也叫我寫，叫我寫完出版；可見的將來既已無望，至少留給長遠後人一點材料。<text:span text:style-name="T3"><text:line-break/><text:line-break/></text:span>我不寫，主要原因當然是因為志不在此。有些東西，寫來滿紙污穢，實非我所樂意從事。同時我也不覺得寫這樣一些有關現實的東西有多大的意義。<text:span text:style-name="T3"><text:line-break/><text:line-break/></text:span>旁的我不行，哲學倒還有點本事，十七年來寫了恐怕超過一萬頁上千萬字。我還是比較相信數學，相信邏輯，相信形上學，相信風花雪月；也許這樣一些東西方才足以長久且根本。千萬年過去了，政權更迭不知千百回，好人壞人全死光，但河水長流，山川依舊在，哲學曼妙，詩句依然動人。<text:span text:style-name="T3"><text:line-break/><text:line-break/></text:span>不信的話，且看李白有詩<text:span text:style-name="T3"><text:s/>"</text:span>江上吟<text:span text:style-name="T3">"</text:span>：<text:span text:style-name="T3"><text:line-break/><text:line-break/></text:span>木蘭之枻沙棠舟，玉簫金管坐兩頭。<text:span text:style-name="T3"><text:line-break/></text:span>美酒尊中置千斛，載妓隨波任去留。<text:span text:style-name="T3"><text:line-break/></text:span>仙人有待乘黃鶴，海客無心隨白鷗<text:span text:style-name="T3"><text:line-break/></text:span>屈平詞賦懸日月，楚王臺榭空山丘。<text:span text:style-name="T3"><text:line-break/></text:span>興酣落筆搖五嶽，詩成笑傲淩滄洲。<text:span text:style-name="T3"><text:line-break/></text:span>功名富貴若長在，漢水亦應西北流。<text:span text:style-name="T3"><text:line-break/><text:line-break/></text:span>仙人即便修煉成仙，仍然還是得等黃鶴來載，方才上得了青天；而我呢，泛舟江上，樂音飄揚，海鷗卻不時來相伴；左飲美酒，右抱美人，隨波浮沉，好不暢快。<text:span text:style-name="T3"><text:line-break/><text:line-break/></text:span>至於說到屈原這傻帽，真是它馬的很冤，胸懷社稷，耿直忠心，卻落了個投江自盡肉身餵魚的結局；而楚王那混蛋呢，舞榭歌台，夜夜春宵，終究人去樓空，如今安在？但人家屈原的辭賦詩歌卻依舊像太陽月亮那般懸照世上。<text:span text:style-name="T3"><text:line-break/><text:line-break/></text:span>而我李白呢，酒喝得爽了，就搖搖滑鼠寫寫詩，撼五嶽，凌滄洲，俯看世事滄桑。可別跟我說什麼功名利祿，這東西若能長久，淡水河都能倒著流了。</text:p>
      <text:p text:style-name="P1"><text:span text:style-name="T1">鄭啟承</text:span><text:s/>  |  2014.12.14 13:15   |   <text:a xlink:type="simple" xlink:href="http://palinfo.habago.org/Entry?Command=Information_PrintForum&amp;iPage=360#FORUM33313"><text:span text:style-name="T2">#</text:span></text:a></text:p>
      <text:p text:style-name="P2">好康道相報，插播一則新聞，在地球活得不耐煩的人有福了，最近已經開放火星移民申請，<text:span text:style-name="T3">10</text:span>年後出發，錄取者可以得到火星永居身份。<text:span text:style-name="T3">(</text:span>第一批申請已經截止，不過之後還可以遞件喔<text:span text:style-name="T3">)<text:line-break/><text:line-break/></text:span>地球很危險的，趕快回火星吧。不像月球光禿禿的有點無聊，火星比較有趣喔，有時候還有龍捲風。不過平常應該還好，而且人不多很安靜，適合沉思。<text:span text:style-name="T3">(</text:span>至於有沒有火星人就不知道了<text:span text:style-name="T3">)<text:line-break/><text:line-break/></text:span>這是真的，不是開玩笑，因為巴勒網比較特別，飛離地面意願高，所以我偷偷報給各位。最好不要讓太多人知道，特別是台灣人，不然到時候打工渡假的人太多，弄得人家心煩意亂的。<text:span text:style-name="T3"><text:line-break/><text:line-break/></text:span>人總是該為自己想想生命何去何從。如果你厭倦了世上這一切荒唐悲劇，可以考慮報名喔<text:span text:style-name="T3">! </text:span>不過可能要吃蟲過活，因為蛋白質豐富，可補營養不足。每天可以遙望地球，遠遠看還是挺美的。<text:span text:style-name="T3"><text:line-break/><text:line-break/></text:span>可惜老了，恐怕無法入選，不然家破得差不多，人也都快亡了，若將來孤身一人，能死在火星上，不啻美事一樁。<text:span text:style-name="T3"><text:line-break/><text:line-break/>http://www.mars-one.com/</text:span></text:p>
      <text:p text:style-name="P1"><text:span text:style-name="T1">王修亮</text:span><text:s/>  |  2014.12.14 03:01   |   <text:a xlink:type="simple" xlink:href="http://palinfo.habago.org/Entry?Command=Information_PrintForum&amp;iPage=360#FORUM33312"><text:span text:style-name="T2">#</text:span></text:a></text:p>
      <text:p text:style-name="P3">台灣人可以認為一切外界都和我台灣無關。<text:span text:style-name="T3"><text:line-break/></text:span>當然也可以北部和我南部無關。<text:span text:style-name="T3"><text:line-break/></text:span>最後就是別家和我家無關。<text:span text:style-name="T3"><text:line-break/></text:span>切割到最後，沒有祖先，沒有朋友，沒有同類之情，也更不會有對生命萬物的感情。<text:span text:style-name="T3"><text:line-break/></text:span>剩下的還能被稱為人嗎<text:span text:style-name="T3">?<text:line-break/><text:line-break/></text:span>至於南京大屠殺，被相關的人如此記取不忘，不是因為殺了多少人。戰爭本來就是殘酷的，在兩國相爭的戰場與內部鬥爭中，你死我活雖然血流成河，也只能說是當下的正常。但是南京大屠殺是不一樣的<text:span text:style-name="T3">......<text:line-break/><text:line-break/></text:span>先父是抗日軍人，手下一百多個弟兄，生生死死，最後來到台灣，都成為我的家人。我從幼年到少年，在他們醉飲澆愁的放言狂語中，聽過許多次南京大屠殺與其他戰役中，日軍如何殘虐人類，那不是戰爭中當下的正常血腥，那是煉獄<text:span text:style-name="T3">!!!</text:span>那是煉獄<text:span text:style-name="T3">!!!<text:line-break/><text:line-break/></text:span>南京大屠殺中沒有我的親友鄉人，但是我的手至今無法在鍵盤上，打出那些我從抗日叔伯們親身體驗聽到的內容，那是煉獄<text:span text:style-name="T3">!</text:span>五十幾年來，我竭力強迫自己不要回憶，即使現在垂垂老去，我仍然無法打出那些內容<text:span text:style-name="T3">........<text:line-break/><text:line-break/></text:span>那不是人在戰爭中能做出來的事<text:span text:style-name="T3">!</text:span>納粹殺的人更多，但就是直接殺了人<text:span text:style-name="T3">!</text:span>日軍不是直接殺人，自信可以不會做幾年噩夢的，可以去看當年的照片與資料，應該還找的到。<text:span text:style-name="T3"><text:line-break/></text:span>戰爭是殘暴的，但南京大屠殺不是殘暴，相對比較，活埋真是幸運幸福啊<text:span text:style-name="T3">!<text:line-break/></text:span>只要是個人，怎麼能夠漠視世間曾發生過這種事<text:span text:style-name="T3">?</text:span>只要回頭又重新當了人，怎麼能昧著良心否認當年做過那種事<text:span text:style-name="T3">?</text:span>怎麼還有辦法若無其事地繼續生活<text:span text:style-name="T3">?</text:span></text:p>
      <text:p text:style-name="P1">Maverick Liu   |  2014.12.14 02:37   |   <text:a xlink:type="simple" xlink:href="http://palinfo.habago.org/Entry?Command=Information_PrintForum&amp;iPage=360#FORUM33311"><text:span text:style-name="T2">#</text:span></text:a></text:p>
      <text:p text:style-name="P2">南京大屠殺對我有什麼意義呢<text:span text:style-name="T3">?</text:span>雖然沒經歷過，但作為人，如同德國人自省納粹犯行一樣，應該感到悲痛與期望，期望歷史不再重蹈覆轍，相對於<text:span text:style-name="T3">PTT</text:span>上的留言，冷血與鄙視，讓人覺得，這些人的價值怎能堪稱民主國家的『公民』。我不知道就算未來民進黨執政，台灣命運為何<text:span text:style-name="T3">?</text:span>但我知道中國蒸蒸日上，我們的命運很有可能掌握在對岸手裡，我們島內有些同胞，是否已經歇斯底里不願面對應該面對的問題，所以做些最後的掙扎，以至於這種掙扎已經逾越規矩而不自知，但只能無的放矢地罵著準備要取代美國的另一個強權。大陸網友又會如何看待這些網民的非人性發言呢<text:span text:style-name="T3">?<text:line-break/></text:span>作為台灣人，也很懊惱，為何會有這樣的同胞；但做為華人，我也不解，為何台灣人會如此作賤同文同種的大陸人民。我希望中國民主化更希望中國能實現所謂的『偉大復興』。至於台灣自處之道，則是與大陸人民將心比心，把他們當成另一個台灣人對待，如同盎格魯薩克遜諸國一樣。辜寬敏曾說，兩岸要像兄弟之邦，我挺讚同的！但時下的年輕人，可曾真正想過，什麼是民主政治，互相妥協的藝術對於維繫民主的必要性，仇恨與歧視對於民主的傷害。我想說的是，當我們不珍惜這樣的政治制度，我們有何顏面批評大陸的不民主<text:span text:style-name="T3">?</text:span>當我們不在乎自己的分寸時，大陸人民會如何對待我們台灣人<text:span text:style-name="T3">?<text:line-break/></text:span>本人支持獨立，但我不能縱容仇恨與歧視存在於我們社會之中，但我也希望我們與大陸人民共同撐起屬於華人世界的世紀<text:span text:style-name="T3">?</text:span>但是台獨可能葬送在時下這群年人的手裡，而當<text:span text:style-name="T3">Sino Pac</text:span>來臨時，台灣沒有任何她的位置與發言權。</text:p>
      <text:p text:style-name="P1"><text:span text:style-name="T1">陳志鴻</text:span><text:s/>  |  2014.12.14 01:59   |   <text:a xlink:type="simple" xlink:href="http://palinfo.habago.org/Entry?Command=Information_PrintForum&amp;iPage=360#FORUM33310"><text:span text:style-name="T2">#</text:span></text:a></text:p>
      <text:p text:style-name="P3">我看網路在譴責南京大屠殺方面的評論<text:span text:style-name="T3"><text:line-break/><text:line-break/></text:span>大多是認為此事跟台灣人無關，接著端出<text:span text:style-name="T3">228</text:span>質疑其雙重標準<text:span text:style-name="T3"><text:line-break/><text:line-break/></text:span>其中感覺還蠻有道理的理由是說大躍進、文革、內戰等等<text:span text:style-name="T3">..</text:span>反而害死更多人。<text:span text:style-name="T3"><text:line-break/><text:line-break/>===<text:line-break/></text:span>南京大屠殺紀念日<text:span text:style-name="T3"><text:s/></text:span>總統府籲日本勇於面對歷史傷痛<text:span text:style-name="T3"><text:line-break/><text:line-break/></text:span>〔記者施曉光／台北報導〕今天是「南京大屠殺」<text:span text:style-name="T3">77</text:span>週年紀念日，總統府晚間發布新聞稿表示，直到今天，日本仍有部分人士對「南京大屠殺」抱持迴避、淡化，甚至否認的態度，令人遺憾，雖然目前我與日本關係是斷交四十多年來最好的時刻，雙方高層也都高度重視雙邊關係的改善，並在現有基礎上持續提升、深化雙邊關係，但仍誠摯希望部分不願正視「南京大屠殺」的日本人士，能夠勇於面對二戰歷史的傷痛，展現同理心與認錯的勇氣。</text:p>
      <text:p text:style-name="P1"><text:span text:style-name="T1">陳真</text:span><text:s/>  |  2014.12.14 00:24   |   <text:a xlink:type="simple" xlink:href="http://palinfo.habago.org/Entry?Command=Information_PrintForum&amp;iPage=360#FORUM33309"><text:span text:style-name="T2">#</text:span></text:a></text:p>
      <text:p text:style-name="P2">星雲見證南京屠殺<text:span text:style-name="T3"><text:s/></text:span>如人間煉獄<text:span text:style-name="T3"><text:line-break/><text:line-break/></text:span>中時電子報作者：<text:span text:style-name="T3"><text:s/></text:span>記者黃甦俞╱綜合報導<text:span text:style-name="T3"> <text:line-break/>2014</text:span>年<text:span text:style-name="T3">12</text:span>月<text:span text:style-name="T3">13</text:span>日<text:span text:style-name="T3"><text:line-break/><text:line-break/></text:span>旺報【記者黃甦俞╱綜合報導】<text:span text:style-name="T3"><text:line-break/><text:line-break/></text:span>首屆「南京大屠殺死難者國家公祭日」活動<text:span text:style-name="T3">13</text:span>日舉辦，大陸國家主席習近平出席公祭活動。佛光山星雲法師近日接受新華社專訪時表示，作為南京大屠殺的見證者，歷史無法抹滅，希望日本仿效德國，向所有受難者道歉。<text:span text:style-name="T3"><text:line-break/><text:line-break/></text:span>星雲法師不僅仔細描述他心中南京大屠殺的回憶，更稱南京大屠殺讓他抱定出家的決心，也提及他與畫家李自健的合作。<text:span text:style-name="T3"><text:line-break/><text:line-break/></text:span>遍地屍體血流成河<text:span text:style-name="T3"><text:line-break/><text:line-break/></text:span>星雲法師回憶，「母親與我，一個<text:span text:style-name="T3">36</text:span>歲，一個<text:span text:style-name="T3">10</text:span>歲，她尋夫，我尋父，屍首遍地<text:span text:style-name="T3">…</text:span><text:span text:style-name="T4">‥</text:span>要跨過死屍才能往前走，突然聽到很恐怖的腳步聲，你一定要躲藏，怎麼躲藏？最好就是跟死人睡在一起<text:span text:style-name="T3">……</text:span>」親眼見證<text:span text:style-name="T3">78</text:span>年前的屠殺，他形容當時的南京根本就是人間煉獄。<text:span text:style-name="T3"><text:line-break/><text:line-break/></text:span>星雲法師對當時的記憶仍十分清晰，他說，「我看到河裡面的人，頭朝下，腳朝上，到處都是屍體，血水滲透到河底下的樹葉、泥漿，屍體被狗吃掉了胸膛，只剩下四肢，這樣的例子不勝枚舉。」<text:span text:style-name="T3"><text:line-break/><text:line-break/></text:span>而歷經<text:span text:style-name="T3">1</text:span>年<text:span text:style-name="T3">2</text:span>個月尋父未果，星雲法師也在<text:span text:style-name="T3">1939</text:span>年抱定出家念頭。在兩岸開放探親後，星雲法師曾向分別多年的母親詢問當年怎麼這快就答應他出家？母親回答：「南京大屠殺後，媽媽沒有能力培養你，寺廟的師傅可以供你讀書、栽培你。」<text:span text:style-name="T3"><text:line-break/><text:line-break/></text:span>南京大屠殺：<text:span text:style-name="T3"><text:line-break/>1937</text:span>年<text:span text:style-name="T3">12</text:span>月<text:span text:style-name="T3">13</text:span>日，侵華日軍攻占南京後，展開持續<text:span text:style-name="T3">6</text:span>周的屠殺、強姦、縱火、搶劫等戰爭罪行。中國史學界普遍認為約有<text:span text:style-name="T3">30</text:span>萬人在大屠殺中遇難。（黃甦俞）</text:p>
      <text:p text:style-name="P1"><text:span text:style-name="T1">陳真</text:span><text:s/>  |  2014.12.14 00:12   |   <text:a xlink:type="simple" xlink:href="http://palinfo.habago.org/Entry?Command=Information_PrintForum&amp;iPage=360#FORUM33308"><text:span text:style-name="T2">#</text:span></text:a></text:p>
      <text:p text:style-name="P3"><text:span text:style-name="T3">To </text:span>祖珊<text:span text:style-name="T3"><text:line-break/><text:line-break/></text:span>我說，一個人總得先成為一個像樣的<text:span text:style-name="T3"><text:s/>"</text:span>人<text:span text:style-name="T3">"</text:span>，然後再來成為一個<text:span text:style-name="T3"><text:s/>"</text:span>角色<text:span text:style-name="T3">" </text:span>也不遲。畢竟前者才是根本，才是血肉，而後者只是一種可有可無的身份，就像某種商店的會員資格那樣，無足輕重，不值一提。<text:span text:style-name="T3"><text:line-break/><text:line-break/></text:span>我說的是<text:span text:style-name="T3"><text:s/>"</text:span>人<text:span text:style-name="T3">"</text:span>，而不一定要是個<text:span text:style-name="T3"><text:s/>"</text:span>好人<text:span text:style-name="T3">"</text:span>。壞人若像個<text:span text:style-name="T3"><text:s/>"</text:span>人<text:span text:style-name="T3">"</text:span>，我也不討厭。<text:span text:style-name="T3"><text:line-break/><text:line-break/></text:span>就比方說我很喜歡宋七力。他也許是個騙子或壞蛋，但他騙得活靈活現，壞得血肉十足，而且聰慧有趣，簡直是天生的哲學家，我還蠻喜歡。阿扁也是一例。我對他懷有私人好感，雖然我認為他是一個很壞的政治人物。<text:span text:style-name="T3"><text:line-break/><text:line-break/></text:span>當然，這只是我的品味，我是這麼看世界。至於別人認不認同，那是他家的事。<text:span text:style-name="T3"><text:line-break/><text:line-break/></text:span>大多數人往往人不像人，但做為一種<text:span text:style-name="T3"><text:s/>"</text:span>角色<text:span text:style-name="T3">" </text:span>卻力求盛大龐然；一朝向上提昇，往往得意非凡，甚至不可一世；對外頭銜總是一堆，巍巍峨峨，裝模作樣。<text:span text:style-name="T3"><text:line-break/><text:line-break/></text:span>這當然也是一種自由，當事人高興就好，但可別以為所有人都像他這麼沒出息；我是說，可別以為所有人都如此看待生命，看待世界。<text:span text:style-name="T3"><text:line-break/><text:line-break/></text:span>維根斯坦對人的最高讚詞就是<text:span text:style-name="T3">: </text:span>他是一個<text:span text:style-name="T3"><text:s/>"</text:span>人<text:span text:style-name="T3">"</text:span>。我能理解某些人例如維根斯坦，為什麼那麼厭惡公眾化，因為角色的成立乃是透過某種社會指標去定義，但生命這種東西，只要一定義，一指而標之，就萎縮了，矮化了；彷彿他不是一個人，而只是某種社會指標的呈現，某個俱樂部的會員<text:span text:style-name="T3"><text:s/>"</text:span>之一<text:span text:style-name="T3">" </text:span>似的。<text:span text:style-name="T3"><text:line-break/><text:line-break/></text:span>既是個<text:span text:style-name="T3"><text:s/>"</text:span>人<text:span text:style-name="T3">"</text:span>，理當就是<text:span text:style-name="T3"><text:s/>"</text:span>一<text:span text:style-name="T3">"</text:span>；若成為<text:span text:style-name="T3"><text:s/>"</text:span>之一<text:span text:style-name="T3">"</text:span>，對我來說是很窩囊沒出息的。既是個<text:span text:style-name="T3"><text:s/>"</text:span>人<text:span text:style-name="T3">"</text:span>，生命理當豐富幽微，難以言喻，無法客觀探究，否則就不像個<text:span text:style-name="T3"><text:s/>"</text:span>人<text:span text:style-name="T3">"</text:span>，倒像個商品貨物了。<text:span text:style-name="T3"><text:line-break/><text:line-break/></text:span>我常舉例，比方說你去海鮮餐廳點個鮮魚三吃，老闆絕不會問你想吃<text:span text:style-name="T3"><text:s/>"</text:span>誰<text:span text:style-name="T3">"</text:span>？這時候沒有<text:span text:style-name="T3"><text:s/>"</text:span>誰<text:span text:style-name="T3">" </text:span>的問題。他頂多只會問你想吃哪一種魚？多大一尾？五斤的夠不夠吃？還是要七斤？<text:span text:style-name="T3"><text:line-break/><text:line-break/></text:span>海鮮店老闆只會根據某種定量或定性指標來問你想吃什麼樣的魚？這時候，魚是沒有臉孔的，面目模糊的，就像所謂<text:span text:style-name="T3"><text:s/>"</text:span>網友<text:span text:style-name="T3">" </text:span>一樣，像條蛆，只有某種身份代號，某種社會指標，某種空洞蒼白言語，沒有任何生命跡象。但生命理應不是一種可以定義或賦予某種客觀指標的東西，畢竟我們又不是市場架上供眾人消費的漁貨。<text:span text:style-name="T3"><text:line-break/><text:line-break/></text:span>至於誰是<text:span text:style-name="T3"><text:s/>"</text:span>人<text:span text:style-name="T3">"</text:span>？誰不像個<text:span text:style-name="T3"><text:s/>"</text:span>人<text:span text:style-name="T3">"</text:span>？這當然沒法進行負面指摘，畢竟這不是一種行為主義的概念，只能存乎一心。<text:span text:style-name="T3"><text:line-break/><text:line-break/></text:span>比方說，我能理解許多人汲汲營營於社會指標的高昇茁壯，以此做為一種護身符，以免在社會上遭人踐踏鄙夷。但這不表示此人不像個<text:span text:style-name="T3"><text:s/>"</text:span>人<text:span text:style-name="T3">"</text:span>，因為，是人與否，並非從行為面上去認定，而是從氣味上來感受。感受之後，依然說不出口，因為氣味不是一種可以客觀驗證的東西。<text:span text:style-name="T3"><text:line-break/><text:line-break/></text:span>至於個性良善正直，當然一點也不構成從事政治或從事任何公眾活動的障礙。雖然<text:span text:style-name="T3"><text:s/>"</text:span>高尚<text:span text:style-name="T3">" </text:span>往往是<text:span text:style-name="T3"><text:s/>"</text:span>高尚者的墓誌銘<text:span text:style-name="T3">" (</text:span>北島詩句<text:span text:style-name="T3">)</text:span>，但那是社會的問題，不是個人的失敗。蘇格拉底整天在廟口談天論地，指東說西，搞到連命都沒了，但他何曾失敗？<text:span text:style-name="T3"><text:line-break/><text:line-break/></text:span>我始終相信<text:span text:style-name="T3"><text:s/>"</text:span>善有善報、惡有惡報<text:span text:style-name="T3">"</text:span>；對我來說，這話就好像說<text:span text:style-name="T3"><text:s/>"</text:span>一等於一<text:span text:style-name="T3">" </text:span>一般確定。當然，如果善惡之報指的是某種社會回饋例如名聲地位權勢資源等等，那麼，善幾乎很少有善報，往往死得很慘，而人渣等級的惡，卻通常吃香喝辣，眾人欽羨仰慕，例如社會上那些鎂光閃爍老是開記者會教化天下、拯救社會的名人政客或各級領袖或親<text:span text:style-name="T3">x</text:span>學者們。<text:span text:style-name="T3"><text:line-break/><text:line-break/></text:span>可是，如果善惡之報指的是一種真正的回報，那麼，<text:span text:style-name="T3">"</text:span>善有善報、惡有惡報<text:span text:style-name="T3">" </text:span>卻是如邏輯一般，必然成立。因為，善本身就是一種回報。就好像一朵花，很美，那麼，美本身就是它的回報。一個人很善良，那麼，善良本身就是這個人所能獲得最大的回報。一段愛情或親情，真切動人，那麼，這份真切動人的情感本身，就是世上最大的回報。<text:span text:style-name="T3"><text:line-break/><text:line-break/></text:span>除此之外，難道還會有比人事物之良善美麗真切動人本身更好的回報？一朵美麗的花，美麗本身就是它最大的回報，難道需要頒給它一紙褒揚狀以資證明它很美才算回報？善惡美醜的回報絕不會是外來的，它自身即能成立；越是外來的回報，反而只是一種矮化和貶低。<text:span text:style-name="T3"><text:line-break/><text:line-break/></text:span>這也是為什麼維根斯坦寫了千萬字的邏輯，卻幾無一詞涉及善惡美醜，但他卻<text:span text:style-name="T3">(</text:span>在我看來<text:span text:style-name="T3">)</text:span>在宗教與善惡美醜等倫理學與美學方面，打下一個很深很深的印子。世上哲學之動人，無出其右。<text:span text:style-name="T3"><text:line-break/><text:line-break/></text:span>有些東西很唯心，不好說明。看不懂就算，無須計較。<text:span text:style-name="T3"><text:line-break/><text:line-break/></text:span>很多東西，想懂它很難，但一方面卻又極其簡單。維根斯坦的哲學就是這樣一種東西。氣味相近者，自然臭味相投，光是三言兩語就能懂得千萬言；反之則誤解連連，任憑說破嘴，不可能懂就是不可能懂，因為世界有大有小，有高有低，長得不一樣。許多時候，就如維根斯坦所說，<text:span text:style-name="T3">"</text:span>這個人無非就是另一個人的謎<text:span text:style-name="T3">"</text:span>。這謎很可能永世無解。</text:p>
      <text:p text:style-name="P1"><text:span text:style-name="T1">陳真</text:span><text:s/>  |  2014.12.13 22:35   |   <text:a xlink:type="simple" xlink:href="http://palinfo.habago.org/Entry?Command=Information_PrintForum&amp;iPage=360#FORUM33307"><text:span text:style-name="T2">#</text:span></text:a></text:p>
      <text:p text:style-name="P2">如果我們要批評別人雙重標準的卑鄙，那麼，在批評別人之前，我們自己就應該先做到一致性的標準，而不是見獵心喜，看到自己討厭的人倒楣遭殃就開心。如果是這樣，那麼，我們憑什麼批評別人雙重標準？<text:span text:style-name="T3"><text:line-break/><text:line-break/></text:span>人與人可以立場不同，見解不同，顏色不同，甚至利害不同，大可互相為敵，但即便敵我之間，基本人性難道不該是所有人的共同基礎？把這樣一種基礎毀掉，在我看來，生命根本不值得活，無可留戀。</text:p>
      <text:p text:style-name="P1"><text:span text:style-name="T1">陳真</text:span><text:s/>  |  2014.12.13 22:23   |   <text:a xlink:type="simple" xlink:href="http://palinfo.habago.org/Entry?Command=Information_PrintForum&amp;iPage=360#FORUM33306"><text:span text:style-name="T2">#</text:span></text:a></text:p>
      <text:p text:style-name="P3">張大帥是我自己瞎掰的名字；凡是沒文化的昏官我一律給他姓張，封他大帥。你要讓他姓柯或姓賴，也未嘗不可。<text:span text:style-name="T3"><text:line-break/><text:line-break/></text:span>不過，我的瞎掰仍然有個靈感來源，小學好像看過一部笑鬧爛片，就有類似情節；好像是梁二演的，演個沒文化的地方官，視察女校，覺得女學生裙子太長，就叫部屬去把她們的裙子剪短一點，剪得大家嚇得花容失色；看到打籃球，大家搶球，以為學校經費不夠，就說每人發一顆球。</text:p>
      <text:p text:style-name="P1"><text:span text:style-name="T1">彭成有</text:span><text:s/>  |  2014.12.13 21:53   |   <text:a xlink:type="simple" xlink:href="http://palinfo.habago.org/Entry?Command=Information_PrintForum&amp;iPage=360#FORUM33305"><text:span text:style-name="T2">#</text:span></text:a></text:p>
      <text:p text:style-name="P2">早上看到彭淮南的表情有感而發，其實他真的很像供桌上的神，只能看信眾很誠心的拜，但除了拜就什麼也不作了。縱使他有良策，也只有被冷凍的份，後面有問勞工能不能加薪，也真是辛苦了，綁手綁腳還要回這種問題。台灣這種拜神思考很多，很誠心很狂熱的拜，然後都交給上天了。<text:span text:style-name="T3"><text:line-break/></text:span>柯文哲要還當選市長的人情債很難，可能還一輩子這個人情都還在。<text:span text:style-name="T3"><text:line-break/></text:span>這故事就比較保身，可能大家都看過了。<text:span text:style-name="T3"><text:line-break/></text:span>《世说新语<text:span text:style-name="T3">·</text:span>言语》引《司马徽别传》：刘表子琮往候徽，遣问，在，不会。徽自锄园。琮左右问：<text:span text:style-name="T3">“</text:span>司马君在耶？<text:span text:style-name="T3">”</text:span>徽曰：<text:span text:style-name="T3">“</text:span>我是也。<text:span text:style-name="T3">”</text:span>琮左右见徽丑陋，骂曰：<text:span text:style-name="T3">“</text:span>死庸。将军诸郎欲求见司马君，汝何家田奴，而自称是耶！<text:span text:style-name="T3">”</text:span>徽归刈头著帻出见琮。左右见徽故是向老翁，恐，向琮道之。琮起叩头，辞谢徽。徽谓曰：<text:span text:style-name="T3">“</text:span>卿真不可然，吾甚羞之。此自锄园，唯卿知之耳。<text:span text:style-name="T3"><text:line-break/><text:line-break/><text:line-break/><text:line-break/></text:span>中央社中央社<text:span text:style-name="T3"><text:s/>– 2014</text:span>年<text:span text:style-name="T3">12</text:span>月<text:span text:style-name="T3">11</text:span>日<text:span text:style-name="T3"><text:s/></text:span>上午<text:span text:style-name="T3">10:52<text:line-break/><text:line-break/></text:span>（中央社記者潘智義台北<text:span text:style-name="T3">11</text:span>日電）中央銀行總裁彭淮南說，央行會設<text:span text:style-name="T3">App</text:span>，但個人不設臉書；但國民黨籍立委盧秀燕表示，已有粉絲設彭淮南專屬網頁，並以「像神一樣的男人」稱呼，要彭淮南不要害羞。<text:span text:style-name="T3"><text:line-break/><text:line-break/></text:span>盧秀燕今天質詢時說，央行總裁彭淮南、財政部長張盛和、金管會主委曾銘宗可以福、祿、壽<text:span text:style-name="T3">3</text:span>神設網頁，為國家帶來福氣。<text:span text:style-name="T3"><text:line-break/><text:line-break/></text:span>盧秀燕笑說，彭淮南聽到自己被稱做神，好像很吃驚，彭回應「我是凡人」</text:p>
      <text:p text:style-name="P1"><text:span text:style-name="T1">平璽</text:span><text:s/>  |  2014.12.13 21:48   |   <text:a xlink:type="simple" xlink:href="http://palinfo.habago.org/Entry?Command=Information_PrintForum&amp;iPage=360#FORUM33304"><text:span text:style-name="T2">#</text:span></text:a></text:p>
      <text:p text:style-name="P3">在資訊發達的今日，左岸論壇也知道台港地當夯八卦。有句大陸網友評論挺中肯：同樣一件事，「大學生下海淪三陪女」聽來很負面，惟如改成「三陪女進修讀大學」，那就是篇勵志文。<text:span text:style-name="T3"><text:line-break/><text:line-break/></text:span>個人向來支持私領域與公領域就事論事，柯林頓私生活是國際認證的一蹋糊塗，但和他治國成績相較瑕不掩瑜；就玄武門之變看，李世民修身齊家是不合格了，不過貞觀之治，又說明治國平天下與前兩者無必然關聯。<text:span text:style-name="T3"><text:line-break/><text:line-break/></text:span>社群網路時代來臨，令人對「婉君」的評論反差感之大，感到瞠目結舌不可思議。幾乎是同樣一群人，在璩Ｏ鳳光碟和吳Ｏ昇薇閣舉國皆知時，高舉「知的權利」、「新聞自由」、「某黨就是禮義廉」；而在世堅情與向日葵女王被起底時，又法像莊嚴的扮起道德審議委員會，聲討狗仔文化：「名人私事干我Ｐ事？頂新與服貿賣台的進度怎不續追？」<text:span text:style-name="T3"><text:line-break/><text:line-break/></text:span>值得玩味的是，這次砲打司令部的禍首，即捧紅當事人的壹傳媒，應了「水能載舟，亦能覆舟」這句老話：<text:span text:style-name="T3"><text:line-break/><text:line-break/>http://newtalk.tw/news/2014/12/12/54744.html</text:span></text:p>
      <text:p text:style-name="P5"/>
      <text:p text:style-name="P1"><text:span text:style-name="T1">隆誌</text:span><text:s/>  |  2014.12.13 21:46   |   <text:a xlink:type="simple" xlink:href="http://palinfo.habago.org/Entry?Command=Information_PrintForum&amp;iPage=361#FORUM33303"><text:span text:style-name="T2">#</text:span></text:a></text:p>
      <text:p text:style-name="P3">這幾年全球不少社會運動，最後都被新政治勢力所收割。尤其前幾年的阿拉伯之春、茉莉花革命，在國內外政治勢力滲入後，只有更多的動盪。埃及如此、敘利亞如此、法國如此，更別說一個具有民主選舉支持而被推翻的烏克蘭。往往帶來了無止境的動亂，西方媒體稱之為公民覺醒或青年覺醒。可是一連串的反對和激情口號，卻提不出有效的解決方案。破壞了原有制度，卻找不出新的平衡，導致動盪不斷。時至今日，不少國家仍陷戰火之中。<text:span text:style-name="T3"><text:line-break/></text:span>原有成熟國家的法國，歷經金融海嘯之後，沙柯吉一連串政策，讓許多年輕世代認為機會被剝奪。而法國的現任總統歐蘭德，靠著所謂<text:span text:style-name="T3">“</text:span>公民覺醒<text:span text:style-name="T3">”</text:span>，打著反富的大旗而上台。上任至今，高稅負讓富人外逃，而年輕人以為只要公平就能過得好，結果失業率更高。今年九月，法國媒體的民調甚至認為，前任沙柯吉可以做得比歐蘭德好。好諷刺的，兩年前高舉公平的大旗，高唱左派論調的歐蘭德，獲得絕大多數年輕世代的信任，進而贏得選舉。兩年後，富人外逃，年輕人失業率比前任沙柯吉任內還高很多，連帶原有中產階級也大量失落。<text:span text:style-name="T3"><text:line-break/></text:span>不禁懷疑，這時代所說的<text:span text:style-name="T3">“</text:span>不公平<text:span text:style-name="T3">”</text:span>和<text:span text:style-name="T3">“</text:span>公平<text:span text:style-name="T3">”</text:span>到底是什麼？到底是資源不均？還是仇富心理下，感到缺乏平等？</text:p>
      <text:p text:style-name="P1"><text:span text:style-name="T1">鬼島太郎</text:span><text:s/>  |  2014.12.13 21:17   |   <text:a xlink:type="simple" xlink:href="http://palinfo.habago.org/Entry?Command=Information_PrintForum&amp;iPage=361#FORUM33302"><text:span text:style-name="T2">#</text:span></text:a></text:p>
      <text:p text:style-name="P2">陳先生：<text:span text:style-name="T3"><text:line-break/><text:line-break/></text:span>我常常看您的博文，這是第一次貼文，個人對您對於「真」的堅持非常佩服，不過有個例子您<text:span text:style-name="T3"><text:line-break/></text:span>搞錯了，提供一下我的看法。<text:span text:style-name="T3"><text:line-break/><text:line-break/></text:span>您搞錯的那件事就是所謂張大帥打籃球的例子，所謂的張大帥應該不是東北的張作霖而是山東<text:span text:style-name="T3"><text:line-break/></text:span>的軍閥張宗昌，事實上這完全是當時天津的大公報編出來，用來罵山東的督軍韓復渠的，老實<text:span text:style-name="T3"><text:line-break/></text:span>說這些軍閥有些人固然受教育不多（韓復渠河北人，曾是個秀才），能在各路英雄好漢，群雄<text:span text:style-name="T3"><text:line-break/></text:span>競起的中國出人頭地，當上一個比台灣大十幾甚至幾十倍地區的軍閥，統領百萬大軍，沒有一<text:span text:style-name="T3"><text:line-break/></text:span>點本事是不可能的。<text:span text:style-name="T3"><text:line-break/><text:line-break/></text:span>我們一般以為那些軍閥都是草包，所謂成王敗寇，都是後來，如「今天來的人很茂盛，沒來的<text:span text:style-name="T3"><text:line-break/></text:span>舉手」之類被刻意醜化的。<text:span text:style-name="T3"><text:line-break/><text:line-break/></text:span>關於韓復渠絕非草包一流，可參閱維基（有詳細介紹），抗戰時老蔣有私心希望讓軍閥部隊打<text:span text:style-name="T3"><text:line-break/></text:span>頭陣，保持中央軍勢力，韓復渠為了保存實力，對老蔣陽奉陰違，被以抗日不力的罪名被老蔣<text:span text:style-name="T3"><text:line-break/></text:span>在鄭州誘殺。<text:span text:style-name="T3"><text:line-break/><text:line-break/></text:span>至於天津大公報為何要醜化韓復渠說來話長，就不再贅述，總之不要被那些丑化北洋軍閥的電<text:span text:style-name="T3"><text:line-break/></text:span>視劇給誤導了。<text:span text:style-name="T3"><text:line-break/><text:line-break/></text:span>我自己對於民初的北洋軍閥有點興趣，曾看過幾本書，在此提供一點小小的意見。</text:p>
      <text:p text:style-name="P1"><text:span text:style-name="T1">周舟</text:span><text:s/>  |  2014.12.13 18:33   |   <text:a xlink:type="simple" xlink:href="http://palinfo.habago.org/Entry?Command=Information_PrintForum&amp;iPage=361#FORUM33301"><text:span text:style-name="T2">#</text:span></text:a></text:p>
      <text:p text:style-name="P3">唉<text:span text:style-name="T3">!</text:span>陳醫師果然很理解台權會的真面目，我前面說的雙重標準的朋友們多是該會的前執行長及支持者，彷彿只有表面弱勢或非國民黨人才有人權，所謂權貴和非我族類都不配擁有言論自由，被媒體羞辱網路圍剿都是活該。<text:span text:style-name="T3"><text:line-break/><text:line-break/></text:span>今年經過一連串的街頭反對運動和政治狂潮，我才真正認清他們冠冕堂皇的公平正義口號和術語繁多的文章中，所顯示的也只是有特定政治立場的偏見。</text:p>
      <text:p text:style-name="P1"><text:span text:style-name="T1">祖珊</text:span><text:s/>  |  2014.12.13 16:39   |   <text:a xlink:type="simple" xlink:href="http://palinfo.habago.org/Entry?Command=Information_PrintForum&amp;iPage=361#FORUM33300"><text:span text:style-name="T2">#</text:span></text:a></text:p>
      <text:p text:style-name="P2"><text:span text:style-name="T3">(</text:span>續）<text:span text:style-name="T3"><text:line-break/></text:span>這些疑問在心裏很久。現在在教育小孩是也在思考，怎樣教法才對。怎樣才能教尊重他人也保護好自己，我不想孩子被霸凌還不知如何反抗。<text:span text:style-name="T3"><text:line-break/><text:line-break/></text:span>朱立倫好不好，我不知道。但是，我覺得像馬英九這樣，不太好，也不值得。</text:p>
      <text:p text:style-name="P1"><text:span text:style-name="T1">祖珊</text:span><text:s/>  |  2014.12.13 16:24   |   <text:a xlink:type="simple" xlink:href="http://palinfo.habago.org/Entry?Command=Information_PrintForum&amp;iPage=361#FORUM33299"><text:span text:style-name="T2">#</text:span></text:a></text:p>
      <text:p text:style-name="P3">有部美國電影，直譯應該是「鯊堡的救贖」，片商的譯法是「刺激<text:span text:style-name="T3">1995</text:span>」。前天在<text:span text:style-name="T3">HBO</text:span>看到，勾起很多回憶。冤獄銀行家為典獄長洗錢，交換成立監獄圖書館和其他維護囚犯尊嚴的獄政。他説「可笑的是，在外頭我剛正不阿，在獄中什麼洗錢的方法都做。」他默默承受冤獄，也默默替自己鑿出一條越獄隧道。一日獄中發現真兇，向典獄長申冤不僅未果且遭處分，氣憤之餘，待時機成熟，他先逃獄，次將洗錢罪證交法院逼死典獄長，然後再取得之前幫典獄長洗錢的所得，前往第三國家重新生活；行前並不忘照顧獄中老友，留下訊息待老友假釋後可再相聚。<text:span text:style-name="T3"><text:line-break/><text:line-break/></text:span>「人」必先身為人，再成為一種角色。一個正直善良有德性的人，是不是只適合於「與世無爭」的角色？所謂上行下效，如果社會並不存在風行草偃的氣氛，所謂「有德者」是否只能從事進入宗教，從事傳道者的工作？是否「有德者」必不能有野心，不能有心機，不能耍手段，只能頑固的勇往直前？所謂領袖氣質，個人魅力，會不會是「巧言令色」的一種包裝？到底有沒有一種「聰明的有德者」<text:span text:style-name="T3">(</text:span>不自覺地好像覺得在現在社會，注意仁義道德的人比較笨），明明熟知各種不堪的手段，平時選擇不用，但到「必要」時（何謂必要？生死存亡？），也「不得不」拿出來使用，以印證「天道」？亦是即使明知真相，也寧可永遠含冤莫白？<text:span text:style-name="T3"><text:line-break/><text:line-break/></text:span>當一個領導者，什麼時候叫「魄力」，什麼時候叫「獨裁」？什麼時候叫「優柔寡斷」，什麼時候叫「尊重民意」？對政敵，什麼時候叫「婦人之仁」，什麼時候叫「慈悲為懷」？</text:p>
      <text:p text:style-name="P1"><text:span text:style-name="T1">平璽</text:span><text:s/>  |  2014.12.13 15:42   |   <text:a xlink:type="simple" xlink:href="http://palinfo.habago.org/Entry?Command=Information_PrintForum&amp;iPage=361#FORUM33298"><text:span text:style-name="T2">#</text:span></text:a></text:p>
      <text:p text:style-name="P2">如維基解密沒爆錯料，被<text:span text:style-name="T3">AIT</text:span>列為<text:span text:style-name="T3">protected</text:span>的<text:span text:style-name="T3">Eric Chu</text:span>本即老<text:span text:style-name="T3">K</text:span>儲君。從資歷看，這些被批為親中賣台的車輪黨菁英，無論<text:span text:style-name="T3">Ma the bumbler</text:span>或<text:span text:style-name="T3">Eric Chu</text:span>，無不是在美國喝洋大人墨水出身，捍衛的是華府集團的利益。</text:p>
      <text:p text:style-name="P1"><text:span text:style-name="T1">陳志鴻</text:span><text:s/>  |  2014.12.13 15:09   |   <text:a xlink:type="simple" xlink:href="http://palinfo.habago.org/Entry?Command=Information_PrintForum&amp;iPage=361#FORUM33297"><text:span text:style-name="T2">#</text:span></text:a></text:p>
      <text:p text:style-name="P3">陳醫師意思是國民黨將<text:span text:style-name="T3">"</text:span>藍出於綠<text:span text:style-name="T3">"</text:span>了？<text:span text:style-name="T3"><text:line-break/><text:line-break/>===<text:line-break/></text:span>朱立倫參選國民黨主席，修憲推內閣制<text:span text:style-name="T3"><text:s/></text:span>不選<text:span text:style-name="T3">2016</text:span>總統<text:span text:style-name="T3"><text:line-break/><text:line-break/></text:span>朱立倫昨天一早在臉書發表千字文「找回創黨精神<text:span text:style-name="T3"><text:s/></text:span>和人民站在一起」，宣布參選黨主席，引起政壇震撼，之後大動作分批安排媒體專訪，訴說參選理念，除要推動修憲公投以內閣制取代現行的雙首長制，還包括降低投票年齡到十八歲、降低政黨門檻到三％、推動不在籍投票及檢討單一選區兩票制等主張。</text:p>
      <text:p text:style-name="P1"><text:span text:style-name="T1">陳真</text:span><text:s/>  |  2014.12.13 14:56   |   <text:a xlink:type="simple" xlink:href="http://palinfo.habago.org/Entry?Command=Information_PrintForum&amp;iPage=361#FORUM33296"><text:span text:style-name="T2">#</text:span></text:a></text:p>
      <text:p text:style-name="P2">這個人不是普通的壞。有他在，國民黨不會倒。台灣玩一種比爛遊戲，這人恐怕能打敗民進黨。<text:span text:style-name="T3"><text:line-break/><text:line-break/></text:span>陳真<text:span text:style-name="T3"><text:line-break/></text:span>＝＝＝＝＝＝＝＝＝＝＝＝＝＝<text:span text:style-name="T3"><text:line-break/></text:span>朱立倫：盼太陽花年輕人<text:span text:style-name="T3"><text:s/></text:span>為國民黨參選<text:span text:style-name="T3"><text:line-break/><text:line-break/></text:span>自由爛報<text:span text:style-name="T3"><text:line-break/><text:line-break/>2014</text:span>年<text:span text:style-name="T3">12</text:span>月<text:span text:style-name="T3">13</text:span>日<text:span text:style-name="T3"><text:s/></text:span>上午<text:span text:style-name="T3">6:10<text:line-break/><text:line-break/></text:span>〔自由時報記者何玉華／新北報導〕選戰慘敗的國民黨如何重新贏得民心？宣布參選黨主席的新北市長朱立倫昨天表示，要找回創黨時民有民治民享的精神，重視青年人才的培育，如有參加太陽花學運的年輕人，願意為國民黨來參選，就是把年輕人贏回來了。</text:p>
      <text:p text:style-name="P1"><text:span text:style-name="T1">陳真</text:span><text:s/>  |  2014.12.13 14:02   |   <text:a xlink:type="simple" xlink:href="http://palinfo.habago.org/Entry?Command=Information_PrintForum&amp;iPage=361#FORUM33295"><text:span text:style-name="T2">#</text:span></text:a></text:p>
      <text:p text:style-name="P3">光從他這番話就知道，這是個厲害角色，這個人應該不是吃素的。所謂陰險陰險，不一定險，但陰是一定的；不但陰，而且無情並精於算計。<text:span text:style-name="T3"><text:line-break/><text:line-break/></text:span>媽的，國民黨<text:span text:style-name="T3"><text:s/>"</text:span>有救了＂！<text:span text:style-name="T3"><text:line-break/><text:line-break/></text:span>陳真<text:span text:style-name="T3"><text:line-break/></text:span>＝＝＝＝＝＝＝＝＝＝＝＝＝＝＝<text:span text:style-name="T3"><text:line-break/></text:span>朱立倫談馬英九<text:span text:style-name="T3"><text:s/></text:span>我們個性天差地別<text:span text:style-name="T3"><text:line-break/><text:line-break/></text:span>聯合新聞網作者：<text:span text:style-name="T3"><text:s/></text:span>記者賈寶楠╱新北報導<text:span text:style-name="T3"><text:s/>| </text:span>聯合新聞網<text:span text:style-name="T3"><text:s/>– 2014</text:span>年<text:span text:style-name="T3">12</text:span>月<text:span text:style-name="T3">13</text:span>日<text:span text:style-name="T3"><text:line-break/><text:line-break/></text:span>新北市長朱立倫日前與總統馬英九出席國家祈禱早餐會，馬致詞引聖經出埃及記，指上帝讓摩西交棒給約書亞；外界好奇誰是馬心中的約書亞，朱昨天表示沒有約書亞問題，未來只會堅持和人民站在一起。<text:span text:style-name="T3"><text:line-break/><text:line-break/></text:span>朱立倫昨天下午接受媒體聯訪，不少記者的問題提到馬總統，朱都技巧性打斷發問，即使回答也相當閃躲。<text:span text:style-name="T3"><text:line-break/><text:line-break/></text:span>朱立倫僅說，沒有「誰是誰（指約書亞）」的問題，他也不想辯解這些，因為那樣也沒什麼意思，就像有人故意為他貼上「你是馬英九二點零」標籤，朱刻意加強語氣說：「拜託，我的個性跟他天差地別。」</text:p>
      <text:p text:style-name="P1"><text:span text:style-name="T1">陳真</text:span><text:s/>  |  2014.12.13 13:45   |   <text:a xlink:type="simple" xlink:href="http://palinfo.habago.org/Entry?Command=Information_PrintForum&amp;iPage=361#FORUM33294"><text:span text:style-name="T2">#</text:span></text:a></text:p>
      <text:p text:style-name="P2">謝謝岳興，我自己都快不記得自己寫過這一系列文章了。我依稀記得好像有個<text:span text:style-name="T3"><text:s/>"</text:span>讀者<text:span text:style-name="T3">"</text:span>，是個女高中生，曾經印了這篇小說的原文給我看。但我不確定我的轉述是否原貌。<text:span text:style-name="T3"><text:line-break/><text:line-break/></text:span>阿莫多瓦從小就很愛看書看電影，他有個姊姊，每當阿莫多瓦看到什麼好電影之後，回來就想轉述給他姊姊聽。他姊姊聽了常覺得：<text:span text:style-name="T3">"</text:span>哇！好美，好動人。<text:span text:style-name="T3">" </text:span>於是就自己也跑去看電影。看完回來之後總覺得納悶，怎麼跟阿莫弟弟轉述的不太一樣。<text:span text:style-name="T3"><text:line-break/><text:line-break/></text:span>阿莫多瓦說，因為他會忍不住在腦海裏自動把原來的故事給轉化成自己的語言，難免加點調味料，難免在微妙處這裏轉一下折，那裏拐個彎。基本故事不變，情節也不變，但感覺卻變得不太一樣。<text:span text:style-name="T3"><text:line-break/><text:line-break/></text:span>我好像也有這樣的毛病（我是說講故事的時候，平常講話不會）。你若聽我講同一個故事聽一百遍，保證一百遍的感覺都會不太一樣。基本故事不變，情節也不變，但每次訴說的感覺卻不太一樣。也許是因為從小聽<text:span text:style-name="T3"><text:s/>"</text:span>說書<text:span text:style-name="T3">" </text:span>的聽多了，多少也培養了一點江湖說書人說故事的本領。<text:span text:style-name="T3"><text:line-break/><text:line-break/></text:span>夜來香<text:span text:style-name="T3">(</text:span>台灣最大的一間妓女戶，早已被迫停業<text:span text:style-name="T3">)</text:span>就在我家門口對街不到<text:span text:style-name="T3">20</text:span>公尺處，夜來香門前每天有個說書人擺攤，講封神榜、三國演義等等。我特別喜歡聽。<text:span text:style-name="T3"><text:line-break/><text:line-break/></text:span>說書人或坐或站，前方擺個小桌子，桌上一盞昏黃小燈或有時點蠟燭，還有塊驚堂木，故事說到激動處就拿起驚堂木往桌上一拍，聽眾或感嘆或驚呼，氣氛非常動人。<text:span text:style-name="T3"><text:line-break/><text:line-break/></text:span>韋小寶沒上過學，不識字，他的各種歷史知識也是從妓女戶門口說書人那邊聽來的。我識字，但說書人教給我的，恐怕要比課堂上所學的，要更有益處許多。</text:p>
      <text:p text:style-name="P1"><text:span text:style-name="T1">陳真</text:span><text:s/>  |  2014.12.13 13:20   |   <text:a xlink:type="simple" xlink:href="http://palinfo.habago.org/Entry?Command=Information_PrintForum&amp;iPage=361#FORUM33293"><text:span text:style-name="T2">#</text:span></text:a></text:p>
      <text:p text:style-name="P3">隆誌，<text:span text:style-name="T3"><text:line-break/><text:line-break/></text:span>你講的完全正確。民進黨及其一票同路人與搖旗吶喊者的作風就是：<text:span text:style-name="T3"><text:line-break/><text:line-break/></text:span>不管國民黨做什麼，一概都是親中賣台，一概都是打壓弱勢，一概都是破壞環境，一概都是傷害鄉土，一概都是劫貧濟富，一概都是階級敵人，一概都是黑箱作業，一概都是反民主反人權，一概都是萬惡不赦。<text:span text:style-name="T3"><text:line-break/><text:line-break/></text:span>但是，一模一樣、甚且變本加厲的行為，自己做起來卻如魚得水，不但一點都不是問題，反而變成勤政愛民愛鄉愛台愛環境愛人類愛民主愛人權的偉大德政。<text:span text:style-name="T3"><text:line-break/><text:line-break/></text:span>只是，這樣的一種<text:span text:style-name="T3"><text:s/>"</text:span>預測<text:span text:style-name="T3">" </text:span>不叫預測，它只是一種再明顯也不過而且不斷持續進行中的事實。凡是有長眼睛，凡是智商超過<text:span text:style-name="T3">20 </text:span>的人，理應都能觀察到這樣一個事實。可悲的是，台灣同時具有這兩個條件<text:span text:style-name="T3">(</text:span>有眼睛加智商超過<text:span text:style-name="T3"><text:s/>20)</text:span>的人，似乎並不多。<text:span text:style-name="T3"><text:line-break/><text:line-break/></text:span>另外，郭台銘前一陣子講<text:span text:style-name="T3"><text:s/>"</text:span>政治應該為經濟服務<text:span text:style-name="T3">"</text:span>，在我聽起來這只是一句廢話，可是，此話一出，一堆綠油油的號稱進步人士馬上哭爸哭母，彷彿郭台銘講了什麼大逆不道的話似的。<text:span text:style-name="T3"><text:line-break/><text:line-break/></text:span>可是，政治不為經濟服務，難道是經濟要為政治服務？在我看來，即便具有強大政治戰略意義的經貿政策，歸根結底無非也只是要改善人們的生命與生活品質。政治從來都只應該是一種手段，而非目的本身。<text:span text:style-name="T3"><text:line-break/><text:line-break/></text:span>但我在台灣看到的現象卻是：似乎凡事只為政治服務。講這樣還算客氣，事實上應該說，凡事只為個人或個別政黨的利益與權勢服務。<text:span text:style-name="T3"><text:line-break/><text:line-break/></text:span>比方說你看，社運往往是一種跳板，藉著社運累積一定的知名度及所謂<text:span text:style-name="T3"><text:s/>"</text:span>政治資源<text:span text:style-name="T3">" </text:span>之後，就會<text:span text:style-name="T3"><text:s/>"</text:span>運而優則仕<text:span text:style-name="T3">"</text:span>，搞社運只是奪得個人政治權位的一個跳板與工具。<text:span text:style-name="T3"><text:line-break/><text:line-break/></text:span>我不是說社運要和政治必須完全一刀二分，而是說，在這個詭異無恥的島上，社運往往只是為政治服務的一種藉口、工具、打擊政敵的武器或奪得權位的跳板。<text:span text:style-name="T3"><text:line-break/><text:line-break/></text:span>我在林口長庚當駐院醫師，當年薪水從來不曾超過五萬，也許不多，但也足夠讓我終於脫離長年的饑餓與貧窮。每次拿到薪水都很開心，第一件事就是跑去郵局捐款，大多是捐給台權會及家扶中心。這個給一萬，那個給兩萬。有時沒計算好，一下捐太多，不到月底便斷炊，得跑去找同學或同事借錢吃飯。<text:span text:style-name="T3"><text:line-break/><text:line-break/></text:span>黨外時，我下定決心就算餓死，也絕不從政治上得到一絲好處。所以，儘管那時窮得根本快活不下去，只要是來自黨外雜誌或社運組織的稿費或薪水等等，我一毛也不留全數捐出<text:span text:style-name="T3">(</text:span>當時我寫一個字的稿費是一元，標點符號也算一個字<text:span text:style-name="T3">)</text:span>。最主要就是捐給台權會。<text:span text:style-name="T3"><text:line-break/><text:line-break/></text:span>我當時的想法是：政治很不可靠，但人權總沒有什麼操弄空間了吧。真沒想到，十幾年後的台權會以及我所參與創立的國際特赦組織，竟然也全部變質，變成綠油油一片，非常齷齪可恥下流不要臉。<text:span text:style-name="T3"><text:line-break/><text:line-break/></text:span>比方說，柯先生曾說蔣經國晚年也有貢獻，這不是廢話嗎？可是，你看那些掛羊頭賣狗肉的<text:span text:style-name="T3">x</text:span>它媽的什麼台權會及冒牌人權鬥士們，竟然跑出來警告柯先生說他不可以稱讚獨裁者。<text:span text:style-name="T3"><text:line-break/><text:line-break/></text:span>媽的，任何一個人要稱讚誰，難道不就是他的最基本言論自由與基本人權？<text:span text:style-name="T3"><text:line-break/><text:line-break/></text:span>最近，柯先生又說他認同宋楚瑜送他的那首毛澤東的詩，那些掛羊頭賣狗肉的<text:span text:style-name="T3">x</text:span>它媽的什麼冒牌人權鬥士們又跑出來哭爸哭母，警告柯先生不可以再稱讚獨裁者，否則就要收回對他的支持。<text:span text:style-name="T3"><text:line-break/><text:line-break/></text:span>媽的，我真是不敢相信我的眼睛。這樣也叫人權團體？這樣也叫人權人士？媽的，任何一個人要稱讚誰或引用誰的詩，難道不就是他的最基本言論自由與基本人權？<text:span text:style-name="T3"><text:line-break/><text:line-break/></text:span>學姊要我去跟台權會把所有捐過的錢全部要回來。媽的，真是齷齪下流無恥到爆，擺明就是以人權為幌子，自甘充當政黨走狗與打手，做為一種政治鬥爭的工具，而且竟然搞起思想檢查的法西斯，連引用誰的詩，連說某人晚年也有些貢獻，連這樣的言論自由也要干涉、譴責。媽的，講到這些我真是歸卵泡火。這些人真是可恥。<text:span text:style-name="T3"><text:line-break/><text:line-break/></text:span>他們大可綠油油地去支持任何人都行，但不要打著人權旗子反人權，不要把這些美好的東西一概拿來做為一種政治鬥爭的工具，為個人及個別政黨的權勢利益服務。那真的是很齷齪可恥。</text:p>
      <text:p text:style-name="P5"/>
      <text:p text:style-name="P1"><text:span text:style-name="T1">周舟</text:span><text:s/>  |  2014.12.13 12:18   |   <text:a xlink:type="simple" xlink:href="http://palinfo.habago.org/Entry?Command=Information_PrintForum&amp;iPage=362#FORUM33292"><text:span text:style-name="T2">#</text:span></text:a></text:p>
      <text:p text:style-name="P3">人性如水之往下，媒體的自由度其實是兩面刃<text:span text:style-name="T3">,</text:span>既能挖出解嚴前不會浮上檯面的臭不可聞之政治黑幕，同樣也可以迎合看客的低級趣味。<text:span text:style-name="T3"><text:line-break/></text:span>「你絕不能對一個經營新聞的組織懷有別的期待<text:span text:style-name="T3">,</text:span>他們把世界看成一個犯罪、衝突和大場面的現場<text:span text:style-name="T3">,</text:span>他們的首要工作就是引起注意力<text:span text:style-name="T3">,</text:span>如此而已。<text:span text:style-name="T3"><text:s/></text:span>」<text:span text:style-name="T3">(</text:span>季特林，「給青年行動者的信」<text:span text:style-name="T3">)<text:line-break/></text:span>如果這幾年來我們對於媒體和網路各種醜化政客名人甚至惡搞霸凌的現象都寬容以對，甚至加以讚賞分享，集體沈淪的風氣早已形成，尊重他人的道德界限一旦被打破，就很難再回得去了，就像手機和社群網路用慣了，再叫人關機，回頭去用有線電話和寫信看報一樣不可能。<text:span text:style-name="T3"><text:line-break/></text:span>這幾天臉書上總有朋友義正辭嚴的駁斥媒體和閱聽眾不該再繼續消費名人的「腥聞」，雖然能認同他們的意見，但一對照起他們這年來對於自己厭惡的政治人物無底線的造謠羞辱追殺，不免覺得突兀，其中的雙重標準呼之欲出。這些朋友如今痛陳媒體的惡質的看客的隨之起舞，這些現象難道是這幾天才開始的嗎？為什麼之前那些人身攻擊的羞辱語言甚至合成照片，他們卻可以用「言論自由」的大旗來為之脫罪？如今這些不堪入目的報導和網路言論，不過是台灣社會的一面照妖鏡，因為有市場，這類報導才能始終不退潮，這些曾經讚賞媒體和網路展現人民力量的正義之士，又豈能阿<text:span text:style-name="T3">Q</text:span>的否認自己也是這種惡質文化的幫凶之一？<text:span text:style-name="T3"><text:line-break/></text:span>原來道德的標準，人與人之間的基本尊重，媒體倫理<text:span text:style-name="T3">,</text:span>在他們心中不過是把隨主觀好惡浮動的尺，只能用來規範敵人，卻用不著約束自己。</text:p>
      <text:p text:style-name="P1"><text:span text:style-name="T1">平璽</text:span><text:s/>  |  2014.12.13 11:34   |   <text:a xlink:type="simple" xlink:href="http://palinfo.habago.org/Entry?Command=Information_PrintForum&amp;iPage=362#FORUM33291"><text:span text:style-name="T2">#</text:span></text:a></text:p>
      <text:p text:style-name="P2">太史公在史記．滑稽列傳裡，提到楚國於幼斬兩頭蛇的孫叔敖為相時期，有個演員叫優孟；那時代的藝人，男稱優、女稱伎。當時平頭百姓沒什麼娛樂，優伎多半是為宮廷貴族表演服務。<text:span text:style-name="T3"><text:line-break/><text:line-break/></text:span>這位優孟能被寫進太史公書裡，顯然不是普通男優。楚莊王愛馬，有匹良馬被他當兒子養，不睡馬廄睡宮室，「衣以文繡，席以露床，啗以棗脯」，結果營養過剩，「馬病肥死」。楚莊王很難過，「欲以棺槨大夫禮葬之」，打算舉辦國政官規格的喪禮，並命群臣前來弔唁；左右認為此有違常禮，爭之以為不可，莊王怒，擺出狗頭鍘候著：「有敢以馬諫者，罪至死！」<text:span text:style-name="T3"><text:line-break/><text:line-break/></text:span>優孟聽說後，披麻帶孝、帶頭進殿，哭得如喪考妣；莊王奇曰：「怪怪～寡人將這馬當兒子養，你將這馬當爹娘，這麼來勁？」優孟一把眼淚一把鼻涕地回答：「啟奏大王，以我堂堂楚國之大，何求不得？王的愛馬以大夫禮葬之，實在太小器，依小人之見，應以人君之禮葬之。請以彫玉為棺，文梓為槨，發甲卒以築陵、動員老弱負土；並派遣使臣至四方，使齊趙陪位於前，韓魏翼衛其后，將馬的靈位廟食太牢，馬的後代奉以萬戶之邑才對」。莊王聞之，嘆了口氣：「寡人知過矣～」遂止此事。<text:span text:style-name="T3"><text:line-break/><text:line-break/></text:span>不才粗鄙，無孫叔敖之大才，概為優孟之屬。對社會亂象與其說恨，不如說恨鐵不成鋼。深度文幾乎版主與重先進全包了，故只能無奈搞笑，尚祈見諒。</text:p>
      <text:p text:style-name="P1"><text:span text:style-name="T1">岳興</text:span><text:s/>  |  2014.12.13 11:24   |   <text:a xlink:type="simple" xlink:href="http://palinfo.habago.org/Entry?Command=Information_PrintForum&amp;iPage=362#FORUM33290"><text:span text:style-name="T2">#</text:span></text:a></text:p>
      <text:p text:style-name="P3">我想應該是這一篇吧<text:span text:style-name="T3">!<text:line-break/><text:line-break/></text:span>哈巴狗電台：扁馬啟示錄（<text:span text:style-name="T3">6</text:span>）立報<text:span text:style-name="T3"><text:s/>2012-07-02<text:line-break/><text:line-break/></text:span><text:span text:style-name="T4">■</text:span>陳真<text:span text:style-name="T3"><text:line-break/></text:span>柏楊<text:span text:style-name="T3">1977</text:span>年出獄，我還在唸國中，不知其人。後來北上唸高中，在牯嶺街舊書攤看到一本被書店老闆撕掉封面的柏楊禁書，一見鍾情。高中畢業那年暑假，我寫信給柏楊，之後便一老一少魚雁往返。<text:span text:style-name="T3">1997</text:span>年出國留學前夕，接到柏老來信，信末寫著「把祝福化為風帆，一路順風」。<text:span text:style-name="T3"><text:line-break/><text:line-break/></text:span>我知道柏楊一些或許不為人知的往事細節。比方說我知道他當年被捕時心裡的某種感覺；我知道他在大難臨頭時依然惦記著親友的感受與利害，而非個人安危。對我來說，這樣一些連說都說不上來的「細節」比所謂轟轟烈烈的大事更重要，因為人心之良善美醜總在那幽微之處而非公眾目光下。<text:span text:style-name="T3"><text:line-break/><text:line-break/></text:span>聽柏楊講過一個毛姆的短篇小說，很感動。我不記得自己是否讀過原書，只是<text:span text:style-name="T3">2</text:span>、<text:span text:style-name="T3">30</text:span>年來就在腦海裡印記下這樣一個故事，記憶所及是否原書原貌，不得而知。故事是這樣：在一艘渡假郵輪上有個萬事通先生，通達天文地理，跟董事長一樣，很有才華，什麼都會。同船有位富豪看很多美眉似乎很喜歡這位萬事通先生，心裡很不爽。有一天晚餐，萬事通先生誇富豪的太太頸上項鍊珍貴極品。大富豪一聽很樂說：笑死人啦，不懂就不要裝懂，什麼極品？那是她太太有一回自己跑去旅遊時在路邊攤買的便宜貨。她太太無私房錢，哪來錢買什麼極品項鍊？<text:span text:style-name="T3"><text:line-break/><text:line-break/></text:span>萬事通堅持自己的眼力，於是大富豪就當著眾人面前打睹，誰輸了就公開承認自己是白癡。萬事通欣然答應，要求卸下項鍊供其鑑定。就在卸下項鍊之際，萬事通察覺其太太眼神有異，似在求救。萬事通看完項鍊後，當眾嘆氣說我真的是個白癡啊，我還以為自己很厲害呢，這東西根本不值錢。但事實上那項鍊確是極品，是情人所贈，但騙老公說是在路邊攤買的。<text:span text:style-name="T3"><text:line-break/><text:line-break/></text:span>萬事通先生真的是萬事通，從一個眼神就能察覺異樣，寧可在世人面前受辱也不願他人受窘。這樣的胸懷我倒是一點也沒有，但雖不能至，心嚮往矣。在這個意義上，「那項鍊是否值錢」這個是非真相便一點也不重要了。這故事套用在阿扁或任何一個人身上其實都一樣，難道有人覺得自己不需要任何憐憫？<text:span text:style-name="T3"><text:line-break/><text:line-break/></text:span>回程中，萬事通持續受到眾人嘲弄。但每當他跟大富豪的太太視線接觸時，對方總是雙頰泛紅閃開視線。有一天夜深了，萬事通準備就寢，門縫塞進一封信，是那太太寫的，感激他沒拆穿真相，信裡還附上一張支票。萬事通看完信後，連同支票一起撕碎扔進海裡。碎片夾雜著夜裡的海水一波波捲走了。<text:span text:style-name="T3"><text:line-break/><text:line-break/></text:span>故事很美，但生活卻往往又是另一番光景。那些還活在故事裡的人，是該繼續沉睡或回歸生活？<text:span text:style-name="T3"><text:line-break/></text:span>（醫師）<text:span text:style-name="T3"><text:line-break/>__________________________<text:line-break/><text:line-break/></text:span>網上查到原著與中文翻譯如下，其中有些細節的描寫挺動人的。<text:span text:style-name="T3"><text:line-break/><text:line-break/>http://maugham.classicauthors.net/knowall/<text:line-break/><text:line-break/>http://hkstevencheung.mysinablog.com/index.php?op=ViewArticle&amp;articleId=232714</text:span></text:p>
      <text:p text:style-name="P1"><text:span text:style-name="T1">隆誌</text:span><text:s/>  |  2014.12.13 07:17   |   <text:a xlink:type="simple" xlink:href="http://palinfo.habago.org/Entry?Command=Information_PrintForum&amp;iPage=362#FORUM33289"><text:span text:style-name="T2">#</text:span></text:a></text:p>
      <text:p text:style-name="P2"><text:span text:style-name="T3">to </text:span>陳真<text:span text:style-name="T3"><text:line-break/></text:span>沈先生講的預測，針對政黨準不準確，我沒有注意過，可是預測對象換成社運團體倒是很準確。近年社運團體熱衷的一些重大社會議題，包含石化、能源、食品安全等等議題，在過去綠營執政期間極少見到有活動。這兩年的一些社會議題，在綠營執政時核定或是執行期間，也不見社運團體的動作。我只能說未來如果綠營執政，所謂反核、反石化，說不定會變成為了經濟建設而繼續執行，至於食品安全就繼續怠惰。大家繼續傻傻地過日子，世界和平，天天小確幸。更別說性別議題，大家安安靜靜。反<text:span text:style-name="T3">x</text:span>或是<text:span text:style-name="T3">xx</text:span>運動，都只是為政治服務，這就是我所不解的質變。<text:span text:style-name="T3"><text:line-break/></text:span>難道換一個政黨執政，就會變得更環保？更安全？更保護勞工？更性別平等？我完全看不出來，反而看到更多為政治服務的社會運動。也許過去一黨獨大的時代，認為換一個執政者，就可以改變這些社會問題。可是政黨輪替之後，卻完全看不到這些問題的改變，反而仍然如同前者一般。雖然我不認為這些社會運動的最初主導者，全部都是有過度的政治傾向，但是政黨或過度政治傾向的人士總是最後搶下主導權和麥克風。最後整個議題變成黨派化和宗教化，完全失去理性討論與對話的可能。</text:p>
      <text:p text:style-name="P1"><text:span text:style-name="T1">陳真</text:span><text:s/>  |  2014.12.13 01:50   |   <text:a xlink:type="simple" xlink:href="http://palinfo.habago.org/Entry?Command=Information_PrintForum&amp;iPage=362#FORUM33288"><text:span text:style-name="T2">#</text:span></text:a></text:p>
      <text:p text:style-name="P3"><text:span text:style-name="T3">(</text:span>續<text:span text:style-name="T3">)<text:line-break/><text:line-break/></text:span>我寫過幾篇文字，裏頭提到美國作家毛姆寫的一個故事，是我從柏楊那邊聽來的，叫做萬事通先生。那故事很動人，但我沒力氣說了。剛下班回到家。氣力用盡。<text:span text:style-name="T3"><text:line-break/><text:line-break/></text:span>我有許多舊文，但十之八九已不可考。毛姆這故事，若有機會想說就改天再說吧。記得三十年前聽到<text:span text:style-name="T3"><text:s/>"</text:span>萬事通先生<text:span text:style-name="T3">" </text:span>這故事時，我還感動了好長一段時間，心想真不愧是萬事通。<text:span text:style-name="T3"><text:line-break/><text:line-break/>"</text:span>萬事通先生<text:span text:style-name="T3">" </text:span>這名字應該是我取的，我也不確定；許多時候，我以為是哪位睿智偉人講過的一些話，後來查證結果常常發現原來都是我自己講的。<text:span text:style-name="T3"><text:line-break/><text:line-break/></text:span>當初聽到這故事後，我有找出毛姆小說的原文來讀，但已不記得標題。</text:p>
      <text:p text:style-name="P1"><text:span text:style-name="T1">陳真</text:span><text:s/>  |  2014.12.13 01:35   |   <text:a xlink:type="simple" xlink:href="http://palinfo.habago.org/Entry?Command=Information_PrintForum&amp;iPage=362#FORUM33287"><text:span text:style-name="T2">#</text:span></text:a></text:p>
      <text:p text:style-name="P2"><text:span text:style-name="T3">To </text:span>平璽<text:span text:style-name="T3"><text:line-break/><text:line-break/></text:span>你說的，表面上好像跟我說的有點類似，但實際上恐怕剛好相反，氣味大不同。<text:span text:style-name="T3"><text:line-break/><text:line-break/></text:span>只要把你的一些名詞給更動一下，換成另一方，其實不折不扣就是極其典型的綠色文：先有偏見，再找說法；純修辭，無議論；純羞辱，無觀點；恨有餘，無義憤。<text:span text:style-name="T3"><text:line-break/><text:line-break/></text:span>當然，我無從知道你的心境，所謂恨，僅就文字感覺而論。當然，你也可以說我的文字在你讀起來純粹只是傳達了一種恨。<text:span text:style-name="T3"><text:line-break/><text:line-break/></text:span>想到一些太過於卑劣無恥、欺人太甚的事，路見不平之餘，我的確很難沒有恨；有些時候，甚至很難單純只恨事而不恨人。<text:span text:style-name="T3"><text:line-break/><text:line-break/></text:span>曾寫過一篇曾惹禍的文章叫<text:span text:style-name="T3"><text:s/>"</text:span>難道要我們說恨？<text:span text:style-name="T3">" </text:span>文章提到，很多故做清高狀的所謂進步開明人士<text:span text:style-name="T3">(</text:span>台灣很多這種人<text:span text:style-name="T3">)</text:span>，老是裝模作樣說什麼他只是反戰喔，大家不可以反美哦，反美是不理性的哦。<text:span text:style-name="T3"><text:line-break/><text:line-break/></text:span>媽咧個逼，這話聽起來就好像說<text:span text:style-name="T3"><text:s/>"</text:span>倫家只是反對大屠殺猶太人哦，但是不可以反納粹哦，反納粹是不理性的哦<text:span text:style-name="T3">" </text:span>一樣噁心與荒唐。<text:span text:style-name="T3"><text:line-break/><text:line-break/></text:span>我那文章要說的是，面對美國無日無之、如此卑劣無恥欺盡天下蒼生的恐怖血腥惡行，我若不能說我反美，難道要我說恨？<text:span text:style-name="T3"><text:line-break/><text:line-break/></text:span>不只美國，面對生活中各式各樣的卑劣惡行，不管它是不是發生在我身上都一樣，當它惡劣到某種程度時，我很難沒有恨。<text:span text:style-name="T3"><text:line-break/><text:line-break/></text:span>就比方說，當我看到下流無恥透頂的嗜血媒體，以那樣一種撲天蓋地的方式盡情糟蹋你所提到的那位已為人母的女生<text:span text:style-name="T3">(</text:span>所謂太陽花女王<text:span text:style-name="T3">)</text:span>時，我心裏只有一個字：恨。<text:span text:style-name="T3"><text:line-break/><text:line-break/></text:span>我始終毫不掩飾我對那樣一種所謂<text:span text:style-name="T3"><text:s/>"</text:span>學運<text:span text:style-name="T3">" </text:span>的厭惡與反感，從頭到尾充斥無數的謊言謠言，而且肆無忌憚挑撥族群仇恨，並對大陸人士加以醜化妖魔化，對於國內少數一方異己更是攻擊抹黑不斷。<text:span text:style-name="T3"><text:line-break/><text:line-break/></text:span>但我不會因此懷恨任何一個參與者，更不會對於對方任何個人遭遇幸災樂禍。就算彼此想法不同，可是，難道他們不是人？一個社會，竟然可以允許媒體如此集體造孽、施暴於一個無辜的個人身上；不但允許，而且好像還很爽很樂意看到這樣一種暴行似的。<text:span text:style-name="T3"><text:line-break/><text:line-break/></text:span>但我不能理解，難道人們真的駑鈍到沒法想像或體會當事人的極度痛苦？難道人們真的沒法體會如果你是當事人，特別是當你又是個女性時，你將如何面對你的親友乃至你的小孩所將一體承受的痛苦？難道當事人做了什麼傷天害理的事，以至於應該遭受這樣一種集體施暴與人格謀殺？<text:span text:style-name="T3"><text:line-break/><text:line-break/></text:span>政治與媒體，無日無之地扭曲人性，久而久之，我們幾乎都已習以為常而不再憤怒；對於敵人或異己的不幸遭遇，更是幸災樂禍，甚且加油添醋，落井下石。<text:span text:style-name="T3"><text:line-break/><text:line-break/></text:span>二十五年前，我在一種恐怖高壓下創辦台灣第一個兒童人權與福利團體。我知道我也沒啥本事能幹些什麼像樣的事，但我想我也許能透過我的痛苦來做到一件事。我這個兒福團體只有一個簡單宗旨，宗旨只有一句話，那就是羅曼羅蘭講的：<text:span text:style-name="T3">“</text:span>只要世上有一雙真誠的眼睛陪我們哭泣，我們就沒有白白承受生命的痛苦。<text:span text:style-name="T3">”<text:line-break/><text:line-break/></text:span>每當我感到一種無力感，我就這樣在心裡告訴自己說：希望那些承受痛苦的人多多少少能感受到一點安慰，因為<text:span text:style-name="T3"><text:s/>“</text:span>這世上至少有一雙真誠的眼睛同妳一起哭泣<text:span text:style-name="T3">”</text:span>，妳的痛苦並不廉價，妳的痛苦並沒有白費。<text:span text:style-name="T3"><text:line-break/><text:line-break/></text:span>也許我不該說你的文字<text:span text:style-name="T3"><text:s/>"</text:span>恨有餘，無義憤<text:span text:style-name="T3">"</text:span>，畢竟對於公義是非就算天大的恨，理應也是來自於某種義憤。但從你的文字中，我感受到的也許不是恨，而是一種冰冷的輕蔑以及輕率而任意、近乎信口開河的醜化。<text:span text:style-name="T3"><text:line-break/><text:line-break/></text:span>例如，不管藍綠，台灣人哪會管什麼中東問題、以巴問題？哪會理會什麼國際人權事務？幾乎所有你說的那一切指控，包括你引用我所說的<text:span text:style-name="T3"><text:s/>"</text:span>群眾只有<text:span text:style-name="T3">13</text:span>歲<text:span text:style-name="T3">"</text:span>，統統都不是綠營支持者的專利。<text:span text:style-name="T3"><text:line-break/><text:line-break/></text:span>所有群眾都是<text:span text:style-name="T3">13</text:span>歲，不管哪一種顏色，不管國內或國外。那樣一種經典描述，針對的是群眾現象，而非針對什麼綠營群眾，更不是一種屬於特定族群或特定顏色人士的<text:span text:style-name="T3"><text:s/>"</text:span>本質性<text:span text:style-name="T3">" </text:span>描述，而是一種對於<text:span text:style-name="T3"><text:s/>"</text:span>群眾<text:span text:style-name="T3">" </text:span>的<text:span text:style-name="T3"><text:s/>"</text:span>現象描述<text:span text:style-name="T3">"</text:span>。<text:span text:style-name="T3"><text:line-break/><text:line-break/></text:span>不知道你懂不懂我在說什麼？我已盡力解釋，純粹說文說事，並無惡意，盼你見諒與明察，同時也希望別扭曲或誤用我的說法。</text:p>
      <text:p text:style-name="P1"><text:span text:style-name="T1">平璽</text:span><text:s/>  |  2014.12.12 22:31   |   <text:a xlink:type="simple" xlink:href="http://palinfo.habago.org/Entry?Command=Information_PrintForum&amp;iPage=362#FORUM33286"><text:span text:style-name="T2">#</text:span></text:a></text:p>
      <text:p text:style-name="P3">忘了補充，只有同儕熱、沒有國際觀的<text:span text:style-name="T3">13</text:span>歲群眾，說要「住民自決」，除了小孩開大車、滑天下之大稽之外，想不出其他更好的形容詞。別說國家了，那怕是隨便一間中小企業，說前途交給中二病決定，都是沒有的例子。<text:span text:style-name="T3"><text:line-break/><text:line-break/></text:span>說沒有國際觀，幫眾們肯定不以為然。這兩天號稱台灣良心的名廚與日光女王的某姝，被小報風格的某周刊大爆八卦；網路一片綠油油的昏迷的公民又忽然覺醒，抨擊此乃為了偷渡什麼大消息、掩蓋陳德銘訪台。砲轟之前大捧中二病踩街活動的小報狗仔不愛國、被車輪黨收買。果真如此，敵人主動送上門，何不見當初大喊退回服貿的青年才俊前往抗議拆台？<text:span text:style-name="T3"><text:line-break/><text:line-break/></text:span>從美日文化次殖民環境中長大的<text:span text:style-name="T3">13</text:span>歲群眾，要他們正眼瞧瞧以巴悲劇，開口閉口普世價值的人權警察，對外國異己穆斯林反人權逼供，對本國黑色族群恣意街頭行刑，自是不太可能。當然，他們對以下新聞背後所代表的意義，八成也只會嗤之以鼻。<text:span text:style-name="T3"><text:line-break/><text:line-break/></text:span>人民幣<text:span text:style-name="T3"><text:s/></text:span>邁向全球儲備貨幣<text:span text:style-name="T3"><text:line-break/></text:span>【經濟日報╱編譯莊雅婷／彭博資訊<text:span text:style-name="T3">11</text:span>日電】<text:span text:style-name="T3"><text:line-break/>http://udn.com/NEWS/MAINLAND/MAI3/9125178.shtml</text:span></text:p>
      <text:p text:style-name="P1"><text:span text:style-name="T1">平璽</text:span><text:s/>  |  2014.12.12 21:21   |   <text:a xlink:type="simple" xlink:href="http://palinfo.habago.org/Entry?Command=Information_PrintForum&amp;iPage=362#FORUM33285"><text:span text:style-name="T2">#</text:span></text:a></text:p>
      <text:p text:style-name="P2">版主先前曾引述一句名言：群眾智商只有<text:span text:style-name="T3">13</text:span>歲。<text:span text:style-name="T3">13</text:span>歲，不多不少，恰巧處於青春期尷尬年紀；具有一定基本常識，但說不上能處理成人的複雜事務，但卻又自認小大人，對說教正反感的反骨期。<text:span text:style-name="T3"><text:line-break/><text:line-break/>13</text:span>歲，正值重視同儕關係壓倒其他倫理的年紀，所以特容易得中二病，幫眾性格的政治風氣在所謂的第三世界民主國家萬年當夯。從黑幫生態看，這種似懂非懂的心智年齡階段，正是幫派最愛。<text:span text:style-name="T3"><text:line-break/><text:line-break/></text:span>所以，我們可以看到納粹法西斯，看到文化大革命，上頭催眠曲一播，下頭群眾忘情的搖旗吶喊；及台灣包括不分選舉或平時，網軍與媒體努力造謠撒謊，非我族類、「太平洋沒加蓋」，「反黑箱、要真相」的民粹式民主。但所謂覺醒的公民卻樂此不疲、樂在其中。若非動保意識抬頭，當年在街頭上公然摔小豬，喊外省人滾回去的戲碼，肯定搭上自己的什麼豬自己摔、當賣台已成事實，摔豬即成為義務<text:span text:style-name="T3">…</text:span>等最新的<text:span text:style-name="T3">slogan</text:span>，熱情加碼上映重播。<text:span text:style-name="T3"><text:line-break/><text:line-break/></text:span>教導國中生看清世界，不是不可能，只是很難；這點從國中生輔、訓育組長找不到人當的生態，即可管窺一二。大道理換來白眼很正常，沒被嗆要落郎蓋布袋，算幫眾給面子了。</text:p>
      <text:p text:style-name="P1"><text:span text:style-name="T1">陳真</text:span><text:s/>  |  2014.12.12 14:18   |   <text:a xlink:type="simple" xlink:href="http://palinfo.habago.org/Entry?Command=Information_PrintForum&amp;iPage=362#FORUM33284"><text:span text:style-name="T2">#</text:span></text:a></text:p>
      <text:p text:style-name="P3">巴勒網後台養了一隻人工智慧狗，負責維持秩序。這狗很盡責，鐵面無私，六親不認，除了負責檢查思想，看到陌生可疑人士也會攔住。有時見我言語無狀，有違社會善良風俗，也會把我擋在門外，待我反躬自省後才放行。<text:span text:style-name="T3"><text:line-break/><text:line-break/></text:span>所以，各位如果留言沒有馬上顯現，請稍安勿躁，我們會不定期巡邏，看牠籠子裡關著什麼人，決定是否放行。基本上，只要是可言之言，可論之事，都不會有問題。<text:span text:style-name="T3"><text:line-break/><text:line-break/></text:span>因為留言往往不是馬上能顯現，所以有時你得回頭尋找才會看到它出現。</text:p>
      <text:p text:style-name="P1"><text:span text:style-name="T1">陳真</text:span><text:s/>  |  2014.12.12 12:32   |   <text:a xlink:type="simple" xlink:href="http://palinfo.habago.org/Entry?Command=Information_PrintForum&amp;iPage=362#FORUM33283"><text:span text:style-name="T2">#</text:span></text:a></text:p>
      <text:p text:style-name="P2">過去，黨外或民進黨，為了打倒國民黨，努力<text:span text:style-name="T3"><text:s/>"</text:span>國民黨化<text:span text:style-name="T3">"</text:span>，努力向國民黨的種種敗行劣跡看齊。終於有一天，綠出於藍，腐敗得比國民黨還徹底，於是終於贏了，逐步取得壓倒性的勝利。<text:span text:style-name="T3"><text:line-break/><text:line-break/></text:span>國民黨既然證明了改革向善只會帶來自取滅亡的命運，恐怕也得開始走回頭路，開始反過來向民進黨學習。我是說恐怕，不是說一定如此。只是我這個<text:span text:style-name="T3"><text:s/>"</text:span>恐怕<text:span text:style-name="T3">" </text:span>的機率也許還蠻高的，畢竟馬英九之後，我看不到一個比他更乾淨正直的人，也看不到這樣一種氣氛了。<text:span text:style-name="T3"><text:line-break/><text:line-break/></text:span>時下該黨之內最熱門的權力人物姓朱。從他過去的一些不為人所注意的言行中，我給他頭上至少得打上三個大問號。我相信他的清廉，但我不相信他的媚俗，我怕他也許會開始努力學習民進黨的各種語言。<text:span text:style-name="T3"><text:line-break/><text:line-break/></text:span>這樣一種學習，也許足以增加其作戰能力，進而打敗綠營。但這就像民進黨之<text:span text:style-name="T3">"</text:span>國民黨化<text:span text:style-name="T3">"</text:span>一樣，國民黨如果開始也學習<text:span text:style-name="T3"><text:s/>"</text:span>民進黨化<text:span text:style-name="T3">"</text:span>，這其實意味著一種比爛與反淘汰競賽；爛才能活，越爛就越可能勝出。<text:span text:style-name="T3"><text:line-break/><text:line-break/></text:span>基本上，這似乎也是民粹社會的一個特徵，凡事以討好為考量，以流行為依歸。<text:span text:style-name="T3"><text:line-break/><text:line-break/></text:span>我不是說往後必然如此發展，而只是說這個可能性是存在的。但這不是預言，這只是一種有其根據的示警。最有可能的發展是，台灣將會只剩下一種聲音，一種顏色。即便如此，我也沒啥意見，只要在社會發展的過程中，別總是做一些綠營所擅長為之、傷天害理的事就好。<text:span text:style-name="T3"><text:line-break/><text:line-break/></text:span>上個月及上上個月，由大陸主導的亞投行<text:span text:style-name="T3">(</text:span>亞洲基礎設施投資銀行<text:span text:style-name="T3">)</text:span>成立，另外還有極其驚人的<text:span text:style-name="T3"><text:s/>"</text:span>一帶一路<text:span text:style-name="T3">" </text:span>以及上海自貿區、滬港通等等具有重大經濟戰略意義的政策，紛紛登場，舉世矚目。<text:span text:style-name="T3"><text:line-break/><text:line-break/></text:span>大陸之種種影響全世界的重大舉措，姑且不說其內涵，光說其規模、專業與遠見，非常驚人，令人嘆為觀止。相較於台灣之搞笑，實屬可悲與荒唐。我有時都很懷疑我是不是在做夢？天底下怎麼會有這樣一種社會？<text:span text:style-name="T3"><text:line-break/><text:line-break/></text:span>比方說北宜鐵，柯先生這樣一種無厘頭、隨口瞎掰信口開河的施政風格及心態，還一副什麼<text:span text:style-name="T3"><text:s/>"</text:span>拿出數據來說服我<text:span text:style-name="T3">"(</text:span>是他自己才應該拿出新數據來說服別人才對吧<text:span text:style-name="T3">)</text:span>、裝模作樣的科學姿態，如果當笑話看確實是很好笑，怎麼這年頭還會有這樣一種無厘頭的搞笑政治言行，又不是北洋軍閥政府。<text:span text:style-name="T3"><text:line-break/><text:line-break/></text:span>話說土霸王張大帥取得政權，有一天，視察某高中女校，發現大家在籃場上搶著一顆球跑，張大帥一看就火了，媽咧個逼，俺政府有那麼窮嗎？於是就下令，每個人發給一顆球，大家都不用再搶了。<text:span text:style-name="T3"><text:line-break/><text:line-break/></text:span>柯先生表面上也許沒這麼離譜，但這島上，專業的確早已淪喪，國家不像國家，政府不像政府，像個馬戲團似的，政治藝人當家，賣色賣相賣口才賣演技，凡事不經大腦，更不用說什麼考量整體戰略布局的嚴肅長遠規畫。<text:span text:style-name="T3"><text:line-break/><text:line-break/></text:span>如果馬戲團政治就是眾人所要的，那大家其實也不需要再抱怨什麼了，畢竟凡事總是眾人自己的選擇。你要讓這社會成為馬戲團，它就會如你所願，整天沉迷於各種有趣表演及無厘頭言行與充滿戲劇張力的衝突與八卦中。重點是：地球依舊轉動，世界不會停下來等你。</text:p>
      <text:p text:style-name="P1"><text:span text:style-name="T1">祖珊</text:span><text:s/>  |  2014.12.12 11:44   |   <text:a xlink:type="simple" xlink:href="http://palinfo.habago.org/Entry?Command=Information_PrintForum&amp;iPage=362#FORUM33282"><text:span text:style-name="T2">#</text:span></text:a></text:p>
      <text:p text:style-name="P3">哲學的確很艱澀，所以需要找到合適的指引者，可以節省很多時間。有時我從電影裏找哲理（現在有些導演真的厲害），有時看看文章。但是很少直接拿原書來看，現在多在看雜誌食譜和育兒書。<text:span text:style-name="T3"><text:line-break/><text:line-break/></text:span>很贊同陳醫師所言，「所有藝術與思想若非起因於對這世界血肉的關注，那還能關注什麼？若無世上血肉，我們光有個靈魂要幹啥？」。但是如果太關注社會現實，又往往會有「住不下去」的錯覺。政治裏多的是騙術與算計，卻常常讓觀眾認了真。我從學運時發現了陳醫師的留言版文章，常常對文章中精準的用辭覺得感動。因為雖然自覺渺小，不想引人注意，有時期望小小心聲能被聽見。無奈受限所學，書讀很少，道理藏在心理説不出來。如果藝術是平靜活在現時社會的解藥，對我而言，看陳醫師對哲學思想的介紹也是。<text:span text:style-name="T3"><text:line-break/><text:line-break/></text:span>人生也有涯。如果努力往上提，離開現時台灣的政治，會發現很多曾經使我痛苦的社會爭議，在世界的軌道或未來的時間中或許不值一笑。落入凡間，又不免為某些特定對象或情況吵吵鬧鬧。忽上忽下，時而平靜時而激動，這就是現實人生的生活。只是即使這樣簡單的體會，也花了我一段很長的時間。時候到時，人真的會慢慢走向宗教吧。</text:p>
      <text:p text:style-name="P5"/>
      <text:p text:style-name="P1"><text:span text:style-name="T1">陳真</text:span><text:s/>  |  2014.12.12 11:27   |   <text:a xlink:type="simple" xlink:href="http://palinfo.habago.org/Entry?Command=Information_PrintForum&amp;iPage=363#FORUM33281"><text:span text:style-name="T2">#</text:span></text:a></text:p>
      <text:p text:style-name="P3">沈富雄不太會撒謊，講話直坦；喜歡做出政治預言，這沒什麼，但其預言能力並不好，對己對人對事物發展的估測能力都難以恭維，卻往往一副鐵口直斷，只是應驗機率也許比用猜的還要低很多。<text:span text:style-name="T3"><text:line-break/><text:line-break/></text:span>你看他，預言柯先生出來頂多熱個兩天，很快就會被媒體遺忘，因此自己跳出來參選，說可以囊括幾成選票云云，然後沒兩天就宣佈不選了，因為根本沒人理他。由此可見其判斷能力之差。<text:span text:style-name="T3"><text:line-break/><text:line-break/></text:span>也許這是因為其預言往往是以島內政治人事物表面現象例如某種想當然耳的權力組合及當下偶然時事為預測根據，但這些都是很容易變動的東西，你很難根據一種高度變化之物來預測可變性也許都還沒那麼大的<text:span text:style-name="T3"><text:s/>"</text:span>未來<text:span text:style-name="T3">"</text:span>。<text:span text:style-name="T3"><text:line-break/><text:line-break/></text:span>比方說，我要預測一個人的將來，我應該根據他的個性、價值觀、智能與努力程度、出身背景及所處的社經環境等等這樣一些比較不會改變、較為本質性或結構性的東西來預測，而不是根據他這兩天交了什麼朋友或是看了哪些電影或是最近的身體狀況及某個考試成績來預測。<text:span text:style-name="T3"><text:line-break/><text:line-break/></text:span>過去或當下的表面現象，不但不足以預測未來，甚至連<text:span text:style-name="T3"><text:s/>"</text:span>再現<text:span text:style-name="T3">" </text:span>的機率都不高。<text:span text:style-name="T3"><text:line-break/><text:line-break/></text:span>我不是說我很會預測，我只是說我能看得出來什麼樣的一種預測方式就跟用猜的其實沒兩樣。我對這類表面事物發展的預測就是認為它實際上並不可測，就連是敵是友，分分合合，亦是偶然居多而非必然。<text:span text:style-name="T3"><text:line-break/><text:line-break/></text:span>我見過一些算命先生或仙估或囝仔仙的算命方式，看一眼便知其真假，不外就是裝神弄鬼，裝腔作勢，望文生義，順勢胡謅，也許沈氏預言能力會比他們好一些，但差別不大，意義不大。<text:span text:style-name="T3"><text:line-break/><text:line-break/></text:span>特別是短期事物發展更不可測。若是長期趨勢就也許比較容易判斷，例如：<text:span text:style-name="T3"><text:line-break/><text:line-break/></text:span>我能<text:span text:style-name="T3"><text:s/>"</text:span>預測<text:span text:style-name="T3">" </text:span>老年化問題將會是個大問題。以此為思考基礎，你就能知道未來社會的種種可能發展。<text:span text:style-name="T3"><text:line-break/><text:line-break/></text:span>我還能預測資料儲存與分析的巨量改變與發展，甚至會使得預測方式都因此產生改變，母體本身將越來越接近樣本，<text:span text:style-name="T3">"</text:span>發現<text:span text:style-name="T3">" (discovery) </text:span>即便無法取代歸納與推論，但後者卻益形失色；屆時我們該煩惱的也許不是記不住歷史，而是忘不了，因為鉅細靡遺，全被儲存。<text:span text:style-name="T3"><text:line-break/><text:line-break/></text:span>我也能預測中國大陸將會成為世界舞台，經濟的重心。你在這舞台上所講的一句話，也許會比你在舞台之外講同樣一句話的影響力要大上一百倍。<text:span text:style-name="T3"><text:line-break/><text:line-break/></text:span>我還能預測，將來咱們的孫子或孫子的孫子，也許不用太發愁找不到工作，萬一真找不到，只要會講中文，大概就能在世界上許多地方例如歐洲、美國等地找到教中文的工作。說不定，來到國外，洋妞只要聽到你口吐唐詩三百首，馬上尖叫，愛死你了。<text:span text:style-name="T3"><text:line-break/><text:line-break/></text:span>我也能預測，將來講起文學，全世界的人都會知道金庸，知道沈從文，知道北島，知道李白，就如同我們知道莎士比亞，知道哈利波特，知道大仲馬，知道狄更斯，知道濟慈一般。<text:span text:style-name="T3"><text:line-break/><text:line-break/></text:span>我還能預測，電動車將興起，往後開車不光是找加油站，更需要找充電站，風力水力及太陽能發電甚至核電等等，將比過去任何一個年代更加重要。<text:span text:style-name="T3"><text:line-break/><text:line-break/></text:span>這些與其說預測，不如說<text:span text:style-name="T3"><text:s/>"</text:span>看見<text:span text:style-name="T3">"</text:span>。<text:span text:style-name="T3"><text:line-break/><text:line-break/></text:span>至於眼前變動之事，我看是相當不可測。<text:span text:style-name="T3"><text:line-break/><text:line-break/></text:span>說到民進黨會不會變乖，這得看它面臨什麼樣的爭奪場面。事實上，國民黨被扣上賣台大帽子的幾乎所有作為，例如兩岸貿易的部份，民進黨其實賣台賣得比國民黨還要凶猛。<text:span text:style-name="T3"><text:line-break/><text:line-break/></text:span>差別只是在於，不管你做什麼，本黨及本黨底下搖旗吶喊的那些白癡群眾們，一概都會說你賣台，堅決反對。可是，只要讓本黨當家當權，就算我賣台賣得比你凶，就算傷害所謂本土產業或農業傷得更厲害一百倍，但本黨及本黨底下搖旗吶喊的那些白癡群眾們，卻會說這個叫<text:span text:style-name="T3"><text:s/>"</text:span>愛台灣<text:span text:style-name="T3">"</text:span>。我講的這些，全是過去不斷發生的事實。<text:span text:style-name="T3"><text:line-break/><text:line-break/></text:span>因此，以為民進黨執政就必然會這樣那樣，其實是說不準的。這個黨厲害之處就在此，它是徹底的投機主義者，完全不可測，除了利益，毫無信仰，一切買賣至上，利益優先，當然這指的是私利而不是眾人的利益；只是有時這兩者不一定起衝突就是。<text:span text:style-name="T3"><text:line-break/><text:line-break/></text:span>總之，這個黨，一切作為全然說不準，唯一能確定的只有一件事：私利至上，凡事可變，凡事可商量。<text:span text:style-name="T3"><text:line-break/><text:line-break/></text:span>比方說過去為了騙老榮民的選票，民進黨或黨外呼籲兩岸交流交通，講得非常人道非常溫情；為了打擊國民黨的兩岸對立政策，便故意努力把共產黨講得非常清純無害而友善，呼籲大家不要讓國民黨騙了，不要讓他拿共產黨來嚇我們，甚至一直鼓吹軍購根本不需要，因為共產黨根本沒那麼可怕，又不是流氓黑社會，怎麼會莫名其妙打過來？花那麼多錢買武器做什麼？<text:span text:style-name="T3"><text:line-break/><text:line-break/></text:span>毛澤東說得對，<text:span text:style-name="T3">"</text:span>人間正道是滄桑<text:span text:style-name="T3">"</text:span>，世事變化無常才是常態。因此，重點不是改變，重點是因為什麼而改變。這個綠油油的黨及其同路人，改變只有一個誘因：權力和私利。這點倒是始終不變，十分確定。</text:p>
      <text:p text:style-name="P1"><text:span text:style-name="T1">傅小鈞</text:span><text:s/>  |  2014.12.12 03:03   |   <text:a xlink:type="simple" xlink:href="http://palinfo.habago.org/Entry?Command=Information_PrintForum&amp;iPage=363#FORUM33280"><text:span text:style-name="T2">#</text:span></text:a></text:p>
      <text:p text:style-name="P2">成熟或進步中的民主國家之〝人民〞，對於「政黨地位是否凌駕於國家之上」，皆有很清楚不腦殘的一致結論───國家人民社會福祉永遠大於政黨<text:span text:style-name="T3"><text:line-break/><text:line-break/></text:span>〝不成熟的〞社會共產國家，以政黨利益大於國家人民社會福祉，盡可能將人民聲音壓制，無限制從人民社會國家裡刨刮竊取利益<text:span text:style-name="T3"><text:line-break/><text:line-break/></text:span>相反地，成熟的社會共產國家，使用〝合理可權宜限制性手段〞，將資源、福利、資本、政權，有效配予分給社會人民，達到社會安定，國家平衡發展<text:span text:style-name="T3"><text:line-break/><text:line-break/></text:span>相反例即為〝不成熟的民主國家〞，政黨地位永遠在國家社會人民之上，使用「限制性思想手段」，將民主制度給扭曲重塑，因黨政地位考量，〝無限制地允許政黨將社會人民福祉給擱置、拆分，轉為政權籌碼〞，並在其中刨刮竊取，無論社會人民福祉因其受到多大的傷害，政黨永遠沒權益損害<text:span text:style-name="T3">(</text:span>接受扭曲民主思想的人民，捧托出政黨大於國家社會人民的結果<text:span text:style-name="T3">)<text:line-break/><text:line-break/></text:span>全台灣有多少人民去想過這些「基本問題」，了解這些是〝公民必修課的基礎概論〞，從基礎概論延伸出「適宜的國家制度」<text:span text:style-name="T3"><text:line-break/><text:line-break/></text:span>共產制度不好嗎<text:span text:style-name="T3">?</text:span>不成熟的共產當然不好，熟成或一直邁向成熟的共產制度，人民會同感願意支持，不說大陸<text:span text:style-name="T3">(</text:span>初向成熟<text:span text:style-name="T3">)</text:span>，去看看不成熟共產獨權下的蘇聯，到分裂後願意朝向成熟共產的俄羅斯<text:span text:style-name="T3"><text:line-break/><text:line-break/></text:span>另外被殺害的格達費，當國內數年多方土匪團體武力廝殺後，開始邁向新共產制度，也就是格達費政權穩固不再採取暴政，而選擇朝成熟共產制度發展，顧慮發展社會人民福祉，不願國家再被美帝操控時，就被美帝煽動的民主團體給殺害；在格達費死後美帝的民主就退場不管，讓國內再次武力撕殺，<text:span text:style-name="T3">ISIS</text:span>就是眾多土匪團體其中一個，其武器多由美帝民主外圍團體金援提供<text:span text:style-name="T3"><text:line-break/><text:line-break/></text:span>那台灣呢<text:span text:style-name="T3">?</text:span>很清楚人民要的民主制度<text:span text:style-name="T3">(</text:span>年滿<text:span text:style-name="T3">20</text:span>歲有投票權的人<text:span text:style-name="T3">)</text:span>，「將不成熟的民主狀況當成真民主」，我個人有時會天馬行空幻想，一大堆人把大便緊緊捧在懷裡，十分疼愛，不時還會對其臆笑，還覺得很驕傲<text:span text:style-name="T3"><text:line-break/><text:line-break/></text:span>若要請這一大堆屎民理性論述：<text:span text:style-name="T3"><text:line-break/></text:span>為何在成熟民主制度下可以允許或包容政黨長期進行非民主行為，將社會人民福祉一再擱置、拆分，成為往後的政治籌<text:span text:style-name="T3">?<text:line-break/><text:line-break/></text:span>這些若大家覺得是真民主，那政黨是在國家之上，還是在國家之下呢<text:span text:style-name="T3">?<text:line-break/></text:span>以上請每位公民回答<text:span text:style-name="T3">(</text:span>可以逃避不答，可以說謊做答<text:span text:style-name="T3">)<text:line-break/><text:line-break/></text:span>民進黨、黃國昌、島國、基進、台聯、台獨人士〝等類〞，許多許多次都在大家面前公然說謊、議題置換、逃避責任、允許「自己人」非法違法，這些〝等類〞的人所謂的民主，是社會人民國家之於他們，還是他們之於我們人民<text:span text:style-name="T3">?<text:line-break/><text:line-break/></text:span>這些〝等類〞的人要參選，我個人不會反對，但「至少至少對我而言」，他們欠我太多交代說明，這也可以換句話來說：<text:span text:style-name="T3"><text:line-break/></text:span>「告訴我為什麼你們可以用民主的口號，公然說謊、抹黑、黑金、霸佔、政治分贓、利益交換、無視人民福祉、拖延國家發展、扭曲民主變向洗腦，然後希望我支持、認同你們這群〝等類〞呢<text:span text:style-name="T3">?</text:span>」<text:span text:style-name="T3"><text:line-break/><text:line-break/></text:span>千萬別告訴我做大事不拘小節，因為過去<text:span text:style-name="T3">20</text:span>年來的累積，你們〝等類〞不拘小節最後的結果都是〝你們之於國家社會人民之上〞，得利的都不是人民，虧損的都是國家與社會，你們〝等類〞對這些鐵證結果無法反駁，但我知道你們不會擔心，不會良心不安，因為你們〝等類〞對人民的教育非常成功，民粹就是你們的武器、盾牌，誰敢對你們〝等類〞不敬有異議，一下就會被幹倒<text:span text:style-name="T3"><text:line-break/><text:line-break/></text:span>這就是台灣民主的勝利，但國家社會人民一直都在〝等類〞之下，很可悲<text:span text:style-name="T3">!<text:line-break/><text:line-break/></text:span>國民黨這次選輸，我個人真心希望能分裂的澈底，但國家還要不要運作<text:span text:style-name="T3">?</text:span>需不需要發展<text:span text:style-name="T3">?<text:line-break/><text:line-break/></text:span>答案很清楚「人民自己願意擺爛」，〝可以接受國家空轉兩年〞，等民進黨總統大選上任後再繼續───那在文章一開頭所說的成熟、不成熟共產和民主制度，請問台灣人民是哪一種<text:span text:style-name="T3">?<text:line-break/><text:line-break/></text:span>如果接受國家空轉兩年，政黨及其〝等類〞在國家社會人民之上，那憑什麼高喊民主<text:span text:style-name="T3">?!</text:span>為何不是顧慮台灣未來的處境，放棄政治籌碼，以社會人民國家為主，朝野加緊共討對策並相互扶助施行<text:span text:style-name="T3">?!<text:line-break/><text:line-break/></text:span>如果你要說我想的太天真，有黨派就有對立，所以〝不可能合群〞共事的，那我必然會說：「你若真這麼相信，那這些年在喊民主的人才是最愚蠢的<text:span text:style-name="T3">!</text:span>利用民主進行操作的黨派和外圍是下流的，自己不願發展成熟民主還在騙大家自己是在帶領民主，手段不下流嗎<text:span text:style-name="T3">?!</text:span>」<text:span text:style-name="T3"><text:line-break/><text:line-break/></text:span>人民覺醒，真的很諷刺的四個字<text:span text:style-name="T3">....<text:line-break/><text:line-break/></text:span>兩年能讓台灣退步多少，輸大陸、南韓、日本、印度、菲律賓多少，我個人能看的見，但說到嘴巴爛、喉嚨啞、鍵盤敲到爆，也沒有用，所以大家就看看笑一笑吧，但未來若干年後台灣境地更慘時，希望少數人與我曾說的一些問題，會被想起，好逃出假民主法西斯思想的咒詛<text:span text:style-name="T3">....</text:span>最快是<text:span text:style-name="T3">20</text:span>年<text:span text:style-name="T3">30</text:span>年或<text:span text:style-name="T3">50</text:span>年呢<text:span text:style-name="T3">?</text:span></text:p>
      <text:p text:style-name="P1"><text:span text:style-name="T1">林嗣園</text:span><text:s/>  |  2014.12.12 02:51   |   <text:a xlink:type="simple" xlink:href="http://palinfo.habago.org/Entry?Command=Information_PrintForum&amp;iPage=363#FORUM33279"><text:span text:style-name="T2">#</text:span></text:a></text:p>
      <text:p text:style-name="P3">點到這邊連結時<text:span text:style-name="T3"><text:line-break/></text:span>正是很苦惱自己到底是不是真的對世事有所誤解<text:span text:style-name="T3"><text:line-break/></text:span>為何我覺得不很錯的被罵的一蹋糊塗<text:span text:style-name="T3"><text:line-break/></text:span>明明完全無理可循的卻變成像真理一樣<text:span text:style-name="T3"><text:line-break/><text:line-break/></text:span>陳醫師常常會提到一些哲理思考<text:span text:style-name="T3"><text:line-break/></text:span>正好對思考一些有的沒有的挺有興趣<text:span text:style-name="T3"><text:line-break/></text:span>所以不管陳醫師有說應該不要太常來瀏覽比較好<text:span text:style-name="T3"><text:line-break/></text:span>還是會偶爾來看看<text:span text:style-name="T3"><text:line-break/>(</text:span>而且也的確不是因為巴勒斯坦相關而過來<text:span text:style-name="T3"><text:s/></text:span>羞愧<text:span text:style-name="T3">)<text:line-break/><text:line-break/></text:span>但今天會留言主要是因為你那篇有關<text:span text:style-name="T3"><text:line-break/>"CIA</text:span>刑求行徑曝光<text:span text:style-name="T3">"</text:span>的新聞<text:span text:style-name="T3"><text:line-break/></text:span>因為正好前陣子很偶然看到一部電影<text:span text:style-name="T3"><text:s/>Unthinkable (2010)<text:line-break/></text:span>內容正是刑求恐怖份子<text:span text:style-name="T3"><text:line-break/><text:line-break/></text:span>還有文內有提到的水刑<text:span text:style-name="T3"><text:line-break/></text:span>也讓我想到另一部電影<text:span text:style-name="T3"><text:s/>Safe House (2012)<text:line-break/><text:line-break/></text:span>兩片其實都蠻好看<text:span text:style-name="T3"><text:s/></text:span>就這樣很莫名其妙的介紹給陳醫師看吧<text:span text:style-name="T3"><text:line-break/><text:line-break/>(</text:span>請別介意我說話沒頭沒尾<text:span text:style-name="T3">)</text:span></text:p>
      <text:p text:style-name="P1"><text:span text:style-name="T1">衛鍼</text:span><text:s/>  |  2014.12.12 01:34   |   <text:a xlink:type="simple" xlink:href="http://palinfo.habago.org/Entry?Command=Information_PrintForum&amp;iPage=363#FORUM33278"><text:span text:style-name="T2">#</text:span></text:a></text:p>
      <text:p text:style-name="P2">如果民進黨真的能提出個像樣的兩岸政策及外交政策當然最好。但是經歷八年的迷航外交，邦交掉了好幾國，還淨是強調牽手護台灣這類毫無意義的中二病運動，個人不相信他們真提得出像樣的東西。假如他們真提得出像樣的東西，還用得著拿台獨這種不現實的口號拿來騙選票嗎？</text:p>
      <text:p text:style-name="P1"><text:span text:style-name="T1">陳志鴻</text:span><text:s/>  |  2014.12.11 21:27   |   <text:a xlink:type="simple" xlink:href="http://palinfo.habago.org/Entry?Command=Information_PrintForum&amp;iPage=363#FORUM33277"><text:span text:style-name="T2">#</text:span></text:a></text:p>
      <text:p text:style-name="P3">沈富雄的評論一向蠻中肯的，若是真是如此，社會最近能安定下來也是不錯<text:span text:style-name="T3"><text:line-break/><text:line-break/>===<text:line-break/><text:line-break/></text:span>沈富雄：綠準執政黨<text:span text:style-name="T3"><text:s/></text:span>不會再搗蛋<text:span text:style-name="T3"><text:line-break/></text:span>問：國民黨大敗，有外媒評論是對馬英九兩岸政策的否定，是這樣嗎？<text:span text:style-name="T3"><text:line-break/><text:line-break/></text:span>沈：深綠或偏獨的公民團體，可能會如此解讀這次選舉結果，但我認為，這只是其中一小部分。<text:span text:style-name="T3"><text:line-break/><text:line-break/></text:span>國民黨的兩岸政策，其實是可以講清楚的，只是國民黨對於兩岸是「內戰的延續」說不出口。<text:span text:style-name="T3"><text:line-break/><text:line-break/></text:span>九合一之後，民進黨已成準執政黨，不會繼續搗蛋，會乖多了。民進黨也該更務實，例如，若不能接受國民黨所提兩岸政策及經濟政策，民進黨的替代方案是什麼？政治人物坦白最好。</text:p>
      <text:p text:style-name="P1"><text:span text:style-name="T1">陳真</text:span><text:s/>  |  2014.12.11 20:48   |   <text:a xlink:type="simple" xlink:href="http://palinfo.habago.org/Entry?Command=Information_PrintForum&amp;iPage=363#FORUM33276"><text:span text:style-name="T2">#</text:span></text:a></text:p>
      <text:p text:style-name="P2">我閱讀殷海光，主要是在高中及剛上大學頭兩年，之後就再也沒接觸。例如<text:span text:style-name="T3"><text:s/>“</text:span>思想與方法<text:span text:style-name="T3">” </text:span>以及一些有關自由主義、邏輯等等的著作；大多是哲學方面。<text:span text:style-name="T3"><text:line-break/><text:line-break/></text:span>我那時年幼無知，不懂哲學的<text:span text:style-name="T3">ABC, </text:span>無能評價，只能說感覺，只能說感覺沒什麼感覺。不過，後來自己走上了哲學不歸路，所研究的一部份方向與殷海光十分類似，意即邏輯與所謂分析哲學及科學哲學等等，只是剛好都站在殷海光及其所推崇的那些人<text:span text:style-name="T3"><text:s/></text:span>例如<text:span text:style-name="T3">C.G.Hempel, Rudolf Carnap</text:span>還有羅素等等的對立面。<text:span text:style-name="T3"><text:line-break/><text:line-break/></text:span>顯然我年幼無知時的感覺是對的、持續存在等。這也許說明了一件事：一個人的氣味，他的好惡傾向，他的生命所懷抱的基本隱喻與態度，在他很小的時候其實就已經確立了。<text:span text:style-name="T3"><text:line-break/><text:line-break/></text:span>不過，我說我從殷海光的著作中並無所獲，倒不是因為哲學見解上的歧異，而純粹只是沒有收穫。他也許講對了一些事，但充其量只是在一種（在我看來）很瑣碎的意義上講對了而已。<text:span text:style-name="T3"><text:line-break/><text:line-break/></text:span>當然，在我看來很瑣碎很平庸的東西，在別人看來也許極端重要。反之亦然。我覺得很深刻的東西，你也許覺得無聊到爆。我不但不否認這一點，事實上，這樣一種評價上的巨大落差，也許恰恰標示了人與人之間截然不同乃至南轅北轍的氣味差異；簡單說就是價值觀或世界觀。<text:span text:style-name="T3"><text:line-break/><text:line-break/></text:span>我能理解有人那樣看世界，但我不是。我讀殷海光的哲學文字，就跟我讀比方說<text:span text:style-name="T3">Carnap </text:span>的感覺差不多，實在有夠瑣碎乏味而平庸。<text:span text:style-name="T3"><text:line-break/><text:line-break/></text:span>至於他寫了很多有關現實政治之類的通俗文章，我自然也幾乎毫無遺漏地一一讀過，只是覺得那些東西更加引不起我的興趣。但我不否認寫下那一大堆惹禍的通俗文字，的確需要一種<text:span text:style-name="T3"><text:s/>‘’</text:span>不要命了<text:span text:style-name="T3">” </text:span>的覺悟與勇氣。<text:span text:style-name="T3"><text:line-break/><text:line-break/></text:span>在這個意義上，殷海光是令人尊敬的。他對知識與真理的虔誠，註定了他在現實政治與社會中的必然悲劇。我何嘗不也如此。雖然各自膜拜不同的真理之神，但虔誠之心並無二致，<text:span text:style-name="T3">“</text:span>寧要真理不要命<text:span text:style-name="T3">” </text:span>的火牛脾氣也挺類似。當然，我沒他那麼嚴肅憋扭。<text:span text:style-name="T3"><text:line-break/><text:line-break/></text:span>吾友柏楊人生亦滄桑，但依舊還有著一種<text:span text:style-name="T3">XX</text:span>；這個<text:span text:style-name="T3">XX</text:span>就當是個填充題吧，填一形容詞。你要說浪漫也行，無厘頭也罷，總歸是一種<text:span text:style-name="T3"><text:s/>“</text:span>我<text:span text:style-name="T3">” </text:span>跟<text:span text:style-name="T3"><text:s/>“</text:span>我的悲劇<text:span text:style-name="T3">” </text:span>之間的一種距離；一種趣味。<text:span text:style-name="T3"><text:line-break/><text:line-break/></text:span>柏楊行文有時嘻笑無狀。例如有篇文章講到迷你裙，他說這東西是人類文明史上的偉大發明；他說，走在迷你裙女子後面，運氣好一點的話，甚至還能看見三角褲。（陳真按：不過要有耐心等候就是。）<text:span text:style-name="T3"><text:line-break/><text:line-break/></text:span>我覺得柏楊寫東西還挺好笑，就如同我覺得蘇格拉底也很好笑。但可別以為這樣一個嘻笑怒罵的背後人生是一齣輕鬆喜劇。<text:span text:style-name="T3"><text:line-break/><text:line-break/></text:span>殷海光就不會這樣不成體統。他很嚴肅，好像揹負著整個宇宙的重量似的。我若跟他面對面，恐怕會嚇得手腳發冷，一句話也不敢講。<text:span text:style-name="T3"><text:line-break/><text:line-break/></text:span>當然，我跟殷海光之間倒也不是全然沒有共識。例如，他很討厭坐公車，他說跟一群人在那邊擠來擠去，簡直喪失做為一個人應有的尊嚴。我沒有他那麼布爾喬亞，但我多少能體會他說的感覺；每天在台南這種地獄般完全沒有規矩的交通環境中活動，真的不是人過的生活。<text:span text:style-name="T3"><text:line-break/><text:line-break/></text:span>還有，我跟殷一樣，都不擅於科技。例如幾年前回台灣時還不懂怎麼接手機。有一回，在醫院照顧我父親，同學送我一支手機方便聯絡。有一天，手機響起，我嚇壞了，趕緊衝去護理站，說我手機響了，怎麼辦？我不知道怎麼接聽，那麼多按鈕要按哪一個？護士們面面相覷，還以為我在藉機調戲她們。<text:span text:style-name="T3"><text:line-break/><text:line-break/></text:span>殷海光更誇張，連電話也不會用。後來人家教他，打一通給他練習接接看。他接起來，講完電話後，他太太發現他竟然嚇得手腳冰冷。<text:span text:style-name="T3"><text:line-break/><text:line-break/></text:span>除了電話不會用，殷連電梯也不會坐。頭一回搭電梯，呆呆站在電梯裡發呆，不懂得按樓層。站了很久之後還沒到。他心裡想，半小時過去了，就算三百樓也該到了。還好後來門外有人要搭，才把他解救出來，要不然可能會在電梯裡待到天黑。<text:span text:style-name="T3"><text:line-break/><text:line-break/></text:span>陳真<text:span text:style-name="T3"><text:s/></text:span>（門診中）</text:p>
      <text:p text:style-name="P1"><text:span text:style-name="T1">平璽</text:span><text:s/>  |  2014.12.11 12:49   |   <text:a xlink:type="simple" xlink:href="http://palinfo.habago.org/Entry?Command=Information_PrintForum&amp;iPage=363#FORUM33275"><text:span text:style-name="T2">#</text:span></text:a></text:p>
      <text:p text:style-name="P3">上帝若要一個人毀滅，先讓他瘋狂<text:span text:style-name="T3"><text:line-break/><text:line-break/>http://goo.gl/TIJLFi<text:line-break/><text:line-break/></text:span>巴部長被槍托打死<text:span text:style-name="T3"><text:s/></text:span>以巴緊張<text:span text:style-name="T3"><text:line-break/>2014</text:span>年<text:span text:style-name="T3">12</text:span>月<text:span text:style-name="T3">11</text:span>日<text:span text:style-name="T3"><text:s/>05:10<text:line-break/><text:line-break/></text:span>在一名巴勒斯坦自治政府部長級官員<text:span text:style-name="T3">10</text:span>日因土地紛爭，與以色列人激烈對峙，卻遭士兵以步槍槍托擊胸而致傷重不治，消息傳出後，以色列與巴勒斯坦兩方已處在戰爭爆發邊緣。<text:span text:style-name="T3"><text:line-break/><text:line-break/></text:span>《每日郵報》報導，阿布艾因<text:span text:style-name="T3">(Ziad Abu Ain)</text:span>在巴人自治政府中擔任政務委員。這起事故會發生，係因數十名巴勒斯坦人前往土耳木阿亞村<text:span text:style-name="T3">(Turmus Aya)</text:span>附近的農地，想種橄欖樹苗。該土地屬該村所有，但很接近以色列屯墾區。以人對巴人設限頗多。<text:span text:style-name="T3"><text:line-break/><text:line-break/></text:span>一行人接近當地時，阿布艾因的助手薩薩克<text:span text:style-name="T3">(Kamal Abu Sassaka)</text:span>表示，以色列軍開始發射催淚瓦斯，向那群人投擲震撼手榴彈。<text:span text:style-name="T3"><text:line-break/><text:line-break/></text:span>薩薩克表示，阿布艾因於是趨前想對以方軍警解釋，這次抗議是和平的。但以方仍勒令一行人不得再前進。<text:span text:style-name="T3"><text:line-break/><text:line-break/></text:span>接下來示威者與士兵發生推擠，薩薩克表示，一名以軍用槍托打阿布艾因胸膛，接下來還往巴人一行腿部釋放催淚瓦斯。<text:span text:style-name="T3"><text:line-break/><text:line-break/></text:span>路透社報導，薩薩克的說法獲其他目擊者證實為不假。<text:span text:style-name="T3"><text:line-break/><text:line-break/></text:span>薩薩克表示，阿布艾因胸前挨重擊一記之後，沒多久便倒下，只有一名士兵略施拯救，想把送到村裡診所，再由救護車轉送拉瑪拉醫院，但阿布艾因死於路上。</text:p>
      <text:p text:style-name="P1"><text:span text:style-name="T1">王齊闇</text:span><text:s/>  |  2014.12.11 11:21   |   <text:a xlink:type="simple" xlink:href="http://palinfo.habago.org/Entry?Command=Information_PrintForum&amp;iPage=363#FORUM33274"><text:span text:style-name="T2">#</text:span></text:a></text:p>
      <text:p text:style-name="P2">陳真醫師：<text:span text:style-name="T3"><text:line-break/></text:span>您今日對於殷海光的評論，實在是一針見血，深得我心。我久聞殷海光大名，許多師長也都自稱是殷的弟子。所以幾年前畢恭畢敬的找來了殷海光的著作來讀，我沒有您的法眼，能一語道破，當時讀後只覺得此君的信念多於論證，對於中國或台灣政治與社會究竟為何需要民主，如何民主沒有切實的說法。若說他反共，似乎反的也是共產黨的手段技術，對共產黨的核心價值與人性假設，提不出有力的挑戰，甚至沒有什麼異議。今天聽您說起殷海光黨外雜誌中那篇無條件贊成台獨的文章，我忽然想起。殷海光這種言論，或許不只是修辭上的誇張，而反應許多近代中國與台灣所謂自由主義者的毛病。他們談的自由，是沒有個性品格、高度抽象化的「人」的自由。正因為他們想像的人，是如此無血肉私慾社會差別的普遍概念，所以這種人所需要的自由，也可以抽離實際情境，僅僅是理論邏輯推導過程中一個必要的符號，不需要顧及這樣的自由落在每個真實的人身上，會產生如何天差地別的後果。當殷海光說即使台灣人殺光外省人也要支持台獨時，他在乎的只是維護某種抽象概念在他言論中的一致性。這也不是因為他壞，而仍是因為思想上的貧乏，使他相信所有人都跟他一般「理性」地追求一個理論上道德的「自由」。念及於此，不由感到自己這一番言談，也是多餘的淺薄之見。</text:p>
      <text:p text:style-name="P1"><text:span text:style-name="T1">陳真</text:span><text:s/>  |  2014.12.11 11:06   |   <text:a xlink:type="simple" xlink:href="http://palinfo.habago.org/Entry?Command=Information_PrintForum&amp;iPage=363#FORUM33273"><text:span text:style-name="T2">#</text:span></text:a></text:p>
      <text:p text:style-name="P3"><text:span text:style-name="T3">http://goo.gl/fLFz4U<text:line-break/><text:line-break/></text:span>紐時頭條／越機密越殘酷！中情局酷刑逼供真相曝光<text:span text:style-name="T3"><text:line-break/><text:line-break/>ETtoday</text:span>國際中心／綜合報導<text:span text:style-name="T3"><text:s/>2014</text:span>年<text:span text:style-name="T3">12</text:span>月<text:span text:style-name="T3">10</text:span>日<text:span text:style-name="T3"><text:line-break/><text:line-break/></text:span>▲<text:span text:style-name="T3">CIA</text:span>監禁並刑求逼供嫌疑人的殘酷手段，<text:span text:style-name="T3"><text:s/></text:span>讓人毛骨悚然。<text:span text:style-name="T3">(</text:span>圖／翻攝自網路）<text:span text:style-name="T3"><text:line-break/><text:line-break/></text:span>國際中心／綜合報導<text:span text:style-name="T3"><text:line-break/><text:line-break/></text:span>參議院情報委員會<text:span text:style-name="T3">(Senate Intelligence Committee)</text:span>周二公布了一份措辭嚴厲的報告，指責中情局從羈押和審訊恐怖嫌疑人過程中獲得的訊息，經常對白宮和國會產生誤導，而且<text:span text:style-name="T3">CIA</text:span>採用的方法，也比它向布希政府官員或者公眾承認的更加殘酷。<text:span text:style-name="T3"><text:line-break/><text:line-break/></text:span>這份拖延已久的報告歷時<text:span text:style-name="T3">5</text:span>年完成，它以<text:span text:style-name="T3">600</text:span>多萬份內部文件為基礎，對<text:span text:style-name="T3">CIA</text:span>在<text:span text:style-name="T3">2001</text:span>年<text:span text:style-name="T3">911</text:span>事件後數年裡採取的反恐行動，提出全面控訴，並披露了<text:span text:style-name="T3">CIA</text:span>幹員及其承包商在全球各地秘密監獄中進行的活動。它更描述了<text:span text:style-name="T3">CIA</text:span>監禁並刑求逼供嫌疑人的殘酷手段，讓人毛骨悚然。<text:span text:style-name="T3"><text:line-break/><text:line-break/></text:span>被羈押者最多會遭受長達一星期的剝奪睡眠，有時他們在遭到美國當局關押期間遭到處決。在<text:span text:style-name="T3">CIA</text:span>醫務人員批准的情況下，一些囚犯遭受到不必要的醫療性「直腸進食」或「直腸灌水」。<text:span text:style-name="T3"><text:line-break/><text:line-break/>CIA</text:span>審訊主管稱這是他們用來「完全控制被羈押者」的一種方法。但醫務人員描述說，<text:span text:style-name="T3">911</text:span>攻擊的總策劃者穆罕默德<text:span text:style-name="T3">(Khalid Shaikh Mohammed)</text:span>遭受水刑時，達到了「連續幾次接近溺亡的狀態」。<text:span text:style-name="T3"><text:line-break/><text:line-break/></text:span>報告更指出，雖然<text:span text:style-name="T3">CIA</text:span>承認對<text:span text:style-name="T3">3</text:span>名囚犯實施了水刑，但實際人數更多。該委員會拿到了一張照片，顯示在一座俗稱「鹽坑」<text:span text:style-name="T3">(Salt Pit)</text:span>的阿富汗監獄裡，水刑器具的周圍環繞着水桶。<text:span text:style-name="T3"><text:line-break/><text:line-break/>CIA</text:span>曾聲稱，從來沒有在這座監獄使用過水刑。一名身份保密的探員將這座監獄形容為「地牢」，另一人則稱，一些囚犯「看起來真的就像是關在狗屋裡的狗」。</text:p>
      <text:p text:style-name="P1"><text:span text:style-name="T1">陳真</text:span><text:s/>  |  2014.12.11 10:57   |   <text:a xlink:type="simple" xlink:href="http://palinfo.habago.org/Entry?Command=Information_PrintForum&amp;iPage=363#FORUM33272"><text:span text:style-name="T2">#</text:span></text:a></text:p>
      <text:p text:style-name="P2">中情局長：嚴刑拷問<text:span text:style-name="T3"><text:s/></text:span>有助防恐<text:span text:style-name="T3"><text:line-break/><text:line-break/></text:span>中時電子報作者：<text:span text:style-name="T3"><text:s/></text:span>陳文和╱綜合報導<text:span text:style-name="T3"><text:s/>| </text:span>中時電子報<text:span text:style-name="T3"><text:s/>– 2014</text:span>年<text:span text:style-name="T3">12</text:span>月<text:span text:style-name="T3">11</text:span>日<text:span text:style-name="T3"><text:line-break/><text:line-break/></text:span>中國時報【陳文和╱綜合報導】<text:span text:style-name="T3"><text:line-break/><text:line-break/></text:span>美國聯邦參議院情報委員會，<text:span text:style-name="T3">9</text:span>日公布中央情報局（<text:span text:style-name="T3">CIA</text:span>）刑求恐怖分子嫌犯的機密報告部分內容後，聯合國與多個人權團體呼籲起訴涉案美國官員。但現任中情局長布瑞南<text:span text:style-name="T3">9</text:span>日堅稱，嚴刑拷問基地組織嫌犯，有助於防範恐怖攻擊。<text:span text:style-name="T3"><text:line-break/><text:line-break/></text:span>聯合國人權與反恐事務特別代表艾默生<text:span text:style-name="T3">9</text:span>日指出，美國前總統小布希的政府高層「顯然精心協調（刑求）相關政策」，這些「策畫與鼓勵相關罪行的人必須加以起訴」。他說，此事適用國際法，美國有法律義務將有罪責者繩之以法，美國司法部長應盡其職責，對這些應負責的人提刑事控罪。<text:span text:style-name="T3"><text:line-break/><text:line-break/></text:span>人權紀錄惡劣、遭聯合國譴責的北韓，<text:span text:style-name="T3">10</text:span>日不忘補刀，敦促聯合國安理會譴責<text:span text:style-name="T3">CIA</text:span>的「不人道刑求」手段。<text:span text:style-name="T3"><text:line-break/><text:line-break/></text:span>「人權觀察組織」主管羅斯說，除非起訴涉案官員，否則刑求未來將被美國總統當作「政策選項」。「美國公民自由聯盟」認為，美司法部長應指派特別檢察官，對創始、批准、執行及掩蓋刑求計畫的官員進行獨立全面調查。<text:span text:style-name="T3"><text:line-break/><text:line-break/></text:span>不過要起訴這些官員可能性不高。<text:span text:style-name="T3">2000</text:span>年以來，司法部調查數起刑求恐怖犯嫌案，都因罪證不足而未定罪。<text:span text:style-name="T3"><text:line-break/><text:line-break/></text:span>成為眾矢之的的<text:span text:style-name="T3">CIA</text:span>，局長布瑞南坦承，<text:span text:style-name="T3">911</text:span>恐攻後<text:span text:style-name="T3">CIA</text:span>確曾犯錯，但他堅稱<text:span text:style-name="T3">CIA</text:span>檢討發現，嚴刑拷問「確曾獲得情資，有助於阻撓恐攻計畫、逮捕恐怖分子，拯救生命」。<text:span text:style-name="T3"><text:line-break/><text:line-break/></text:span>但參院調查報告不這麼認為。報告發現，當年獲關鍵情報，進而成功擊斃基地組織首腦賓拉登，並非如前中情局長潘尼塔、或電影描述是憑嚴刑拷問取得情資，而是藉「傳統的訊問方式」。<text:span text:style-name="T3"><text:line-break/><text:line-break/></text:span>美國總統歐巴馬與英國首相卡麥隆都表示，<text:span text:style-name="T3">CIA</text:span>刑求逼供會造成反效果，歐巴馬斥其殘暴、謬誤，損害美國在海外利益。但他也重申，公布報告把這一切（刑求）留在過去。歐巴馬已在<text:span text:style-name="T3">2009</text:span>年下令禁止刑求恐怖犯嫌。</text:p>
      <text:p text:style-name="P1"><text:span text:style-name="T1">陳真</text:span><text:s/>  |  2014.12.11 10:36   |   <text:a xlink:type="simple" xlink:href="http://palinfo.habago.org/Entry?Command=Information_PrintForum&amp;iPage=363#FORUM33271"><text:span text:style-name="T2">#</text:span></text:a></text:p>
      <text:p text:style-name="P3"><text:span text:style-name="T3">(</text:span>續<text:span text:style-name="T3">)<text:line-break/><text:line-break/></text:span>維根斯坦說得對，哲學若非能有益於己，有益於人，那我不知道我們談那些艱澀深奧的邏輯演算有何意義可言？<text:span text:style-name="T3"><text:line-break/><text:line-break/></text:span>即便是寫下一道數學式子，也是因為這個世界。我若不關心這個世界，我怎麼可能去關注桌上一只茶杯？我若不關心這個人和那個人，怎麼會去關心這個句子和那個句子？<text:span text:style-name="T3"><text:line-break/><text:line-break/></text:span>維根斯坦死後，人們幫他出版了幾十本書，其實看一本幾乎就等於看完全部。我甚至想說，如果你真正能懂得其中一句，你事實上已經懂了他的所有千萬言，因為它們只是同一句話的千萬種不同表達式。<text:span text:style-name="T3"><text:line-break/><text:line-break/></text:span>在維根斯坦的所有著作中，我最喜歡的是<text:span text:style-name="T3"><text:s/>Remarks on the Foundations of Mathematics(</text:span>論數學的基礎<text:span text:style-name="T3">)</text:span>。數學的基礎無疑就是生命的基礎，世界的基礎，萬物的基礎。如果不是因為對於生命、對於這個世界的一番深情烈燄，我不知道關注數學這東西的邏輯基礎有何意義可言？<text:span text:style-name="T3"><text:line-break/><text:line-break/></text:span>話講白了其實就是這樣。當然能不講白是最好，不過，不管說不說，明白人對此理應心裏有數，只是咱們志氣不高，沒法救世界，但總還希望多少能造點福給他人，不用多，一個就夠。維根斯坦說，只要我寫的東西能讓世上任何一個人感到愉悅，我就會覺得我彷彿已經完成了我的工作。</text:p>
      <text:p text:style-name="P5"/>
      <text:p text:style-name="P1"><text:span text:style-name="T1">陳真</text:span><text:s/>  |  2014.12.11 10:08   |   <text:a xlink:type="simple" xlink:href="http://palinfo.habago.org/Entry?Command=Information_PrintForum&amp;iPage=364#FORUM33270"><text:span text:style-name="T2">#</text:span></text:a></text:p>
      <text:p text:style-name="P3">這些不應該叫做新聞，也許連普通常識也稱不上，因為它太過於輕描淡寫，冰山一角都稱不上。美國對外姦殺擄掠的極端殘忍，不管是在規模上或殘酷程度，事實上都遠遠超過當年的納粹。<text:span text:style-name="T3"><text:line-break/><text:line-break/></text:span>講這些很無奈，也很蒼白，因為他不怕你講，整個世界操控在他手裏，他要人們相信什麼，人們就會相信什麼；就算極少數人不相信，其實也不會反抗。<text:span text:style-name="T3"><text:line-break/><text:line-break/></text:span>島內外都一樣，政治基本上就是一種洗腦與詐騙。少數或許看穿騙術者，其實也還是一樣配合演出，他不是真的在乎。<text:span text:style-name="T3"><text:line-break/><text:line-break/></text:span>一個很社會性的人，整天講各種社會議題，固然讓人覺得很悶很平面甚至很難受；但是，一個人如果對這些社會與政治議題完全不感興趣，卻只對一些低級趣味或無聊八卦或庸俗膚淺的風花雪月感興趣，其實也讓人覺得很蒼白冰冷很無言。<text:span text:style-name="T3"><text:line-break/><text:line-break/></text:span>即便是一個完全生活在<text:span text:style-name="T3"><text:s/>"</text:span>一人世界<text:span text:style-name="T3">" </text:span>的藝術家，即便是像沈從文那樣一個社會性很低的人，即便是像維根斯坦那樣一個盡一切努力避免公眾化的人，依然始終深情烈燄地關注著這個世界。<text:span text:style-name="T3"><text:line-break/><text:line-break/></text:span>也許也正因為如此，他們總是嚮往著<text:span text:style-name="T3"><text:s/>"</text:span>外太空<text:span text:style-name="T3">"</text:span>，渴望脫離這個世界。這樣一種態度，跟那些絲毫不在乎世事的自命清高者斷然是完全不一樣。我不相信有人可以一方面對世界沒感覺沒興趣，一方面卻能創造出任何藝術或提出任何深刻的思想。<text:span text:style-name="T3"><text:line-break/><text:line-break/></text:span>王爾德說：一個人如果不是方方面面分分秒秒都需要藝術，如果他可以有一秒鐘不需要藝術，那他其實從頭到尾根本都不需要藝術。<text:span text:style-name="T3"><text:line-break/><text:line-break/></text:span>荷索一心想傳達<text:span text:style-name="T3"><text:s/>"</text:span>外太空<text:span text:style-name="T3">" </text:span>的訊息和影像，但即便是外太空，其所關注者仍舊是地面上的事。沒有前者就沒有後者，沒有後者也不可能有前者。<text:span text:style-name="T3"><text:line-break/><text:line-break/></text:span>一個人，如果他可以有一秒鐘不需要關注這個世界，那其實意味著他根本從頭到尾也不需要什麼藝術或思想，因為所有藝術與思想若非起因於對這世界血肉的關注，那還能關注什麼？若無世上血肉，我們光有個靈魂要幹啥？有何意義可言？<text:span text:style-name="T3"><text:line-break/><text:line-break/></text:span>維根斯坦說得對，哲學若非能有益於己，有益於人，那我不知道我們談那些艱澀深奧的邏輯演算有何意義可言？<text:span text:style-name="T3"><text:line-break/><text:line-break/></text:span>陳真<text:span text:style-name="T3"><text:line-break/>================<text:line-break/>CIA</text:span>刑求行徑曝光<text:span text:style-name="T3"><text:s/></text:span>舉世為之譁然<text:span text:style-name="T3"><text:line-break/><text:line-break/></text:span>台灣醒報台灣醒報<text:span text:style-name="T3"><text:s/>– 2014</text:span>年<text:span text:style-name="T3">12</text:span>月<text:span text:style-name="T3">10</text:span>日<text:span text:style-name="T3"><text:line-break/><text:line-break/></text:span>美參議院所做的調查報告顯示，<text:span text:style-name="T3">CIA</text:span>在全球各地以反恐名義刑求恐怖份子嫌犯的行徑，比外界想像中還要殘忍。<text:span text:style-name="T3"><text:line-break/><text:line-break/></text:span>美參議院所做的調查報告顯示，<text:span text:style-name="T3">CIA</text:span>在全球各地以反恐名義刑求恐怖份子嫌犯的行徑，比外界想像中還要殘忍。<text:span text:style-name="T3"><text:line-break/><text:line-break/></text:span>【台灣醒報記者王傳強綜合報導】美國反恐的醜聞再添一筆！根據參議院新出爐的調查報告顯示，美中央情報局（<text:span text:style-name="T3">CIA</text:span>）在全球各地以反恐名義刑求羈押犯的行徑比外界想像中還要殘忍與普遍，<text:span text:style-name="T3">CIA</text:span>甚至誇大以不正當手段取得情資的有效性。報告出爐後，一片譁然，總統歐巴馬批評<text:span text:style-name="T3">CIA</text:span>的行徑違反美國價值。<text:span text:style-name="T3"><text:line-break/><text:line-break/></text:span>根據《路透社》引用美參議院<text:span text:style-name="T3">9</text:span>日公布的報告指出，<text:span text:style-name="T3">CIA</text:span>在<text:span text:style-name="T3">911</text:span>事件後，蓄意隱瞞對嫌犯的殘酷對待，如水刑、性侵、睡眠剝奪等殘酷行徑與頻率超越各界想像。這份報告激起美國大眾要求起訴高官的聲浪。<text:span text:style-name="T3"><text:line-break/><text:line-break/></text:span>根據參議院情報委員會（<text:span text:style-name="T3">Senate Intelligence Committee</text:span>）在<text:span text:style-name="T3">CIA</text:span>提供的<text:span text:style-name="T3">630</text:span>萬頁文件中顯示，就算美國這個首席情報單位在<text:span text:style-name="T3">2002</text:span>年至<text:span text:style-name="T3">2006</text:span>年中，用盡各種手段在全球各地刑求蓋達組織與其他恐怖份子，這段期間內部連一個破解恐怖活動的案例都沒有。<text:span text:style-name="T3"><text:line-break/><text:line-break/></text:span>【<text:span text:style-name="T3">CIA</text:span>手段殘酷】<text:span text:style-name="T3"><text:s/></text:span>這段期間<text:span text:style-name="T3">CIA</text:span>的刑求計畫是由兩個獨立承包商所承攬，用於<text:span text:style-name="T3">911</text:span>事件後對恐怖活動嫌疑犯「擠出」有效情資的管道。這些審問地點遍佈在阿富汗、波蘭與羅馬尼亞等地。這些由<text:span text:style-name="T3">CIA</text:span>外包的審問機構，專挑海外地點刑求逼供，以規避國內法規。<text:span text:style-name="T3"><text:line-break/><text:line-break/></text:span>報告顯示，許多羈押者被剝奪<text:span text:style-name="T3">180</text:span>小時的睡眠時間，有些時候雙手緊銬高舉在頭上。這份報告也紀錄著羈押者遭水刑的模仿情境。最令人髮指的行徑甚至包括「肛門餵食」（<text:span text:style-name="T3">rectal feeding</text:span>）等性侵羞辱。<text:span text:style-name="T3"><text:line-break/><text:line-break/></text:span>《彭博社》報導則指出，多位羈押犯被抓著頭髮拖過走廊，羈押犯也被監禁在冰冷牢房中，警衛再用冰箱中取出的水淋在囚犯身上，至少有一位囚犯因失溫致死。<text:span text:style-name="T3"><text:line-break/><text:line-break/></text:span>【違反美國價值】<text:span text:style-name="T3"><text:s/></text:span>美國總統歐巴馬聽聞報導後表示，<text:span text:style-name="T3">CIA</text:span>對蓋達組織羈押犯的刑求「違背我們的價值」。他指出，這就是為何上任後毫不猶豫的禁止刑求，因為打擊恐怖主義與保護美國人最有效的工具之一，是忠於美國的理想。<text:span text:style-name="T3"><text:line-break/><text:line-break/>CIA</text:span>探員與支持者則出面反駁參議院的調查報告，指控報告內容錯誤百出，並使這高度緊張的議題政治化。由多位資深前<text:span text:style-name="T3">CIA</text:span>探員所組成的<text:span text:style-name="T3">ciasavedlives.com</text:span>團體，宣稱參議院情報委員會的報告充斥錯誤事實和詮釋，內容完全不符實情。<text:span text:style-name="T3"><text:line-break/><text:line-break/>==============<text:line-break/>CIA</text:span>刑求風暴　聯合國人權專家籲起訴美逼供官員<text:span text:style-name="T3"><text:line-break/><text:line-break/></text:span>▲水刑是<text:span text:style-name="T3">CIA</text:span>慣用的逼供手段之一。圖為人權示威者在美國司法部門外模擬水刑情景。<text:span text:style-name="T3">(</text:span>圖／達志影像／美聯社<text:span text:style-name="T3">)<text:line-break/></text:span>國際中心／綜合報導<text:span text:style-name="T3"><text:line-break/><text:line-break/></text:span>圖片見：<text:span text:style-name="T3">http://goo.gl/iZzv64<text:line-break/><text:line-break/></text:span>美國參議院<text:span text:style-name="T3">9</text:span>日公布中情報局<text:span text:style-name="T3">(CIA)</text:span>酷刑逼供報告，殘暴真引發極大震撼。聯合國及人權團體要求起訴涉及此事的美國政府官員。<text:span text:style-name="T3"><text:line-break/><text:line-break/></text:span>參議院情報委員會在這份解密的<text:span text:style-name="T3">524</text:span>頁報告的摘要中說，<text:span text:style-name="T3"><text:s/></text:span>中情局刑求好戰分子的「效果有限<text:span text:style-name="T3"><text:s/></text:span>」，沒有獲得多少有用的情報。而手法之殘酷，卻遠比他們先前所承認的更為「惡劣<text:span text:style-name="T3"><text:s/></text:span>」。中情局並且使用「不正確」的說法來誤導白宮和國會，讓他們以為這項秘密計畫有效。<text:span text:style-name="T3"><text:line-break/><text:line-break/></text:span>聯合國「反恐與人權事務」特別報告員愛默生<text:span text:style-name="T3">(Ben Emmerson)</text:span>、及「美國民權聯盟」<text:span text:style-name="T3">(American Civil Liberties Union)</text:span>、「國際特赦組織」<text:span text:style-name="T3">(Amnesty International)</text:span>與「人權觀察」<text:span text:style-name="T3">(Human Rights Watch)</text:span>等人權組織表示，<text:span text:style-name="T3">911</text:span>事件後中情局意圖從拘留者口中取得情報的秘密刑求手法，一再違反國際法及侵犯基本人權。<text:span text:style-name="T3"><text:line-break/><text:line-break/></text:span>愛默生表示，「姍姍來遲」的報告確認了國際社會長期相信：美國總統布希執政期間，華府高層精心策劃及允許使用刑求，實有其事，此舉嚴重違反國際人權。他特別指出，報告內對酷刑執行者的身分及很多細節都被掩飾。<text:span text:style-name="T3"><text:line-break/><text:line-break/></text:span>愛默生認為，美國有義務將涉事人繩之於法，聯合國有關公約也要求當證據充分時，締約國必須對酷刑行為予以起訴，不僅僅包括實際的執行者，更包括美國政府裡參與策劃、授權的官員。<text:span text:style-name="T3"><text:line-break/><text:line-break/></text:span>美國總統歐巴馬指出，中情局的酷刑逼供手段有違美國的價值，也不符合美國的反恐政策與國家安全利益，此一作法嚴重損害美國形象，不利於美國與盟友發展關係。<text:span text:style-name="T3"><text:line-break/><text:line-break/></text:span>但美國司法部拒絕起訴任何涉及刑求的人，表示報告中提供的東西不足以將任何人成功定罪。</text:p>
      <text:p text:style-name="P1"><text:span text:style-name="T1">陳真</text:span><text:s/>  |  2014.12.11 03:06   |   <text:a xlink:type="simple" xlink:href="http://palinfo.habago.org/Entry?Command=Information_PrintForum&amp;iPage=364#FORUM33269"><text:span text:style-name="T2">#</text:span></text:a></text:p>
      <text:p text:style-name="P2">殷海光是羅素的小粉絲，粉絲到離譜的程度。例如，羅素又不認識他，但他卻私自幫羅素慶生<text:span text:style-name="T3">(</text:span>是否每年都慶生我不知道<text:span text:style-name="T3">)</text:span>，對空遙祝一萬公里外的羅素生日快樂，真是太純情了。<text:span text:style-name="T3"><text:line-break/><text:line-break/></text:span>不過，粉絲歸粉絲，殷海光的社會性並不高，他不是羅素那種社會意識和社會參與度都很高的人。當然，殷那個年代，什麼事也沒做都能出亂子，哪來社會參與空間？政治高壓下，光說兩句不中聽的話，事情就大條了。<text:span text:style-name="T3"><text:line-break/><text:line-break/></text:span>要是殷還活著，我估不到他會說些什麼話。他似乎自認比胡適勇敢，對胡適之<text:span text:style-name="T3"><text:s/>"</text:span>沒有反抗蔣介石<text:span text:style-name="T3">" </text:span>始終頗有微詞。我曾讀過大陸有篇文章說，當時一些自命開明進步人士，對於胡適的種種道德要求與批判，簡直是要他立即揭竿起義推翻蔣家才行似的。<text:span text:style-name="T3"><text:line-break/><text:line-break/></text:span>依我看，勇敢這東西很相對性很高。一來見仁見智，你覺得勇敢的事，我也許覺得無聊無知莽動蠢動；二來每個人調性不同，難以一致；三來各人遭遇不同，情境不同，所謂勇敢的表現方式自然也不一樣。<text:span text:style-name="T3"><text:line-break/><text:line-break/></text:span>我尊敬殷海光的人格以及他對於知識的熱情，但讀其著作，思想上並無所獲。我無惡意，而且也實在找不到更好的詞，但憑心而論，殷海光給我一種腦袋硬硬的感覺。當然，我對他的認識全來自他的文字；他死時我都還沒上小學，自然也不可能認識他本人。<text:span text:style-name="T3"><text:line-break/><text:line-break/></text:span>腦袋硬硬的人，對於生活血肉的理解有時很<text:span text:style-name="T3"><text:s/>"</text:span>空靈<text:span text:style-name="T3">"</text:span>，近乎幻想。記得曾在黨外雜誌上讀過一篇殷的舊文或密文，裏頭寫道：將來如果台灣獨立，台灣人起來殺外省人，就算把我給殺了，我亦樂觀其成。<text:span text:style-name="T3"><text:line-break/><text:line-break/></text:span>我始終不相信黨外雜誌許多文章的可信度，所以我也不知道這段文字的真實性。當然，也有可能我記憶有誤，記錯了。所以，姑且聽聽，不用當真。<text:span text:style-name="T3"><text:line-break/><text:line-break/></text:span>至於費希平，若還活著，恐怕一百歲有了，他應該比殷海光還年長，但他長壽，好像是<text:span text:style-name="T3">2003</text:span>年過世，但殷僅活<text:span text:style-name="T3">50</text:span>歲<text:span text:style-name="T3">(</text:span>應該是<text:span text:style-name="T3">1919-1969</text:span>，這些全是我的記憶，對錯待查<text:span text:style-name="T3">)</text:span>。<text:span text:style-name="T3"><text:line-break/><text:line-break/></text:span>費希平是外省人，那年頭，外省人反對國民黨，而且還差點當上亂黨<text:span text:style-name="T3">(</text:span>民進黨<text:span text:style-name="T3">)</text:span>的頭頭，所需的勇氣，恐怕是一般本省政治人物所需勇氣的一百倍。<text:span text:style-name="T3"><text:line-break/><text:line-break/></text:span>費希平不但勇氣過人，而且很有遠見。我遲至<text:span text:style-name="T3">1998</text:span>年才看穿民進黨的法西斯本質，但費老<text:span text:style-name="T3">1987-1988</text:span>年，也就是創黨的第二年左右就退黨了，說他受不了民進黨那樣一種法西斯及大福佬人為中心本位的台獨傾向。他認為民進黨應以民主與民生發展為要務，而不要老是在外省人本省人之間大做政治文章。<text:span text:style-name="T3"><text:line-break/><text:line-break/></text:span>至於我自己，社會參與只是個人生活的一部份，對於我及我的親友來說，自然意義無比重大。但若就公眾層面來說，卻完全不值得一提。這並非故做謙虛狀，而是事實；而且，依我的美感，人的社會性越低越好，最好是低到與世無爭、對世界無話可說的地步。<text:span text:style-name="T3"><text:line-break/><text:line-break/></text:span>當然，這樣的說法很容易引起誤解，彷彿我反對社會參與。我的確很反對，但我另一方面卻也很不喜那些對世界沒有絲毫熱情的人。<text:span text:style-name="T3"><text:line-break/><text:line-break/></text:span>聽起來好像很矛盾，其實一點也不矛盾。一個人，首先他得是一個<text:span text:style-name="T3"><text:s/>"</text:span>人<text:span text:style-name="T3">"</text:span>，然後他才來成為某種<text:span text:style-name="T3"><text:s/>"</text:span>角色<text:span text:style-name="T3">" </text:span>也不遲。<text:span text:style-name="T3">"</text:span>人<text:span text:style-name="T3">" </text:span>才是唯一重要，<text:span text:style-name="T3">"</text:span>角色<text:span text:style-name="T3">" </text:span>是絲毫不值得一提的。<text:span text:style-name="T3"><text:line-break/><text:line-break/></text:span>當然，有些人卻很樂於<text:span text:style-name="T3"><text:s/>"</text:span>角色<text:span text:style-name="T3">" </text:span>的盛大龐然。可我總覺得，<text:span text:style-name="T3"><text:s/>"</text:span>社會性<text:span text:style-name="T3">" </text:span>或<text:span text:style-name="T3"><text:s/>"</text:span>公眾性<text:span text:style-name="T3">" </text:span>正是對於<text:span text:style-name="T3"><text:s/>"</text:span>人<text:span text:style-name="T3">" </text:span>的存在美感與存在意義的一種巨大傷害。履歷表越長越輝煌，傷害越大。</text:p>
      <text:p text:style-name="P1">Maverick Liu   |  2014.12.10 19:45   |   <text:a xlink:type="simple" xlink:href="http://palinfo.habago.org/Entry?Command=Information_PrintForum&amp;iPage=364#FORUM33268"><text:span text:style-name="T2">#</text:span></text:a></text:p>
      <text:p text:style-name="P3">我很佩服黨外時期的人士。像費希平以及陳醫生；對我而言台獨無罪。我甚至支持有條件的台獨，前提是我們具有真正意義的民主，換句話說，就算統一，能讓台灣人民活的安居樂業有尊嚴，我也支持！讓台灣人活的有意義才是應該追求的目標。如果殷海光在世，他會如何看待現在的台灣呢<text:span text:style-name="T3">?<text:line-break/></text:span>我們的社會封閉自己的雙耳跟雙眼，以意識形態立場為圍籬，阻礙對於中國大陸發展的清楚認知。從法蘭西斯福山的論點，我隱約感覺到現今的民主可能淪為一種教條，而喪失她最初欲要保障的理想與公義！當英國金融時報作出關於中國青年對於未來樂觀程度的調查，任何一個民主政府都會無地自容！台灣彷彿也落入這樣的困窘之中。<text:span text:style-name="T3"><text:line-break/></text:span>社會對於歧視<text:span text:style-name="T3">(</text:span>指稱東南亞與中國的字眼<text:span text:style-name="T3">)</text:span>置之不理，對於法治的恪守蕩然無存！民眾喪失理性投票的行為，都是造成民進黨不進步的主因！民進黨還有救嗎<text:span text:style-name="T3">?</text:span>我懷念那個時代的黨外！</text:p>
      <text:p text:style-name="P1"><text:span text:style-name="T1">陳真</text:span><text:s/>  |  2014.12.10 11:20   |   <text:a xlink:type="simple" xlink:href="http://palinfo.habago.org/Entry?Command=Information_PrintForum&amp;iPage=364#FORUM33267"><text:span text:style-name="T2">#</text:span></text:a></text:p>
      <text:p text:style-name="P2">常有這樣一種各打五十大板式的所謂<text:span text:style-name="T3"><text:s/>"</text:span>藍綠惡鬥<text:span text:style-name="T3">"</text:span>，但這樣一種譴責並不貼近事實。事實應該是綠鬥藍，但藍卻完全被動挨打，毫無鬥爭能力。<text:span text:style-name="T3"><text:line-break/><text:line-break/></text:span>綠的惡鬥方式完全不擇手段，只要能鬥臭鬥垮藍，使之施政完全無法推動，即便是把整個國家搞垮，綠也在所不惜。就如扁當家八年，就算不惜挑起兩岸戰爭，不惜讓國家完全停擺，也要鬥贏國民黨，贏得政權。<text:span text:style-name="T3"><text:line-break/><text:line-break/></text:span>也許是油水不多，也許是書呆子只會紙上談兵，藍的根本沒有半點鬥爭能力和意願。你看，藍營在國會佔有四分之三的多數席位，但綠的只要派兩三個人天天去佔領主席台，幾年來，整個立法院形同空轉；在一種所謂尊重國會的原則下，馬英九也沒輒，只好任由王金平和綠營聯手惡搞。<text:span text:style-name="T3"><text:line-break/><text:line-break/></text:span>至於所謂<text:span text:style-name="T3"><text:s/>"</text:span>超越藍綠<text:span text:style-name="T3">"</text:span>，更是不知所云。至少截至目前為止，我還沒見過有誰把這話講清楚，超越藍綠的<text:span text:style-name="T3"><text:s/>"</text:span>什麼<text:span text:style-name="T3">"</text:span>？一般說這話的人，意思其實只是說在兩黨之外有所謂第三勢力來分享政權、瓜分政治資源。<text:span text:style-name="T3"><text:line-break/><text:line-break/></text:span>換句話說，超越藍綠的意思就是以其它混雜的顏色，奪得中央或地方政權；一切仍是圍繞著權力打轉，而不是提出某種重要價值與思維。<text:span text:style-name="T3"><text:line-break/><text:line-break/></text:span>說來說去就是所謂<text:span text:style-name="T3"><text:s/>"</text:span>換人做做看<text:span text:style-name="T3">"</text:span>，你已經爽太久了，該換我爽了，然後第三個人看了眼紅，於是也來超越一下，換他爽一下，這就是所謂<text:span text:style-name="T3"><text:s/>"</text:span>超越藍綠<text:span text:style-name="T3">" </text:span>目前所呈現的實際意涵。<text:span text:style-name="T3"><text:line-break/><text:line-break/></text:span>施明德自然不能與市面上那些我連名字都不屑說出口的明星政客同日而語，但他常琅琅上口的所謂<text:span text:style-name="T3"><text:s/>"</text:span>進步核心價值<text:span text:style-name="T3">"</text:span>究竟又是一些什麼，實在也看不出來。他所謂的<text:span text:style-name="T3"><text:s/>"</text:span>進步核心價值<text:span text:style-name="T3">"</text:span>，其實不是價值，而是某種典章制度，例如內閣制。<text:span text:style-name="T3"><text:line-break/><text:line-break/></text:span>我對一切有關典章制度的種種主張沒有意見，我只是要說，這些東西無關乎任何價值，它只是政治的許多種玩法之中的一種，制度本身的設計，跟價值扯不上關係。<text:span text:style-name="T3"><text:line-break/><text:line-break/></text:span>我不相信今天如果從雙首長制或總統制改成內閣制之後，台灣便會一片和諧光亮，欣欣向榮。就好像我不相信我換了鍵盤、滑鼠或換了某種輸入法之後，我就會寫出更有深度的文字來。<text:span text:style-name="T3"><text:line-break/><text:line-break/></text:span>就跟下棋一樣，有人整天上下其手，賤招出盡，我不相信更改下棋規則後，大家就全變成翩翩君子。台南的紅綠燈僅供參考，裝飾用，我不相信把紅綠燈改成藍綠燈之後，交通狀況就會改善。<text:span text:style-name="T3"><text:line-break/><text:line-break/></text:span>價值的問題，只能從價值上去面對；如果一個社會普遍對於價值不感興趣，眼光永遠只是聚焦權位，那麼，我們始終就只會在權位問題上鬥個不停而絲毫無關乎任何價值。價值在人們眼裏，似乎純粹只是一種奪權鬥爭的手段以及傷害異己的武器。<text:span text:style-name="T3"><text:line-break/><text:line-break/></text:span>黨外時，選戰之中常有一句選舉口號叫<text:span text:style-name="T3"><text:s/>"</text:span>當選過關，落選被關<text:span text:style-name="T3">"</text:span>，意思是說，只要我奪得權位，不管我有沒有做過什麼，統統都不會有問題；反之就會有麻煩。政客如此思維，其實台灣人也大多是這樣，他們從不在乎什麼價值，而只在乎誰掌權、誰當家、誰是權力明星政治紅人等等。<text:span text:style-name="T3"><text:line-break/><text:line-break/></text:span>一般疾病都會有所謂<text:span text:style-name="T3">course(</text:span>病史<text:span text:style-name="T3">)</text:span>，例如感冒一般七天、十天就好了；許多疾病會有這樣一種內在周期，周而復始。我看政治特<text:span text:style-name="T3">(</text:span>別是台式政治<text:span text:style-name="T3">)</text:span>也一樣。<text:span text:style-name="T3"><text:line-break/><text:line-break/></text:span>十幾年前我就常說，上個世紀，國民黨禍國殃民五十年，就像春夏秋冬一樣，過了一個循環，又進入另一個循環，換成另一個<text:span text:style-name="T3">(</text:span>往往更可怕的<text:span text:style-name="T3">)</text:span>黨出來，同樣也是禍國殃民五十年。生生不息，周而復始。<text:span text:style-name="T3"><text:line-break/><text:line-break/></text:span>短暫春光，進入盛夏狂熱，接著入秋蕭瑟，然後冬天就又來了。<text:span text:style-name="T3"><text:line-break/><text:line-break/></text:span>歷史就是這樣，一次又一次的循環。在每一個循環中，有血淚辛酸的播種者，有輕鬆寫意的收割者，更有一大批鎂光閃閃、好話說盡壞事做絕的剽竊者，巧言令色，貪婪無恥，宛若蝗蟲過境，啃掉所有果實，留下滿地荒蕪。<text:span text:style-name="T3"><text:line-break/><text:line-break/></text:span>這樣講，對蝗蟲實有不敬，畢竟蝗蟲為了生存，吃飽就走，但剽竊者可不是這樣，他們胃口奇大，像個黑洞無底洞，什麼都能吃，而且永遠填不飽。更不可思議的是，這樣一些人在這島上卻往往名利雙收，儼然什麼英雄領袖似的。<text:span text:style-name="T3"><text:line-break/><text:line-break/></text:span>我不喜歡看廉價小說或無腦電影，因為通常很戲劇化；若要論戲劇化，現實種種荒唐，豈會輸給小說和電影？<text:span text:style-name="T3"><text:line-break/><text:line-break/></text:span>不過，施明德倒是說對一件事，他說：「民進黨一黨獨大，我心裡只有四個字：毛骨悚然。」<text:span text:style-name="T3"><text:line-break/><text:line-break/></text:span>陳真<text:span text:style-name="T3"><text:line-break/>================<text:line-break/></text:span>施明德：扁還欠台灣人一個道歉<text:span text:style-name="T3"><text:line-break/><text:line-break/></text:span>聯合新聞網作者：<text:span text:style-name="T3"><text:s/></text:span>記者林政忠╱台北報導<text:span text:style-name="T3"><text:line-break/><text:line-break/>2014</text:span>年<text:span text:style-name="T3">12</text:span>月<text:span text:style-name="T3">10</text:span>日<text:span text:style-name="T3"><text:line-break/><text:line-break/></text:span>美麗島事件今天滿卅五周年，「老戰友」施明德、許信良、陳菊等人今聚首。對於前總統陳水扁是否應保外就醫？施明德直言，釋放阿扁的鑰匙，不在馬英九手中，而是在陳水扁心中，「阿扁還欠台灣人民一個道歉」。<text:span text:style-name="T3"><text:line-break/><text:line-break/></text:span>對於九合一選後局勢，施明德說，國民黨已徹底垮掉，換黨主席也沒用，但他想到二○一六年總統若是民進黨主席蔡英文、換民進黨一黨獨大，「我心裡只有四個字：毛骨悚然」。他不可能放任藍綠惡鬥、一黨獨大，他已慎重思考是否參選二○一六，最後可能不得不戰鬥。<text:span text:style-name="T3"><text:line-break/><text:line-break/></text:span>施明德說，卅五年前美麗島事件風起雲湧，當年主張的總統直選、解除黨禁和報禁等，如今都已實現，很可惜信介仙（民進黨已故主席黃信介）無法看到；今天本來應該開心，但身為美麗島事件收割者的陳水扁，這樣回報當年美麗島受難者，他心中充滿感慨。<text:span text:style-name="T3"><text:line-break/><text:line-break/></text:span>他指出，扁案有兩種思維，政治思考就是特赦，這是總統的考量；法律思考就是保外就醫，法律一體適用，扁案若變通案，讓受刑人都有同等對待，這也算阿扁的貢獻。<text:span text:style-name="T3"><text:line-break/><text:line-break/></text:span>施明德說，人都會犯錯，扁也曾公開說「做了法律所不允許的事」，但扁至今沒有道歉懺悔、交還不當利益，這是國家正義的問題，不是釋放扁就能藍綠和解。<text:span text:style-name="T3"><text:line-break/><text:line-break/></text:span>施明德呼籲，民進黨不要以為選贏就拳頭大，國家正義不能只靠拳頭大、聲音大。藍綠這兩股力量都太老了，台北市長當選人柯文哲證明可以有新選擇；他想到民進黨一黨獨大就「起雞母皮」，藍綠至今都未對兩岸政策、經貿自由化等提出大政方針，台灣需要超越藍綠、進步的核心價值，不要等到二○一六選後才後悔。</text:p>
      <text:p text:style-name="P1"><text:span text:style-name="T1">陳真</text:span><text:s/>  |  2014.12.10 02:09   |   <text:a xlink:type="simple" xlink:href="http://palinfo.habago.org/Entry?Command=Information_PrintForum&amp;iPage=364#FORUM33266"><text:span text:style-name="T2">#</text:span></text:a></text:p>
      <text:p text:style-name="P3">如果凍未條很想罵人但卻什麼道理也不想講，其實也沒關係，但必須有個前提就是請先做個公開的自我介紹，讓大家知道你是誰<text:span text:style-name="T3">(</text:span>而不是隨便瞎掰個名字<text:span text:style-name="T3">)</text:span>，知道你的真實身份，以便如果被你罵人的想告你或黑街暗巷想找你算帳，也才找得到。<text:span text:style-name="T3"><text:line-break/><text:line-break/></text:span>這就像打架一樣，要打就請亮出身份，站上擂台，跟對方處於同等的風險之中，而非總是敵明我暗，任我宰割。</text:p>
      <text:p text:style-name="P1"><text:span text:style-name="T1">陳真</text:span><text:s/>  |  2014.12.10 01:34   |   <text:a xlink:type="simple" xlink:href="http://palinfo.habago.org/Entry?Command=Information_PrintForum&amp;iPage=364#FORUM33265"><text:span text:style-name="T2">#</text:span></text:a></text:p>
      <text:p text:style-name="P2">你<text:span text:style-name="T3">(</text:span>們<text:span text:style-name="T3">)</text:span>很多是選舉之後冒出來這個版面，大多跟巴勒網的人應該都不認識；我自然也都不認識各位。<text:span text:style-name="T3"><text:line-break/><text:line-break/></text:span>你<text:span text:style-name="T3">(</text:span>們<text:span text:style-name="T3">)</text:span>的發言往往很藍，這我沒意見，某個意義上，我也許比你們更藍；但藍最好要藍出個<text:span text:style-name="T3"><text:s/>"</text:span>道理<text:span text:style-name="T3">" </text:span>來，而不要純粹只是想羞辱某個人，然後總是三言兩語用一些修辭<text:span text:style-name="T3">(</text:span>而非講出一些道理<text:span text:style-name="T3">)</text:span>來遂行這樣一種目的。<text:span text:style-name="T3"><text:line-break/><text:line-break/></text:span>如果你們的<text:span text:style-name="T3"><text:s/>"</text:span>目的<text:span text:style-name="T3">" </text:span>並非是想講一些<text:span text:style-name="T3"><text:s/>"</text:span>道理<text:span text:style-name="T3">"</text:span>，而純粹只是想要羞辱某個人，那就請光明正大、表明自己的身份，然後最好是當面去羞辱他，而不是在背後隱匿真實身份，然後以一種修辭性的文字或甚至抹黑造謠來營造關於某人的一種負面印象。<text:span text:style-name="T3"><text:line-break/><text:line-break/></text:span>我認為，把<text:span text:style-name="T3"><text:s/>"</text:span>羞辱人<text:span text:style-name="T3">" </text:span>當成一種<text:span text:style-name="T3"><text:s/>"</text:span>目的<text:span text:style-name="T3">" </text:span>是很沒出息的；這不會讓你顯得比你所羞辱的對象更高貴、更值得尊敬。<text:span text:style-name="T3"><text:line-break/><text:line-break/></text:span>有些人常簡略性地說喜歡看我罵人，我明白這話只是一種縮寫，而不是說我真的會罵人。我沒那麼沒出息。我罵人做什麼？我從不罵<text:span text:style-name="T3"><text:s/>"</text:span>人<text:span text:style-name="T3">"</text:span>，我只罵一個人或一群人的<text:span text:style-name="T3"><text:s/>"</text:span>公開言行<text:span text:style-name="T3">"</text:span>。<text:span text:style-name="T3"><text:line-break/><text:line-break/></text:span>你可以說某個公眾人物是混蛋是人渣，但你得說出個<text:span text:style-name="T3"><text:s/>"</text:span>道理<text:span text:style-name="T3">" </text:span>來，而不是純粹只是想罵人，更不是用一種毫無認知意義的修辭來損人、汙蔑人，製造一種有關某人的負面形象，但卻完全沒有說出任何道理或事實來，而只是隨便往他頭上扣個帽子貼個標籤，然後就予以人格謀殺。<text:span text:style-name="T3"><text:line-break/><text:line-break/></text:span>這些話我在台灣講了應該至少不下幾千次，實在講得很煩。只能再講一次，希望各位自重。<text:span text:style-name="T3"><text:line-break/><text:line-break/></text:span>我其實很少上網，特別是中文世界，更是極少接觸，幾乎可以說是零接觸。除了巴勒網以及偶而看看奇摩新聞，我幾乎完全不接觸中文世界，但我用肚臍想也知道，依台灣人<text:span text:style-name="T3">(</text:span>特別是綠色生物<text:span text:style-name="T3">)</text:span>的品性，當他匿名在網路世界時，將會做出什麼樣的事情來，肯定是極為齷齪可恥地行使一切下流手段來傷害任何異己。<text:span text:style-name="T3"><text:line-break/><text:line-break/>"</text:span>罵人<text:span text:style-name="T3">" </text:span>沒問題，但你首先得願意公開為自己的言論負責；然後最好是要講出一些道理來，而不是純粹罵人損人羞辱人抹黑人，彷彿只是在洩恨或公報私仇。<text:span text:style-name="T3"><text:line-break/><text:line-break/></text:span>我毫不諱言我很看不起那些綠油油的小表哥小表妹以及一些什麼親綠學者，因為普遍品性不端而且智能水平往往難以恭維，但卻又個個張牙舞爪，漂亮話滿天飛，比老一輩最爛的政客不知道要低能猥瑣可怕多少倍。<text:span text:style-name="T3"><text:line-break/><text:line-break/></text:span>但我今天如果針對某個人做出負評，我自然是評其<text:span text:style-name="T3"><text:s/>"</text:span>言行<text:span text:style-name="T3">"</text:span>，而不是沒頭沒腦、三言兩語用一些純粹羞辱性的字眼或修辭來損<text:span text:style-name="T3"><text:s/>"</text:span>人<text:span text:style-name="T3">"</text:span>。<text:span text:style-name="T3"><text:line-break/><text:line-break/></text:span>在文明社會根本不需要說的一些基本道理，基本到難道還能更基本？但是，這樣一些基本道理，在這島上卻好像不管你說幾千幾萬遍都不會有用。<text:span text:style-name="T3"><text:line-break/><text:line-break/></text:span>藍的今天氣勢弱，故而噤聲不語居多，可當他哪一天坐大，很可能也是玩綠的這一套造謠抹黑羞辱人醜化人的把戲，而不是學習講出一些有關是非善惡美醜的道理來。</text:p>
      <text:p text:style-name="P1"><text:span text:style-name="T1">平璽</text:span><text:s/>  |  2014.12.09 23:29   |   <text:a xlink:type="simple" xlink:href="http://palinfo.habago.org/Entry?Command=Information_PrintForum&amp;iPage=364#FORUM33264"><text:span text:style-name="T2">#</text:span></text:a></text:p>
      <text:p text:style-name="P3">管見以為，假無黨籍中，柯<text:span text:style-name="T3">P</text:span>算扮有扮相的；相較之下，一望即知系出何人的這廝，可謂蔡味十足的菜逼八<text:span text:style-name="T3"><text:line-break/><text:line-break/></text:span>《陳為廷宣布無黨籍<text:span text:style-name="T3"><text:s/></text:span>參選苗栗立委補選》<text:span text:style-name="T3"><text:line-break/><text:line-break/>http://goo.gl/bpF2bL</text:span></text:p>
      <text:p text:style-name="P1"><text:span text:style-name="T1">陳真</text:span><text:s/>  |  2014.12.09 21:51   |   <text:a xlink:type="simple" xlink:href="http://palinfo.habago.org/Entry?Command=Information_PrintForum&amp;iPage=364#FORUM33263"><text:span text:style-name="T2">#</text:span></text:a></text:p>
      <text:p text:style-name="P2">大陸十幾億人，幾十個人自殺，這樣算多或少？沒法評估。至於自殺者為了什麼原因自殺，當然也沒法評估。我是說，光從這樣短短幾個字的報導沒法做任何評估。<text:span text:style-name="T3"><text:line-break/><text:line-break/></text:span>不過，任何自殺者原因不一，而且往往多重因素且複雜，應該不是說人們自殺是因為他腦子裏有個東西叫<text:span text:style-name="T3"><text:s/>"</text:span>仁義道德<text:span text:style-name="T3">" </text:span>過不去，所以自殺。<text:span text:style-name="T3"><text:line-break/><text:line-break/></text:span>這類事情的所謂<text:span text:style-name="T3"><text:s/>"</text:span>原因<text:span text:style-name="T3">"</text:span>，往往也只是旁人說說猜猜，任人長短。</text:p>
      <text:p text:style-name="P1"><text:span text:style-name="T1">王修亮</text:span><text:s/>  |  2014.12.09 15:54   |   <text:a xlink:type="simple" xlink:href="http://palinfo.habago.org/Entry?Command=Information_PrintForum&amp;iPage=364#FORUM33262"><text:span text:style-name="T2">#</text:span></text:a></text:p>
      <text:p text:style-name="P3">我孤陋寡聞，這些年僅從返鄉的族老鄉親中得知：大陸經過文革，傳統價值觀蕩然無存，人際關係的取向，通常都是物質功利的。<text:span text:style-name="T3"><text:line-break/><text:line-break/></text:span>記得前年就看過這種新聞：大陸官員因為被查證貪汙而自殺。當時十分懷疑這消息是假的吧？既然整個社會價值都是物質功利取向，哪還可能有甚麼道德、羞恥可言？還懂得用自殺來遮羞？<text:span text:style-name="T3"><text:line-break/><text:line-break/></text:span>像台灣的貪汙者幾乎一個都抓不著，還振振有詞的說甚麼「歷史共業」，等而下之的甚至理直氣壯謊言否認，設詞狡辯，結盟迴護，真假莫辨。人民拿他們一點辦法都沒有。<text:span text:style-name="T3"><text:line-break/><text:line-break/></text:span>今天又看到這新聞，挺不明白的！<text:span text:style-name="T3"><text:line-break/><text:line-break/>http://goo.gl/kRs5AF<text:line-break/><text:line-break/></text:span>我雖然讀了許多文史，但讀書與實務是兩回事！歷史上，除了劉瑾、和珅這一類的大貪，一般貪汙不算極重之罪，通常是抄家但不滅門，只是妻子子女很可能沒入官籍為妓為奴。為了保護妻子子女，有時貪汙的官吏會選擇自殺，以求帝王開恩，赦罪親人。<text:span text:style-name="T3"><text:line-break/><text:line-break/></text:span>共產黨統治下，貪污罪應該更不至於滅門，也不可能罪及妻小，畢竟是比較開放的社會了。那這些官員為何會選擇自殺？或者，大陸的法刑嚴苛過於虎？或者，是非道德，還以另一種形式存在於大陸嗎？<text:span text:style-name="T3"><text:line-break/><text:line-break/></text:span>求教！</text:p>
      <text:p text:style-name="P1"><text:span text:style-name="T1">陳真</text:span><text:s/>  |  2014.12.09 11:17   |   <text:a xlink:type="simple" xlink:href="http://palinfo.habago.org/Entry?Command=Information_PrintForum&amp;iPage=364#FORUM33261"><text:span text:style-name="T2">#</text:span></text:a></text:p>
      <text:p text:style-name="P2">毛澤東當年攻佔南京時寫下一首七律：<text:span text:style-name="T3"><text:line-break/><text:line-break/></text:span>「鐘山風雨起蒼黃，百萬雄師過大江。虎踞龍盤今勝昔，天翻地覆慨而慷。宜將剩勇追窮寇，不可沽名學霸王。天若有情天亦老，人間正道是滄桑。」<text:span text:style-name="T3"><text:line-break/><text:line-break/></text:span>老奸臣大惡人<text:span text:style-name="T3">"</text:span>宋盼仔<text:span text:style-name="T3">" </text:span>變成柯先生的首席軍師，所謂臭味相投，這乃是必然之事。但是，勸柯什麼要<text:span text:style-name="T3"><text:s/>"</text:span>正道而行<text:span text:style-name="T3">" </text:span>卻十分奇怪，不知道他們想到哪去了。<text:span text:style-name="T3"><text:line-break/><text:line-break/></text:span>此正道非彼正道，毛澤東這個<text:span text:style-name="T3"><text:s/>"</text:span>正道<text:span text:style-name="T3">"</text:span>，純粹描述與感嘆世事變幻無常，只具描述意義，沒有規範意義，更不是什麼大中至正大融合之道。<text:span text:style-name="T3"><text:line-break/><text:line-break/></text:span>柯先生也許有可能誤解其意，但老奸臣<text:span text:style-name="T3">(</text:span>昔日江湖外號大內高手<text:span text:style-name="T3">)</text:span>這麼厲害，不可能不懂這詩的意思。我看他是故意瞎掰。<text:span text:style-name="T3"><text:line-break/><text:line-break/></text:span>眾所周知，項羽臉皮薄，而且恥於不擇手段，對敵人過於寬容，鴻門宴上該殺不殺，戰場上該滅不滅，說什麼來陰的沒水準，說什麼以多擊寡，勝之不武，太多道德考量。司馬遷因此說，項羽最後的敗局與悲劇恰恰在於其<text:span text:style-name="T3"><text:s/>"</text:span>婦人之仁<text:span text:style-name="T3">"</text:span>，也就是毛主席所說的太重視所謂仁義道德及手段的正當性。<text:span text:style-name="T3"><text:line-break/><text:line-break/></text:span>霸王就是項羽，<text:span text:style-name="T3">"</text:span>不可沽名學霸王<text:span text:style-name="T3">" </text:span>就是這個意思。因此，毛澤東主張連<text:span text:style-name="T3"><text:s/>"</text:span>窮寇<text:span text:style-name="T3">" </text:span>也該趕盡殺絕，殺他個血流成河，不留活口，永絕後患，絕不可手軟，千萬不要去想什麼仁義道德慈悲憐憫等清高美譽。<text:span text:style-name="T3"><text:line-break/><text:line-break/></text:span>因為，世間存活的法則正道便是如此，正所謂滄海桑田，勝負難料。一會兒這個光景，一會兒景色又變了。世事變化無常，才是人間常態。所謂正道指的是這個意思。可別連這麼明白的事也要瞎掰。<text:span text:style-name="T3"><text:line-break/><text:line-break/></text:span>事實上，不用宋盼仔教，柯先生在毛氏<text:span text:style-name="T3"><text:s/>"</text:span>正道<text:span text:style-name="T3">" </text:span>這方面已經夠厲害了，還需要人家教嗎？例如明明自導自演，卻也能一邊內部串供，一邊報警，一邊對外大喊<text:span text:style-name="T3"><text:s/>"</text:span>水門案件再版<text:span text:style-name="T3">"</text:span>、<text:span text:style-name="T3">"</text:span>白色恐怖再現<text:span text:style-name="T3">"</text:span>，天天指控對手竊聽，而且記者會上、辯論會上義正辭嚴義憤填膺，他媽的演得還真像。<text:span text:style-name="T3"><text:line-break/><text:line-break/></text:span>馬英九倒是很像項羽，充滿婦人之仁，該殺不殺，該滅不滅，硬是要留敵人活口；而且臉皮薄如紙，凡事依法行事，奉公守法到像個強迫症患者似的，超級潔癖，超級龜毛，連一點點卑鄙事都幹不出來，不知道要憑什麼在這種烏七媽黑的鳥人島上幹政治。最後下場自然是得烏江自刎，無顏見江東父老。<text:span text:style-name="T3"><text:line-break/><text:line-break/></text:span>陳真<text:span text:style-name="T3"><text:line-break/>=================<text:line-break/></text:span>宋引毛詩句<text:span text:style-name="T3"><text:s/></text:span>籲柯要正道而行<text:span text:style-name="T3"><text:line-break/><text:line-break/></text:span>中時電子報作者：<text:span text:style-name="T3"><text:s/></text:span>陳芃╱台北報導<text:span text:style-name="T3"> <text:line-break/>2014</text:span>年<text:span text:style-name="T3">12</text:span>月<text:span text:style-name="T3">9</text:span>日<text:span text:style-name="T3"><text:line-break/><text:line-break/></text:span>準台北市長柯文哲昨拜會親民黨主席宋楚瑜，在談及兩岸問題時，宋引用毛澤東的詩「不可沽名學霸王」、「人間正道是滄桑」等毛澤東的詩句，呼籲柯要秉持「正道而行」，追求兩岸的和平發展。柯文哲在一旁比讚。</text:p>
      <text:p text:style-name="P1"><text:span text:style-name="T1">陳真</text:span><text:s/>  |  2014.12.08 01:38   |   <text:a xlink:type="simple" xlink:href="http://palinfo.habago.org/Entry?Command=Information_PrintForum&amp;iPage=364#FORUM33260"><text:span text:style-name="T2">#</text:span></text:a></text:p>
      <text:p text:style-name="P3">當你一無所有，當一切權勢、資源、鎂光閃爍，當所有的辭彙概念全被壟斷，全都站在你的對立面時，我常想，那你還會有什麼力量？<text:span text:style-name="T3"><text:line-break/><text:line-break/>Chomsky </text:span>的偶像<text:span text:style-name="T3">--</text:span>羅素，曾經很長一段時間，大概是地球上最受推崇景仰的一個人，高舉公義和平，帶動滾滾風潮，對抗美帝強權，一生不歇；甚至九十多歲了，還因為靜坐在核彈基地前而被捕下獄。而且，出身富裕，風度翩翩，學問又好，三十多歲就寫下沒幾個人看得懂的<text:span text:style-name="T3"><text:s/>"</text:span>數學原理<text:span text:style-name="T3">" </text:span>一書，天才縱橫，風趣幽默，甚至還會調戲小妞，簡直要迷死天下眾生了。<text:span text:style-name="T3"><text:line-break/><text:line-break/></text:span>這樣的正面人物，名實相符，一切掌聲與讚詞，合該歸他所有，世上還會有什麼是他得不到的嗎？確實還有。<text:span text:style-name="T3"><text:line-break/><text:line-break/></text:span>我發現，羅素非常在意維根斯坦對他的評價。不管什麼事，維根斯坦對之稍有負評，他就跑回去找他的阿那達哭訴。有時逢人就抱怨說維根斯坦對我不爽，說維根斯坦不爽他批評基督教。<text:span text:style-name="T3"><text:line-break/><text:line-break/></text:span>維根斯坦其實並沒有那麼不爽羅素，而且也跟羅素鄙視宗教無關。反倒整個劍橋之中，羅素是極少數敢對維根斯坦說上幾句怨言的人之一，因為維根斯坦對他其實還是非常尊重。<text:span text:style-name="T3"><text:line-break/><text:line-break/></text:span>羅素曾經如此形容維根斯坦，說他<text:span text:style-name="T3"><text:s/>"</text:span>深邃，霸道，擁有完美天才的一切特徵<text:span text:style-name="T3">"</text:span>。聽說有一回，系上有個研討會，維根斯坦原本說要來，結果臨時沒來，結果全場歡聲雷動，因為恐怖霸王沒來，這下大家總算可以暢所欲言了。<text:span text:style-name="T3"><text:line-break/><text:line-break/></text:span>有個眾人皆知的小故事叫<text:span text:style-name="T3"><text:s/>"</text:span>維根斯坦的撥火棒<text:span text:style-name="T3">"</text:span>，甚至還有洋人以此故事寫成書。故事發生在維根斯坦和<text:span text:style-name="T3"><text:s/>Karl Popper</text:span>之間，地點就在劍橋國王學院行政大樓一樓的某個小房間。<text:span text:style-name="T3"><text:line-break/><text:line-break/>1998</text:span>年一整個學期，我曾經在這個小房間裏參加一個每周一次的哲學討論小組；每周晚上八點，每次都有酒喝，迎著昏黃燈光討論<text:span text:style-name="T3"><text:s/>"</text:span>為什麼我們知道<text:span text:style-name="T3"><text:s/>68 </text:span>加<text:span text:style-name="T3"><text:s/>57 </text:span>等於<text:span text:style-name="T3"><text:s/>125?"(Saul Kripke </text:span>提出的一個例子<text:span text:style-name="T3">)</text:span>。牆的一角就是那個放置撥火棒的火爐，但我始終沒看到爐火昇起。<text:span text:style-name="T3"><text:line-break/><text:line-break/></text:span>當年，<text:span text:style-name="T3">Popper </text:span>應邀從倫敦來劍橋演講，講到有關到底世界上有沒有倫理問題或命題，維根斯坦向來強烈主張沒有，天底下根本沒有倫理命題這種東西<text:span text:style-name="T3">(</text:span>就好像天底下不可能有<text:span text:style-name="T3"><text:s/>"</text:span>不合邏輯<text:span text:style-name="T3">" </text:span>這回事<text:span text:style-name="T3">)</text:span>。<text:span text:style-name="T3"><text:line-break/><text:line-break/>Popper </text:span>堅持說有，有倫理命題。維根斯坦很不爽，越說越生氣，<text:span text:style-name="T3"><text:s/></text:span>覺得他簡直是褻瀆神明，於是就很激動地隨手拿起火爐裏的撥火棒，邊說邊揮舞，逼<text:span text:style-name="T3">Popper</text:span>當場舉出一個倫理命題的例子來。<text:span text:style-name="T3">Popper</text:span>就舉了個例：<text:span text:style-name="T3">"</text:span>不要對著客人揮舞撥火棒<text:span text:style-name="T3">"</text:span>。<text:span text:style-name="T3"><text:line-break/><text:line-break/></text:span>維根斯坦一聽更生氣，丟下撥火棒奪門而出。大家嚇呆了，不知所措，只有羅素衝出去追維根斯坦，叫他回來，邊追還邊罵說：<text:span text:style-name="T3">"</text:span>維根斯坦！給我回來！明明就是你不對<text:span text:style-name="T3">"</text:span>。<text:span text:style-name="T3"><text:line-break/><text:line-break/></text:span>我這故事是從維根斯坦當年的一位學生那邊聽來的，當年事件原貌是否如此，我不知道。認識這學生時，他都已經七、八十歲了。<text:span text:style-name="T3"><text:line-break/><text:line-break/></text:span>插播這一段，只是要說，事實上，羅素仍然是維根斯坦少數尊敬的人之一，羅素其實也應該明白維根斯坦對他算是非常尊重且待之以禮。只不過，羅素實在太在乎維根斯坦對他的評價了，稍有負評或不同意其觀點，羅素彷彿就要心碎。<text:span text:style-name="T3"><text:line-break/><text:line-break/></text:span>我能理解羅素的心理。即便你擁有世上一切權勢名利與資源，就算你掌握世上所有的武器槍炮，就算所有鎂光燈因你而閃爍，群眾因你而瘋狂，你仍然還是脆弱得不堪一擊，承受不住某個你看重的人對你不以為然甚至不屑的眼神。<text:span text:style-name="T3"><text:line-break/><text:line-break/></text:span>今天打開電視，突然看到李登輝那個可怕的混蛋，嚇得我趕緊轉台，餘光瞄到螢幕上寫著<text:span text:style-name="T3">" "</text:span>李登輝下重話：馬英九不知廉恥<text:span text:style-name="T3">"</text:span>。<text:span text:style-name="T3"><text:line-break/><text:line-break/></text:span>同時我也看到底下這樣一則新聞報導，王建煊說了這樣一些話：<text:span text:style-name="T3"><text:line-break/><text:line-break/>"</text:span>王建煊說，這次選舉心中最大感觸，就是對馬總統<text:span text:style-name="T3"><text:line-break/></text:span>「相當不公道」。他說，這些年來馬總統做得還算不<text:span text:style-name="T3"><text:line-break/></text:span>錯，但現在把所有責任都歸到馬總統身上，我心中是<text:span text:style-name="T3"><text:line-break/></text:span>覺得有一點不夠公平和正義」。<text:span text:style-name="T3"><text:line-break/><text:line-break/></text:span>「立法院在這些年來，是國家的罪魁禍首。」他指出<text:span text:style-name="T3"><text:line-break/></text:span>，總統當然有責任，難道其他人沒有責任，最大的責<text:span text:style-name="T3"><text:line-break/></text:span>任就是在立法院，國民黨居國會多數，卻一再被居少<text:span text:style-name="T3"><text:line-break/></text:span>數的民進黨掐著脖子。<text:span text:style-name="T3"><text:line-break/><text:line-break/></text:span>他說，就像很多藝術家，畫作現在可以賣幾百萬美元<text:span text:style-name="T3"><text:line-break/></text:span>，可是這些藝術家在世時，生活都沒辦法過下去，通<text:span text:style-name="T3"><text:line-break/></text:span>常作品都不受重視，但死後卻價值連城。將來馬總統<text:span text:style-name="T3"><text:line-break/></text:span>卸任後，過幾年，大家就會有不一樣的看法了。<text:span text:style-name="T3"><text:line-break/><text:line-break/></text:span>王建煊今年<text:span text:style-name="T3">5</text:span>月上廣播節目專訪時也曾提到，對馬總統<text:span text:style-name="T3"><text:line-break/></text:span>施政六年打分數，給了馬總統「打<text:span text:style-name="T3">85</text:span>分，<text:span text:style-name="T3">90</text:span>分都可以」<text:span text:style-name="T3"><text:line-break/></text:span>，並說就是因為國會立委素質太差，經常霸佔主席台，<text:span text:style-name="T3"><text:line-break/></text:span>才讓馬總統沒辦法好好做事。<text:span text:style-name="T3">"<text:line-break/><text:line-break/></text:span>講一堆，我要說的其實很簡單。哪天如果有個人渣突然稱讚我，我真的會頓時對自己產生懷疑，我是不是幹了什麼齷齪的事？否則人渣怎麼會誇我？<text:span text:style-name="T3"><text:line-break/><text:line-break/></text:span>反之，如果有個像王建煊那樣的善良虔誠的大好人，對我表示認同，我會覺得頓時力大無窮，啥咪攏唔驚。<text:span text:style-name="T3"><text:line-break/><text:line-break/></text:span>一般所謂力量，不過就是權勢地位名利資源群眾掌聲飛彈大炮等等這些；這一切的威力，即便<text:span text:style-name="T3"><text:s/>"</text:span>再乘以五萬個五萬倍<text:span text:style-name="T3">" (</text:span>借用胡適的句型<text:span text:style-name="T3">)</text:span>，其實都還遠遠比不上一個正直的人的一個眼神。</text:p>
      <text:p text:style-name="P5"/>
      <text:p text:style-name="P1"><text:span text:style-name="T1">平璽</text:span><text:s/>  |  2014.12.07 21:56   |   <text:a xlink:type="simple" xlink:href="http://palinfo.habago.org/Entry?Command=Information_PrintForum&amp;iPage=365#FORUM33259"><text:span text:style-name="T2">#</text:span></text:a></text:p>
      <text:p text:style-name="P3">日昨聞悉方文山慘被洗「臉」，登入臉書，果見台灣鯛民咬文嚼字的酸方文山勸別將政治信仰化，本身即貶低別人、自抬身價。旋仗義為其發聲：方犯了什麼錯？不過就押錯寶；若他換邊站，綠衛兵還不力挺？<text:span text:style-name="T3"><text:line-break/><text:line-break/></text:span>李登輝執政後期以來，台灣陷入內鬥方酣的民主內戰，迄今未休；左岸順口溜：不到北京，不知官小；不到上海，不知錢少；不到珠海，不知身體不好；不到台灣，不知文革還在搞。上個月底，來台參加金馬獎頒獎典禮的大陸刁導旁觀台灣民主，調侃表示「以為文革爆發」，被此間酸民嗆爆滾回中國。個人對藝文界不熟稔，刁導應不屬於心靈導師之屬，但他的觀察，卻是挺貼切的旁觀者清。<text:span text:style-name="T3"><text:line-break/></text:span>＝＝<text:span text:style-name="T3"><text:line-break/></text:span>刁亦男看台灣選舉　以為發生「文化大革命」<text:span text:style-name="T3"><text:line-break/>2014</text:span>年<text:span text:style-name="T3"><text:s/>11</text:span>月<text:span text:style-name="T3"><text:s/>25</text:span>日<text:span text:style-name="T3"><text:s/>00:00<text:line-break/></text:span>記者翁新涵／台北報導<text:span text:style-name="T3"><text:line-break/><text:line-break/></text:span>電影《白日焰火》導演刁亦男，在金馬獎頒獎典禮之後，繼續留在台灣，準備當個背包客，一個人繼續旅遊到<text:span text:style-name="T3">11</text:span>月底，決定好好看看美麗的台灣，而這段時間又剛好是選舉的大日子，讓導演嚇了一大跳，看到飯店下頭許多人遊行的場面，還以為「文化大革命」又發生了咧。<text:span text:style-name="T3"><text:line-break/><text:line-break/></text:span>榮獲柏林影展最佳影片的《白日焰火》，儘管在金馬獎只拿下最佳美術一項而已，但刁亦男似乎完全不在意，<text:span text:style-name="T3">24</text:span>日接受台媒訪問時，豁達說：「金馬獎是個不錯的影展，要求非常強烈，口味和趣味很不一樣，而且婁燁（《推拿》奪下本屆金馬最佳影片）是我的好朋友，所以他得也很不錯呀，我也不想在這次就把我的好運氣都用完，反正當天晚上就和桂綸鎂、廖凡他們一起拚命喝酒，宿醉一場就是了。」<text:span text:style-name="T3"><text:line-break/><text:line-break/></text:span>由於在哈爾濱零下<text:span text:style-name="T3">3</text:span>、<text:span text:style-name="T3">40</text:span>度拍攝《白日焰火》，實在太辛苦，因此刁亦男導演決定在台灣好好旅遊放鬆一下，但居然脫口而出「台灣是窮人的天堂」，讓大家好吃驚，原來拍電影苦過來的導演，是指自己手頭並不寬裕，但台灣物價低，再加上這次有金馬獎出錢讓他過來台灣，所以想要趁此機會在這裡多玩幾天。<text:span text:style-name="T3"><text:line-break/><text:line-break/></text:span>不過這二天他覺得最有意思的，非台灣目前正熱門的選舉不可，他說：「我住在飯店，聽到樓下好多人在那邊吶喊遊行的時候，還以為又看到『文化大革命』了，嚇了一大跳，後來才知道是選舉，感覺很奇妙。」<text:span text:style-name="T3"><text:line-break/><text:line-break/></text:span>刁亦男導演還透露，自己相當欣賞台灣的蔡明亮導演，對他的《愛情萬歲》、《青少年哪吒》如數家珍，如果有機會的話，這次在台灣也很希望和蔡導會會面聊一聊。《白日焰火》預計在明年三月左右在台上映。</text:p>
      <text:p text:style-name="P1"><text:span text:style-name="T1">陳真</text:span><text:s/>  |  2014.12.07 17:29   |   <text:a xlink:type="simple" xlink:href="http://palinfo.habago.org/Entry?Command=Information_PrintForum&amp;iPage=365#FORUM33258"><text:span text:style-name="T2">#</text:span></text:a></text:p>
      <text:p text:style-name="P2"><text:span text:style-name="T3">(</text:span>續<text:span text:style-name="T3">)<text:line-break/><text:line-break/></text:span>跑道上的一切買賣，行情再好，總有個高低價格；但若不賣，跑道之事不及於身，便是無價。<text:span text:style-name="T3"><text:line-break/><text:line-break/></text:span>我多少能理解紀伯倫在<text:span text:style-name="T3"><text:s/>"</text:span>先知<text:span text:style-name="T3">" </text:span>裏所說，誰能真的拋棄那些真正苦難的日子？因為正是那樣一些痛苦，給生命打下一個<text:span text:style-name="T3"><text:s/>"</text:span>非賣品<text:span text:style-name="T3">" </text:span>的印記，於是凡事才取得了意義。<text:span text:style-name="T3"><text:line-break/><text:line-break/></text:span>某種跑道上論輸贏、比意氣，有些人三天就敗，當下見輸贏。但三天打不過，若是三百年、三千年呢？當眾人都倒下，也許只有他還活著；所有人都不會是他的對手。咱們的孫子，或孫子的孫子，會來到他墳前灑淚，並不是因為他武功第一，而是因為他存在武功之外。<text:span text:style-name="T3"><text:line-break/><text:line-break/></text:span>維根斯坦說，<text:span text:style-name="T3">"</text:span>跑最慢的人是冠軍<text:span text:style-name="T3">"</text:span>，當所有人都跑在他前面，也許有一天，時間會證明誰才是真正最會跑步的人，因為他哪兒也沒去，始終留在原地。<text:span text:style-name="T3"><text:line-break/><text:line-break/></text:span>當所有鎂光燈全聚焦在某個跑道上，我們便以為這就是生命或世界的長相，為某種勝負狂歡、起惆悵。<text:span text:style-name="T3"><text:line-break/><text:line-break/></text:span>跑道上的輸贏，就像學習一套本事，例如跑步，例如跳遠。跑得快，跳得高，意氣風發。但你總不能每天一出們就四處狂奔，一出門就奮力學青蛙跳；你總不能在某個跑道上發一套號令，洋洋得意之餘，彷彿生命便是這麼一回事。<text:span text:style-name="T3"><text:line-break/><text:line-break/></text:span>十幾年前的一篇文字裏，我如此寫道：<text:span text:style-name="T3">"</text:span>也許那些丟掉劍的人，才是真正會使劍；那些不再往前奔跑的人，最懂得有關速度的道理。<text:span text:style-name="T3">" </text:span>十幾年後，我依然相信。</text:p>
      <text:p text:style-name="P1"><text:span text:style-name="T1">陳真</text:span><text:s/>  |  2014.12.07 14:09   |   <text:a xlink:type="simple" xlink:href="http://palinfo.habago.org/Entry?Command=Information_PrintForum&amp;iPage=365#FORUM33257"><text:span text:style-name="T2">#</text:span></text:a></text:p>
      <text:p text:style-name="P3">大陸有個哲學家，名字我一時忘了。他有個比喻頗為傳神。他說，一個賽跑冠軍只限於某個特定時空，一旦離開了跑道，他其實什麼也不是。<text:span text:style-name="T3"><text:line-break/><text:line-break/></text:span>大至國與國之間，小至人與人，權勢名位的競奪與鬥爭，所謂獲勝者，只是限於特定時空，一旦離開了競技場，他其實什麼也不是。他只是錯失了生命一整片美麗的風景。<text:span text:style-name="T3"><text:line-break/><text:line-break/></text:span>生命就只是生命，它不是一場賽局，更不是一條特定的跑道，只有悲歡，沒有輸贏。但我們卻始終只是在談論跑道上的事，彷彿這就是所謂大事，彷彿這就是人生的一切，生命的主軸。</text:p>
      <text:p text:style-name="P1"><text:span text:style-name="T1">陳真</text:span><text:s/>  |  2014.12.07 13:44   |   <text:a xlink:type="simple" xlink:href="http://palinfo.habago.org/Entry?Command=Information_PrintForum&amp;iPage=365#FORUM33256"><text:span text:style-name="T2">#</text:span></text:a></text:p>
      <text:p text:style-name="P2">悲劇像一種病毒，一種基因，會自我複製，會傳染，會遞延給下一個宿主。我有時候想，國民黨上個世紀埋下仇恨的種子，如今只是在收割他所栽種的果實。而這個苦果又將灑下更多的種子，等待下一個宿主來收割更大的苦果。如此而已。<text:span text:style-name="T3"><text:line-break/><text:line-break/></text:span>社會如此，人也一樣，類似的傳遞；受害者慢慢總是會向加害者看齊，學習他們的語言、他們的世界觀，在加害者所立下的行事作風與評價標準上，力爭上游，青出於藍，直到有一天，用同樣的手段與評價標準打敗了敵人。<text:span text:style-name="T3"><text:line-break/><text:line-break/></text:span>被打壓被輕視踐踏的一方，終於也能輕視踐踏對手，所謂揚眉吐氣之餘，其實敵人身上的病毒已經悄悄來到新的宿主身上。島內如此，島外也一樣。希特勒不曾失敗，他只是轉移到原本正常的細胞上，如同美國及以色列之繼承納粹一般。<text:span text:style-name="T3"><text:line-break/><text:line-break/></text:span>有時我不免要懷念起往日那些一無所有、遭人鄙視、任人宰割的歲月，雖然痛苦，但至少純粹、乾淨、美麗一些。</text:p>
      <text:p text:style-name="P1"><text:span text:style-name="T1">彭成有</text:span><text:s/>  |  2014.12.07 12:57   |   <text:a xlink:type="simple" xlink:href="http://palinfo.habago.org/Entry?Command=Information_PrintForum&amp;iPage=365#FORUM33255"><text:span text:style-name="T2">#</text:span></text:a></text:p>
      <text:p text:style-name="P3">我承認心放不開，在老鼠林中好不容易抓到的老鼠，放回去也只是冰山一角，可以用飯店來關，生活水準可以提高，我心中完全不相信真善美在台灣上映有什麼用，湖上的槍響依舊響起，即使魚看向光明嚮往溫暖，還是會待在水中的。</text:p>
      <text:p text:style-name="P1"><text:span text:style-name="T1">莫煩</text:span><text:s/>  |  2014.12.07 12:09   |   <text:a xlink:type="simple" xlink:href="http://palinfo.habago.org/Entry?Command=Information_PrintForum&amp;iPage=365#FORUM33254"><text:span text:style-name="T2">#</text:span></text:a></text:p>
      <text:p text:style-name="P2">無官或官小的人，得服完刑，走完法律程序；做到總統位子以後，就可以中途放人，以政治解決，整體社會價值要不崩壞也難，阿扁如果符合保外就醫條件，依法律程序讓他保外就醫即可，不合免談，落實法治精神，如何鑑定阿扁是否真的符合保外就醫條件，因藍綠的相互不信任，讓可以法律解決的事無解。</text:p>
      <text:p text:style-name="P1"><text:span text:style-name="T1">陳真</text:span><text:s/>  |  2014.12.07 09:38   |   <text:a xlink:type="simple" xlink:href="http://palinfo.habago.org/Entry?Command=Information_PrintForum&amp;iPage=365#FORUM33253"><text:span text:style-name="T2">#</text:span></text:a></text:p>
      <text:p text:style-name="P3">金基德電影<text:span text:style-name="T3"><text:s/>“</text:span>一對一<text:span text:style-name="T3">” </text:span>中，有一群正義人士出來伸張正義，他們提出許多有關罪與罰、存在與痛苦的深刻問題，但是他們卻變得跟他們所要討伐的對象越來越像，分不清誰是誰。<text:span text:style-name="T3"><text:line-break/><text:line-break/></text:span>打倒敵人敗行劣跡最好的方法是，盡量避免自己成為跟他們一樣的人。</text:p>
      <text:p text:style-name="P1"><text:span text:style-name="T1">祖珊</text:span><text:s/>  |  2014.12.07 04:43   |   <text:a xlink:type="simple" xlink:href="http://palinfo.habago.org/Entry?Command=Information_PrintForum&amp;iPage=365#FORUM33252"><text:span text:style-name="T2">#</text:span></text:a></text:p>
      <text:p text:style-name="P2">半夜有事醒來就難入睡了，來看留言。<text:span text:style-name="T3"><text:line-break/></text:span>我想我明白陳醫師說的，如果反對特赦阿扁是政治或選舉的考量，這種想法不會太卑鄙嗎？<text:span text:style-name="T3"><text:line-break/><text:line-break/></text:span>一個很單純的應報想法是以牙還牙，以眼還眼，欠債還錢。貪污，把錢吐出來就好了，其實也沒有必要關一輩子吧！當然，我知道不止是錢的問題啦<text:span text:style-name="T3">......<text:line-break/><text:line-break/></text:span>是態度的事情。人是很健忘的動物。我幾乎快要忘記當初為什麼那麼氣阿扁。除了怕他當上總統宣布台獨，還有他那特殊腔調的台灣國語，還有那句「啊我就當上總統了，不然是要怎樣？」氣的是民進黨説謊時的鎮定。說起來還比較欣賞呂秀蓮，台獨就台獨，何必借殼上市！告訴台灣人民獨立要付出的代價，堂堂正正打一仗，不要聯美𢹂日！<text:span text:style-name="T3"><text:line-break/><text:line-break/></text:span>綠營的人個個牙尖嘴利，到現在還是一樣。只恨藍營的人大多口拙，速度反應不如人，只能在心裏不服氣。我不是阿扁支持者，不能體會那個夢。只覺得那種耍賴的態度使我無法相信他的人格。當然，我想現在很多人對馬英九的感覺也一樣。所以即使我再怎麼想爭辯馬與扁的不同，很快就會被打成同類。我也有支持綠的朋友說：希望阿扁在嶽中關到死，然後馬英九也一樣。<text:span text:style-name="T3"><text:line-break/><text:line-break/></text:span>覺得有些震驚。雖然阿扁當總統後期也很想叫他去死，但是看到現在的情況仍然有些同情。當然以前的記憶還在，一開始總難免會懷疑他在演戲。更何況，民進黨當然也可能會利用阿扁做任何對選舉有利的事。阿扁總統讓支持和反對的群眾同樣心碎。反對的心碎在前，支持的心碎在後。二群人的心都受了重傷。<text:span text:style-name="T3"><text:line-break/><text:line-break/></text:span>但是現在的我無所謂了。阿扁保外就醫也好（只是如果陳致中把美國房子賣掉還錢來更好），反正就這樣吧。對等著看民進黨表演的我而言，都像是他們排好的戲。</text:p>
      <text:p text:style-name="P1"><text:span text:style-name="T1">陳真</text:span><text:s/>  |  2014.12.07 02:40   |   <text:a xlink:type="simple" xlink:href="http://palinfo.habago.org/Entry?Command=Information_PrintForum&amp;iPage=365#FORUM33251"><text:span text:style-name="T2">#</text:span></text:a></text:p>
      <text:p text:style-name="P3">特赦或大赦天下不是什麼大不了的壯舉。比方說，金大中是<text:span text:style-name="T3">1997</text:span>年<text:span text:style-name="T3">10</text:span>月選上南韓總統，<text:span text:style-name="T3">1998</text:span>年<text:span text:style-name="T3">2</text:span>月上任。兩年之內，陸陸續續赦免了將近一千萬名罪犯及行政受罰者，特別針對那些貧病孤老或犯行情有可原或需維持家計的罪犯。<text:span text:style-name="T3"><text:line-break/><text:line-break/></text:span>比方說，<text:span text:style-name="T3">1999</text:span>年，我住英國；年底，即將進入千囍年前夕，英國電視報導金大中，說他一口氣又赦免了一百多萬名罪犯。金大中還公開祝福這些重獲新生的人；祝福他們，在新的一個世紀，能有個美好的未來與希望。<text:span text:style-name="T3"><text:line-break/><text:line-break/></text:span>韓國社會秩序有因此而崩盤嗎？好像也沒有，不但沒有，反而從他上台之後，在經濟與文化各方面迅速發展，舉世推崇。<text:span text:style-name="T3"><text:line-break/><text:line-break/></text:span>回到國內的話題。馬英九這個酷吏，赦免過幾個人？我不知道，印象中應該一個也沒有。這當然不能全怪他，一大部份是因為台灣人好像很相信報復、懲罰、打落水狗。<text:span text:style-name="T3"><text:line-break/><text:line-break/></text:span>我可以想出一百個特赦阿扁或讓他保外就醫的理由，但我想不出一個繼續關他的理由。<text:span text:style-name="T3"><text:line-break/><text:line-break/></text:span>當然，舉證的責任在主張放人的一方。主張繼續關是不需要任何理由的，因為，特赦是總統的一個特權，而非義務；特赦阿扁並不違法，繼續關他當然也不犯法。<text:span text:style-name="T3"><text:line-break/><text:line-break/></text:span>但如果你反對保外就醫或特赦的理由，只是一種政治上甚至選舉上的盤算與考量，這樣一種心態和考量，不會太卑鄙嗎？<text:span text:style-name="T3"><text:line-break/><text:line-break/></text:span>當然，有人會說，比他病情更糟的犯人，為何不也特赦或保外就醫？我的回答自然是，當然我也希望所有囚犯都能得到他應有的憐憫及更好的權利與待遇。<text:span text:style-name="T3"><text:line-break/><text:line-break/></text:span>當醫生二十幾年來，我主動寫過許多信給法官，甚至還曾經跟醫院請私假，自己一個人跑去法庭上當庭為某個病患喊冤陳情，當場把法官嚇一跳。<text:span text:style-name="T3"><text:line-break/><text:line-break/></text:span>我之所以這麼雞婆，並非吃飽太閒。原因無它，因為我們的獄政及法官往往太不人道或有欠思量，長期輕忽或輕視一般平民百姓<text:span text:style-name="T3">(</text:span>姓特別是受教程度低者或窮苦人家<text:span text:style-name="T3">)</text:span>應有的基本人權；明明病得很嚴重，卻剝奪他用藥的權利，硬是刁難或甚至沒收其藥物；或是剝奪或延誤囚犯及時接受重大治療的機會和時機，往往因此將會造成當事人健康上巨大且不可逆的重大傷害。<text:span text:style-name="T3"><text:line-break/><text:line-break/></text:span>這些事，不提不講也就算了；我能盡量不聽不聞不想不看，眼不見為淨，倒也樂意。可是，一旦講起這些事，難免激動。<text:span text:style-name="T3"><text:line-break/><text:line-break/></text:span>但我明白，這都不光是法官或獄政本身的問題，而是台灣社會文化的問題；台灣人整天關心名人政客毫無意義的一堆鳥話蠢話屁話，關注其言一行一舉一動，或是關心那些往往純屬虛構的政治大議題，要不就是關心網友說這樣網友說那樣、網友<text:span text:style-name="T3">kuso</text:span>什麼人什麼事，或什麼鏡頭好好笑哦好誇張哦好刺激哦，或正妹好正喔、奶子多大哦等等等，哪會在乎那樣一些鎂光燈根本照耀不到、不夠爆紅爆夯不夠刺激不夠有趣好玩的人群陰暗角落及其悲歡？<text:span text:style-name="T3"><text:line-break/><text:line-break/></text:span>我也沒對此做過什麼像樣的事，但我沒法否認，諸如像這樣一些事，始終像個沉重的大石頭那般，壓在心頭；我能做的，就是盡量別去想這些事。只是有時候，那些你努力想阻擋在心房外的東西，一不小心就會闖入，讓人心情低落，就像天上突然飄來一片烏雲那樣。<text:span text:style-name="T3"><text:line-break/><text:line-break/></text:span>當然，如果今天所有囚犯都能得到應有的憐憫與權利，那是最好。但不管怎麼說，阿扁還是應該比一般人獲得更好的人權待遇，因為他曾經是許多人的希望和夢想。雖然夢已碎，希望已破滅，但對於許多人來說，它畢竟曾經美好。<text:span text:style-name="T3"><text:line-break/><text:line-break/></text:span>對此我說不上來什麼深刻的理由，我只是這麼覺得，同時也這麼相信：即便是一群蠢蛋，曾經懷抱著某種希望與美夢，一朝發現，原來是被一群政治詐騙集團給騙了。這時候，旁人應該幸災樂禍嘲笑這樣一些原本或許可笑如今卻十足可悲的破碎夢想嗎？<text:span text:style-name="T3"><text:line-break/><text:line-break/></text:span>我又想吟詩了。也許不太貼切，但心思類似。這是一首<text:span text:style-name="T3">W.B.Yeats</text:span>的詩，李敖翻譯得特別好：<text:span text:style-name="T3"><text:line-break/><text:line-break/></text:span>如有天孫錦，願為君鋪地；<text:span text:style-name="T3"><text:line-break/></text:span>鑲金復鑲銀，明暗日夜繼。<text:span text:style-name="T3"><text:line-break/></text:span>家貧錦難求，唯有以夢替；<text:span text:style-name="T3"><text:line-break/></text:span>踐履慎輕置，吾夢不堪碎。<text:span text:style-name="T3"><text:line-break/><text:line-break/></text:span>平常生活中，有時無意中看到陌生人身上某個隱密處的一些傷疤，心裏突然就會湧上一股惆悵。雖然我不知道那些傷疤因何而來，但我能想像，也許每個傷疤後面都曾經有個美麗或可悲的故事。<text:span text:style-name="T3"><text:line-break/><text:line-break/></text:span>美夢沒有對錯，夢碎總是可悲，即便那不曾是我的夢；他人碎落一地的希望，一樣可悲。</text:p>
      <text:p text:style-name="P1"><text:span text:style-name="T1">王修亮</text:span><text:s/>  |  2014.12.07 00:57   |   <text:a xlink:type="simple" xlink:href="http://palinfo.habago.org/Entry?Command=Information_PrintForum&amp;iPage=365#FORUM33250"><text:span text:style-name="T2">#</text:span></text:a></text:p>
      <text:p text:style-name="P2">如果真的會這樣，就算不放阿扁，台灣人還是會選出和阿扁一樣、甚至比阿扁更糟的總統。<text:span text:style-name="T3"><text:line-break/></text:span>心能放得開，就無須再恐懼或憂慮了<text:span text:style-name="T3">.....</text:span></text:p>
      <text:p text:style-name="P1"><text:span text:style-name="T1">彭成有</text:span><text:s/>  |  2014.12.06 20:58   |   <text:a xlink:type="simple" xlink:href="http://palinfo.habago.org/Entry?Command=Information_PrintForum&amp;iPage=365#FORUM33249"><text:span text:style-name="T2">#</text:span></text:a></text:p>
      <text:p text:style-name="P3">台灣人過於健忘，還是不要放的好，一放那些關阿扁的人大概會飽受攻擊，而阿扁可能競選市長，在來選總統都有可能。<text:span text:style-name="T3"><text:line-break/></text:span>競選文宣就是，阿扁，原諒了台灣，然後把阿扁一生的種種不幸都說成是台灣人欠他的，這樣十有八九能當選。</text:p>
      <text:p text:style-name="P5"/>
      <text:p text:style-name="P1"><text:span text:style-name="T1">謙恩</text:span><text:s/>  |  2014.12.06 13:31   |   <text:a xlink:type="simple" xlink:href="http://palinfo.habago.org/Entry?Command=Information_PrintForum&amp;iPage=366#FORUM33248"><text:span text:style-name="T2">#</text:span></text:a></text:p>
      <text:p text:style-name="P3"><text:span text:style-name="T3">"</text:span>釋放阿扁，不管是政治問題或法律問題，終究都是合情合理更合法。特赦本來就是總統的權限。至於當事人認不認罪，對於赦免來說，一點也不重要。我們若要原諒一個人，就直接原諒了，而不需要對方幡然悔悟。<text:span text:style-name="T3">"<text:line-break/><text:line-break/></text:span>陳真醫師，您的這一段話讓我思考了一陣，然後重新的喚起曾經對<text:span text:style-name="T3">"</text:span>寬恕<text:span text:style-name="T3">"</text:span>的了解，然後也很自然的銜接陳醫師接下來說的金大中的故事。<text:span text:style-name="T3"><text:line-break/><text:line-break/></text:span>曾經對<text:span text:style-name="T3">"</text:span>寬恕<text:span text:style-name="T3">"</text:span>的了解，就是耶穌基督的救恩。我是一個基督徒。<text:span text:style-name="T3"><text:line-break/><text:line-break/></text:span>對於阿扁的罪行，於我其實可以說是毫不相關，赦免寬恕，對我來說都談不上，但我其實不太能去感同身受那些想要釋放阿扁的前輩的心情，我想是因為我把<text:span text:style-name="T3">"</text:span>釋放阿扁<text:span text:style-name="T3">"</text:span>和<text:span text:style-name="T3">"</text:span>民進黨的勝利<text:span text:style-name="T3">"</text:span>做了直接的或間接的連結，很多人依舊認為阿扁無罪，認為是國民黨的政治迫害。<text:span text:style-name="T3"><text:line-break/><text:line-break/></text:span>釋放阿扁對我來說有兩個解讀，第一是阿扁本來就是被政治迫害，放他出來是還公道，第二是阿扁單純的被<text:span text:style-name="T3">"</text:span>特赦<text:span text:style-name="T3">"<text:line-break/><text:line-break/></text:span>我不認為阿扁是被政治迫害，但是放出阿扁，卻會讓某群人有了第一種解讀，如果是這樣，會覺得沒有是非吧。<text:span text:style-name="T3"><text:line-break/><text:line-break/></text:span>感謝陳真醫師在接下來的文章引出了金大中的故事，幫助我對整件事的思考，我想對於釋放阿扁這件事來說，金大中的事蹟，應該有了滿清楚的對照，釋放阿扁應該要單純的因為寬恕。金大中的生命活出了基督的樣式，是一個榜樣。<text:span text:style-name="T3"><text:line-break/><text:line-break/></text:span></text:p>
      <text:p text:style-name="P1"><text:span text:style-name="T1">陳真</text:span><text:s/>  |  2014.12.06 03:32   |   <text:a xlink:type="simple" xlink:href="http://palinfo.habago.org/Entry?Command=Information_PrintForum&amp;iPage=366#FORUM33247"><text:span text:style-name="T2">#</text:span></text:a></text:p>
      <text:p text:style-name="P2">裕勝你好。<text:span text:style-name="T3"><text:line-break/><text:line-break/></text:span>我不認識呂秀蓮，但她有些好朋友同時也是我的好朋友，因此對她略知一二；不過，主要仍然還是從她的公眾言行上去了解，就跟一般人對她的了解也許差不多，我並沒有其它特別的認知。<text:span text:style-name="T3"><text:line-break/><text:line-break/></text:span>呂秀蓮大我大概<text:span text:style-name="T3">20</text:span>歲，既是前輩，也是長輩。對於長輩，除非像李登輝那樣一種大惡棍，或是某種言行作風太離譜，否則我一般不會特別點名批評。<text:span text:style-name="T3"><text:line-break/><text:line-break/></text:span>大約是<text:span text:style-name="T3">1995</text:span>年左右吧，我在教會公報上寫了篇文章叫<text:span text:style-name="T3"><text:s/>"</text:span>我們不需要領袖<text:span text:style-name="T3">"</text:span>，批評施明德過於抬舉自己，儼然是咱們大家的救世主似的。隔天早上，接到林義雄的電話，說我這文章寫得挺好，說我對於政治人物的批評恰恰是一般人所缺乏的一種眼光和角度，鼓勵我多寫，不用客氣。<text:span text:style-name="T3"><text:line-break/><text:line-break/></text:span>對於比我還老一輩的人，也就是美麗島事件受刑人那一代及其家屬，我所知道的，自然不可能比他們彼此之間知道的更多，但其實也不算少了。很多事，有好的，也有不好的，也許都得帶進墳墓裏了。<text:span text:style-name="T3"><text:line-break/><text:line-break/></text:span>倒也不一定是什麼駭人聽聞的內幕，很多其實只是一些小事；從政治上看，或從現實意義上看，也許是小事，但對於一個文人來說，卻是大事。<text:span text:style-name="T3"><text:line-break/><text:line-break/></text:span>這些事，其實以美麗成份居多，只是往往說來極其可悲，未語淚先流。我既然能了解陳圓圓，了解楊絳、錢鍾書，了解<text:span text:style-name="T3"><text:s/>Alan Turing</text:span>，了解古往今來許許多多人的滄桑，自然也能體會上一代人的無數悲歡。只是咱們這社會似乎只聽得進政治語言，聽不見其它聲音。政治掩蓋了一切，也消滅了一切理應處於事物中心位置的美麗與哀愁。<text:span text:style-name="T3"><text:line-break/><text:line-break/></text:span>我也不知道為什麼會講到這邊來，也許我原本只是想說，上一代人之間，儘管表面上種種是非恩怨糾結，但那一代人的屬性，跟我這一代不同，跟下一代或下下一代之輕薄短小更是天差地遠。<text:span text:style-name="T3"><text:line-break/><text:line-break/></text:span>那一代人，歷經滄桑，彼此之間有一種難以言喻的情感，而非凡事以政治盤算來理解。我是這樣看待呂秀蓮跟阿扁。連我都想再度揚言替阿扁坐牢，何況他們彼此之間的情誼。<text:span text:style-name="T3"><text:line-break/><text:line-break/></text:span>回到現實上，回到政治語言上來說，我不認為阿扁是裝的。做為一個政治人物，他很壞，但他並不猥瑣；他不會在這樣一種處境下去裝病，裝可憐。<text:span text:style-name="T3"><text:line-break/><text:line-break/></text:span>釋放阿扁，不管是政治問題或法律問題，終究都是合情合理更合法。特赦本來就是總統的權限。至於當事人認不認罪，對於赦免來說，一點也不重要。我們若要原諒一個人，就直接原諒了，而不需要對方幡然悔悟。<text:span text:style-name="T3"><text:line-break/><text:line-break/></text:span>很多年前，我在一本書上讀到一個據說是真實的故事，但我不確定是否完全真實。地點在美國，有個虔誠的年輕女孩，信奉天主教，遭到歹徒姦殺。臨死之際，剩下最後一口氣，卻對凶手說，祈求上帝能赦免你。凶手聞言十分震驚。後來，禁不起良心折磨而自首，出獄後成為神職人員。<text:span text:style-name="T3"><text:line-break/><text:line-break/></text:span>講這個例子也許有點陳義過高，不過，基本精神是類似的。阿扁犯下許多錯，製造許多人的痛苦，但如果有機會可以赦免他，何樂不為呢？他畢竟又不是什麼殺人越貨的江洋大盜；他畢竟承載過許多人的希望與夢想。<text:span text:style-name="T3"><text:line-break/><text:line-break/></text:span>我們都能赦免國民黨上個世紀種種卑劣無恥甚至血腥殘暴的倒行逆施了，怎麼你現在卻要把所謂法律正義給伸張到底呢？若真要伸張所謂法律正義，若真要算舊帳，國民黨裏頭，死去的，還有活著的，黑資料還會少嗎？<text:span text:style-name="T3"><text:line-break/><text:line-break/></text:span>兩年前吧，我在桂林機場買了一本莫言的書，序言有這麼一段話，這段談話，是莫言在德國法蘭克福書展上講的一個故事。他說：<text:span text:style-name="T3"><text:line-break/><text:line-break/>“</text:span>歌德和貝多芬在路上並肩行走。突然，對面來了國王的儀仗隊。貝多芬昂首挺胸，從儀仗隊面前挺身而過。歌德退到路邊，摘下帽子，在儀仗隊面前恭敬肅立。年輕的時候，我也認爲貝多芬了不起，歌德太不像話了。隨著年齡增長，我慢慢意識到，在某種意義上，像貝多芬那樣做也許並不困難，但像歌德那樣，退到路邊，摘下帽子，尊重世俗，對著國王的儀仗恭恭敬敬地行禮反而需要巨大的勇氣<text:span text:style-name="T3">”</text:span>。<text:span text:style-name="T3"><text:line-break/><text:line-break/></text:span>對於這故事，我頗能起共鳴。人家若讚我有勇氣，說我是條漢子，我聽了，總有一種委屈疏離感，因為那並非我的屬性；我身上並沒有那樣一種所謂勇猛的記號。血跡淚痕倒是斑斑點點，數都數不清。<text:span text:style-name="T3"><text:line-break/><text:line-break/>1989</text:span>年，我仍是個實習醫師，被國民黨以煽惑內亂罪移送法辦。在一種與今日沒啥兩樣的忠黨愛國強大氣氛下，我在醫界，人見人怕，大家看到我就像看到鬼一樣，深怕與我靠近會惹禍上身。更多的狀況其實是人見人厭，看到我就像看到什麼眾人唾棄的髒東西一樣。<text:span text:style-name="T3"><text:line-break/><text:line-break/></text:span>工作一個個錄取，也隨之一個個解聘，因為叛亂犯不能當醫生，更不能到公立醫院當醫生，不能當公務員。<text:span text:style-name="T3"><text:line-break/><text:line-break/></text:span>也許出於天下唯恐不亂的心態，媒體說我準備步上鄭南榕後塵，打算自焚；各式各樣的謠言，以及令我很不屑的來自同志們出於政治鬥爭考量的所謂聲援。為了怕連累家人，我悄悄離開了家，家人不知我下落，直到有一天，我被宣告病危，院方找來我家人。<text:span text:style-name="T3"><text:line-break/><text:line-break/></text:span>此時距我離家約兩年，兩年後母子重逢，但卻僅僅只有半天的相聚。<text:span text:style-name="T3"><text:line-break/><text:line-break/></text:span>隔天，惡秏傳來，我不顧醫院對我發出的病危通告，堅持立刻出院，從林口長庚連夜趕回台南。迎接我的，卻是母親早已冰涼的遺體，眼角留下一道很深很長的淚痕。<text:span text:style-name="T3"><text:line-break/><text:line-break/></text:span>我只是想說，也許對於某些人而言，他所曾經歷的，對於所謂什麼反抗強權的勇氣，其實根本微不足道。那不是什麼值得稱讚的東西。孤兒寡母的眼淚，也許才是一切力量的來源。一行禪師有這麼一句詩：<text:span text:style-name="T3">"</text:span>我昨日的淚水，已化成雨水<text:span text:style-name="T3">"</text:span>。<text:span text:style-name="T3"><text:line-break/><text:line-break/>1997</text:span>年出國前夕，我在報上發表了一封公開信，標題是<text:span text:style-name="T3">: "</text:span>不捨夢想：辭別台灣親友<text:span text:style-name="T3">"</text:span>。我在這信裏引用一段戲曲自況：<text:span text:style-name="T3"><text:line-break/><text:line-break/></text:span>西班牙內戰，一戰敗軍官流亡國外，流亡前夕告別阿母說我會再回來看妳。若干年後阿母重病遽逝，敵人以此為餌，放出假消息，誘騙軍官返國見阿母最後一面。有人同情軍官，告知真相，促其勿回，軍官毅然自陷險境，在病床邊擦拭死去多時的阿母眼角淚痕，中伏而死。<text:span text:style-name="T3"><text:line-break/><text:line-break/></text:span>故事的結局是，敵人發現軍官原來早知埋伏，卻仍直奔黃泉，對此感到震驚而無法理解。李敖聞曲有感，翻譯一段詞：「遣盡悲懷，我尚何求？死亡日喚，魂得自由；親我阿母，念伊雙眸，親拭情淚，長為我流。」<text:span text:style-name="T3"><text:line-break/><text:line-break/></text:span>軍官流亡在外，認識一個小朋友，這小朋友很喜歡聽軍官講故事，對軍官家鄉及往日種種十分神往。軍官準備赴死，小朋友卻以為他是要「反攻大陸」去，十分興奮，期待早日凱旋相見。軍官不忍說穿，其實永無再見之日；臨別前夕，與小朋友聊天的那個愉快夜晚，美麗而寧靜。<text:span text:style-name="T3"><text:line-break/><text:line-break/></text:span>講著講著，我老是會往文的方向走。仍然還是回到政治語言上來講。當代及近代政壇中，我最仰慕的人就是金大中。<text:span text:style-name="T3"><text:line-break/><text:line-break/></text:span>他從七零年代一直到<text:span text:style-name="T3">1997</text:span>年當上總統之前，三十幾年之中，黑牢、軟禁不斷，前後加一加至少十幾年；其間更是幾度被暗殺未遂。<text:span text:style-name="T3"><text:line-break/><text:line-break/></text:span>最為驚險的一次是綁架後裝入桶中，準備丟進大海。美國接獲情報，緊急派戰機起飛，美日聯手，追上船隻，直抵海上現場，千鈞一髮之際救起金大中。<text:span text:style-name="T3"><text:line-break/><text:line-break/></text:span>除此之外，金鍾泌還製造假車禍，金大中逃過死劫，但瘸了一條腿。黑牢及軟禁那十幾年，更是嚴刑拷打不斷，使其肢體傷殘，一耳失聰。<text:span text:style-name="T3"><text:line-break/><text:line-break/></text:span>另外，全斗煥及盧泰愚等人在光州事件中殺害了至少幾百名甚至可能高達兩千名發起抗議的韓國大學生，然後嫁禍給金大中，說是他發起抗爭，應為此事件負責，判他死刑。美國聞言，應該是雷根吧，於是緊急透過外交途徑，以其它政治利益，交換金大中一條命。<text:span text:style-name="T3"><text:line-break/><text:line-break/></text:span>後來，金大中幾度競選總統失利，宣佈退出政壇。應該是<text:span text:style-name="T3">1995</text:span>年吧，來到劍橋當訪問學者。<text:span text:style-name="T3">(</text:span>我若早兩年來，就能跟他<text:span text:style-name="T3"><text:s/>"</text:span>同一屆<text:span text:style-name="T3">" </text:span>了。我剛來劍橋第一年也是訪問學者<text:span text:style-name="T3">)<text:line-break/><text:line-break/>1997-1998</text:span>年，亞洲金融風暴，韓國情況危急，瀕臨破產。記得當時我人在英國，好多韓國留學生因為貨幣急遽貶值而被迫輟學返國。金大中就是在這樣一種背景下，返國再度投入選戰，順利當上總統。<text:span text:style-name="T3"><text:line-break/><text:line-break/></text:span>當他當上總統後，全斗煥和盧泰愚等人早已因為許許多多的案件例如叛國及貪污等，被判死刑。除了殺害幾百幾千個學生之外，他們兩位前總統貪污規模之大，恐怕不是阿扁可以比得上。<text:span text:style-name="T3"><text:line-break/><text:line-break/></text:span>但是，金大中卻在學生一片暴力抗議衝突中，堅持特赦。當時不光是學生抗議，韓國的輿論更是反對特赦這兩個殺人凶手兼大貪官。<text:span text:style-name="T3"><text:line-break/><text:line-break/></text:span>如果你當時有在注意這些事，你就會知道，那樣一種反對聲浪，可謂排山倒海，十分驚人。但金大中不但堅持特赦全斗煥和盧泰愚，並且還邀請他們來家中做客，請他們吃飯。<text:span text:style-name="T3"><text:line-break/><text:line-break/></text:span>你要知道，他們可是過去處心積慮要殺害金大中的仇人喔，不但對金大中幾度施予酷刑，打爛身子，而且製造假車禍，想撞死他卻沒撞死，但跛了一條腿；同時還判他死刑定讞，正要槍決之際，仍然是美國救了他。<text:span text:style-name="T3">(</text:span>不過，即便美國有兩次救命之恩，金大中的左傾反美態度始終沒有改變。<text:span text:style-name="T3">)<text:line-break/><text:line-break/></text:span>我要說的是，金大中是個虔誠的天主教徒，他相信寬恕，不相信復仇；即使輿論強烈反對特赦，學生甚至發起大規模抗議，要求立即處死這兩位前總統，金大中仍然行使特赦。<text:span text:style-name="T3"><text:line-break/><text:line-break/></text:span>除了寬恕，金大中當然也著眼於社會的和解。他甚至懇求在國家面臨艱難之際，這兩位前總統能夠幫忙他施政，把韓國救起來。<text:span text:style-name="T3"><text:line-break/><text:line-break/></text:span>過去韓國的政治，充滿血腥暴力暗殺刑求。這一方人馬上台，就盡情打擊虐待殘殺另一方。在各方勢力上上下下的復仇與迫害過程中，金大中卻永遠是被迫害的那一個；不管誰上台都想殺他。<text:span text:style-name="T3"><text:line-break/><text:line-break/></text:span>但是，當他一朝掌權時，他卻赦免了所有人，並且還努力想做球給這些昔日想殺他的兇手，努力想把各種和解的榮耀歸功給這些人，希望社會能因此寬待他們。<text:span text:style-name="T3"><text:line-break/><text:line-break/></text:span>他的故事我寫不完。我只能說，這樣一種胸襟、氣度和見識，不但感動韓國人，也感動世人，更是深深感動了我。這樣一種精神，我相信對所有人都是有利的。仍然還是甘地那句老話：以眼還眼，舉世皆盲。<text:span text:style-name="T3"><text:line-break/><text:line-break/></text:span>我不敢太歌頌金大中，因為那聽起來彷彿我也沾上了一點邊似的。這倒不是事實。至少目前還不是事實。我沒有那樣一種寬恕胸懷，這點學姊可做證。我只能說，我能感受到這樣一種寬恕確實可貴。復仇很容易，寬恕卻很難。<text:span text:style-name="T3"><text:line-break/><text:line-break/></text:span>沒有能回答你的問題。但我睏了，累了兩三天，要睡了，就寫這樣吧。前塵今事，道不盡，語難休，不堪回首。</text:p>
      <text:p text:style-name="P1"><text:span text:style-name="T1">陳志鴻</text:span><text:s/>  |  2014.12.05 22:57   |   <text:a xlink:type="simple" xlink:href="http://palinfo.habago.org/Entry?Command=Information_PrintForum&amp;iPage=366#FORUM33246"><text:span text:style-name="T2">#</text:span></text:a></text:p>
      <text:p text:style-name="P3">剛剛逛了一下方文山那篇<text:span text:style-name="T3">FB</text:span>出處<text:span text:style-name="T3"><text:line-break/><text:line-break/></text:span>果不其然下面留言又被圍剿了<text:span text:style-name="T3">...<text:line-break/><text:line-break/></text:span>現在在外面到處都是所謂的<text:span text:style-name="T3">"</text:span>覺醒公民<text:span text:style-name="T3">"</text:span>，這氛圍真要像陳醫師所說的趕快談別話題<text:span text:style-name="T3"><text:line-break/><text:line-break/></text:span>而據說今年代表字票選，<text:span text:style-name="T3">"</text:span>醒<text:span text:style-name="T3">"</text:span>字最受看好，意味著咱台灣人覺醒了</text:p>
      <text:p text:style-name="P1"><text:span text:style-name="T1">王修亮</text:span><text:s/>  |  2014.12.05 21:38   |   <text:a xlink:type="simple" xlink:href="http://palinfo.habago.org/Entry?Command=Information_PrintForum&amp;iPage=366#FORUM33245"><text:span text:style-name="T2">#</text:span></text:a></text:p>
      <text:p text:style-name="P2">「此生誰料？心在天山，身老滄州」。<text:span text:style-name="T3"><text:line-break/></text:span>久已練就的平靜心情，一霎時如不盡長江滾滾來<text:span text:style-name="T3">....<text:line-break/><text:line-break/></text:span>遠視台灣，如此渾沌而蒼涼。正如這個世界，即便打倒美國，激情與慾望，仍然會繼續凝塑出另一個無知荒唐。<text:span text:style-name="T3"><text:line-break/></text:span>我總覺得，人類並不是無法從歷史中學到教訓，而是看懂歷史的投機者，並不在乎教訓，只在乎自我當下的利益功名。<text:span text:style-name="T3"><text:line-break/><text:line-break/></text:span>我不能消沉與絕望，教師沒有權利消沉與絕望。我只能在水下深處默默傳遞隱微的文化，無力理會善惡消長。</text:p>
      <text:p text:style-name="P1"><text:span text:style-name="T1">裕勝</text:span><text:s/>  |  2014.12.05 19:33   |   <text:a xlink:type="simple" xlink:href="http://palinfo.habago.org/Entry?Command=Information_PrintForum&amp;iPage=366#FORUM33244"><text:span text:style-name="T2">#</text:span></text:a></text:p>
      <text:p text:style-name="P3">之前都默默的和陳真醫生的文章共鳴<text:span text:style-name="T3">, </text:span>思考著如果我和你同時代的話<text:span text:style-name="T3">, </text:span>是否能如你一般勇敢<text:span text:style-name="T3">? </text:span>今天剛好看到這新聞<text:span text:style-name="T3">, </text:span>呂副以前人家說他是瘋女人<text:span text:style-name="T3">, </text:span>我卻很敬佩他在黨外的付出及對女權主義的發聲<text:span text:style-name="T3">, </text:span>但是他這樣的行為讓我想不透為什麼<text:span text:style-name="T3">, </text:span>我始終認為扁的問題是法律問題而非政治問題<text:span text:style-name="T3">(</text:span>而且我也認為扁是演的<text:span text:style-name="T3">,</text:span>監獄和法務人員絕對比其他人更了解他的真實情況<text:span text:style-name="T3">), </text:span>想知道陳真醫生是否對呂女士有其他的交情或評價<text:span text:style-name="T3">?<text:line-break/>---<text:line-break/>25</text:span>日前若不釋扁<text:span text:style-name="T3"><text:s/></text:span>呂秀蓮將絕食<text:span text:style-name="T3"><text:line-break/></text:span>前副總統呂秀蓮今天再度呼籲總統馬英九，<text:span text:style-name="T3">10</text:span>日國際人權日釋放前總統陳水扁，如果最晚<text:span text:style-name="T3">25</text:span>日還不放，她將開始絕食。<text:span text:style-name="T3"><text:line-break/></text:span>呂秀蓮邀民主進步黨縣市長和縣市議員，<text:span text:style-name="T3">10</text:span>日到台中監獄探視陳水扁，用新當選民意給當局壓力。<text:span text:style-name="T3"><text:line-break/></text:span>呂秀蓮公布當天將到場人士包括桃園市長當選人鄭文燦、彰化縣長當選人魏明谷、嘉義市長當選人涂醒哲、澎湖縣長當選人陳光復、台南市副市長顏純左及<text:span text:style-name="T3">36</text:span>名縣市議員。<text:span text:style-name="T3"><text:line-break/></text:span>高雄市長陳菊和台中市長當選人林佳龍尚未回應，呂秀蓮表示，陳水扁和她當年全力支持陳菊參選高雄市長，陳菊應心知肚明。<text:span text:style-name="T3"><text:line-break/></text:span>她說，這無關藍綠，是人權問題，希望民眾不管挺誰，都要求馬總統釋放陳水扁。<text:span text:style-name="T3"><text:line-break/></text:span>呂秀蓮表示，她在九合一選前一天探視健康情況很不好的陳水扁，「一邊談一邊地上通通都濕掉了」。陳水扁失去健康和自由<text:span text:style-name="T3">6</text:span>年，「<text:span text:style-name="T3">enough</text:span>（夠了）」，馬總統如果不相信，可派中國國民黨代理黨主席吳敦義探監。</text:p>
      <text:p text:style-name="P1"><text:span text:style-name="T1">陳真</text:span><text:s/>  |  2014.12.05 16:47   |   <text:a xlink:type="simple" xlink:href="http://palinfo.habago.org/Entry?Command=Information_PrintForum&amp;iPage=366#FORUM33243"><text:span text:style-name="T2">#</text:span></text:a></text:p>
      <text:p text:style-name="P2">唐湘龍寫的東西，不管對錯深淺，總是由衷且值得一讀。<text:span text:style-name="T3"><text:line-break/><text:line-break/></text:span>他說：<text:span text:style-name="T3">“</text:span>我不是國民黨員，但我認知這個黨的價值和品質，我深切背書<text:span text:style-name="T3">“</text:span>。<text:span text:style-name="T3"><text:line-break/><text:line-break/></text:span>我不但不是國民黨員，而且曾經和這個黨誓不兩立，以命相博，家破人亡。但我明白，時下的國民黨，早已不是當年那個無惡不作的老<text:span text:style-name="T3">K</text:span>。<text:span text:style-name="T3"><text:line-break/><text:line-break/></text:span>同樣地，十幾二十年來，這個好話說盡壞事做絕的民進黨，也根本不是過去的黨外，就如同以前那個老<text:span text:style-name="T3">K</text:span>剽竊了推翻滿清的烈士們的所有功業，來到這個島上為非作歹一般。<text:span text:style-name="T3"><text:line-break/><text:line-break/></text:span>歷史真的很像月經，每隔一段時間就來折磨一回。吾友柏楊說得對，<text:span text:style-name="T3">“</text:span>我們從歷史中學到的教訓就是：我們不可能從歷史中學到教訓。<text:span text:style-name="T3">”<text:line-break/><text:line-break/></text:span>陳真<text:span text:style-name="T3"><text:line-break/>==========<text:line-break/></text:span>給藍軍朋友的敗選感言<text:span text:style-name="T3"><text:line-break/><text:line-break/></text:span>作者：<text:span text:style-name="T3"> </text:span>唐湘龍<text:span text:style-name="T3"><text:line-break/><text:line-break/>2014</text:span>年<text:span text:style-name="T3">11</text:span>月<text:span text:style-name="T3">30</text:span>日<text:span text:style-name="T3"><text:line-break/><text:line-break/></text:span>（此生誰料？心在天山，身老滄州）<text:span text:style-name="T3"><text:line-break/><text:line-break/></text:span>國民黨慘敗。我也是。<text:span text:style-name="T3"><text:line-break/><text:line-break/></text:span>我不是國民黨員，但我認知這個黨的價值和品質，我深切背書。但看著這些我認為至關重要的「大是大非」漸無共鳴，我以為在為台灣人核心利益捍衛的努力成了笑話，在國民黨空前的挫敗裡，我不哀傷。<text:span text:style-name="T3"><text:line-break/><text:line-break/></text:span>我從來不是政治上的「末日博士」。但我原有的樂觀顯然也不真實。這是不是<text:span text:style-name="T3">1997~2008</text:span>，台灣長達<text:span text:style-name="T3">10</text:span>年「奇幻漂流」的復刻版？因為情節如此相像，我開始有一種歷史輪迴的宿命滄桑。<text:span text:style-name="T3"><text:line-break/><text:line-break/></text:span>天佑台灣。<text:span text:style-name="T3"><text:line-break/><text:line-break/></text:span>我很猶豫還要不要評論這次選舉。畢竟，我對選舉結果的主觀期待和客觀分析，都和結果出入甚大。極大。<text:span text:style-name="T3"><text:line-break/><text:line-break/></text:span>這種沒有一樣對的預測，不只讓自己感到挫折和可笑，更對因為相信自己的預測而滿心期待「奇蹟」的藍軍朋友，有一種極深的道義虧欠。這一夜，我聽見你們的困惑、懊惱和悲傷，但是，我必須誠實說，<text:span text:style-name="T3">1</text:span>、這已經不是一夜、二夜、一千零一夜的事了；<text:span text:style-name="T3">2</text:span>、不必分析民進黨、柯文哲為什麼強，這個結果，其實是「藍軍內戰」的盤點，藍軍自戕。<text:span text:style-name="T3"><text:line-break/><text:line-break/></text:span>除了原本就低俗無狀的霸凌文化，我聽到最自以為是的得意分析，都來自藍軍內部。除了一部份因為軍公教慰問金、退撫年金政策的不滿、報復外，更多是不明究裡、綠云亦云，要「教訓國民黨，讓國民黨好好反省」的調子。身為一個不是國民黨的藍軍，容我學馬英九這樣說吧：「我聽到你們的聲音了！」<text:span text:style-name="T3"><text:line-break/><text:line-break/></text:span>不管這一夜你們的心情是親痛仇快的幸災樂禍，或是出手過重的驚慌失措，都不重要了。本來，選舉之夜，只是渲洩情緒的一夜，但這個結果已經造成非常根本的傷害，不只傷你非常想傷的執政黨，更重傷了台灣。還有，你可能不知道，也可能不承認，你傷到你自己了，這個傷口太深，你不要再自欺欺人期待復原。<text:span text:style-name="T3"><text:line-break/><text:line-break/></text:span>選舉結果的解讀是非常「政治正確」的。非常「成王敗寇」的。非常「虛偽矯情」的。非常「尾巴搖狗」的。成千上百種的「敗因」，在時間洪流洗刷後只會剩下一種：路線失敗。雖然藍軍的核心路線是優越而可行的，但選票是短視的。選票並不重視這一點。如果<text:span text:style-name="T3">1997</text:span>「戒急用忍」之後的災難你都忘了，歷史終究也將忘了你。還有我。<text:span text:style-name="T3"><text:line-break/><text:line-break/></text:span>即使只是個媒體人，我誠心認敗。我預測敗，我立場敗，因為敗的太慘，這終將以路線失敗「結案」。此刻，如果你的心情是亢奮、驕傲的，我沒有資格和你說三道四。自嘲、被嘲，都活該。但如果你此刻心情是錯愕、低盪，甚至開始有點後悔，我可能要很現實而務實的說：來不及了。<text:span text:style-name="T3"><text:line-break/><text:line-break/></text:span>當小船被沖下急流瀑布，你能做能想的已經不多。剩下的，只有幸與不幸的等待。<text:span text:style-name="T3"><text:line-break/><text:line-break/></text:span>不免俗。我還是「分析」一下選舉結果，做為歷史回顧時的檢查點。這比預測選舉結果準不準確更有意義。對於洪仲丘事件以來，包括核四、服貿、學運等，許多曾經沸騰的事件紀錄，我仍然驕傲自己的誠實和準確。而不是只在政治分貝和政治鬥爭裡談輸贏。簡單講，如果你曾經認同我的「分析」，我除了感謝，我還要告訴你，你是對的。你輸了選舉，但沒有輸掉是非。<text:span text:style-name="T3"><text:line-break/><text:line-break/></text:span>對選舉結果，我也留下幾點備忘錄。<text:span text:style-name="T3"><text:line-break/><text:line-break/>1</text:span>、這不是幾都幾縣的政治算術得失。這是國民黨執政失敗的政治判決。<text:span text:style-name="T3"><text:line-break/><text:line-break/>2</text:span>、如果你曾想「今天教訓馬英九，明天力挺朱立倫」，我之前沒勸你，現在一起說：省省力氣。不必想<text:span text:style-name="T3">2016</text:span>了。總統和立委選舉是<text:span text:style-name="T3">14</text:span>個月後的事，<text:span text:style-name="T3">14</text:span>個月，是不會改變什麼大趨勢的。<text:span text:style-name="T3"><text:line-break/><text:line-break/></text:span>我是說，<text:span text:style-name="T3">2016</text:span>已經選完了。昨天一起決定了。國民黨準備交接，也請民進黨做好全面執政的準備。民進黨的路線錯誤，政績極差，但選民做了決定，全體台灣，一起尊重和承受。<text:span text:style-name="T3"><text:line-break/><text:line-break/>3</text:span>、馬英九不必煽情辭總統，但請進入「看守政府」模式。沒有什麼大決定需要你做，你要做，也很難成。<text:span text:style-name="T3"><text:line-break/><text:line-break/>4</text:span>、馬英九要不要辭黨主席？當然要。雖然請辭的第一時間已經錯過，剩下的，將是羞辱和催促。對一個曾經拿下<text:span text:style-name="T3">765</text:span>萬、<text:span text:style-name="T3">690</text:span>萬選票的領導人，在路線、政黨、人都被摧毀的情況下，不要想太多。這種級數的挫敗，領導人連「忍辱負重」的資格都沒有了。<text:span text:style-name="T3"><text:line-break/><text:line-break/></text:span>不管多委屈，任何的遲疑都只會被當成藉口。徒然招來「馬英九還沒被教訓夠」的結論。「趙孟之所貴，趙孟能賤之」，那些不久前還有溫度的光榮，今天已是泡沫。<text:span text:style-name="T3"><text:line-break/><text:line-break/>5</text:span>、容我用股市分析語言談政治。做為非常重要的政黨，在基本面、技術面、消息面都空前糟，國民黨進入「長空」走勢。選票結構顯示，選民結構有了重大變化。通常，一個「長空」週期至少<text:span text:style-name="T3">6~7</text:span>年，國民黨和支持者要體察「勢」，不要盲目加碼護盤，徒增傷害。<text:span text:style-name="T3"><text:line-break/><text:line-break/></text:span>國民黨真正要嚴肅面對的，不是「長空」，而是基本面長期惡化後的「下巿」危機。國民黨此刻的危機比<text:span text:style-name="T3">1997</text:span>更凶險百倍。這不只是一場戰役，「樓起樓蹋」，國民黨現在遇到的是「存，亡，問，題」！<text:span text:style-name="T3"><text:line-break/>   <text:line-break/>6</text:span>、談談民進黨。先恭喜。但民進黨沒有贏。也沒有什麼第三勢力。柯文哲是墨綠。墨綠只是「隱藏版」民進黨。容或選戰技術和人選定位有優劣（連陣營極糟），但本質面真的不要再偽裝了。早一點和民進黨一體運作，對台北巿比較好。不能用四年、四年、四年<text:span text:style-name="T3">......</text:span>的時間跨度去談城市治理，台北，台灣，真的沒有時間看你們的「政治實驗劇場」了。<text:span text:style-name="T3"><text:line-break/><text:line-break/>7</text:span>、<text:span text:style-name="T3"><text:s/></text:span>不只台北巿，民進黨完全攻破了傳統藍綠政治防線，還談什麼濁水溪、大安溪？連大漢溪、淡水河、基隆河都破了。選民用極大比例的選票歡迎民進黨，他們以為錯了沒關係，<text:span text:style-name="T3">4</text:span>年後「重開機」再改。他們不知道<text:span text:style-name="T3">4</text:span>年對一個城市影響多大，也不知道，許多城市已經沒有<text:span text:style-name="T3">4</text:span>年可以浪費了。<text:span text:style-name="T3"><text:line-break/><text:line-break/>8</text:span>、民進黨朋友要帶著台灣走出「重北輕南」、「藍綠惡鬥」的政治藉口。選民把中北部也交給你們了，把許多縣市的議會也交給你們了，連王世堅、童仲彥等等都神氣高票了，選民幾乎是「割肉辦桌」在期待你們，但我善意提醒，你們有好多重要縣巿都是「一不小心」竟然當選，毫無經驗、毫無準備、毫無思考，台北、桃園、新竹、台中，天啊，<text:span text:style-name="T3">800</text:span>萬人口的明天，我真希望你們做好。越快越好。<text:span text:style-name="T3"><text:line-break/><text:line-break/>9</text:span>、選舉期間，我用台中、高雄發展對照的「雙城記」發文，四文，會被當成「選舉操作」。現在選完了，我再說一次，你們的意識型態框架和施政成績真是太糟了。相反的，藍軍在中北部的治理不論相對或絕對，都極有成績。<text:span text:style-name="T3"><text:line-break/><text:line-break/></text:span>這次選舉，是一次「施政成績」的反淘汰。好的，慘敗，差的，大勝。我何等期待高雄往上走，但起碼，別讓台中往下走。拜託。我真心喜歡這些城市。<text:span text:style-name="T3"><text:line-break/><text:line-break/>10</text:span>、<text:span text:style-name="T3">2016</text:span>已經決定了。不管民進黨誰出線，請現在就開始準備。所有你們用盡惡劣手段封殺、反對的，你們都必須面對。包括兩岸、服貿、核四、教改<text:span text:style-name="T3">......</text:span>都一樣，而且，你們除了「國規民隨」、「照單全收」，我不認為你們有多少空間。這種「在野就反對，執政就力推」的嘴臉，在美牛進口、國道計程、核四興建、國光石化、油電上漲<text:span text:style-name="T3">......</text:span>都上演過了。蔡英文主席，不是嗆妳，但妳記得嗎？<text:span text:style-name="T3"><text:line-break/><text:line-break/></text:span>最後，請務必避免再對激情的首投世代灌迷湯。如果他們真的是期待更好的未來，我認為他們做了極錯誤的決定。<text:span text:style-name="T3"><text:line-break/><text:line-break/></text:span>最、最、最後，當我幾乎孤單在媒體發聲時，仍然相信我是「正確的少數」的朋友們，謝謝你們。我知道你們此刻的心情：<text:span text:style-name="T3"><text:line-break/><text:line-break/></text:span>「今宵酒醒何處？楊柳岸，曉風殘月」，「念去去，千里煙波，暮靄沈沈楚天濶」。<text:span text:style-name="T3"><text:line-break/><text:line-break/></text:span>我和你們一樣，捍衛自己的信仰和生活，失敗了。我的心情：<text:span text:style-name="T3"><text:line-break/><text:line-break/></text:span>「此生誰料？心在天山，身老滄州」。<text:span text:style-name="T3"><text:line-break/><text:line-break/></text:span>唐湘龍</text:p>
      <text:p text:style-name="P1"><text:span text:style-name="T1">陳真</text:span><text:s/>  |  2014.12.05 15:06   |   <text:a xlink:type="simple" xlink:href="http://palinfo.habago.org/Entry?Command=Information_PrintForum&amp;iPage=366#FORUM33242"><text:span text:style-name="T2">#</text:span></text:a></text:p>
      <text:p text:style-name="P3">並不是說一定不能投給真正的無黨籍（不是柯先生那種冒牌的無黨籍），而是說，即便投給一個真正的無黨籍，也應該考量這個人的社會關係屬性及意識形態，看他大約是代表哪一種思維與利害關係，而不是光看他這個<text:span text:style-name="T3"><text:s/>“</text:span>人<text:span text:style-name="T3">” </text:span>本身，又不是在選女婿。<text:span text:style-name="T3"><text:line-break/><text:line-break/></text:span>選舉是選一種角色，不是選一種人；我們必須從角色的標準去思考，而不是從人的角度。例如林義雄無疑是個好人，但他如果當總統，我看會是台灣社會一個毀滅性的大災難。我不是現在才這樣講，早在十幾二十年前他想選總統時，我就明白表示強烈反對，因為角色不適合。今天若有人請我當總統，我也不會同意，因為我知道我也不適合扮演這樣的角色。人和角色是兩回事。<text:span text:style-name="T3"><text:line-break/><text:line-break/></text:span>但若有人請我參加哈巴狗盃發呆比賽或自言自語競賽，我自信應能奪冠。這兩門功夫我已經練了<text:span text:style-name="T3">20</text:span>年。也許千年已過，我都還不知今夕何夕。我常以為已經醒了，結果發現似乎還在夢中。</text:p>
      <text:p text:style-name="P1"><text:span text:style-name="T1">陳真</text:span><text:s/>  |  2014.12.05 14:44   |   <text:a xlink:type="simple" xlink:href="http://palinfo.habago.org/Entry?Command=Information_PrintForum&amp;iPage=366#FORUM33241"><text:span text:style-name="T2">#</text:span></text:a></text:p>
      <text:p text:style-name="P2">選人不選黨，如前所述，在當前社會，即不合理，更非事實。<text:span text:style-name="T3"><text:line-break/><text:line-break/></text:span>方文山稱讚說，這次台北市長選舉是選人不選黨的結果之呈現。如果這是一種事實，那麼，難道除了連、柯之外的其他五位侯選人全是人渣還是怎樣？否則得票數怎麼那麼低？<text:span text:style-name="T3"><text:line-break/><text:line-break/></text:span>例如陳永昌，<text:span text:style-name="T3">1995</text:span>年，林義雄發起的<text:span text:style-name="T3"><text:s/>“</text:span>千人守夜<text:span text:style-name="T3">“ </text:span>那個夜晚，我跟他有過一席談；漫漫長夜中，跟林義雄三人一起聊了一會兒一些政治上的事。事後，他遞給我一張名片，寫著陳永昌，在台大好像是國貿系教書。雖然感覺有點愛台灣，但還蠻好溝通，而且溫文儒雅，具有一種理想性格，同時也身體力行，長期參與社運。<text:span text:style-name="T3"><text:line-break/><text:line-break/></text:span>可是，人家擅於造謠抹黑耍詐出奧步的柯先生得了八十幾萬票，陳永昌得了幾票呢？一千多票。若是選人不選黨，<text:span text:style-name="T3">“</text:span>人<text:span text:style-name="T3">” </text:span>的好壞有差這麼多嗎？票數應該倒過來才對。可見所謂選人不選黨絕非事實。<text:span text:style-name="T3"><text:line-break/><text:line-break/></text:span>即使在一個成熟的文明社會也不該選人不選黨，因為人比黨更加不可靠，更加不可預測，更加危險。一個黨，再怎麼亂搞，總是多少還有跡可尋，而且有同儕與黨章及基本政策牽制約束。但<text:span text:style-name="T3"><text:s/>“</text:span>人<text:span text:style-name="T3">” </text:span>就根本沒有人管得著了。<text:span text:style-name="T3"><text:line-break/><text:line-break/></text:span>如果選人不選黨是對的，那我們根本不需要政黨政治。<text:span text:style-name="T3"><text:line-break/><text:line-break/></text:span>結論是：可別再相信什麼超越藍綠、選人不選黨這種鬼話或傻話了。</text:p>
      <text:p text:style-name="P1"><text:span text:style-name="T1">陳真</text:span><text:s/>  |  2014.12.05 13:07   |   <text:a xlink:type="simple" xlink:href="http://palinfo.habago.org/Entry?Command=Information_PrintForum&amp;iPage=366#FORUM33240"><text:span text:style-name="T2">#</text:span></text:a></text:p>
      <text:p text:style-name="P3">有個黨外朋友，我很喜歡他，正直善良，風趣幽默，平易近人，而且很有勇氣。但大家可能早已把他給忘了。他叫江鵬堅，外號椪柑，美麗島事件林義雄的辯護律師，民進黨的創黨黨主席。<text:span text:style-name="T3"><text:line-break/><text:line-break/></text:span>我手邊有一本三十年前他送的書，自己寫的，書名叫<text:span text:style-name="T3"><text:s/>"</text:span>不信公義喚不回<text:span text:style-name="T3">"</text:span>。以前我寫文章常引用這句話，但這十幾年來不再引了，因為我想公義如風，如逝去的青春，確實是喚不回了。原本以為，這麼清楚的一種是非公義，怎麼可能喚不回？可是，喚不回就是喚不回。現實就是如此。<text:span text:style-name="T3"><text:line-break/><text:line-break/></text:span>說起來，就是一種絕望。只是很奇妙的是，在徹底的絕望中，我彷彿才真正體會到一些我過去僅是耳聞卻不曾明白的道理。<text:span text:style-name="T3"><text:line-break/><text:line-break/></text:span>維根斯坦的千萬言，他的一切思想，可以用一個字來總結，就是<text:span text:style-name="T3">nonsense(</text:span>無意義<text:span text:style-name="T3">)</text:span>；而齊克果呢，也挺類似，他排斥命題，否定概念，討厭智慧，卻特別推崇弔詭<text:span text:style-name="T3">(paradox)</text:span>，弔詭就是邏輯上的一種矛盾。<text:span text:style-name="T3"><text:line-break/><text:line-break/></text:span>例如：<text:span text:style-name="T3">"</text:span>我這標題是錯的<text:span text:style-name="T3">"</text:span>，這話便是個弔詭。這標題若是錯的，那麼，這標題的內容就是錯的，意即這標題是對的。但這標題若是對的，那麼，其內容便為真，一旦內容為真，這標題自然又變成是錯的了。<text:span text:style-name="T3"><text:line-break/><text:line-break/></text:span>不管你怎麼說，由前提必然導出一個與前提矛盾的結論。這就是弔詭。弔詭自然就是一種<text:span text:style-name="T3"><text:s/>nonsense</text:span>，因為邏輯上不可能成立。<text:span text:style-name="T3"><text:line-break/><text:line-break/></text:span>但是，齊克果說，弔詭是智慧的開端，因為它<text:span text:style-name="T3"><text:s/>"</text:span>掃除了世上所有的概念<text:span text:style-name="T3">"</text:span>。<text:span text:style-name="T3"><text:line-break/><text:line-break/></text:span>我把話講這麼白，對這兩位前輩著實不敬，但為了易於說明，也只能把原本幽深微妙的話語給說白了。當我們對自身、對這世上一切不再抱持一絲希望時，也許那真正的救贖與仰望才會顯現。<text:span text:style-name="T3"><text:line-break/><text:line-break/></text:span>甘地說，<text:span text:style-name="T3">"</text:span>男男女女任何人，當一個人把自己給降到零時，他就能撼動整個世界。<text:span text:style-name="T3">" </text:span>意思是說，當我充滿自信時，我充滿恐懼；可當我毫無自信、一點重要性也沒有時，我卻彷彿變得<text:span text:style-name="T3">invincible</text:span>，萬夫莫敵，彷彿什麼也不怕了。</text:p>
      <text:p text:style-name="P1"><text:span text:style-name="T1">陳真</text:span><text:s/>  |  2014.12.05 12:35   |   <text:a xlink:type="simple" xlink:href="http://palinfo.habago.org/Entry?Command=Information_PrintForum&amp;iPage=366#FORUM33239"><text:span text:style-name="T2">#</text:span></text:a></text:p>
      <text:p text:style-name="P2">祖珊，你也許把綠的那些人想得太善良了，事實上不是這樣，他們並不是因為才當家一兩天就馬上知道自己錯了，彷彿誤會一場，而是過去那一切純粹只是抹黑，故意講得一文不值。<text:span text:style-name="T3"><text:line-break/><text:line-break/></text:span>可是，一旦得逞之後，他們就會根據當下不同的私利考量與政治需求，而有截然不同甚至完全矛盾的說法或做法。不像國民黨，一就說一，二就說二，雖然有時稍嫌固執，但至少可預測。<text:span text:style-name="T3"><text:line-break/><text:line-break/></text:span>因此，綠營人士講話，究竟講些什麼，你得問是幾點鐘講的？在哪個地方講的？對誰講的？早上十點講的話，也許十一點就變了；在台中講的話，講得信誓旦旦，也許還砍雞頭發誓，但是，到了台南又是完全不一樣的另一套說詞；而且，看人說人話，見鬼說鬼話，到了教堂喊耶穌，進了廟裏又說起和尚的話。<text:span text:style-name="T3"><text:line-break/><text:line-break/></text:span>這些人是一種機會主義者，機會在哪，就往哪靠攏；除了利益，其實沒有堅固的意識形態，一切只是追求利益的手段，包括所謂台獨、反核、反這個反那個等等，全然說不準，時間、場合與對象不同，說法作法便也不同。<text:span text:style-name="T3"><text:line-break/><text:line-break/></text:span>所謂理想，不過就是追求個人利益與權力的一種手段。因此，當他掌權，倒也不一定做壞事；不管做什麼，全得精算，看看這樣做對我有什麼好處。<text:span text:style-name="T3"><text:line-break/><text:line-break/></text:span>這是我三十幾年來近距離觀察出來的結論，這不是什麼獨特的觀察，這理應只是一個再明顯也不過的事實。<text:span text:style-name="T3"><text:line-break/><text:line-break/></text:span>當我年少無知時，發現這個黨、這些人，怎麼白天晚上不一樣，人前人後不一樣，台上台下不一樣；白天史豔文，巍巍峨峨，到了晚上就變成千心魔，言行猥瑣，著實感到很震驚。但我早已清醒而不再驚訝。<text:span text:style-name="T3"><text:line-break/><text:line-break/></text:span>想想南北高速公路，想想高鐵，想想台北捷運，想想每一個政策，全然說得臭不可聞，一文不值，但戲演完了，就彷彿一切只是誤會一場。<text:span text:style-name="T3"><text:line-break/><text:line-break/></text:span>我並不驚訝政客如此作為，我倒是很驚訝人們之健忘或無所謂。</text:p>
      <text:p text:style-name="P1"><text:span text:style-name="T1">祖珊</text:span><text:s/>  |  2014.12.05 12:25   |   <text:a xlink:type="simple" xlink:href="http://palinfo.habago.org/Entry?Command=Information_PrintForum&amp;iPage=366#FORUM33238"><text:span text:style-name="T2">#</text:span></text:a></text:p>
      <text:p text:style-name="P3">再看一次留言，感嘆自己「好儍好天真」！<text:span text:style-name="T3"><text:line-break/><text:line-break/></text:span>另外，因為陳真醫師留言版，我才注意到巴勒斯坦和以色列的事情。除了台灣，世界還有很多可以關心的事！</text:p>
      <text:p text:style-name="P5"/>
      <text:p text:style-name="P1"><text:span text:style-name="T1">祖珊</text:span><text:s/>  |  2014.12.05 11:34   |   <text:a xlink:type="simple" xlink:href="http://palinfo.habago.org/Entry?Command=Information_PrintForum&amp;iPage=367#FORUM33237"><text:span text:style-name="T2">#</text:span></text:a></text:p>
      <text:p text:style-name="P3">陳醫師您好：<text:span text:style-name="T3"><text:line-break/></text:span>對已經習慣獨白式留言的我而言，昨天傍晚忽然看到您長長二則的留言，除了謝謝您認真的回應，也不斷思索著留言中討論的道德與美醜的絕對性。<text:span text:style-name="T3"><text:line-break/></text:span>今天早上看著鄭文燦和柯市長聯手續建航空城的新聞，想到二天前鄭市長才說要停建航空城改作下水道，柯市長説忠孝西路公車專用道拆除要再考慮。卻沒有媒體或網民對他們窮追猛打。若是三天前，我的心裏一定酸到不行，覺得社會真的太不公平了。但是今天卻有些微不同。<text:span text:style-name="T3"><text:line-break/></text:span>「不在其位，不謀其政」當家才知當家的苦。今天民進黨的首長願意「蕭規曹隨」國民黨的政策，不正是証明政策沒有錯？柯建銘前日說「服貿」可以談，和「習英會」的傳聞，也不正説明馬英九的國家路線沒有錯？沒有錯誤的施政方向，只有錯誤的「領導者」？其實心裏早就存在的想法是「想看蔡英文親手將台灣交給大陸」，再看看到時綠色支持者要如何面對？是破口大罵，還是安靜接受呢？<text:span text:style-name="T3"><text:line-break/></text:span>對自己這樣充滿報復，忿忿不平的情緒苦無出口。直到昨天早上發文後才覺些許舒坦。陳醫師回應中對道德和是非美醜絕對性的堅持，和經由藝術可陶冶性靈，平復情緒的啟發也讓我再三沈吟。因為以往覺得文學和藝術是工作之餘的休閒，當然要先養活自己才能怡情養性。綠營政治人物中也不乏喜歡音樂的人，如尤淸、王世堅？（抱歉我對綠營人物很陌生），但音樂似乎沒對他們產生影響？無論如何，昨天陳醫師的回應讓我找回一些曾被我棄之於側的感性。原來那一些曾經很在乎，卻在社會化過程中覺得無益的風花雪月，才是存活在現在台灣的解藥。<text:span text:style-name="T3"><text:line-break/></text:span>曲高和寡，知道自己對詩集和美術的感受並不靈敏，只特別喜歡勵志片。電影中凡是結尾有希望的我都會從中得到啟發，是入戲的儍子。平凡的我只有對美德有些堅持，卻因此覺得自己跟不上時代。<text:span text:style-name="T3"><text:line-break/></text:span>回到鄭文燦和綠營，我這個軟弱的深藍開始覺得，是否等綠營奪得全部政權，他們的道德感就會回來了？強龍不壓地頭蛇，是否當資源都在他們手上才會珍惜？順便吐露一下對馬總統任命毛院長的意見<text:span text:style-name="T3">--</text:span>現在哪一個人願意陪馬作完任期？真是又要馬兒倒又要馬兒跑，精神錯亂嗎？<text:span text:style-name="T3"><text:line-break/></text:span>我沒有想從深藍轉綠，只是如果綠色真往藍的方向，我又有什麼好酸的？國民黨要怎麼改革？如果綠的放棄了意識型態的追求，真不知藍的要怎麼改。</text:p>
      <text:p text:style-name="P1"><text:span text:style-name="T1">陳真</text:span><text:s/>  |  2014.12.05 10:37   |   <text:a xlink:type="simple" xlink:href="http://palinfo.habago.org/Entry?Command=Information_PrintForum&amp;iPage=367#FORUM33236"><text:span text:style-name="T2">#</text:span></text:a></text:p>
      <text:p text:style-name="P2">我也喜歡方文山，他的詞寫得好。凱因斯說，經濟學很容易讀，但要讀得傑出卻很難。我想文字也一樣，大家都識字，大家都會寫，但要寫得傑出卻很難。<text:span text:style-name="T3"><text:line-break/><text:line-break/></text:span>我是屬於<text:span text:style-name="T3"><text:s/>"</text:span>因人廢言<text:span text:style-name="T3">" </text:span>那一型，因為我不相信狗嘴裏能吐出象牙；我何必浪費時間去看一些沒有營養、品性不端、腦袋一團漿糊的人寫的空洞低能文字？<text:span text:style-name="T3"><text:line-break/><text:line-break/></text:span>就跟看電影一樣，例如只要出現台灣那些大賣座<text:span text:style-name="T3"><text:s/>"</text:span>導演<text:span text:style-name="T3">" </text:span>的名字，給我五千塊我也不會去看，給我五萬塊也許我就會考慮，但我會蒙面進場以免被人認出。<text:span text:style-name="T3"><text:line-break/><text:line-break/></text:span>方文山寫這東西是需要點勇氣的，可悲的是，這年頭，連講這樣一些普通常識都需要極大的勇氣，由此可見這島已經病態到何種地步。<text:span text:style-name="T3"><text:line-break/><text:line-break/></text:span>方文山這文章，我基本上都贊同，除了一點之外，就是所謂選人不選黨。這話只能用在一種正常社會，而沒法應用在台灣。原因至少有二：<text:span text:style-name="T3"><text:line-break/><text:line-break/></text:span>第一，所有政見，所有意識形態，所有觀點，所有命題，本質上全是平等的，見仁見智的。在這樣一種意義上，我們選人不選黨。可是，一旦出現道德與基本價值上的重大差異，這個<text:span text:style-name="T3">"</text:span>見仁見智<text:span text:style-name="T3">" </text:span>的基礎就消失了。我們被迫只能在基本價值的面向上做出優劣選擇。<text:span text:style-name="T3"><text:line-break/><text:line-break/></text:span>第二，好比說，當年納粹參選，就算派出一個聖人來參選，我也不會選他，因為選舉從來都不是在選女婿選媳婦，而是在選出一個黨的代表人。你所投下的一票，並不是進入這個人的個人口袋裏，而是進入黨機器中，壯大了這個黨。<text:span text:style-name="T3"><text:line-break/><text:line-break/></text:span>因此，一個人的個人表現如何，基本上已經不是一個考量重點。在進行這樣的私人考察之前，得先通過更高層次的一種集體道德考察，也就是考察他所屬的黨，考察他所代表的價值意義及手段的正當性。<text:span text:style-name="T3"><text:line-break/><text:line-break/></text:span>就好像你看一場比賽，其中一方從頭到尾用奧步、出賤招，無所不用其極。這時候，你還選他嗎？正常人當然不會。因為這樣一種選手，已經失去參賽資格。即便他也許每天日行一善，每天強迫扶老太太過馬路也一樣。他已經從一種平等受評的地位上消失了。一個作弊的選手，技術再好，平常表現再優異，也只能請他出局，沒有第二句話。<text:span text:style-name="T3"><text:line-break/><text:line-break/></text:span>一個高度世俗化<text:span text:style-name="T3">(</text:span>相對於政治教條化、教條信仰化<text:span text:style-name="T3">)</text:span>的成熟社會，成員普遍對政治冷感，因為各種政見彼此之間實在相去不遠；就算不同政見之間有明顯正反不同，頂多也只是一種事務層次上的不同，而非道德價值層面上的差異。<text:span text:style-name="T3"><text:line-break/><text:line-break/></text:span>至於選上或選不上，對候選人來講，差別亦不大。又不是要大撈一票，落選又何妨？所以，你看成熟社會的選舉，恐怕比我們選班長選學生會主席還冷清，因為有關抉擇的種種考量，不管是在選民或候選人這一端，差別都不大，基本上都只是在同一平面上的相對性觀點不同，而非道德本質或道德作為上的根本差異。<text:span text:style-name="T3"><text:line-break/><text:line-break/></text:span>因此，越是落後社會通常政治越狂熱，因為牽涉太多私人利益，而且原本屬於理性範疇的議題全部被刻意炒作成敵我之間的信仰問題。而且，越是落後社會，越是不擇手段。面對這種狀況，所謂選擇就有了不同優先順序的考量。基本價值面必然優先於技術面；集體必須優先於個人。<text:span text:style-name="T3"><text:line-break/><text:line-break/></text:span>黨外時，就如黨外人士所常說，就算推出一條狗挑戰國民黨，我也會把選票投給狗，而不會投給國民黨，即便他派出聖人來參選也一樣。為什麼？因為那時的國民黨貪污腐敗，倒行逆施，你投給聖人只是一種假象，聖人依然代表著背後那個惡魔黨，聽從黨的指令行事。<text:span text:style-name="T3"><text:line-break/><text:line-break/></text:span>同理，這年頭，國民黨就算推出一隻蚱蜢參選，我這一票肯定也是屬於蚱蜢，而不會投給那個整天煽動民粹暴力、整天挑撥族群仇恨、整天製造內部敵人、整天檢查他人思想是否忠貞的綠色法西斯。<text:span text:style-name="T3"><text:line-break/><text:line-break/></text:span>如果有人說，他有不同的價值認定，這當然又是另一種爭議了，但不管怎麼樣，這年頭，如果有人說他選人不選黨，選政見而不管競選手段的正當性，不管所屬政黨的道德表現，那他就是在自欺欺人。</text:p>
      <text:p text:style-name="P1"><text:span text:style-name="T1">隆誌</text:span><text:s/>  |  2014.12.05 09:16   |   <text:a xlink:type="simple" xlink:href="http://palinfo.habago.org/Entry?Command=Information_PrintForum&amp;iPage=367#FORUM33235"><text:span text:style-name="T2">#</text:span></text:a></text:p>
      <text:p text:style-name="P3">今天早上，朋友傳來詞曲創作者方文山在臉書上的一篇文章。讀完之後，覺得很感慨。在學會尊重不同意見之前，言論是沒有真正的自由，只有無止境的民粹。尤其那些所謂<text:span text:style-name="T3">x</text:span>營的支持者，完全以民粹為導向。<text:span text:style-name="T3"><text:line-break/><text:line-break/></text:span>很尊敬方文山的創作，在這幾年一片濫情歌中，他寫的詞曲算是有文化深度。雖然周杰倫唱得有點歪歪曲曲，可是方文山寫的歌詞極具中華文化的內涵。<text:span text:style-name="T3"><text:line-break/><text:line-break/>==============================================<text:line-break/><text:line-break/></text:span>《請試著別把政治傾向信仰化》<text:span text:style-name="T3"><text:line-break/><text:line-break/></text:span>原來心情跌至谷底，不是把心情擬人化後的形容詞，而是把心情物體化後的動詞，<text:span text:style-name="T3"><text:s/></text:span>摔的我鼻青臉腫、骨折內傷。而這猶如深層地震般的內傷，本想靠自我催眠持續在心中默念<text:span text:style-name="T3">:</text:span>情況沒那麼糟，情況沒那麼糟<text:span text:style-name="T3">……</text:span>然後自我逐步療癒，說服自己冷處理，更別情緒化的回應，只要低調不再繼續貼文，只要不去看臉書，只要假裝那個世界不存在，心情就不會受影響。作息照常、日子照常、工作照常，然後等選舉發酵期過了就沒事，屆時又會有新的社會議題，轉移網友們注意。但其實我無法假裝臉書的世界不存在，因為網誌留言版上的留言，我都會一則一則去看。同時面對較為直接的評論，我也不會將他的留言刪除，或封鎖成黑名單<text:span text:style-name="T3">……</text:span>，我從頭到尾沒這麼做，以後也不為，不想這裡變成一言堂。但是看到情緒性發言心情還是會很不好，雖然大家不會再保持同等熱度討論同一件事，這幾天相關議題的網誌上那些壁壘分明、針鋒的留言已減緩，甚至停止，但不表示人家會忘記。雖然任何社會議題都會過去，但印象記憶會留下來。所以大動作的撰文澄清，對看過新聞的人不重要、對持不同意見的網友不重要、對新聞媒體也不重要，但對我自己很重要<text:span text:style-name="T3">……</text:span>因為這篇網誌會跟隨其他網誌一直留在我臉書上。<text:span text:style-name="T3"><text:line-break/><text:line-break/></text:span>那到底發生了什麼大事？喔<text:span text:style-name="T3">…… </text:span>因為我創作了一首歌詞，然後在網誌上表達了自己的意見，並且準確的預測到結果，然後呢？<text:span text:style-name="T3">……</text:span>就這樣而已啊<text:span text:style-name="T3">!</text:span>卻馬上成了十惡不赦之徒，被謾罵的體無完膚。十八世紀法國哲學家伏爾泰<text:span text:style-name="T3">(Voltaire)</text:span>曾說<text:span text:style-name="T3">:</text:span>「我並不同意你的觀點，但是我誓死捍衛你說話的權利。」唉<text:span text:style-name="T3">……</text:span>那是二百多年前的人說的話，如果伏爾泰先生能長命百歲，突破人類壽命極限，並且不可思議的活到二十一世紀，然後遠渡重洋來到位於東亞的台灣，來考察他所擁護的言論自由，我想經隨行人員翻譯後，他會對台灣選前網路上不同立場間，彼此相互攻訐與唾罵、正義的解釋權在自己陣營的一方，只差沒實際拿起武器火拼的激烈戰況，肯定瞠目結舌、難以置信，並且留下深刻印象。接著迫於現實壓力下，可能認真考量當初說的話，或許不夠周延，不能放諸四海皆準，只得另修一個台灣專用版的「我不在意你的觀點為何，但只要跟我不一樣，我誓死消滅你說話的權利。」<text:span text:style-name="T3">……</text:span>當然以上這段較為偏激的措詞，是個不恰當的比喻，但這是我<text:span text:style-name="T3">11</text:span>月<text:span text:style-name="T3">18</text:span>日在上傳「同一種世界」的<text:span text:style-name="T3">MV</text:span>時，被網友負評時心情寫照。<text:span text:style-name="T3"><text:line-break/><text:line-break/></text:span>本以為低調冷處理，只要熬住新聞鋒頭那幾天不出聲，似乎一切都會事過境遷。似乎會慢慢被人所淡忘。但這一切的似乎，其實並不似乎。上星期公司同事跑來跟我說一件事，我才恍然大悟，其實更多針對此事困惑或質疑的人，不一定會到我網誌點閱，就算點閱了人家也懶的留言。但這則消息的新聞效應卻已進入各個階層，因為，連音樂圈都有人對我持負面的意見，這點讓我很在意。我同事秀出手機裡一則臉書網誌，裡面是音樂圈裡某詞作者，對我不以為然的評價。原來在我不知道的地方，此事件是如此的發酵，這也促成我下定決心，決定還原整個事件的經過。因為眼下看來，繼續保持沉默，所謂的冷處理，某種程度就代表心虛、默認，也就還是會繼續被誤解、被批評，甚至對某些人來講，已不是被貼上標籤，而是如紋身般，被紋上顏色，洗不掉了<text:span text:style-name="T3">…… <text:line-break/><text:line-break/></text:span>當然立場偏藍，或所謂泛藍又怎樣呢？就是深藍也沒關係吧<text:span text:style-name="T3">!</text:span>但我的觀點是<text:span text:style-name="T3">:</text:span>除非已加入政黨的黨員，理論上當然要擁護自己黨的中心思想，與較無疑慮的支持參選的黨員。<text:span text:style-name="T3"> <text:line-break/></text:span>但如果並非黨員，我以為投票時，應該就候選人的政策面去思考，或去檢視競選連任者執政時的政績。這篇文章我邊打邊感慨，我竟需要如此鄭重的聲明<text:span text:style-name="T3">…</text:span>只因這是台灣選戰特殊的社會氛圍，對不同聲音的人充滿敵意<text:span text:style-name="T3">!</text:span>接下來，我真的只想在本業上好好創作，不想被冠上任何色彩。我在前一篇網誌也已說的很清楚，我選人、選政見，但不選黨派<text:span text:style-name="T3"><text:s/></text:span>及顏色。因為除了黨員外，永遠都只選黨派及顏色的選民，恐怕已某種程度將政治傾向信仰化了，一旦將政治傾向變成信仰後，將只有立場，而無是非。試問如宗教般的信仰豈能挑戰？誰能容許他人挑釁與質疑自己的信仰？信仰是不容易被改變的，幸好台北市大多數的選民並沒有將政治傾向信仰化，因為原本六比四藍大於綠的選民結構基本盤，<text:span text:style-name="T3"><text:s/></text:span>市長選舉結束後，竟然顛覆成四比六綠大於藍，這足以說明台北市的選民並沒有將政治傾向信仰化。<text:span text:style-name="T3"><text:line-break/><text:line-break/></text:span>因此事對我持負面觀感的網友，是基於媒體上現有的資訊，而去判斷及解讀我，這或許也不能怪他們，因為我持續保持沉默，並沒有挺身反駁與解釋。我想會被網友們負評主因，也是此事的核心爭議，就是我的創作動機，似乎是為了某種利益而為特定候選人創作。這也是此事件造成某些網友對我觀感不佳，甚至心生厭惡的主因。當然，在這裡還是必須先感謝那些，我還沒大動作澄清前，就已相信我不至於如此，要我繼續加油的網友，甚至有些人還為我緩頰，真心由衷感謝你們。接下來我先陳述，到底我同事給我看的那則網誌裡面寫了些什麼？剛才提及的那位詞作者，其實我對他的作品也還蠻欣賞的，也因此，我實在無法接受他的誤解。也同時是某些網友的誤解，直白的說就是<text:span text:style-name="T3">……</text:span>我缺錢、缺到亂接案子，然後為政治人物寫歌<text:span text:style-name="T3">… </text:span>他的網誌，我截錄一段如下<text:span text:style-name="T3">:</text:span>若作詞人也有品格，我想那是一種不亂接案子的堅持，還有品味。品味很重要，然後說我忘了初衷等等<text:span text:style-name="T3">……</text:span>這字裡行間，赤裸裸懷疑起我的人格，實在是無法讓人再冷處理<text:span text:style-name="T3"> <text:line-break/><text:line-break/></text:span>我之所以一直沉默的原因，一開始真的是有駝鳥心態，想風波趕快過去，所以選擇冷處理，不想再貼相關的網誌，讓人持續關注此事，讓新聞熱度趕快降溫。二來我不是那種一看風向不對，火已經反燒回自己了，於是開始切割、急著撇清，然後輕描淡寫的說<text:span text:style-name="T3">:</text:span>我只是接接案子、寫寫歌而已<text:span text:style-name="T3">… </text:span>其他跟政治有關的事我毫不知情也不介入，甚至隱約透露反悔之意<text:span text:style-name="T3">…</text:span>不，不會的，這念頭從來沒有出現過，我壓根就沒打算這麼做，但確實一開始是想低調冷處理，在此首先聲明的是，我已在上一篇網誌明確的提及，此次選舉，我支持的候選人就是連勝文先生。我還是要說一次，為什麼不可以呢？為什麼，我到底做了什麼嗎？不過就在民主社會的選舉中，自由的發表意見而已，支持民調落後的候選人是一種原罪嗎？是一種恥辱嗎？縱使他落敗了，也依舊有<text:span text:style-name="T3">60</text:span>多萬台北市民投他票。我唯一不可以的是，或許是創作者不該公開表態支持某特定候選人，這確實會影響及干擾他人對你作品的評價，因為會被戴上有色的眼鏡看你及你的創作，而我也為此付出代價。<text:span text:style-name="T3"> <text:line-break/><text:line-break/></text:span>其實以詞曲作者的身份去協助選戰歌曲的執行，一開始就知道將來一定會引發不同立場者的非議，所以我退居二線，請我助理從旁協助。也因此<text:span text:style-name="T3">MV</text:span>不是我拍的，這支<text:span text:style-name="T3">MV</text:span>所衍生的執行費用是朋友公司統籌的，沒有一張付款發票是出自我公司，但歌詞與文案都是我寫的，幾次執行會議我也都有參與，並提供意見，這首「同一種世界」屆時如要在公開場合播放，去公播協會洽詢公播付費時，是詢問不到作詞版權資料的，因為我根本沒有去請這筆作詞費，這首詞從頭到尾沒有詞曲授權書，因為我壓根就沒拿作詞費，我沒那麼缺錢好嗎？這部份在上一篇網誌已經說明了。其實一開始，連營並沒有要我署名歌詞是我寫的，他們也沒有要以此消費我，就像為新北市長朱立倫寫「有夢的孩子」及為屏東市長候選人邱名璋寫「最強的太陽」一樣，雙方都有默契，不提詞作者為誰。而他們也都信守承諾，<text:span text:style-name="T3"><text:s/></text:span>因為他們都知道，不管你為那種顏色寫歌，你已經先得罪一半的人了。如今藍與綠的得票率是六四比，我恐怕是得罪了六成的人了。<text:span text:style-name="T3"> <text:line-break/><text:line-break/></text:span>至於「同一種世界」這首歌為何最後會傳出是我所寫的？此事實在是意外、始料未及。因為媒體第一時間誤以為第一則短版<text:span text:style-name="T3">MV</text:span>是我自己上傳的，事後我求證是連營內部的人，然後連營又在當天下午舉行該支選戰歌曲<text:span text:style-name="T3">MV</text:span>的記者會，他們選在當天舉行記者會，我並不知情，我不是競戰團隊的一員，自然也無需被告知。然後媒體基於職業敏感度直覺認為是我寫的。唉<text:span text:style-name="T3">…… </text:span>我們雙方都只能不承認，也不否認，因為否認就是說謊，但不否則就是承認，於是擦槍走火，這首「同一種世界」我是一個在<text:span text:style-name="T3">MV</text:span>裡面不掛名卻被證實的作者，如今現在想想，倒也還好，就幫緣份吧<text:span text:style-name="T3">!</text:span>否則我就無此機會，順勢上傳此則有關我對台北市政建設的一些建言。其實這類文化觀察性質的文章，也曾出現在我網誌，但點閱與回應率很低。<text:span text:style-name="T3"><text:line-break/><text:line-break/></text:span>另外再說明一下，除連勝文先生外，我又為何幫其他二位候選人創作歌詞。我為新北市長朱立倫寫「有夢的孩子」沒什麼好特別說明，因為同是藍軍候選人，我不認為網友感興趣。但簡單的說就是，朋友居間協調，再加上桃園是我成長的地方，父親與哥哥都還住桃園，朱市長是我們的老縣長，也就義不容辭的幫忙了。至於我為民進黨籍屏東市長候選人邱名璋創作的選戰歌曲「最強的太陽」，或許網友們比較感興趣，之所以幫他寫，是因為一位深交多年的摯友，托我協助創作，為此我還特地去了解邱議員的政見與施政理念，然後才應允同意。因邱議員當時競選總部成立現場需有「最強的太陽」單曲<text:span text:style-name="T3">CD</text:span>發送，在時間緊迫下，我還協助找美編、找印刷廠，一星期內壓片趕製，所有款項我朋友負擔。為邱議員趕製的選戰歌曲一事，真沒想到，現在倒成了佐證我不是深藍選民的護身符。但其實我使用護身符此一詞彙，自己都有點不安，但在現今社會輿論氛圍下，仿佛政治傾向偏藍是做錯了什麼事，需要拉綠色來當沖淡色彩，這什麼道理？簡直有點莫名其妙。但最莫名其妙的是，我還是需要舉出此事例來當佐證，否則人家不為相信。但其實寫了這些也是只是自己開心，要無限上綱戴帽子可以用任何方法，就說你藍綠通吃、二邊壓寶，這又是一個莫名其妙。<text:span text:style-name="T3"> <text:line-break/><text:line-break/></text:span>除了這三首無酬創作的選戰歌曲之外，以下列舉些因公益而創作的專案，前一陣子安寧照護協會請我創作二首跟生活最終關懷有關的韻腳詩，詢問我報價，我說我這邊無償創作。台中市籌備中的市歌「山櫻花」，<text:span text:style-name="T3"><text:s/></text:span>一年多前就跟我接觸，委託我參與創作，因我母親與祖母、外祖母都是台中人，加上我也讀過豐原的翁子國小，<text:span text:style-name="T3"><text:s/></text:span>因此我一開始即表明將創作酬勞捐給翁子國小，但他們說此舉與行政程序不符，請我自己捐助，所以我公司版權部才自行捐助。還有義務代言中華郵政青花瓷紀念郵冊的公益活動，當天簽名郵冊後義賣所得一百多萬，中華郵政也分別捐給罕見疾病基金會，與育成社會福利基金會。還有天使心家族社會福利基金會幾次的公益活動也都有參與，也答應義務為喜憨兒基金會寫歌，幾年前桃園縣品德歌「有種幸福叫年輕」也是無償創作，甚至台中大墩國中校歌「希望森林」也因認同校長認真辦學的精神，也是免費創作，真的不要再說我忘了初衷、沒有品格之類的話。十幾年前，剛到阿爾發唱片，我每天從桃園騎機車到台北上班，月領二萬，我賺的錢，都是我一個字一個字寫出來的。有關公益的活動只要能力所及，工作時間允許，我都還是會盡量給予協助。音樂圈的那位詞作者，請不要看到黑影就開槍，都是同一個圈子，那天在某個場合總會遇到。許常德老師也對此事件發表看法，但文章論點並非在創作者身上，也沒像你那樣，針對性十足，質疑起我的人格。<text:span text:style-name="T3"><text:line-break/><text:line-break/></text:span>接下來我大概描述一下，當初我對連勝文先生所提的市政建言為何。我的提議並非什麼公共基礎建設，也非什麼振興經濟專案，或招商計劃等。那些領域的東西我不懂，我主要是純以文化的眼光來看待一個城市，將城市比擬成一個人。一個人有一個人的風格與氣質，城市應該也要有自己的風格與氣質。雙方談的是如何形塑台北市的城市氣質，讓台北成為一座文化識別度的城市。因為我始終覺得，建築是一座城市的名片，如在一座台北城的模型中將指標性<text:span text:style-name="T3">101</text:span>大樓抽走，台北的城市面貌將難以辨認，缺乏其他具城市文化識別度的相關建築群。我所強調的是一整個區域的建築群，這建築群是伴隨與見證這座城市的成長，它屬於這城市某個階段的共同記憶。很可惜，這樣具城市文化識別度的建築群，在台北市基本上沒有，台北市的歷史建物<text:span text:style-name="T3">(</text:span>我不敢提古蹟當例子<text:span text:style-name="T3">)</text:span>充其量最多就保留一條街，想找出一個完整區域，且屬於某年代建築調性的建築群，簡直就是奢談。台北的建築，因歷史因素拆除，或光復初期的建設規劃不重視等等原因很多<text:span text:style-name="T3"><text:s/></text:span>在此不贅言，此部份略過不談。我想說的是，早期的城市建築已不復存在，但現在開始建造的，總可以透過行政規範給予一個建築調性，營造出一個空間美學，然後用數十年的時間慢慢形塑台北市的城市氣質與風格，此部份可召集政府相關單位與民間組織共同研商討論，賦予每個行政區一種特別的建築文化屬性，以行政補貼舊公寓外牆拉皮，或約束都更案的建築樣式，以及新式大樓的色調等，將台北建設成一座具有文化識別度的城市。但其實這不容易，相當不容易，因為短期間內，幾乎是看不到成效，甚至四年任內都看不出具體的施政成績，可能要等二、三十年，一個世代的時間才能見其初步效果。也因此就所謂的政績而言，這建言相當不討喜，甚至會招來網友批評，吃都吃不飽了，還胡搞什麼城市氣質<text:span text:style-name="T3">?</text:span>什麼文化識別度<text:span text:style-name="T3">?</text:span>這真的很不容易做到。但連勝文先生對我的提議很感興趣，也很認同，加上彼此年齡相仿，發現連先生心態很年輕很能溝通，我們還交換了些意見與討論，最終他也打算做為未來的施政項目之一。也因此，<text:span text:style-name="T3"><text:s/></text:span>我真的很希望能藉由他的當選而開始來規劃一個二十年後的台北。因為城市建設，本來就應劃分短、中、長等不同時期與階段去規劃。<text:span text:style-name="T3"><text:line-break/><text:line-break/>(</text:span>最後說明的是，我與連先生見面的這件事發生在七個多月前，以下是我臉書<text:span text:style-name="T3">4</text:span>月<text:span text:style-name="T3">16</text:span>日的網誌，以及當時隨網誌附貼的一篇與城市建設有關的文章。<text:span text:style-name="T3"><text:s/>(</text:span>以下為<text:span text:style-name="T3">4</text:span>月<text:span text:style-name="T3">16</text:span>的網誌內容<text:span text:style-name="T3">)<text:line-break/><text:line-break/></text:span>大約一星期前我與連勝文先生有一場小茶敘，有幸成為連先生在市政規劃上的徵詢對象之一，我想他本來應該預期我會給些有關流行音樂產業方面的意見，因為他們團隊就是在徵詢各領域的代表，廣納建言。但我卻主動的把話題圍繞在<text:span text:style-name="T3">“</text:span>漢服文化<text:span text:style-name="T3">”</text:span>與<text:span text:style-name="T3">“</text:span>城市建築美學<text:span text:style-name="T3">”</text:span>方面，沒想到連先生很認同，並且也很重視<text:span text:style-name="T3">“</text:span>城市氣質<text:span text:style-name="T3">”</text:span>的概念，我們彼此還交換了很多意見，但因時間有限，未能做較深入之交談，殊為可惜。期待有朝一日這塊甚少人關注的漢服領域，能被政府有關單位重視，我們台北市也能有自己的「漢服節」！最後再補貼一則我之前有關城市建築美學方面的文章，真心希望台北市未來的施政能重視所謂的<text:span text:style-name="T3">“</text:span>城市氣質<text:span text:style-name="T3">”</text:span>。<text:span text:style-name="T3"><text:line-break/>.<text:line-break/><text:line-break/></text:span>《歷史建物是一個城市的空間記憶》<text:span text:style-name="T3"><text:line-break/><text:line-break/></text:span>多年多前曾參與某電影短片的拍攝，來到位於台北市八德路旁的「華山<text:span text:style-name="T3">1914</text:span>文創園區」取景，這裡所指的華山不是陜西的華山，當然更不是金庸小說裡的華山派，可能很多人不曉得其名字的由來，之所以命名為華山，是因為當初這個區域在日據時代的行政區名為「樺山町」，而「樺山」名稱乃取自日本首任台灣總督「樺山資紀」的名字，光復後，北市市政府再將「樺山」改名為「華山」，並沿用至今。日據時期的華山園區其前身為創建於<text:span text:style-name="T3">1914</text:span>年的「芳釀社」，後來被台灣總督府專賣局收購改為「台北酒工場」，現階段園內最早之建物始建於<text:span text:style-name="T3">1914</text:span>年，距今剛好滿一百年。雖說園區內大多數建築的年代尚不足百年，但台北市這類老舊建物相當稀少，而且可以形成一個區域的建築群更為罕見，因此華山園區的存在更顯其彌足珍貴。<text:span text:style-name="T3"><text:line-break/><text:line-break/></text:span>每個人都有自己的美學傾向與偏好，我本身的美學基調是屬於老靈魂色塊，帶有某種泛黃照片的色澤。所謂老靈魂指的是體內對懷舊事物有股莫名強烈的愛好，不過這個解釋是我自己對老靈魂這個詞彙自己所下的註腳啦！我想說的是，人有人的氣質，建物本身也有屬於建築美學的氣質，所謂氣質指的是一個人的談吐教養，以及外型打扮給予外界的綜合觀感，那麼華山這裡的建物又有何特殊氣質呢？華山的建物對我而言，透露出一股屬於末代貴族的人文氣質，雖然家道中落了，不再養尊處優了，但仍給予人一種有教養，受過良好教育的感覺。<text:span text:style-name="T3"><text:line-break/><text:line-break/></text:span>現今城市中到處矗立的那些鋼骨結構、玻璃帷幕的新式大樓，其光滑的大理石板、冰冷的玻璃帷幕、格式統一的磁磚，以及建物外觀整齊的垂直與水平線，對我而言根本就是一棟棟缺乏表情，毫無情緒，完全沒有個人獨特氣質的建築。相較之下華山的建築群則顯得細緻、靈巧，感情豐富的多。那裡的建物有各式各樣的山牆、不同形式的廊柱、屋瓦造型、洗石子台階、與各式各樣幾乎不重覆的窗框與窗櫺之設計。自己真的很喜歡華山這個地方的景觀氣質，那地方相對於台北市區而言是另一個迥然不同的世界，一塊不同質感的建築區域。那裡的一磚一瓦，因為斑駁，顯得會呼吸，那裡的一草一木，因為凌亂，而顯得有生命力。牆壁上攀爬著藤蔓植物，牆角陰暗處滋長青苔，建物本身會自然的老舊風化，就像人的皮膚會自然衰老，頭髮會斑白一樣，這裡的建物歷經風吹雨打，見證過台北這座城市的歷史演變，是一座會呼吸，有表情，而且是有故事可以說的建築群。<text:span text:style-name="T3"><text:line-break/><text:line-break/></text:span>每個人都有屬於自己的成長記憶，舉凡求學、服役、考試、甚至進入職場，或者是戀愛、結婚，以及養育下一代等，每個階段都會有不同的人來參與你的成長記憶。城市當然也有屬於城市的記憶，不同時空與年代，自然也會造就出不同背景與美學的城市記憶。「華山<text:span text:style-name="T3">1914</text:span>文創園區」這塊區域是屬於台北某個成長階段的城市記憶，還好這塊台北市頗具代表性的空間記憶，沒有被粗暴的拆遷與清除<text:span text:style-name="T3">(</text:span>原先規劃為立法院預定地<text:span text:style-name="T3">)</text:span>，否則會是一場城市歷史記憶的浩劫與災難！所謂的城市空間記憶是居民共有的歷史聯結，這些歷史建物是城市氣質的重要資產，是一個城市的文化家底，絕不容許任意的毀損與拆遷，甚至基於某種經濟理由而變賣！<text:span text:style-name="T3"><text:line-break/><text:line-break/>(</text:span>以下這篇文章發表在<text:span text:style-name="T3">2010</text:span>年，我的某本著作裡，一篇四年前的文章，但其實文章內所探討的現象，我想四年後依舊會存在。記得那是一篇四年前的文章，四年前我那能預測今天會發生的事情？所以不要再把我的文章塗上顏色。<text:span text:style-name="T3"><text:s/>)<text:line-break/>.<text:line-break/><text:line-break/></text:span>《現在到底是怎樣的一個朝代》<text:span text:style-name="T3"><text:line-break/><text:line-break/></text:span>曾經有段時間我<text:span text:style-name="T3">MSN</text:span>上的暱稱為「民粹主義者最難被教育的地方是，他不知道自己的價值體系與行為模式很民粹，他甚至也不曉得什麼是民粹主義，或者他了解民粹一詞的意涵後，卻絲毫不覺得自己的行為有何不妥」，這暱稱雖然稍嫌冗長，但也著實的代表了我那陣子對政局紛亂的一種心境反射。獨裁者最偏愛民粹主義了，因為他可以將所有的貪腐與不義，或者自身的權力欲望透過民粹主義包裝成正義的一方，於是所有反對或持不同意見者皆被視為有所企圖與邪惡的敵方。我到現在才知道被人扣上帽子、貼上標籤不是大陸文革時才會出現具政治目的性的行為；在現今的台灣政壇，任何人只要發表了一些時事的觀點後，第一步要被眾人檢驗的，不是他文中探討了什麼內容，而是抽絲剝繭的審視他文章裡的政治成份，到底是深藍，或者泛綠，甚至是偏紅，如果文章內容並不絕對性的偏向那一個陣營，那就以百分比來衡量，偏藍的意識多一點呢？還是綠的色彩比較濃？總之，透過檢驗來篩選出一個人政黨傾向的顏色，永遠比問題本身重要！<text:span text:style-name="T3"><text:line-break/><text:line-break/></text:span>二次大戰時，猶太人就是被希特勒透過民粹主義煽動成低劣骯髒的種族<text:span text:style-name="T3">(</text:span>猶太人怎會低劣骯髒呢？事實上猶太人整體國民的教育素質與在學術上的貢獻大家有目共睹<text:span text:style-name="T3">)</text:span>，於是乎，這被透過民粹主義的有色眼鏡所認定的低等種族，開始從優秀的日爾曼領土上像細菌般的被一一消滅。最後，在德國納粹有效率的執行下，所謂六百萬的猶太病菌在二次大戰中被完全撲滅。二次大戰後東南亞各國剛從從殖民地掙脫後不久所爆發的排華運動，當時，馬來西亞就曾有馬來人高喊過「馬來人的馬來西亞」，這句話的意思就是說，馬來西亞是馬來人的，這一樣是在搞民粹主義，但最起碼華人與馬來人不論在文化、血統與宗教上確有顯著的差異，也因此很容易被民粹主義者所煽動。但馬來西亞正因為當年深受民粹主義之荼毒，政局動蕩，死傷無數，所以今日挑動族群意識在馬來西亞是個極大的禁忌，不同族群間的械鬥與相互攻擊的懲罰甚重。這是馬來西亞政府從民粹的血的教訓中，所學到的理智的、正確的種族政策。<text:span text:style-name="T3"><text:line-break/><text:line-break/></text:span>台灣漢人族群間的差異僅僅是移民來台的時間不同，以及各階段移民有其自身不同的歷史共同記憶，這跟華人與馬來人間種族上的根本差異迥然不同。在什麼階段與時間來台的移民，本來就會帶著最後移民前的歷史背景與成長經驗，所以對台灣這塊土地的情感認同，也往往會根據自身不同的歷史記憶去解釋。但這種差異並非是文化、血統以及宗教上的，而應該說是一個人對歷史認知的養成教育上，其時空背景的確會有所不同。<text:span text:style-name="T3"><text:s/></text:span>這不同族群間對土地情感解釋權上的差異是應該要彼此尊重的，而不是被拿來操弄，當然前提必須是建立在你對台灣這塊土地有繁衍後代永續經營，與安身立命的歸屬感，這是最根本的核心價值，任何企圖煽動民粹主義的行為都是危險的。因為民粹主義所造成的禍害其所承擔與付出代價的人，是命運綁在同一條船上的所有人，並非只禍及帶頭喊口號或行動的人，因為大部份的乘客人根本無力阻止掌控輪機房或有權決定航向的人將船航向險灘或暗礁，卻只因為跟你在一艘船上，所以也必須跟著一起溺斃陪葬。那些被政治人物所操弄的民粹主義，猶如政治嗎啡一樣，讓自身陣營的群眾興奮情緒高亢，並且同仇敵愾，槍口一致對外。但弔詭的是，這所謂對外的槍口，其實是對內，對自己生活周遭擦身而過的同胞，開撕裂族群的槍，而且炮火猛烈，毫不手軟。<text:span text:style-name="T3"><text:line-break/><text:line-break/></text:span>台灣近期的政黨傾向，其實已經某種程度的宗教化了，把政黨的政策當成不可被質疑的信仰，而不是可供辯述的理念。將自身所信仰的政黨宗教化後，其可怕的地方在於不論任何問題，都只管立場不問是非，因為有誰能容忍別人汙衊或挑釁自己的信仰呢？不論這信仰本身或教主領導人有何錯誤與瑕疵，因為在他們眼中那些根本不重要，重要的是黨同伐異，悍衛自身所信仰的價值體系為第一優先，任何抵觸教義的論點與人都被歸類為邪惡的一方，必除之而後快。於是乎，已經到了完完全全無法就事論事的地步了，寫批判針砭時事的文章，先不管文章內容所指為何物，只在意撰寫文章者其本身政治立場的傾向。唉！怎麼會有這樣的一個朝代呢？批評朝庭施政或上位者的言行時，就要緊的不是大臣所遞交的奏折內容，而是先查清楚這個人的政治立場，是敵對宰相的人馬？還是我方陣營的官吏？於是乎，族群間莫名的仇恨感竟變成不適任之政治人物的護身符；於是乎，對任何政策的批評都被解釋成含有政治目的性。所有一切的一切沒有真相、沒有是非、沒有對錯，永遠只有立場；不在我方陣營所做、所說，所批判的任何事物，都失去了道德正當性。現階段不論藍綠陣營其實都有這種偏執的傾向，對正義的解釋權操之在自身顏色的陣營裡，邪惡的永遠是不同黨派色彩的敵方。<text:span text:style-name="T3"><text:line-break/><text:line-break/></text:span>一直以為連續劇裡「海瑞罷官」那種是非混淆、黑白不分，貪官污吏橫行讓人無能為力卻又咬牙切齒的時代，只會出現在中央集權民智未開，皇權至上的封建王朝。萬萬沒想到，這種連續劇裡才會出現的戲劇性情節，如今竟然會活生生、血淋淋的在教育普及媒體發達的台灣持續性的上演。雖說如此誇張的形容有點危言聳聽，台灣目前的生活景況也還不至於有所謂官逼民反、民不聊生的境地，但「是非混淆、黑白不分，貪官污吏橫行讓人無能為力卻又咬牙切齒」的這幾句話，我們卻又驚駭的發現似乎是某些人現階段的心聲，問題是，我們是生活在二十一世紀的台灣，而不是五百年前那個以八股取仕的明朝！這<text:span text:style-name="T3">…</text:span>這<text:span text:style-name="T3">…</text:span>這現在到底是怎樣的一個朝代！？<text:span text:style-name="T3"><text:line-break/><text:line-break/>(</text:span>上傳完這篇網誌後，我不會再針對任何政治議題發表意見。網友們如有不同的意見要表達，有甚麼話想說，就請盡量在此篇網誌留言吧，謝謝<text:span text:style-name="T3">!)<text:line-break/><text:line-break/>http://goo.gl/7TB127</text:span></text:p>
      <text:p text:style-name="P1"><text:span text:style-name="T1">陳真</text:span><text:s/>  |  2014.12.05 00:23   |   <text:a xlink:type="simple" xlink:href="http://palinfo.habago.org/Entry?Command=Information_PrintForum&amp;iPage=367#FORUM33234"><text:span text:style-name="T2">#</text:span></text:a></text:p>
      <text:p text:style-name="P2">玉睿你好。<text:span text:style-name="T3"><text:line-break/><text:line-break/></text:span>所謂溝通，許多時候溝而不通，有時連溝都不存在，自然也沒法通。<text:span text:style-name="T3"><text:line-break/><text:line-break/></text:span>所謂<text:span text:style-name="T3"><text:s/>"</text:span>溝<text:span text:style-name="T3">"</text:span>，大約就是指的一種<text:span text:style-name="T3"><text:s/>"</text:span>實力<text:span text:style-name="T3">" </text:span>加<text:span text:style-name="T3"><text:s/>"</text:span>態度<text:span text:style-name="T3">"</text:span>。所謂實力，就比方說今天如果有人要跟我討論康德，我很樂意，但你總得知道康德是誰以及至少約略知道他講些什麼吧？！<text:span text:style-name="T3"><text:line-break/><text:line-break/></text:span>對方若沒有實力，只要有好的態度，其實也還是一樣可以溝通，就跟教學一樣，從<text:span text:style-name="T3">ABC</text:span>講起。可是，如果對方沒有半點實力，卻又以為自己很厲害、是個大師時，那麼，一切溝通到此就只能畫下句點。<text:span text:style-name="T3"><text:line-break/><text:line-break/></text:span>我發現，很多台灣人有這樣的問題。他其實只是略知一二，但卻以為自己很懂。事實上，他也許連基本常識都有問題。這時候，若是私下面對面，最好就趕緊講天氣，岔開話題。<text:span text:style-name="T3"><text:line-break/><text:line-break/></text:span>總之，沒法溝通的，也許就只能保持沉默或趕緊談點別的；萬一實在凍未條，那就直接開罵無妨。不是真的罵人，而是直接把話說白了，該說什麼就說什麼。當然，這時候通常就會結下樑子。<text:span text:style-name="T3"><text:line-break/><text:line-break/></text:span>不過，人與人之間，如果關係這麼脆弱，這麼容易結樑子，這種朋友其實也很難維持。<text:span text:style-name="T3"><text:line-break/><text:line-break/></text:span>當然，這種場面最好不要發生。所以，平常生活中或工作上，我總是盡量避免和人談到一些跟主流宣傳不一樣的事，以免傷感情。<text:span text:style-name="T3"><text:line-break/><text:line-break/></text:span>許多時候，溝通真是一種道德掙扎，一方面你不想睜眼說瞎話，另一方面你也不想傷害人的感情，左右都不是。很多人很脆弱的，你對他所喜歡或所認同的人事物或所從事的活動略有不敬，就會結下樑子。<text:span text:style-name="T3"><text:line-break/><text:line-break/></text:span>異類當久了，難免孤獨，於是常常很想往人多的地方靠攏，享受一下當主流的感覺及群眾掌聲，可惜始終站錯邊，始終站在政治不正確、人少的一方。所以，講到溝通，許多時候，我看還是直接跟牆壁訴說或跟滑鼠溝通，也許會比較有效一些。<text:span text:style-name="T3"><text:line-break/><text:line-break/></text:span>至於以色列，向來刻意<text:span text:style-name="T3">(</text:span>絕非不得已<text:span text:style-name="T3">)</text:span>採取一種連坐式的懲罰與報復，例如一個村落裏有人膽敢反抗，膽敢對以軍丟炸彈，以色列就會大面積地破壞民宅社區，或以其家屬及附近村民為襲擊對象。<text:span text:style-name="T3"><text:line-break/><text:line-break/></text:span>這是以色列一直到現在都仍然採行的一種連坐式軍事手段：你殺我一人，我不殺你千百人絕不甘心。這只是一種常識，一種以色列的行事作風常態，如果連這樣的常識或常態也要否認，那意味著對方在以巴問題上其實毫無程度可言，若再加上態度不良，其實也就很難再溝通下去了。<text:span text:style-name="T3"><text:line-break/><text:line-break/></text:span>而且，你的那個<text:span text:style-name="T3">a</text:span>朋友所言若說得通，那麼，恐怖份子理應攻擊美國的每一個角落才對，因為他們的敵人，包括美軍、軍火商、民代、政府官員及大大小小的美國軍事外交政策支持者，就散布在美國每一個角落，包括電影院、醫院、學校、工廠、教堂、菜市場、超商、遊樂園及百貨公司等等。</text:p>
      <text:p text:style-name="P1"><text:span text:style-name="T1">平璽</text:span><text:s/>  |  2014.12.04 21:50   |   <text:a xlink:type="simple" xlink:href="http://palinfo.habago.org/Entry?Command=Information_PrintForum&amp;iPage=367#FORUM33233"><text:span text:style-name="T2">#</text:span></text:a></text:p>
      <text:p text:style-name="P3">法國國會通過承認巴勒斯坦國。儘管這決議對行政部門並無約束力，不過，隨著以色列背後的美國靠山內部黑色革命，以及未來可能出現的多極世界，以色列單邊行動的空間，爾後相信越來越小。</text:p>
      <text:p text:style-name="P1"><text:span text:style-name="T1">玉睿</text:span><text:s/>  |  2014.12.04 21:30   |   <text:a xlink:type="simple" xlink:href="http://palinfo.habago.org/Entry?Command=Information_PrintForum&amp;iPage=367#FORUM33232"><text:span text:style-name="T2">#</text:span></text:a></text:p>
      <text:p text:style-name="P2">陳醫師你好：<text:span text:style-name="T3"><text:line-break/><text:line-break/><text:line-break/></text:span>最近才知道有這個地方，花了幾天看過往的文章，有一些感觸。<text:span text:style-name="T3"><text:line-break/><text:line-break/></text:span>我的思緒很零亂，我也不敢說我自己是個對以巴了解很深的人。<text:span text:style-name="T3"><text:line-break/></text:span>只是我曾為了這議題，與我一名信基督教的朋友不愉快過。<text:span text:style-name="T3"><text:line-break/><text:line-break/></text:span>那時看到停火協議我很開心，因為我替加蕯跟巴勒斯坦百姓開心。<text:span text:style-name="T3"><text:line-break/></text:span>我貼了<text:span text:style-name="T3">bbc</text:span>轉來的新聞。<text:span text:style-name="T3">(</text:span>因為台灣的新真的很爛都只有爆奶跟網友說三灰<text:span text:style-name="T3">…|||)<text:line-break/><text:line-break/></text:span>結果這位朋友簡稱<text:span text:style-name="T3">a</text:span>吧，他上來留言，他覺得以色列也很可憐。<text:span text:style-name="T3"><text:line-break/></text:span>我已經忘了大意，我只記得他從頭到尾都在扯聖經，說巴勒斯坦現在會這樣是神的旨意啥東東的<text:span text:style-name="T3"><text:line-break/></text:span>然後以色列是有權這樣做，因為是什麼神欠他們的還啥<text:span text:style-name="T3"><text:line-break/><text:line-break/></text:span>一來一往的對話中，他不斷挑戰我的忍耐度，因為他認為我不該同情巴勒斯坦人，他覺得以色列人死更多<text:span text:style-name="T3"><text:line-break/></text:span>他的論點有一個是「哈馬斯故意把點設在醫院學校，極其惡劣」<text:span text:style-name="T3"><text:line-break/></text:span>我說就算如此，以色列有必要去炸嗎？那裡可都是平民！<text:span text:style-name="T3"><text:line-break/></text:span>他又說很多新聞都是巴勒斯坦控制造假的啦<text:span text:style-name="T3"><text:line-break/><text:line-break/></text:span>說到這裡我已經無法再談論下去，所以就閉嘴不說了。<text:span text:style-name="T3"><text:line-break/><text:line-break/></text:span>打了這麼長一段，我只是覺得，為什麼一個國家百姓的死亡可以因為另一個國家的蠻橫無情就變的不重要？<text:span text:style-name="T3"><text:line-break/><text:line-break/></text:span>我有捐世界展望會的加薩兒童救助，即便我知道治本的方法是停止戰火，但我能做的只有這樣，看到新聞我都很難過。<text:span text:style-name="T3"><text:line-break/><text:line-break/></text:span>抱歉，打擾陳醫師你，還請見諒。</text:p>
      <text:p text:style-name="P1"><text:span text:style-name="T1">陳真</text:span><text:s/>  |  2014.12.04 12:35   |   <text:a xlink:type="simple" xlink:href="http://palinfo.habago.org/Entry?Command=Information_PrintForum&amp;iPage=367#FORUM33231"><text:span text:style-name="T2">#</text:span></text:a></text:p>
      <text:p text:style-name="P3"><text:span text:style-name="T3">(</text:span>續<text:span text:style-name="T3">)<text:line-break/><text:line-break/></text:span>人工智慧就像一輛跑得非常快的車，快到嚇死人，但是，水平高低的重點不在於快慢，而在於方向；快沒有用，你究竟要去哪才是重點。<text:span text:style-name="T3"><text:line-break/><text:line-break/></text:span>人工智慧再怎麼厲害、發達，都不可能自己知道要去哪；不可能自行產生道德評價與美感。人卻天生能理解基本善惡美醜。<text:span text:style-name="T3"><text:line-break/><text:line-break/></text:span>當然，也許你可以輸入無數有關善惡美醜的數據與類型，從而讓人工智慧依據這些數據類型做出類似價值判斷。但是，再怎麼樣，依然是人腦優於人工腦。<text:span text:style-name="T3"><text:line-break/><text:line-break/></text:span>而且，這樣一種人為製造的價值判斷，頂多也只能產生一組乾澀僵硬的特定答案，而無法產生真正的價值判斷與鑑賞。簡單說，人工腦也許可以無限制地進行任何技術操作，但它無法具備一種藝術心靈。<text:span text:style-name="T3"><text:line-break/><text:line-break/></text:span>比方說，阿莫多瓦的<text:span text:style-name="T3"><text:s/>"</text:span>悄悄跟她說<text:span text:style-name="T3">"</text:span>，主角照顧一個因車禍腦傷陷入重度昏迷的病患，照顧久了卻愛上了，於是有一天忍不住<text:span text:style-name="T3"><text:s/>"</text:span>強姦<text:span text:style-name="T3">" </text:span>了病患。這病患原本不可能醒來的，後來卻醒了。現實意義上，或法律意義上，這個照顧者必然有罪，理當譴責。但看完電影的人卻反而被他的行為感動。<text:span text:style-name="T3"><text:line-break/><text:line-break/></text:span>為什麼？因為善惡美醜另有一套判準；而且，所指意義層次不同，理解方式也就不一樣。但是，人工智慧卻無法掌握這樣一種微妙；它看得見句子，但看不見字裏行間；而字裏行間的弦外之音卻往往才是意義的核心。<text:span text:style-name="T3"><text:line-break/><text:line-break/></text:span>你若把民進黨的各種漂亮辭彙與口號輸入人工智慧，它根據句子的表面意義，很可能會得出<text:span text:style-name="T3"><text:s/>"</text:span>這是一個偉大政黨<text:span text:style-name="T3">" </text:span>的結論。但我們人腦卻不會這麼笨。<text:span text:style-name="T3"><text:line-break/><text:line-break/></text:span>上帝給每個人安裝了一樣的價值標準與美感，但如何據此鑑賞的一種能力，卻往往受到矇蔽或壓抑而萎縮。蘇古諾夫近日接受訪問說，他認為藝術可以提昇人們這方面的能力，從而使人成為一個好人。<text:span text:style-name="T3"><text:line-break/><text:line-break/></text:span>善惡美醜往往是用肉眼看不見的，它不是一種行為面的東西。而藝術卻能使人看見在正常時空的眼光下所看不見的東西。<text:span text:style-name="T3"><text:line-break/><text:line-break/></text:span>藝術就是一種時空與速度的變形、縮放、彎曲與重新組合，從而讓人窺見那些他原本看不見的東西。很多人說<text:span text:style-name="T3"><text:s/>"</text:span>詩<text:span text:style-name="T3">" </text:span>可以救世界，也許就是這個道理。但顏色、主義或特定意識形態這類東西，卻往往使人更為盲目。<text:span text:style-name="T3"><text:line-break/><text:line-break/></text:span>一個不讀<text:span text:style-name="T3"><text:s/>"</text:span>詩<text:span text:style-name="T3">"</text:span>、不講風花雪月的社會是很難住人的。而且，政治掛帥，顏色至上，綠油油一片；對任何一個具有正常理性與感性的人來說，生活於其中，真是一種巨大的折磨。</text:p>
      <text:p text:style-name="P1"><text:span text:style-name="T1">陳真</text:span><text:s/>  |  2014.12.04 11:25   |   <text:a xlink:type="simple" xlink:href="http://palinfo.habago.org/Entry?Command=Information_PrintForum&amp;iPage=367#FORUM33230"><text:span text:style-name="T2">#</text:span></text:a></text:p>
      <text:p text:style-name="P2">祖珊你好。<text:span text:style-name="T3"><text:line-break/><text:line-break/></text:span>民主也好，民粹也罷，往往製造一種<text:span text:style-name="T3"><text:s/>"</text:span>真理多數決<text:span text:style-name="T3">" </text:span>的錯覺，彷彿只要人多就是對的，就是好的。但不管是實際上或概念上卻往往不是如此。<text:span text:style-name="T3"><text:line-break/><text:line-break/></text:span>曲高者和寡，例如藝術電影或古典音樂，接觸並且喜歡的人必然很少，但難聽到爆的靡靡之音或大爛片卻往往非常流行。我每次聽同事們在討論哪一部電影好棒，我就知道一定是大爛片；反之亦然，當他們說某電影很無聊時，我就會想，嗯，這片應該不會太低級才對。<text:span text:style-name="T3"><text:line-break/><text:line-break/></text:span>當然，多數不一定是真理，少數也不一定是；真理自有一套內在<text:span text:style-name="T3"><text:s/>"</text:span>邏輯<text:span text:style-name="T3">"</text:span>，而非透過多數決；特別是有關善惡美醜以及具有某種必然性本質的知識例如數學、邏輯等，更是如此。<text:span text:style-name="T3"><text:line-break/><text:line-break/></text:span>我常舉個例，有一百個科學家聯合寫了一本書，反對愛因斯坦的某個理論。愛因斯坦說，如果我是錯的，一個人反對我就夠了，不需要一百個。<text:span text:style-name="T3"><text:line-break/><text:line-break/></text:span>當然，以上所言全屬高度簡化的說法。比方說，相對性很高、不具有任何必然性的知識，例如一般自然科學及社會科學或人文學科，確實就是透過各種慘烈的競爭或鬥爭，透過某種多數決，營造出一種共識。<text:span text:style-name="T3"><text:line-break/><text:line-break/></text:span>但是，涉及價值、定理或善惡美醜之類的東西，卻以其絕對性為核心。我不太能想像，人類有一天能演化出一種文化共識，會認為時下流行歌會比莫扎特更具有藝術內涵；我也不能想像，人類有一天，會認為姦殺擄掠是一種美德，而互助和平憐憫會變成一種齷齪的東西。<text:span text:style-name="T3"><text:line-break/><text:line-break/></text:span>很多哲人詩人宗教人從這樣一種有關知識對錯或善惡美醜的絕對性與必然性之中，意識到神的存在；因為，若不是有個高於所有既存生命的力量，這樣一些如同邏輯一般的必然性與絕對性究竟從何而來？<text:span text:style-name="T3"><text:line-break/><text:line-break/></text:span>我看霍金最近又在胡扯人工智慧的事，老是說什麼人工智慧將會取代人腦；媒體很愛聽他講這些。他的<text:span text:style-name="T3">theory of everything (</text:span>萬能理論<text:span text:style-name="T3">)</text:span>聽說最近還拍成愛情電影。我寫過幾篇論文就是談人工智慧以及這個<text:span text:style-name="T3"><text:s/>theory of everything</text:span>。霍金版的<text:span text:style-name="T3">theory of everything (</text:span>萬能理論<text:span text:style-name="T3">)</text:span>認為，宇宙一切事物及現象<text:span text:style-name="T3">(</text:span>霍金說，甚至包括甲為何愛上乙<text:span text:style-name="T3">)</text:span>之間的關係與連結，終將可以化約到一個單一定理上。<text:span text:style-name="T3"><text:line-break/><text:line-break/></text:span>對於這理論，過去這幾十年來，霍金一會兒高調提出，無限擴大解釋，並預言說至遲上世紀九零年代就會找到這個萬能理論；一會兒又宣佈放棄，說它概念上根本不可能。這幾年，大概是很缺錢吧，竟然又開始高唱<text:span text:style-name="T3"><text:s/>theory of everything</text:span>，高唱人工智慧取代人腦論。<text:span text:style-name="T3"><text:line-break/><text:line-break/></text:span>還好我原本都已經打算要刊登的論文，最後臨時決定放棄出版，要不然可丟臉了。霍金也許是個偉大的物理學家，但他對於哲學方面的思考，大約只能打零分而不值得批評。<text:span text:style-name="T3"><text:line-break/><text:line-break/></text:span>人工智慧自然是不可能取代人腦。此事說來話長。不過這是題外話。我這會兒要說的只是絕對性或必然性這樣一些東西，就像一種天賦，<text:span text:style-name="T3">the given</text:span>，天上給的東西。我們不知道它究係從何而來，但它始終存在那裏。不管哪一種文化，對於是非善惡的基本評價都差不多；就算一條狗也能感受什麼叫善待，什麼叫虐待，狗與狗彼此之間不會有太大的歧異。<text:span text:style-name="T3"><text:line-break/><text:line-break/></text:span>回到原先話題。媒體或特定政黨，透過教育洗腦、造謠抹黑，絕對可以製造出各種政治共識，但他們卻永遠都不可能製造出任何道德標準或美感與價值，因為這些東西是上天所賜，扭曲不了。<text:span text:style-name="T3"><text:line-break/><text:line-break/></text:span>他們頂多只能透過洗腦與抹黑來製造一種錯覺或妄想，藉以顛倒是非黑白，讓人們以為他們才是站在真理與價值的一方。但真理與價值標準其實依然獨立存在，不會因為哪一種顏色的旗子人多就倒向哪一邊。<text:span text:style-name="T3"><text:line-break/><text:line-break/></text:span>馬英九做得好不好是另一回事，但若要在道德上去醜化他，把他說成居心歹毒、道德可鄙，那是睜眼說瞎話；台灣政壇上能找到幾個像他那樣良善聰明正直勤奮的政治人物？這就好像我往往不認同林義雄的所作所為，但若有人要把他說成居心不良的陰險政客，那也一樣是睜眼說瞎話。<text:span text:style-name="T3"><text:line-break/><text:line-break/></text:span>台灣人有一種傾向，對於意見相左者便予以醜化之；對於旗幟相同者便努力美化神化。當然，你既可以打擊對方的意見，你也可以醜化對方這個人，但你要醜化他時，總得在道德面上而非意見層次上說出一個道德理由來。<text:span text:style-name="T3"><text:line-break/><text:line-break/></text:span>這些道理原本不需要講，更不需要教，但在台灣卻似乎反覆也只能講這樣一些根本不需要講的基本原理。人們不是笨到真的聽不懂，他只是不想懂，不在乎，硬要胡作非為，硬要扭曲價值，就只為了一面旗子的顏色。<text:span text:style-name="T3"><text:line-break/><text:line-break/></text:span>其實，毀壞基本價值對誰都沒有好處。台灣各行各業黑心橫行，做事總是不憑良心<text:span text:style-name="T3">(</text:span>例如醫界其實也一樣，跟食品界差不多<text:span text:style-name="T3">)</text:span>，這樣一種毀棄價值、高舉特定顏色特定立場特定意識形態的普遍惡果，難道不是由眾人承擔？</text:p>
      <text:p text:style-name="P1"><text:span text:style-name="T1">祖珊</text:span><text:s/>  |  2014.12.04 07:45   |   <text:a xlink:type="simple" xlink:href="http://palinfo.habago.org/Entry?Command=Information_PrintForum&amp;iPage=367#FORUM33229"><text:span text:style-name="T2">#</text:span></text:a></text:p>
      <text:p text:style-name="P3">陳真醫師您好：<text:span text:style-name="T3"><text:line-break/></text:span>看到您對馬總統的評價很驚喜。在一片反馬的聲音中，對自己仍然相信馬總統的心情原本覺得有些羞愧。甚至被人指為此行為和「扁迷」無異時亦無力反駁。關於哲學或政治方面的書，我讀的很少。雖然大學就讀的是政治相關科系，但也只求成績而已。三月學運後，透過網路文章發現了自己的淺薄，也亦發不敢表達自己的想法。然而畢竟是政治的動物，對於社會現象還是有不少情緒。偶爾和親友透露觀點，依然有種人單勢孤的無奈。<text:span text:style-name="T3"><text:line-break/></text:span>對於台灣未來，現在有些自暴自棄的念頭。曾經深怕戰爭而成為深藍的我開始學會耍賴。對曾經相信中華民國可以在若干年後透過民主方式統一中國的我而言，現在的社會情況落實了從前友人對此種想法的憐憫。在認清臺灣人民牢不可破的鄉土情節後，對國民黨的未來已不抱希望。不能説台灣人有省籍情節，況且以我四十的年記早無所謂外省本省的記憶，但是或許由於血脈的牽連，或許由於黨國的教育，對中華文化仍有儒慕之情。但在網路興起後，歷經數次台灣式民主的震撼教育，對所謂國家定位與社會發展已將各種期望逐次後退，退到旁觀者的地歩。<text:span text:style-name="T3"><text:line-break/></text:span>前幾年還會不甘心的替自己未來奮力發聲，這次選舉卻完全放棄。就讓那些郷民去當家作主吧，阿<text:span text:style-name="T3">Q</text:span>的想法是反正不會打仗，台灣就隨便你們去玩。現在我顧好我家老小就夠了。<text:span text:style-name="T3"><text:line-break/></text:span>不好意思在「紀念若雪」版上吐露心聲，這些和巴勒斯坦並無關聯。只是看到陳真醫師的留言，每每都有受教的感動。知道陳醫生並不喜歡溢美之辭，然發現自己並不是霸道的老頑固總是有些安慰。</text:p>
      <text:p text:style-name="P1"><text:span text:style-name="T1">隆誌</text:span><text:s/>  |  2014.12.03 23:02   |   <text:a xlink:type="simple" xlink:href="http://palinfo.habago.org/Entry?Command=Information_PrintForum&amp;iPage=367#FORUM33228"><text:span text:style-name="T2">#</text:span></text:a></text:p>
      <text:p text:style-name="P2"><text:span text:style-name="T3"><text:line-break/></text:span>以色列的猶太國家法案，另類的極端民族主義翻版！可是這年頭，大多數國家走向種族平等和諧，以色列卻不斷地走回頭路。不過就新聞的內容來說，以色列總理迎合特定路線，而大搞極端民族主義，感覺很眼熟。幾年前，也在台灣發生過。</text:p>
      <text:p text:style-name="P1"><text:span text:style-name="T1">葉小慧</text:span><text:s/>  |  2014.12.03 22:19   |   <text:a xlink:type="simple" xlink:href="http://palinfo.habago.org/Entry?Command=Information_PrintForum&amp;iPage=367#FORUM33227"><text:span text:style-name="T2">#</text:span></text:a></text:p>
      <text:p text:style-name="P3">以色列猶太國家法案似乎剛送入以色列議會審查，猶太和平之聲最新聲明，強烈譴責以色列猶太國家法案反和平、反平等。<text:span text:style-name="T3"><text:line-break/><text:line-break/></text:span>目前已有多個版本的「猶太民族國家」法案送入以色列議會，以色列總理內塔尼亞胡強勢主導內閣通過的版本，將最有可能通過，猶太和平之聲<text:span text:style-name="T3">12</text:span>月<text:span text:style-name="T3">2</text:span>日指出，內塔尼亞湖的版本忽略了其他建議版本中的「平等」字眼，猶太和平之聲強烈反對這個法案，因為這將剝奪以色列境內近<text:span text:style-name="T3">25%</text:span>的非猶太人口權利。<text:span text:style-name="T3"><text:line-break/><text:line-break/>https://jewishvoiceforpeace.org/blog/jewish-nation-state-law-is-anti-peace-anti-equality<text:line-break/><text:line-break/>----<text:line-break/>“</text:span>猶太國家<text:span text:style-name="T3">”</text:span>引發以色列政壇危機<text:span text:style-name="T3"><text:line-break/><text:line-break/>2014</text:span>年<text:span text:style-name="T3">12</text:span>月<text:span text:style-name="T3">03</text:span>日<text:span text:style-name="T3"><text:s/>03:52:32 <text:line-break/><text:line-break/></text:span>新華社耶路撒冷１２月２日電<text:span text:style-name="T3"><text:line-break/><text:line-break/></text:span>（國際觀察）<text:span text:style-name="T3">“</text:span>猶太國家<text:span text:style-name="T3">”</text:span>引發以色列政壇危機<text:span text:style-name="T3"><text:line-break/><text:line-break/></text:span>新華社記者楊志望<text:span text:style-name="T3"><text:s/></text:span>范小林<text:span text:style-name="T3"><text:line-break/><text:line-break/></text:span>以色列總理內塔尼亞胡２日晚發表電視講話，宣佈解除財政部長和司法部長的職務，同時要求解散議會，提前舉行議會選舉。<text:span text:style-name="T3"><text:line-break/><text:line-break/></text:span>分析人士認為，內塔尼亞胡與來自中左翼黨派的執政夥伴圍繞<text:span text:style-name="T3">“</text:span>猶太國家<text:span text:style-name="T3">”</text:span>法案等問題存在尖銳分歧，導致以色列聯合政府陷入成立以來最嚴重的危機。由於雙方立場難以調和，內塔尼亞胡不得不決定提前舉行議會選舉。<text:span text:style-name="T3"><text:line-break/><text:line-break/></text:span>（小標題）<text:span text:style-name="T3">“</text:span>猶太國家<text:span text:style-name="T3">”</text:span>引發危機<text:span text:style-name="T3"><text:line-break/><text:line-break/></text:span>因在安全、經濟改革和以巴和談等重要議題上政見不一，以聯合政府自２０１３年初成立以來數度出現危機。最近，內塔尼亞胡在內閣中強推有爭議的<text:span text:style-name="T3">“</text:span>猶太國家<text:span text:style-name="T3">”</text:span>法案，是本次聯合政府危機的導火索。<text:span text:style-name="T3"><text:line-break/><text:line-break/></text:span>１１月２３日，在內塔尼亞胡的強力運作下，以內閣通過了一份由他提出的<text:span text:style-name="T3">“</text:span>猶太國家<text:span text:style-name="T3">”</text:span>法案。法案規定，以色列是<text:span text:style-name="T3">“</text:span>猶太國家<text:span text:style-name="T3">”</text:span>，希伯來語為唯一官方語言，阿拉伯語將不再是官方語言，只享有<text:span text:style-name="T3">“</text:span>特殊地位<text:span text:style-name="T3">”</text:span>。另據內塔尼亞胡解釋，<text:span text:style-name="T3">“</text:span>猶太國家<text:span text:style-name="T3">”</text:span>屬性意味著以色列是<text:span text:style-name="T3">“</text:span>專屬於猶太民族的家園<text:span text:style-name="T3">”</text:span>，以色列每個公民擁有平等的個人權利，但只有猶太人擁有民族權利，比如國旗、國歌和移民到以色列的權利及其他民族象徵。<text:span text:style-name="T3"><text:line-break/><text:line-break/></text:span>該法案遭到了財政部長拉皮德和司法部長利夫尼等中左翼黨派部長的強烈反對。他們認為，該法案將削弱以色列的民主國家特徵，損害佔以色列人口２０％的阿拉伯裔公民的權利，因此他們將拒絕在議會中支援該法案。由於聯合政府內各黨派分歧嚴重，內塔尼亞胡已推遲將法案提交議會討論通過的日期，但他堅稱不會輕言放棄。<text:span text:style-name="T3"><text:line-break/><text:line-break/></text:span>分析認為，內塔尼亞胡急於推動該法案，是為了迎合右翼勢力，為明年的利庫德集團黨首初選做準備。今夏以巴加沙戰爭爆發後，利庫德集團右傾加劇，以利庫德集團中央委員會主席達農為首的極右勢力在黨內支援度驟升，嚴重威脅內塔尼亞胡的黨首地位。<text:span text:style-name="T3"><text:line-break/></text:span>（小標題）提前大選不可避免<text:span text:style-name="T3"><text:line-break/><text:line-break/></text:span>內塔尼亞胡在電視講話中說，拉皮德和利夫尼不停地對他進行攻擊，並試圖推翻他領導的政府，使他已經無法有效領導政府運作，因此他不得不將二人解職，並要求解散議會，提前舉行選舉。<text:span text:style-name="T3"><text:line-break/><text:line-break/></text:span>近來，內塔尼亞胡與拉皮德和利夫尼矛盾加深。內塔尼亞胡１日就在他領導的利庫德集團內部會議上警告，如果政府不能和諧運轉，他必須提前舉行議會選舉。為化解危機，內塔尼亞胡隨後與二人分別舉行會談，但都不歡而散。<text:span text:style-name="T3"><text:line-break/><text:line-break/></text:span>內塔尼亞胡指責拉皮德反對他的伊朗政策、反對<text:span text:style-name="T3">“</text:span>猶太國家<text:span text:style-name="T3">”</text:span>法案、反對擴建猶太人定居點。他指責利夫尼在巴勒斯坦總統阿巴斯與哈馬斯結盟後，違背安全內閣決定，擅自會見阿巴斯。他還指責拉皮德和利夫尼試圖在背後拉攏其他政黨，搞垮聯合政府。<text:span text:style-name="T3"><text:line-break/><text:line-break/></text:span>內塔尼亞胡說，既然現任的政府難以為繼，他希望提前選舉能夠給以色列帶來一屆新的、更穩定的政府。此間媒體分析，原定２０１７年舉行的選舉可能改在明年３月。<text:span text:style-name="T3"><text:line-break/><text:line-break/></text:span>（小標題）內塔尼亞胡有望連任<text:span text:style-name="T3"><text:line-break/><text:line-break/></text:span>在國內經濟不振、以巴衝突加劇和以色列在國際上日漸陷入孤立的情況下，內塔尼亞胡的支援率在加沙戰爭結束後持續下滑。<text:span text:style-name="T3"><text:line-break/><text:line-break/></text:span>據以《國土報》１１月３０日公佈的民調顯示，內塔尼亞胡支援率從８月底加沙戰爭結束時的４２％下降到３５％，但仍領先於其他政黨領導人。<text:span text:style-name="T3"><text:line-break/><text:line-break/></text:span>不過，由於以國內黨派眾多，力量分散，內塔尼亞胡領導的利庫德集團很難以大幅優勢勝出，因此內塔尼亞胡選後能否成功組閣還存在變數。（完）<text:span text:style-name="T3"><text:line-break/><text:line-break/>http://www.chinesetoday.com/big/article/946302</text:span></text:p>
      <text:p text:style-name="P5"/>
      <text:p text:style-name="P1"><text:span text:style-name="T1">陳真</text:span><text:s/>  |  2014.12.03 11:38   |   <text:a xlink:type="simple" xlink:href="http://palinfo.habago.org/Entry?Command=Information_PrintForum&amp;iPage=368#FORUM33226"><text:span text:style-name="T2">#</text:span></text:a></text:p>
      <text:p text:style-name="P3">阿莫多瓦在好像是<text:span text:style-name="T3"><text:s/>"</text:span>高跟鞋<text:span text:style-name="T3">" </text:span>吧，透過主角唱道：<text:span text:style-name="T3">"</text:span>屈服吧！在人生的道路上。<text:span text:style-name="T3">" <text:line-break/><text:line-break/></text:span>我本來是不屈服的，俺智商那麼高，何事不可成？自信人定勝天。但遍體鱗傷之餘，慢慢也就認了命。大衛也許可以打倒巨人，但打不過命運，打不過天意。<text:span text:style-name="T3"><text:line-break/><text:line-break/></text:span>雅克不是跟天使<text:span text:style-name="T3">(</text:span>其實是神<text:span text:style-name="T3">)</text:span>摔跤打架嗎？結果呢？竟然打贏了神，但卻負了傷，記得好像是一隻大腿瘸了；神只不過輕輕往他大腿窩一摸，雅克的腿就瘸了。雅克攔住神，不讓祂走，要求神給予祝福。<text:span text:style-name="T3"><text:line-break/><text:line-break/></text:span>電影<text:span text:style-name="T3"><text:s/>"Only God Forgives" </text:span>裏也有跟神打架的一幕，不過，電影裏神是打贏的。神要輸要贏，純粹看祂高興如何便如何；唯有祂擁有勝負的權柄。大多時候，祂是喜歡故意輸給人的，但贏的人身上總得帶些傷回去當紀念品；透過這個神打下的傷口，我們能明白許多事，也許終究就會認命，在命運之路上屈服。<text:span text:style-name="T3"><text:line-break/><text:line-break/></text:span>何妨如莎士比亞所說，姑且把世界看成一個舞台，我既分派到這樣一個悲劇角色，就認命把份上這齣戲演完，別再跟導演討價還價了，你是打不贏祂的。祂有時故意輸給你，只是迂個迴，轉個彎，給你一點自由認命的意志，終究你還是在祂手掌心。<text:span text:style-name="T3"><text:line-break/><text:line-break/></text:span>戲既未落幕，一時的劇情起伏倒也不必太介意，總有一天，千百年之後，神會再度來到世上吧，我是這麼信的。我能做的，就是把戲演好，然後耐心等待那一天。<text:span text:style-name="T3"><text:line-break/><text:line-break/></text:span>生前無望，總能期待死後吧；凡事我總寄望那遙遠的未來。不過，也許就像<text:span text:style-name="T3"><text:s/>"</text:span>等待果陀<text:span text:style-name="T3">" </text:span>那樣，屆時什麼也沒等到。<text:span text:style-name="T3"><text:line-break/><text:line-break/></text:span>還好，時空無際，萬物綿延，咱們有的是時間，千年萬年都還是可以繼續等下去，也許有一天，<text:span text:style-name="T3">"</text:span>果陀<text:span text:style-name="T3">" </text:span>真的會出現也說不定。</text:p>
      <text:p text:style-name="P1"><text:span text:style-name="T1">王顥</text:span><text:s/>  |  2014.12.03 10:33   |   <text:a xlink:type="simple" xlink:href="http://palinfo.habago.org/Entry?Command=Information_PrintForum&amp;iPage=368#FORUM33225"><text:span text:style-name="T2">#</text:span></text:a></text:p>
      <text:p text:style-name="P2">版上的前輩大家好。初次留言，請多指教。<text:span text:style-name="T3"><text:line-break/><text:line-break/></text:span>看了這個留言板半年許了，也曾經有一次<text:span text:style-name="T3">"</text:span>路過旁觀<text:span text:style-name="T3">"</text:span>靜站活動<text:span text:style-name="T3">(</text:span>臉皮薄不好意思掛著牌子陪著站<text:span text:style-name="T3">)</text:span>，一直不太好意思在這邊發表自己淺薄的拙見，不過有些話倒是一直憋在心裡不吐不快。<text:span text:style-name="T3"><text:line-break/><text:line-break/></text:span>其實周六晚上看到選舉結果的時候，心裡想的並不是單純的「國民黨大敗，民進黨大勝」，而是如同選前柯文哲所言：這次選舉是價值的選擇。雖然心裡很不是滋味，但也必須承認，民眾們選擇了一個比較乾柴烈火的價值，希望自己的聲音能被聽到<text:span text:style-name="T3">(</text:span>這也是一堆公民團體很喜歡訴求的一句話<text:span text:style-name="T3">)</text:span>，國民黨政府確實充斥著一種菁英傲慢，民眾的生活在沒有明顯改善的情況下，不想怪自己，自然會找一個看起來最位高權重的那個人當怪罪的對象。<text:span text:style-name="T3"><text:line-break/><text:line-break/></text:span>我本身是設籍台北，家住新北，這次看到一位曾經跟我表態是支持綠營的朋友在社群網站上說，他這次投了朱立倫一票，還好他當選了。因為朱立倫確實有做對他而言很便利的一些建設，所以投了他一票希望可以延續這些建設。但社群網站上看到更多回應的，則是「朱立倫就是馬英九<text:span text:style-name="T3">2.0</text:span>」、「砂石倫」、「朱立倫的建設其實是<text:span text:style-name="T3">...</text:span>」這些情緒性大於理性的仇恨式言論。<text:span text:style-name="T3"><text:line-break/><text:line-break/></text:span>所以我很哀傷，不管馬英九這個人多優秀，但他在民眾的心中就是一個沒有同理心、圖利財團、讓民眾生活在水深火熱中卻不自覺的孬種，對他的仇恨累積到這次選舉結果一次爆發<text:span text:style-name="T3">……</text:span>彷彿是這樣。<text:span text:style-name="T3"><text:line-break/><text:line-break/></text:span>原本我更悲觀地以為這是暴民式民主的勝利，但後來想一想，應該還沒那麼嚴重，但這次選舉的結果，也確實會某種程度上助長暴民式的民主，以及仇恨的累積。你恨我、我恨你，仇恨永遠連結循環下去。<text:span text:style-name="T3"><text:line-break/><text:line-break/></text:span>如何斬斷這種仇恨的鏈結，我不知道。連甘地跟蒙面騎士如此有智慧的人或許都做不到，而台灣甚至連這樣的人物也都沒有。只好如陳醫師一般，「神會記念這一切。」</text:p>
      <text:p text:style-name="P1"><text:span text:style-name="T1">陳真</text:span><text:s/>  |  2014.12.03 10:01   |   <text:a xlink:type="simple" xlink:href="http://palinfo.habago.org/Entry?Command=Information_PrintForum&amp;iPage=368#FORUM33224"><text:span text:style-name="T2">#</text:span></text:a></text:p>
      <text:p text:style-name="P3">有句話說，物以類聚。再爛的電影都還是會有人欣賞，而且，通常是越爛的越賣座。反之亦然，你沒法想像比方說蘇古諾夫的電影在台灣會大賣座，甚至連上映都不可能，因為沒有片商會做賠本生意。然而，台灣本土的那些超級大爛片，卻個個賣座頻破記錄。<text:span text:style-name="T3"><text:line-break/><text:line-break/></text:span>最近看金基德及朴贊郁的電影，很感人，很深刻，令人佩服仰慕之至。於是我心裏想，邏輯上有沒有可能，有個傑出的藝術家，但他本人卻是個人渣或北七？<text:span text:style-name="T3"><text:line-break/><text:line-break/></text:span>這個可能性應該不存在。因為就如侯孝賢所說，<text:span text:style-name="T3">"</text:span>人要大，作品才會大<text:span text:style-name="T3">"</text:span>，所謂<text:span text:style-name="T3"><text:s/>"</text:span>我就是我的作品<text:span text:style-name="T3">"</text:span>、<text:span text:style-name="T3">"</text:span>我就是我的電影<text:span text:style-name="T3">"(</text:span>荷索語<text:span text:style-name="T3">)</text:span>，我若是個人渣，豈有可能做出動人的作品？我若思想膚淺，心靈猥瑣，如何可能產生思想深刻情感動人的作品？<text:span text:style-name="T3"><text:line-break/><text:line-break/></text:span>羅素常嘲笑維根斯坦花太多時間思考一己功過。有一天，見維根斯坦在宿舍一個人原地走來走去，不知道在想什麼。羅素就語帶嘲諷地說：<text:span text:style-name="T3">"</text:span>你是在思考你的罪，還是在思考邏輯<text:span text:style-name="T3">?" </text:span>維根斯坦說，<text:span text:style-name="T3">"</text:span>兩者皆是。<text:span text:style-name="T3">" </text:span>他說：<text:span text:style-name="T3">"</text:span>如果我沒法成為一個好人，我如何可能成為一個好的邏輯學家？<text:span text:style-name="T3">"<text:line-break/><text:line-break/></text:span>這其實只是一個必然的邏輯問題：不是那樣的人，就不可能做出那樣的作品。這意味著作品不是一種可以透過學習而來的技巧；技巧是必要的，但它並非充份條件。基本上，作品背後那個人才是作品高低深淺的關鍵。<text:span text:style-name="T3"><text:line-break/><text:line-break/></text:span>維根斯坦對於他人作品的推薦理由經常只有一個：<text:span text:style-name="T3">"</text:span>他是個好人<text:span text:style-name="T3">"</text:span>。例如他叫大家去看<text:span text:style-name="T3">william james</text:span>的書，理由是說：這個作者是個好人。他的<text:span text:style-name="T3"><text:s/>"Philosophical Investigations" </text:span>開頭引用<text:span text:style-name="T3"><text:s/>Saint Augustine</text:span>的話來做為一個討論的起點，理由無它，維根斯坦說，<text:span text:style-name="T3">Saint Augustine</text:span>是個好人，好人講的話必然值得聆聽。<text:span text:style-name="T3"><text:line-break/><text:line-break/></text:span>這並不是說好人講的全部都對，事實上維根斯坦並不認同<text:span text:style-name="T3">Saint Augustine</text:span>對於語言或意義之產生的狀況之描繪。這當然也不是說不值得聽的就一定是個混蛋，而是說他也許也沒有多壞，就只是一般般，思想平平板板空空洞洞很膚淺。<text:span text:style-name="T3"><text:line-break/><text:line-break/></text:span>當然，若是人渣等級的，做出來的作品肯定也<text:span text:style-name="T3"><text:s/>"</text:span>文如其人<text:span text:style-name="T3">"</text:span>。<text:span text:style-name="T3"><text:line-break/><text:line-break/></text:span>以上所言自然是一種簡化的說法。維根斯坦曾經說過：<text:span text:style-name="T3">"</text:span>我不是一個宗教人，但我就是沒辦法不從宗教的眼光來看待一切<text:span text:style-name="T3">"</text:span>。於是有人說，這裏頭有一種<text:span text:style-name="T3"><text:s/>"</text:span>人與文不相符<text:span text:style-name="T3">" </text:span>的<text:span text:style-name="T3"><text:s/>"</text:span>失真<text:span text:style-name="T3">" </text:span>狀況。<text:span text:style-name="T3">"</text:span>真<text:span text:style-name="T3">" </text:span>指的是<text:span text:style-name="T3">authentic</text:span>這個字；亦即，如果你不是宗教人，你怎麼可能擁有一種宗教眼光？<text:span text:style-name="T3"><text:line-break/><text:line-break/></text:span>哲學上，從維根斯坦這段話衍生的爭論非常多，到底維根斯坦有沒有<text:span text:style-name="T3"><text:s/>"</text:span>失真<text:span text:style-name="T3">"</text:span>？我的看法自然是沒有。但這個就沒法用通俗的方法去講解，只能回到整個作品的內涵去談。<text:span text:style-name="T3"><text:line-break/><text:line-break/></text:span>但是，對於<text:span text:style-name="T3"><text:s/>"</text:span>失真<text:span text:style-name="T3">" </text:span>這個可能性是否存在，我是認為有的。也就是說，一個人的確有可能在某個程度上，<text:span text:style-name="T3">"</text:span>人<text:span text:style-name="T3">" </text:span>與<text:span text:style-name="T3"><text:s/>"</text:span>文<text:span text:style-name="T3">" </text:span>不相符。<text:span text:style-name="T3"><text:line-break/><text:line-break/></text:span>我能想像一個很聰明、很敏銳的混蛋，雖是個混蛋，但他同時也能體會或了解深刻美好的人事物，於是，<text:span text:style-name="T3">"</text:span>人<text:span text:style-name="T3">" </text:span>與<text:span text:style-name="T3"><text:s/>"</text:span>文<text:span text:style-name="T3">" </text:span>之間就產生了一種斷裂，一種失真。這個可能性，理論上應該是有的，只是到目前為止我好像還沒看過一個例子。<text:span text:style-name="T3"><text:line-break/><text:line-break/></text:span>但我沒法想像一個作品爛到爆，爛到嚇死人，而它的作者卻是個深刻細膩善良聰明的好人。這個可能性理應不存在，除非他偶而無聊，或很缺錢，純粹故意亂寫亂拍來迎合大眾。</text:p>
      <text:p text:style-name="P1"><text:span text:style-name="T1">陳真</text:span><text:s/>  |  2014.12.03 01:59   |   <text:a xlink:type="simple" xlink:href="http://palinfo.habago.org/Entry?Command=Information_PrintForum&amp;iPage=368#FORUM33223"><text:span text:style-name="T2">#</text:span></text:a></text:p>
      <text:p text:style-name="P2">同學，我是認為，這位彭先生<text:span text:style-name="T3">(</text:span>我認識他<text:span text:style-name="T3">)</text:span>，不管寫什麼，全然不值得理會。<text:span text:style-name="T3"><text:line-break/><text:line-break/></text:span>如果你對他寫的有意見，何不直接去跟他講？因為我有潔癖，希望這版面乾淨，根本不值得看的東西就少貼。<text:span text:style-name="T3"><text:line-break/><text:line-break/></text:span>一個人何苦一直去看爛片，然後一直罵爛片好爛。爛片是這樣一種東西：不管它講出的答案對或錯都沒有意義，因為沒有營養。<text:span text:style-name="T3"><text:line-break/><text:line-break/></text:span>這跟看電影一樣，你光看導演的名字就能知道這電影值不值得看。</text:p>
      <text:p text:style-name="P1"><text:span text:style-name="T1">陳真</text:span><text:s/>  |  2014.12.03 01:54   |   <text:a xlink:type="simple" xlink:href="http://palinfo.habago.org/Entry?Command=Information_PrintForum&amp;iPage=368#FORUM33222"><text:span text:style-name="T2">#</text:span></text:a></text:p>
      <text:p text:style-name="P3">唸醫學院時，有一回，輪到我給班上編一本<text:span text:style-name="T3"><text:s/>"</text:span>臨床實驗診斷學講義<text:span text:style-name="T3">"</text:span>。那年頭印刷不易，於是我利用這個機會，在講義空白處貼或寫了一些<text:span text:style-name="T3"><text:s/>"</text:span>毒素<text:span text:style-name="T3">"</text:span>。講義都還沒印出來，情治單位就已得到風聲，前往包圍印刷廠，企圖阻止。經過一番曲折，後來那本講義還是印了出來。<text:span text:style-name="T3"><text:line-break/><text:line-break/>"</text:span>毒素<text:span text:style-name="T3">" </text:span>之一是，我引用國外忘了是誰說的一段話，講到媒體之呼風喚雨，大意是說：<text:span text:style-name="T3"><text:line-break/><text:line-break/></text:span>媒體總是能讓你去仇視那些愛你並且無私為你付出的人，同時也能讓你去愛戴崇拜那些努力傷害你的人。<text:span text:style-name="T3"><text:line-break/><text:line-break/></text:span>我就只引述這麼簡單的兩句話，結果引來軒然大波。這些話任何時候聽起來都沒什麼，但它卻始終是個可悲的事實，所以，不管你什麼時候引述它，在主流一方聽起來，總是相當刺耳。<text:span text:style-name="T3"><text:line-break/><text:line-break/></text:span>可是，在當下，你是絕不可能讓主流群眾相信自己是錯的，就好像二十幾年前，我都已經當醫生了，在院內，人們只要一講到黨外或民進黨就唾罵鄙視，就跟講到精神及人格異常的歹徒完全沒兩樣。<text:span text:style-name="T3"><text:line-break/><text:line-break/></text:span>之前提過好幾次，甚至都已經九零年代了，我在醫師辦公室看林義雄送我、他寫的一本書叫<text:span text:style-name="T3"><text:s/>"</text:span>去國懷鄉<text:span text:style-name="T3">"</text:span>。有個醫師同事罵說：你怎麼在看<text:span text:style-name="T3"><text:s/>"</text:span>這種人<text:span text:style-name="T3">" </text:span>寫的書？<text:span text:style-name="T3"><text:line-break/><text:line-break/>"</text:span>這種人＂是哪種人？同事說，黨外這些人全是地痞流氓。我問他，要不要我書借你，你看一看之後再做判斷。他不肯，非常不屑，說這些人全是暴力份子。<text:span text:style-name="T3"><text:line-break/><text:line-break/></text:span>類似的例子舉不完。你在當下其實是不可能讓主流群眾相信自己是錯的，而且錯得離譜，是非黑白剛好顛倒。<text:span text:style-name="T3"><text:line-break/><text:line-break/></text:span>馬英九的處境與遭遇也一樣。明明是個正直清廉、民主開放、奉公守法、做事極為努力、無私奉獻、幾乎找不到缺點的一個極為罕見、令人尊敬的政治人物，竟然長年被抹黑醜化成全民公敵。<text:span text:style-name="T3"><text:line-break/><text:line-break/></text:span>黨外時，我在學校經常得一個人單獨面對無數同學的各種挑釁、質疑、譴責、辱罵和抹黑，乃至數度肢體攻擊和暴力威脅。同學們說，你們黨外破壞社會安定，你們是暴力陰謀份子。<text:span text:style-name="T3"><text:line-break/><text:line-break/></text:span>面對這麼蠢的一大群人，我就算有辯論比賽冠軍的口才，也不可能讓主流群眾相信他們是錯的，而且錯得離譜，是非黑白剛好顛倒。於是，我通常也不願多費唇舌，我總是很委婉但堅定地丟下一句我自己發明的經典台詞說：<text:span text:style-name="T3"><text:line-break/><text:line-break/>"</text:span>各位，你們不妨把今天這個日子記下來，寫在簿子上，十年或二十年後，你再回頭想想今天我們之間的對話，也許屆時你就會明白很多你現在所不明白的事。＂<text:span text:style-name="T3"><text:line-break/><text:line-break/></text:span>當然，每次我講完這段理應盪氣迴腸的經典告白，人們不但沒有感動，反而嗤之以鼻，覺得我有病。<text:span text:style-name="T3"><text:line-break/><text:line-break/></text:span>三十幾年來，這段經典告白至今仍然完全適用。不過，這幾年我又換了另一個告白，句子比較短。我不再期待什麼幾十年後人們回顧過往將會發現自己錯得離譜；我甚至相信這樣一種顛倒是非黑白的悲劇，將會普遍延續下去，不可能改變。你看美國那麼壞，那麼殘暴血腥，姦殺擄掠無日無之，但美國在世人心目中卻是民主、人權的同義詞，正義的化身。<text:span text:style-name="T3"><text:line-break/><text:line-break/></text:span>我對人世的未來完全不抱任何期望，所以我的台詞改了，改成：<text:span text:style-name="T3">"</text:span>神會紀念這一切＂。<text:span text:style-name="T3"><text:line-break/><text:line-break/></text:span>我對馬英九的感受也是這樣。我對人、對歷史早已沒有期待，但我始終相信神會紀念這一切善惡美醜；神會撫慰那些因為無私良善而受苦受辱的人。<text:span text:style-name="T3"><text:line-break/><text:line-break/></text:span>陳真<text:span text:style-name="T3"><text:line-break/>===================<text:line-break/></text:span>馬英九辭黨主席講話全文<text:span text:style-name="T3"><text:line-break/><text:line-break/>NOWnews – 2014</text:span>年<text:span text:style-name="T3">12</text:span>月<text:span text:style-name="T3">2</text:span>日<text:span text:style-name="T3"><text:line-break/><text:line-break/></text:span>記者王鼎鈞／台北報導<text:span text:style-name="T3"><text:line-break/><text:line-break/></text:span>國民黨在九合一選舉慘敗，身兼國民黨主席的馬英九總統扛起責任，今（<text:span text:style-name="T3">2</text:span>）日下午在中山會報，宣布辭去黨主席一職。<text:span text:style-name="T3"><text:line-break/></text:span>馬英九講話全文如下：<text:span text:style-name="T3"><text:line-break/><text:line-break/></text:span>各位黨內同志，面對這次選舉前所未有的重大挫敗，英九身為黨主席，願意負起最大責任。我對於職位絕不戀棧，我所真正在意的，是怎麼做才能對國民黨最好。國民黨此刻應該冷靜、沉著，團結合作，絕對不能懷憂喪志、自亂陣腳，在這關鍵時刻，我的思考，已經沒有個人在內。<text:span text:style-name="T3"><text:line-break/><text:line-break/></text:span>身為黨主席，我要向所有支持者道歉，我有負於創黨的先進們，也讓大家失望了。我必須深刻地反躬自省。我會在明天的中常會宣布請辭中國國民黨主席的職務，並再次向所有黨員及支持者誠摯地鞠躬道歉。<text:span text:style-name="T3"><text:line-break/><text:line-break/></text:span>雖然我個人將在明天正式卸下黨主席的職務，但對中國國民黨而言，這不會是停頓，而是另一個新的開始。我們沒有贏得這次戰役，但我們不能失去理念和價值；我們輸掉一場選舉，但我們不能就因此輸掉人民對國民黨的信任。中國國民黨會不會被打倒是由我們自己決定，如果我們能反省、能改革，我們就永遠不會被打倒。<text:span text:style-name="T3"><text:line-break/><text:line-break/></text:span>相信在座各位同志，都和我一樣熱愛這個黨。打從<text:span text:style-name="T3">2005</text:span>年首次接任黨主席以來，我就一直將「改革、團結」，當成最重要責任。因為改革國民黨，不只是黨內同志的殷切期待，更是絕大多數國人的共同期待。<text:span text:style-name="T3"><text:line-break/><text:line-break/></text:span>雖然這些年來，我們完成許多改革，現在的國民黨，早已與十年前、廿年前、甚至卅年前的國民黨完全不一樣。但我們必須承認，人民對國民黨的期待，比國民黨改革的腳步還快；人民對國民黨的失望，讓我心中感到慚愧。<text:span text:style-name="T3"><text:line-break/><text:line-break/></text:span>國民黨雖然這次選舉輸了，但是我們堅信國家總路線沒有輸，朝向自由開放的改革路線也沒有輸。對於人民的聲音，我們願意謙卑聆聽；對於未來的責任，我們一定勇敢承擔。<text:span text:style-name="T3"><text:line-break/></text:span>在這關鍵時刻，交棒也是一種承擔。就像我九年前第一次就任黨主席時所說「沒有榮華富貴可以享受，只有千斤重擔必須承受」，這句話到今天為止，還是一樣有效。<text:span text:style-name="T3"><text:line-break/><text:line-break/></text:span>各位同志，<text:span text:style-name="T3">120</text:span>年前的國民黨，發動推翻滿清的革命，在成功前失敗了<text:span text:style-name="T3">10</text:span>次。<text:span text:style-name="T3">120</text:span>年來，國民黨遭遇過無數次失敗，但從來未曾被失敗所擊倒，我們一次又一次重新站立起來。今天也是一樣，就讓我們秉持當年從政初衷，讓改革從自己開始，就讓今天的失敗，成為我們邁向下一次成功的開始。</text:p>
      <text:p text:style-name="P1"><text:span text:style-name="T1">謙恩</text:span><text:s/>  |  2014.12.03 01:10   |   <text:a xlink:type="simple" xlink:href="http://palinfo.habago.org/Entry?Command=Information_PrintForum&amp;iPage=368#FORUM33221"><text:span text:style-name="T2">#</text:span></text:a></text:p>
      <text:p text:style-name="P2">彭明輝教授<text:span text:style-name="T3"><text:s/></text:span>的確是滿腹詩書<text:span text:style-name="T3"><text:line-break/><text:line-break/></text:span>但是我始終不明白，他總是這樣批判來批判去，面對自己說錯的<text:span text:style-name="T3">(</text:span>核能議題<text:span text:style-name="T3">)</text:span>竟然也不會道歉、不會認錯<text:span text:style-name="T3"><text:line-break/><text:line-break/></text:span>看到有先進貼了他的文章，他真的是十足的馬後炮，再三月混亂的時日，他不大聲疾呼，現在才在這指指點點。<text:span text:style-name="T3"><text:line-break/><text:line-break/></text:span>為什麼這樣說他，因為朋教授在我看來，極愛出鋒頭，面對時事的批判，疾言厲色，卻沒見他說解決方案，我實在是沒什麼資格或是根本就不該批評這位長者，只是剛剛看完他部落格的情緒罷了。<text:span text:style-name="T3"><text:line-break/><text:line-break/></text:span>某種程度，他不過跟馬英九一樣，一樣害怕得罪這群<text:span text:style-name="T3">"</text:span>學運<text:span text:style-name="T3">"</text:span>的學生，他也怕被撻伐，否則，學運期間，怎麼一點聲音都沒有<text:span text:style-name="T3">?</text:span>看看他批評的，美一句都好似他是先知一般，冠冕堂皇的語詞，市面上的陳腔濫調，高姿態的論斷，重要得是，我一直都沒看見他提出的解決方案，砲聲隆隆，氣勢凌凌又如何，我想他不過是不甘寂寞，又或是<text:span text:style-name="T3">"</text:span>沒人重用<text:span text:style-name="T3">"</text:span>的牢騷罷了。<text:span text:style-name="T3"><text:line-break/><text:line-break/></text:span>我知道，彭教授有他的貢獻、有他的理想，但我看不到正面的期許，儘管是悲觀中帶有的<text:span text:style-name="T3">"</text:span>無奈<text:span text:style-name="T3">"</text:span>都沒有。<text:span text:style-name="T3"><text:line-break/><text:line-break/></text:span>不應該這樣論斷長者的。如果有機會，我希望他對我說<text:span text:style-name="T3">"</text:span>同學<text:span text:style-name="T3"><text:s/></text:span>你誤解我了<text:span text:style-name="T3">"</text:span>，我想我一定馬上認錯。</text:p>
      <text:p text:style-name="P1"><text:span text:style-name="T1">書熙</text:span><text:s/>  |  2014.12.02 22:08   |   <text:a xlink:type="simple" xlink:href="http://palinfo.habago.org/Entry?Command=Information_PrintForum&amp;iPage=368#FORUM33220"><text:span text:style-name="T2">#</text:span></text:a></text:p>
      <text:p text:style-name="P3">這樣的明輝，再說什麼都不讓人意外<text:span text:style-name="T3"><text:line-break/>**************************<text:line-break/></text:span>清大彭明輝的部落格<text:span text:style-name="T3"><text:line-break/>2014</text:span>年<text:span text:style-name="T3">3</text:span>月<text:span text:style-name="T3">24</text:span>日星期一<text:span text:style-name="T3"><text:line-break/><text:line-break/>http://goo.gl/NA9EuT<text:line-break/><text:line-break/></text:span>給周美青的一封公開信<text:span text:style-name="T3"><text:line-break/></text:span>周女士：<text:span text:style-name="T3"><text:line-break/></text:span>為了你家和台灣，我求妳兩件事：帶馬英九到醫院去檢查，如果他精神不正常或者已經失去法定行為能力，請妳坦白告訴全國人；如果醫院找不出他的病而他也不肯辭職，請妳跟他離婚，讓他了解他所做的事有多令人厭惡、痛恨、不齒。台灣不能再有人因為和平抗爭而流血，而你們家更不需要有一個令萬代子孫蒙羞的家長。<text:span text:style-name="T3"><text:line-break/></text:span>請妳記得：媒體上陳水扁外孫的照片總是被打上馬賽克，見不得人。馬家雖已斷了香火，妳不會希望連妳的外孫在國內外都見不得人。但是，事情已經開始發生了，行政院前濺血的照片必將傳遍全世界，全世界都會知道：馬英九對和平抗議的群眾施暴，打到他們頭破血流。<text:span text:style-name="T3"><text:line-break/><text:line-break/><text:line-break/></text:span>現在大家恨的是馬英九，如果事態繼續惡化，大家的恨會滿溢而漫流，無處宣洩的恨意會淹漫妳們家的每一個成員，然後淹漫到妳女婿家，淹漫到你們的子孫身上。請妳別讓這恨無止盡地繼續滋生、漫延。<text:span text:style-name="T3"><text:line-break/></text:span>我的常識告訴我：如果有兩張滿臉是血的照片，流血的就不會只有兩個人──鎮暴警察只會被下命「不許流血」，或者「不惜流血」，而鎮暴警察「打得興起」、「打得眼紅」時，不會只打兩個人。<text:span text:style-name="T3"><text:line-break/></text:span>妳或許會說：這是抗爭者自討的。不！抗爭者自討的是被抬離、被水車沖擊、被噴辣椒水。這裡不是天安門，這裡沒有解放軍，這裡沒有獨裁者鄧小平，我們沒有人預料到和平抗爭也要被打到頭破血流。<text:span text:style-name="T3"><text:line-break/></text:span>我們了解，暴力是殘忍的表徵；我們也了解，暴力是無能的表徵。馬英九沒有能力管理這個國家，而你最了解馬英九的無能，繼續讓他坐在總統位上負擔他早已承受不了的壓力，只會使他變得更無能，更殘暴。<text:span text:style-name="T3"><text:line-break/></text:span>我知道，要隨時要防範這個無能的丈夫在人前出醜是很累的。但是，如果他注定成事不足敗事有餘，請妳把他帶回家──家醜無須外揚，況且，讓禍害不出家門，總比害你們全家人整天被人怒目相向的好。<text:span text:style-name="T3"><text:line-break/></text:span>周女士，嫁給馬英九是妳的不幸，但是拜託妳別讓他變成全台灣人的不幸；他對台灣的傷害歷史將不會忘記，只希望這個恨不要滋生、漫延到你們家的每一個成員，甚至後代子孫。</text:p>
      <text:p text:style-name="P1">maverick Liu   |  2014.12.02 21:54   |   <text:a xlink:type="simple" xlink:href="http://palinfo.habago.org/Entry?Command=Information_PrintForum&amp;iPage=368#FORUM33219"><text:span text:style-name="T2">#</text:span></text:a></text:p>
      <text:p text:style-name="P2">如此下去<text:span text:style-name="T3">,</text:span>兩岸統一的趨勢愈來愈明顯了<text:span text:style-name="T3">?</text:span>這會是好事嗎<text:span text:style-name="T3">?</text:span></text:p>
      <text:p text:style-name="P1"><text:span text:style-name="T1">平璽</text:span><text:s/>  |  2014.12.02 20:50   |   <text:a xlink:type="simple" xlink:href="http://palinfo.habago.org/Entry?Command=Information_PrintForum&amp;iPage=368#FORUM33218"><text:span text:style-name="T2">#</text:span></text:a></text:p>
      <text:p text:style-name="P3">當<text:span text:style-name="T3">KMT</text:span>在一片礙呆丸聲中瑟縮一角，清大彭明輝教授始敢放馬後炮：<text:span text:style-name="T3"><text:line-break/><text:line-break/>http://goo.gl/F1sjtj<text:line-break/><text:line-break/></text:span>台灣加入<text:span text:style-name="T3"><text:s/>WTO </text:span>的過程中，李登輝授權蔡英文全權決定談判，結果談出來的條件堪稱自有鴉片戰爭以來不曾有過的奇恥大辱：我們被迫以「已開發國家」名義加入，因而無法享受韓國和大陸享有的「開發中國家」禮遇，還被迫在沒有開始享受<text:span text:style-name="T3"><text:s/>WTO </text:span>會員國待遇之前就開始自砍政府補貼與自降稅率，其不平等待遇嚴重違背<text:span text:style-name="T3"><text:s/>WTO </text:span>許多公開炫燿的原則。不僅如此，蔡英文跟馬英九辯論<text:span text:style-name="T3">ECFA</text:span>問題時，曾經主持<text:span text:style-name="T3">WTO</text:span>談判的蔡英文竟然在許多問題上都遠不如只靠死記硬背的馬英九。這件事讓我徹底看破蔡英文：連自己負責的政務都不用心，哪能期盼她對國家大事用心？<text:span text:style-name="T3"><text:line-break/><text:line-break/></text:span>接下來，國光石化跟她在行政院副院長任內關係密切，空思妄想的生技產業也跟她有關。蔡英文擔任副委會主委及行政院副院長的期間，其行事風格跟我們痛恨的國民黨毫無二致，你能期待她的掌權為台灣帶來什麼樣的希望？<text:span text:style-name="T3"><text:line-break/><text:line-break/></text:span>如果你還記得<text:span text:style-name="T3"><text:s/>2000-2008</text:span>民進黨執政期間台灣人的痛苦，絕對不要忘記：當時職掌行政院的人就叫蔡英文、蘇貞昌、謝長廷、游錫堃。如果你太年輕，不知道當時台灣人有多痛苦，去問長輩或者<text:span text:style-name="T3"><text:s/>Google </text:span>一下，千萬別在<text:span text:style-name="T3"><text:s/>2016</text:span>年浪漫地用選票引狼入室。<text:span text:style-name="T3"> <text:line-break/><text:line-break/></text:span>太陽花學運要結束的那一天傍晚，我在立法院外找到四個最終決策者之一，我問他：「在你的認知中，如果沒有大陸市場，台灣的經濟會不會垮？」他笑嘻嘻地回答：「當然會。」我不得不質問他：「你如果這麼想，憑什麼反服貿？」</text:p>
      <text:p text:style-name="P1"><text:span text:style-name="T1">謙恩</text:span><text:s/>  |  2014.12.02 19:36   |   <text:a xlink:type="simple" xlink:href="http://palinfo.habago.org/Entry?Command=Information_PrintForum&amp;iPage=368#FORUM33217"><text:span text:style-name="T2">#</text:span></text:a></text:p>
      <text:p text:style-name="P2">選後的社會氣氛，從朝笑國民黨漸漸轉向柯市長的陸續動態，民進黨也有對完全執政躍躍欲試的感覺，看見他們陸續在媒體前的發表，例如<text:span text:style-name="T3">:</text:span>民進黨不擋服貿、貨貿<text:span text:style-name="T3"><text:s/></text:span>柯市長決定先不拆中校西路公車專用道等等<text:span text:style-name="T3">...</text:span>理論上，他們的支持者都應該跳出來大聲抗爭，沒想到卻每個都安靜得要死，甚至開心。<text:span text:style-name="T3"><text:line-break/><text:line-break/></text:span>柯文哲對於馬英九成為落水狗，倒是尊重起馬總統來了，有新聞又放了消息，說柯文哲先前就在尋求<text:span text:style-name="T3">"</text:span>如何我當選，馬總統不用下台<text:span text:style-name="T3">?"</text:span>的方法，看起來柯文哲人格真的又上了一層，於是一陣預料之中的吹捧正在進行。<text:span text:style-name="T3"><text:line-break/><text:line-break/></text:span>民進黨和柯市長，看似都支持對中國的開放，選民竟然都沒有被耍的感覺，好笑的是有一則新文說，柯市長要用夠兇的人加速<text:span text:style-name="T3">"</text:span>都更<text:span text:style-name="T3">"</text:span>，<text:span text:style-name="T3">"</text:span>都更<text:span text:style-name="T3">"</text:span>一個已經被視為炒房地產的代名詞，靜然經過柯文哲的口說出來，一點反對都沒有，甚至讓這些支持者開始有<text:span text:style-name="T3">"</text:span>一日三省吾身<text:span text:style-name="T3">"</text:span>的心態，檢討自己，我看來這整齣戲真的是非常好笑。<text:span text:style-name="T3"><text:line-break/><text:line-break/></text:span>還記得選戰正在打的時候，我在社群網站討論了網路對連勝文的霸凌，結果我被戴了挺連的帽子，現在都還沒得拔下這個帽子，今天柯文哲說不要打落水狗<text:span text:style-name="T3">(</text:span>馬英九<text:span text:style-name="T3">)</text:span>，倒是一堆反智的支持者開始反省，每個回應都是<text:span text:style-name="T3">"</text:span>柯文哲早已經超越我們所想的<text:span text:style-name="T3">"</text:span>之類的言論，順便在吹捧一下柯的超越藍綠，現在社會正上演著這樣的醫齣戲，劇情真的是讓我一猜就著，毫不意外，不過看到一幕幕上演，還是不住嘆了幾口氣。<text:span text:style-name="T3"><text:line-break/><text:line-break/></text:span>沈富雄說這次選舉結果，代表中間選民越來越多，也越來越理性，對國家是好的<text:span text:style-name="T3">...</text:span>哀<text:span text:style-name="T3"><text:s/></text:span>真的是這樣嗎<text:span text:style-name="T3">?<text:line-break/><text:line-break/></text:span>選前先將黑的說成白的，白的批成黑的，拿到政權後開始一個一個摸頭，一個一個安撫，在悄悄將原本反對的轉成不反對，明天就敢大聲跟你說<text:span text:style-name="T3">"</text:span>我支持<text:span text:style-name="T3">"</text:span>，悲哀的是被欺騙的人民開開心心的以為是台灣的春天，其實我不知道這些人民是不是<text:span text:style-name="T3">""</text:span>被欺騙<text:span text:style-name="T3">""</text:span>，我某種程度認為，他們就真的和民進黨一樣，只要拿到政權就好，拿到以後再說，以後都好說，以後什麼都能說。<text:span text:style-name="T3"><text:line-break/><text:line-break/></text:span>這社會真的已經扭曲及噁心，當然，對七八成<text:span text:style-name="T3">"</text:span>民意<text:span text:style-name="T3">"</text:span>來說，台灣已經是天堂了。</text:p>
      <text:p text:style-name="P1"><text:span text:style-name="T1">陳真</text:span><text:s/>  |  2014.12.02 17:33   |   <text:a xlink:type="simple" xlink:href="http://palinfo.habago.org/Entry?Command=Information_PrintForum&amp;iPage=368#FORUM33216"><text:span text:style-name="T2">#</text:span></text:a></text:p>
      <text:p text:style-name="P3">有一種錯覺認為綠營反商反貿易或是反對和大陸做生意等等，其實這些<text:span text:style-name="T3"><text:s/>"</text:span>反對<text:span text:style-name="T3">" </text:span>都是有前提的。若你來做，不管做什麼或怎麼做，我和我底下這些乖孫們，一定誓死反對到底。但若是我來做，其實不管做什麼或怎麼做，一概都不會有問題。<text:span text:style-name="T3"><text:line-break/><text:line-break/></text:span>我常說，綠營這些人不是政治人物，他們比較像商人，而且是黑心奸商那一類，除了利益，他們其實是沒有意識形態，沒有中心思想的。<text:span text:style-name="T3"><text:line-break/><text:line-break/></text:span>因此，如果以為這些人當家，兩岸經貿<text:span text:style-name="T3"><text:s/>"</text:span>必然<text:span text:style-name="T3">" </text:span>將停頓或開倒車，那其實是一種錯覺。這些混蛋只是壞，但他們並不笨，他們其實也知道怎麼做才能把所謂經濟搞好；而且，金主們向來藍綠通吃，誰坐大就挺誰，利益與共。<text:span text:style-name="T3"><text:line-break/><text:line-break/></text:span>你看，綠營立院黨團總召柯建銘那個大貪官，這兩天不是已經在呼籲國民黨坐下來談服貿貨貿及兩岸金融會議等等嗎，瞬間變成一副開明理性狀。<text:span text:style-name="T3"><text:line-break/><text:line-break/></text:span>阿扁曾經為了選票最大化，走險棋，企圖踩大陸底線，以便激怒之，進而就能囊括選票。但現在時代不一樣，這種作法很難再現。畢竟美國在亞洲養一堆狗咬人，基本上也是要狗聽話才行，依指令該咬才咬，不會希望像阿扁那樣亂咬一通，因此布希那時候才會罵阿扁好像是罵他說什麼狗娘養的，正確罵法我忘了，很難聽就是。<text:span text:style-name="T3"><text:line-break/><text:line-break/></text:span>至於綠營的施政作法自然還是一樣，想怎麼幹就怎麼幹。你看，綠營過去當權時，他們的經貿談判簽約等等，基本上是不透明的，哪像國民黨那樣整個攤在陽光下。但是，綠營乖孫們會不會生氣？會不會說這些混蛋搞黑箱作業反民主？當然不會。因為是自己人，怎麼幹都行。<text:span text:style-name="T3"><text:line-break/><text:line-break/></text:span>至於什麼碗糕公民上網票選官員，先不說有沒有灌票買票，也不說有志氣有理想的人會不會如此做賤自己主動上網求官；將來就算選出來了，也只是參考參考，而不是真的當選。<text:span text:style-name="T3"><text:line-break/><text:line-break/></text:span>照理說，如此反民主，凡我愛台灣者理當揭竿起義包圍台北市政府才對。不過，這自然是不可能的事。綠營乖孫是很乖的，就算執政者殺人放火，只要是綠的，就不會有任何問題。<text:span text:style-name="T3"><text:line-break/><text:line-break/></text:span>這其實也透露一個問題就是藍綠選民有別。綠的乖孫們對內很乖，對敵人可是非常驃悍的。但藍營支持者卻完全不是這樣，對內很苛薄很難取悅，對外則一個屁也不敢放，頂多四下無人處發發牢騷，更不用說揭竿起義，當然更不可能撲天蓋地搞抹黑搞造謠。兩種不同本質的選民，其實也註定了藍綠勢力的消長與勝負。<text:span text:style-name="T3"><text:line-break/><text:line-break/></text:span>國民黨有幾百萬選民，但它沒有半個群眾。我並非鼓吹像綠營那樣經營一大群掛羊頭賣狗肉的什麼社運人士，或是餵垃圾洗腦，洗出一堆對外凶狠卑劣的乖孫子來；我只是說，這兩個黨打起架來，一個是拿機關槍大炮原子彈，一個是拿彈弓、橡皮筋。<text:span text:style-name="T3"><text:line-break/><text:line-break/></text:span>俗語說，<text:span text:style-name="T3">"</text:span>群眾只有<text:span text:style-name="T3">13</text:span>歲<text:span text:style-name="T3">"</text:span>，意即群眾沒有大腦。但是，沒有大腦沒關係，造謠抹黑蠢血沸騰是不需要大腦的，腦容量越低，作戰指數反而越高。<text:span text:style-name="T3"><text:line-break/><text:line-break/></text:span>群眾搞鬥爭搞文革很行，但群眾並沒有決策能力。台灣流行民粹風已經十幾年了至少，近幾年更是發揚光大，動不動就是<text:span text:style-name="T3"><text:s/>"</text:span>咱台灣人偉大的民意<text:span text:style-name="T3">"(</text:span>林義雄的口頭禪<text:span text:style-name="T3">)</text:span>。<text:span text:style-name="T3"><text:line-break/><text:line-break/></text:span>可是，群眾如果具有決策能力，我們哪需要官員，哪需要專業評估？就請人弄個電腦程式不就好了，透過巨量資料分析，保證可以精準測出民意，然後一切施政就照<text:span text:style-name="T3"><text:s/>"</text:span>咱台灣人偉大的民意<text:span text:style-name="T3">" </text:span>進行，不就能成為全世界最偉大最直接最有效率的民主國家。<text:span text:style-name="T3"><text:line-break/><text:line-break/></text:span>假設每個人手上有個按鈕，請問民主國家的偉大主人：<text:span text:style-name="T3">"</text:span>應該周休幾日最好？<text:span text:style-name="T3">" </text:span>你想，最後，<text:span text:style-name="T3">"</text:span>咱台灣人偉大的民意<text:span text:style-name="T3">" </text:span>會呈現哪個答案？<text:span text:style-name="T3"><text:line-break/><text:line-break/></text:span>第二題是有關稅賦改革與社會福利的公投是非題，請問偉大的主人：<text:span text:style-name="T3">"</text:span>往後每年每人一律發給一百萬的零用錢，請問您同意嗎？<text:span text:style-name="T3">" </text:span>你想，<text:span text:style-name="T3">"</text:span>咱台灣人偉大的民意<text:span text:style-name="T3">" </text:span>會是如何？<text:span text:style-name="T3"><text:line-break/><text:line-break/></text:span>題目還很多，但我用肚臍想也知道<text:span text:style-name="T3">"</text:span>咱台灣人偉大的民意<text:span text:style-name="T3">" </text:span>會是如何。<text:span text:style-name="T3"><text:line-break/><text:line-break/></text:span>剛剛買菜回來在樓下啃甘蔗，打開電視想看氣象，結果看到今天的焦點新聞：<text:span text:style-name="T3"><text:line-break/><text:line-break/></text:span>有一個正妹的愛車，兩個車燈旁邊竟然<text:span text:style-name="T3"><text:s/>"</text:span>長了睫毛<text:span text:style-name="T3">"</text:span>，帶你來看看。咦？怎麼搞的？妹很正，愛車很炫，怎麼車身出現了一堆抓痕？<text:span text:style-name="T3"><text:line-break/><text:line-break/></text:span>透過路口的監視器看到，原來有幾隻流浪小狗狗，在路邊玩耍，怎麼玩啊玩的，就爬到人家正妹的愛車身上玩。尖尖的爪子，毫不憐香惜玉地在車子上抓啊抓的，玩得好開心。<text:span text:style-name="T3"><text:line-break/><text:line-break/></text:span>後來，ㄟ？竟然吃好倒相報，狗狗們還找來一批同伴，來車子身邊玩，又給它抓出好幾道抓痕，看起來就像車燈長了睫毛似的。鏡頭帶你來看看。真的耶。真的好像睫毛哦，真是超搞笑的。狗狗們，你們這樣玩，人家正妹可是會傷心唷。<text:span text:style-name="T3"><text:line-break/><text:line-break/></text:span>然後記者就去訪問正妹車主，訪問內容我就不轉播了，只聽到正妹說：<text:span text:style-name="T3">"</text:span>真是超誇張耶，我把車子送去修車廠，車廠老闆還問我妳的車子怎麼會這樣？我說，倫家的車子被狗咬了啦。老闆不信，我還跟他說真的啦，倫家騙你幹嘛。<text:span text:style-name="T3">" </text:span>記者說，天啊，真是太搞笑了。壹電視什麼碗糕記者，在哪裏為您報導。<text:span text:style-name="T3"><text:line-break/><text:line-break/></text:span>各位修養很好，每天看這些新聞都不會生氣，而且很多人還看得很開心。看來我應該加緊努力練忍功才是。活在台灣，我有一種快要忍耐到極限的感覺。</text:p>
      <text:p text:style-name="P5"/>
      <text:p text:style-name="P1"><text:span text:style-name="T1">陳志鴻</text:span><text:s/>  |  2014.12.02 17:07   |   <text:a xlink:type="simple" xlink:href="http://palinfo.habago.org/Entry?Command=Information_PrintForum&amp;iPage=369#FORUM33215"><text:span text:style-name="T2">#</text:span></text:a></text:p>
      <text:p text:style-name="P3">我想社會大眾可能認為<text:span text:style-name="T3">DPP</text:span>不親中，所以能夠有效監督服貿、貨貿等等<text:span text:style-name="T3">...</text:span>，不會在黑箱內暗藏賣台條約吧<text:span text:style-name="T3">..<text:line-break/><text:line-break/>===<text:line-break/><text:line-break/></text:span>綠準備執政<text:span text:style-name="T3"><text:s/></text:span>服貨貿都可談<text:span text:style-name="T3"><text:line-break/><text:line-break/></text:span>民進黨立院黨團總召柯建銘昨日表示，願積極推動朝野對話，藍綠一起坐下來共同面對國家大政，其中包括最敏感的兩岸議題，包括監督條例、自經區、服貿及貨貿等，也都不必迴避。</text:p>
      <text:p text:style-name="P1"><text:span text:style-name="T1">隆誌</text:span><text:s/>  |  2014.12.02 14:04   |   <text:a xlink:type="simple" xlink:href="http://palinfo.habago.org/Entry?Command=Information_PrintForum&amp;iPage=369#FORUM33214"><text:span text:style-name="T2">#</text:span></text:a></text:p>
      <text:p text:style-name="P2">看看這二篇報導吧！有趣真是有趣，靠著華麗口號上來的人，正做不到他所說的「公民參與」。隨便弄個形式，準備呼嚨這些支持者。更別說選前講的好幾個局處首長要用公民直選，縮水到只剩勞動局長。同一樣句話，換成任何藍營的政治人物講，這些綠色陣營的人必定瘋狂上前撕咬。那些綠色支持者對自己人如何？哈哈～～我現在等這看這次選上的的綠色縣市長，打著民粹般的華麗口號和旗幟，如何落實這些讓人熱血沸騰的行動。<text:span text:style-name="T3"><text:line-break/></text:span>我真想看看到底是馬英九無能，還是這些政客瞎扯淡。是藍營政府虐民不仁，還是綠營偽裝公民團體的民粹行動。從貿易協定的舉措，來看看馬英九賣台，還是綠營愛台。到底是馬英九的作法正確，還是綠營可以做到所有貿易談判條件完全透明。希望綠營可以照他們之前在網路上散佈的說法，將這些談判細節公布，然後把每個條件交付逐項表決，對方得利的都否決，只留下台灣得利的部分。希望公民團體好好監督～～～<text:span text:style-name="T3"><text:line-break/><text:line-break/></text:span>一場大戲正在上演，請大家拭目以待。<text:span text:style-name="T3"><text:line-break/><text:line-break/></text:span>很多事情沒有比較，所以很難決斷誰對誰錯。現在實驗組和對照組正在上演中，請大家好好品味。<text:span text:style-name="T3"><text:line-break/><text:line-break/>===============================================<text:line-break/></text:span>不要只批評<text:span text:style-name="T3"><text:s/></text:span>柯：請提更好方法<text:span text:style-name="T3"> <text:line-break/></text:span>聯合報╱記者高宛瑜／台北報導<text:span text:style-name="T3"><text:line-break/><text:line-break/></text:span>台北市長當選人柯文哲推動台北市政府勞動局長以「<text:span text:style-name="T3">I-Voting</text:span>」遴選，外界褒貶不一，柯文哲表示，今後凡是批評，「請提出更好的方法」。<text:span text:style-name="T3"><text:line-break/></text:span>柯的公民顧問團成員、台灣酒駕防治社會關懷協會秘書長王幼玲率先開砲，「勞動局長票選辦法簡直爛透了」，她說，不但資訊分散、不夠公開清楚，將不會上網的基層勞工排除在外，違背柯文哲的「開放政府、全民參與」理念。<text:span text:style-name="T3"><text:line-break/></text:span>「要效率但不能不周全」，王幼玲說，台北市投勞保的民眾有二百多萬人，但柯辦僅以網路公告，「資訊是不是夠全面、能讓多數人知道？」有的勞工沒時間、不會用網路，「這遊戲規則不對」，且她上網找了三個地方，才蒐集到全部資料。<text:span text:style-name="T3"><text:line-break/></text:span>台北市勞工局前局長鄭村棋表示肯定，他說，柯文哲將舉才空間擴大、決定權下放，但應把標準訂出來，讓民眾知道柯文哲想要藉由民眾票選達到何種目標，讓民眾檢驗。<text:span text:style-name="T3"><text:line-break/></text:span>台灣勞工陣線秘書長孫友聯說，不管用哪種方式選出局長，都是市長的職權，責任和結果也要由市長概括承受。<text:span text:style-name="T3"><text:line-break/></text:span>柯文哲說，革命分階段，先遴選、再票選，之後制度慢慢擴大。至於「<text:span text:style-name="T3">I-Voting</text:span>」任用人事，是否代表市長就能免責？柯說，「我還是負責」。<text:span text:style-name="T3"><text:line-break/></text:span>柯辦公布的勞動局長遴選委員有廿七人，王幼玲質疑名單沒有女性、弱勢團體代表。負責勞動局長遴選的成員陳財能說，名單中有一名副召集人是女性，但礙於在公務機關服務，不便曝光。<text:span text:style-name="T3"><text:line-break/></text:span>柯辦黨政平台秘書長李應元說，柯還沒上任，資源有限，沒辦法像發選舉公報一樣將通知發給家戶。<text:span text:style-name="T3"><text:line-break/></text:span>陳財能表示，選前柯就開過記者會公開訊息，但以傳統投票標準來看，這樣發布訊息的範圍永遠都不足，未執政前只能利用有限的資源來做；雖然柯將任命權交給市民參與，但柯仍有免職權。<text:span text:style-name="T3"><text:line-break/>================================================<text:line-break/><text:line-break/></text:span>柯文哲找林欽榮<text:span text:style-name="T3"><text:s/></text:span>戴立忍質疑<text:span text:style-name="T3"><text:line-break/></text:span>中央社╱台北<text:span text:style-name="T3">1</text:span>日電<text:span text:style-name="T3"><text:line-break/><text:line-break/></text:span>台北市長當選人柯文哲第二名副市長人選，今天確認交通大學副教授林欽榮。導演戴立忍在臉書上提出質疑。學運領袖陳為廷過去也曾在臉書上表達對林欽榮有意見。<text:span text:style-name="T3"><text:line-break/></text:span>林欽榮曾在陳水扁、馬英九台北市長任內，擔任都發局副總工程司，也曾任新竹市政府都市發展局長、高雄市政府工務局長、都發局長、營建署長、台南市政府副市長。<text:span text:style-name="T3"><text:line-break/></text:span>戴立忍今天在臉書上貼文指出，柯文哲因「為提高台北市都更的速度，就是要找有魄力、兇悍的人，才能有進度。」將林欽榮擬為副市長之一。但檢視林欽榮過去籌劃的台南鐵路東移徵收案和竹北璞玉計畫，都造成部分原居民巨大痛苦、組織自救會長期抗爭至今未歇。<text:span text:style-name="T3"><text:line-break/></text:span>他表示，計畫的設置是著眼在多數人需求，推動的過程卻往往容易傾軋、剝奪少數人權利；更何況計畫的設置依據若僅取決於極少數人的價值判斷，被剝奪權利的其實是相對多數了。<text:span text:style-name="T3"><text:line-break/></text:span>戴立忍說，回視促成柯文哲參選起點，正因被制度傾軋、剝奪從而生出巨大痛苦的終極反撲。他希望柯文哲莫忘初衷，「希望你的決定與作為，不會複製剝奪與苦痛，即使是一小小撮人的」。<text:span text:style-name="T3"><text:line-break/></text:span>陳為廷曾在<text:span text:style-name="T3">2012</text:span>年<text:span text:style-name="T3">10</text:span>月<text:span text:style-name="T3">20</text:span>日在臉書轉貼「國立交通大學圈地炒地，強搶民地！」文章，並抨擊「這個公然拿交大當跳板、球員兼裁判的林欽榮，現在被賴清德延攬為副市長，去執行台南鐵路地下化東移，做不必要的徵收，強拆<text:span text:style-name="T3">800</text:span>個家庭」。<text:span text:style-name="T3"><text:line-break/></text:span>「我們不是在選聖人」，柯文哲下午受訪時表示，還是有公民的力量，就是「做，再做必要的修正」。他指出，孔子講過，每個人都稱自己是好人，那是鄉愿，他們是選做事的人，不是選人人稱之的好人。<text:span text:style-name="T3"><text:line-break/></text:span>柯文哲另指出，從現在開始，凡是有批評的人，不要批評，要提出更好的方法，若有更好的方法，他都會接受，他坦言並不是一開始就有行政資源，革命分階段，一步一步往前推，從遴選、<text:span text:style-name="T3">i-voting</text:span>，再擴大。</text:p>
      <text:p text:style-name="P1"><text:span text:style-name="T1">平璽</text:span><text:s/>  |  2014.12.02 13:05   |   <text:a xlink:type="simple" xlink:href="http://palinfo.habago.org/Entry?Command=Information_PrintForum&amp;iPage=369#FORUM33213"><text:span text:style-name="T2">#</text:span></text:a></text:p>
      <text:p text:style-name="P3">在閱讀崩壞的火星人世代，別說萬言書，就連千字文可能也有相當高比例閱讀障礙；這種稍微動一下大腦，便知出自網軍手筆的速食飼料<text:span text:style-name="T3">/</text:span>迷幻藥，卻大受歡迎。<text:span text:style-name="T3"><text:line-break/><text:line-break/>http://goo.gl/QisTO1<text:line-break/><text:line-break/>http://goo.gl/13TnWO<text:line-break/><text:line-break/></text:span>近兩三年來所有打著公民旗幟的運動，都是綠衛兵政治鬥爭的假議題。所以我們可以看到核心人物幾乎是同一套的人馬、掛著數塊供公民招牌，反完都更反大埔，反完大埔反旺中，反完旺中再反核，反完核反洪仲丘，反完仲丘反服貿，反完服貿又反核<text:span text:style-name="T3">…</text:span>無窮迴圈鬼打牆。說穿了，就是針對打馬，大搞遍地烽火。將柯建銘的意思譯成白話，就是搞臭<text:span text:style-name="T3">KMT</text:span>和馬英九的階段性任務已達成，現在公民可以回家當睡美人；何時會再「被覺醒」？下次自己的選舉需要落郎救的時候。<text:span text:style-name="T3"><text:line-break/><text:line-break/></text:span>綠準備執政<text:span text:style-name="T3"><text:s/></text:span>服貨貿都可談<text:span text:style-name="T3"><text:line-break/>2014</text:span>年<text:span text:style-name="T3">12</text:span>月<text:span text:style-name="T3">02</text:span>日<text:span text:style-name="T3"><text:s/>04:10<text:line-break/></text:span>陳文信／台北報導<text:span text:style-name="T3"><text:line-break/></text:span>民進黨地方執政版圖幾乎全面插旗，儘管中央仍在野、也還是國會少數黨，但全國總票數大勝，已為邁向「準執政黨」著手準備。民進黨立院黨團總召柯建銘昨日表示，願積極推動朝野對話，藍綠一起坐下來共同面對國家大政，其中包括最敏感的兩岸議題，包括監督條例、自經區、服貿及貨貿等，也都不必迴避。<text:span text:style-name="T3"><text:line-break/><text:line-break/></text:span>柯建銘表示，<text:span text:style-name="T3">9</text:span>合<text:span text:style-name="T3">1</text:span>選舉剛結束，朝野政黨都要先沉澱一下，一步一步慢慢來。他說，面對這樣的選舉結果，民進黨作為有意重返執政的政黨，必須用更謙卑的態度，來思考未來的國會運作。<text:span text:style-name="T3"><text:line-break/><text:line-break/></text:span>謙卑思考國會運作<text:span text:style-name="T3"><text:line-break/></text:span>柯建銘指出，目前台灣幾個關鍵的議題，包括國內經濟復甦、區域經貿整合、兩岸交流與互動等；目前國民黨內部還有很多問題還在沉澱期，在這個時刻，民進黨不會介入，更不會在旁說三道四，但期待新內閣、新領導人，願與民進黨共創對話的空間。<text:span text:style-name="T3"><text:line-break/><text:line-break/></text:span>立法院長王金平今將召集朝野協商，柯建銘表示，兩岸部分，除了目前仍在立院審議的《兩岸協議監督條例》草案、《自由經濟示範區特別條例》草案之外，還有服貿、貨貿等議題；監委補提名的人事同意權都可談。<text:span text:style-name="T3"><text:line-break/><text:line-break/></text:span>柯建銘說，國民黨下一階段的領導局勢確定後，立法院最重要的就是重建國會自主，希望國民黨團的立委認知到不久後就要面對立委改選了，應該拋棄過去唯「馬意」是從的模式，重新回歸民意，如此一來，立法院朝野才有理性對話的空間，代議政治才不會失靈，因此民進黨非常有誠意朝野對話。<text:span text:style-name="T3"><text:line-break/><text:line-break/></text:span>籲藍拋馬意遵民意<text:span text:style-name="T3"><text:line-break/></text:span>民進黨團一位重要幹部同時也表示，這次選舉雖然是地方選舉，但結果已意味著未來民進黨團在國會的形態，將轉化為準執政黨的格局；不過，執政黨未來的新內閣，在政策態度上有沒有因敗選而調整、新的國民黨領導人有沒有對話的誠意，都是觀察的重點。</text:p>
      <text:p text:style-name="P1"><text:span text:style-name="T1">陳真</text:span><text:s/>  |  2014.12.02 11:06   |   <text:a xlink:type="simple" xlink:href="http://palinfo.habago.org/Entry?Command=Information_PrintForum&amp;iPage=369#FORUM33212"><text:span text:style-name="T2">#</text:span></text:a></text:p>
      <text:p text:style-name="P2"><text:span text:style-name="T3">2007</text:span>年剛回台灣時，有一天在醫院，聽同事們熱烈討論蔡依林，我還以為他們是在討論哪位護士。還有一次，忘了跟一位年輕護士談什麼，我順口提到希特勒，結果她竟然不知道誰是希特勒。<text:span text:style-name="T3"><text:line-break/><text:line-break/></text:span>我覺得難以置信，於是就當場給她考了試，問她有沒有聽過莫扎特。她說好像聽過。<text:span text:style-name="T3">"</text:span>那他是在幹啥的呢？<text:span text:style-name="T3">" </text:span>我問她。護士答：<text:span text:style-name="T3">"</text:span>好像是個歌星<text:span text:style-name="T3">"</text:span>。<text:span text:style-name="T3"><text:line-break/><text:line-break/></text:span>有句話說：<text:span text:style-name="T3">"You are what you eat." </text:span>你吃什麼就成為什麼。就跟播種一樣，種西瓜子就長西瓜，總不會長出南瓜來。<text:span text:style-name="T3"><text:line-break/><text:line-break/></text:span>台灣那些綠油油的人，整天想政治，一切為政治服務。過去為了打擊國民黨，就大力推廣各類大陸禁書，比方說沈從文、魯迅。<text:span text:style-name="T3"><text:line-break/><text:line-break/></text:span>後來，為了進一步推廣台獨，就開始鼓吹仇視輕視大陸人。形象清新可愛的政客們，私下就連嫖妓也要開玩笑地強調他通常只幹大陸妹，很少欺負台灣女孩，以示愛台之心之熱烈。<text:span text:style-name="T3"><text:line-break/><text:line-break/></text:span>仇視大陸同胞還不夠，連中華文化也要說成是毒素，說是沒水準而且有害的東西，只有咱台灣文化全世界最優。很多年輕一代就是吃這樣一些垃圾長大。世界彷彿不存在，每個人腦袋裏就只有特定那幾個人、那幾件事、那幾部爛片、那幾本低級無聊書等等，其他一概不知。<text:span text:style-name="T3"><text:line-break/><text:line-break/></text:span>許多年前，市面上有一種電子雞，是一種電動遊戲程式，螢幕上有隻小雞，你就每天按鈕拿虛擬飼料、虛擬蚯蚓和虛擬的水餵牠，牠就會慢慢很虛擬地長大，萬一沒養好，弄死了，只消按個鈕從頭再來就行，一切都是虛擬。<text:span text:style-name="T3"><text:line-break/><text:line-break/></text:span>記得當時引起社會上一些反對聲音，說這樣一種東西將使年輕一代變得更加蒼白無知而冷血，更不了解生命血肉。後來，反對幾聲之後便不了了之。<text:span text:style-name="T3"><text:line-break/><text:line-break/></text:span>到了這年頭，虛擬程度更嚴重了，何止養雞，凡事都可虛擬。但這也說明了一件事：<text:span text:style-name="T3">You are what you eat. </text:span>人家餵你電子雞，你每天養，養得好開心，其實你自己就是電子雞，難道你以為你夠資格稱為<text:span text:style-name="T3"><text:s/>"</text:span>人<text:span text:style-name="T3">"</text:span>？<text:span text:style-name="T3"><text:line-break/><text:line-break/></text:span>營養是很重要的，但不是吃虛擬飼料。沒有營養，腦袋和心靈難道能憑空發育？<text:span text:style-name="T3"><text:line-break/><text:line-break/></text:span>你要喊台獨是你的自由，但不該洗腦，不該以愚化、蠢化下一代為代價。<text:span text:style-name="T3"><text:line-break/><text:line-break/></text:span>曾經有個護士，問我去過的國家之中，對於哪一個國家印象最深？我說印度。我說印度文化、宗教及其社會與生活種種，帶給我極大衝擊。護士問：<text:span text:style-name="T3">"</text:span>很熱鬧嗎？<text:span text:style-name="T3">" </text:span>我說，<text:span text:style-name="T3">"</text:span>不是用熱鬧來形容，印度人很窮，物質條件很落後。<text:span text:style-name="T3">"<text:line-break/><text:line-break/></text:span>想不到那個向來強調她不屑去大陸玩的護士說：<text:span text:style-name="T3">"</text:span>會比大陸還落後嗎？<text:span text:style-name="T3">" </text:span>我聽了大吃一驚，趕緊跟她說，大陸的一些主要城市，物質發展上並不落後。但她顯然不相信，還說大陸男男女女常常在大街上大小便。<text:span text:style-name="T3"><text:line-break/><text:line-break/></text:span>於是我就啞口無言了。<text:span text:style-name="T3"><text:line-break/><text:line-break/></text:span>有一次，她問我有沒有在聽音樂。聽她這樣一問，我就開始手心冒汗，緊張起來，因為我知道又是一番尷尬的痛苦對話。<text:span text:style-name="T3"><text:line-break/><text:line-break/></text:span>護士說她很愛蕭什麼騰以及一個長得比較高，黑黑瘦瘦，我現在忘了名字，應該不是吳宗憲，但好像也有個宗字。不管她講什麼歌，我完全搭不上腔。後來被問得逼急了，我只好老實說，我覺得這些人沒有唱歌的能力，只會鬼叫鬼叫，而且這些流行歌真是超難聽到爆。<text:span text:style-name="T3"><text:line-break/><text:line-break/></text:span>在這之後，她就沒再跟我談音樂談旅遊了，並且認定我<text:span text:style-name="T3"><text:s/>"</text:span>只會看診<text:span text:style-name="T3">" "</text:span>只會讀書<text:span text:style-name="T3">"</text:span>，<text:span text:style-name="T3">"</text:span>其它什麼都不懂<text:span text:style-name="T3">"</text:span>。其實我也樂得人們如此看我，免得我總是緊張得手腳冒汗，尷尬不已。<text:span text:style-name="T3"><text:line-break/><text:line-break/></text:span>至於我喜歡的人事物，我也不知道要跟誰說去，於是只能對空氣說，對滑鼠說，對風說。<text:span text:style-name="T3"><text:line-break/><text:line-break/></text:span>太艱澀冷僻的不說，就說幾個大陸比較熱門的，比如陳彤，比如趙季平，比如陳其鋼，都是我喜歡的大陸當代音樂家。<text:span text:style-name="T3"><text:line-break/><text:line-break/></text:span>陳彤就是這首圓圓曲的作者：<text:span text:style-name="T3"><text:line-break/><text:line-break/>http://goo.gl/POzpK9<text:line-break/><text:line-break/></text:span>陳其鋼最近才得了金馬獎，這一首我常常貼的<text:span text:style-name="T3"><text:s/>"</text:span>秦淮景<text:span text:style-name="T3">" </text:span>就是他作的曲。：<text:span text:style-name="T3"><text:line-break/><text:line-break/>http://goo.gl/tpWqUr<text:line-break/><text:line-break/></text:span>陳彤和陳其鋼都常和張藝謀合作。<text:span text:style-name="T3"><text:line-break/><text:line-break/></text:span>另外還有一位比上述兩位還有名的，叫趙季平。他的音樂我都會買，年歲已大，一生作品很多，比如這首也是在留言板上貼過的<text:span text:style-name="T3"><text:s/>"</text:span>天地作合<text:span text:style-name="T3">" </text:span>就是他寫的：<text:span text:style-name="T3"><text:line-break/><text:line-break/>http://goo.gl/wGriIi<text:line-break/><text:line-break/></text:span>這些人在世界上赫赫有名，但在台灣社會卻彷彿根本不存在一樣。<text:span text:style-name="T3"><text:line-break/><text:line-break/></text:span>有一種論調叫<text:span text:style-name="T3"><text:s/>"</text:span>文化相對論<text:span text:style-name="T3">"</text:span>，意思是說，作品並無本質上的必然優劣，文化亦無本質上的絕對高低。大面積來講，或某個意義上來講，或許有點道理，但若就作品本身而言，品質高低卻是相當明顯而且絕對；就如食物有好有壞，有乾淨有骯髒，有天然有人為加工，有營養豐富的，也有垃圾食物。你吃什麼，自然就會成為什麼。<text:span text:style-name="T3"><text:line-break/><text:line-break/></text:span>以前研究所班上有個同學，是個法國人，也很喜歡維根斯坦，跟我屬於同一個研究小組。他來唸哲學之前是唸神經生物學，但我對他的哲學知識與思考能力倒是很驚豔。<text:span text:style-name="T3"><text:line-break/><text:line-break/></text:span>他說他們法國人從小就常接觸這些東西。因此，即便他大學唸的是自然科學，他並非只懂得自然科學的專業知識而已。<text:span text:style-name="T3"><text:line-break/><text:line-break/></text:span>這樣一種教育，營養豐富，腦子和心靈自然也寬廣靈活許多。<text:span text:style-name="T3"><text:line-break/><text:line-break/></text:span>不過，你要讓一個在垃圾飼料環境中長大、而且活得非常快活的人，相信自己的腦子和心靈自小就被糟蹋了，那幾乎是不可能的事。洗腦就是這麼一回事。洗過之後通常就不可逆，洗不回來了。你只能期待目前還沒出生的孫子或孫子的孫子那一代，看看有沒有可能不再吃垃圾飼料長大。</text:p>
      <text:p text:style-name="P1"><text:span text:style-name="T1">隆誌</text:span><text:s/>  |  2014.12.02 08:40   |   <text:a xlink:type="simple" xlink:href="http://palinfo.habago.org/Entry?Command=Information_PrintForum&amp;iPage=369#FORUM33211"><text:span text:style-name="T2">#</text:span></text:a></text:p>
      <text:p text:style-name="P3">一開始想想，為老胡覺得可惜，感到有點難過。可是這兩天突然覺得，今天這樣的選舉結果真的不錯。<text:span text:style-name="T3"><text:line-break/></text:span>幾乎所有重要都市都是綠營執政，這樣也不錯。我記得選前，在網路論壇上，曾有綠營的寫手寫：「重北輕南，忘台中。」過去台灣的人口分布：台北<text:span text:style-name="T3">&gt;</text:span>高雄<text:span text:style-name="T3">&gt;</text:span>台中，所以中央的預算照這樣分配沒錯。那縣市的狀況：台北<text:span text:style-name="T3">&gt;</text:span>高雄<text:span text:style-name="T3">=</text:span>台中<text:span text:style-name="T3">&gt;</text:span>桃園<text:span text:style-name="T3">=</text:span>台南，預算能再給高雄比較多嗎？也許對於中央執政的國民黨來說，甩開了包袱。要預算，自己打完架吧！即便未來政黨輪替，中央到地方都是自己人，那就慢慢吵吧！而且過去高雄老是說重北輕南，現在北部和中部的柯先生和林先生可是有巨大的網軍，可不比南部的陳菊粉絲少，雖然重疊性不少。<text:span text:style-name="T3"><text:line-break/></text:span>在選前，就看到網路論壇上，當有人批評高雄，另一邊就拖台中或台北下水，反之亦然。現在都是同一黨，大家都是自己人。更遑論過去將綠營老是把台北酸成天龍國，著眼於擷取政權，特意切割南北。現在北中南都是自己人，再酸吧！也許這樣網路論壇上，應該可以安靜幾年吧！<text:span text:style-name="T3"><text:line-break/></text:span>呵呵～～<text:span text:style-name="T3"><text:s/></text:span>選後，基本上我已經對台灣不抱任何希望。有能力且不空言的人，被空談和口號取代。當習近平說：「清談誤國，實幹興邦。」，我一開始還感覺不出來。可是這兩年兩岸的發展下來，我對大陸的未來發展抱持極大的期待，對於台灣已經從期待到無望。<text:span text:style-name="T3"><text:line-break/></text:span>千萬不要以為我在批評馬英九，因為他夠努力了且方向正確，而是台灣人自己的矛盾。大陸一黨專政屬於大政府，一切都是政府的管制和政策指導。可是台灣卻是矛盾，承平之時只要小政府，災難之時卻要大政府。這個矛盾可不是這幾年才有，從李登輝當上第一任民選總統開始，就是一直如此。<text:span text:style-name="T3"><text:line-break/></text:span>不信嗎？拿雷曼事件來說吧！這些包裝後的連動債，利率很高，但是本身就有極高的信用風險。政府對這類的連動債產品，本有許多限制，卻被金融界和民間資金大戶認為綁手綁腳。老是說國外已經如此開放，台灣政府卻如此保守之類。當雷曼兄弟銀行破產時，這些原本值如黃金的的連動債，瞬間成為壁紙。台灣的購買者跑出來抗議，要政府負起責任。這就是台灣的矛盾，平時要小政府，出事要大政府。</text:p>
      <text:p text:style-name="P1"><text:span text:style-name="T1">陳真</text:span><text:s/>  |  2014.12.02 02:29   |   <text:a xlink:type="simple" xlink:href="http://palinfo.habago.org/Entry?Command=Information_PrintForum&amp;iPage=369#FORUM33210"><text:span text:style-name="T2">#</text:span></text:a></text:p>
      <text:p text:style-name="P2">解詩不太妙，往往會把詩越說越低級。但姑且說兩句為何我覺得<text:span text:style-name="T3"><text:s/>"</text:span>前身合是採蓮人，門前一片橫塘水<text:span text:style-name="T3">" </text:span>這兩句特別感動。<text:span text:style-name="T3"><text:line-break/><text:line-break/></text:span>陳圓圓據說美貌動人，氣質出眾，而且詩詞文采洋溢。這些美好的特質，卻反而為她招來一生悲劇。先是煙花紅塵為妓，繼而送入宮中取悅皇上；然後便是你搶我奪。嘗自言道像個貨色，誰力氣大，誰就搶了去。人們指其紅顏禍水，禍國殃民。烽火不斷，爭戰不休，亂世求生亦求死。芳魂究係歸於何處？<text:span text:style-name="T3"><text:line-break/><text:line-break/></text:span>後人言起，必說其種種輝煌滄桑與才華美貌。但若有人思想起，卻不說這一切，而是設想其原初尋常人家生活樣貌。正是這樣一種心意特別動人。<text:span text:style-name="T3"><text:line-break/><text:line-break/></text:span>所謂詩者，顧左右而言它。所欲言既說不上，只好顧其左右，談點其它尋常事；反倒詩意無限，頗不尋常。<text:span text:style-name="T3"><text:line-break/><text:line-break/></text:span>逝者無辜。誰會真的想歷經如此悲歡？若能選擇，門前一片橫塘水，當個採蓮人多好。我心亦如是。</text:p>
      <text:p text:style-name="P1"><text:span text:style-name="T1">陳真</text:span><text:s/>  |  2014.12.02 01:35   |   <text:a xlink:type="simple" xlink:href="http://palinfo.habago.org/Entry?Command=Information_PrintForum&amp;iPage=369#FORUM33209"><text:span text:style-name="T2">#</text:span></text:a></text:p>
      <text:p text:style-name="P3">習近平嚴打貪污，他說：<text:span text:style-name="T3">"</text:span>打鐵還須自身硬<text:span text:style-name="T3">"</text:span>。自身如果敗行劣跡一堆，哪打得了鐵？<text:span text:style-name="T3"><text:line-break/><text:line-break/></text:span>我看何止打貪，打愚打造謠打窩囊打無知打鄙俗都一樣，道理相近。<text:span text:style-name="T3"><text:line-break/><text:line-break/></text:span>因此，與其急著打鐵，不如先把自己打造個像樣才是。自身即世界，<text:span text:style-name="T3">"</text:span>凡能革自己的命者，也才有可能革世界的命<text:span text:style-name="T3">"(</text:span>維根斯坦語<text:span text:style-name="T3">)</text:span>。<text:span text:style-name="T3"><text:line-break/><text:line-break/></text:span>羅素一生奔走呼號，高舉公義，宛若人類良知，世人共主。某個意義上來說確實如此，至少曾經如此。登高一呼，世人莫不景從。<text:span text:style-name="T3"><text:line-break/><text:line-break/></text:span>維根斯坦卻剛好相反。他盡其一生，盡最大努力避免一件事，亦即避免公眾化，非常厭惡成為公眾人物。但他倒也不是整天宅在家裏看電視打電動，而是讀書寫作聽音樂看電影，喜歡山，喜歡海，跟人群跟鎂光燈離得很遠很遠，但跟大自然跟動植物走得很近。<text:span text:style-name="T3"><text:line-break/><text:line-break/></text:span>維根斯坦寫作數量遠比羅素多，但羅素一生出版一百多本書，論文上千，演講座談場次更是成千上萬；而維根斯坦生前卻僅出版一本兩萬字的小書，沒發表過任何論文或文章，只做過一次公開演講。<text:span text:style-name="T3"><text:line-break/><text:line-break/></text:span>一個擁抱社會，舉世景仰，無人不知；一個離群索居，怪名在外，大家都怕，連想找個人一起散步或看電影都沒有人願意跟他去。可是，五十年、一百年或五百年、一千年之後，哪一個更有革命力量？當然是維根斯坦。為什麼？因為他革了自己的命。<text:span text:style-name="T3"><text:line-break/><text:line-break/></text:span>我只是要說，把自己教育好，比救世界更重要。<text:span text:style-name="T3"><text:line-break/><text:line-break/></text:span>我並不是一個飽讀詩書的人，跟許多人比起來，我看的書不多，我指的是學術以外的書；這類書籍幾乎<text:span text:style-name="T3">99.9%</text:span>全是大學以前看的，特別是國、高中和小學看最多。大學畢業之後一直到現在，就幾乎只讀學術書籍期刊，而沒有時間再複習學術以外的書籍。<text:span text:style-name="T3"><text:line-break/><text:line-break/></text:span>不過，我雖讀書不多，但對於所讀之書卻了解甚深。就好像看電影一樣，看來看去通常就只看那幾個導演的電影<text:span text:style-name="T3">(</text:span>平均每個國家會有一兩個我看重的導演<text:span text:style-name="T3">)</text:span>，數量不多，但我對於這些導演及其作品卻了解很深，而且反覆複習。<text:span text:style-name="T3"><text:line-break/><text:line-break/></text:span>十幾年前，我都還經常跟人說自己書讀不多，但現在都不好意思再這樣講了。因為我發現，大多數<text:span text:style-name="T3">(</text:span>台灣<text:span text:style-name="T3">)</text:span>人所讀之書顯然比我還少。<text:span text:style-name="T3"><text:line-break/><text:line-break/></text:span>特別是網路興盛之後這幾年，表面上資訊發達了，但大多數年輕一代卻反而越來越低級越鄙俗越無知越愚蠢，你真的很難說這樣一些人曾經受過教育，更不用說什麼知識份子。<text:span text:style-name="T3"><text:line-break/><text:line-break/></text:span>相較於我那個年代，小時候想找書看是很艱難的，得跑圖書館、跑書局，根本買不起，就天天跑去書局站著看個幾十頁。<text:span text:style-name="T3"><text:line-break/><text:line-break/></text:span>現在的人卻把時間花在那些零零碎碎、了無新意、毫無營養的文字或影像上，每天反覆大量接觸，好像永遠都不會膩似的。包括巴勒網當然也一樣。網路上這樣一些東西，實在不值得做為一種主要資訊的來源。<text:span text:style-name="T3"><text:line-break/><text:line-break/></text:span>我不是說不能看這些東西，而是說這些是葡萄乾，是奶油，是花生米、爆米花，是一種可有可無的零食，除了這些，總得要有些主餐吧？總該多多少少紮紮實實地接觸些更為深刻複雜的東西吧？<text:span text:style-name="T3"><text:line-break/><text:line-break/></text:span>就好像看綜藝節目也許很有趣<text:span text:style-name="T3">(</text:span>但我感受不到<text:span text:style-name="T3">)</text:span>，但總不能一輩子就在那樣一種輕薄短小了無新意的低級趣味中打轉。文字、影像都一樣，你總不能一輩子就只是看什麼臉書、留言板或什麼論壇，而其它什麼也不看吧？<text:span text:style-name="T3"><text:line-break/><text:line-break/></text:span>回台灣這幾年，我發現台灣人似乎完完全全不讀書，稍微厚重一點或深刻一點的東西，包括文字、影像統統不看。似乎看書必然要有個某種特定目的才行，比方說應付考試或專業用書、職業用書。<text:span text:style-name="T3"><text:line-break/><text:line-break/></text:span>可是，一個人如果一輩子都不吃正餐，卻每餐吃葡萄乾、爆米花，你想他的營養夠嗎？腦子和心靈不會受到不好的影響嗎？這也許也說明了為什麼所謂<text:span text:style-name="T3"><text:s/>"</text:span>網友<text:span text:style-name="T3">" </text:span>幾乎就是智障的同義詞。當這樣的人成為這個社會的絕對多數，我實在覺得很痛苦，很可怕，很不可思議。<text:span text:style-name="T3"><text:line-break/><text:line-break/></text:span>就好像新聞內容並不是說完完全全不能有低級趣味，例如爆奶爆紅或什麼<text:span text:style-name="T3"><text:s/>"</text:span>網友說<text:span text:style-name="T3">"</text:span>、<text:span text:style-name="T3">"</text:span>網友<text:span text:style-name="T3">kuso" </text:span>之類，但是，請告訴我，天底下有沒有哪個國家或社會的新聞內容像台灣這樣病態到極點，完完全全就只有這樣一些不斷重覆的低級趣味及無聊八卦。<text:span text:style-name="T3"><text:line-break/><text:line-break/></text:span>所謂巧婦難為無米之炊，一個人的腦袋和心靈，長期餵食垃圾，你不可能期待他能完全不受到任何污染和危害，更難期待他會有什麼清明的神智、深刻複雜的理性、豐富的文化素質與美感或鑑賞力等等。<text:span text:style-name="T3"><text:line-break/><text:line-break/></text:span>這時候，你拿山珍海味給他吃，他不屑一顧，說無滋無味，難吃死了；但你拿餿水給他，他卻吃得樂不可支說好吃好吃好棒好棒。<text:span text:style-name="T3"><text:line-break/><text:line-break/></text:span>另外，謝謝有些人對我的<text:span text:style-name="T3"><text:s/>"</text:span>好評<text:span text:style-name="T3">"</text:span>，但這類好評其實我也聽不慣，不喜歡聽。這類讚詞，如同罵語一般，能免則免。</text:p>
      <text:p text:style-name="P1"><text:span text:style-name="T1">平璽</text:span><text:s/>  |  2014.12.01 23:24   |   <text:a xlink:type="simple" xlink:href="http://palinfo.habago.org/Entry?Command=Information_PrintForum&amp;iPage=369#FORUM33208"><text:span text:style-name="T2">#</text:span></text:a></text:p>
      <text:p text:style-name="P2">轉眼廿年，<text:span text:style-name="T3">DPP</text:span>從小時候媒體上的街頭暴力黨，長大後的議會暴力黨，到現在的網路暴力黨，操作愈趨細膩，可說努力加餐飯、日新月異。透過<text:span text:style-name="T3">3C</text:span>普及，與社群懶人包的加持，效應三重加乘；已達運籌帷幄之中，愚民千里之外，可說一點也無過譽。<text:span text:style-name="T3"><text:line-break/><text:line-break/></text:span>黨外與早期的<text:span text:style-name="T3">DPP</text:span>，還有點百家爭鳴的自由風；惟自費希平、林正杰等陸續離開，本<text:span text:style-name="T3">(</text:span>省<text:span text:style-name="T3">)</text:span>即濃厚的排外<text:span text:style-name="T3">(</text:span>省<text:span text:style-name="T3">)</text:span>性益強，畸形發展至現所謂之愛台黨。但凡與中國沾上一點點一絲絲的關係，正向的要將之負面化，負向的要將之惡魔化；實在難以妖魔化的，就乾脆搞本土化。曾聽在新營國小任教的<text:span text:style-name="T3">ex</text:span>抱怨：「我問小五的學生知不知道孔子是哪裡人？結果全班回答我『台南人』。」當下賀以「有前途，鄉土教育成功，這丟係愛呆丸啦～」我想，這也是為何教改廿年來，視野越來越狹隘，公民越覺醒、社會越昏迷，以及香港佔中歹戲拖棚迄今未散的原因與溫床。<text:span text:style-name="T3"><text:line-break/><text:line-break/></text:span>陳真醫師曾喻以從小吃飼料，個人以為，是從小打迷幻藥；冷戰時期打藍迷藥，後冷戰時代打綠迷藥。兩個牌子的迷幻藥，管見以為差別是副作用。藍牌迷藥的副作用是百姓多少還帶點「軍民一家」、「軍愛民，民敬軍」、「在軍為良兵，在鄉為良民」的觀念。改進的綠牌迷藥，是直接上雞血，故無此副作用，整天鼓動仇中反中恨中，但覺醒到最後，是自己的國家黑人救。<text:span text:style-name="T3"><text:line-break/><text:line-break/></text:span>＝＝<text:span text:style-name="T3"><text:line-break/><text:line-break/></text:span>台聯立委周倪安：募兵困難，可以找非洲黑人當傭兵<text:span text:style-name="T3"><text:line-break/><text:line-break/></text:span>政治中心／台北報導<text:span text:style-name="T3"><text:line-break/></text:span>立法院外交及國防委員會<text:span text:style-name="T3">13</text:span>日邀請國防部副部長邱國正前來備詢，就募兵制問題進行專案報告。台聯立委周倪安質詢時提議，在募兵困難下，國防部可以考慮召募非洲黑人來當傭兵。邱國正聽到只能無言以對。<text:span text:style-name="T3"><text:line-break/><text:line-break/></text:span>周倪安質詢時兩度提到非洲傭兵，她認為黑人容易辨認，未來台灣在與中國大陸作戰時，在戰場上才不會敵我不分。她還建議，若募兵制不可行，可以考慮改回徵兵制，並效仿挪威將女性也列入徵兵，被國防部資源規劃司司長陳正棋答覆不可行。</text:p>
      <text:p text:style-name="P1"><text:span text:style-name="T1">岳蟠</text:span><text:s/>  |  2014.12.01 18:17   |   <text:a xlink:type="simple" xlink:href="http://palinfo.habago.org/Entry?Command=Information_PrintForum&amp;iPage=369#FORUM33207"><text:span text:style-name="T2">#</text:span></text:a></text:p>
      <text:p text:style-name="P3">陳真醫師：我覺得你根底是浪漫者，是夢想家。<text:span text:style-name="T3"><text:line-break/><text:line-break/></text:span>時常來看你的文字，頗欽佩你那種死硬脾氣，對於分寸絕不退讓的氣魄。<text:span text:style-name="T3"><text:line-break/><text:line-break/></text:span>看來民進黨要執政了。我是說<text:span text:style-name="T3">2016</text:span>年。<text:span text:style-name="T3"><text:line-break/></text:span>這次選舉一直讓我回憶起當年阿扁當選時的一件事。<text:span text:style-name="T3"><text:line-break/><text:line-break/></text:span>我支持藍。阿扁當選我很失望。因為看開票沒吃飯。大局底定後去速食店找東西吃。隔桌一群年輕人也在慶祝。開心異常。<text:span text:style-name="T3"><text:line-break/><text:line-break/></text:span>後來阿扁貪污事發。我時常想到那群慶祝的年輕人。不知道他們會怎麼想。<text:span text:style-name="T3"><text:line-break/><text:line-break/></text:span>我忍不住要想，十年後，目前的首投族，他們會不會在午夜夢迴之時，忽然明白：他們的命運，正是他們自己這次投票造成的。<text:span text:style-name="T3"><text:line-break/><text:line-break/></text:span>只怕他們可能還是不明白。<text:span text:style-name="T3"><text:line-break/><text:line-break/></text:span>我只好奇一件事。國民黨輸得這樣澈底。如果台灣再發生什麼事，還能找誰當替罪羊呢？</text:p>
      <text:p text:style-name="P1"><text:span text:style-name="T1">小生</text:span><text:s/>  |  2014.12.01 15:22   |   <text:a xlink:type="simple" xlink:href="http://palinfo.habago.org/Entry?Command=Information_PrintForum&amp;iPage=369#FORUM33205"><text:span text:style-name="T2">#</text:span></text:a></text:p>
      <text:p text:style-name="P2">陳醫師您好，我是上一次那位跑來問卜求卦的學生，畢竟是看著醫師在政壇上打滾過，想說有經驗的名醫應能給我治治病，上次您也用赫拉克利圖斯等人對政治的態度給我回應，聽了感覺還不錯，今年小生我用分數填上了哲學系，對於您很多文章的比喻也略有耳聞，暫且不表<text:span text:style-name="T3"><text:line-break/><text:line-break/></text:span>選舉後我原是憂心忡忡，憂很久了，只是看到台灣一片噁綠變得更憂。憂的不是顏色，是想到最近吵很久的老鼠尾竊聽懸案，前幾天姚立明在政論節目上輕輕講道早知內鬼是誰，先前控訴竊聽案叫這麼大聲，彷彿一切都沒發生過。綠營執政恐怕會有愈來愈多像是屏東老農跑到台中檢舉餿水油這種荒唐事，而上述兩事平面媒體居然點一下就過了，回去用力報柯文哲扮圓仔好可愛。<text:span text:style-name="T3"><text:line-break/><text:line-break/></text:span>突然有種想法，這類人民自發性的「覺醒成腐爛」運動精神，經過全台灣一片綠油油的民進黨火上加油以及媒體掩飾，將來我們人民將不會看到太多政治醜聞、民眾也檢舉不了什麼黑心事件，有也是抓國民黨的，真的抓到大條的也能夠被覺醒公民用標籤打回地牢去，大家會真心誠意覺得民進黨都是好市長，對於國際貿易撞牆也會說不打緊，然後再拍幾張熊貓照，網路智障集中營再帶領媒體呼聲叫好。<text:span text:style-name="T3"><text:line-break/><text:line-break/></text:span>如果成真的話，歐威爾那本小說書名下太早了，應該叫作「二零一四」才對。<text:span text:style-name="T3"><text:line-break/><text:line-break/></text:span>以上新聞：<text:span text:style-name="T3"><text:line-break/><text:line-break/>http://goo.gl/cGSfKb<text:line-break/><text:line-break/>http://goo.gl/ETM2rk</text:span></text:p>
      <text:p text:style-name="P1"><text:span text:style-name="T1">王修亮</text:span><text:s/>  |  2014.12.01 12:45   |   <text:a xlink:type="simple" xlink:href="http://palinfo.habago.org/Entry?Command=Information_PrintForum&amp;iPage=369#FORUM33204"><text:span text:style-name="T2">#</text:span></text:a></text:p>
      <text:p text:style-name="P3">我始終相信人與萬物都是陰陽二氣所化生，不論善惡貴賤，形體消失後，我們和動物、植物、土石礦物都將回歸到大氣。不是科學所說的空氣，儒家所說的浩然正氣是其中一種，道家所說的虛而不屈，動而愈出的是整體。<text:span text:style-name="T3"><text:line-break/></text:span>所謂投胎也就是氣的再度化生。怎樣的形式、怎樣的機緣，我覺得無須細想，今生今世把人做好即是。但回歸大氣之後，會使這氣息成為浩然正氣，還是山林瘴氣，端看人身此刻的修養反省與選擇。<text:span text:style-name="T3"><text:line-break/></text:span>我沒有任何宗教信仰，因為不需要。我非常相信：我們今生今世如此的堅持，正因為歷劫的修習，使這氣再度轉化為人或其他生命物體時，仍能保有較為清澈的本質。極端的清澈與汙濁都是少數，大多數因為偷懶，所以只以混沌的狀態流轉。成長之後，偷懶的也就沒什麼善惡是非的判斷思考能力，死後也只會淪向混沌。<text:span text:style-name="T3"><text:line-break/></text:span>風是氣的流轉活動方式，從小總感覺自己聽得到風在說話。風記得千古以來所有的事物歷史，只不過人的三度空間肉體無能解讀，死後，千年的記憶就會隨著肉體死亡解放。不論是因喜悅而溫柔的春風，還是因慈悲而肅殺的寒風，萬物都會再度成為風。至於會不會再化生？那又是千年以後的事了。<text:span text:style-name="T3"><text:line-break/><text:line-break/></text:span>可是現在我還不是風，現在的身體實在是太障礙了！上個月的靜站，老花眼看了兩次，都把１１月８號看成１１月１８號。這個月特地戴上眼鏡看，我不會錯過。</text:p>
      <text:p text:style-name="P5"/>
      <text:p text:style-name="P1"><text:span text:style-name="T1">陳真</text:span><text:s/>  |  2014.12.01 12:21   |   <text:a xlink:type="simple" xlink:href="http://palinfo.habago.org/Entry?Command=Information_PrintForum&amp;iPage=370#FORUM33203"><text:span text:style-name="T2">#</text:span></text:a></text:p>
      <text:p text:style-name="P3">有個說法得搞清楚，綠營的各種奧步及抹黑造謠等等，令人不齒。但我並不是說，這就是老<text:span text:style-name="T3"><text:s/>K </text:span>大敗的<text:span text:style-name="T3"><text:s/>"</text:span>唯一<text:span text:style-name="T3">" </text:span>原因。<text:span text:style-name="T3"><text:line-break/><text:line-break/></text:span>這個黨有一種專家取向，朝中很多所謂技術官僚，講究專業。但這年頭，人們不喜歡專家，而是喜歡投俗乃至媚俗，所謂爆紅爆夯，廣告第一，流行至上；民主其名，民粹為實，專業理性丟一旁，一味討好群眾。一些北七特別喜歡這一套。特別是網路，幾乎就是這類選民的一個集中營。<text:span text:style-name="T3"><text:line-break/><text:line-break/></text:span>但反過來說，<text:span text:style-name="T3">"</text:span>專家<text:span text:style-name="T3">" </text:span>這一頭倒也問題不少。專家往往概念取向，紙上談兵。可是，再好的概念，跟血肉實務之間依然必有落差。但專家們一般身段都很高，專家意識很強，不屑跟凡夫俗子溝通。<text:span text:style-name="T3"><text:line-break/><text:line-break/></text:span>這就好像為了改善醫院醫療品質，一群被賦予權力的專家整天改革個不停，關起門來，發明許多評鑑指標，往往厚厚一大本，千百個條文。只要一聽到改革我就怕，所謂<text:span text:style-name="T3"><text:s/>"</text:span>改革<text:span text:style-name="T3">"</text:span>，幾乎就是<text:span text:style-name="T3"><text:s/>"</text:span>整人<text:span text:style-name="T3">" </text:span>的同義詞。<text:span text:style-name="T3"><text:line-break/><text:line-break/></text:span>無可否認，這些評鑑與改革往往立意良善，大方向基本上也沒啥大問題。但是，權力一旦被專家們給壟斷，他就懶得去理解概念與現實的落差了，更不屑下凡塵來跟<text:span text:style-name="T3"><text:s/>"</text:span>無知大眾<text:span text:style-name="T3">" </text:span>或<text:span text:style-name="T3"><text:s/>"</text:span>老百姓<text:span text:style-name="T3">" </text:span>溝通。<text:span text:style-name="T3"><text:line-break/><text:line-break/></text:span>於是，評鑑時刻一來，前後大約幾個月的時間，醫院正常運作往往得受到極大干擾，大家每天忙著參閱巨量條文，想方設法迎合改革；所謂上有政策，下有對策，每天就是忙著搞這些<text:span text:style-name="T3"><text:s/>"</text:span>上下交相欺<text:span text:style-name="T3">" </text:span>的玩意兒，往往搞得怨聲載道，幹聲不絕。一旦評鑑過後，一切應付改革的人造美景願景，立即恢復原狀。<text:span text:style-name="T3"><text:line-break/><text:line-break/></text:span>並不是人們喜歡應付敷衍，而是專家們往往高高在上，躲在象牙塔裏，憑空畫一幅美麗藍圖，卻不睜開眼睛看看現實，更不屑與權力底層的<text:span text:style-name="T3"><text:s/>"</text:span>被改革者<text:span text:style-name="T3">" </text:span>溝通。空有美意，窒礙難行；用心良苦，卻怨聲載道。<text:span text:style-name="T3"><text:line-break/><text:line-break/></text:span>這時候，如果在內外某種政治勢力的鼓吹下，吹起一股民粹妖風，來了一些伶牙利齒的政治藝人，再配合各種下三濫的抹黑奧步，原先這一小撮與群眾生活隔絕、只會講概念講理論、身段僵硬口舌遲鈍、連罵人都不會何況造謠的專家們，根本不可能有任何抵抗之力。<text:span text:style-name="T3"><text:line-break/><text:line-break/></text:span>蘇格拉底、柏拉圖非常堵爛民主，基本上，他們都相信國家政事因其複雜艱難，需要有智慧的專家來領導。話雖如此，雅典民主曾經一度被<text:span text:style-name="T3"><text:s/>"</text:span>三十人幫<text:span text:style-name="T3">"(</text:span>類似四人幫<text:span text:style-name="T3">)</text:span>給取代，但蘇格拉底對於<text:span text:style-name="T3"><text:s/>"</text:span>三十人幫<text:span text:style-name="T3">" </text:span>正當性的質疑及厭惡，其實並不少於對雅典民主的懷疑與厭惡。<text:span text:style-name="T3"><text:line-break/><text:line-break/></text:span>在我看來，這兩種<text:span text:style-name="T3"><text:s/>"</text:span>政體<text:span text:style-name="T3">" </text:span>並非全然對立而不相容，只是這東西說來話長且無趣，因為它在概念上也許一點也不難，難是難在血肉現實。講很容易，畫大餅誰不會？重點是如何辦到。<text:span text:style-name="T3"><text:line-break/><text:line-break/></text:span>一個社會，當瘋狂與敗德成為一種常態，甚至成為一種榮耀的桂冠，你還能有什麼話說？看著越挖越大的墳墓，不想活埋者，最好得想點辦法自救。<text:span text:style-name="T3"><text:line-break/><text:line-break/></text:span>我周圍約略有兩種人，一種對政治超有感，但他只是隨政治發高燒，被人牽著鼻子走，而非影響政治走向；他頂多只是<text:span text:style-name="T3"><text:s/>"</text:span>一票<text:span text:style-name="T3">"</text:span>，如此而已。另一種則是對政治無感，藍綠色盲，很多甚至還以此為榮，彷彿政治無感意味著某種清高與超脫。<text:span text:style-name="T3"><text:line-break/><text:line-break/></text:span>這兩種人恐怕佔了台灣人口的<text:span text:style-name="T3">99.999%</text:span>。一個社會，不管採何種政體，人民素質依然才是根本，但我實在沒法指望每天縱橫以低能敗德為樂的網路、每天吃一堆垃圾媒體的台灣人，會有什麼文化素質或理性能力上的進化。<text:span text:style-name="T3"><text:line-break/><text:line-break/></text:span>我常想分一點智商給我們家阿憨，減輕我每天遛狗的痛苦指數，但這願望恐怕很難達成。台灣社會其實也差不多，沒啥可期待，早已個個被教育成<text:span text:style-name="T3"><text:s/>PhD</text:span>，<text:span text:style-name="T3">Permanent Head Damage(</text:span>永久性腦傷<text:span text:style-name="T3">)</text:span>。<text:span text:style-name="T3"><text:line-break/><text:line-break/></text:span>你這樣講，北七們會生氣的，以為你在罵他，但我們不是罵，而是憐憫；憐憫他們，也憐憫我們自己；因為我們一票，你們也一票，而你們人那麼多，意味著我們得接受一群北七來決定我們的命運。<text:span text:style-name="T3"><text:line-break/><text:line-break/></text:span>於是，橫在眼前其實只有兩條路，一條是跳海逃生算了，一條是盡一己之力，看看有沒有可能把永久性腦傷給治好，至少別讓它更惡化。更惡化下去，真的得棄船投海逃生了。</text:p>
      <text:p text:style-name="P1"><text:span text:style-name="T1">周舟</text:span><text:s/>  |  2014.12.01 10:35   |   <text:a xlink:type="simple" xlink:href="http://palinfo.habago.org/Entry?Command=Information_PrintForum&amp;iPage=370#FORUM33202"><text:span text:style-name="T2">#</text:span></text:a></text:p>
      <text:p text:style-name="P2">昨天在<text:span text:style-name="T3">BBC</text:span>中文網看到這篇「百年前預見到極權主義興起的大文豪」，談杜斯妥也夫斯基的小說「附魔者」，有這麼幾段話讓我深有同感：<text:span text:style-name="T3"><text:line-break/><text:line-break/></text:span>「假槍決經歷使他得以從新的角度看待時間和歷史。自從那個他記憶所及「最幸福的一天」起，他意識到人生不是一個從落後的過去奔向更好的未來那樣一種運動過程；這是他曾經與激進知識分子小圈子裏的同伴們共同擁有的信念，現在破滅了。之後，他對曾經吸引他的那些激進意識形態的不信任日益加深。<text:span text:style-name="T3"><text:line-break/><text:line-break/></text:span>陀思妥耶夫斯基提出，為一種自由理念而拋棄道德，將變成一種前無古人的、更極端的暴政。《群魔》中的一個人物承認，他陷入了自己的數據迷宮，得出的結論與最初的觀點截然相反；出發點是無限的自由，結論卻是無限的專制獨裁。」<text:span text:style-name="T3"><text:line-break/><text:line-break/></text:span>「人類傾向於認為思想觀念比現實存在的人更真實。他自己有時也有這種症狀。如果想像我們自己並沒有陷入這種臆想式的思維，那就錯了。近十多年來，西方在中東打仗往往被抨擊為純粹為攫取自然資源而發動戰爭，但我相信這並非全部。要解釋西方的不斷干預和反覆失敗，還有一個同樣重要的因素是一種道德幻想。<text:span text:style-name="T3"><text:line-break/><text:line-break/></text:span>我們想像，諸如「民主」、「人權」和「自由」之類的理念有它們自己的威力，任何人接觸到它們，生活就會被改變。我們發動了政權更替攻勢，旨在通過推翻暴政來實現這些理念。<text:span text:style-name="T3"><text:line-break/><text:line-break/></text:span>我們願意認為自由社會對思想的危險魔力有免疫力。但是，認為我們沒有自己的魔鬼，那只是幻覺。在自由這個宏偉概念的魔咒下，我們試圖改變其他國家的體制，而我們對那些國家甚至還沒開始理解。就像陀思妥耶夫斯基小說裏那些滿腦子幻覺的革命者，我們也把抽像概念變成了偶像，然後為侍候這些偶像犧牲他人、犧牲自己。」<text:span text:style-name="T3"><text:line-break/></text:span>原文網址如下<text:span text:style-name="T3">:<text:line-break/><text:line-break/>http://goo.gl/fG3RLa<text:line-break/><text:line-break/></text:span>作者批評的雖是美國以民主之名干預他國內政的惡行，然而放到台灣的今日來看，聲稱要革命要推倒政府的群眾，又何嘗不是依賴著幻想的道德過活？<text:span text:style-name="T3"><text:line-break/><text:line-break/></text:span>這次選舉，我才真實體會到，能掀起群眾內在熱情的巨大力量，並不是理性的邏輯，而是滿足人們夢想的漂亮話語、引起感動的競選廣告，而宗教般的造神活動與讓人感到幸福、相信換人做做看，未來會更光明美好的幻覺，從來都能在選戰中無往不克，「民主」、「平等」、「公義」這些難以定義和抗拒的空洞詞語也永遠是最好的包裝。只能感歎國民黨太笨，從來學不會民進黨這套炫惑人心的宣傳藝術，光看選前臉書上自許為進步知識份子的朋友們，競相分享「令人感動」的柯<text:span text:style-name="T3">P</text:span>廣告和談話影片，我就大約知道選舉結果了。<text:span text:style-name="T3"><text:line-break/><text:line-break/></text:span>人類歷史經常如此重演，只有經驗才能使群體擺脫幻想控制，但若這些經驗不能在同一世代中重複發生，從數次的希望和挫敗中找到真理，人們只能繼續盲目的被善於操縱群眾心理的政客宰割。<text:span text:style-name="T3"><text:line-break/><text:line-break/></text:span>但這次選舉讓我最痛心的<text:span text:style-name="T3">,</text:span>不是藍色大敗<text:span text:style-name="T3">,</text:span>而是為了勝選不用其極的侮辱他人和不負責任的造謠行為<text:span text:style-name="T3">,</text:span>眼看就會成為年輕人奉為潮流的價值觀了<text:span text:style-name="T3">,</text:span>光看人渣文本的作者<text:span text:style-name="T3">,</text:span>拿<text:span text:style-name="T3">Ubike</text:span>小黃<text:span text:style-name="T3">,</text:span>用十字弓射漁民的釣客都能在大學任教<text:span text:style-name="T3">,</text:span>還有媒體喜歡引述的網友意見<text:span text:style-name="T3">,</text:span>真的很難期待台灣的教育<text:span text:style-name="T3">,</text:span>能教出不自我中心<text:span text:style-name="T3">,</text:span>尊重他人意見<text:span text:style-name="T3">,</text:span>且能獨立思考的高<text:span text:style-name="T3">EQ</text:span>年輕人<text:span text:style-name="T3">.</text:span></text:p>
      <text:p text:style-name="P1"><text:span text:style-name="T1">魏福全</text:span><text:s/>  |  2014.12.01 01:01   |   <text:a xlink:type="simple" xlink:href="http://palinfo.habago.org/Entry?Command=Information_PrintForum&amp;iPage=370#FORUM33201"><text:span text:style-name="T2">#</text:span></text:a></text:p>
      <text:p text:style-name="P3">身後無身蓮非蓮<text:span text:style-name="T3"><text:s/></text:span>幻影萬千在人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